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563in" svg:y="0.0083in">
            <draw:object draw:notify-on-update-of-ranges="Sheet1.A1:Sheet1.A1500 Sheet1.B1:Sheet1.B15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row table:style-name="ro1">
          <table:table-cell office:value-type="float" office:value="400000000000" calcext:value-type="float">
            <text:p>4.00E+11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997000000" calcext:value-type="float">
            <text:p>4.00E+11</text:p>
          </table:table-cell>
          <table:table-cell office:value-type="float" office:value="820798000" calcext:value-type="float">
            <text:p>8.21E+08</text:p>
          </table:table-cell>
          <table:table-cell table:style-name="Default" office:value-type="float" office:value="222.907" calcext:value-type="float">
            <text:p>222.907</text:p>
          </table:table-cell>
        </table:table-row>
        <table:table-row table:style-name="ro1">
          <table:table-cell office:value-type="float" office:value="399988000000" calcext:value-type="float">
            <text:p>4.00E+11</text:p>
          </table:table-cell>
          <table:table-cell office:value-type="float" office:value="1641580000" calcext:value-type="float">
            <text:p>1.64E+09</text:p>
          </table:table-cell>
          <table:table-cell table:style-name="Default" office:value-type="float" office:value="1560.37" calcext:value-type="float">
            <text:p>1560.37</text:p>
          </table:table-cell>
        </table:table-row>
        <table:table-row table:style-name="ro1">
          <table:table-cell office:value-type="float" office:value="399972000000" calcext:value-type="float">
            <text:p>4.00E+11</text:p>
          </table:table-cell>
          <table:table-cell office:value-type="float" office:value="2462340000" calcext:value-type="float">
            <text:p>2.46E+09</text:p>
          </table:table-cell>
          <table:table-cell table:style-name="Default" office:value-type="float" office:value="5127.04" calcext:value-type="float">
            <text:p>5127.04</text:p>
          </table:table-cell>
        </table:table-row>
        <table:table-row table:style-name="ro1">
          <table:table-cell office:value-type="float" office:value="399950000000" calcext:value-type="float">
            <text:p>4.00E+11</text:p>
          </table:table-cell>
          <table:table-cell office:value-type="float" office:value="3283060000" calcext:value-type="float">
            <text:p>3.28E+09</text:p>
          </table:table-cell>
          <table:table-cell table:style-name="Default" office:value-type="float" office:value="12037.8" calcext:value-type="float">
            <text:p>12037.8</text:p>
          </table:table-cell>
        </table:table-row>
        <table:table-row table:style-name="ro1">
          <table:table-cell office:value-type="float" office:value="399922000000" calcext:value-type="float">
            <text:p>4.00E+11</text:p>
          </table:table-cell>
          <table:table-cell office:value-type="float" office:value="4103730000" calcext:value-type="float">
            <text:p>4.10E+09</text:p>
          </table:table-cell>
          <table:table-cell table:style-name="Default" office:value-type="float" office:value="23407.6" calcext:value-type="float">
            <text:p>23407.6</text:p>
          </table:table-cell>
        </table:table-row>
        <table:table-row table:style-name="ro1">
          <table:table-cell office:value-type="float" office:value="399888000000" calcext:value-type="float">
            <text:p>4.00E+11</text:p>
          </table:table-cell>
          <table:table-cell office:value-type="float" office:value="4924340000" calcext:value-type="float">
            <text:p>4.92E+09</text:p>
          </table:table-cell>
          <table:table-cell table:style-name="Default" office:value-type="float" office:value="40352.2" calcext:value-type="float">
            <text:p>40352.2</text:p>
          </table:table-cell>
        </table:table-row>
        <table:table-row table:style-name="ro1">
          <table:table-cell office:value-type="float" office:value="399848000000" calcext:value-type="float">
            <text:p>4.00E+11</text:p>
          </table:table-cell>
          <table:table-cell office:value-type="float" office:value="5744870000" calcext:value-type="float">
            <text:p>5.74E+09</text:p>
          </table:table-cell>
          <table:table-cell table:style-name="Default" office:value-type="float" office:value="63987.5" calcext:value-type="float">
            <text:p>63987.5</text:p>
          </table:table-cell>
        </table:table-row>
        <table:table-row table:style-name="ro1">
          <table:table-cell office:value-type="float" office:value="399802000000" calcext:value-type="float">
            <text:p>4.00E+11</text:p>
          </table:table-cell>
          <table:table-cell office:value-type="float" office:value="6565310000" calcext:value-type="float">
            <text:p>6.57E+09</text:p>
          </table:table-cell>
          <table:table-cell table:style-name="Default" office:value-type="float" office:value="95430" calcext:value-type="float">
            <text:p>95430</text:p>
          </table:table-cell>
        </table:table-row>
        <table:table-row table:style-name="ro1">
          <table:table-cell office:value-type="float" office:value="399749000000" calcext:value-type="float">
            <text:p>4.00E+11</text:p>
          </table:table-cell>
          <table:table-cell office:value-type="float" office:value="7385650000" calcext:value-type="float">
            <text:p>7.39E+09</text:p>
          </table:table-cell>
          <table:table-cell table:style-name="Default" office:value-type="float" office:value="135797" calcext:value-type="float">
            <text:p>135797</text:p>
          </table:table-cell>
        </table:table-row>
        <table:table-row table:style-name="ro1">
          <table:table-cell office:value-type="float" office:value="399690000000" calcext:value-type="float">
            <text:p>4.00E+11</text:p>
          </table:table-cell>
          <table:table-cell office:value-type="float" office:value="8205880000" calcext:value-type="float">
            <text:p>8.21E+09</text:p>
          </table:table-cell>
          <table:table-cell table:style-name="Default" office:value-type="float" office:value="186206" calcext:value-type="float">
            <text:p>186206</text:p>
          </table:table-cell>
        </table:table-row>
        <table:table-row table:style-name="ro1">
          <table:table-cell office:value-type="float" office:value="399625000000" calcext:value-type="float">
            <text:p>4.00E+11</text:p>
          </table:table-cell>
          <table:table-cell office:value-type="float" office:value="9025980000" calcext:value-type="float">
            <text:p>9.03E+09</text:p>
          </table:table-cell>
          <table:table-cell table:style-name="Default" office:value-type="float" office:value="247777" calcext:value-type="float">
            <text:p>247777</text:p>
          </table:table-cell>
        </table:table-row>
        <table:table-row table:style-name="ro1">
          <table:table-cell office:value-type="float" office:value="399554000000" calcext:value-type="float">
            <text:p>4.00E+11</text:p>
          </table:table-cell>
          <table:table-cell office:value-type="float" office:value="9845930000" calcext:value-type="float">
            <text:p>9.85E+09</text:p>
          </table:table-cell>
          <table:table-cell table:style-name="Default" office:value-type="float" office:value="321629" calcext:value-type="float">
            <text:p>321629</text:p>
          </table:table-cell>
        </table:table-row>
        <table:table-row table:style-name="ro1">
          <table:table-cell office:value-type="float" office:value="399476000000" calcext:value-type="float">
            <text:p>3.99E+11</text:p>
          </table:table-cell>
          <table:table-cell office:value-type="float" office:value="10665700000" calcext:value-type="float">
            <text:p>1.07E+10</text:p>
          </table:table-cell>
          <table:table-cell table:style-name="Default" office:value-type="float" office:value="408883" calcext:value-type="float">
            <text:p>408883</text:p>
          </table:table-cell>
        </table:table-row>
        <table:table-row table:style-name="ro1">
          <table:table-cell office:value-type="float" office:value="399392000000" calcext:value-type="float">
            <text:p>3.99E+11</text:p>
          </table:table-cell>
          <table:table-cell office:value-type="float" office:value="11485400000" calcext:value-type="float">
            <text:p>1.15E+10</text:p>
          </table:table-cell>
          <table:table-cell table:style-name="Default" office:value-type="float" office:value="510661" calcext:value-type="float">
            <text:p>510661</text:p>
          </table:table-cell>
        </table:table-row>
        <table:table-row table:style-name="ro1">
          <table:table-cell office:value-type="float" office:value="399302000000" calcext:value-type="float">
            <text:p>3.99E+11</text:p>
          </table:table-cell>
          <table:table-cell office:value-type="float" office:value="12304800000" calcext:value-type="float">
            <text:p>1.23E+10</text:p>
          </table:table-cell>
          <table:table-cell table:style-name="Default" office:value-type="float" office:value="628086" calcext:value-type="float">
            <text:p>628086</text:p>
          </table:table-cell>
        </table:table-row>
        <table:table-row table:style-name="ro1">
          <table:table-cell office:value-type="float" office:value="399206000000" calcext:value-type="float">
            <text:p>3.99E+11</text:p>
          </table:table-cell>
          <table:table-cell office:value-type="float" office:value="13124100000" calcext:value-type="float">
            <text:p>1.31E+10</text:p>
          </table:table-cell>
          <table:table-cell table:style-name="Default" office:value-type="float" office:value="762283" calcext:value-type="float">
            <text:p>762283</text:p>
          </table:table-cell>
        </table:table-row>
        <table:table-row table:style-name="ro1">
          <table:table-cell office:value-type="float" office:value="399104000000" calcext:value-type="float">
            <text:p>3.99E+11</text:p>
          </table:table-cell>
          <table:table-cell office:value-type="float" office:value="13943200000" calcext:value-type="float">
            <text:p>1.39E+10</text:p>
          </table:table-cell>
          <table:table-cell table:style-name="Default" office:value-type="float" office:value="914379" calcext:value-type="float">
            <text:p>914379</text:p>
          </table:table-cell>
        </table:table-row>
        <table:table-row table:style-name="ro1">
          <table:table-cell office:value-type="float" office:value="398995000000" calcext:value-type="float">
            <text:p>3.99E+11</text:p>
          </table:table-cell>
          <table:table-cell office:value-type="float" office:value="14762000000" calcext:value-type="float">
            <text:p>1.48E+10</text:p>
          </table:table-cell>
          <table:table-cell office:value-type="float" office:value="1085500" calcext:value-type="float">
            <text:p>1.09E+06</text:p>
          </table:table-cell>
        </table:table-row>
        <table:table-row table:style-name="ro1">
          <table:table-cell office:value-type="float" office:value="398880000000" calcext:value-type="float">
            <text:p>3.99E+11</text:p>
          </table:table-cell>
          <table:table-cell office:value-type="float" office:value="15580600000" calcext:value-type="float">
            <text:p>1.56E+10</text:p>
          </table:table-cell>
          <table:table-cell office:value-type="float" office:value="1276780" calcext:value-type="float">
            <text:p>1.28E+06</text:p>
          </table:table-cell>
        </table:table-row>
        <table:table-row table:style-name="ro1">
          <table:table-cell office:value-type="float" office:value="398759000000" calcext:value-type="float">
            <text:p>3.99E+11</text:p>
          </table:table-cell>
          <table:table-cell office:value-type="float" office:value="16399000000" calcext:value-type="float">
            <text:p>1.64E+10</text:p>
          </table:table-cell>
          <table:table-cell office:value-type="float" office:value="1489340" calcext:value-type="float">
            <text:p>1.49E+06</text:p>
          </table:table-cell>
        </table:table-row>
        <table:table-row table:style-name="ro1">
          <table:table-cell office:value-type="float" office:value="398632000000" calcext:value-type="float">
            <text:p>3.99E+11</text:p>
          </table:table-cell>
          <table:table-cell office:value-type="float" office:value="17217100000" calcext:value-type="float">
            <text:p>1.72E+10</text:p>
          </table:table-cell>
          <table:table-cell office:value-type="float" office:value="1724320" calcext:value-type="float">
            <text:p>1.72E+06</text:p>
          </table:table-cell>
        </table:table-row>
        <table:table-row table:style-name="ro1">
          <table:table-cell office:value-type="float" office:value="398499000000" calcext:value-type="float">
            <text:p>3.98E+11</text:p>
          </table:table-cell>
          <table:table-cell office:value-type="float" office:value="18035000000" calcext:value-type="float">
            <text:p>1.80E+10</text:p>
          </table:table-cell>
          <table:table-cell office:value-type="float" office:value="1982850" calcext:value-type="float">
            <text:p>1.98E+06</text:p>
          </table:table-cell>
        </table:table-row>
        <table:table-row table:style-name="ro1">
          <table:table-cell office:value-type="float" office:value="398359000000" calcext:value-type="float">
            <text:p>3.98E+11</text:p>
          </table:table-cell>
          <table:table-cell office:value-type="float" office:value="18852500000" calcext:value-type="float">
            <text:p>1.89E+10</text:p>
          </table:table-cell>
          <table:table-cell office:value-type="float" office:value="2266070" calcext:value-type="float">
            <text:p>2.27E+06</text:p>
          </table:table-cell>
        </table:table-row>
        <table:table-row table:style-name="ro1">
          <table:table-cell office:value-type="float" office:value="398213000000" calcext:value-type="float">
            <text:p>3.98E+11</text:p>
          </table:table-cell>
          <table:table-cell office:value-type="float" office:value="19669800000" calcext:value-type="float">
            <text:p>1.97E+10</text:p>
          </table:table-cell>
          <table:table-cell office:value-type="float" office:value="2575130" calcext:value-type="float">
            <text:p>2.58E+06</text:p>
          </table:table-cell>
        </table:table-row>
        <table:table-row table:style-name="ro1">
          <table:table-cell office:value-type="float" office:value="398061000000" calcext:value-type="float">
            <text:p>3.98E+11</text:p>
          </table:table-cell>
          <table:table-cell office:value-type="float" office:value="20486800000" calcext:value-type="float">
            <text:p>2.05E+10</text:p>
          </table:table-cell>
          <table:table-cell office:value-type="float" office:value="2911150" calcext:value-type="float">
            <text:p>2.91E+06</text:p>
          </table:table-cell>
        </table:table-row>
        <table:table-row table:style-name="ro1">
          <table:table-cell office:value-type="float" office:value="397902000000" calcext:value-type="float">
            <text:p>3.98E+11</text:p>
          </table:table-cell>
          <table:table-cell office:value-type="float" office:value="21303400000" calcext:value-type="float">
            <text:p>2.13E+10</text:p>
          </table:table-cell>
          <table:table-cell office:value-type="float" office:value="3275290" calcext:value-type="float">
            <text:p>3.28E+06</text:p>
          </table:table-cell>
        </table:table-row>
        <table:table-row table:style-name="ro1">
          <table:table-cell office:value-type="float" office:value="397738000000" calcext:value-type="float">
            <text:p>3.98E+11</text:p>
          </table:table-cell>
          <table:table-cell office:value-type="float" office:value="22119700000" calcext:value-type="float">
            <text:p>2.21E+10</text:p>
          </table:table-cell>
          <table:table-cell office:value-type="float" office:value="3668690" calcext:value-type="float">
            <text:p>3.67E+06</text:p>
          </table:table-cell>
        </table:table-row>
        <table:table-row table:style-name="ro1">
          <table:table-cell office:value-type="float" office:value="397567000000" calcext:value-type="float">
            <text:p>3.98E+11</text:p>
          </table:table-cell>
          <table:table-cell office:value-type="float" office:value="22935700000" calcext:value-type="float">
            <text:p>2.29E+10</text:p>
          </table:table-cell>
          <table:table-cell office:value-type="float" office:value="4092490" calcext:value-type="float">
            <text:p>4.09E+06</text:p>
          </table:table-cell>
        </table:table-row>
        <table:table-row table:style-name="ro1">
          <table:table-cell office:value-type="float" office:value="397390000000" calcext:value-type="float">
            <text:p>3.97E+11</text:p>
          </table:table-cell>
          <table:table-cell office:value-type="float" office:value="23751300000" calcext:value-type="float">
            <text:p>2.38E+10</text:p>
          </table:table-cell>
          <table:table-cell office:value-type="float" office:value="4547860" calcext:value-type="float">
            <text:p>4.55E+06</text:p>
          </table:table-cell>
        </table:table-row>
        <table:table-row table:style-name="ro1">
          <table:table-cell office:value-type="float" office:value="397206000000" calcext:value-type="float">
            <text:p>3.97E+11</text:p>
          </table:table-cell>
          <table:table-cell office:value-type="float" office:value="24566500000" calcext:value-type="float">
            <text:p>2.46E+10</text:p>
          </table:table-cell>
          <table:table-cell office:value-type="float" office:value="5035940" calcext:value-type="float">
            <text:p>5.04E+06</text:p>
          </table:table-cell>
        </table:table-row>
        <table:table-row table:style-name="ro1">
          <table:table-cell office:value-type="float" office:value="397017000000" calcext:value-type="float">
            <text:p>3.97E+11</text:p>
          </table:table-cell>
          <table:table-cell office:value-type="float" office:value="25381400000" calcext:value-type="float">
            <text:p>2.54E+10</text:p>
          </table:table-cell>
          <table:table-cell office:value-type="float" office:value="5557890" calcext:value-type="float">
            <text:p>5.56E+06</text:p>
          </table:table-cell>
        </table:table-row>
        <table:table-row table:style-name="ro1">
          <table:table-cell office:value-type="float" office:value="396821000000" calcext:value-type="float">
            <text:p>3.97E+11</text:p>
          </table:table-cell>
          <table:table-cell office:value-type="float" office:value="26195800000" calcext:value-type="float">
            <text:p>2.62E+10</text:p>
          </table:table-cell>
          <table:table-cell office:value-type="float" office:value="6114870" calcext:value-type="float">
            <text:p>6.11E+06</text:p>
          </table:table-cell>
        </table:table-row>
        <table:table-row table:style-name="ro1">
          <table:table-cell office:value-type="float" office:value="396619000000" calcext:value-type="float">
            <text:p>3.97E+11</text:p>
          </table:table-cell>
          <table:table-cell office:value-type="float" office:value="27009800000" calcext:value-type="float">
            <text:p>2.70E+10</text:p>
          </table:table-cell>
          <table:table-cell office:value-type="float" office:value="6708040" calcext:value-type="float">
            <text:p>6.71E+06</text:p>
          </table:table-cell>
        </table:table-row>
        <table:table-row table:style-name="ro1">
          <table:table-cell office:value-type="float" office:value="396410000000" calcext:value-type="float">
            <text:p>3.96E+11</text:p>
          </table:table-cell>
          <table:table-cell office:value-type="float" office:value="27823400000" calcext:value-type="float">
            <text:p>2.78E+10</text:p>
          </table:table-cell>
          <table:table-cell office:value-type="float" office:value="7338570" calcext:value-type="float">
            <text:p>7.34E+06</text:p>
          </table:table-cell>
        </table:table-row>
        <table:table-row table:style-name="ro1">
          <table:table-cell office:value-type="float" office:value="396195000000" calcext:value-type="float">
            <text:p>3.96E+11</text:p>
          </table:table-cell>
          <table:table-cell office:value-type="float" office:value="28636600000" calcext:value-type="float">
            <text:p>2.86E+10</text:p>
          </table:table-cell>
          <table:table-cell office:value-type="float" office:value="8007630" calcext:value-type="float">
            <text:p>8.01E+06</text:p>
          </table:table-cell>
        </table:table-row>
        <table:table-row table:style-name="ro1">
          <table:table-cell office:value-type="float" office:value="395975000000" calcext:value-type="float">
            <text:p>3.96E+11</text:p>
          </table:table-cell>
          <table:table-cell office:value-type="float" office:value="29449300000" calcext:value-type="float">
            <text:p>2.94E+10</text:p>
          </table:table-cell>
          <table:table-cell office:value-type="float" office:value="8716390" calcext:value-type="float">
            <text:p>8.72E+06</text:p>
          </table:table-cell>
        </table:table-row>
        <table:table-row table:style-name="ro1">
          <table:table-cell office:value-type="float" office:value="395747000000" calcext:value-type="float">
            <text:p>3.96E+11</text:p>
          </table:table-cell>
          <table:table-cell office:value-type="float" office:value="30261600000" calcext:value-type="float">
            <text:p>3.03E+10</text:p>
          </table:table-cell>
          <table:table-cell office:value-type="float" office:value="9466020" calcext:value-type="float">
            <text:p>9.47E+06</text:p>
          </table:table-cell>
        </table:table-row>
        <table:table-row table:style-name="ro1">
          <table:table-cell office:value-type="float" office:value="395514000000" calcext:value-type="float">
            <text:p>3.96E+11</text:p>
          </table:table-cell>
          <table:table-cell office:value-type="float" office:value="31073300000" calcext:value-type="float">
            <text:p>3.11E+10</text:p>
          </table:table-cell>
          <table:table-cell office:value-type="float" office:value="10257700" calcext:value-type="float">
            <text:p>1.03E+07</text:p>
          </table:table-cell>
        </table:table-row>
        <table:table-row table:style-name="ro1">
          <table:table-cell office:value-type="float" office:value="395274000000" calcext:value-type="float">
            <text:p>3.95E+11</text:p>
          </table:table-cell>
          <table:table-cell office:value-type="float" office:value="31884600000" calcext:value-type="float">
            <text:p>3.19E+10</text:p>
          </table:table-cell>
          <table:table-cell office:value-type="float" office:value="11092700" calcext:value-type="float">
            <text:p>1.11E+07</text:p>
          </table:table-cell>
        </table:table-row>
        <table:table-row table:style-name="ro1">
          <table:table-cell office:value-type="float" office:value="395028000000" calcext:value-type="float">
            <text:p>3.95E+11</text:p>
          </table:table-cell>
          <table:table-cell office:value-type="float" office:value="32695400000" calcext:value-type="float">
            <text:p>3.27E+10</text:p>
          </table:table-cell>
          <table:table-cell office:value-type="float" office:value="11972000" calcext:value-type="float">
            <text:p>1.20E+07</text:p>
          </table:table-cell>
        </table:table-row>
        <table:table-row table:style-name="ro1">
          <table:table-cell office:value-type="float" office:value="394776000000" calcext:value-type="float">
            <text:p>3.95E+11</text:p>
          </table:table-cell>
          <table:table-cell office:value-type="float" office:value="33505600000" calcext:value-type="float">
            <text:p>3.35E+10</text:p>
          </table:table-cell>
          <table:table-cell office:value-type="float" office:value="12897000" calcext:value-type="float">
            <text:p>1.29E+07</text:p>
          </table:table-cell>
        </table:table-row>
        <table:table-row table:style-name="ro1">
          <table:table-cell office:value-type="float" office:value="394517000000" calcext:value-type="float">
            <text:p>3.95E+11</text:p>
          </table:table-cell>
          <table:table-cell office:value-type="float" office:value="34315300000" calcext:value-type="float">
            <text:p>3.43E+10</text:p>
          </table:table-cell>
          <table:table-cell office:value-type="float" office:value="13868800" calcext:value-type="float">
            <text:p>1.39E+07</text:p>
          </table:table-cell>
        </table:table-row>
        <table:table-row table:style-name="ro1">
          <table:table-cell office:value-type="float" office:value="394252000000" calcext:value-type="float">
            <text:p>3.94E+11</text:p>
          </table:table-cell>
          <table:table-cell office:value-type="float" office:value="35124500000" calcext:value-type="float">
            <text:p>3.51E+10</text:p>
          </table:table-cell>
          <table:table-cell office:value-type="float" office:value="14888600" calcext:value-type="float">
            <text:p>1.49E+07</text:p>
          </table:table-cell>
        </table:table-row>
        <table:table-row table:style-name="ro1">
          <table:table-cell office:value-type="float" office:value="393981000000" calcext:value-type="float">
            <text:p>3.94E+11</text:p>
          </table:table-cell>
          <table:table-cell office:value-type="float" office:value="35933100000" calcext:value-type="float">
            <text:p>3.59E+10</text:p>
          </table:table-cell>
          <table:table-cell office:value-type="float" office:value="15957600" calcext:value-type="float">
            <text:p>1.60E+07</text:p>
          </table:table-cell>
        </table:table-row>
        <table:table-row table:style-name="ro1">
          <table:table-cell office:value-type="float" office:value="393703000000" calcext:value-type="float">
            <text:p>3.94E+11</text:p>
          </table:table-cell>
          <table:table-cell office:value-type="float" office:value="36741100000" calcext:value-type="float">
            <text:p>3.67E+10</text:p>
          </table:table-cell>
          <table:table-cell office:value-type="float" office:value="17077100" calcext:value-type="float">
            <text:p>1.71E+07</text:p>
          </table:table-cell>
        </table:table-row>
        <table:table-row table:style-name="ro1">
          <table:table-cell office:value-type="float" office:value="393419000000" calcext:value-type="float">
            <text:p>3.93E+11</text:p>
          </table:table-cell>
          <table:table-cell office:value-type="float" office:value="37548500000" calcext:value-type="float">
            <text:p>3.75E+10</text:p>
          </table:table-cell>
          <table:table-cell office:value-type="float" office:value="18248200" calcext:value-type="float">
            <text:p>1.82E+07</text:p>
          </table:table-cell>
        </table:table-row>
        <table:table-row table:style-name="ro1">
          <table:table-cell office:value-type="float" office:value="393129000000" calcext:value-type="float">
            <text:p>3.93E+11</text:p>
          </table:table-cell>
          <table:table-cell office:value-type="float" office:value="38355300000" calcext:value-type="float">
            <text:p>3.84E+10</text:p>
          </table:table-cell>
          <table:table-cell office:value-type="float" office:value="19472100" calcext:value-type="float">
            <text:p>1.95E+07</text:p>
          </table:table-cell>
        </table:table-row>
        <table:table-row table:style-name="ro1">
          <table:table-cell office:value-type="float" office:value="392833000000" calcext:value-type="float">
            <text:p>3.93E+11</text:p>
          </table:table-cell>
          <table:table-cell office:value-type="float" office:value="39161600000" calcext:value-type="float">
            <text:p>3.92E+10</text:p>
          </table:table-cell>
          <table:table-cell office:value-type="float" office:value="20750100" calcext:value-type="float">
            <text:p>2.08E+07</text:p>
          </table:table-cell>
        </table:table-row>
        <table:table-row table:style-name="ro1">
          <table:table-cell office:value-type="float" office:value="392530000000" calcext:value-type="float">
            <text:p>3.93E+11</text:p>
          </table:table-cell>
          <table:table-cell office:value-type="float" office:value="39967100000" calcext:value-type="float">
            <text:p>4.00E+10</text:p>
          </table:table-cell>
          <table:table-cell office:value-type="float" office:value="22083500" calcext:value-type="float">
            <text:p>2.21E+07</text:p>
          </table:table-cell>
        </table:table-row>
        <table:table-row table:style-name="ro1">
          <table:table-cell office:value-type="float" office:value="392220000000" calcext:value-type="float">
            <text:p>3.92E+11</text:p>
          </table:table-cell>
          <table:table-cell office:value-type="float" office:value="40772100000" calcext:value-type="float">
            <text:p>4.08E+10</text:p>
          </table:table-cell>
          <table:table-cell office:value-type="float" office:value="23473300" calcext:value-type="float">
            <text:p>2.35E+07</text:p>
          </table:table-cell>
        </table:table-row>
        <table:table-row table:style-name="ro1">
          <table:table-cell office:value-type="float" office:value="391905000000" calcext:value-type="float">
            <text:p>3.92E+11</text:p>
          </table:table-cell>
          <table:table-cell office:value-type="float" office:value="41576400000" calcext:value-type="float">
            <text:p>4.16E+10</text:p>
          </table:table-cell>
          <table:table-cell office:value-type="float" office:value="24921000" calcext:value-type="float">
            <text:p>2.49E+07</text:p>
          </table:table-cell>
        </table:table-row>
        <table:table-row table:style-name="ro1">
          <table:table-cell office:value-type="float" office:value="391583000000" calcext:value-type="float">
            <text:p>3.92E+11</text:p>
          </table:table-cell>
          <table:table-cell office:value-type="float" office:value="42380000000" calcext:value-type="float">
            <text:p>4.24E+10</text:p>
          </table:table-cell>
          <table:table-cell office:value-type="float" office:value="26427600" calcext:value-type="float">
            <text:p>2.64E+07</text:p>
          </table:table-cell>
        </table:table-row>
        <table:table-row table:style-name="ro1">
          <table:table-cell office:value-type="float" office:value="391255000000" calcext:value-type="float">
            <text:p>3.91E+11</text:p>
          </table:table-cell>
          <table:table-cell office:value-type="float" office:value="43182900000" calcext:value-type="float">
            <text:p>4.32E+10</text:p>
          </table:table-cell>
          <table:table-cell office:value-type="float" office:value="27994500" calcext:value-type="float">
            <text:p>2.80E+07</text:p>
          </table:table-cell>
        </table:table-row>
        <table:table-row table:style-name="ro1">
          <table:table-cell office:value-type="float" office:value="390920000000" calcext:value-type="float">
            <text:p>3.91E+11</text:p>
          </table:table-cell>
          <table:table-cell office:value-type="float" office:value="43985100000" calcext:value-type="float">
            <text:p>4.40E+10</text:p>
          </table:table-cell>
          <table:table-cell office:value-type="float" office:value="29623000" calcext:value-type="float">
            <text:p>2.96E+07</text:p>
          </table:table-cell>
        </table:table-row>
        <table:table-row table:style-name="ro1">
          <table:table-cell office:value-type="float" office:value="390579000000" calcext:value-type="float">
            <text:p>3.91E+11</text:p>
          </table:table-cell>
          <table:table-cell office:value-type="float" office:value="44786600000" calcext:value-type="float">
            <text:p>4.48E+10</text:p>
          </table:table-cell>
          <table:table-cell office:value-type="float" office:value="31314200" calcext:value-type="float">
            <text:p>3.13E+07</text:p>
          </table:table-cell>
        </table:table-row>
        <table:table-row table:style-name="ro1">
          <table:table-cell office:value-type="float" office:value="390232000000" calcext:value-type="float">
            <text:p>3.90E+11</text:p>
          </table:table-cell>
          <table:table-cell office:value-type="float" office:value="45587300000" calcext:value-type="float">
            <text:p>4.56E+10</text:p>
          </table:table-cell>
          <table:table-cell office:value-type="float" office:value="33069400" calcext:value-type="float">
            <text:p>3.31E+07</text:p>
          </table:table-cell>
        </table:table-row>
        <table:table-row table:style-name="ro1">
          <table:table-cell office:value-type="float" office:value="389878000000" calcext:value-type="float">
            <text:p>3.90E+11</text:p>
          </table:table-cell>
          <table:table-cell office:value-type="float" office:value="46387400000" calcext:value-type="float">
            <text:p>4.64E+10</text:p>
          </table:table-cell>
          <table:table-cell office:value-type="float" office:value="34890000" calcext:value-type="float">
            <text:p>3.49E+07</text:p>
          </table:table-cell>
        </table:table-row>
        <table:table-row table:style-name="ro1">
          <table:table-cell office:value-type="float" office:value="389518000000" calcext:value-type="float">
            <text:p>3.90E+11</text:p>
          </table:table-cell>
          <table:table-cell office:value-type="float" office:value="47186600000" calcext:value-type="float">
            <text:p>4.72E+10</text:p>
          </table:table-cell>
          <table:table-cell office:value-type="float" office:value="36777100" calcext:value-type="float">
            <text:p>3.68E+07</text:p>
          </table:table-cell>
        </table:table-row>
        <table:table-row table:style-name="ro1">
          <table:table-cell office:value-type="float" office:value="389151000000" calcext:value-type="float">
            <text:p>3.89E+11</text:p>
          </table:table-cell>
          <table:table-cell office:value-type="float" office:value="47985100000" calcext:value-type="float">
            <text:p>4.80E+10</text:p>
          </table:table-cell>
          <table:table-cell office:value-type="float" office:value="38732200" calcext:value-type="float">
            <text:p>3.87E+07</text:p>
          </table:table-cell>
        </table:table-row>
        <table:table-row table:style-name="ro1">
          <table:table-cell office:value-type="float" office:value="388778000000" calcext:value-type="float">
            <text:p>3.89E+11</text:p>
          </table:table-cell>
          <table:table-cell office:value-type="float" office:value="48782800000" calcext:value-type="float">
            <text:p>4.88E+10</text:p>
          </table:table-cell>
          <table:table-cell office:value-type="float" office:value="40756300" calcext:value-type="float">
            <text:p>4.08E+07</text:p>
          </table:table-cell>
        </table:table-row>
        <table:table-row table:style-name="ro1">
          <table:table-cell office:value-type="float" office:value="388399000000" calcext:value-type="float">
            <text:p>3.88E+11</text:p>
          </table:table-cell>
          <table:table-cell office:value-type="float" office:value="49579700000" calcext:value-type="float">
            <text:p>4.96E+10</text:p>
          </table:table-cell>
          <table:table-cell office:value-type="float" office:value="42851000" calcext:value-type="float">
            <text:p>4.29E+07</text:p>
          </table:table-cell>
        </table:table-row>
        <table:table-row table:style-name="ro1">
          <table:table-cell office:value-type="float" office:value="388013000000" calcext:value-type="float">
            <text:p>3.88E+11</text:p>
          </table:table-cell>
          <table:table-cell office:value-type="float" office:value="50375800000" calcext:value-type="float">
            <text:p>5.04E+10</text:p>
          </table:table-cell>
          <table:table-cell office:value-type="float" office:value="45017400" calcext:value-type="float">
            <text:p>4.50E+07</text:p>
          </table:table-cell>
        </table:table-row>
        <table:table-row table:style-name="ro1">
          <table:table-cell office:value-type="float" office:value="387621000000" calcext:value-type="float">
            <text:p>3.88E+11</text:p>
          </table:table-cell>
          <table:table-cell office:value-type="float" office:value="51171000000" calcext:value-type="float">
            <text:p>5.12E+10</text:p>
          </table:table-cell>
          <table:table-cell office:value-type="float" office:value="47256800" calcext:value-type="float">
            <text:p>4.73E+07</text:p>
          </table:table-cell>
        </table:table-row>
        <table:table-row table:style-name="ro1">
          <table:table-cell office:value-type="float" office:value="387223000000" calcext:value-type="float">
            <text:p>3.87E+11</text:p>
          </table:table-cell>
          <table:table-cell office:value-type="float" office:value="51965400000" calcext:value-type="float">
            <text:p>5.20E+10</text:p>
          </table:table-cell>
          <table:table-cell office:value-type="float" office:value="49570700" calcext:value-type="float">
            <text:p>4.96E+07</text:p>
          </table:table-cell>
        </table:table-row>
        <table:table-row table:style-name="ro1">
          <table:table-cell office:value-type="float" office:value="386817000000" calcext:value-type="float">
            <text:p>3.87E+11</text:p>
          </table:table-cell>
          <table:table-cell office:value-type="float" office:value="52758900000" calcext:value-type="float">
            <text:p>5.28E+10</text:p>
          </table:table-cell>
          <table:table-cell office:value-type="float" office:value="51960200" calcext:value-type="float">
            <text:p>5.20E+07</text:p>
          </table:table-cell>
        </table:table-row>
        <table:table-row table:style-name="ro1">
          <table:table-cell office:value-type="float" office:value="386406000000" calcext:value-type="float">
            <text:p>3.86E+11</text:p>
          </table:table-cell>
          <table:table-cell office:value-type="float" office:value="53551500000" calcext:value-type="float">
            <text:p>5.36E+10</text:p>
          </table:table-cell>
          <table:table-cell office:value-type="float" office:value="54426800" calcext:value-type="float">
            <text:p>5.44E+07</text:p>
          </table:table-cell>
        </table:table-row>
        <table:table-row table:style-name="ro1">
          <table:table-cell office:value-type="float" office:value="385988000000" calcext:value-type="float">
            <text:p>3.86E+11</text:p>
          </table:table-cell>
          <table:table-cell office:value-type="float" office:value="54343300000" calcext:value-type="float">
            <text:p>5.43E+10</text:p>
          </table:table-cell>
          <table:table-cell office:value-type="float" office:value="56971700" calcext:value-type="float">
            <text:p>5.70E+07</text:p>
          </table:table-cell>
        </table:table-row>
        <table:table-row table:style-name="ro1">
          <table:table-cell office:value-type="float" office:value="385564000000" calcext:value-type="float">
            <text:p>3.86E+11</text:p>
          </table:table-cell>
          <table:table-cell office:value-type="float" office:value="55134100000" calcext:value-type="float">
            <text:p>5.51E+10</text:p>
          </table:table-cell>
          <table:table-cell office:value-type="float" office:value="59596400" calcext:value-type="float">
            <text:p>5.96E+07</text:p>
          </table:table-cell>
        </table:table-row>
        <table:table-row table:style-name="ro1">
          <table:table-cell office:value-type="float" office:value="385133000000" calcext:value-type="float">
            <text:p>3.85E+11</text:p>
          </table:table-cell>
          <table:table-cell office:value-type="float" office:value="55924100000" calcext:value-type="float">
            <text:p>5.59E+10</text:p>
          </table:table-cell>
          <table:table-cell office:value-type="float" office:value="62302100" calcext:value-type="float">
            <text:p>6.23E+07</text:p>
          </table:table-cell>
        </table:table-row>
        <table:table-row table:style-name="ro1">
          <table:table-cell office:value-type="float" office:value="384695000000" calcext:value-type="float">
            <text:p>3.85E+11</text:p>
          </table:table-cell>
          <table:table-cell office:value-type="float" office:value="56713000000" calcext:value-type="float">
            <text:p>5.67E+10</text:p>
          </table:table-cell>
          <table:table-cell office:value-type="float" office:value="65090300" calcext:value-type="float">
            <text:p>6.51E+07</text:p>
          </table:table-cell>
        </table:table-row>
        <table:table-row table:style-name="ro1">
          <table:table-cell office:value-type="float" office:value="384251000000" calcext:value-type="float">
            <text:p>3.84E+11</text:p>
          </table:table-cell>
          <table:table-cell office:value-type="float" office:value="57501000000" calcext:value-type="float">
            <text:p>5.75E+10</text:p>
          </table:table-cell>
          <table:table-cell office:value-type="float" office:value="67962200" calcext:value-type="float">
            <text:p>6.80E+07</text:p>
          </table:table-cell>
        </table:table-row>
        <table:table-row table:style-name="ro1">
          <table:table-cell office:value-type="float" office:value="383801000000" calcext:value-type="float">
            <text:p>3.84E+11</text:p>
          </table:table-cell>
          <table:table-cell office:value-type="float" office:value="58288100000" calcext:value-type="float">
            <text:p>5.83E+10</text:p>
          </table:table-cell>
          <table:table-cell office:value-type="float" office:value="70919300" calcext:value-type="float">
            <text:p>7.09E+07</text:p>
          </table:table-cell>
        </table:table-row>
        <table:table-row table:style-name="ro1">
          <table:table-cell office:value-type="float" office:value="383344000000" calcext:value-type="float">
            <text:p>3.83E+11</text:p>
          </table:table-cell>
          <table:table-cell office:value-type="float" office:value="59074100000" calcext:value-type="float">
            <text:p>5.91E+10</text:p>
          </table:table-cell>
          <table:table-cell office:value-type="float" office:value="73963000" calcext:value-type="float">
            <text:p>7.40E+07</text:p>
          </table:table-cell>
        </table:table-row>
        <table:table-row table:style-name="ro1">
          <table:table-cell office:value-type="float" office:value="382881000000" calcext:value-type="float">
            <text:p>3.83E+11</text:p>
          </table:table-cell>
          <table:table-cell office:value-type="float" office:value="59859200000" calcext:value-type="float">
            <text:p>5.99E+10</text:p>
          </table:table-cell>
          <table:table-cell office:value-type="float" office:value="77094600" calcext:value-type="float">
            <text:p>7.71E+07</text:p>
          </table:table-cell>
        </table:table-row>
        <table:table-row table:style-name="ro1">
          <table:table-cell office:value-type="float" office:value="382411000000" calcext:value-type="float">
            <text:p>3.82E+11</text:p>
          </table:table-cell>
          <table:table-cell office:value-type="float" office:value="60643200000" calcext:value-type="float">
            <text:p>6.06E+10</text:p>
          </table:table-cell>
          <table:table-cell office:value-type="float" office:value="80315500" calcext:value-type="float">
            <text:p>8.03E+07</text:p>
          </table:table-cell>
        </table:table-row>
        <table:table-row table:style-name="ro1">
          <table:table-cell office:value-type="float" office:value="381935000000" calcext:value-type="float">
            <text:p>3.82E+11</text:p>
          </table:table-cell>
          <table:table-cell office:value-type="float" office:value="61426200000" calcext:value-type="float">
            <text:p>6.14E+10</text:p>
          </table:table-cell>
          <table:table-cell office:value-type="float" office:value="83627300" calcext:value-type="float">
            <text:p>8.36E+07</text:p>
          </table:table-cell>
        </table:table-row>
        <table:table-row table:style-name="ro1">
          <table:table-cell office:value-type="float" office:value="381452000000" calcext:value-type="float">
            <text:p>3.81E+11</text:p>
          </table:table-cell>
          <table:table-cell office:value-type="float" office:value="62208200000" calcext:value-type="float">
            <text:p>6.22E+10</text:p>
          </table:table-cell>
          <table:table-cell office:value-type="float" office:value="87031100" calcext:value-type="float">
            <text:p>8.70E+07</text:p>
          </table:table-cell>
        </table:table-row>
        <table:table-row table:style-name="ro1">
          <table:table-cell office:value-type="float" office:value="380962000000" calcext:value-type="float">
            <text:p>3.81E+11</text:p>
          </table:table-cell>
          <table:table-cell office:value-type="float" office:value="62989000000" calcext:value-type="float">
            <text:p>6.30E+10</text:p>
          </table:table-cell>
          <table:table-cell office:value-type="float" office:value="90528600" calcext:value-type="float">
            <text:p>9.05E+07</text:p>
          </table:table-cell>
        </table:table-row>
        <table:table-row table:style-name="ro1">
          <table:table-cell office:value-type="float" office:value="380466000000" calcext:value-type="float">
            <text:p>3.80E+11</text:p>
          </table:table-cell>
          <table:table-cell office:value-type="float" office:value="63768800000" calcext:value-type="float">
            <text:p>6.38E+10</text:p>
          </table:table-cell>
          <table:table-cell office:value-type="float" office:value="94121100" calcext:value-type="float">
            <text:p>9.41E+07</text:p>
          </table:table-cell>
        </table:table-row>
        <table:table-row table:style-name="ro1">
          <table:table-cell office:value-type="float" office:value="379963000000" calcext:value-type="float">
            <text:p>3.80E+11</text:p>
          </table:table-cell>
          <table:table-cell office:value-type="float" office:value="64547500000" calcext:value-type="float">
            <text:p>6.45E+10</text:p>
          </table:table-cell>
          <table:table-cell office:value-type="float" office:value="97810100" calcext:value-type="float">
            <text:p>9.78E+07</text:p>
          </table:table-cell>
        </table:table-row>
        <table:table-row table:style-name="ro1">
          <table:table-cell office:value-type="float" office:value="379454000000" calcext:value-type="float">
            <text:p>3.79E+11</text:p>
          </table:table-cell>
          <table:table-cell office:value-type="float" office:value="65325100000" calcext:value-type="float">
            <text:p>6.53E+10</text:p>
          </table:table-cell>
          <table:table-cell office:value-type="float" office:value="101597000" calcext:value-type="float">
            <text:p>1.02E+08</text:p>
          </table:table-cell>
        </table:table-row>
        <table:table-row table:style-name="ro1">
          <table:table-cell office:value-type="float" office:value="378938000000" calcext:value-type="float">
            <text:p>3.79E+11</text:p>
          </table:table-cell>
          <table:table-cell office:value-type="float" office:value="66101500000" calcext:value-type="float">
            <text:p>6.61E+10</text:p>
          </table:table-cell>
          <table:table-cell office:value-type="float" office:value="105483000" calcext:value-type="float">
            <text:p>1.05E+08</text:p>
          </table:table-cell>
        </table:table-row>
        <table:table-row table:style-name="ro1">
          <table:table-cell office:value-type="float" office:value="378416000000" calcext:value-type="float">
            <text:p>3.78E+11</text:p>
          </table:table-cell>
          <table:table-cell office:value-type="float" office:value="66876800000" calcext:value-type="float">
            <text:p>6.69E+10</text:p>
          </table:table-cell>
          <table:table-cell office:value-type="float" office:value="109471000" calcext:value-type="float">
            <text:p>1.09E+08</text:p>
          </table:table-cell>
        </table:table-row>
        <table:table-row table:style-name="ro1">
          <table:table-cell office:value-type="float" office:value="377887000000" calcext:value-type="float">
            <text:p>3.78E+11</text:p>
          </table:table-cell>
          <table:table-cell office:value-type="float" office:value="67650900000" calcext:value-type="float">
            <text:p>6.77E+10</text:p>
          </table:table-cell>
          <table:table-cell office:value-type="float" office:value="113560000" calcext:value-type="float">
            <text:p>1.14E+08</text:p>
          </table:table-cell>
        </table:table-row>
        <table:table-row table:style-name="ro1">
          <table:table-cell office:value-type="float" office:value="377351000000" calcext:value-type="float">
            <text:p>3.77E+11</text:p>
          </table:table-cell>
          <table:table-cell office:value-type="float" office:value="68423900000" calcext:value-type="float">
            <text:p>6.84E+10</text:p>
          </table:table-cell>
          <table:table-cell office:value-type="float" office:value="117754000" calcext:value-type="float">
            <text:p>1.18E+08</text:p>
          </table:table-cell>
        </table:table-row>
        <table:table-row table:style-name="ro1">
          <table:table-cell office:value-type="float" office:value="376809000000" calcext:value-type="float">
            <text:p>3.77E+11</text:p>
          </table:table-cell>
          <table:table-cell office:value-type="float" office:value="69195600000" calcext:value-type="float">
            <text:p>6.92E+10</text:p>
          </table:table-cell>
          <table:table-cell office:value-type="float" office:value="122053000" calcext:value-type="float">
            <text:p>1.22E+08</text:p>
          </table:table-cell>
        </table:table-row>
        <table:table-row table:style-name="ro1">
          <table:table-cell office:value-type="float" office:value="376260000000" calcext:value-type="float">
            <text:p>3.76E+11</text:p>
          </table:table-cell>
          <table:table-cell office:value-type="float" office:value="69966100000" calcext:value-type="float">
            <text:p>7.00E+10</text:p>
          </table:table-cell>
          <table:table-cell office:value-type="float" office:value="126458000" calcext:value-type="float">
            <text:p>1.26E+08</text:p>
          </table:table-cell>
        </table:table-row>
        <table:table-row table:style-name="ro1">
          <table:table-cell office:value-type="float" office:value="375704000000" calcext:value-type="float">
            <text:p>3.76E+11</text:p>
          </table:table-cell>
          <table:table-cell office:value-type="float" office:value="70735400000" calcext:value-type="float">
            <text:p>7.07E+10</text:p>
          </table:table-cell>
          <table:table-cell office:value-type="float" office:value="130972000" calcext:value-type="float">
            <text:p>1.31E+08</text:p>
          </table:table-cell>
        </table:table-row>
        <table:table-row table:style-name="ro1">
          <table:table-cell office:value-type="float" office:value="375142000000" calcext:value-type="float">
            <text:p>3.75E+11</text:p>
          </table:table-cell>
          <table:table-cell office:value-type="float" office:value="71503400000" calcext:value-type="float">
            <text:p>7.15E+10</text:p>
          </table:table-cell>
          <table:table-cell office:value-type="float" office:value="135596000" calcext:value-type="float">
            <text:p>1.36E+08</text:p>
          </table:table-cell>
        </table:table-row>
        <table:table-row table:style-name="ro1">
          <table:table-cell office:value-type="float" office:value="374573000000" calcext:value-type="float">
            <text:p>3.75E+11</text:p>
          </table:table-cell>
          <table:table-cell office:value-type="float" office:value="72270100000" calcext:value-type="float">
            <text:p>7.23E+10</text:p>
          </table:table-cell>
          <table:table-cell office:value-type="float" office:value="140332000" calcext:value-type="float">
            <text:p>1.40E+08</text:p>
          </table:table-cell>
        </table:table-row>
        <table:table-row table:style-name="ro1">
          <table:table-cell office:value-type="float" office:value="373997000000" calcext:value-type="float">
            <text:p>3.74E+11</text:p>
          </table:table-cell>
          <table:table-cell office:value-type="float" office:value="73035600000" calcext:value-type="float">
            <text:p>7.30E+10</text:p>
          </table:table-cell>
          <table:table-cell office:value-type="float" office:value="145181000" calcext:value-type="float">
            <text:p>1.45E+08</text:p>
          </table:table-cell>
        </table:table-row>
        <table:table-row table:style-name="ro1">
          <table:table-cell office:value-type="float" office:value="373415000000" calcext:value-type="float">
            <text:p>3.73E+11</text:p>
          </table:table-cell>
          <table:table-cell office:value-type="float" office:value="73799700000" calcext:value-type="float">
            <text:p>7.38E+10</text:p>
          </table:table-cell>
          <table:table-cell office:value-type="float" office:value="150144000" calcext:value-type="float">
            <text:p>1.50E+08</text:p>
          </table:table-cell>
        </table:table-row>
        <table:table-row table:style-name="ro1">
          <table:table-cell office:value-type="float" office:value="372826000000" calcext:value-type="float">
            <text:p>3.73E+11</text:p>
          </table:table-cell>
          <table:table-cell office:value-type="float" office:value="74562500000" calcext:value-type="float">
            <text:p>7.46E+10</text:p>
          </table:table-cell>
          <table:table-cell office:value-type="float" office:value="155223000" calcext:value-type="float">
            <text:p>1.55E+08</text:p>
          </table:table-cell>
        </table:table-row>
        <table:table-row table:style-name="ro1">
          <table:table-cell office:value-type="float" office:value="372230000000" calcext:value-type="float">
            <text:p>3.72E+11</text:p>
          </table:table-cell>
          <table:table-cell office:value-type="float" office:value="75324000000" calcext:value-type="float">
            <text:p>7.53E+10</text:p>
          </table:table-cell>
          <table:table-cell office:value-type="float" office:value="160421000" calcext:value-type="float">
            <text:p>1.60E+08</text:p>
          </table:table-cell>
        </table:table-row>
        <table:table-row table:style-name="ro1">
          <table:table-cell office:value-type="float" office:value="371628000000" calcext:value-type="float">
            <text:p>3.72E+11</text:p>
          </table:table-cell>
          <table:table-cell office:value-type="float" office:value="76084100000" calcext:value-type="float">
            <text:p>7.61E+10</text:p>
          </table:table-cell>
          <table:table-cell office:value-type="float" office:value="165737000" calcext:value-type="float">
            <text:p>1.66E+08</text:p>
          </table:table-cell>
        </table:table-row>
        <table:table-row table:style-name="ro1">
          <table:table-cell office:value-type="float" office:value="371018000000" calcext:value-type="float">
            <text:p>3.71E+11</text:p>
          </table:table-cell>
          <table:table-cell office:value-type="float" office:value="76842800000" calcext:value-type="float">
            <text:p>7.68E+10</text:p>
          </table:table-cell>
          <table:table-cell office:value-type="float" office:value="171175000" calcext:value-type="float">
            <text:p>1.71E+08</text:p>
          </table:table-cell>
        </table:table-row>
        <table:table-row table:style-name="ro1">
          <table:table-cell office:value-type="float" office:value="370402000000" calcext:value-type="float">
            <text:p>3.70E+11</text:p>
          </table:table-cell>
          <table:table-cell office:value-type="float" office:value="77600200000" calcext:value-type="float">
            <text:p>7.76E+10</text:p>
          </table:table-cell>
          <table:table-cell office:value-type="float" office:value="176736000" calcext:value-type="float">
            <text:p>1.77E+08</text:p>
          </table:table-cell>
        </table:table-row>
        <table:table-row table:style-name="ro1">
          <table:table-cell office:value-type="float" office:value="369779000000" calcext:value-type="float">
            <text:p>3.70E+11</text:p>
          </table:table-cell>
          <table:table-cell office:value-type="float" office:value="78356100000" calcext:value-type="float">
            <text:p>7.84E+10</text:p>
          </table:table-cell>
          <table:table-cell office:value-type="float" office:value="182420000" calcext:value-type="float">
            <text:p>1.82E+08</text:p>
          </table:table-cell>
        </table:table-row>
        <table:table-row table:style-name="ro1">
          <table:table-cell office:value-type="float" office:value="369150000000" calcext:value-type="float">
            <text:p>3.69E+11</text:p>
          </table:table-cell>
          <table:table-cell office:value-type="float" office:value="79110500000" calcext:value-type="float">
            <text:p>7.91E+10</text:p>
          </table:table-cell>
          <table:table-cell office:value-type="float" office:value="188231000" calcext:value-type="float">
            <text:p>1.88E+08</text:p>
          </table:table-cell>
        </table:table-row>
        <table:table-row table:style-name="ro1">
          <table:table-cell office:value-type="float" office:value="368513000000" calcext:value-type="float">
            <text:p>3.69E+11</text:p>
          </table:table-cell>
          <table:table-cell office:value-type="float" office:value="79863600000" calcext:value-type="float">
            <text:p>7.99E+10</text:p>
          </table:table-cell>
          <table:table-cell office:value-type="float" office:value="194170000" calcext:value-type="float">
            <text:p>1.94E+08</text:p>
          </table:table-cell>
        </table:table-row>
        <table:table-row table:style-name="ro1">
          <table:table-cell office:value-type="float" office:value="367870000000" calcext:value-type="float">
            <text:p>3.68E+11</text:p>
          </table:table-cell>
          <table:table-cell office:value-type="float" office:value="80615100000" calcext:value-type="float">
            <text:p>8.06E+10</text:p>
          </table:table-cell>
          <table:table-cell office:value-type="float" office:value="200238000" calcext:value-type="float">
            <text:p>2.00E+08</text:p>
          </table:table-cell>
        </table:table-row>
        <table:table-row table:style-name="ro1">
          <table:table-cell office:value-type="float" office:value="367220000000" calcext:value-type="float">
            <text:p>3.67E+11</text:p>
          </table:table-cell>
          <table:table-cell office:value-type="float" office:value="81365100000" calcext:value-type="float">
            <text:p>8.14E+10</text:p>
          </table:table-cell>
          <table:table-cell office:value-type="float" office:value="206436000" calcext:value-type="float">
            <text:p>2.06E+08</text:p>
          </table:table-cell>
        </table:table-row>
        <table:table-row table:style-name="ro1">
          <table:table-cell office:value-type="float" office:value="366563000000" calcext:value-type="float">
            <text:p>3.67E+11</text:p>
          </table:table-cell>
          <table:table-cell office:value-type="float" office:value="82113600000" calcext:value-type="float">
            <text:p>8.21E+10</text:p>
          </table:table-cell>
          <table:table-cell office:value-type="float" office:value="212768000" calcext:value-type="float">
            <text:p>2.13E+08</text:p>
          </table:table-cell>
        </table:table-row>
        <table:table-row table:style-name="ro1">
          <table:table-cell office:value-type="float" office:value="365900000000" calcext:value-type="float">
            <text:p>3.66E+11</text:p>
          </table:table-cell>
          <table:table-cell office:value-type="float" office:value="82860600000" calcext:value-type="float">
            <text:p>8.29E+10</text:p>
          </table:table-cell>
          <table:table-cell office:value-type="float" office:value="219234000" calcext:value-type="float">
            <text:p>2.19E+08</text:p>
          </table:table-cell>
        </table:table-row>
        <table:table-row table:style-name="ro1">
          <table:table-cell office:value-type="float" office:value="365229000000" calcext:value-type="float">
            <text:p>3.65E+11</text:p>
          </table:table-cell>
          <table:table-cell office:value-type="float" office:value="83606100000" calcext:value-type="float">
            <text:p>8.36E+10</text:p>
          </table:table-cell>
          <table:table-cell office:value-type="float" office:value="225837000" calcext:value-type="float">
            <text:p>2.26E+08</text:p>
          </table:table-cell>
        </table:table-row>
        <table:table-row table:style-name="ro1">
          <table:table-cell office:value-type="float" office:value="364552000000" calcext:value-type="float">
            <text:p>3.65E+11</text:p>
          </table:table-cell>
          <table:table-cell office:value-type="float" office:value="84349900000" calcext:value-type="float">
            <text:p>8.43E+10</text:p>
          </table:table-cell>
          <table:table-cell office:value-type="float" office:value="232577000" calcext:value-type="float">
            <text:p>2.33E+08</text:p>
          </table:table-cell>
        </table:table-row>
        <table:table-row table:style-name="ro1">
          <table:table-cell office:value-type="float" office:value="363867000000" calcext:value-type="float">
            <text:p>3.64E+11</text:p>
          </table:table-cell>
          <table:table-cell office:value-type="float" office:value="85092200000" calcext:value-type="float">
            <text:p>8.51E+10</text:p>
          </table:table-cell>
          <table:table-cell office:value-type="float" office:value="239457000" calcext:value-type="float">
            <text:p>2.39E+08</text:p>
          </table:table-cell>
        </table:table-row>
        <table:table-row table:style-name="ro1">
          <table:table-cell office:value-type="float" office:value="363176000000" calcext:value-type="float">
            <text:p>3.63E+11</text:p>
          </table:table-cell>
          <table:table-cell office:value-type="float" office:value="85832800000" calcext:value-type="float">
            <text:p>8.58E+10</text:p>
          </table:table-cell>
          <table:table-cell office:value-type="float" office:value="246479000" calcext:value-type="float">
            <text:p>2.46E+08</text:p>
          </table:table-cell>
        </table:table-row>
        <table:table-row table:style-name="ro1">
          <table:table-cell office:value-type="float" office:value="362478000000" calcext:value-type="float">
            <text:p>3.62E+11</text:p>
          </table:table-cell>
          <table:table-cell office:value-type="float" office:value="86571800000" calcext:value-type="float">
            <text:p>8.66E+10</text:p>
          </table:table-cell>
          <table:table-cell office:value-type="float" office:value="253645000" calcext:value-type="float">
            <text:p>2.54E+08</text:p>
          </table:table-cell>
        </table:table-row>
        <table:table-row table:style-name="ro1">
          <table:table-cell office:value-type="float" office:value="361772000000" calcext:value-type="float">
            <text:p>3.62E+11</text:p>
          </table:table-cell>
          <table:table-cell office:value-type="float" office:value="87309200000" calcext:value-type="float">
            <text:p>8.73E+10</text:p>
          </table:table-cell>
          <table:table-cell office:value-type="float" office:value="260955000" calcext:value-type="float">
            <text:p>2.61E+08</text:p>
          </table:table-cell>
        </table:table-row>
        <table:table-row table:style-name="ro1">
          <table:table-cell office:value-type="float" office:value="361060000000" calcext:value-type="float">
            <text:p>3.61E+11</text:p>
          </table:table-cell>
          <table:table-cell office:value-type="float" office:value="88044800000" calcext:value-type="float">
            <text:p>8.80E+10</text:p>
          </table:table-cell>
          <table:table-cell office:value-type="float" office:value="268413000" calcext:value-type="float">
            <text:p>2.68E+08</text:p>
          </table:table-cell>
        </table:table-row>
        <table:table-row table:style-name="ro1">
          <table:table-cell office:value-type="float" office:value="360341000000" calcext:value-type="float">
            <text:p>3.60E+11</text:p>
          </table:table-cell>
          <table:table-cell office:value-type="float" office:value="88778800000" calcext:value-type="float">
            <text:p>8.88E+10</text:p>
          </table:table-cell>
          <table:table-cell office:value-type="float" office:value="276019000" calcext:value-type="float">
            <text:p>2.76E+08</text:p>
          </table:table-cell>
        </table:table-row>
        <table:table-row table:style-name="ro1">
          <table:table-cell office:value-type="float" office:value="359615000000" calcext:value-type="float">
            <text:p>3.60E+11</text:p>
          </table:table-cell>
          <table:table-cell office:value-type="float" office:value="89511000000" calcext:value-type="float">
            <text:p>8.95E+10</text:p>
          </table:table-cell>
          <table:table-cell office:value-type="float" office:value="283776000" calcext:value-type="float">
            <text:p>2.84E+08</text:p>
          </table:table-cell>
        </table:table-row>
        <table:table-row table:style-name="ro1">
          <table:table-cell office:value-type="float" office:value="358882000000" calcext:value-type="float">
            <text:p>3.59E+11</text:p>
          </table:table-cell>
          <table:table-cell office:value-type="float" office:value="90241500000" calcext:value-type="float">
            <text:p>9.02E+10</text:p>
          </table:table-cell>
          <table:table-cell office:value-type="float" office:value="291686000" calcext:value-type="float">
            <text:p>2.92E+08</text:p>
          </table:table-cell>
        </table:table-row>
        <table:table-row table:style-name="ro1">
          <table:table-cell office:value-type="float" office:value="358142000000" calcext:value-type="float">
            <text:p>3.58E+11</text:p>
          </table:table-cell>
          <table:table-cell office:value-type="float" office:value="90970300000" calcext:value-type="float">
            <text:p>9.10E+10</text:p>
          </table:table-cell>
          <table:table-cell office:value-type="float" office:value="299751000" calcext:value-type="float">
            <text:p>3.00E+08</text:p>
          </table:table-cell>
        </table:table-row>
        <table:table-row table:style-name="ro1">
          <table:table-cell office:value-type="float" office:value="357395000000" calcext:value-type="float">
            <text:p>3.57E+11</text:p>
          </table:table-cell>
          <table:table-cell office:value-type="float" office:value="91697200000" calcext:value-type="float">
            <text:p>9.17E+10</text:p>
          </table:table-cell>
          <table:table-cell office:value-type="float" office:value="307972000" calcext:value-type="float">
            <text:p>3.08E+08</text:p>
          </table:table-cell>
        </table:table-row>
        <table:table-row table:style-name="ro1">
          <table:table-cell office:value-type="float" office:value="356641000000" calcext:value-type="float">
            <text:p>3.57E+11</text:p>
          </table:table-cell>
          <table:table-cell office:value-type="float" office:value="92422400000" calcext:value-type="float">
            <text:p>9.24E+10</text:p>
          </table:table-cell>
          <table:table-cell office:value-type="float" office:value="316352000" calcext:value-type="float">
            <text:p>3.16E+08</text:p>
          </table:table-cell>
        </table:table-row>
        <table:table-row table:style-name="ro1">
          <table:table-cell office:value-type="float" office:value="355879000000" calcext:value-type="float">
            <text:p>3.56E+11</text:p>
          </table:table-cell>
          <table:table-cell office:value-type="float" office:value="93145700000" calcext:value-type="float">
            <text:p>9.31E+10</text:p>
          </table:table-cell>
          <table:table-cell office:value-type="float" office:value="324892000" calcext:value-type="float">
            <text:p>3.25E+08</text:p>
          </table:table-cell>
        </table:table-row>
        <table:table-row table:style-name="ro1">
          <table:table-cell office:value-type="float" office:value="355111000000" calcext:value-type="float">
            <text:p>3.55E+11</text:p>
          </table:table-cell>
          <table:table-cell office:value-type="float" office:value="93867100000" calcext:value-type="float">
            <text:p>9.39E+10</text:p>
          </table:table-cell>
          <table:table-cell office:value-type="float" office:value="333594000" calcext:value-type="float">
            <text:p>3.34E+08</text:p>
          </table:table-cell>
        </table:table-row>
        <table:table-row table:style-name="ro1">
          <table:table-cell office:value-type="float" office:value="354336000000" calcext:value-type="float">
            <text:p>3.54E+11</text:p>
          </table:table-cell>
          <table:table-cell office:value-type="float" office:value="94586700000" calcext:value-type="float">
            <text:p>9.46E+10</text:p>
          </table:table-cell>
          <table:table-cell office:value-type="float" office:value="342461000" calcext:value-type="float">
            <text:p>3.42E+08</text:p>
          </table:table-cell>
        </table:table-row>
        <table:table-row table:style-name="ro1">
          <table:table-cell office:value-type="float" office:value="353553000000" calcext:value-type="float">
            <text:p>3.54E+11</text:p>
          </table:table-cell>
          <table:table-cell office:value-type="float" office:value="95304400000" calcext:value-type="float">
            <text:p>9.53E+10</text:p>
          </table:table-cell>
          <table:table-cell office:value-type="float" office:value="351494000" calcext:value-type="float">
            <text:p>3.51E+08</text:p>
          </table:table-cell>
        </table:table-row>
        <table:table-row table:style-name="ro1">
          <table:table-cell office:value-type="float" office:value="352763000000" calcext:value-type="float">
            <text:p>3.53E+11</text:p>
          </table:table-cell>
          <table:table-cell office:value-type="float" office:value="96020100000" calcext:value-type="float">
            <text:p>9.60E+10</text:p>
          </table:table-cell>
          <table:table-cell office:value-type="float" office:value="360696000" calcext:value-type="float">
            <text:p>3.61E+08</text:p>
          </table:table-cell>
        </table:table-row>
        <table:table-row table:style-name="ro1">
          <table:table-cell office:value-type="float" office:value="351966000000" calcext:value-type="float">
            <text:p>3.52E+11</text:p>
          </table:table-cell>
          <table:table-cell office:value-type="float" office:value="96734000000" calcext:value-type="float">
            <text:p>9.67E+10</text:p>
          </table:table-cell>
          <table:table-cell office:value-type="float" office:value="370068000" calcext:value-type="float">
            <text:p>3.70E+08</text:p>
          </table:table-cell>
        </table:table-row>
        <table:table-row table:style-name="ro1">
          <table:table-cell office:value-type="float" office:value="351162000000" calcext:value-type="float">
            <text:p>3.51E+11</text:p>
          </table:table-cell>
          <table:table-cell office:value-type="float" office:value="97445800000" calcext:value-type="float">
            <text:p>9.74E+10</text:p>
          </table:table-cell>
          <table:table-cell office:value-type="float" office:value="379613000" calcext:value-type="float">
            <text:p>3.80E+08</text:p>
          </table:table-cell>
        </table:table-row>
        <table:table-row table:style-name="ro1">
          <table:table-cell office:value-type="float" office:value="350351000000" calcext:value-type="float">
            <text:p>3.50E+11</text:p>
          </table:table-cell>
          <table:table-cell office:value-type="float" office:value="98155600000" calcext:value-type="float">
            <text:p>9.82E+10</text:p>
          </table:table-cell>
          <table:table-cell office:value-type="float" office:value="389333000" calcext:value-type="float">
            <text:p>3.89E+08</text:p>
          </table:table-cell>
        </table:table-row>
        <table:table-row table:style-name="ro1">
          <table:table-cell office:value-type="float" office:value="349533000000" calcext:value-type="float">
            <text:p>3.50E+11</text:p>
          </table:table-cell>
          <table:table-cell office:value-type="float" office:value="98863400000" calcext:value-type="float">
            <text:p>9.89E+10</text:p>
          </table:table-cell>
          <table:table-cell office:value-type="float" office:value="399230000" calcext:value-type="float">
            <text:p>3.99E+08</text:p>
          </table:table-cell>
        </table:table-row>
        <table:table-row table:style-name="ro1">
          <table:table-cell office:value-type="float" office:value="348707000000" calcext:value-type="float">
            <text:p>3.49E+11</text:p>
          </table:table-cell>
          <table:table-cell office:value-type="float" office:value="99569200000" calcext:value-type="float">
            <text:p>9.96E+10</text:p>
          </table:table-cell>
          <table:table-cell office:value-type="float" office:value="409306000" calcext:value-type="float">
            <text:p>4.09E+08</text:p>
          </table:table-cell>
        </table:table-row>
        <table:table-row table:style-name="ro1">
          <table:table-cell office:value-type="float" office:value="347874000000" calcext:value-type="float">
            <text:p>3.48E+11</text:p>
          </table:table-cell>
          <table:table-cell office:value-type="float" office:value="100273000000" calcext:value-type="float">
            <text:p>1.00E+11</text:p>
          </table:table-cell>
          <table:table-cell office:value-type="float" office:value="419562000" calcext:value-type="float">
            <text:p>4.20E+08</text:p>
          </table:table-cell>
        </table:table-row>
        <table:table-row table:style-name="ro1">
          <table:table-cell office:value-type="float" office:value="347034000000" calcext:value-type="float">
            <text:p>3.47E+11</text:p>
          </table:table-cell>
          <table:table-cell office:value-type="float" office:value="100975000000" calcext:value-type="float">
            <text:p>1.01E+11</text:p>
          </table:table-cell>
          <table:table-cell office:value-type="float" office:value="430003000" calcext:value-type="float">
            <text:p>4.30E+08</text:p>
          </table:table-cell>
        </table:table-row>
        <table:table-row table:style-name="ro1">
          <table:table-cell office:value-type="float" office:value="346187000000" calcext:value-type="float">
            <text:p>3.46E+11</text:p>
          </table:table-cell>
          <table:table-cell office:value-type="float" office:value="101674000000" calcext:value-type="float">
            <text:p>1.02E+11</text:p>
          </table:table-cell>
          <table:table-cell office:value-type="float" office:value="440629000" calcext:value-type="float">
            <text:p>4.41E+08</text:p>
          </table:table-cell>
        </table:table-row>
        <table:table-row table:style-name="ro1">
          <table:table-cell office:value-type="float" office:value="345332000000" calcext:value-type="float">
            <text:p>3.45E+11</text:p>
          </table:table-cell>
          <table:table-cell office:value-type="float" office:value="102371000000" calcext:value-type="float">
            <text:p>1.02E+11</text:p>
          </table:table-cell>
          <table:table-cell office:value-type="float" office:value="451442000" calcext:value-type="float">
            <text:p>4.51E+08</text:p>
          </table:table-cell>
        </table:table-row>
        <table:table-row table:style-name="ro1">
          <table:table-cell office:value-type="float" office:value="344470000000" calcext:value-type="float">
            <text:p>3.44E+11</text:p>
          </table:table-cell>
          <table:table-cell office:value-type="float" office:value="103067000000" calcext:value-type="float">
            <text:p>1.03E+11</text:p>
          </table:table-cell>
          <table:table-cell office:value-type="float" office:value="462446000" calcext:value-type="float">
            <text:p>4.62E+08</text:p>
          </table:table-cell>
        </table:table-row>
        <table:table-row table:style-name="ro1">
          <table:table-cell office:value-type="float" office:value="343600000000" calcext:value-type="float">
            <text:p>3.44E+11</text:p>
          </table:table-cell>
          <table:table-cell office:value-type="float" office:value="103760000000" calcext:value-type="float">
            <text:p>1.04E+11</text:p>
          </table:table-cell>
          <table:table-cell office:value-type="float" office:value="473643000" calcext:value-type="float">
            <text:p>4.74E+08</text:p>
          </table:table-cell>
        </table:table-row>
        <table:table-row table:style-name="ro1">
          <table:table-cell office:value-type="float" office:value="342724000000" calcext:value-type="float">
            <text:p>3.43E+11</text:p>
          </table:table-cell>
          <table:table-cell office:value-type="float" office:value="104450000000" calcext:value-type="float">
            <text:p>1.04E+11</text:p>
          </table:table-cell>
          <table:table-cell office:value-type="float" office:value="485034000" calcext:value-type="float">
            <text:p>4.85E+08</text:p>
          </table:table-cell>
        </table:table-row>
        <table:table-row table:style-name="ro1">
          <table:table-cell office:value-type="float" office:value="341839000000" calcext:value-type="float">
            <text:p>3.42E+11</text:p>
          </table:table-cell>
          <table:table-cell office:value-type="float" office:value="105139000000" calcext:value-type="float">
            <text:p>1.05E+11</text:p>
          </table:table-cell>
          <table:table-cell office:value-type="float" office:value="496622000" calcext:value-type="float">
            <text:p>4.97E+08</text:p>
          </table:table-cell>
        </table:table-row>
        <table:table-row table:style-name="ro1">
          <table:table-cell office:value-type="float" office:value="340948000000" calcext:value-type="float">
            <text:p>3.41E+11</text:p>
          </table:table-cell>
          <table:table-cell office:value-type="float" office:value="105825000000" calcext:value-type="float">
            <text:p>1.06E+11</text:p>
          </table:table-cell>
          <table:table-cell office:value-type="float" office:value="508409000" calcext:value-type="float">
            <text:p>5.08E+08</text:p>
          </table:table-cell>
        </table:table-row>
        <table:table-row table:style-name="ro1">
          <table:table-cell office:value-type="float" office:value="340049000000" calcext:value-type="float">
            <text:p>3.40E+11</text:p>
          </table:table-cell>
          <table:table-cell office:value-type="float" office:value="106509000000" calcext:value-type="float">
            <text:p>1.07E+11</text:p>
          </table:table-cell>
          <table:table-cell office:value-type="float" office:value="520399000" calcext:value-type="float">
            <text:p>5.20E+08</text:p>
          </table:table-cell>
        </table:table-row>
        <table:table-row table:style-name="ro1">
          <table:table-cell office:value-type="float" office:value="339142000000" calcext:value-type="float">
            <text:p>3.39E+11</text:p>
          </table:table-cell>
          <table:table-cell office:value-type="float" office:value="107191000000" calcext:value-type="float">
            <text:p>1.07E+11</text:p>
          </table:table-cell>
          <table:table-cell office:value-type="float" office:value="532592000" calcext:value-type="float">
            <text:p>5.33E+08</text:p>
          </table:table-cell>
        </table:table-row>
        <table:table-row table:style-name="ro1">
          <table:table-cell office:value-type="float" office:value="338229000000" calcext:value-type="float">
            <text:p>3.38E+11</text:p>
          </table:table-cell>
          <table:table-cell office:value-type="float" office:value="107870000000" calcext:value-type="float">
            <text:p>1.08E+11</text:p>
          </table:table-cell>
          <table:table-cell office:value-type="float" office:value="544993000" calcext:value-type="float">
            <text:p>5.45E+08</text:p>
          </table:table-cell>
        </table:table-row>
        <table:table-row table:style-name="ro1">
          <table:table-cell office:value-type="float" office:value="337307000000" calcext:value-type="float">
            <text:p>3.37E+11</text:p>
          </table:table-cell>
          <table:table-cell office:value-type="float" office:value="108547000000" calcext:value-type="float">
            <text:p>1.09E+11</text:p>
          </table:table-cell>
          <table:table-cell office:value-type="float" office:value="557602000" calcext:value-type="float">
            <text:p>5.58E+08</text:p>
          </table:table-cell>
        </table:table-row>
        <table:table-row table:style-name="ro1">
          <table:table-cell office:value-type="float" office:value="336378000000" calcext:value-type="float">
            <text:p>3.36E+11</text:p>
          </table:table-cell>
          <table:table-cell office:value-type="float" office:value="109221000000" calcext:value-type="float">
            <text:p>1.09E+11</text:p>
          </table:table-cell>
          <table:table-cell office:value-type="float" office:value="570424000" calcext:value-type="float">
            <text:p>5.70E+08</text:p>
          </table:table-cell>
        </table:table-row>
        <table:table-row table:style-name="ro1">
          <table:table-cell office:value-type="float" office:value="335442000000" calcext:value-type="float">
            <text:p>3.35E+11</text:p>
          </table:table-cell>
          <table:table-cell office:value-type="float" office:value="109893000000" calcext:value-type="float">
            <text:p>1.10E+11</text:p>
          </table:table-cell>
          <table:table-cell office:value-type="float" office:value="583459000" calcext:value-type="float">
            <text:p>5.83E+08</text:p>
          </table:table-cell>
        </table:table-row>
        <table:table-row table:style-name="ro1">
          <table:table-cell office:value-type="float" office:value="334498000000" calcext:value-type="float">
            <text:p>3.34E+11</text:p>
          </table:table-cell>
          <table:table-cell office:value-type="float" office:value="110563000000" calcext:value-type="float">
            <text:p>1.11E+11</text:p>
          </table:table-cell>
          <table:table-cell office:value-type="float" office:value="596711000" calcext:value-type="float">
            <text:p>5.97E+08</text:p>
          </table:table-cell>
        </table:table-row>
        <table:table-row table:style-name="ro1">
          <table:table-cell office:value-type="float" office:value="333546000000" calcext:value-type="float">
            <text:p>3.34E+11</text:p>
          </table:table-cell>
          <table:table-cell office:value-type="float" office:value="111230000000" calcext:value-type="float">
            <text:p>1.11E+11</text:p>
          </table:table-cell>
          <table:table-cell office:value-type="float" office:value="610183000" calcext:value-type="float">
            <text:p>6.10E+08</text:p>
          </table:table-cell>
        </table:table-row>
        <table:table-row table:style-name="ro1">
          <table:table-cell office:value-type="float" office:value="332587000000" calcext:value-type="float">
            <text:p>3.33E+11</text:p>
          </table:table-cell>
          <table:table-cell office:value-type="float" office:value="111894000000" calcext:value-type="float">
            <text:p>1.12E+11</text:p>
          </table:table-cell>
          <table:table-cell office:value-type="float" office:value="623877000" calcext:value-type="float">
            <text:p>6.24E+08</text:p>
          </table:table-cell>
        </table:table-row>
        <table:table-row table:style-name="ro1">
          <table:table-cell office:value-type="float" office:value="331620000000" calcext:value-type="float">
            <text:p>3.32E+11</text:p>
          </table:table-cell>
          <table:table-cell office:value-type="float" office:value="112556000000" calcext:value-type="float">
            <text:p>1.13E+11</text:p>
          </table:table-cell>
          <table:table-cell office:value-type="float" office:value="637795000" calcext:value-type="float">
            <text:p>6.38E+08</text:p>
          </table:table-cell>
        </table:table-row>
        <table:table-row table:style-name="ro1">
          <table:table-cell office:value-type="float" office:value="330646000000" calcext:value-type="float">
            <text:p>3.31E+11</text:p>
          </table:table-cell>
          <table:table-cell office:value-type="float" office:value="113215000000" calcext:value-type="float">
            <text:p>1.13E+11</text:p>
          </table:table-cell>
          <table:table-cell office:value-type="float" office:value="651940000" calcext:value-type="float">
            <text:p>6.52E+08</text:p>
          </table:table-cell>
        </table:table-row>
        <table:table-row table:style-name="ro1">
          <table:table-cell office:value-type="float" office:value="329664000000" calcext:value-type="float">
            <text:p>3.30E+11</text:p>
          </table:table-cell>
          <table:table-cell office:value-type="float" office:value="113872000000" calcext:value-type="float">
            <text:p>1.14E+11</text:p>
          </table:table-cell>
          <table:table-cell office:value-type="float" office:value="666316000" calcext:value-type="float">
            <text:p>6.66E+08</text:p>
          </table:table-cell>
        </table:table-row>
        <table:table-row table:style-name="ro1">
          <table:table-cell office:value-type="float" office:value="328674000000" calcext:value-type="float">
            <text:p>3.29E+11</text:p>
          </table:table-cell>
          <table:table-cell office:value-type="float" office:value="114526000000" calcext:value-type="float">
            <text:p>1.15E+11</text:p>
          </table:table-cell>
          <table:table-cell office:value-type="float" office:value="680925000" calcext:value-type="float">
            <text:p>6.81E+08</text:p>
          </table:table-cell>
        </table:table-row>
        <table:table-row table:style-name="ro1">
          <table:table-cell office:value-type="float" office:value="327676000000" calcext:value-type="float">
            <text:p>3.28E+11</text:p>
          </table:table-cell>
          <table:table-cell office:value-type="float" office:value="115177000000" calcext:value-type="float">
            <text:p>1.15E+11</text:p>
          </table:table-cell>
          <table:table-cell office:value-type="float" office:value="695769000" calcext:value-type="float">
            <text:p>6.96E+08</text:p>
          </table:table-cell>
        </table:table-row>
        <table:table-row table:style-name="ro1">
          <table:table-cell office:value-type="float" office:value="326671000000" calcext:value-type="float">
            <text:p>3.27E+11</text:p>
          </table:table-cell>
          <table:table-cell office:value-type="float" office:value="115826000000" calcext:value-type="float">
            <text:p>1.16E+11</text:p>
          </table:table-cell>
          <table:table-cell office:value-type="float" office:value="710851000" calcext:value-type="float">
            <text:p>7.11E+08</text:p>
          </table:table-cell>
        </table:table-row>
        <table:table-row table:style-name="ro1">
          <table:table-cell office:value-type="float" office:value="325658000000" calcext:value-type="float">
            <text:p>3.26E+11</text:p>
          </table:table-cell>
          <table:table-cell office:value-type="float" office:value="116472000000" calcext:value-type="float">
            <text:p>1.16E+11</text:p>
          </table:table-cell>
          <table:table-cell office:value-type="float" office:value="726175000" calcext:value-type="float">
            <text:p>7.26E+08</text:p>
          </table:table-cell>
        </table:table-row>
        <table:table-row table:style-name="ro1">
          <table:table-cell office:value-type="float" office:value="324637000000" calcext:value-type="float">
            <text:p>3.25E+11</text:p>
          </table:table-cell>
          <table:table-cell office:value-type="float" office:value="117115000000" calcext:value-type="float">
            <text:p>1.17E+11</text:p>
          </table:table-cell>
          <table:table-cell office:value-type="float" office:value="741743000" calcext:value-type="float">
            <text:p>7.42E+08</text:p>
          </table:table-cell>
        </table:table-row>
        <table:table-row table:style-name="ro1">
          <table:table-cell office:value-type="float" office:value="323609000000" calcext:value-type="float">
            <text:p>3.24E+11</text:p>
          </table:table-cell>
          <table:table-cell office:value-type="float" office:value="117755000000" calcext:value-type="float">
            <text:p>1.18E+11</text:p>
          </table:table-cell>
          <table:table-cell office:value-type="float" office:value="757558000" calcext:value-type="float">
            <text:p>7.58E+08</text:p>
          </table:table-cell>
        </table:table-row>
        <table:table-row table:style-name="ro1">
          <table:table-cell office:value-type="float" office:value="322572000000" calcext:value-type="float">
            <text:p>3.23E+11</text:p>
          </table:table-cell>
          <table:table-cell office:value-type="float" office:value="118392000000" calcext:value-type="float">
            <text:p>1.18E+11</text:p>
          </table:table-cell>
          <table:table-cell office:value-type="float" office:value="773624000" calcext:value-type="float">
            <text:p>7.74E+08</text:p>
          </table:table-cell>
        </table:table-row>
        <table:table-row table:style-name="ro1">
          <table:table-cell office:value-type="float" office:value="321528000000" calcext:value-type="float">
            <text:p>3.22E+11</text:p>
          </table:table-cell>
          <table:table-cell office:value-type="float" office:value="119027000000" calcext:value-type="float">
            <text:p>1.19E+11</text:p>
          </table:table-cell>
          <table:table-cell office:value-type="float" office:value="789942000" calcext:value-type="float">
            <text:p>7.90E+08</text:p>
          </table:table-cell>
        </table:table-row>
        <table:table-row table:style-name="ro1">
          <table:table-cell office:value-type="float" office:value="320475000000" calcext:value-type="float">
            <text:p>3.20E+11</text:p>
          </table:table-cell>
          <table:table-cell office:value-type="float" office:value="119658000000" calcext:value-type="float">
            <text:p>1.20E+11</text:p>
          </table:table-cell>
          <table:table-cell office:value-type="float" office:value="806516000" calcext:value-type="float">
            <text:p>8.07E+08</text:p>
          </table:table-cell>
        </table:table-row>
        <table:table-row table:style-name="ro1">
          <table:table-cell office:value-type="float" office:value="319415000000" calcext:value-type="float">
            <text:p>3.19E+11</text:p>
          </table:table-cell>
          <table:table-cell office:value-type="float" office:value="120287000000" calcext:value-type="float">
            <text:p>1.20E+11</text:p>
          </table:table-cell>
          <table:table-cell office:value-type="float" office:value="823350000" calcext:value-type="float">
            <text:p>8.23E+08</text:p>
          </table:table-cell>
        </table:table-row>
        <table:table-row table:style-name="ro1">
          <table:table-cell office:value-type="float" office:value="318347000000" calcext:value-type="float">
            <text:p>3.18E+11</text:p>
          </table:table-cell>
          <table:table-cell office:value-type="float" office:value="120913000000" calcext:value-type="float">
            <text:p>1.21E+11</text:p>
          </table:table-cell>
          <table:table-cell office:value-type="float" office:value="840446000" calcext:value-type="float">
            <text:p>8.40E+08</text:p>
          </table:table-cell>
        </table:table-row>
        <table:table-row table:style-name="ro1">
          <table:table-cell office:value-type="float" office:value="317271000000" calcext:value-type="float">
            <text:p>3.17E+11</text:p>
          </table:table-cell>
          <table:table-cell office:value-type="float" office:value="121535000000" calcext:value-type="float">
            <text:p>1.22E+11</text:p>
          </table:table-cell>
          <table:table-cell office:value-type="float" office:value="857808000" calcext:value-type="float">
            <text:p>8.58E+08</text:p>
          </table:table-cell>
        </table:table-row>
        <table:table-row table:style-name="ro1">
          <table:table-cell office:value-type="float" office:value="316187000000" calcext:value-type="float">
            <text:p>3.16E+11</text:p>
          </table:table-cell>
          <table:table-cell office:value-type="float" office:value="122155000000" calcext:value-type="float">
            <text:p>1.22E+11</text:p>
          </table:table-cell>
          <table:table-cell office:value-type="float" office:value="875438000" calcext:value-type="float">
            <text:p>8.75E+08</text:p>
          </table:table-cell>
        </table:table-row>
        <table:table-row table:style-name="ro1">
          <table:table-cell office:value-type="float" office:value="315095000000" calcext:value-type="float">
            <text:p>3.15E+11</text:p>
          </table:table-cell>
          <table:table-cell office:value-type="float" office:value="122771000000" calcext:value-type="float">
            <text:p>1.23E+11</text:p>
          </table:table-cell>
          <table:table-cell office:value-type="float" office:value="893340000" calcext:value-type="float">
            <text:p>8.93E+08</text:p>
          </table:table-cell>
        </table:table-row>
        <table:table-row table:style-name="ro1">
          <table:table-cell office:value-type="float" office:value="313994000000" calcext:value-type="float">
            <text:p>3.14E+11</text:p>
          </table:table-cell>
          <table:table-cell office:value-type="float" office:value="123385000000" calcext:value-type="float">
            <text:p>1.23E+11</text:p>
          </table:table-cell>
          <table:table-cell office:value-type="float" office:value="911517000" calcext:value-type="float">
            <text:p>9.12E+08</text:p>
          </table:table-cell>
        </table:table-row>
        <table:table-row table:style-name="ro1">
          <table:table-cell office:value-type="float" office:value="312886000000" calcext:value-type="float">
            <text:p>3.13E+11</text:p>
          </table:table-cell>
          <table:table-cell office:value-type="float" office:value="123995000000" calcext:value-type="float">
            <text:p>1.24E+11</text:p>
          </table:table-cell>
          <table:table-cell office:value-type="float" office:value="929974000" calcext:value-type="float">
            <text:p>9.30E+08</text:p>
          </table:table-cell>
        </table:table-row>
        <table:table-row table:style-name="ro1">
          <table:table-cell office:value-type="float" office:value="311769000000" calcext:value-type="float">
            <text:p>3.12E+11</text:p>
          </table:table-cell>
          <table:table-cell office:value-type="float" office:value="124601000000" calcext:value-type="float">
            <text:p>1.25E+11</text:p>
          </table:table-cell>
          <table:table-cell office:value-type="float" office:value="948712000" calcext:value-type="float">
            <text:p>9.49E+08</text:p>
          </table:table-cell>
        </table:table-row>
        <table:table-row table:style-name="ro1">
          <table:table-cell office:value-type="float" office:value="310645000000" calcext:value-type="float">
            <text:p>3.11E+11</text:p>
          </table:table-cell>
          <table:table-cell office:value-type="float" office:value="125205000000" calcext:value-type="float">
            <text:p>1.25E+11</text:p>
          </table:table-cell>
          <table:table-cell office:value-type="float" office:value="967735000" calcext:value-type="float">
            <text:p>9.68E+08</text:p>
          </table:table-cell>
        </table:table-row>
        <table:table-row table:style-name="ro1">
          <table:table-cell office:value-type="float" office:value="309512000000" calcext:value-type="float">
            <text:p>3.10E+11</text:p>
          </table:table-cell>
          <table:table-cell office:value-type="float" office:value="125805000000" calcext:value-type="float">
            <text:p>1.26E+11</text:p>
          </table:table-cell>
          <table:table-cell office:value-type="float" office:value="987048000" calcext:value-type="float">
            <text:p>9.87E+08</text:p>
          </table:table-cell>
        </table:table-row>
        <table:table-row table:style-name="ro1">
          <table:table-cell office:value-type="float" office:value="308371000000" calcext:value-type="float">
            <text:p>3.08E+11</text:p>
          </table:table-cell>
          <table:table-cell office:value-type="float" office:value="126402000000" calcext:value-type="float">
            <text:p>1.26E+11</text:p>
          </table:table-cell>
          <table:table-cell office:value-type="float" office:value="1006650000" calcext:value-type="float">
            <text:p>1.01E+09</text:p>
          </table:table-cell>
        </table:table-row>
        <table:table-row table:style-name="ro1">
          <table:table-cell office:value-type="float" office:value="307222000000" calcext:value-type="float">
            <text:p>3.07E+11</text:p>
          </table:table-cell>
          <table:table-cell office:value-type="float" office:value="126996000000" calcext:value-type="float">
            <text:p>1.27E+11</text:p>
          </table:table-cell>
          <table:table-cell office:value-type="float" office:value="1026550000" calcext:value-type="float">
            <text:p>1.03E+09</text:p>
          </table:table-cell>
        </table:table-row>
        <table:table-row table:style-name="ro1">
          <table:table-cell office:value-type="float" office:value="306064000000" calcext:value-type="float">
            <text:p>3.06E+11</text:p>
          </table:table-cell>
          <table:table-cell office:value-type="float" office:value="127586000000" calcext:value-type="float">
            <text:p>1.28E+11</text:p>
          </table:table-cell>
          <table:table-cell office:value-type="float" office:value="1046750000" calcext:value-type="float">
            <text:p>1.05E+09</text:p>
          </table:table-cell>
        </table:table-row>
        <table:table-row table:style-name="ro1">
          <table:table-cell office:value-type="float" office:value="304898000000" calcext:value-type="float">
            <text:p>3.05E+11</text:p>
          </table:table-cell>
          <table:table-cell office:value-type="float" office:value="128173000000" calcext:value-type="float">
            <text:p>1.28E+11</text:p>
          </table:table-cell>
          <table:table-cell office:value-type="float" office:value="1067260000" calcext:value-type="float">
            <text:p>1.07E+09</text:p>
          </table:table-cell>
        </table:table-row>
        <table:table-row table:style-name="ro1">
          <table:table-cell office:value-type="float" office:value="303724000000" calcext:value-type="float">
            <text:p>3.04E+11</text:p>
          </table:table-cell>
          <table:table-cell office:value-type="float" office:value="128756000000" calcext:value-type="float">
            <text:p>1.29E+11</text:p>
          </table:table-cell>
          <table:table-cell office:value-type="float" office:value="1088070000" calcext:value-type="float">
            <text:p>1.09E+09</text:p>
          </table:table-cell>
        </table:table-row>
        <table:table-row table:style-name="ro1">
          <table:table-cell office:value-type="float" office:value="302541000000" calcext:value-type="float">
            <text:p>3.03E+11</text:p>
          </table:table-cell>
          <table:table-cell office:value-type="float" office:value="129336000000" calcext:value-type="float">
            <text:p>1.29E+11</text:p>
          </table:table-cell>
          <table:table-cell office:value-type="float" office:value="1109190000" calcext:value-type="float">
            <text:p>1.11E+09</text:p>
          </table:table-cell>
        </table:table-row>
        <table:table-row table:style-name="ro1">
          <table:table-cell office:value-type="float" office:value="301350000000" calcext:value-type="float">
            <text:p>3.01E+11</text:p>
          </table:table-cell>
          <table:table-cell office:value-type="float" office:value="129912000000" calcext:value-type="float">
            <text:p>1.30E+11</text:p>
          </table:table-cell>
          <table:table-cell office:value-type="float" office:value="1130630000" calcext:value-type="float">
            <text:p>1.13E+09</text:p>
          </table:table-cell>
        </table:table-row>
        <table:table-row table:style-name="ro1">
          <table:table-cell office:value-type="float" office:value="300151000000" calcext:value-type="float">
            <text:p>3.00E+11</text:p>
          </table:table-cell>
          <table:table-cell office:value-type="float" office:value="130484000000" calcext:value-type="float">
            <text:p>1.30E+11</text:p>
          </table:table-cell>
          <table:table-cell office:value-type="float" office:value="1152380000" calcext:value-type="float">
            <text:p>1.15E+09</text:p>
          </table:table-cell>
        </table:table-row>
        <table:table-row table:style-name="ro1">
          <table:table-cell office:value-type="float" office:value="298943000000" calcext:value-type="float">
            <text:p>2.99E+11</text:p>
          </table:table-cell>
          <table:table-cell office:value-type="float" office:value="131053000000" calcext:value-type="float">
            <text:p>1.31E+11</text:p>
          </table:table-cell>
          <table:table-cell office:value-type="float" office:value="1174460000" calcext:value-type="float">
            <text:p>1.17E+09</text:p>
          </table:table-cell>
        </table:table-row>
        <table:table-row table:style-name="ro1">
          <table:table-cell office:value-type="float" office:value="297726000000" calcext:value-type="float">
            <text:p>2.98E+11</text:p>
          </table:table-cell>
          <table:table-cell office:value-type="float" office:value="131618000000" calcext:value-type="float">
            <text:p>1.32E+11</text:p>
          </table:table-cell>
          <table:table-cell office:value-type="float" office:value="1196860000" calcext:value-type="float">
            <text:p>1.20E+09</text:p>
          </table:table-cell>
        </table:table-row>
        <table:table-row table:style-name="ro1">
          <table:table-cell office:value-type="float" office:value="296502000000" calcext:value-type="float">
            <text:p>2.97E+11</text:p>
          </table:table-cell>
          <table:table-cell office:value-type="float" office:value="132179000000" calcext:value-type="float">
            <text:p>1.32E+11</text:p>
          </table:table-cell>
          <table:table-cell office:value-type="float" office:value="1219600000" calcext:value-type="float">
            <text:p>1.22E+09</text:p>
          </table:table-cell>
        </table:table-row>
        <table:table-row table:style-name="ro1">
          <table:table-cell office:value-type="float" office:value="295268000000" calcext:value-type="float">
            <text:p>2.95E+11</text:p>
          </table:table-cell>
          <table:table-cell office:value-type="float" office:value="132736000000" calcext:value-type="float">
            <text:p>1.33E+11</text:p>
          </table:table-cell>
          <table:table-cell office:value-type="float" office:value="1242670000" calcext:value-type="float">
            <text:p>1.24E+09</text:p>
          </table:table-cell>
        </table:table-row>
        <table:table-row table:style-name="ro1">
          <table:table-cell office:value-type="float" office:value="294026000000" calcext:value-type="float">
            <text:p>2.94E+11</text:p>
          </table:table-cell>
          <table:table-cell office:value-type="float" office:value="133290000000" calcext:value-type="float">
            <text:p>1.33E+11</text:p>
          </table:table-cell>
          <table:table-cell office:value-type="float" office:value="1266080000" calcext:value-type="float">
            <text:p>1.27E+09</text:p>
          </table:table-cell>
        </table:table-row>
        <table:table-row table:style-name="ro1">
          <table:table-cell office:value-type="float" office:value="292775000000" calcext:value-type="float">
            <text:p>2.93E+11</text:p>
          </table:table-cell>
          <table:table-cell office:value-type="float" office:value="133840000000" calcext:value-type="float">
            <text:p>1.34E+11</text:p>
          </table:table-cell>
          <table:table-cell office:value-type="float" office:value="1289830000" calcext:value-type="float">
            <text:p>1.29E+09</text:p>
          </table:table-cell>
        </table:table-row>
        <table:table-row table:style-name="ro1">
          <table:table-cell office:value-type="float" office:value="291516000000" calcext:value-type="float">
            <text:p>2.92E+11</text:p>
          </table:table-cell>
          <table:table-cell office:value-type="float" office:value="134385000000" calcext:value-type="float">
            <text:p>1.34E+11</text:p>
          </table:table-cell>
          <table:table-cell office:value-type="float" office:value="1313930000" calcext:value-type="float">
            <text:p>1.31E+09</text:p>
          </table:table-cell>
        </table:table-row>
        <table:table-row table:style-name="ro1">
          <table:table-cell office:value-type="float" office:value="290247000000" calcext:value-type="float">
            <text:p>2.90E+11</text:p>
          </table:table-cell>
          <table:table-cell office:value-type="float" office:value="134927000000" calcext:value-type="float">
            <text:p>1.35E+11</text:p>
          </table:table-cell>
          <table:table-cell office:value-type="float" office:value="1338380000" calcext:value-type="float">
            <text:p>1.34E+09</text:p>
          </table:table-cell>
        </table:table-row>
        <table:table-row table:style-name="ro1">
          <table:table-cell office:value-type="float" office:value="288970000000" calcext:value-type="float">
            <text:p>2.89E+11</text:p>
          </table:table-cell>
          <table:table-cell office:value-type="float" office:value="135464000000" calcext:value-type="float">
            <text:p>1.35E+11</text:p>
          </table:table-cell>
          <table:table-cell office:value-type="float" office:value="1363190000" calcext:value-type="float">
            <text:p>1.36E+09</text:p>
          </table:table-cell>
        </table:table-row>
        <table:table-row table:style-name="ro1">
          <table:table-cell office:value-type="float" office:value="287685000000" calcext:value-type="float">
            <text:p>2.88E+11</text:p>
          </table:table-cell>
          <table:table-cell office:value-type="float" office:value="135998000000" calcext:value-type="float">
            <text:p>1.36E+11</text:p>
          </table:table-cell>
          <table:table-cell office:value-type="float" office:value="1388360000" calcext:value-type="float">
            <text:p>1.39E+09</text:p>
          </table:table-cell>
        </table:table-row>
        <table:table-row table:style-name="ro1">
          <table:table-cell office:value-type="float" office:value="286390000000" calcext:value-type="float">
            <text:p>2.86E+11</text:p>
          </table:table-cell>
          <table:table-cell office:value-type="float" office:value="136527000000" calcext:value-type="float">
            <text:p>1.37E+11</text:p>
          </table:table-cell>
          <table:table-cell office:value-type="float" office:value="1413890000" calcext:value-type="float">
            <text:p>1.41E+09</text:p>
          </table:table-cell>
        </table:table-row>
        <table:table-row table:style-name="ro1">
          <table:table-cell office:value-type="float" office:value="285086000000" calcext:value-type="float">
            <text:p>2.85E+11</text:p>
          </table:table-cell>
          <table:table-cell office:value-type="float" office:value="137052000000" calcext:value-type="float">
            <text:p>1.37E+11</text:p>
          </table:table-cell>
          <table:table-cell office:value-type="float" office:value="1439800000" calcext:value-type="float">
            <text:p>1.44E+09</text:p>
          </table:table-cell>
        </table:table-row>
        <table:table-row table:style-name="ro1">
          <table:table-cell office:value-type="float" office:value="283774000000" calcext:value-type="float">
            <text:p>2.84E+11</text:p>
          </table:table-cell>
          <table:table-cell office:value-type="float" office:value="137573000000" calcext:value-type="float">
            <text:p>1.38E+11</text:p>
          </table:table-cell>
          <table:table-cell office:value-type="float" office:value="1466080000" calcext:value-type="float">
            <text:p>1.47E+09</text:p>
          </table:table-cell>
        </table:table-row>
        <table:table-row table:style-name="ro1">
          <table:table-cell office:value-type="float" office:value="282453000000" calcext:value-type="float">
            <text:p>2.82E+11</text:p>
          </table:table-cell>
          <table:table-cell office:value-type="float" office:value="138089000000" calcext:value-type="float">
            <text:p>1.38E+11</text:p>
          </table:table-cell>
          <table:table-cell office:value-type="float" office:value="1492740000" calcext:value-type="float">
            <text:p>1.49E+09</text:p>
          </table:table-cell>
        </table:table-row>
        <table:table-row table:style-name="ro1">
          <table:table-cell office:value-type="float" office:value="281122000000" calcext:value-type="float">
            <text:p>2.81E+11</text:p>
          </table:table-cell>
          <table:table-cell office:value-type="float" office:value="138601000000" calcext:value-type="float">
            <text:p>1.39E+11</text:p>
          </table:table-cell>
          <table:table-cell office:value-type="float" office:value="1519780000" calcext:value-type="float">
            <text:p>1.52E+09</text:p>
          </table:table-cell>
        </table:table-row>
        <table:table-row table:style-name="ro1">
          <table:table-cell office:value-type="float" office:value="279783000000" calcext:value-type="float">
            <text:p>2.80E+11</text:p>
          </table:table-cell>
          <table:table-cell office:value-type="float" office:value="139109000000" calcext:value-type="float">
            <text:p>1.39E+11</text:p>
          </table:table-cell>
          <table:table-cell office:value-type="float" office:value="1547220000" calcext:value-type="float">
            <text:p>1.55E+09</text:p>
          </table:table-cell>
        </table:table-row>
        <table:table-row table:style-name="ro1">
          <table:table-cell office:value-type="float" office:value="278435000000" calcext:value-type="float">
            <text:p>2.78E+11</text:p>
          </table:table-cell>
          <table:table-cell office:value-type="float" office:value="139612000000" calcext:value-type="float">
            <text:p>1.40E+11</text:p>
          </table:table-cell>
          <table:table-cell office:value-type="float" office:value="1575050000" calcext:value-type="float">
            <text:p>1.58E+09</text:p>
          </table:table-cell>
        </table:table-row>
        <table:table-row table:style-name="ro1">
          <table:table-cell office:value-type="float" office:value="277077000000" calcext:value-type="float">
            <text:p>2.77E+11</text:p>
          </table:table-cell>
          <table:table-cell office:value-type="float" office:value="140110000000" calcext:value-type="float">
            <text:p>1.40E+11</text:p>
          </table:table-cell>
          <table:table-cell office:value-type="float" office:value="1603280000" calcext:value-type="float">
            <text:p>1.60E+09</text:p>
          </table:table-cell>
        </table:table-row>
        <table:table-row table:style-name="ro1">
          <table:table-cell office:value-type="float" office:value="275710000000" calcext:value-type="float">
            <text:p>2.76E+11</text:p>
          </table:table-cell>
          <table:table-cell office:value-type="float" office:value="140604000000" calcext:value-type="float">
            <text:p>1.41E+11</text:p>
          </table:table-cell>
          <table:table-cell office:value-type="float" office:value="1631910000" calcext:value-type="float">
            <text:p>1.63E+09</text:p>
          </table:table-cell>
        </table:table-row>
        <table:table-row table:style-name="ro1">
          <table:table-cell office:value-type="float" office:value="274335000000" calcext:value-type="float">
            <text:p>2.74E+11</text:p>
          </table:table-cell>
          <table:table-cell office:value-type="float" office:value="141093000000" calcext:value-type="float">
            <text:p>1.41E+11</text:p>
          </table:table-cell>
          <table:table-cell office:value-type="float" office:value="1660960000" calcext:value-type="float">
            <text:p>1.66E+09</text:p>
          </table:table-cell>
        </table:table-row>
        <table:table-row table:style-name="ro1">
          <table:table-cell office:value-type="float" office:value="272949000000" calcext:value-type="float">
            <text:p>2.73E+11</text:p>
          </table:table-cell>
          <table:table-cell office:value-type="float" office:value="141578000000" calcext:value-type="float">
            <text:p>1.42E+11</text:p>
          </table:table-cell>
          <table:table-cell office:value-type="float" office:value="1690420000" calcext:value-type="float">
            <text:p>1.69E+09</text:p>
          </table:table-cell>
        </table:table-row>
        <table:table-row table:style-name="ro1">
          <table:table-cell office:value-type="float" office:value="271555000000" calcext:value-type="float">
            <text:p>2.72E+11</text:p>
          </table:table-cell>
          <table:table-cell office:value-type="float" office:value="142057000000" calcext:value-type="float">
            <text:p>1.42E+11</text:p>
          </table:table-cell>
          <table:table-cell office:value-type="float" office:value="1720300000" calcext:value-type="float">
            <text:p>1.72E+09</text:p>
          </table:table-cell>
        </table:table-row>
        <table:table-row table:style-name="ro1">
          <table:table-cell office:value-type="float" office:value="270151000000" calcext:value-type="float">
            <text:p>2.70E+11</text:p>
          </table:table-cell>
          <table:table-cell office:value-type="float" office:value="142532000000" calcext:value-type="float">
            <text:p>1.43E+11</text:p>
          </table:table-cell>
          <table:table-cell office:value-type="float" office:value="1750610000" calcext:value-type="float">
            <text:p>1.75E+09</text:p>
          </table:table-cell>
        </table:table-row>
        <table:table-row table:style-name="ro1">
          <table:table-cell office:value-type="float" office:value="268738000000" calcext:value-type="float">
            <text:p>2.69E+11</text:p>
          </table:table-cell>
          <table:table-cell office:value-type="float" office:value="143002000000" calcext:value-type="float">
            <text:p>1.43E+11</text:p>
          </table:table-cell>
          <table:table-cell office:value-type="float" office:value="1781360000" calcext:value-type="float">
            <text:p>1.78E+09</text:p>
          </table:table-cell>
        </table:table-row>
        <table:table-row table:style-name="ro1">
          <table:table-cell office:value-type="float" office:value="267316000000" calcext:value-type="float">
            <text:p>2.67E+11</text:p>
          </table:table-cell>
          <table:table-cell office:value-type="float" office:value="143466000000" calcext:value-type="float">
            <text:p>1.43E+11</text:p>
          </table:table-cell>
          <table:table-cell office:value-type="float" office:value="1812540000" calcext:value-type="float">
            <text:p>1.81E+09</text:p>
          </table:table-cell>
        </table:table-row>
        <table:table-row table:style-name="ro1">
          <table:table-cell office:value-type="float" office:value="265884000000" calcext:value-type="float">
            <text:p>2.66E+11</text:p>
          </table:table-cell>
          <table:table-cell office:value-type="float" office:value="143926000000" calcext:value-type="float">
            <text:p>1.44E+11</text:p>
          </table:table-cell>
          <table:table-cell office:value-type="float" office:value="1844170000" calcext:value-type="float">
            <text:p>1.84E+09</text:p>
          </table:table-cell>
        </table:table-row>
        <table:table-row table:style-name="ro1">
          <table:table-cell office:value-type="float" office:value="264442000000" calcext:value-type="float">
            <text:p>2.64E+11</text:p>
          </table:table-cell>
          <table:table-cell office:value-type="float" office:value="144380000000" calcext:value-type="float">
            <text:p>1.44E+11</text:p>
          </table:table-cell>
          <table:table-cell office:value-type="float" office:value="1876250000" calcext:value-type="float">
            <text:p>1.88E+09</text:p>
          </table:table-cell>
        </table:table-row>
        <table:table-row table:style-name="ro1">
          <table:table-cell office:value-type="float" office:value="262991000000" calcext:value-type="float">
            <text:p>2.63E+11</text:p>
          </table:table-cell>
          <table:table-cell office:value-type="float" office:value="144830000000" calcext:value-type="float">
            <text:p>1.45E+11</text:p>
          </table:table-cell>
          <table:table-cell office:value-type="float" office:value="1908780000" calcext:value-type="float">
            <text:p>1.91E+09</text:p>
          </table:table-cell>
        </table:table-row>
        <table:table-row table:style-name="ro1">
          <table:table-cell office:value-type="float" office:value="261530000000" calcext:value-type="float">
            <text:p>2.62E+11</text:p>
          </table:table-cell>
          <table:table-cell office:value-type="float" office:value="145274000000" calcext:value-type="float">
            <text:p>1.45E+11</text:p>
          </table:table-cell>
          <table:table-cell office:value-type="float" office:value="1941780000" calcext:value-type="float">
            <text:p>1.94E+09</text:p>
          </table:table-cell>
        </table:table-row>
        <table:table-row table:style-name="ro1">
          <table:table-cell office:value-type="float" office:value="260060000000" calcext:value-type="float">
            <text:p>2.60E+11</text:p>
          </table:table-cell>
          <table:table-cell office:value-type="float" office:value="145712000000" calcext:value-type="float">
            <text:p>1.46E+11</text:p>
          </table:table-cell>
          <table:table-cell office:value-type="float" office:value="1975250000" calcext:value-type="float">
            <text:p>1.98E+09</text:p>
          </table:table-cell>
        </table:table-row>
        <table:table-row table:style-name="ro1">
          <table:table-cell office:value-type="float" office:value="258580000000" calcext:value-type="float">
            <text:p>2.59E+11</text:p>
          </table:table-cell>
          <table:table-cell office:value-type="float" office:value="146146000000" calcext:value-type="float">
            <text:p>1.46E+11</text:p>
          </table:table-cell>
          <table:table-cell office:value-type="float" office:value="2009190000" calcext:value-type="float">
            <text:p>2.01E+09</text:p>
          </table:table-cell>
        </table:table-row>
        <table:table-row table:style-name="ro1">
          <table:table-cell office:value-type="float" office:value="257090000000" calcext:value-type="float">
            <text:p>2.57E+11</text:p>
          </table:table-cell>
          <table:table-cell office:value-type="float" office:value="146573000000" calcext:value-type="float">
            <text:p>1.47E+11</text:p>
          </table:table-cell>
          <table:table-cell office:value-type="float" office:value="2043620000" calcext:value-type="float">
            <text:p>2.04E+09</text:p>
          </table:table-cell>
        </table:table-row>
        <table:table-row table:style-name="ro1">
          <table:table-cell office:value-type="float" office:value="255590000000" calcext:value-type="float">
            <text:p>2.56E+11</text:p>
          </table:table-cell>
          <table:table-cell office:value-type="float" office:value="146995000000" calcext:value-type="float">
            <text:p>1.47E+11</text:p>
          </table:table-cell>
          <table:table-cell office:value-type="float" office:value="2078530000" calcext:value-type="float">
            <text:p>2.08E+09</text:p>
          </table:table-cell>
        </table:table-row>
        <table:table-row table:style-name="ro1">
          <table:table-cell office:value-type="float" office:value="254081000000" calcext:value-type="float">
            <text:p>2.54E+11</text:p>
          </table:table-cell>
          <table:table-cell office:value-type="float" office:value="147412000000" calcext:value-type="float">
            <text:p>1.47E+11</text:p>
          </table:table-cell>
          <table:table-cell office:value-type="float" office:value="2113940000" calcext:value-type="float">
            <text:p>2.11E+09</text:p>
          </table:table-cell>
        </table:table-row>
        <table:table-row table:style-name="ro1">
          <table:table-cell office:value-type="float" office:value="252562000000" calcext:value-type="float">
            <text:p>2.53E+11</text:p>
          </table:table-cell>
          <table:table-cell office:value-type="float" office:value="147822000000" calcext:value-type="float">
            <text:p>1.48E+11</text:p>
          </table:table-cell>
          <table:table-cell office:value-type="float" office:value="2149860000" calcext:value-type="float">
            <text:p>2.15E+09</text:p>
          </table:table-cell>
        </table:table-row>
        <table:table-row table:style-name="ro1">
          <table:table-cell office:value-type="float" office:value="251032000000" calcext:value-type="float">
            <text:p>2.51E+11</text:p>
          </table:table-cell>
          <table:table-cell office:value-type="float" office:value="148227000000" calcext:value-type="float">
            <text:p>1.48E+11</text:p>
          </table:table-cell>
          <table:table-cell office:value-type="float" office:value="2186290000" calcext:value-type="float">
            <text:p>2.19E+09</text:p>
          </table:table-cell>
        </table:table-row>
        <table:table-row table:style-name="ro1">
          <table:table-cell office:value-type="float" office:value="249493000000" calcext:value-type="float">
            <text:p>2.49E+11</text:p>
          </table:table-cell>
          <table:table-cell office:value-type="float" office:value="148626000000" calcext:value-type="float">
            <text:p>1.49E+11</text:p>
          </table:table-cell>
          <table:table-cell office:value-type="float" office:value="2223230000" calcext:value-type="float">
            <text:p>2.22E+09</text:p>
          </table:table-cell>
        </table:table-row>
        <table:table-row table:style-name="ro1">
          <table:table-cell office:value-type="float" office:value="247944000000" calcext:value-type="float">
            <text:p>2.48E+11</text:p>
          </table:table-cell>
          <table:table-cell office:value-type="float" office:value="149019000000" calcext:value-type="float">
            <text:p>1.49E+11</text:p>
          </table:table-cell>
          <table:table-cell office:value-type="float" office:value="2260700000" calcext:value-type="float">
            <text:p>2.26E+09</text:p>
          </table:table-cell>
        </table:table-row>
        <table:table-row table:style-name="ro1">
          <table:table-cell office:value-type="float" office:value="246384000000" calcext:value-type="float">
            <text:p>2.46E+11</text:p>
          </table:table-cell>
          <table:table-cell office:value-type="float" office:value="149406000000" calcext:value-type="float">
            <text:p>1.49E+11</text:p>
          </table:table-cell>
          <table:table-cell office:value-type="float" office:value="2298700000" calcext:value-type="float">
            <text:p>2.30E+09</text:p>
          </table:table-cell>
        </table:table-row>
        <table:table-row table:style-name="ro1">
          <table:table-cell office:value-type="float" office:value="244814000000" calcext:value-type="float">
            <text:p>2.45E+11</text:p>
          </table:table-cell>
          <table:table-cell office:value-type="float" office:value="149787000000" calcext:value-type="float">
            <text:p>1.50E+11</text:p>
          </table:table-cell>
          <table:table-cell office:value-type="float" office:value="2337240000" calcext:value-type="float">
            <text:p>2.34E+09</text:p>
          </table:table-cell>
        </table:table-row>
        <table:table-row table:style-name="ro1">
          <table:table-cell office:value-type="float" office:value="243234000000" calcext:value-type="float">
            <text:p>2.43E+11</text:p>
          </table:table-cell>
          <table:table-cell office:value-type="float" office:value="150161000000" calcext:value-type="float">
            <text:p>1.50E+11</text:p>
          </table:table-cell>
          <table:table-cell office:value-type="float" office:value="2376320000" calcext:value-type="float">
            <text:p>2.38E+09</text:p>
          </table:table-cell>
        </table:table-row>
        <table:table-row table:style-name="ro1">
          <table:table-cell office:value-type="float" office:value="241644000000" calcext:value-type="float">
            <text:p>2.42E+11</text:p>
          </table:table-cell>
          <table:table-cell office:value-type="float" office:value="150529000000" calcext:value-type="float">
            <text:p>1.51E+11</text:p>
          </table:table-cell>
          <table:table-cell office:value-type="float" office:value="2415970000" calcext:value-type="float">
            <text:p>2.42E+09</text:p>
          </table:table-cell>
        </table:table-row>
        <table:table-row table:style-name="ro1">
          <table:table-cell office:value-type="float" office:value="240044000000" calcext:value-type="float">
            <text:p>2.40E+11</text:p>
          </table:table-cell>
          <table:table-cell office:value-type="float" office:value="150891000000" calcext:value-type="float">
            <text:p>1.51E+11</text:p>
          </table:table-cell>
          <table:table-cell office:value-type="float" office:value="2456180000" calcext:value-type="float">
            <text:p>2.46E+09</text:p>
          </table:table-cell>
        </table:table-row>
        <table:table-row table:style-name="ro1">
          <table:table-cell office:value-type="float" office:value="238433000000" calcext:value-type="float">
            <text:p>2.38E+11</text:p>
          </table:table-cell>
          <table:table-cell office:value-type="float" office:value="151246000000" calcext:value-type="float">
            <text:p>1.51E+11</text:p>
          </table:table-cell>
          <table:table-cell office:value-type="float" office:value="2496960000" calcext:value-type="float">
            <text:p>2.50E+09</text:p>
          </table:table-cell>
        </table:table-row>
        <table:table-row table:style-name="ro1">
          <table:table-cell office:value-type="float" office:value="236811000000" calcext:value-type="float">
            <text:p>2.37E+11</text:p>
          </table:table-cell>
          <table:table-cell office:value-type="float" office:value="151594000000" calcext:value-type="float">
            <text:p>1.52E+11</text:p>
          </table:table-cell>
          <table:table-cell office:value-type="float" office:value="2538320000" calcext:value-type="float">
            <text:p>2.54E+09</text:p>
          </table:table-cell>
        </table:table-row>
        <table:table-row table:style-name="ro1">
          <table:table-cell office:value-type="float" office:value="235179000000" calcext:value-type="float">
            <text:p>2.35E+11</text:p>
          </table:table-cell>
          <table:table-cell office:value-type="float" office:value="151936000000" calcext:value-type="float">
            <text:p>1.52E+11</text:p>
          </table:table-cell>
          <table:table-cell office:value-type="float" office:value="2580270000" calcext:value-type="float">
            <text:p>2.58E+09</text:p>
          </table:table-cell>
        </table:table-row>
        <table:table-row table:style-name="ro1">
          <table:table-cell office:value-type="float" office:value="233537000000" calcext:value-type="float">
            <text:p>2.34E+11</text:p>
          </table:table-cell>
          <table:table-cell office:value-type="float" office:value="152271000000" calcext:value-type="float">
            <text:p>1.52E+11</text:p>
          </table:table-cell>
          <table:table-cell office:value-type="float" office:value="2622820000" calcext:value-type="float">
            <text:p>2.62E+09</text:p>
          </table:table-cell>
        </table:table-row>
        <table:table-row table:style-name="ro1">
          <table:table-cell office:value-type="float" office:value="231883000000" calcext:value-type="float">
            <text:p>2.32E+11</text:p>
          </table:table-cell>
          <table:table-cell office:value-type="float" office:value="152599000000" calcext:value-type="float">
            <text:p>1.53E+11</text:p>
          </table:table-cell>
          <table:table-cell office:value-type="float" office:value="2665980000" calcext:value-type="float">
            <text:p>2.67E+09</text:p>
          </table:table-cell>
        </table:table-row>
        <table:table-row table:style-name="ro1">
          <table:table-cell office:value-type="float" office:value="230220000000" calcext:value-type="float">
            <text:p>2.30E+11</text:p>
          </table:table-cell>
          <table:table-cell office:value-type="float" office:value="152920000000" calcext:value-type="float">
            <text:p>1.53E+11</text:p>
          </table:table-cell>
          <table:table-cell office:value-type="float" office:value="2709750000" calcext:value-type="float">
            <text:p>2.71E+09</text:p>
          </table:table-cell>
        </table:table-row>
        <table:table-row table:style-name="ro1">
          <table:table-cell office:value-type="float" office:value="228545000000" calcext:value-type="float">
            <text:p>2.29E+11</text:p>
          </table:table-cell>
          <table:table-cell office:value-type="float" office:value="153234000000" calcext:value-type="float">
            <text:p>1.53E+11</text:p>
          </table:table-cell>
          <table:table-cell office:value-type="float" office:value="2754150000" calcext:value-type="float">
            <text:p>2.75E+09</text:p>
          </table:table-cell>
        </table:table-row>
        <table:table-row table:style-name="ro1">
          <table:table-cell office:value-type="float" office:value="226859000000" calcext:value-type="float">
            <text:p>2.27E+11</text:p>
          </table:table-cell>
          <table:table-cell office:value-type="float" office:value="153540000000" calcext:value-type="float">
            <text:p>1.54E+11</text:p>
          </table:table-cell>
          <table:table-cell office:value-type="float" office:value="2799180000" calcext:value-type="float">
            <text:p>2.80E+09</text:p>
          </table:table-cell>
        </table:table-row>
        <table:table-row table:style-name="ro1">
          <table:table-cell office:value-type="float" office:value="225163000000" calcext:value-type="float">
            <text:p>2.25E+11</text:p>
          </table:table-cell>
          <table:table-cell office:value-type="float" office:value="153839000000" calcext:value-type="float">
            <text:p>1.54E+11</text:p>
          </table:table-cell>
          <table:table-cell office:value-type="float" office:value="2844870000" calcext:value-type="float">
            <text:p>2.84E+09</text:p>
          </table:table-cell>
        </table:table-row>
        <table:table-row table:style-name="ro1">
          <table:table-cell office:value-type="float" office:value="223456000000" calcext:value-type="float">
            <text:p>2.23E+11</text:p>
          </table:table-cell>
          <table:table-cell office:value-type="float" office:value="154131000000" calcext:value-type="float">
            <text:p>1.54E+11</text:p>
          </table:table-cell>
          <table:table-cell office:value-type="float" office:value="2891200000" calcext:value-type="float">
            <text:p>2.89E+09</text:p>
          </table:table-cell>
        </table:table-row>
        <table:table-row table:style-name="ro1">
          <table:table-cell office:value-type="float" office:value="221737000000" calcext:value-type="float">
            <text:p>2.22E+11</text:p>
          </table:table-cell>
          <table:table-cell office:value-type="float" office:value="154415000000" calcext:value-type="float">
            <text:p>1.54E+11</text:p>
          </table:table-cell>
          <table:table-cell office:value-type="float" office:value="2938200000" calcext:value-type="float">
            <text:p>2.94E+09</text:p>
          </table:table-cell>
        </table:table-row>
        <table:table-row table:style-name="ro1">
          <table:table-cell office:value-type="float" office:value="220008000000" calcext:value-type="float">
            <text:p>2.20E+11</text:p>
          </table:table-cell>
          <table:table-cell office:value-type="float" office:value="154691000000" calcext:value-type="float">
            <text:p>1.55E+11</text:p>
          </table:table-cell>
          <table:table-cell office:value-type="float" office:value="2985880000" calcext:value-type="float">
            <text:p>2.99E+09</text:p>
          </table:table-cell>
        </table:table-row>
        <table:table-row table:style-name="ro1">
          <table:table-cell office:value-type="float" office:value="218267000000" calcext:value-type="float">
            <text:p>2.18E+11</text:p>
          </table:table-cell>
          <table:table-cell office:value-type="float" office:value="154959000000" calcext:value-type="float">
            <text:p>1.55E+11</text:p>
          </table:table-cell>
          <table:table-cell office:value-type="float" office:value="3034250000" calcext:value-type="float">
            <text:p>3.03E+09</text:p>
          </table:table-cell>
        </table:table-row>
        <table:table-row table:style-name="ro1">
          <table:table-cell office:value-type="float" office:value="216515000000" calcext:value-type="float">
            <text:p>2.17E+11</text:p>
          </table:table-cell>
          <table:table-cell office:value-type="float" office:value="155220000000" calcext:value-type="float">
            <text:p>1.55E+11</text:p>
          </table:table-cell>
          <table:table-cell office:value-type="float" office:value="3083310000" calcext:value-type="float">
            <text:p>3.08E+09</text:p>
          </table:table-cell>
        </table:table-row>
        <table:table-row table:style-name="ro1">
          <table:table-cell office:value-type="float" office:value="214752000000" calcext:value-type="float">
            <text:p>2.15E+11</text:p>
          </table:table-cell>
          <table:table-cell office:value-type="float" office:value="155472000000" calcext:value-type="float">
            <text:p>1.55E+11</text:p>
          </table:table-cell>
          <table:table-cell office:value-type="float" office:value="3133080000" calcext:value-type="float">
            <text:p>3.13E+09</text:p>
          </table:table-cell>
        </table:table-row>
        <table:table-row table:style-name="ro1">
          <table:table-cell office:value-type="float" office:value="212978000000" calcext:value-type="float">
            <text:p>2.13E+11</text:p>
          </table:table-cell>
          <table:table-cell office:value-type="float" office:value="155716000000" calcext:value-type="float">
            <text:p>1.56E+11</text:p>
          </table:table-cell>
          <table:table-cell office:value-type="float" office:value="3183570000" calcext:value-type="float">
            <text:p>3.18E+09</text:p>
          </table:table-cell>
        </table:table-row>
        <table:table-row table:style-name="ro1">
          <table:table-cell office:value-type="float" office:value="211192000000" calcext:value-type="float">
            <text:p>2.11E+11</text:p>
          </table:table-cell>
          <table:table-cell office:value-type="float" office:value="155952000000" calcext:value-type="float">
            <text:p>1.56E+11</text:p>
          </table:table-cell>
          <table:table-cell office:value-type="float" office:value="3234800000" calcext:value-type="float">
            <text:p>3.23E+09</text:p>
          </table:table-cell>
        </table:table-row>
        <table:table-row table:style-name="ro1">
          <table:table-cell office:value-type="float" office:value="209394000000" calcext:value-type="float">
            <text:p>2.09E+11</text:p>
          </table:table-cell>
          <table:table-cell office:value-type="float" office:value="156179000000" calcext:value-type="float">
            <text:p>1.56E+11</text:p>
          </table:table-cell>
          <table:table-cell office:value-type="float" office:value="3286770000" calcext:value-type="float">
            <text:p>3.29E+09</text:p>
          </table:table-cell>
        </table:table-row>
        <table:table-row table:style-name="ro1">
          <table:table-cell office:value-type="float" office:value="207585000000" calcext:value-type="float">
            <text:p>2.08E+11</text:p>
          </table:table-cell>
          <table:table-cell office:value-type="float" office:value="156398000000" calcext:value-type="float">
            <text:p>1.56E+11</text:p>
          </table:table-cell>
          <table:table-cell office:value-type="float" office:value="3339490000" calcext:value-type="float">
            <text:p>3.34E+09</text:p>
          </table:table-cell>
        </table:table-row>
        <table:table-row table:style-name="ro1">
          <table:table-cell office:value-type="float" office:value="205764000000" calcext:value-type="float">
            <text:p>2.06E+11</text:p>
          </table:table-cell>
          <table:table-cell office:value-type="float" office:value="156608000000" calcext:value-type="float">
            <text:p>1.57E+11</text:p>
          </table:table-cell>
          <table:table-cell office:value-type="float" office:value="3392980000" calcext:value-type="float">
            <text:p>3.39E+09</text:p>
          </table:table-cell>
        </table:table-row>
        <table:table-row table:style-name="ro1">
          <table:table-cell office:value-type="float" office:value="203932000000" calcext:value-type="float">
            <text:p>2.04E+11</text:p>
          </table:table-cell>
          <table:table-cell office:value-type="float" office:value="156809000000" calcext:value-type="float">
            <text:p>1.57E+11</text:p>
          </table:table-cell>
          <table:table-cell office:value-type="float" office:value="3447260000" calcext:value-type="float">
            <text:p>3.45E+09</text:p>
          </table:table-cell>
        </table:table-row>
        <table:table-row table:style-name="ro1">
          <table:table-cell office:value-type="float" office:value="202087000000" calcext:value-type="float">
            <text:p>2.02E+11</text:p>
          </table:table-cell>
          <table:table-cell office:value-type="float" office:value="157000000000" calcext:value-type="float">
            <text:p>1.57E+11</text:p>
          </table:table-cell>
          <table:table-cell office:value-type="float" office:value="3502330000" calcext:value-type="float">
            <text:p>3.50E+09</text:p>
          </table:table-cell>
        </table:table-row>
        <table:table-row table:style-name="ro1">
          <table:table-cell office:value-type="float" office:value="200231000000" calcext:value-type="float">
            <text:p>2.00E+11</text:p>
          </table:table-cell>
          <table:table-cell office:value-type="float" office:value="157183000000" calcext:value-type="float">
            <text:p>1.57E+11</text:p>
          </table:table-cell>
          <table:table-cell office:value-type="float" office:value="3558210000" calcext:value-type="float">
            <text:p>3.56E+09</text:p>
          </table:table-cell>
        </table:table-row>
        <table:table-row table:style-name="ro1">
          <table:table-cell office:value-type="float" office:value="198363000000" calcext:value-type="float">
            <text:p>1.98E+11</text:p>
          </table:table-cell>
          <table:table-cell office:value-type="float" office:value="157356000000" calcext:value-type="float">
            <text:p>1.57E+11</text:p>
          </table:table-cell>
          <table:table-cell office:value-type="float" office:value="3614910000" calcext:value-type="float">
            <text:p>3.61E+09</text:p>
          </table:table-cell>
        </table:table-row>
        <table:table-row table:style-name="ro1">
          <table:table-cell office:value-type="float" office:value="196483000000" calcext:value-type="float">
            <text:p>1.96E+11</text:p>
          </table:table-cell>
          <table:table-cell office:value-type="float" office:value="157520000000" calcext:value-type="float">
            <text:p>1.58E+11</text:p>
          </table:table-cell>
          <table:table-cell office:value-type="float" office:value="3672450000" calcext:value-type="float">
            <text:p>3.67E+09</text:p>
          </table:table-cell>
        </table:table-row>
        <table:table-row table:style-name="ro1">
          <table:table-cell office:value-type="float" office:value="194590000000" calcext:value-type="float">
            <text:p>1.95E+11</text:p>
          </table:table-cell>
          <table:table-cell office:value-type="float" office:value="157674000000" calcext:value-type="float">
            <text:p>1.58E+11</text:p>
          </table:table-cell>
          <table:table-cell office:value-type="float" office:value="3730840000" calcext:value-type="float">
            <text:p>3.73E+09</text:p>
          </table:table-cell>
        </table:table-row>
        <table:table-row table:style-name="ro1">
          <table:table-cell office:value-type="float" office:value="192686000000" calcext:value-type="float">
            <text:p>1.93E+11</text:p>
          </table:table-cell>
          <table:table-cell office:value-type="float" office:value="157818000000" calcext:value-type="float">
            <text:p>1.58E+11</text:p>
          </table:table-cell>
          <table:table-cell office:value-type="float" office:value="3790090000" calcext:value-type="float">
            <text:p>3.79E+09</text:p>
          </table:table-cell>
        </table:table-row>
        <table:table-row table:style-name="ro1">
          <table:table-cell office:value-type="float" office:value="190769000000" calcext:value-type="float">
            <text:p>1.91E+11</text:p>
          </table:table-cell>
          <table:table-cell office:value-type="float" office:value="157951000000" calcext:value-type="float">
            <text:p>1.58E+11</text:p>
          </table:table-cell>
          <table:table-cell office:value-type="float" office:value="3850230000" calcext:value-type="float">
            <text:p>3.85E+09</text:p>
          </table:table-cell>
        </table:table-row>
        <table:table-row table:style-name="ro1">
          <table:table-cell office:value-type="float" office:value="188840000000" calcext:value-type="float">
            <text:p>1.89E+11</text:p>
          </table:table-cell>
          <table:table-cell office:value-type="float" office:value="158075000000" calcext:value-type="float">
            <text:p>1.58E+11</text:p>
          </table:table-cell>
          <table:table-cell office:value-type="float" office:value="3911260000" calcext:value-type="float">
            <text:p>3.91E+09</text:p>
          </table:table-cell>
        </table:table-row>
        <table:table-row table:style-name="ro1">
          <table:table-cell office:value-type="float" office:value="186898000000" calcext:value-type="float">
            <text:p>1.87E+11</text:p>
          </table:table-cell>
          <table:table-cell office:value-type="float" office:value="158188000000" calcext:value-type="float">
            <text:p>1.58E+11</text:p>
          </table:table-cell>
          <table:table-cell office:value-type="float" office:value="3973210000" calcext:value-type="float">
            <text:p>3.97E+09</text:p>
          </table:table-cell>
        </table:table-row>
        <table:table-row table:style-name="ro1">
          <table:table-cell office:value-type="float" office:value="184944000000" calcext:value-type="float">
            <text:p>1.85E+11</text:p>
          </table:table-cell>
          <table:table-cell office:value-type="float" office:value="158291000000" calcext:value-type="float">
            <text:p>1.58E+11</text:p>
          </table:table-cell>
          <table:table-cell office:value-type="float" office:value="4036080000" calcext:value-type="float">
            <text:p>4.04E+09</text:p>
          </table:table-cell>
        </table:table-row>
        <table:table-row table:style-name="ro1">
          <table:table-cell office:value-type="float" office:value="182977000000" calcext:value-type="float">
            <text:p>1.83E+11</text:p>
          </table:table-cell>
          <table:table-cell office:value-type="float" office:value="158383000000" calcext:value-type="float">
            <text:p>1.58E+11</text:p>
          </table:table-cell>
          <table:table-cell office:value-type="float" office:value="4099900000" calcext:value-type="float">
            <text:p>4.10E+09</text:p>
          </table:table-cell>
        </table:table-row>
        <table:table-row table:style-name="ro1">
          <table:table-cell office:value-type="float" office:value="180997000000" calcext:value-type="float">
            <text:p>1.81E+11</text:p>
          </table:table-cell>
          <table:table-cell office:value-type="float" office:value="158463000000" calcext:value-type="float">
            <text:p>1.58E+11</text:p>
          </table:table-cell>
          <table:table-cell office:value-type="float" office:value="4164690000" calcext:value-type="float">
            <text:p>4.16E+09</text:p>
          </table:table-cell>
        </table:table-row>
        <table:table-row table:style-name="ro1">
          <table:table-cell office:value-type="float" office:value="179005000000" calcext:value-type="float">
            <text:p>1.79E+11</text:p>
          </table:table-cell>
          <table:table-cell office:value-type="float" office:value="158533000000" calcext:value-type="float">
            <text:p>1.59E+11</text:p>
          </table:table-cell>
          <table:table-cell office:value-type="float" office:value="4230450000" calcext:value-type="float">
            <text:p>4.23E+09</text:p>
          </table:table-cell>
        </table:table-row>
        <table:table-row table:style-name="ro1">
          <table:table-cell office:value-type="float" office:value="176999000000" calcext:value-type="float">
            <text:p>1.77E+11</text:p>
          </table:table-cell>
          <table:table-cell office:value-type="float" office:value="158591000000" calcext:value-type="float">
            <text:p>1.59E+11</text:p>
          </table:table-cell>
          <table:table-cell office:value-type="float" office:value="4297220000" calcext:value-type="float">
            <text:p>4.30E+09</text:p>
          </table:table-cell>
        </table:table-row>
        <table:table-row table:style-name="ro1">
          <table:table-cell office:value-type="float" office:value="174981000000" calcext:value-type="float">
            <text:p>1.75E+11</text:p>
          </table:table-cell>
          <table:table-cell office:value-type="float" office:value="158638000000" calcext:value-type="float">
            <text:p>1.59E+11</text:p>
          </table:table-cell>
          <table:table-cell office:value-type="float" office:value="4365000000" calcext:value-type="float">
            <text:p>4.37E+09</text:p>
          </table:table-cell>
        </table:table-row>
        <table:table-row table:style-name="ro1">
          <table:table-cell office:value-type="float" office:value="172950000000" calcext:value-type="float">
            <text:p>1.73E+11</text:p>
          </table:table-cell>
          <table:table-cell office:value-type="float" office:value="158672000000" calcext:value-type="float">
            <text:p>1.59E+11</text:p>
          </table:table-cell>
          <table:table-cell office:value-type="float" office:value="4433820000" calcext:value-type="float">
            <text:p>4.43E+09</text:p>
          </table:table-cell>
        </table:table-row>
        <table:table-row table:style-name="ro1">
          <table:table-cell office:value-type="float" office:value="170905000000" calcext:value-type="float">
            <text:p>1.71E+11</text:p>
          </table:table-cell>
          <table:table-cell office:value-type="float" office:value="158695000000" calcext:value-type="float">
            <text:p>1.59E+11</text:p>
          </table:table-cell>
          <table:table-cell office:value-type="float" office:value="4503700000" calcext:value-type="float">
            <text:p>4.50E+09</text:p>
          </table:table-cell>
        </table:table-row>
        <table:table-row table:style-name="ro1">
          <table:table-cell office:value-type="float" office:value="168847000000" calcext:value-type="float">
            <text:p>1.69E+11</text:p>
          </table:table-cell>
          <table:table-cell office:value-type="float" office:value="158705000000" calcext:value-type="float">
            <text:p>1.59E+11</text:p>
          </table:table-cell>
          <table:table-cell office:value-type="float" office:value="4574650000" calcext:value-type="float">
            <text:p>4.57E+09</text:p>
          </table:table-cell>
        </table:table-row>
        <table:table-row table:style-name="ro1">
          <table:table-cell office:value-type="float" office:value="166776000000" calcext:value-type="float">
            <text:p>1.67E+11</text:p>
          </table:table-cell>
          <table:table-cell office:value-type="float" office:value="158703000000" calcext:value-type="float">
            <text:p>1.59E+11</text:p>
          </table:table-cell>
          <table:table-cell office:value-type="float" office:value="4646700000" calcext:value-type="float">
            <text:p>4.65E+09</text:p>
          </table:table-cell>
        </table:table-row>
        <table:table-row table:style-name="ro1">
          <table:table-cell office:value-type="float" office:value="164691000000" calcext:value-type="float">
            <text:p>1.65E+11</text:p>
          </table:table-cell>
          <table:table-cell office:value-type="float" office:value="158687000000" calcext:value-type="float">
            <text:p>1.59E+11</text:p>
          </table:table-cell>
          <table:table-cell office:value-type="float" office:value="4719880000" calcext:value-type="float">
            <text:p>4.72E+09</text:p>
          </table:table-cell>
        </table:table-row>
        <table:table-row table:style-name="ro1">
          <table:table-cell office:value-type="float" office:value="162593000000" calcext:value-type="float">
            <text:p>1.63E+11</text:p>
          </table:table-cell>
          <table:table-cell office:value-type="float" office:value="158659000000" calcext:value-type="float">
            <text:p>1.59E+11</text:p>
          </table:table-cell>
          <table:table-cell office:value-type="float" office:value="4794190000" calcext:value-type="float">
            <text:p>4.79E+09</text:p>
          </table:table-cell>
        </table:table-row>
        <table:table-row table:style-name="ro1">
          <table:table-cell office:value-type="float" office:value="160481000000" calcext:value-type="float">
            <text:p>1.60E+11</text:p>
          </table:table-cell>
          <table:table-cell office:value-type="float" office:value="158618000000" calcext:value-type="float">
            <text:p>1.59E+11</text:p>
          </table:table-cell>
          <table:table-cell office:value-type="float" office:value="4869680000" calcext:value-type="float">
            <text:p>4.87E+09</text:p>
          </table:table-cell>
        </table:table-row>
        <table:table-row table:style-name="ro1">
          <table:table-cell office:value-type="float" office:value="158356000000" calcext:value-type="float">
            <text:p>1.58E+11</text:p>
          </table:table-cell>
          <table:table-cell office:value-type="float" office:value="158562000000" calcext:value-type="float">
            <text:p>1.59E+11</text:p>
          </table:table-cell>
          <table:table-cell office:value-type="float" office:value="4946350000" calcext:value-type="float">
            <text:p>4.95E+09</text:p>
          </table:table-cell>
        </table:table-row>
        <table:table-row table:style-name="ro1">
          <table:table-cell office:value-type="float" office:value="156216000000" calcext:value-type="float">
            <text:p>1.56E+11</text:p>
          </table:table-cell>
          <table:table-cell office:value-type="float" office:value="158493000000" calcext:value-type="float">
            <text:p>1.58E+11</text:p>
          </table:table-cell>
          <table:table-cell office:value-type="float" office:value="5024230000" calcext:value-type="float">
            <text:p>5.02E+09</text:p>
          </table:table-cell>
        </table:table-row>
        <table:table-row table:style-name="ro1">
          <table:table-cell office:value-type="float" office:value="154063000000" calcext:value-type="float">
            <text:p>1.54E+11</text:p>
          </table:table-cell>
          <table:table-cell office:value-type="float" office:value="158410000000" calcext:value-type="float">
            <text:p>1.58E+11</text:p>
          </table:table-cell>
          <table:table-cell office:value-type="float" office:value="5103350000" calcext:value-type="float">
            <text:p>5.10E+09</text:p>
          </table:table-cell>
        </table:table-row>
        <table:table-row table:style-name="ro1">
          <table:table-cell office:value-type="float" office:value="151895000000" calcext:value-type="float">
            <text:p>1.52E+11</text:p>
          </table:table-cell>
          <table:table-cell office:value-type="float" office:value="158313000000" calcext:value-type="float">
            <text:p>1.58E+11</text:p>
          </table:table-cell>
          <table:table-cell office:value-type="float" office:value="5183730000" calcext:value-type="float">
            <text:p>5.18E+09</text:p>
          </table:table-cell>
        </table:table-row>
        <table:table-row table:style-name="ro1">
          <table:table-cell office:value-type="float" office:value="149713000000" calcext:value-type="float">
            <text:p>1.50E+11</text:p>
          </table:table-cell>
          <table:table-cell office:value-type="float" office:value="158200000000" calcext:value-type="float">
            <text:p>1.58E+11</text:p>
          </table:table-cell>
          <table:table-cell office:value-type="float" office:value="5265400000" calcext:value-type="float">
            <text:p>5.27E+09</text:p>
          </table:table-cell>
        </table:table-row>
        <table:table-row table:style-name="ro1">
          <table:table-cell office:value-type="float" office:value="147518000000" calcext:value-type="float">
            <text:p>1.48E+11</text:p>
          </table:table-cell>
          <table:table-cell office:value-type="float" office:value="158073000000" calcext:value-type="float">
            <text:p>1.58E+11</text:p>
          </table:table-cell>
          <table:table-cell office:value-type="float" office:value="5348400000" calcext:value-type="float">
            <text:p>5.35E+09</text:p>
          </table:table-cell>
        </table:table-row>
        <table:table-row table:style-name="ro1">
          <table:table-cell office:value-type="float" office:value="145307000000" calcext:value-type="float">
            <text:p>1.45E+11</text:p>
          </table:table-cell>
          <table:table-cell office:value-type="float" office:value="157930000000" calcext:value-type="float">
            <text:p>1.58E+11</text:p>
          </table:table-cell>
          <table:table-cell office:value-type="float" office:value="5432730000" calcext:value-type="float">
            <text:p>5.43E+09</text:p>
          </table:table-cell>
        </table:table-row>
        <table:table-row table:style-name="ro1">
          <table:table-cell office:value-type="float" office:value="143083000000" calcext:value-type="float">
            <text:p>1.43E+11</text:p>
          </table:table-cell>
          <table:table-cell office:value-type="float" office:value="157772000000" calcext:value-type="float">
            <text:p>1.58E+11</text:p>
          </table:table-cell>
          <table:table-cell office:value-type="float" office:value="5518440000" calcext:value-type="float">
            <text:p>5.52E+09</text:p>
          </table:table-cell>
        </table:table-row>
        <table:table-row table:style-name="ro1">
          <table:table-cell office:value-type="float" office:value="140843000000" calcext:value-type="float">
            <text:p>1.41E+11</text:p>
          </table:table-cell>
          <table:table-cell office:value-type="float" office:value="157597000000" calcext:value-type="float">
            <text:p>1.58E+11</text:p>
          </table:table-cell>
          <table:table-cell office:value-type="float" office:value="5605550000" calcext:value-type="float">
            <text:p>5.61E+09</text:p>
          </table:table-cell>
        </table:table-row>
        <table:table-row table:style-name="ro1">
          <table:table-cell office:value-type="float" office:value="138589000000" calcext:value-type="float">
            <text:p>1.39E+11</text:p>
          </table:table-cell>
          <table:table-cell office:value-type="float" office:value="157406000000" calcext:value-type="float">
            <text:p>1.57E+11</text:p>
          </table:table-cell>
          <table:table-cell office:value-type="float" office:value="5694100000" calcext:value-type="float">
            <text:p>5.69E+09</text:p>
          </table:table-cell>
        </table:table-row>
        <table:table-row table:style-name="ro1">
          <table:table-cell office:value-type="float" office:value="136321000000" calcext:value-type="float">
            <text:p>1.36E+11</text:p>
          </table:table-cell>
          <table:table-cell office:value-type="float" office:value="157198000000" calcext:value-type="float">
            <text:p>1.57E+11</text:p>
          </table:table-cell>
          <table:table-cell office:value-type="float" office:value="5784110000" calcext:value-type="float">
            <text:p>5.78E+09</text:p>
          </table:table-cell>
        </table:table-row>
        <table:table-row table:style-name="ro1">
          <table:table-cell office:value-type="float" office:value="134037000000" calcext:value-type="float">
            <text:p>1.34E+11</text:p>
          </table:table-cell>
          <table:table-cell office:value-type="float" office:value="156973000000" calcext:value-type="float">
            <text:p>1.57E+11</text:p>
          </table:table-cell>
          <table:table-cell office:value-type="float" office:value="5875630000" calcext:value-type="float">
            <text:p>5.88E+09</text:p>
          </table:table-cell>
        </table:table-row>
        <table:table-row table:style-name="ro1">
          <table:table-cell office:value-type="float" office:value="131739000000" calcext:value-type="float">
            <text:p>1.32E+11</text:p>
          </table:table-cell>
          <table:table-cell office:value-type="float" office:value="156731000000" calcext:value-type="float">
            <text:p>1.57E+11</text:p>
          </table:table-cell>
          <table:table-cell office:value-type="float" office:value="5968680000" calcext:value-type="float">
            <text:p>5.97E+09</text:p>
          </table:table-cell>
        </table:table-row>
        <table:table-row table:style-name="ro1">
          <table:table-cell office:value-type="float" office:value="129425000000" calcext:value-type="float">
            <text:p>1.29E+11</text:p>
          </table:table-cell>
          <table:table-cell office:value-type="float" office:value="156471000000" calcext:value-type="float">
            <text:p>1.56E+11</text:p>
          </table:table-cell>
          <table:table-cell office:value-type="float" office:value="6063290000" calcext:value-type="float">
            <text:p>6.06E+09</text:p>
          </table:table-cell>
        </table:table-row>
        <table:table-row table:style-name="ro1">
          <table:table-cell office:value-type="float" office:value="127096000000" calcext:value-type="float">
            <text:p>1.27E+11</text:p>
          </table:table-cell>
          <table:table-cell office:value-type="float" office:value="156192000000" calcext:value-type="float">
            <text:p>1.56E+11</text:p>
          </table:table-cell>
          <table:table-cell office:value-type="float" office:value="6159510000" calcext:value-type="float">
            <text:p>6.16E+09</text:p>
          </table:table-cell>
        </table:table-row>
        <table:table-row table:style-name="ro1">
          <table:table-cell office:value-type="float" office:value="124752000000" calcext:value-type="float">
            <text:p>1.25E+11</text:p>
          </table:table-cell>
          <table:table-cell office:value-type="float" office:value="155894000000" calcext:value-type="float">
            <text:p>1.56E+11</text:p>
          </table:table-cell>
          <table:table-cell office:value-type="float" office:value="6257380000" calcext:value-type="float">
            <text:p>6.26E+09</text:p>
          </table:table-cell>
        </table:table-row>
        <table:table-row table:style-name="ro1">
          <table:table-cell office:value-type="float" office:value="122393000000" calcext:value-type="float">
            <text:p>1.22E+11</text:p>
          </table:table-cell>
          <table:table-cell office:value-type="float" office:value="155578000000" calcext:value-type="float">
            <text:p>1.56E+11</text:p>
          </table:table-cell>
          <table:table-cell office:value-type="float" office:value="6356920000" calcext:value-type="float">
            <text:p>6.36E+09</text:p>
          </table:table-cell>
        </table:table-row>
        <table:table-row table:style-name="ro1">
          <table:table-cell office:value-type="float" office:value="120018000000" calcext:value-type="float">
            <text:p>1.20E+11</text:p>
          </table:table-cell>
          <table:table-cell office:value-type="float" office:value="155241000000" calcext:value-type="float">
            <text:p>1.55E+11</text:p>
          </table:table-cell>
          <table:table-cell office:value-type="float" office:value="6458190000" calcext:value-type="float">
            <text:p>6.46E+09</text:p>
          </table:table-cell>
        </table:table-row>
        <table:table-row table:style-name="ro1">
          <table:table-cell office:value-type="float" office:value="117627000000" calcext:value-type="float">
            <text:p>1.18E+11</text:p>
          </table:table-cell>
          <table:table-cell office:value-type="float" office:value="154884000000" calcext:value-type="float">
            <text:p>1.55E+11</text:p>
          </table:table-cell>
          <table:table-cell office:value-type="float" office:value="6561220000" calcext:value-type="float">
            <text:p>6.56E+09</text:p>
          </table:table-cell>
        </table:table-row>
        <table:table-row table:style-name="ro1">
          <table:table-cell office:value-type="float" office:value="115221000000" calcext:value-type="float">
            <text:p>1.15E+11</text:p>
          </table:table-cell>
          <table:table-cell office:value-type="float" office:value="154507000000" calcext:value-type="float">
            <text:p>1.55E+11</text:p>
          </table:table-cell>
          <table:table-cell office:value-type="float" office:value="6666060000" calcext:value-type="float">
            <text:p>6.67E+09</text:p>
          </table:table-cell>
        </table:table-row>
        <table:table-row table:style-name="ro1">
          <table:table-cell office:value-type="float" office:value="112799000000" calcext:value-type="float">
            <text:p>1.13E+11</text:p>
          </table:table-cell>
          <table:table-cell office:value-type="float" office:value="154109000000" calcext:value-type="float">
            <text:p>1.54E+11</text:p>
          </table:table-cell>
          <table:table-cell office:value-type="float" office:value="6772750000" calcext:value-type="float">
            <text:p>6.77E+09</text:p>
          </table:table-cell>
        </table:table-row>
        <table:table-row table:style-name="ro1">
          <table:table-cell office:value-type="float" office:value="110361000000" calcext:value-type="float">
            <text:p>1.10E+11</text:p>
          </table:table-cell>
          <table:table-cell office:value-type="float" office:value="153688000000" calcext:value-type="float">
            <text:p>1.54E+11</text:p>
          </table:table-cell>
          <table:table-cell office:value-type="float" office:value="6881330000" calcext:value-type="float">
            <text:p>6.88E+09</text:p>
          </table:table-cell>
        </table:table-row>
        <table:table-row table:style-name="ro1">
          <table:table-cell office:value-type="float" office:value="107907000000" calcext:value-type="float">
            <text:p>1.08E+11</text:p>
          </table:table-cell>
          <table:table-cell office:value-type="float" office:value="153246000000" calcext:value-type="float">
            <text:p>1.53E+11</text:p>
          </table:table-cell>
          <table:table-cell office:value-type="float" office:value="6991860000" calcext:value-type="float">
            <text:p>6.99E+09</text:p>
          </table:table-cell>
        </table:table-row>
        <table:table-row table:style-name="ro1">
          <table:table-cell office:value-type="float" office:value="105437000000" calcext:value-type="float">
            <text:p>1.05E+11</text:p>
          </table:table-cell>
          <table:table-cell office:value-type="float" office:value="152781000000" calcext:value-type="float">
            <text:p>1.53E+11</text:p>
          </table:table-cell>
          <table:table-cell office:value-type="float" office:value="7104390000" calcext:value-type="float">
            <text:p>7.10E+09</text:p>
          </table:table-cell>
        </table:table-row>
        <table:table-row table:style-name="ro1">
          <table:table-cell office:value-type="float" office:value="102951000000" calcext:value-type="float">
            <text:p>1.03E+11</text:p>
          </table:table-cell>
          <table:table-cell office:value-type="float" office:value="152292000000" calcext:value-type="float">
            <text:p>1.52E+11</text:p>
          </table:table-cell>
          <table:table-cell office:value-type="float" office:value="7218960000" calcext:value-type="float">
            <text:p>7.22E+09</text:p>
          </table:table-cell>
        </table:table-row>
        <table:table-row table:style-name="ro1">
          <table:table-cell office:value-type="float" office:value="100448000000" calcext:value-type="float">
            <text:p>1.00E+11</text:p>
          </table:table-cell>
          <table:table-cell office:value-type="float" office:value="151779000000" calcext:value-type="float">
            <text:p>1.52E+11</text:p>
          </table:table-cell>
          <table:table-cell office:value-type="float" office:value="7335640000" calcext:value-type="float">
            <text:p>7.34E+09</text:p>
          </table:table-cell>
        </table:table-row>
        <table:table-row table:style-name="ro1">
          <table:table-cell office:value-type="float" office:value="97929300000" calcext:value-type="float">
            <text:p>9.79E+10</text:p>
          </table:table-cell>
          <table:table-cell office:value-type="float" office:value="151242000000" calcext:value-type="float">
            <text:p>1.51E+11</text:p>
          </table:table-cell>
          <table:table-cell office:value-type="float" office:value="7454470000" calcext:value-type="float">
            <text:p>7.45E+09</text:p>
          </table:table-cell>
        </table:table-row>
        <table:table-row table:style-name="ro1">
          <table:table-cell office:value-type="float" office:value="95394100000" calcext:value-type="float">
            <text:p>9.54E+10</text:p>
          </table:table-cell>
          <table:table-cell office:value-type="float" office:value="150679000000" calcext:value-type="float">
            <text:p>1.51E+11</text:p>
          </table:table-cell>
          <table:table-cell office:value-type="float" office:value="7575510000" calcext:value-type="float">
            <text:p>7.58E+09</text:p>
          </table:table-cell>
        </table:table-row>
        <table:table-row table:style-name="ro1">
          <table:table-cell office:value-type="float" office:value="92842500000" calcext:value-type="float">
            <text:p>9.28E+10</text:p>
          </table:table-cell>
          <table:table-cell office:value-type="float" office:value="150090000000" calcext:value-type="float">
            <text:p>1.50E+11</text:p>
          </table:table-cell>
          <table:table-cell office:value-type="float" office:value="7698840000" calcext:value-type="float">
            <text:p>7.70E+09</text:p>
          </table:table-cell>
        </table:table-row>
        <table:table-row table:style-name="ro1">
          <table:table-cell office:value-type="float" office:value="90274200000" calcext:value-type="float">
            <text:p>9.03E+10</text:p>
          </table:table-cell>
          <table:table-cell office:value-type="float" office:value="149474000000" calcext:value-type="float">
            <text:p>1.49E+11</text:p>
          </table:table-cell>
          <table:table-cell office:value-type="float" office:value="7824490000" calcext:value-type="float">
            <text:p>7.82E+09</text:p>
          </table:table-cell>
        </table:table-row>
        <table:table-row table:style-name="ro1">
          <table:table-cell office:value-type="float" office:value="87689400000" calcext:value-type="float">
            <text:p>8.77E+10</text:p>
          </table:table-cell>
          <table:table-cell office:value-type="float" office:value="148831000000" calcext:value-type="float">
            <text:p>1.49E+11</text:p>
          </table:table-cell>
          <table:table-cell office:value-type="float" office:value="7952550000" calcext:value-type="float">
            <text:p>7.95E+09</text:p>
          </table:table-cell>
        </table:table-row>
        <table:table-row table:style-name="ro1">
          <table:table-cell office:value-type="float" office:value="85088000000" calcext:value-type="float">
            <text:p>8.51E+10</text:p>
          </table:table-cell>
          <table:table-cell office:value-type="float" office:value="148160000000" calcext:value-type="float">
            <text:p>1.48E+11</text:p>
          </table:table-cell>
          <table:table-cell office:value-type="float" office:value="8083080000" calcext:value-type="float">
            <text:p>8.08E+09</text:p>
          </table:table-cell>
        </table:table-row>
        <table:table-row table:style-name="ro1">
          <table:table-cell office:value-type="float" office:value="82469800000" calcext:value-type="float">
            <text:p>8.25E+10</text:p>
          </table:table-cell>
          <table:table-cell office:value-type="float" office:value="147460000000" calcext:value-type="float">
            <text:p>1.47E+11</text:p>
          </table:table-cell>
          <table:table-cell office:value-type="float" office:value="8216160000" calcext:value-type="float">
            <text:p>8.22E+09</text:p>
          </table:table-cell>
        </table:table-row>
        <table:table-row table:style-name="ro1">
          <table:table-cell office:value-type="float" office:value="79834900000" calcext:value-type="float">
            <text:p>7.98E+10</text:p>
          </table:table-cell>
          <table:table-cell office:value-type="float" office:value="146729000000" calcext:value-type="float">
            <text:p>1.47E+11</text:p>
          </table:table-cell>
          <table:table-cell office:value-type="float" office:value="8351840000" calcext:value-type="float">
            <text:p>8.35E+09</text:p>
          </table:table-cell>
        </table:table-row>
        <table:table-row table:style-name="ro1">
          <table:table-cell office:value-type="float" office:value="77183200000" calcext:value-type="float">
            <text:p>7.72E+10</text:p>
          </table:table-cell>
          <table:table-cell office:value-type="float" office:value="145968000000" calcext:value-type="float">
            <text:p>1.46E+11</text:p>
          </table:table-cell>
          <table:table-cell office:value-type="float" office:value="8490220000" calcext:value-type="float">
            <text:p>8.49E+09</text:p>
          </table:table-cell>
        </table:table-row>
        <table:table-row table:style-name="ro1">
          <table:table-cell office:value-type="float" office:value="74514800000" calcext:value-type="float">
            <text:p>7.45E+10</text:p>
          </table:table-cell>
          <table:table-cell office:value-type="float" office:value="145175000000" calcext:value-type="float">
            <text:p>1.45E+11</text:p>
          </table:table-cell>
          <table:table-cell office:value-type="float" office:value="8631370000" calcext:value-type="float">
            <text:p>8.63E+09</text:p>
          </table:table-cell>
        </table:table-row>
        <table:table-row table:style-name="ro1">
          <table:table-cell office:value-type="float" office:value="71829600000" calcext:value-type="float">
            <text:p>7.18E+10</text:p>
          </table:table-cell>
          <table:table-cell office:value-type="float" office:value="144349000000" calcext:value-type="float">
            <text:p>1.44E+11</text:p>
          </table:table-cell>
          <table:table-cell office:value-type="float" office:value="8775370000" calcext:value-type="float">
            <text:p>8.78E+09</text:p>
          </table:table-cell>
        </table:table-row>
        <table:table-row table:style-name="ro1">
          <table:table-cell office:value-type="float" office:value="69127600000" calcext:value-type="float">
            <text:p>6.91E+10</text:p>
          </table:table-cell>
          <table:table-cell office:value-type="float" office:value="143490000000" calcext:value-type="float">
            <text:p>1.43E+11</text:p>
          </table:table-cell>
          <table:table-cell office:value-type="float" office:value="8922320000" calcext:value-type="float">
            <text:p>8.92E+09</text:p>
          </table:table-cell>
        </table:table-row>
        <table:table-row table:style-name="ro1">
          <table:table-cell office:value-type="float" office:value="66408900000" calcext:value-type="float">
            <text:p>6.64E+10</text:p>
          </table:table-cell>
          <table:table-cell office:value-type="float" office:value="142596000000" calcext:value-type="float">
            <text:p>1.43E+11</text:p>
          </table:table-cell>
          <table:table-cell office:value-type="float" office:value="9072300000" calcext:value-type="float">
            <text:p>9.07E+09</text:p>
          </table:table-cell>
        </table:table-row>
        <table:table-row table:style-name="ro1">
          <table:table-cell office:value-type="float" office:value="63673600000" calcext:value-type="float">
            <text:p>6.37E+10</text:p>
          </table:table-cell>
          <table:table-cell office:value-type="float" office:value="141666000000" calcext:value-type="float">
            <text:p>1.42E+11</text:p>
          </table:table-cell>
          <table:table-cell office:value-type="float" office:value="9225400000" calcext:value-type="float">
            <text:p>9.23E+09</text:p>
          </table:table-cell>
        </table:table-row>
        <table:table-row table:style-name="ro1">
          <table:table-cell office:value-type="float" office:value="60921600000" calcext:value-type="float">
            <text:p>6.09E+10</text:p>
          </table:table-cell>
          <table:table-cell office:value-type="float" office:value="140700000000" calcext:value-type="float">
            <text:p>1.41E+11</text:p>
          </table:table-cell>
          <table:table-cell office:value-type="float" office:value="9381740000" calcext:value-type="float">
            <text:p>9.38E+09</text:p>
          </table:table-cell>
        </table:table-row>
        <table:table-row table:style-name="ro1">
          <table:table-cell office:value-type="float" office:value="58153200000" calcext:value-type="float">
            <text:p>5.82E+10</text:p>
          </table:table-cell>
          <table:table-cell office:value-type="float" office:value="139695000000" calcext:value-type="float">
            <text:p>1.40E+11</text:p>
          </table:table-cell>
          <table:table-cell office:value-type="float" office:value="9541400000" calcext:value-type="float">
            <text:p>9.54E+09</text:p>
          </table:table-cell>
        </table:table-row>
        <table:table-row table:style-name="ro1">
          <table:table-cell office:value-type="float" office:value="55368300000" calcext:value-type="float">
            <text:p>5.54E+10</text:p>
          </table:table-cell>
          <table:table-cell office:value-type="float" office:value="138651000000" calcext:value-type="float">
            <text:p>1.39E+11</text:p>
          </table:table-cell>
          <table:table-cell office:value-type="float" office:value="9704500000" calcext:value-type="float">
            <text:p>9.70E+09</text:p>
          </table:table-cell>
        </table:table-row>
        <table:table-row table:style-name="ro1">
          <table:table-cell office:value-type="float" office:value="52567300000" calcext:value-type="float">
            <text:p>5.26E+10</text:p>
          </table:table-cell>
          <table:table-cell office:value-type="float" office:value="137566000000" calcext:value-type="float">
            <text:p>1.38E+11</text:p>
          </table:table-cell>
          <table:table-cell office:value-type="float" office:value="9871160000" calcext:value-type="float">
            <text:p>9.87E+09</text:p>
          </table:table-cell>
        </table:table-row>
        <table:table-row table:style-name="ro1">
          <table:table-cell office:value-type="float" office:value="49750100000" calcext:value-type="float">
            <text:p>4.98E+10</text:p>
          </table:table-cell>
          <table:table-cell office:value-type="float" office:value="136439000000" calcext:value-type="float">
            <text:p>1.36E+11</text:p>
          </table:table-cell>
          <table:table-cell office:value-type="float" office:value="10041500000" calcext:value-type="float">
            <text:p>1.00E+10</text:p>
          </table:table-cell>
        </table:table-row>
        <table:table-row table:style-name="ro1">
          <table:table-cell office:value-type="float" office:value="46917200000" calcext:value-type="float">
            <text:p>4.69E+10</text:p>
          </table:table-cell>
          <table:table-cell office:value-type="float" office:value="135269000000" calcext:value-type="float">
            <text:p>1.35E+11</text:p>
          </table:table-cell>
          <table:table-cell office:value-type="float" office:value="10215600000" calcext:value-type="float">
            <text:p>1.02E+10</text:p>
          </table:table-cell>
        </table:table-row>
        <table:table-row table:style-name="ro1">
          <table:table-cell office:value-type="float" office:value="44068600000" calcext:value-type="float">
            <text:p>4.41E+10</text:p>
          </table:table-cell>
          <table:table-cell office:value-type="float" office:value="134053000000" calcext:value-type="float">
            <text:p>1.34E+11</text:p>
          </table:table-cell>
          <table:table-cell office:value-type="float" office:value="10393700000" calcext:value-type="float">
            <text:p>1.04E+10</text:p>
          </table:table-cell>
        </table:table-row>
        <table:table-row table:style-name="ro1">
          <table:table-cell office:value-type="float" office:value="41204800000" calcext:value-type="float">
            <text:p>4.12E+10</text:p>
          </table:table-cell>
          <table:table-cell office:value-type="float" office:value="132792000000" calcext:value-type="float">
            <text:p>1.33E+11</text:p>
          </table:table-cell>
          <table:table-cell office:value-type="float" office:value="10575800000" calcext:value-type="float">
            <text:p>1.06E+10</text:p>
          </table:table-cell>
        </table:table-row>
        <table:table-row table:style-name="ro1">
          <table:table-cell office:value-type="float" office:value="38326000000" calcext:value-type="float">
            <text:p>3.83E+10</text:p>
          </table:table-cell>
          <table:table-cell office:value-type="float" office:value="131482000000" calcext:value-type="float">
            <text:p>1.31E+11</text:p>
          </table:table-cell>
          <table:table-cell office:value-type="float" office:value="10762100000" calcext:value-type="float">
            <text:p>1.08E+10</text:p>
          </table:table-cell>
        </table:table-row>
        <table:table-row table:style-name="ro1">
          <table:table-cell office:value-type="float" office:value="35432700000" calcext:value-type="float">
            <text:p>3.54E+10</text:p>
          </table:table-cell>
          <table:table-cell office:value-type="float" office:value="130122000000" calcext:value-type="float">
            <text:p>1.30E+11</text:p>
          </table:table-cell>
          <table:table-cell office:value-type="float" office:value="10952700000" calcext:value-type="float">
            <text:p>1.10E+10</text:p>
          </table:table-cell>
        </table:table-row>
        <table:table-row table:style-name="ro1">
          <table:table-cell office:value-type="float" office:value="32525400000" calcext:value-type="float">
            <text:p>3.25E+10</text:p>
          </table:table-cell>
          <table:table-cell office:value-type="float" office:value="128710000000" calcext:value-type="float">
            <text:p>1.29E+11</text:p>
          </table:table-cell>
          <table:table-cell office:value-type="float" office:value="11147900000" calcext:value-type="float">
            <text:p>1.11E+10</text:p>
          </table:table-cell>
        </table:table-row>
        <table:table-row table:style-name="ro1">
          <table:table-cell office:value-type="float" office:value="29604600000" calcext:value-type="float">
            <text:p>2.96E+10</text:p>
          </table:table-cell>
          <table:table-cell office:value-type="float" office:value="127246000000" calcext:value-type="float">
            <text:p>1.27E+11</text:p>
          </table:table-cell>
          <table:table-cell office:value-type="float" office:value="11347800000" calcext:value-type="float">
            <text:p>1.13E+10</text:p>
          </table:table-cell>
        </table:table-row>
        <table:table-row table:style-name="ro1">
          <table:table-cell office:value-type="float" office:value="26670800000" calcext:value-type="float">
            <text:p>2.67E+10</text:p>
          </table:table-cell>
          <table:table-cell office:value-type="float" office:value="125725000000" calcext:value-type="float">
            <text:p>1.26E+11</text:p>
          </table:table-cell>
          <table:table-cell office:value-type="float" office:value="11552500000" calcext:value-type="float">
            <text:p>1.16E+10</text:p>
          </table:table-cell>
        </table:table-row>
        <table:table-row table:style-name="ro1">
          <table:table-cell office:value-type="float" office:value="23724800000" calcext:value-type="float">
            <text:p>2.37E+10</text:p>
          </table:table-cell>
          <table:table-cell office:value-type="float" office:value="124147000000" calcext:value-type="float">
            <text:p>1.24E+11</text:p>
          </table:table-cell>
          <table:table-cell office:value-type="float" office:value="11762300000" calcext:value-type="float">
            <text:p>1.18E+10</text:p>
          </table:table-cell>
        </table:table-row>
        <table:table-row table:style-name="ro1">
          <table:table-cell office:value-type="float" office:value="20767500000" calcext:value-type="float">
            <text:p>2.08E+10</text:p>
          </table:table-cell>
          <table:table-cell office:value-type="float" office:value="122509000000" calcext:value-type="float">
            <text:p>1.23E+11</text:p>
          </table:table-cell>
          <table:table-cell office:value-type="float" office:value="11977200000" calcext:value-type="float">
            <text:p>1.20E+10</text:p>
          </table:table-cell>
        </table:table-row>
        <table:table-row table:style-name="ro1">
          <table:table-cell office:value-type="float" office:value="17799600000" calcext:value-type="float">
            <text:p>1.78E+10</text:p>
          </table:table-cell>
          <table:table-cell office:value-type="float" office:value="120809000000" calcext:value-type="float">
            <text:p>1.21E+11</text:p>
          </table:table-cell>
          <table:table-cell office:value-type="float" office:value="12197600000" calcext:value-type="float">
            <text:p>1.22E+10</text:p>
          </table:table-cell>
        </table:table-row>
        <table:table-row table:style-name="ro1">
          <table:table-cell office:value-type="float" office:value="14822200000" calcext:value-type="float">
            <text:p>1.48E+10</text:p>
          </table:table-cell>
          <table:table-cell office:value-type="float" office:value="119045000000" calcext:value-type="float">
            <text:p>1.19E+11</text:p>
          </table:table-cell>
          <table:table-cell office:value-type="float" office:value="12423700000" calcext:value-type="float">
            <text:p>1.24E+10</text:p>
          </table:table-cell>
        </table:table-row>
        <table:table-row table:style-name="ro1">
          <table:table-cell office:value-type="float" office:value="11836500000" calcext:value-type="float">
            <text:p>1.18E+10</text:p>
          </table:table-cell>
          <table:table-cell office:value-type="float" office:value="117214000000" calcext:value-type="float">
            <text:p>1.17E+11</text:p>
          </table:table-cell>
          <table:table-cell office:value-type="float" office:value="12655500000" calcext:value-type="float">
            <text:p>1.27E+10</text:p>
          </table:table-cell>
        </table:table-row>
        <table:table-row table:style-name="ro1">
          <table:table-cell office:value-type="float" office:value="8843870000" calcext:value-type="float">
            <text:p>8.84E+09</text:p>
          </table:table-cell>
          <table:table-cell office:value-type="float" office:value="115313000000" calcext:value-type="float">
            <text:p>1.15E+11</text:p>
          </table:table-cell>
          <table:table-cell office:value-type="float" office:value="12893500000" calcext:value-type="float">
            <text:p>1.29E+10</text:p>
          </table:table-cell>
        </table:table-row>
        <table:table-row table:style-name="ro1">
          <table:table-cell office:value-type="float" office:value="5845670000" calcext:value-type="float">
            <text:p>5.85E+09</text:p>
          </table:table-cell>
          <table:table-cell office:value-type="float" office:value="113341000000" calcext:value-type="float">
            <text:p>1.13E+11</text:p>
          </table:table-cell>
          <table:table-cell office:value-type="float" office:value="13137800000" calcext:value-type="float">
            <text:p>1.31E+10</text:p>
          </table:table-cell>
        </table:table-row>
        <table:table-row table:style-name="ro1">
          <table:table-cell office:value-type="float" office:value="2843610000" calcext:value-type="float">
            <text:p>2.84E+09</text:p>
          </table:table-cell>
          <table:table-cell office:value-type="float" office:value="111292000000" calcext:value-type="float">
            <text:p>1.11E+11</text:p>
          </table:table-cell>
          <table:table-cell office:value-type="float" office:value="13388700000" calcext:value-type="float">
            <text:p>1.34E+10</text:p>
          </table:table-cell>
        </table:table-row>
        <table:table-row table:style-name="ro1">
          <table:table-cell office:value-type="float" office:value="-160423000" calcext:value-type="float">
            <text:p>-1.60E+08</text:p>
          </table:table-cell>
          <table:table-cell office:value-type="float" office:value="109166000000" calcext:value-type="float">
            <text:p>1.09E+11</text:p>
          </table:table-cell>
          <table:table-cell office:value-type="float" office:value="13646400000" calcext:value-type="float">
            <text:p>1.36E+10</text:p>
          </table:table-cell>
        </table:table-row>
        <table:table-row table:style-name="ro1">
          <table:table-cell office:value-type="float" office:value="-3164310000" calcext:value-type="float">
            <text:p>-3.16E+09</text:p>
          </table:table-cell>
          <table:table-cell office:value-type="float" office:value="106959000000" calcext:value-type="float">
            <text:p>1.07E+11</text:p>
          </table:table-cell>
          <table:table-cell office:value-type="float" office:value="13911200000" calcext:value-type="float">
            <text:p>1.39E+10</text:p>
          </table:table-cell>
        </table:table-row>
        <table:table-row table:style-name="ro1">
          <table:table-cell office:value-type="float" office:value="-6165690000" calcext:value-type="float">
            <text:p>-6.17E+09</text:p>
          </table:table-cell>
          <table:table-cell office:value-type="float" office:value="104667000000" calcext:value-type="float">
            <text:p>1.05E+11</text:p>
          </table:table-cell>
          <table:table-cell office:value-type="float" office:value="14183500000" calcext:value-type="float">
            <text:p>1.42E+10</text:p>
          </table:table-cell>
        </table:table-row>
        <table:table-row table:style-name="ro1">
          <table:table-cell office:value-type="float" office:value="-9161860000" calcext:value-type="float">
            <text:p>-9.16E+09</text:p>
          </table:table-cell>
          <table:table-cell office:value-type="float" office:value="102288000000" calcext:value-type="float">
            <text:p>1.02E+11</text:p>
          </table:table-cell>
          <table:table-cell office:value-type="float" office:value="14463500000" calcext:value-type="float">
            <text:p>1.45E+10</text:p>
          </table:table-cell>
        </table:table-row>
        <table:table-row table:style-name="ro1">
          <table:table-cell office:value-type="float" office:value="-12149800000" calcext:value-type="float">
            <text:p>-1.21E+10</text:p>
          </table:table-cell>
          <table:table-cell office:value-type="float" office:value="99817200000" calcext:value-type="float">
            <text:p>9.98E+10</text:p>
          </table:table-cell>
          <table:table-cell office:value-type="float" office:value="14751400000" calcext:value-type="float">
            <text:p>1.48E+10</text:p>
          </table:table-cell>
        </table:table-row>
        <table:table-row table:style-name="ro1">
          <table:table-cell office:value-type="float" office:value="-15126200000" calcext:value-type="float">
            <text:p>-1.51E+10</text:p>
          </table:table-cell>
          <table:table-cell office:value-type="float" office:value="97251800000" calcext:value-type="float">
            <text:p>9.73E+10</text:p>
          </table:table-cell>
          <table:table-cell office:value-type="float" office:value="15047700000" calcext:value-type="float">
            <text:p>1.50E+10</text:p>
          </table:table-cell>
        </table:table-row>
        <table:table-row table:style-name="ro1">
          <table:table-cell office:value-type="float" office:value="-18087300000" calcext:value-type="float">
            <text:p>-1.81E+10</text:p>
          </table:table-cell>
          <table:table-cell office:value-type="float" office:value="94588000000" calcext:value-type="float">
            <text:p>9.46E+10</text:p>
          </table:table-cell>
          <table:table-cell office:value-type="float" office:value="15352700000" calcext:value-type="float">
            <text:p>1.54E+10</text:p>
          </table:table-cell>
        </table:table-row>
        <table:table-row table:style-name="ro1">
          <table:table-cell office:value-type="float" office:value="-21028800000" calcext:value-type="float">
            <text:p>-2.10E+10</text:p>
          </table:table-cell>
          <table:table-cell office:value-type="float" office:value="91822200000" calcext:value-type="float">
            <text:p>9.18E+10</text:p>
          </table:table-cell>
          <table:table-cell office:value-type="float" office:value="15666700000" calcext:value-type="float">
            <text:p>1.57E+10</text:p>
          </table:table-cell>
        </table:table-row>
        <table:table-row table:style-name="ro1">
          <table:table-cell office:value-type="float" office:value="-23946100000" calcext:value-type="float">
            <text:p>-2.39E+10</text:p>
          </table:table-cell>
          <table:table-cell office:value-type="float" office:value="88950600000" calcext:value-type="float">
            <text:p>8.90E+10</text:p>
          </table:table-cell>
          <table:table-cell office:value-type="float" office:value="15990000000" calcext:value-type="float">
            <text:p>1.60E+10</text:p>
          </table:table-cell>
        </table:table-row>
        <table:table-row table:style-name="ro1">
          <table:table-cell office:value-type="float" office:value="-26833800000" calcext:value-type="float">
            <text:p>-2.68E+10</text:p>
          </table:table-cell>
          <table:table-cell office:value-type="float" office:value="85969500000" calcext:value-type="float">
            <text:p>8.60E+10</text:p>
          </table:table-cell>
          <table:table-cell office:value-type="float" office:value="16323100000" calcext:value-type="float">
            <text:p>1.63E+10</text:p>
          </table:table-cell>
        </table:table-row>
        <table:table-row table:style-name="ro1">
          <table:table-cell office:value-type="float" office:value="-29686200000" calcext:value-type="float">
            <text:p>-2.97E+10</text:p>
          </table:table-cell>
          <table:table-cell office:value-type="float" office:value="82875300000" calcext:value-type="float">
            <text:p>8.29E+10</text:p>
          </table:table-cell>
          <table:table-cell office:value-type="float" office:value="16666100000" calcext:value-type="float">
            <text:p>1.67E+10</text:p>
          </table:table-cell>
        </table:table-row>
        <table:table-row table:style-name="ro1">
          <table:table-cell office:value-type="float" office:value="-32496700000" calcext:value-type="float">
            <text:p>-3.25E+10</text:p>
          </table:table-cell>
          <table:table-cell office:value-type="float" office:value="79664500000" calcext:value-type="float">
            <text:p>7.97E+10</text:p>
          </table:table-cell>
          <table:table-cell office:value-type="float" office:value="17019600000" calcext:value-type="float">
            <text:p>1.70E+10</text:p>
          </table:table-cell>
        </table:table-row>
        <table:table-row table:style-name="ro1">
          <table:table-cell office:value-type="float" office:value="-35258200000" calcext:value-type="float">
            <text:p>-3.53E+10</text:p>
          </table:table-cell>
          <table:table-cell office:value-type="float" office:value="76333600000" calcext:value-type="float">
            <text:p>7.63E+10</text:p>
          </table:table-cell>
          <table:table-cell office:value-type="float" office:value="17383800000" calcext:value-type="float">
            <text:p>1.74E+10</text:p>
          </table:table-cell>
        </table:table-row>
        <table:table-row table:style-name="ro1">
          <table:table-cell office:value-type="float" office:value="-37962700000" calcext:value-type="float">
            <text:p>-3.80E+10</text:p>
          </table:table-cell>
          <table:table-cell office:value-type="float" office:value="72879600000" calcext:value-type="float">
            <text:p>7.29E+10</text:p>
          </table:table-cell>
          <table:table-cell office:value-type="float" office:value="17759000000" calcext:value-type="float">
            <text:p>1.78E+10</text:p>
          </table:table-cell>
        </table:table-row>
        <table:table-row table:style-name="ro1">
          <table:table-cell office:value-type="float" office:value="-40601600000" calcext:value-type="float">
            <text:p>-4.06E+10</text:p>
          </table:table-cell>
          <table:table-cell office:value-type="float" office:value="69299800000" calcext:value-type="float">
            <text:p>6.93E+10</text:p>
          </table:table-cell>
          <table:table-cell office:value-type="float" office:value="18145600000" calcext:value-type="float">
            <text:p>1.81E+10</text:p>
          </table:table-cell>
        </table:table-row>
        <table:table-row table:style-name="ro1">
          <table:table-cell office:value-type="float" office:value="-43165400000" calcext:value-type="float">
            <text:p>-4.32E+10</text:p>
          </table:table-cell>
          <table:table-cell office:value-type="float" office:value="65592000000" calcext:value-type="float">
            <text:p>6.56E+10</text:p>
          </table:table-cell>
          <table:table-cell office:value-type="float" office:value="18543800000" calcext:value-type="float">
            <text:p>1.85E+10</text:p>
          </table:table-cell>
        </table:table-row>
        <table:table-row table:style-name="ro1">
          <table:table-cell office:value-type="float" office:value="-45643800000" calcext:value-type="float">
            <text:p>-4.56E+10</text:p>
          </table:table-cell>
          <table:table-cell office:value-type="float" office:value="61754600000" calcext:value-type="float">
            <text:p>6.18E+10</text:p>
          </table:table-cell>
          <table:table-cell office:value-type="float" office:value="18953800000" calcext:value-type="float">
            <text:p>1.90E+10</text:p>
          </table:table-cell>
        </table:table-row>
        <table:table-row table:style-name="ro1">
          <table:table-cell office:value-type="float" office:value="-48025900000" calcext:value-type="float">
            <text:p>-4.80E+10</text:p>
          </table:table-cell>
          <table:table-cell office:value-type="float" office:value="57787000000" calcext:value-type="float">
            <text:p>5.78E+10</text:p>
          </table:table-cell>
          <table:table-cell office:value-type="float" office:value="19375700000" calcext:value-type="float">
            <text:p>1.94E+10</text:p>
          </table:table-cell>
        </table:table-row>
        <table:table-row table:style-name="ro1">
          <table:table-cell office:value-type="float" office:value="-50299700000" calcext:value-type="float">
            <text:p>-5.03E+10</text:p>
          </table:table-cell>
          <table:table-cell office:value-type="float" office:value="53689300000" calcext:value-type="float">
            <text:p>5.37E+10</text:p>
          </table:table-cell>
          <table:table-cell office:value-type="float" office:value="19809700000" calcext:value-type="float">
            <text:p>1.98E+10</text:p>
          </table:table-cell>
        </table:table-row>
        <table:table-row table:style-name="ro1">
          <table:table-cell office:value-type="float" office:value="-52452900000" calcext:value-type="float">
            <text:p>-5.25E+10</text:p>
          </table:table-cell>
          <table:table-cell office:value-type="float" office:value="49463100000" calcext:value-type="float">
            <text:p>4.95E+10</text:p>
          </table:table-cell>
          <table:table-cell office:value-type="float" office:value="20255700000" calcext:value-type="float">
            <text:p>2.03E+10</text:p>
          </table:table-cell>
        </table:table-row>
        <table:table-row table:style-name="ro1">
          <table:table-cell office:value-type="float" office:value="-54472600000" calcext:value-type="float">
            <text:p>-5.45E+10</text:p>
          </table:table-cell>
          <table:table-cell office:value-type="float" office:value="45111100000" calcext:value-type="float">
            <text:p>4.51E+10</text:p>
          </table:table-cell>
          <table:table-cell office:value-type="float" office:value="20713700000" calcext:value-type="float">
            <text:p>2.07E+10</text:p>
          </table:table-cell>
        </table:table-row>
        <table:table-row table:style-name="ro1">
          <table:table-cell office:value-type="float" office:value="-56345500000" calcext:value-type="float">
            <text:p>-5.63E+10</text:p>
          </table:table-cell>
          <table:table-cell office:value-type="float" office:value="40637600000" calcext:value-type="float">
            <text:p>4.06E+10</text:p>
          </table:table-cell>
          <table:table-cell office:value-type="float" office:value="21183400000" calcext:value-type="float">
            <text:p>2.12E+10</text:p>
          </table:table-cell>
        </table:table-row>
        <table:table-row table:style-name="ro1">
          <table:table-cell office:value-type="float" office:value="-58058200000" calcext:value-type="float">
            <text:p>-5.81E+10</text:p>
          </table:table-cell>
          <table:table-cell office:value-type="float" office:value="36048900000" calcext:value-type="float">
            <text:p>3.60E+10</text:p>
          </table:table-cell>
          <table:table-cell office:value-type="float" office:value="21664400000" calcext:value-type="float">
            <text:p>2.17E+10</text:p>
          </table:table-cell>
        </table:table-row>
        <table:table-row table:style-name="ro1">
          <table:table-cell office:value-type="float" office:value="-59597800000" calcext:value-type="float">
            <text:p>-5.96E+10</text:p>
          </table:table-cell>
          <table:table-cell office:value-type="float" office:value="31352700000" calcext:value-type="float">
            <text:p>3.14E+10</text:p>
          </table:table-cell>
          <table:table-cell office:value-type="float" office:value="22156300000" calcext:value-type="float">
            <text:p>2.22E+10</text:p>
          </table:table-cell>
        </table:table-row>
        <table:table-row table:style-name="ro1">
          <table:table-cell office:value-type="float" office:value="-60951600000" calcext:value-type="float">
            <text:p>-6.10E+10</text:p>
          </table:table-cell>
          <table:table-cell office:value-type="float" office:value="26559000000" calcext:value-type="float">
            <text:p>2.66E+10</text:p>
          </table:table-cell>
          <table:table-cell office:value-type="float" office:value="22658300000" calcext:value-type="float">
            <text:p>2.27E+10</text:p>
          </table:table-cell>
        </table:table-row>
        <table:table-row table:style-name="ro1">
          <table:table-cell office:value-type="float" office:value="-62108100000" calcext:value-type="float">
            <text:p>-6.21E+10</text:p>
          </table:table-cell>
          <table:table-cell office:value-type="float" office:value="21679400000" calcext:value-type="float">
            <text:p>2.17E+10</text:p>
          </table:table-cell>
          <table:table-cell office:value-type="float" office:value="23169600000" calcext:value-type="float">
            <text:p>2.32E+10</text:p>
          </table:table-cell>
        </table:table-row>
        <table:table-row table:style-name="ro1">
          <table:table-cell office:value-type="float" office:value="-63057200000" calcext:value-type="float">
            <text:p>-6.31E+10</text:p>
          </table:table-cell>
          <table:table-cell office:value-type="float" office:value="16727500000" calcext:value-type="float">
            <text:p>1.67E+10</text:p>
          </table:table-cell>
          <table:table-cell office:value-type="float" office:value="23689200000" calcext:value-type="float">
            <text:p>2.37E+10</text:p>
          </table:table-cell>
        </table:table-row>
        <table:table-row table:style-name="ro1">
          <table:table-cell office:value-type="float" office:value="-63790200000" calcext:value-type="float">
            <text:p>-6.38E+10</text:p>
          </table:table-cell>
          <table:table-cell office:value-type="float" office:value="11718300000" calcext:value-type="float">
            <text:p>1.17E+10</text:p>
          </table:table-cell>
          <table:table-cell office:value-type="float" office:value="24215900000" calcext:value-type="float">
            <text:p>2.42E+10</text:p>
          </table:table-cell>
        </table:table-row>
        <table:table-row table:style-name="ro1">
          <table:table-cell office:value-type="float" office:value="-64300900000" calcext:value-type="float">
            <text:p>-6.43E+10</text:p>
          </table:table-cell>
          <table:table-cell office:value-type="float" office:value="6668380000" calcext:value-type="float">
            <text:p>6.67E+09</text:p>
          </table:table-cell>
          <table:table-cell office:value-type="float" office:value="24748500000" calcext:value-type="float">
            <text:p>2.47E+10</text:p>
          </table:table-cell>
        </table:table-row>
        <table:table-row table:style-name="ro1">
          <table:table-cell office:value-type="float" office:value="-64585300000" calcext:value-type="float">
            <text:p>-6.46E+10</text:p>
          </table:table-cell>
          <table:table-cell office:value-type="float" office:value="1594970000" calcext:value-type="float">
            <text:p>1.59E+09</text:p>
          </table:table-cell>
          <table:table-cell office:value-type="float" office:value="25285500000" calcext:value-type="float">
            <text:p>2.53E+10</text:p>
          </table:table-cell>
        </table:table-row>
        <table:table-row table:style-name="ro1">
          <table:table-cell office:value-type="float" office:value="-64641800000" calcext:value-type="float">
            <text:p>-6.46E+10</text:p>
          </table:table-cell>
          <table:table-cell office:value-type="float" office:value="-3484060000" calcext:value-type="float">
            <text:p>-3.48E+09</text:p>
          </table:table-cell>
          <table:table-cell office:value-type="float" office:value="25825400000" calcext:value-type="float">
            <text:p>2.58E+10</text:p>
          </table:table-cell>
        </table:table-row>
        <table:table-row table:style-name="ro1">
          <table:table-cell office:value-type="float" office:value="-64471600000" calcext:value-type="float">
            <text:p>-6.45E+10</text:p>
          </table:table-cell>
          <table:table-cell office:value-type="float" office:value="-8550890000" calcext:value-type="float">
            <text:p>-8.55E+09</text:p>
          </table:table-cell>
          <table:table-cell office:value-type="float" office:value="26366800000" calcext:value-type="float">
            <text:p>2.64E+10</text:p>
          </table:table-cell>
        </table:table-row>
        <table:table-row table:style-name="ro1">
          <table:table-cell office:value-type="float" office:value="-64078300000" calcext:value-type="float">
            <text:p>-6.41E+10</text:p>
          </table:table-cell>
          <table:table-cell office:value-type="float" office:value="-13588200000" calcext:value-type="float">
            <text:p>-1.36E+10</text:p>
          </table:table-cell>
          <table:table-cell office:value-type="float" office:value="26908000000" calcext:value-type="float">
            <text:p>2.69E+10</text:p>
          </table:table-cell>
        </table:table-row>
        <table:table-row table:style-name="ro1">
          <table:table-cell office:value-type="float" office:value="-63467900000" calcext:value-type="float">
            <text:p>-6.35E+10</text:p>
          </table:table-cell>
          <table:table-cell office:value-type="float" office:value="-18579500000" calcext:value-type="float">
            <text:p>-1.86E+10</text:p>
          </table:table-cell>
          <table:table-cell office:value-type="float" office:value="27447700000" calcext:value-type="float">
            <text:p>2.74E+10</text:p>
          </table:table-cell>
        </table:table-row>
        <table:table-row table:style-name="ro1">
          <table:table-cell office:value-type="float" office:value="-62648300000" calcext:value-type="float">
            <text:p>-6.26E+10</text:p>
          </table:table-cell>
          <table:table-cell office:value-type="float" office:value="-23509700000" calcext:value-type="float">
            <text:p>-2.35E+10</text:p>
          </table:table-cell>
          <table:table-cell office:value-type="float" office:value="27984300000" calcext:value-type="float">
            <text:p>2.80E+10</text:p>
          </table:table-cell>
        </table:table-row>
        <table:table-row table:style-name="ro1">
          <table:table-cell office:value-type="float" office:value="-61629400000" calcext:value-type="float">
            <text:p>-6.16E+10</text:p>
          </table:table-cell>
          <table:table-cell office:value-type="float" office:value="-28365200000" calcext:value-type="float">
            <text:p>-2.84E+10</text:p>
          </table:table-cell>
          <table:table-cell office:value-type="float" office:value="28516600000" calcext:value-type="float">
            <text:p>2.85E+10</text:p>
          </table:table-cell>
        </table:table-row>
        <table:table-row table:style-name="ro1">
          <table:table-cell office:value-type="float" office:value="-60422200000" calcext:value-type="float">
            <text:p>-6.04E+10</text:p>
          </table:table-cell>
          <table:table-cell office:value-type="float" office:value="-33134200000" calcext:value-type="float">
            <text:p>-3.31E+10</text:p>
          </table:table-cell>
          <table:table-cell office:value-type="float" office:value="29043400000" calcext:value-type="float">
            <text:p>2.90E+10</text:p>
          </table:table-cell>
        </table:table-row>
        <table:table-row table:style-name="ro1">
          <table:table-cell office:value-type="float" office:value="-59038800000" calcext:value-type="float">
            <text:p>-5.90E+10</text:p>
          </table:table-cell>
          <table:table-cell office:value-type="float" office:value="-37806600000" calcext:value-type="float">
            <text:p>-3.78E+10</text:p>
          </table:table-cell>
          <table:table-cell office:value-type="float" office:value="29563500000" calcext:value-type="float">
            <text:p>2.96E+10</text:p>
          </table:table-cell>
        </table:table-row>
        <table:table-row table:style-name="ro1">
          <table:table-cell office:value-type="float" office:value="-57491800000" calcext:value-type="float">
            <text:p>-5.75E+10</text:p>
          </table:table-cell>
          <table:table-cell office:value-type="float" office:value="-42374400000" calcext:value-type="float">
            <text:p>-4.24E+10</text:p>
          </table:table-cell>
          <table:table-cell office:value-type="float" office:value="30076300000" calcext:value-type="float">
            <text:p>3.01E+10</text:p>
          </table:table-cell>
        </table:table-row>
        <table:table-row table:style-name="ro1">
          <table:table-cell office:value-type="float" office:value="-55794000000" calcext:value-type="float">
            <text:p>-5.58E+10</text:p>
          </table:table-cell>
          <table:table-cell office:value-type="float" office:value="-46831200000" calcext:value-type="float">
            <text:p>-4.68E+10</text:p>
          </table:table-cell>
          <table:table-cell office:value-type="float" office:value="30580800000" calcext:value-type="float">
            <text:p>3.06E+10</text:p>
          </table:table-cell>
        </table:table-row>
        <table:table-row table:style-name="ro1">
          <table:table-cell office:value-type="float" office:value="-53958100000" calcext:value-type="float">
            <text:p>-5.40E+10</text:p>
          </table:table-cell>
          <table:table-cell office:value-type="float" office:value="-51172400000" calcext:value-type="float">
            <text:p>-5.12E+10</text:p>
          </table:table-cell>
          <table:table-cell office:value-type="float" office:value="31076500000" calcext:value-type="float">
            <text:p>3.11E+10</text:p>
          </table:table-cell>
        </table:table-row>
        <table:table-row table:style-name="ro1">
          <table:table-cell office:value-type="float" office:value="-51996800000" calcext:value-type="float">
            <text:p>-5.20E+10</text:p>
          </table:table-cell>
          <table:table-cell office:value-type="float" office:value="-55394600000" calcext:value-type="float">
            <text:p>-5.54E+10</text:p>
          </table:table-cell>
          <table:table-cell office:value-type="float" office:value="31562900000" calcext:value-type="float">
            <text:p>3.16E+10</text:p>
          </table:table-cell>
        </table:table-row>
        <table:table-row table:style-name="ro1">
          <table:table-cell office:value-type="float" office:value="-49921900000" calcext:value-type="float">
            <text:p>-4.99E+10</text:p>
          </table:table-cell>
          <table:table-cell office:value-type="float" office:value="-59496200000" calcext:value-type="float">
            <text:p>-5.95E+10</text:p>
          </table:table-cell>
          <table:table-cell office:value-type="float" office:value="32039700000" calcext:value-type="float">
            <text:p>3.20E+10</text:p>
          </table:table-cell>
        </table:table-row>
        <table:table-row table:style-name="ro1">
          <table:table-cell office:value-type="float" office:value="-47745100000" calcext:value-type="float">
            <text:p>-4.77E+10</text:p>
          </table:table-cell>
          <table:table-cell office:value-type="float" office:value="-63476200000" calcext:value-type="float">
            <text:p>-6.35E+10</text:p>
          </table:table-cell>
          <table:table-cell office:value-type="float" office:value="32506600000" calcext:value-type="float">
            <text:p>3.25E+10</text:p>
          </table:table-cell>
        </table:table-row>
        <table:table-row table:style-name="ro1">
          <table:table-cell office:value-type="float" office:value="-45476900000" calcext:value-type="float">
            <text:p>-4.55E+10</text:p>
          </table:table-cell>
          <table:table-cell office:value-type="float" office:value="-67335100000" calcext:value-type="float">
            <text:p>-6.73E+10</text:p>
          </table:table-cell>
          <table:table-cell office:value-type="float" office:value="32963500000" calcext:value-type="float">
            <text:p>3.30E+10</text:p>
          </table:table-cell>
        </table:table-row>
        <table:table-row table:style-name="ro1">
          <table:table-cell office:value-type="float" office:value="-43127600000" calcext:value-type="float">
            <text:p>-4.31E+10</text:p>
          </table:table-cell>
          <table:table-cell office:value-type="float" office:value="-71073800000" calcext:value-type="float">
            <text:p>-7.11E+10</text:p>
          </table:table-cell>
          <table:table-cell office:value-type="float" office:value="33410300000" calcext:value-type="float">
            <text:p>3.34E+10</text:p>
          </table:table-cell>
        </table:table-row>
        <table:table-row table:style-name="ro1">
          <table:table-cell office:value-type="float" office:value="-40706200000" calcext:value-type="float">
            <text:p>-4.07E+10</text:p>
          </table:table-cell>
          <table:table-cell office:value-type="float" office:value="-74694100000" calcext:value-type="float">
            <text:p>-7.47E+10</text:p>
          </table:table-cell>
          <table:table-cell office:value-type="float" office:value="33847200000" calcext:value-type="float">
            <text:p>3.38E+10</text:p>
          </table:table-cell>
        </table:table-row>
        <table:table-row table:style-name="ro1">
          <table:table-cell office:value-type="float" office:value="-38221400000" calcext:value-type="float">
            <text:p>-3.82E+10</text:p>
          </table:table-cell>
          <table:table-cell office:value-type="float" office:value="-78198100000" calcext:value-type="float">
            <text:p>-7.82E+10</text:p>
          </table:table-cell>
          <table:table-cell office:value-type="float" office:value="34274000000" calcext:value-type="float">
            <text:p>3.43E+10</text:p>
          </table:table-cell>
        </table:table-row>
        <table:table-row table:style-name="ro1">
          <table:table-cell office:value-type="float" office:value="-35680900000" calcext:value-type="float">
            <text:p>-3.57E+10</text:p>
          </table:table-cell>
          <table:table-cell office:value-type="float" office:value="-81588400000" calcext:value-type="float">
            <text:p>-8.16E+10</text:p>
          </table:table-cell>
          <table:table-cell office:value-type="float" office:value="34691000000" calcext:value-type="float">
            <text:p>3.47E+10</text:p>
          </table:table-cell>
        </table:table-row>
        <table:table-row table:style-name="ro1">
          <table:table-cell office:value-type="float" office:value="-33092000000" calcext:value-type="float">
            <text:p>-3.31E+10</text:p>
          </table:table-cell>
          <table:table-cell office:value-type="float" office:value="-84867900000" calcext:value-type="float">
            <text:p>-8.49E+10</text:p>
          </table:table-cell>
          <table:table-cell office:value-type="float" office:value="35098300000" calcext:value-type="float">
            <text:p>3.51E+10</text:p>
          </table:table-cell>
        </table:table-row>
        <table:table-row table:style-name="ro1">
          <table:table-cell office:value-type="float" office:value="-30461000000" calcext:value-type="float">
            <text:p>-3.05E+10</text:p>
          </table:table-cell>
          <table:table-cell office:value-type="float" office:value="-88039700000" calcext:value-type="float">
            <text:p>-8.80E+10</text:p>
          </table:table-cell>
          <table:table-cell office:value-type="float" office:value="35496100000" calcext:value-type="float">
            <text:p>3.55E+10</text:p>
          </table:table-cell>
        </table:table-row>
        <table:table-row table:style-name="ro1">
          <table:table-cell office:value-type="float" office:value="-27793700000" calcext:value-type="float">
            <text:p>-2.78E+10</text:p>
          </table:table-cell>
          <table:table-cell office:value-type="float" office:value="-91107000000" calcext:value-type="float">
            <text:p>-9.11E+10</text:p>
          </table:table-cell>
          <table:table-cell office:value-type="float" office:value="35884700000" calcext:value-type="float">
            <text:p>3.59E+10</text:p>
          </table:table-cell>
        </table:table-row>
        <table:table-row table:style-name="ro1">
          <table:table-cell office:value-type="float" office:value="-25095600000" calcext:value-type="float">
            <text:p>-2.51E+10</text:p>
          </table:table-cell>
          <table:table-cell office:value-type="float" office:value="-94073100000" calcext:value-type="float">
            <text:p>-9.41E+10</text:p>
          </table:table-cell>
          <table:table-cell office:value-type="float" office:value="36264100000" calcext:value-type="float">
            <text:p>3.63E+10</text:p>
          </table:table-cell>
        </table:table-row>
        <table:table-row table:style-name="ro1">
          <table:table-cell office:value-type="float" office:value="-22371300000" calcext:value-type="float">
            <text:p>-2.24E+10</text:p>
          </table:table-cell>
          <table:table-cell office:value-type="float" office:value="-96941300000" calcext:value-type="float">
            <text:p>-9.69E+10</text:p>
          </table:table-cell>
          <table:table-cell office:value-type="float" office:value="36634800000" calcext:value-type="float">
            <text:p>3.66E+10</text:p>
          </table:table-cell>
        </table:table-row>
        <table:table-row table:style-name="ro1">
          <table:table-cell office:value-type="float" office:value="-19625100000" calcext:value-type="float">
            <text:p>-1.96E+10</text:p>
          </table:table-cell>
          <table:table-cell office:value-type="float" office:value="-99714800000" calcext:value-type="float">
            <text:p>-9.97E+10</text:p>
          </table:table-cell>
          <table:table-cell office:value-type="float" office:value="36996800000" calcext:value-type="float">
            <text:p>3.70E+10</text:p>
          </table:table-cell>
        </table:table-row>
        <table:table-row table:style-name="ro1">
          <table:table-cell office:value-type="float" office:value="-16860900000" calcext:value-type="float">
            <text:p>-1.69E+10</text:p>
          </table:table-cell>
          <table:table-cell office:value-type="float" office:value="-102397000000" calcext:value-type="float">
            <text:p>-1.02E+11</text:p>
          </table:table-cell>
          <table:table-cell office:value-type="float" office:value="37350500000" calcext:value-type="float">
            <text:p>3.74E+10</text:p>
          </table:table-cell>
        </table:table-row>
        <table:table-row table:style-name="ro1">
          <table:table-cell office:value-type="float" office:value="-14082200000" calcext:value-type="float">
            <text:p>-1.41E+10</text:p>
          </table:table-cell>
          <table:table-cell office:value-type="float" office:value="-104991000000" calcext:value-type="float">
            <text:p>-1.05E+11</text:p>
          </table:table-cell>
          <table:table-cell office:value-type="float" office:value="37696200000" calcext:value-type="float">
            <text:p>3.77E+10</text:p>
          </table:table-cell>
        </table:table-row>
        <table:table-row table:style-name="ro1">
          <table:table-cell office:value-type="float" office:value="-11292000000" calcext:value-type="float">
            <text:p>-1.13E+10</text:p>
          </table:table-cell>
          <table:table-cell office:value-type="float" office:value="-107500000000" calcext:value-type="float">
            <text:p>-1.08E+11</text:p>
          </table:table-cell>
          <table:table-cell office:value-type="float" office:value="38034000000" calcext:value-type="float">
            <text:p>3.80E+10</text:p>
          </table:table-cell>
        </table:table-row>
        <table:table-row table:style-name="ro1">
          <table:table-cell office:value-type="float" office:value="-8493210000" calcext:value-type="float">
            <text:p>-8.49E+09</text:p>
          </table:table-cell>
          <table:table-cell office:value-type="float" office:value="-109928000000" calcext:value-type="float">
            <text:p>-1.10E+11</text:p>
          </table:table-cell>
          <table:table-cell office:value-type="float" office:value="38364200000" calcext:value-type="float">
            <text:p>3.84E+10</text:p>
          </table:table-cell>
        </table:table-row>
        <table:table-row table:style-name="ro1">
          <table:table-cell office:value-type="float" office:value="-5688310000" calcext:value-type="float">
            <text:p>-5.69E+09</text:p>
          </table:table-cell>
          <table:table-cell office:value-type="float" office:value="-112276000000" calcext:value-type="float">
            <text:p>-1.12E+11</text:p>
          </table:table-cell>
          <table:table-cell office:value-type="float" office:value="38687000000" calcext:value-type="float">
            <text:p>3.87E+10</text:p>
          </table:table-cell>
        </table:table-row>
        <table:table-row table:style-name="ro1">
          <table:table-cell office:value-type="float" office:value="-2879520000" calcext:value-type="float">
            <text:p>-2.88E+09</text:p>
          </table:table-cell>
          <table:table-cell office:value-type="float" office:value="-114548000000" calcext:value-type="float">
            <text:p>-1.15E+11</text:p>
          </table:table-cell>
          <table:table-cell office:value-type="float" office:value="39002700000" calcext:value-type="float">
            <text:p>3.90E+10</text:p>
          </table:table-cell>
        </table:table-row>
        <table:table-row table:style-name="ro1">
          <table:table-cell office:value-type="float" office:value="-68878500" calcext:value-type="float">
            <text:p>-6.89E+07</text:p>
          </table:table-cell>
          <table:table-cell office:value-type="float" office:value="-116747000000" calcext:value-type="float">
            <text:p>-1.17E+11</text:p>
          </table:table-cell>
          <table:table-cell office:value-type="float" office:value="39311600000" calcext:value-type="float">
            <text:p>3.93E+10</text:p>
          </table:table-cell>
        </table:table-row>
        <table:table-row table:style-name="ro1">
          <table:table-cell office:value-type="float" office:value="2741820000" calcext:value-type="float">
            <text:p>2.74E+09</text:p>
          </table:table-cell>
          <table:table-cell office:value-type="float" office:value="-118875000000" calcext:value-type="float">
            <text:p>-1.19E+11</text:p>
          </table:table-cell>
          <table:table-cell office:value-type="float" office:value="39613700000" calcext:value-type="float">
            <text:p>3.96E+10</text:p>
          </table:table-cell>
        </table:table-row>
        <table:table-row table:style-name="ro1">
          <table:table-cell office:value-type="float" office:value="5550970000" calcext:value-type="float">
            <text:p>5.55E+09</text:p>
          </table:table-cell>
          <table:table-cell office:value-type="float" office:value="-120935000000" calcext:value-type="float">
            <text:p>-1.21E+11</text:p>
          </table:table-cell>
          <table:table-cell office:value-type="float" office:value="39909500000" calcext:value-type="float">
            <text:p>3.99E+10</text:p>
          </table:table-cell>
        </table:table-row>
        <table:table-row table:style-name="ro1">
          <table:table-cell office:value-type="float" office:value="8357110000" calcext:value-type="float">
            <text:p>8.36E+09</text:p>
          </table:table-cell>
          <table:table-cell office:value-type="float" office:value="-122929000000" calcext:value-type="float">
            <text:p>-1.23E+11</text:p>
          </table:table-cell>
          <table:table-cell office:value-type="float" office:value="40198900000" calcext:value-type="float">
            <text:p>4.02E+10</text:p>
          </table:table-cell>
        </table:table-row>
        <table:table-row table:style-name="ro1">
          <table:table-cell office:value-type="float" office:value="11159000000" calcext:value-type="float">
            <text:p>1.12E+10</text:p>
          </table:table-cell>
          <table:table-cell office:value-type="float" office:value="-124859000000" calcext:value-type="float">
            <text:p>-1.25E+11</text:p>
          </table:table-cell>
          <table:table-cell office:value-type="float" office:value="40482400000" calcext:value-type="float">
            <text:p>4.05E+10</text:p>
          </table:table-cell>
        </table:table-row>
        <table:table-row table:style-name="ro1">
          <table:table-cell office:value-type="float" office:value="13955300000" calcext:value-type="float">
            <text:p>1.40E+10</text:p>
          </table:table-cell>
          <table:table-cell office:value-type="float" office:value="-126729000000" calcext:value-type="float">
            <text:p>-1.27E+11</text:p>
          </table:table-cell>
          <table:table-cell office:value-type="float" office:value="40759900000" calcext:value-type="float">
            <text:p>4.08E+10</text:p>
          </table:table-cell>
        </table:table-row>
        <table:table-row table:style-name="ro1">
          <table:table-cell office:value-type="float" office:value="16745200000" calcext:value-type="float">
            <text:p>1.67E+10</text:p>
          </table:table-cell>
          <table:table-cell office:value-type="float" office:value="-128539000000" calcext:value-type="float">
            <text:p>-1.29E+11</text:p>
          </table:table-cell>
          <table:table-cell office:value-type="float" office:value="41031900000" calcext:value-type="float">
            <text:p>4.10E+10</text:p>
          </table:table-cell>
        </table:table-row>
        <table:table-row table:style-name="ro1">
          <table:table-cell office:value-type="float" office:value="19527700000" calcext:value-type="float">
            <text:p>1.95E+10</text:p>
          </table:table-cell>
          <table:table-cell office:value-type="float" office:value="-130293000000" calcext:value-type="float">
            <text:p>-1.30E+11</text:p>
          </table:table-cell>
          <table:table-cell office:value-type="float" office:value="41298300000" calcext:value-type="float">
            <text:p>4.13E+10</text:p>
          </table:table-cell>
        </table:table-row>
        <table:table-row table:style-name="ro1">
          <table:table-cell office:value-type="float" office:value="22301900000" calcext:value-type="float">
            <text:p>2.23E+10</text:p>
          </table:table-cell>
          <table:table-cell office:value-type="float" office:value="-131991000000" calcext:value-type="float">
            <text:p>-1.32E+11</text:p>
          </table:table-cell>
          <table:table-cell office:value-type="float" office:value="41559400000" calcext:value-type="float">
            <text:p>4.16E+10</text:p>
          </table:table-cell>
        </table:table-row>
        <table:table-row table:style-name="ro1">
          <table:table-cell office:value-type="float" office:value="25067200000" calcext:value-type="float">
            <text:p>2.51E+10</text:p>
          </table:table-cell>
          <table:table-cell office:value-type="float" office:value="-133636000000" calcext:value-type="float">
            <text:p>-1.34E+11</text:p>
          </table:table-cell>
          <table:table-cell office:value-type="float" office:value="41815400000" calcext:value-type="float">
            <text:p>4.18E+10</text:p>
          </table:table-cell>
        </table:table-row>
        <table:table-row table:style-name="ro1">
          <table:table-cell office:value-type="float" office:value="27822800000" calcext:value-type="float">
            <text:p>2.78E+10</text:p>
          </table:table-cell>
          <table:table-cell office:value-type="float" office:value="-135230000000" calcext:value-type="float">
            <text:p>-1.35E+11</text:p>
          </table:table-cell>
          <table:table-cell office:value-type="float" office:value="42066400000" calcext:value-type="float">
            <text:p>4.21E+10</text:p>
          </table:table-cell>
        </table:table-row>
        <table:table-row table:style-name="ro1">
          <table:table-cell office:value-type="float" office:value="30568200000" calcext:value-type="float">
            <text:p>3.06E+10</text:p>
          </table:table-cell>
          <table:table-cell office:value-type="float" office:value="-136774000000" calcext:value-type="float">
            <text:p>-1.37E+11</text:p>
          </table:table-cell>
          <table:table-cell office:value-type="float" office:value="42312500000" calcext:value-type="float">
            <text:p>4.23E+10</text:p>
          </table:table-cell>
        </table:table-row>
        <table:table-row table:style-name="ro1">
          <table:table-cell office:value-type="float" office:value="33302900000" calcext:value-type="float">
            <text:p>3.33E+10</text:p>
          </table:table-cell>
          <table:table-cell office:value-type="float" office:value="-138270000000" calcext:value-type="float">
            <text:p>-1.38E+11</text:p>
          </table:table-cell>
          <table:table-cell office:value-type="float" office:value="42554000000" calcext:value-type="float">
            <text:p>4.26E+10</text:p>
          </table:table-cell>
        </table:table-row>
        <table:table-row table:style-name="ro1">
          <table:table-cell office:value-type="float" office:value="36026300000" calcext:value-type="float">
            <text:p>3.60E+10</text:p>
          </table:table-cell>
          <table:table-cell office:value-type="float" office:value="-139720000000" calcext:value-type="float">
            <text:p>-1.40E+11</text:p>
          </table:table-cell>
          <table:table-cell office:value-type="float" office:value="42790900000" calcext:value-type="float">
            <text:p>4.28E+10</text:p>
          </table:table-cell>
        </table:table-row>
        <table:table-row table:style-name="ro1">
          <table:table-cell office:value-type="float" office:value="38738200000" calcext:value-type="float">
            <text:p>3.87E+10</text:p>
          </table:table-cell>
          <table:table-cell office:value-type="float" office:value="-141124000000" calcext:value-type="float">
            <text:p>-1.41E+11</text:p>
          </table:table-cell>
          <table:table-cell office:value-type="float" office:value="43023400000" calcext:value-type="float">
            <text:p>4.30E+10</text:p>
          </table:table-cell>
        </table:table-row>
        <table:table-row table:style-name="ro1">
          <table:table-cell office:value-type="float" office:value="41438100000" calcext:value-type="float">
            <text:p>4.14E+10</text:p>
          </table:table-cell>
          <table:table-cell office:value-type="float" office:value="-142485000000" calcext:value-type="float">
            <text:p>-1.42E+11</text:p>
          </table:table-cell>
          <table:table-cell office:value-type="float" office:value="43251700000" calcext:value-type="float">
            <text:p>4.33E+10</text:p>
          </table:table-cell>
        </table:table-row>
        <table:table-row table:style-name="ro1">
          <table:table-cell office:value-type="float" office:value="44125700000" calcext:value-type="float">
            <text:p>4.41E+10</text:p>
          </table:table-cell>
          <table:table-cell office:value-type="float" office:value="-143804000000" calcext:value-type="float">
            <text:p>-1.44E+11</text:p>
          </table:table-cell>
          <table:table-cell office:value-type="float" office:value="43475700000" calcext:value-type="float">
            <text:p>4.35E+10</text:p>
          </table:table-cell>
        </table:table-row>
        <table:table-row table:style-name="ro1">
          <table:table-cell office:value-type="float" office:value="46800800000" calcext:value-type="float">
            <text:p>4.68E+10</text:p>
          </table:table-cell>
          <table:table-cell office:value-type="float" office:value="-145081000000" calcext:value-type="float">
            <text:p>-1.45E+11</text:p>
          </table:table-cell>
          <table:table-cell office:value-type="float" office:value="43695800000" calcext:value-type="float">
            <text:p>4.37E+10</text:p>
          </table:table-cell>
        </table:table-row>
        <table:table-row table:style-name="ro1">
          <table:table-cell office:value-type="float" office:value="49463100000" calcext:value-type="float">
            <text:p>4.95E+10</text:p>
          </table:table-cell>
          <table:table-cell office:value-type="float" office:value="-146319000000" calcext:value-type="float">
            <text:p>-1.46E+11</text:p>
          </table:table-cell>
          <table:table-cell office:value-type="float" office:value="43911900000" calcext:value-type="float">
            <text:p>4.39E+10</text:p>
          </table:table-cell>
        </table:table-row>
        <table:table-row table:style-name="ro1">
          <table:table-cell office:value-type="float" office:value="52112300000" calcext:value-type="float">
            <text:p>5.21E+10</text:p>
          </table:table-cell>
          <table:table-cell office:value-type="float" office:value="-147519000000" calcext:value-type="float">
            <text:p>-1.48E+11</text:p>
          </table:table-cell>
          <table:table-cell office:value-type="float" office:value="44124200000" calcext:value-type="float">
            <text:p>4.41E+10</text:p>
          </table:table-cell>
        </table:table-row>
        <table:table-row table:style-name="ro1">
          <table:table-cell office:value-type="float" office:value="54748400000" calcext:value-type="float">
            <text:p>5.47E+10</text:p>
          </table:table-cell>
          <table:table-cell office:value-type="float" office:value="-148681000000" calcext:value-type="float">
            <text:p>-1.49E+11</text:p>
          </table:table-cell>
          <table:table-cell office:value-type="float" office:value="44332800000" calcext:value-type="float">
            <text:p>4.43E+10</text:p>
          </table:table-cell>
        </table:table-row>
        <table:table-row table:style-name="ro1">
          <table:table-cell office:value-type="float" office:value="57371100000" calcext:value-type="float">
            <text:p>5.74E+10</text:p>
          </table:table-cell>
          <table:table-cell office:value-type="float" office:value="-149807000000" calcext:value-type="float">
            <text:p>-1.50E+11</text:p>
          </table:table-cell>
          <table:table-cell office:value-type="float" office:value="44537800000" calcext:value-type="float">
            <text:p>4.45E+10</text:p>
          </table:table-cell>
        </table:table-row>
        <table:table-row table:style-name="ro1">
          <table:table-cell office:value-type="float" office:value="59980300000" calcext:value-type="float">
            <text:p>6.00E+10</text:p>
          </table:table-cell>
          <table:table-cell office:value-type="float" office:value="-150898000000" calcext:value-type="float">
            <text:p>-1.51E+11</text:p>
          </table:table-cell>
          <table:table-cell office:value-type="float" office:value="44739300000" calcext:value-type="float">
            <text:p>4.47E+10</text:p>
          </table:table-cell>
        </table:table-row>
        <table:table-row table:style-name="ro1">
          <table:table-cell office:value-type="float" office:value="62576000000" calcext:value-type="float">
            <text:p>6.26E+10</text:p>
          </table:table-cell>
          <table:table-cell office:value-type="float" office:value="-151954000000" calcext:value-type="float">
            <text:p>-1.52E+11</text:p>
          </table:table-cell>
          <table:table-cell office:value-type="float" office:value="44937400000" calcext:value-type="float">
            <text:p>4.49E+10</text:p>
          </table:table-cell>
        </table:table-row>
        <table:table-row table:style-name="ro1">
          <table:table-cell office:value-type="float" office:value="65157900000" calcext:value-type="float">
            <text:p>6.52E+10</text:p>
          </table:table-cell>
          <table:table-cell office:value-type="float" office:value="-152978000000" calcext:value-type="float">
            <text:p>-1.53E+11</text:p>
          </table:table-cell>
          <table:table-cell office:value-type="float" office:value="45132200000" calcext:value-type="float">
            <text:p>4.51E+10</text:p>
          </table:table-cell>
        </table:table-row>
        <table:table-row table:style-name="ro1">
          <table:table-cell office:value-type="float" office:value="67726100000" calcext:value-type="float">
            <text:p>6.77E+10</text:p>
          </table:table-cell>
          <table:table-cell office:value-type="float" office:value="-153969000000" calcext:value-type="float">
            <text:p>-1.54E+11</text:p>
          </table:table-cell>
          <table:table-cell office:value-type="float" office:value="45323700000" calcext:value-type="float">
            <text:p>4.53E+10</text:p>
          </table:table-cell>
        </table:table-row>
        <table:table-row table:style-name="ro1">
          <table:table-cell office:value-type="float" office:value="70280500000" calcext:value-type="float">
            <text:p>7.03E+10</text:p>
          </table:table-cell>
          <table:table-cell office:value-type="float" office:value="-154928000000" calcext:value-type="float">
            <text:p>-1.55E+11</text:p>
          </table:table-cell>
          <table:table-cell office:value-type="float" office:value="45512100000" calcext:value-type="float">
            <text:p>4.55E+10</text:p>
          </table:table-cell>
        </table:table-row>
        <table:table-row table:style-name="ro1">
          <table:table-cell office:value-type="float" office:value="72821000000" calcext:value-type="float">
            <text:p>7.28E+10</text:p>
          </table:table-cell>
          <table:table-cell office:value-type="float" office:value="-155857000000" calcext:value-type="float">
            <text:p>-1.56E+11</text:p>
          </table:table-cell>
          <table:table-cell office:value-type="float" office:value="45697400000" calcext:value-type="float">
            <text:p>4.57E+10</text:p>
          </table:table-cell>
        </table:table-row>
        <table:table-row table:style-name="ro1">
          <table:table-cell office:value-type="float" office:value="75347700000" calcext:value-type="float">
            <text:p>7.53E+10</text:p>
          </table:table-cell>
          <table:table-cell office:value-type="float" office:value="-156756000000" calcext:value-type="float">
            <text:p>-1.57E+11</text:p>
          </table:table-cell>
          <table:table-cell office:value-type="float" office:value="45879700000" calcext:value-type="float">
            <text:p>4.59E+10</text:p>
          </table:table-cell>
        </table:table-row>
        <table:table-row table:style-name="ro1">
          <table:table-cell office:value-type="float" office:value="77860400000" calcext:value-type="float">
            <text:p>7.79E+10</text:p>
          </table:table-cell>
          <table:table-cell office:value-type="float" office:value="-157627000000" calcext:value-type="float">
            <text:p>-1.58E+11</text:p>
          </table:table-cell>
          <table:table-cell office:value-type="float" office:value="46059100000" calcext:value-type="float">
            <text:p>4.61E+10</text:p>
          </table:table-cell>
        </table:table-row>
        <table:table-row table:style-name="ro1">
          <table:table-cell office:value-type="float" office:value="80359200000" calcext:value-type="float">
            <text:p>8.04E+10</text:p>
          </table:table-cell>
          <table:table-cell office:value-type="float" office:value="-158469000000" calcext:value-type="float">
            <text:p>-1.58E+11</text:p>
          </table:table-cell>
          <table:table-cell office:value-type="float" office:value="46235700000" calcext:value-type="float">
            <text:p>4.62E+10</text:p>
          </table:table-cell>
        </table:table-row>
        <table:table-row table:style-name="ro1">
          <table:table-cell office:value-type="float" office:value="82844000000" calcext:value-type="float">
            <text:p>8.28E+10</text:p>
          </table:table-cell>
          <table:table-cell office:value-type="float" office:value="-159283000000" calcext:value-type="float">
            <text:p>-1.59E+11</text:p>
          </table:table-cell>
          <table:table-cell office:value-type="float" office:value="46409500000" calcext:value-type="float">
            <text:p>4.64E+10</text:p>
          </table:table-cell>
        </table:table-row>
        <table:table-row table:style-name="ro1">
          <table:table-cell office:value-type="float" office:value="85315000000" calcext:value-type="float">
            <text:p>8.53E+10</text:p>
          </table:table-cell>
          <table:table-cell office:value-type="float" office:value="-160071000000" calcext:value-type="float">
            <text:p>-1.60E+11</text:p>
          </table:table-cell>
          <table:table-cell office:value-type="float" office:value="46580500000" calcext:value-type="float">
            <text:p>4.66E+10</text:p>
          </table:table-cell>
        </table:table-row>
        <table:table-row table:style-name="ro1">
          <table:table-cell office:value-type="float" office:value="87772000000" calcext:value-type="float">
            <text:p>8.78E+10</text:p>
          </table:table-cell>
          <table:table-cell office:value-type="float" office:value="-160833000000" calcext:value-type="float">
            <text:p>-1.61E+11</text:p>
          </table:table-cell>
          <table:table-cell office:value-type="float" office:value="46749000000" calcext:value-type="float">
            <text:p>4.67E+10</text:p>
          </table:table-cell>
        </table:table-row>
        <table:table-row table:style-name="ro1">
          <table:table-cell office:value-type="float" office:value="90215200000" calcext:value-type="float">
            <text:p>9.02E+10</text:p>
          </table:table-cell>
          <table:table-cell office:value-type="float" office:value="-161569000000" calcext:value-type="float">
            <text:p>-1.62E+11</text:p>
          </table:table-cell>
          <table:table-cell office:value-type="float" office:value="46914800000" calcext:value-type="float">
            <text:p>4.69E+10</text:p>
          </table:table-cell>
        </table:table-row>
        <table:table-row table:style-name="ro1">
          <table:table-cell office:value-type="float" office:value="92644500000" calcext:value-type="float">
            <text:p>9.26E+10</text:p>
          </table:table-cell>
          <table:table-cell office:value-type="float" office:value="-162281000000" calcext:value-type="float">
            <text:p>-1.62E+11</text:p>
          </table:table-cell>
          <table:table-cell office:value-type="float" office:value="47078100000" calcext:value-type="float">
            <text:p>4.71E+10</text:p>
          </table:table-cell>
        </table:table-row>
        <table:table-row table:style-name="ro1">
          <table:table-cell office:value-type="float" office:value="95060000000" calcext:value-type="float">
            <text:p>9.51E+10</text:p>
          </table:table-cell>
          <table:table-cell office:value-type="float" office:value="-162968000000" calcext:value-type="float">
            <text:p>-1.63E+11</text:p>
          </table:table-cell>
          <table:table-cell office:value-type="float" office:value="47239000000" calcext:value-type="float">
            <text:p>4.72E+10</text:p>
          </table:table-cell>
        </table:table-row>
        <table:table-row table:style-name="ro1">
          <table:table-cell office:value-type="float" office:value="97461700000" calcext:value-type="float">
            <text:p>9.75E+10</text:p>
          </table:table-cell>
          <table:table-cell office:value-type="float" office:value="-163632000000" calcext:value-type="float">
            <text:p>-1.64E+11</text:p>
          </table:table-cell>
          <table:table-cell office:value-type="float" office:value="47397500000" calcext:value-type="float">
            <text:p>4.74E+10</text:p>
          </table:table-cell>
        </table:table-row>
        <table:table-row table:style-name="ro1">
          <table:table-cell office:value-type="float" office:value="99849700000" calcext:value-type="float">
            <text:p>9.98E+10</text:p>
          </table:table-cell>
          <table:table-cell office:value-type="float" office:value="-164272000000" calcext:value-type="float">
            <text:p>-1.64E+11</text:p>
          </table:table-cell>
          <table:table-cell office:value-type="float" office:value="47553600000" calcext:value-type="float">
            <text:p>4.76E+10</text:p>
          </table:table-cell>
        </table:table-row>
        <table:table-row table:style-name="ro1">
          <table:table-cell office:value-type="float" office:value="102224000000" calcext:value-type="float">
            <text:p>1.02E+11</text:p>
          </table:table-cell>
          <table:table-cell office:value-type="float" office:value="-164891000000" calcext:value-type="float">
            <text:p>-1.65E+11</text:p>
          </table:table-cell>
          <table:table-cell office:value-type="float" office:value="47707400000" calcext:value-type="float">
            <text:p>4.77E+10</text:p>
          </table:table-cell>
        </table:table-row>
        <table:table-row table:style-name="ro1">
          <table:table-cell office:value-type="float" office:value="104585000000" calcext:value-type="float">
            <text:p>1.05E+11</text:p>
          </table:table-cell>
          <table:table-cell office:value-type="float" office:value="-165487000000" calcext:value-type="float">
            <text:p>-1.65E+11</text:p>
          </table:table-cell>
          <table:table-cell office:value-type="float" office:value="47858900000" calcext:value-type="float">
            <text:p>4.79E+10</text:p>
          </table:table-cell>
        </table:table-row>
        <table:table-row table:style-name="ro1">
          <table:table-cell office:value-type="float" office:value="106932000000" calcext:value-type="float">
            <text:p>1.07E+11</text:p>
          </table:table-cell>
          <table:table-cell office:value-type="float" office:value="-166061000000" calcext:value-type="float">
            <text:p>-1.66E+11</text:p>
          </table:table-cell>
          <table:table-cell office:value-type="float" office:value="48008200000" calcext:value-type="float">
            <text:p>4.80E+10</text:p>
          </table:table-cell>
        </table:table-row>
        <table:table-row table:style-name="ro1">
          <table:table-cell office:value-type="float" office:value="109265000000" calcext:value-type="float">
            <text:p>1.09E+11</text:p>
          </table:table-cell>
          <table:table-cell office:value-type="float" office:value="-166615000000" calcext:value-type="float">
            <text:p>-1.67E+11</text:p>
          </table:table-cell>
          <table:table-cell office:value-type="float" office:value="48155400000" calcext:value-type="float">
            <text:p>4.82E+10</text:p>
          </table:table-cell>
        </table:table-row>
        <table:table-row table:style-name="ro1">
          <table:table-cell office:value-type="float" office:value="111585000000" calcext:value-type="float">
            <text:p>1.12E+11</text:p>
          </table:table-cell>
          <table:table-cell office:value-type="float" office:value="-167148000000" calcext:value-type="float">
            <text:p>-1.67E+11</text:p>
          </table:table-cell>
          <table:table-cell office:value-type="float" office:value="48300500000" calcext:value-type="float">
            <text:p>4.83E+10</text:p>
          </table:table-cell>
        </table:table-row>
        <table:table-row table:style-name="ro1">
          <table:table-cell office:value-type="float" office:value="113892000000" calcext:value-type="float">
            <text:p>1.14E+11</text:p>
          </table:table-cell>
          <table:table-cell office:value-type="float" office:value="-167661000000" calcext:value-type="float">
            <text:p>-1.68E+11</text:p>
          </table:table-cell>
          <table:table-cell office:value-type="float" office:value="48443500000" calcext:value-type="float">
            <text:p>4.84E+10</text:p>
          </table:table-cell>
        </table:table-row>
        <table:table-row table:style-name="ro1">
          <table:table-cell office:value-type="float" office:value="116185000000" calcext:value-type="float">
            <text:p>1.16E+11</text:p>
          </table:table-cell>
          <table:table-cell office:value-type="float" office:value="-168155000000" calcext:value-type="float">
            <text:p>-1.68E+11</text:p>
          </table:table-cell>
          <table:table-cell office:value-type="float" office:value="48584500000" calcext:value-type="float">
            <text:p>4.86E+10</text:p>
          </table:table-cell>
        </table:table-row>
        <table:table-row table:style-name="ro1">
          <table:table-cell office:value-type="float" office:value="118466000000" calcext:value-type="float">
            <text:p>1.18E+11</text:p>
          </table:table-cell>
          <table:table-cell office:value-type="float" office:value="-168629000000" calcext:value-type="float">
            <text:p>-1.69E+11</text:p>
          </table:table-cell>
          <table:table-cell office:value-type="float" office:value="48723500000" calcext:value-type="float">
            <text:p>4.87E+10</text:p>
          </table:table-cell>
        </table:table-row>
        <table:table-row table:style-name="ro1">
          <table:table-cell office:value-type="float" office:value="120732000000" calcext:value-type="float">
            <text:p>1.21E+11</text:p>
          </table:table-cell>
          <table:table-cell office:value-type="float" office:value="-169084000000" calcext:value-type="float">
            <text:p>-1.69E+11</text:p>
          </table:table-cell>
          <table:table-cell office:value-type="float" office:value="48860600000" calcext:value-type="float">
            <text:p>4.89E+10</text:p>
          </table:table-cell>
        </table:table-row>
        <table:table-row table:style-name="ro1">
          <table:table-cell office:value-type="float" office:value="122986000000" calcext:value-type="float">
            <text:p>1.23E+11</text:p>
          </table:table-cell>
          <table:table-cell office:value-type="float" office:value="-169521000000" calcext:value-type="float">
            <text:p>-1.70E+11</text:p>
          </table:table-cell>
          <table:table-cell office:value-type="float" office:value="48995800000" calcext:value-type="float">
            <text:p>4.90E+10</text:p>
          </table:table-cell>
        </table:table-row>
        <table:table-row table:style-name="ro1">
          <table:table-cell office:value-type="float" office:value="125227000000" calcext:value-type="float">
            <text:p>1.25E+11</text:p>
          </table:table-cell>
          <table:table-cell office:value-type="float" office:value="-169940000000" calcext:value-type="float">
            <text:p>-1.70E+11</text:p>
          </table:table-cell>
          <table:table-cell office:value-type="float" office:value="49129100000" calcext:value-type="float">
            <text:p>4.91E+10</text:p>
          </table:table-cell>
        </table:table-row>
        <table:table-row table:style-name="ro1">
          <table:table-cell office:value-type="float" office:value="127455000000" calcext:value-type="float">
            <text:p>1.27E+11</text:p>
          </table:table-cell>
          <table:table-cell office:value-type="float" office:value="-170342000000" calcext:value-type="float">
            <text:p>-1.70E+11</text:p>
          </table:table-cell>
          <table:table-cell office:value-type="float" office:value="49260600000" calcext:value-type="float">
            <text:p>4.93E+10</text:p>
          </table:table-cell>
        </table:table-row>
        <table:table-row table:style-name="ro1">
          <table:table-cell office:value-type="float" office:value="129670000000" calcext:value-type="float">
            <text:p>1.30E+11</text:p>
          </table:table-cell>
          <table:table-cell office:value-type="float" office:value="-170726000000" calcext:value-type="float">
            <text:p>-1.71E+11</text:p>
          </table:table-cell>
          <table:table-cell office:value-type="float" office:value="49390300000" calcext:value-type="float">
            <text:p>4.94E+10</text:p>
          </table:table-cell>
        </table:table-row>
        <table:table-row table:style-name="ro1">
          <table:table-cell office:value-type="float" office:value="131872000000" calcext:value-type="float">
            <text:p>1.32E+11</text:p>
          </table:table-cell>
          <table:table-cell office:value-type="float" office:value="-171093000000" calcext:value-type="float">
            <text:p>-1.71E+11</text:p>
          </table:table-cell>
          <table:table-cell office:value-type="float" office:value="49518200000" calcext:value-type="float">
            <text:p>4.95E+10</text:p>
          </table:table-cell>
        </table:table-row>
        <table:table-row table:style-name="ro1">
          <table:table-cell office:value-type="float" office:value="134061000000" calcext:value-type="float">
            <text:p>1.34E+11</text:p>
          </table:table-cell>
          <table:table-cell office:value-type="float" office:value="-171444000000" calcext:value-type="float">
            <text:p>-1.71E+11</text:p>
          </table:table-cell>
          <table:table-cell office:value-type="float" office:value="49644400000" calcext:value-type="float">
            <text:p>4.96E+10</text:p>
          </table:table-cell>
        </table:table-row>
        <table:table-row table:style-name="ro1">
          <table:table-cell office:value-type="float" office:value="136237000000" calcext:value-type="float">
            <text:p>1.36E+11</text:p>
          </table:table-cell>
          <table:table-cell office:value-type="float" office:value="-171778000000" calcext:value-type="float">
            <text:p>-1.72E+11</text:p>
          </table:table-cell>
          <table:table-cell office:value-type="float" office:value="49768900000" calcext:value-type="float">
            <text:p>4.98E+10</text:p>
          </table:table-cell>
        </table:table-row>
        <table:table-row table:style-name="ro1">
          <table:table-cell office:value-type="float" office:value="138401000000" calcext:value-type="float">
            <text:p>1.38E+11</text:p>
          </table:table-cell>
          <table:table-cell office:value-type="float" office:value="-172097000000" calcext:value-type="float">
            <text:p>-1.72E+11</text:p>
          </table:table-cell>
          <table:table-cell office:value-type="float" office:value="49891800000" calcext:value-type="float">
            <text:p>4.99E+10</text:p>
          </table:table-cell>
        </table:table-row>
        <table:table-row table:style-name="ro1">
          <table:table-cell office:value-type="float" office:value="140553000000" calcext:value-type="float">
            <text:p>1.41E+11</text:p>
          </table:table-cell>
          <table:table-cell office:value-type="float" office:value="-172400000000" calcext:value-type="float">
            <text:p>-1.72E+11</text:p>
          </table:table-cell>
          <table:table-cell office:value-type="float" office:value="50013000000" calcext:value-type="float">
            <text:p>5.00E+10</text:p>
          </table:table-cell>
        </table:table-row>
        <table:table-row table:style-name="ro1">
          <table:table-cell office:value-type="float" office:value="142691000000" calcext:value-type="float">
            <text:p>1.43E+11</text:p>
          </table:table-cell>
          <table:table-cell office:value-type="float" office:value="-172687000000" calcext:value-type="float">
            <text:p>-1.73E+11</text:p>
          </table:table-cell>
          <table:table-cell office:value-type="float" office:value="50132700000" calcext:value-type="float">
            <text:p>5.01E+10</text:p>
          </table:table-cell>
        </table:table-row>
        <table:table-row table:style-name="ro1">
          <table:table-cell office:value-type="float" office:value="144818000000" calcext:value-type="float">
            <text:p>1.45E+11</text:p>
          </table:table-cell>
          <table:table-cell office:value-type="float" office:value="-172960000000" calcext:value-type="float">
            <text:p>-1.73E+11</text:p>
          </table:table-cell>
          <table:table-cell office:value-type="float" office:value="50250700000" calcext:value-type="float">
            <text:p>5.03E+10</text:p>
          </table:table-cell>
        </table:table-row>
        <table:table-row table:style-name="ro1">
          <table:table-cell office:value-type="float" office:value="146932000000" calcext:value-type="float">
            <text:p>1.47E+11</text:p>
          </table:table-cell>
          <table:table-cell office:value-type="float" office:value="-173218000000" calcext:value-type="float">
            <text:p>-1.73E+11</text:p>
          </table:table-cell>
          <table:table-cell office:value-type="float" office:value="50367200000" calcext:value-type="float">
            <text:p>5.04E+10</text:p>
          </table:table-cell>
        </table:table-row>
        <table:table-row table:style-name="ro1">
          <table:table-cell office:value-type="float" office:value="149034000000" calcext:value-type="float">
            <text:p>1.49E+11</text:p>
          </table:table-cell>
          <table:table-cell office:value-type="float" office:value="-173461000000" calcext:value-type="float">
            <text:p>-1.73E+11</text:p>
          </table:table-cell>
          <table:table-cell office:value-type="float" office:value="50482300000" calcext:value-type="float">
            <text:p>5.05E+10</text:p>
          </table:table-cell>
        </table:table-row>
        <table:table-row table:style-name="ro1">
          <table:table-cell office:value-type="float" office:value="151124000000" calcext:value-type="float">
            <text:p>1.51E+11</text:p>
          </table:table-cell>
          <table:table-cell office:value-type="float" office:value="-173691000000" calcext:value-type="float">
            <text:p>-1.74E+11</text:p>
          </table:table-cell>
          <table:table-cell office:value-type="float" office:value="50595800000" calcext:value-type="float">
            <text:p>5.06E+10</text:p>
          </table:table-cell>
        </table:table-row>
        <table:table-row table:style-name="ro1">
          <table:table-cell office:value-type="float" office:value="153201000000" calcext:value-type="float">
            <text:p>1.53E+11</text:p>
          </table:table-cell>
          <table:table-cell office:value-type="float" office:value="-173906000000" calcext:value-type="float">
            <text:p>-1.74E+11</text:p>
          </table:table-cell>
          <table:table-cell office:value-type="float" office:value="50707800000" calcext:value-type="float">
            <text:p>5.07E+10</text:p>
          </table:table-cell>
        </table:table-row>
        <table:table-row table:style-name="ro1">
          <table:table-cell office:value-type="float" office:value="155267000000" calcext:value-type="float">
            <text:p>1.55E+11</text:p>
          </table:table-cell>
          <table:table-cell office:value-type="float" office:value="-174108000000" calcext:value-type="float">
            <text:p>-1.74E+11</text:p>
          </table:table-cell>
          <table:table-cell office:value-type="float" office:value="50818500000" calcext:value-type="float">
            <text:p>5.08E+10</text:p>
          </table:table-cell>
        </table:table-row>
        <table:table-row table:style-name="ro1">
          <table:table-cell office:value-type="float" office:value="157321000000" calcext:value-type="float">
            <text:p>1.57E+11</text:p>
          </table:table-cell>
          <table:table-cell office:value-type="float" office:value="-174296000000" calcext:value-type="float">
            <text:p>-1.74E+11</text:p>
          </table:table-cell>
          <table:table-cell office:value-type="float" office:value="50927700000" calcext:value-type="float">
            <text:p>5.09E+10</text:p>
          </table:table-cell>
        </table:table-row>
        <table:table-row table:style-name="ro1">
          <table:table-cell office:value-type="float" office:value="159362000000" calcext:value-type="float">
            <text:p>1.59E+11</text:p>
          </table:table-cell>
          <table:table-cell office:value-type="float" office:value="-174471000000" calcext:value-type="float">
            <text:p>-1.74E+11</text:p>
          </table:table-cell>
          <table:table-cell office:value-type="float" office:value="51035500000" calcext:value-type="float">
            <text:p>5.10E+10</text:p>
          </table:table-cell>
        </table:table-row>
        <table:table-row table:style-name="ro1">
          <table:table-cell office:value-type="float" office:value="161392000000" calcext:value-type="float">
            <text:p>1.61E+11</text:p>
          </table:table-cell>
          <table:table-cell office:value-type="float" office:value="-174634000000" calcext:value-type="float">
            <text:p>-1.75E+11</text:p>
          </table:table-cell>
          <table:table-cell office:value-type="float" office:value="51142000000" calcext:value-type="float">
            <text:p>5.11E+10</text:p>
          </table:table-cell>
        </table:table-row>
        <table:table-row table:style-name="ro1">
          <table:table-cell office:value-type="float" office:value="163411000000" calcext:value-type="float">
            <text:p>1.63E+11</text:p>
          </table:table-cell>
          <table:table-cell office:value-type="float" office:value="-174783000000" calcext:value-type="float">
            <text:p>-1.75E+11</text:p>
          </table:table-cell>
          <table:table-cell office:value-type="float" office:value="51247100000" calcext:value-type="float">
            <text:p>5.12E+10</text:p>
          </table:table-cell>
        </table:table-row>
        <table:table-row table:style-name="ro1">
          <table:table-cell office:value-type="float" office:value="165417000000" calcext:value-type="float">
            <text:p>1.65E+11</text:p>
          </table:table-cell>
          <table:table-cell office:value-type="float" office:value="-174920000000" calcext:value-type="float">
            <text:p>-1.75E+11</text:p>
          </table:table-cell>
          <table:table-cell office:value-type="float" office:value="51350900000" calcext:value-type="float">
            <text:p>5.14E+10</text:p>
          </table:table-cell>
        </table:table-row>
        <table:table-row table:style-name="ro1">
          <table:table-cell office:value-type="float" office:value="167412000000" calcext:value-type="float">
            <text:p>1.67E+11</text:p>
          </table:table-cell>
          <table:table-cell office:value-type="float" office:value="-175045000000" calcext:value-type="float">
            <text:p>-1.75E+11</text:p>
          </table:table-cell>
          <table:table-cell office:value-type="float" office:value="51453400000" calcext:value-type="float">
            <text:p>5.15E+10</text:p>
          </table:table-cell>
        </table:table-row>
        <table:table-row table:style-name="ro1">
          <table:table-cell office:value-type="float" office:value="169396000000" calcext:value-type="float">
            <text:p>1.69E+11</text:p>
          </table:table-cell>
          <table:table-cell office:value-type="float" office:value="-175158000000" calcext:value-type="float">
            <text:p>-1.75E+11</text:p>
          </table:table-cell>
          <table:table-cell office:value-type="float" office:value="51554600000" calcext:value-type="float">
            <text:p>5.16E+10</text:p>
          </table:table-cell>
        </table:table-row>
        <table:table-row table:style-name="ro1">
          <table:table-cell office:value-type="float" office:value="171368000000" calcext:value-type="float">
            <text:p>1.71E+11</text:p>
          </table:table-cell>
          <table:table-cell office:value-type="float" office:value="-175259000000" calcext:value-type="float">
            <text:p>-1.75E+11</text:p>
          </table:table-cell>
          <table:table-cell office:value-type="float" office:value="51654600000" calcext:value-type="float">
            <text:p>5.17E+10</text:p>
          </table:table-cell>
        </table:table-row>
        <table:table-row table:style-name="ro1">
          <table:table-cell office:value-type="float" office:value="173328000000" calcext:value-type="float">
            <text:p>1.73E+11</text:p>
          </table:table-cell>
          <table:table-cell office:value-type="float" office:value="-175348000000" calcext:value-type="float">
            <text:p>-1.75E+11</text:p>
          </table:table-cell>
          <table:table-cell office:value-type="float" office:value="51753300000" calcext:value-type="float">
            <text:p>5.18E+10</text:p>
          </table:table-cell>
        </table:table-row>
        <table:table-row table:style-name="ro1">
          <table:table-cell office:value-type="float" office:value="175278000000" calcext:value-type="float">
            <text:p>1.75E+11</text:p>
          </table:table-cell>
          <table:table-cell office:value-type="float" office:value="-175426000000" calcext:value-type="float">
            <text:p>-1.75E+11</text:p>
          </table:table-cell>
          <table:table-cell office:value-type="float" office:value="51850900000" calcext:value-type="float">
            <text:p>5.19E+10</text:p>
          </table:table-cell>
        </table:table-row>
        <table:table-row table:style-name="ro1">
          <table:table-cell office:value-type="float" office:value="177216000000" calcext:value-type="float">
            <text:p>1.77E+11</text:p>
          </table:table-cell>
          <table:table-cell office:value-type="float" office:value="-175492000000" calcext:value-type="float">
            <text:p>-1.75E+11</text:p>
          </table:table-cell>
          <table:table-cell office:value-type="float" office:value="51947200000" calcext:value-type="float">
            <text:p>5.19E+10</text:p>
          </table:table-cell>
        </table:table-row>
        <table:table-row table:style-name="ro1">
          <table:table-cell office:value-type="float" office:value="179142000000" calcext:value-type="float">
            <text:p>1.79E+11</text:p>
          </table:table-cell>
          <table:table-cell office:value-type="float" office:value="-175548000000" calcext:value-type="float">
            <text:p>-1.76E+11</text:p>
          </table:table-cell>
          <table:table-cell office:value-type="float" office:value="52042300000" calcext:value-type="float">
            <text:p>5.20E+10</text:p>
          </table:table-cell>
        </table:table-row>
        <table:table-row table:style-name="ro1">
          <table:table-cell office:value-type="float" office:value="181058000000" calcext:value-type="float">
            <text:p>1.81E+11</text:p>
          </table:table-cell>
          <table:table-cell office:value-type="float" office:value="-175592000000" calcext:value-type="float">
            <text:p>-1.76E+11</text:p>
          </table:table-cell>
          <table:table-cell office:value-type="float" office:value="52136300000" calcext:value-type="float">
            <text:p>5.21E+10</text:p>
          </table:table-cell>
        </table:table-row>
        <table:table-row table:style-name="ro1">
          <table:table-cell office:value-type="float" office:value="182963000000" calcext:value-type="float">
            <text:p>1.83E+11</text:p>
          </table:table-cell>
          <table:table-cell office:value-type="float" office:value="-175626000000" calcext:value-type="float">
            <text:p>-1.76E+11</text:p>
          </table:table-cell>
          <table:table-cell office:value-type="float" office:value="52229200000" calcext:value-type="float">
            <text:p>5.22E+10</text:p>
          </table:table-cell>
        </table:table-row>
        <table:table-row table:style-name="ro1">
          <table:table-cell office:value-type="float" office:value="184857000000" calcext:value-type="float">
            <text:p>1.85E+11</text:p>
          </table:table-cell>
          <table:table-cell office:value-type="float" office:value="-175650000000" calcext:value-type="float">
            <text:p>-1.76E+11</text:p>
          </table:table-cell>
          <table:table-cell office:value-type="float" office:value="52320900000" calcext:value-type="float">
            <text:p>5.23E+10</text:p>
          </table:table-cell>
        </table:table-row>
        <table:table-row table:style-name="ro1">
          <table:table-cell office:value-type="float" office:value="186740000000" calcext:value-type="float">
            <text:p>1.87E+11</text:p>
          </table:table-cell>
          <table:table-cell office:value-type="float" office:value="-175663000000" calcext:value-type="float">
            <text:p>-1.76E+11</text:p>
          </table:table-cell>
          <table:table-cell office:value-type="float" office:value="52411500000" calcext:value-type="float">
            <text:p>5.24E+10</text:p>
          </table:table-cell>
        </table:table-row>
        <table:table-row table:style-name="ro1">
          <table:table-cell office:value-type="float" office:value="188611000000" calcext:value-type="float">
            <text:p>1.89E+11</text:p>
          </table:table-cell>
          <table:table-cell office:value-type="float" office:value="-175665000000" calcext:value-type="float">
            <text:p>-1.76E+11</text:p>
          </table:table-cell>
          <table:table-cell office:value-type="float" office:value="52501000000" calcext:value-type="float">
            <text:p>5.25E+10</text:p>
          </table:table-cell>
        </table:table-row>
        <table:table-row table:style-name="ro1">
          <table:table-cell office:value-type="float" office:value="190473000000" calcext:value-type="float">
            <text:p>1.90E+11</text:p>
          </table:table-cell>
          <table:table-cell office:value-type="float" office:value="-175658000000" calcext:value-type="float">
            <text:p>-1.76E+11</text:p>
          </table:table-cell>
          <table:table-cell office:value-type="float" office:value="52589400000" calcext:value-type="float">
            <text:p>5.26E+10</text:p>
          </table:table-cell>
        </table:table-row>
        <table:table-row table:style-name="ro1">
          <table:table-cell office:value-type="float" office:value="192323000000" calcext:value-type="float">
            <text:p>1.92E+11</text:p>
          </table:table-cell>
          <table:table-cell office:value-type="float" office:value="-175641000000" calcext:value-type="float">
            <text:p>-1.76E+11</text:p>
          </table:table-cell>
          <table:table-cell office:value-type="float" office:value="52676800000" calcext:value-type="float">
            <text:p>5.27E+10</text:p>
          </table:table-cell>
        </table:table-row>
        <table:table-row table:style-name="ro1">
          <table:table-cell office:value-type="float" office:value="194163000000" calcext:value-type="float">
            <text:p>1.94E+11</text:p>
          </table:table-cell>
          <table:table-cell office:value-type="float" office:value="-175614000000" calcext:value-type="float">
            <text:p>-1.76E+11</text:p>
          </table:table-cell>
          <table:table-cell office:value-type="float" office:value="52763100000" calcext:value-type="float">
            <text:p>5.28E+10</text:p>
          </table:table-cell>
        </table:table-row>
        <table:table-row table:style-name="ro1">
          <table:table-cell office:value-type="float" office:value="195992000000" calcext:value-type="float">
            <text:p>1.96E+11</text:p>
          </table:table-cell>
          <table:table-cell office:value-type="float" office:value="-175578000000" calcext:value-type="float">
            <text:p>-1.76E+11</text:p>
          </table:table-cell>
          <table:table-cell office:value-type="float" office:value="52848400000" calcext:value-type="float">
            <text:p>5.28E+10</text:p>
          </table:table-cell>
        </table:table-row>
        <table:table-row table:style-name="ro1">
          <table:table-cell office:value-type="float" office:value="197811000000" calcext:value-type="float">
            <text:p>1.98E+11</text:p>
          </table:table-cell>
          <table:table-cell office:value-type="float" office:value="-175532000000" calcext:value-type="float">
            <text:p>-1.76E+11</text:p>
          </table:table-cell>
          <table:table-cell office:value-type="float" office:value="52932700000" calcext:value-type="float">
            <text:p>5.29E+10</text:p>
          </table:table-cell>
        </table:table-row>
        <table:table-row table:style-name="ro1">
          <table:table-cell office:value-type="float" office:value="199619000000" calcext:value-type="float">
            <text:p>2.00E+11</text:p>
          </table:table-cell>
          <table:table-cell office:value-type="float" office:value="-175476000000" calcext:value-type="float">
            <text:p>-1.75E+11</text:p>
          </table:table-cell>
          <table:table-cell office:value-type="float" office:value="53016000000" calcext:value-type="float">
            <text:p>5.30E+10</text:p>
          </table:table-cell>
        </table:table-row>
        <table:table-row table:style-name="ro1">
          <table:table-cell office:value-type="float" office:value="201417000000" calcext:value-type="float">
            <text:p>2.01E+11</text:p>
          </table:table-cell>
          <table:table-cell office:value-type="float" office:value="-175412000000" calcext:value-type="float">
            <text:p>-1.75E+11</text:p>
          </table:table-cell>
          <table:table-cell office:value-type="float" office:value="53098300000" calcext:value-type="float">
            <text:p>5.31E+10</text:p>
          </table:table-cell>
        </table:table-row>
        <table:table-row table:style-name="ro1">
          <table:table-cell office:value-type="float" office:value="203204000000" calcext:value-type="float">
            <text:p>2.03E+11</text:p>
          </table:table-cell>
          <table:table-cell office:value-type="float" office:value="-175339000000" calcext:value-type="float">
            <text:p>-1.75E+11</text:p>
          </table:table-cell>
          <table:table-cell office:value-type="float" office:value="53179600000" calcext:value-type="float">
            <text:p>5.32E+10</text:p>
          </table:table-cell>
        </table:table-row>
        <table:table-row table:style-name="ro1">
          <table:table-cell office:value-type="float" office:value="204981000000" calcext:value-type="float">
            <text:p>2.05E+11</text:p>
          </table:table-cell>
          <table:table-cell office:value-type="float" office:value="-175256000000" calcext:value-type="float">
            <text:p>-1.75E+11</text:p>
          </table:table-cell>
          <table:table-cell office:value-type="float" office:value="53260000000" calcext:value-type="float">
            <text:p>5.33E+10</text:p>
          </table:table-cell>
        </table:table-row>
        <table:table-row table:style-name="ro1">
          <table:table-cell office:value-type="float" office:value="206748000000" calcext:value-type="float">
            <text:p>2.07E+11</text:p>
          </table:table-cell>
          <table:table-cell office:value-type="float" office:value="-175165000000" calcext:value-type="float">
            <text:p>-1.75E+11</text:p>
          </table:table-cell>
          <table:table-cell office:value-type="float" office:value="53339400000" calcext:value-type="float">
            <text:p>5.33E+10</text:p>
          </table:table-cell>
        </table:table-row>
        <table:table-row table:style-name="ro1">
          <table:table-cell office:value-type="float" office:value="208505000000" calcext:value-type="float">
            <text:p>2.09E+11</text:p>
          </table:table-cell>
          <table:table-cell office:value-type="float" office:value="-175066000000" calcext:value-type="float">
            <text:p>-1.75E+11</text:p>
          </table:table-cell>
          <table:table-cell office:value-type="float" office:value="53417900000" calcext:value-type="float">
            <text:p>5.34E+10</text:p>
          </table:table-cell>
        </table:table-row>
        <table:table-row table:style-name="ro1">
          <table:table-cell office:value-type="float" office:value="210251000000" calcext:value-type="float">
            <text:p>2.10E+11</text:p>
          </table:table-cell>
          <table:table-cell office:value-type="float" office:value="-174957000000" calcext:value-type="float">
            <text:p>-1.75E+11</text:p>
          </table:table-cell>
          <table:table-cell office:value-type="float" office:value="53495400000" calcext:value-type="float">
            <text:p>5.35E+10</text:p>
          </table:table-cell>
        </table:table-row>
        <table:table-row table:style-name="ro1">
          <table:table-cell office:value-type="float" office:value="211988000000" calcext:value-type="float">
            <text:p>2.12E+11</text:p>
          </table:table-cell>
          <table:table-cell office:value-type="float" office:value="-174841000000" calcext:value-type="float">
            <text:p>-1.75E+11</text:p>
          </table:table-cell>
          <table:table-cell office:value-type="float" office:value="53572100000" calcext:value-type="float">
            <text:p>5.36E+10</text:p>
          </table:table-cell>
        </table:table-row>
        <table:table-row table:style-name="ro1">
          <table:table-cell office:value-type="float" office:value="213714000000" calcext:value-type="float">
            <text:p>2.14E+11</text:p>
          </table:table-cell>
          <table:table-cell office:value-type="float" office:value="-174716000000" calcext:value-type="float">
            <text:p>-1.75E+11</text:p>
          </table:table-cell>
          <table:table-cell office:value-type="float" office:value="53647800000" calcext:value-type="float">
            <text:p>5.36E+10</text:p>
          </table:table-cell>
        </table:table-row>
        <table:table-row table:style-name="ro1">
          <table:table-cell office:value-type="float" office:value="215431000000" calcext:value-type="float">
            <text:p>2.15E+11</text:p>
          </table:table-cell>
          <table:table-cell office:value-type="float" office:value="-174583000000" calcext:value-type="float">
            <text:p>-1.75E+11</text:p>
          </table:table-cell>
          <table:table-cell office:value-type="float" office:value="53722700000" calcext:value-type="float">
            <text:p>5.37E+10</text:p>
          </table:table-cell>
        </table:table-row>
        <table:table-row table:style-name="ro1">
          <table:table-cell office:value-type="float" office:value="217137000000" calcext:value-type="float">
            <text:p>2.17E+11</text:p>
          </table:table-cell>
          <table:table-cell office:value-type="float" office:value="-174442000000" calcext:value-type="float">
            <text:p>-1.74E+11</text:p>
          </table:table-cell>
          <table:table-cell office:value-type="float" office:value="53796700000" calcext:value-type="float">
            <text:p>5.38E+10</text:p>
          </table:table-cell>
        </table:table-row>
        <table:table-row table:style-name="ro1">
          <table:table-cell office:value-type="float" office:value="218834000000" calcext:value-type="float">
            <text:p>2.19E+11</text:p>
          </table:table-cell>
          <table:table-cell office:value-type="float" office:value="-174293000000" calcext:value-type="float">
            <text:p>-1.74E+11</text:p>
          </table:table-cell>
          <table:table-cell office:value-type="float" office:value="53869800000" calcext:value-type="float">
            <text:p>5.39E+10</text:p>
          </table:table-cell>
        </table:table-row>
        <table:table-row table:style-name="ro1">
          <table:table-cell office:value-type="float" office:value="220521000000" calcext:value-type="float">
            <text:p>2.21E+11</text:p>
          </table:table-cell>
          <table:table-cell office:value-type="float" office:value="-174136000000" calcext:value-type="float">
            <text:p>-1.74E+11</text:p>
          </table:table-cell>
          <table:table-cell office:value-type="float" office:value="53942100000" calcext:value-type="float">
            <text:p>5.39E+10</text:p>
          </table:table-cell>
        </table:table-row>
        <table:table-row table:style-name="ro1">
          <table:table-cell office:value-type="float" office:value="222198000000" calcext:value-type="float">
            <text:p>2.22E+11</text:p>
          </table:table-cell>
          <table:table-cell office:value-type="float" office:value="-173972000000" calcext:value-type="float">
            <text:p>-1.74E+11</text:p>
          </table:table-cell>
          <table:table-cell office:value-type="float" office:value="54013600000" calcext:value-type="float">
            <text:p>5.40E+10</text:p>
          </table:table-cell>
        </table:table-row>
        <table:table-row table:style-name="ro1">
          <table:table-cell office:value-type="float" office:value="223866000000" calcext:value-type="float">
            <text:p>2.24E+11</text:p>
          </table:table-cell>
          <table:table-cell office:value-type="float" office:value="-173800000000" calcext:value-type="float">
            <text:p>-1.74E+11</text:p>
          </table:table-cell>
          <table:table-cell office:value-type="float" office:value="54084200000" calcext:value-type="float">
            <text:p>5.41E+10</text:p>
          </table:table-cell>
        </table:table-row>
        <table:table-row table:style-name="ro1">
          <table:table-cell office:value-type="float" office:value="225523000000" calcext:value-type="float">
            <text:p>2.26E+11</text:p>
          </table:table-cell>
          <table:table-cell office:value-type="float" office:value="-173620000000" calcext:value-type="float">
            <text:p>-1.74E+11</text:p>
          </table:table-cell>
          <table:table-cell office:value-type="float" office:value="54154000000" calcext:value-type="float">
            <text:p>5.42E+10</text:p>
          </table:table-cell>
        </table:table-row>
        <table:table-row table:style-name="ro1">
          <table:table-cell office:value-type="float" office:value="227172000000" calcext:value-type="float">
            <text:p>2.27E+11</text:p>
          </table:table-cell>
          <table:table-cell office:value-type="float" office:value="-173434000000" calcext:value-type="float">
            <text:p>-1.73E+11</text:p>
          </table:table-cell>
          <table:table-cell office:value-type="float" office:value="54223000000" calcext:value-type="float">
            <text:p>5.42E+10</text:p>
          </table:table-cell>
        </table:table-row>
        <table:table-row table:style-name="ro1">
          <table:table-cell office:value-type="float" office:value="228810000000" calcext:value-type="float">
            <text:p>2.29E+11</text:p>
          </table:table-cell>
          <table:table-cell office:value-type="float" office:value="-173239000000" calcext:value-type="float">
            <text:p>-1.73E+11</text:p>
          </table:table-cell>
          <table:table-cell office:value-type="float" office:value="54291200000" calcext:value-type="float">
            <text:p>5.43E+10</text:p>
          </table:table-cell>
        </table:table-row>
        <table:table-row table:style-name="ro1">
          <table:table-cell office:value-type="float" office:value="230440000000" calcext:value-type="float">
            <text:p>2.30E+11</text:p>
          </table:table-cell>
          <table:table-cell office:value-type="float" office:value="-173038000000" calcext:value-type="float">
            <text:p>-1.73E+11</text:p>
          </table:table-cell>
          <table:table-cell office:value-type="float" office:value="54358600000" calcext:value-type="float">
            <text:p>5.44E+10</text:p>
          </table:table-cell>
        </table:table-row>
        <table:table-row table:style-name="ro1">
          <table:table-cell office:value-type="float" office:value="232059000000" calcext:value-type="float">
            <text:p>2.32E+11</text:p>
          </table:table-cell>
          <table:table-cell office:value-type="float" office:value="-172830000000" calcext:value-type="float">
            <text:p>-1.73E+11</text:p>
          </table:table-cell>
          <table:table-cell office:value-type="float" office:value="54425200000" calcext:value-type="float">
            <text:p>5.44E+10</text:p>
          </table:table-cell>
        </table:table-row>
        <table:table-row table:style-name="ro1">
          <table:table-cell office:value-type="float" office:value="233670000000" calcext:value-type="float">
            <text:p>2.34E+11</text:p>
          </table:table-cell>
          <table:table-cell office:value-type="float" office:value="-172614000000" calcext:value-type="float">
            <text:p>-1.73E+11</text:p>
          </table:table-cell>
          <table:table-cell office:value-type="float" office:value="54491100000" calcext:value-type="float">
            <text:p>5.45E+10</text:p>
          </table:table-cell>
        </table:table-row>
        <table:table-row table:style-name="ro1">
          <table:table-cell office:value-type="float" office:value="235271000000" calcext:value-type="float">
            <text:p>2.35E+11</text:p>
          </table:table-cell>
          <table:table-cell office:value-type="float" office:value="-172392000000" calcext:value-type="float">
            <text:p>-1.72E+11</text:p>
          </table:table-cell>
          <table:table-cell office:value-type="float" office:value="54556200000" calcext:value-type="float">
            <text:p>5.46E+10</text:p>
          </table:table-cell>
        </table:table-row>
        <table:table-row table:style-name="ro1">
          <table:table-cell office:value-type="float" office:value="236862000000" calcext:value-type="float">
            <text:p>2.37E+11</text:p>
          </table:table-cell>
          <table:table-cell office:value-type="float" office:value="-172162000000" calcext:value-type="float">
            <text:p>-1.72E+11</text:p>
          </table:table-cell>
          <table:table-cell office:value-type="float" office:value="54620500000" calcext:value-type="float">
            <text:p>5.46E+10</text:p>
          </table:table-cell>
        </table:table-row>
        <table:table-row table:style-name="ro1">
          <table:table-cell office:value-type="float" office:value="238445000000" calcext:value-type="float">
            <text:p>2.38E+11</text:p>
          </table:table-cell>
          <table:table-cell office:value-type="float" office:value="-171927000000" calcext:value-type="float">
            <text:p>-1.72E+11</text:p>
          </table:table-cell>
          <table:table-cell office:value-type="float" office:value="54684100000" calcext:value-type="float">
            <text:p>5.47E+10</text:p>
          </table:table-cell>
        </table:table-row>
        <table:table-row table:style-name="ro1">
          <table:table-cell office:value-type="float" office:value="240018000000" calcext:value-type="float">
            <text:p>2.40E+11</text:p>
          </table:table-cell>
          <table:table-cell office:value-type="float" office:value="-171684000000" calcext:value-type="float">
            <text:p>-1.72E+11</text:p>
          </table:table-cell>
          <table:table-cell office:value-type="float" office:value="54747000000" calcext:value-type="float">
            <text:p>5.47E+10</text:p>
          </table:table-cell>
        </table:table-row>
        <table:table-row table:style-name="ro1">
          <table:table-cell office:value-type="float" office:value="241582000000" calcext:value-type="float">
            <text:p>2.42E+11</text:p>
          </table:table-cell>
          <table:table-cell office:value-type="float" office:value="-171435000000" calcext:value-type="float">
            <text:p>-1.71E+11</text:p>
          </table:table-cell>
          <table:table-cell office:value-type="float" office:value="54809200000" calcext:value-type="float">
            <text:p>5.48E+10</text:p>
          </table:table-cell>
        </table:table-row>
        <table:table-row table:style-name="ro1">
          <table:table-cell office:value-type="float" office:value="243137000000" calcext:value-type="float">
            <text:p>2.43E+11</text:p>
          </table:table-cell>
          <table:table-cell office:value-type="float" office:value="-171179000000" calcext:value-type="float">
            <text:p>-1.71E+11</text:p>
          </table:table-cell>
          <table:table-cell office:value-type="float" office:value="54870600000" calcext:value-type="float">
            <text:p>5.49E+10</text:p>
          </table:table-cell>
        </table:table-row>
        <table:table-row table:style-name="ro1">
          <table:table-cell office:value-type="float" office:value="244683000000" calcext:value-type="float">
            <text:p>2.45E+11</text:p>
          </table:table-cell>
          <table:table-cell office:value-type="float" office:value="-170917000000" calcext:value-type="float">
            <text:p>-1.71E+11</text:p>
          </table:table-cell>
          <table:table-cell office:value-type="float" office:value="54931300000" calcext:value-type="float">
            <text:p>5.49E+10</text:p>
          </table:table-cell>
        </table:table-row>
        <table:table-row table:style-name="ro1">
          <table:table-cell office:value-type="float" office:value="246220000000" calcext:value-type="float">
            <text:p>2.46E+11</text:p>
          </table:table-cell>
          <table:table-cell office:value-type="float" office:value="-170649000000" calcext:value-type="float">
            <text:p>-1.71E+11</text:p>
          </table:table-cell>
          <table:table-cell office:value-type="float" office:value="54991400000" calcext:value-type="float">
            <text:p>5.50E+10</text:p>
          </table:table-cell>
        </table:table-row>
        <table:table-row table:style-name="ro1">
          <table:table-cell office:value-type="float" office:value="247747000000" calcext:value-type="float">
            <text:p>2.48E+11</text:p>
          </table:table-cell>
          <table:table-cell office:value-type="float" office:value="-170374000000" calcext:value-type="float">
            <text:p>-1.70E+11</text:p>
          </table:table-cell>
          <table:table-cell office:value-type="float" office:value="55050700000" calcext:value-type="float">
            <text:p>5.51E+10</text:p>
          </table:table-cell>
        </table:table-row>
        <table:table-row table:style-name="ro1">
          <table:table-cell office:value-type="float" office:value="249266000000" calcext:value-type="float">
            <text:p>2.49E+11</text:p>
          </table:table-cell>
          <table:table-cell office:value-type="float" office:value="-170094000000" calcext:value-type="float">
            <text:p>-1.70E+11</text:p>
          </table:table-cell>
          <table:table-cell office:value-type="float" office:value="55109400000" calcext:value-type="float">
            <text:p>5.51E+10</text:p>
          </table:table-cell>
        </table:table-row>
        <table:table-row table:style-name="ro1">
          <table:table-cell office:value-type="float" office:value="250776000000" calcext:value-type="float">
            <text:p>2.51E+11</text:p>
          </table:table-cell>
          <table:table-cell office:value-type="float" office:value="-169807000000" calcext:value-type="float">
            <text:p>-1.70E+11</text:p>
          </table:table-cell>
          <table:table-cell office:value-type="float" office:value="55167300000" calcext:value-type="float">
            <text:p>5.52E+10</text:p>
          </table:table-cell>
        </table:table-row>
        <table:table-row table:style-name="ro1">
          <table:table-cell office:value-type="float" office:value="252277000000" calcext:value-type="float">
            <text:p>2.52E+11</text:p>
          </table:table-cell>
          <table:table-cell office:value-type="float" office:value="-169514000000" calcext:value-type="float">
            <text:p>-1.70E+11</text:p>
          </table:table-cell>
          <table:table-cell office:value-type="float" office:value="55224700000" calcext:value-type="float">
            <text:p>5.52E+10</text:p>
          </table:table-cell>
        </table:table-row>
        <table:table-row table:style-name="ro1">
          <table:table-cell office:value-type="float" office:value="253770000000" calcext:value-type="float">
            <text:p>2.54E+11</text:p>
          </table:table-cell>
          <table:table-cell office:value-type="float" office:value="-169215000000" calcext:value-type="float">
            <text:p>-1.69E+11</text:p>
          </table:table-cell>
          <table:table-cell office:value-type="float" office:value="55281300000" calcext:value-type="float">
            <text:p>5.53E+10</text:p>
          </table:table-cell>
        </table:table-row>
        <table:table-row table:style-name="ro1">
          <table:table-cell office:value-type="float" office:value="255253000000" calcext:value-type="float">
            <text:p>2.55E+11</text:p>
          </table:table-cell>
          <table:table-cell office:value-type="float" office:value="-168911000000" calcext:value-type="float">
            <text:p>-1.69E+11</text:p>
          </table:table-cell>
          <table:table-cell office:value-type="float" office:value="55337300000" calcext:value-type="float">
            <text:p>5.53E+10</text:p>
          </table:table-cell>
        </table:table-row>
        <table:table-row table:style-name="ro1">
          <table:table-cell office:value-type="float" office:value="256728000000" calcext:value-type="float">
            <text:p>2.57E+11</text:p>
          </table:table-cell>
          <table:table-cell office:value-type="float" office:value="-168600000000" calcext:value-type="float">
            <text:p>-1.69E+11</text:p>
          </table:table-cell>
          <table:table-cell office:value-type="float" office:value="55392700000" calcext:value-type="float">
            <text:p>5.54E+10</text:p>
          </table:table-cell>
        </table:table-row>
        <table:table-row table:style-name="ro1">
          <table:table-cell office:value-type="float" office:value="258194000000" calcext:value-type="float">
            <text:p>2.58E+11</text:p>
          </table:table-cell>
          <table:table-cell office:value-type="float" office:value="-168284000000" calcext:value-type="float">
            <text:p>-1.68E+11</text:p>
          </table:table-cell>
          <table:table-cell office:value-type="float" office:value="55447400000" calcext:value-type="float">
            <text:p>5.54E+10</text:p>
          </table:table-cell>
        </table:table-row>
        <table:table-row table:style-name="ro1">
          <table:table-cell office:value-type="float" office:value="259651000000" calcext:value-type="float">
            <text:p>2.60E+11</text:p>
          </table:table-cell>
          <table:table-cell office:value-type="float" office:value="-167963000000" calcext:value-type="float">
            <text:p>-1.68E+11</text:p>
          </table:table-cell>
          <table:table-cell office:value-type="float" office:value="55501500000" calcext:value-type="float">
            <text:p>5.55E+10</text:p>
          </table:table-cell>
        </table:table-row>
        <table:table-row table:style-name="ro1">
          <table:table-cell office:value-type="float" office:value="261100000000" calcext:value-type="float">
            <text:p>2.61E+11</text:p>
          </table:table-cell>
          <table:table-cell office:value-type="float" office:value="-167635000000" calcext:value-type="float">
            <text:p>-1.68E+11</text:p>
          </table:table-cell>
          <table:table-cell office:value-type="float" office:value="55555000000" calcext:value-type="float">
            <text:p>5.56E+10</text:p>
          </table:table-cell>
        </table:table-row>
        <table:table-row table:style-name="ro1">
          <table:table-cell office:value-type="float" office:value="262540000000" calcext:value-type="float">
            <text:p>2.63E+11</text:p>
          </table:table-cell>
          <table:table-cell office:value-type="float" office:value="-167303000000" calcext:value-type="float">
            <text:p>-1.67E+11</text:p>
          </table:table-cell>
          <table:table-cell office:value-type="float" office:value="55607800000" calcext:value-type="float">
            <text:p>5.56E+10</text:p>
          </table:table-cell>
        </table:table-row>
        <table:table-row table:style-name="ro1">
          <table:table-cell office:value-type="float" office:value="263972000000" calcext:value-type="float">
            <text:p>2.64E+11</text:p>
          </table:table-cell>
          <table:table-cell office:value-type="float" office:value="-166964000000" calcext:value-type="float">
            <text:p>-1.67E+11</text:p>
          </table:table-cell>
          <table:table-cell office:value-type="float" office:value="55660100000" calcext:value-type="float">
            <text:p>5.57E+10</text:p>
          </table:table-cell>
        </table:table-row>
        <table:table-row table:style-name="ro1">
          <table:table-cell office:value-type="float" office:value="265395000000" calcext:value-type="float">
            <text:p>2.65E+11</text:p>
          </table:table-cell>
          <table:table-cell office:value-type="float" office:value="-166621000000" calcext:value-type="float">
            <text:p>-1.67E+11</text:p>
          </table:table-cell>
          <table:table-cell office:value-type="float" office:value="55711700000" calcext:value-type="float">
            <text:p>5.57E+10</text:p>
          </table:table-cell>
        </table:table-row>
        <table:table-row table:style-name="ro1">
          <table:table-cell office:value-type="float" office:value="266809000000" calcext:value-type="float">
            <text:p>2.67E+11</text:p>
          </table:table-cell>
          <table:table-cell office:value-type="float" office:value="-166272000000" calcext:value-type="float">
            <text:p>-1.66E+11</text:p>
          </table:table-cell>
          <table:table-cell office:value-type="float" office:value="55762700000" calcext:value-type="float">
            <text:p>5.58E+10</text:p>
          </table:table-cell>
        </table:table-row>
        <table:table-row table:style-name="ro1">
          <table:table-cell office:value-type="float" office:value="268215000000" calcext:value-type="float">
            <text:p>2.68E+11</text:p>
          </table:table-cell>
          <table:table-cell office:value-type="float" office:value="-165917000000" calcext:value-type="float">
            <text:p>-1.66E+11</text:p>
          </table:table-cell>
          <table:table-cell office:value-type="float" office:value="55813200000" calcext:value-type="float">
            <text:p>5.58E+10</text:p>
          </table:table-cell>
        </table:table-row>
        <table:table-row table:style-name="ro1">
          <table:table-cell office:value-type="float" office:value="269613000000" calcext:value-type="float">
            <text:p>2.70E+11</text:p>
          </table:table-cell>
          <table:table-cell office:value-type="float" office:value="-165558000000" calcext:value-type="float">
            <text:p>-1.66E+11</text:p>
          </table:table-cell>
          <table:table-cell office:value-type="float" office:value="55863100000" calcext:value-type="float">
            <text:p>5.59E+10</text:p>
          </table:table-cell>
        </table:table-row>
        <table:table-row table:style-name="ro1">
          <table:table-cell office:value-type="float" office:value="271003000000" calcext:value-type="float">
            <text:p>2.71E+11</text:p>
          </table:table-cell>
          <table:table-cell office:value-type="float" office:value="-165193000000" calcext:value-type="float">
            <text:p>-1.65E+11</text:p>
          </table:table-cell>
          <table:table-cell office:value-type="float" office:value="55912400000" calcext:value-type="float">
            <text:p>5.59E+10</text:p>
          </table:table-cell>
        </table:table-row>
        <table:table-row table:style-name="ro1">
          <table:table-cell office:value-type="float" office:value="272384000000" calcext:value-type="float">
            <text:p>2.72E+11</text:p>
          </table:table-cell>
          <table:table-cell office:value-type="float" office:value="-164824000000" calcext:value-type="float">
            <text:p>-1.65E+11</text:p>
          </table:table-cell>
          <table:table-cell office:value-type="float" office:value="55961100000" calcext:value-type="float">
            <text:p>5.60E+10</text:p>
          </table:table-cell>
        </table:table-row>
        <table:table-row table:style-name="ro1">
          <table:table-cell office:value-type="float" office:value="273757000000" calcext:value-type="float">
            <text:p>2.74E+11</text:p>
          </table:table-cell>
          <table:table-cell office:value-type="float" office:value="-164449000000" calcext:value-type="float">
            <text:p>-1.64E+11</text:p>
          </table:table-cell>
          <table:table-cell office:value-type="float" office:value="56009200000" calcext:value-type="float">
            <text:p>5.60E+10</text:p>
          </table:table-cell>
        </table:table-row>
        <table:table-row table:style-name="ro1">
          <table:table-cell office:value-type="float" office:value="275121000000" calcext:value-type="float">
            <text:p>2.75E+11</text:p>
          </table:table-cell>
          <table:table-cell office:value-type="float" office:value="-164070000000" calcext:value-type="float">
            <text:p>-1.64E+11</text:p>
          </table:table-cell>
          <table:table-cell office:value-type="float" office:value="56056800000" calcext:value-type="float">
            <text:p>5.61E+10</text:p>
          </table:table-cell>
        </table:table-row>
        <table:table-row table:style-name="ro1">
          <table:table-cell office:value-type="float" office:value="276477000000" calcext:value-type="float">
            <text:p>2.76E+11</text:p>
          </table:table-cell>
          <table:table-cell office:value-type="float" office:value="-163685000000" calcext:value-type="float">
            <text:p>-1.64E+11</text:p>
          </table:table-cell>
          <table:table-cell office:value-type="float" office:value="56103800000" calcext:value-type="float">
            <text:p>5.61E+10</text:p>
          </table:table-cell>
        </table:table-row>
        <table:table-row table:style-name="ro1">
          <table:table-cell office:value-type="float" office:value="277825000000" calcext:value-type="float">
            <text:p>2.78E+11</text:p>
          </table:table-cell>
          <table:table-cell office:value-type="float" office:value="-163296000000" calcext:value-type="float">
            <text:p>-1.63E+11</text:p>
          </table:table-cell>
          <table:table-cell office:value-type="float" office:value="56150300000" calcext:value-type="float">
            <text:p>5.62E+10</text:p>
          </table:table-cell>
        </table:table-row>
        <table:table-row table:style-name="ro1">
          <table:table-cell office:value-type="float" office:value="279165000000" calcext:value-type="float">
            <text:p>2.79E+11</text:p>
          </table:table-cell>
          <table:table-cell office:value-type="float" office:value="-162901000000" calcext:value-type="float">
            <text:p>-1.63E+11</text:p>
          </table:table-cell>
          <table:table-cell office:value-type="float" office:value="56196300000" calcext:value-type="float">
            <text:p>5.62E+10</text:p>
          </table:table-cell>
        </table:table-row>
        <table:table-row table:style-name="ro1">
          <table:table-cell office:value-type="float" office:value="280497000000" calcext:value-type="float">
            <text:p>2.80E+11</text:p>
          </table:table-cell>
          <table:table-cell office:value-type="float" office:value="-162502000000" calcext:value-type="float">
            <text:p>-1.63E+11</text:p>
          </table:table-cell>
          <table:table-cell office:value-type="float" office:value="56241700000" calcext:value-type="float">
            <text:p>5.62E+10</text:p>
          </table:table-cell>
        </table:table-row>
        <table:table-row table:style-name="ro1">
          <table:table-cell office:value-type="float" office:value="281821000000" calcext:value-type="float">
            <text:p>2.82E+11</text:p>
          </table:table-cell>
          <table:table-cell office:value-type="float" office:value="-162099000000" calcext:value-type="float">
            <text:p>-1.62E+11</text:p>
          </table:table-cell>
          <table:table-cell office:value-type="float" office:value="56286600000" calcext:value-type="float">
            <text:p>5.63E+10</text:p>
          </table:table-cell>
        </table:table-row>
        <table:table-row table:style-name="ro1">
          <table:table-cell office:value-type="float" office:value="283136000000" calcext:value-type="float">
            <text:p>2.83E+11</text:p>
          </table:table-cell>
          <table:table-cell office:value-type="float" office:value="-161691000000" calcext:value-type="float">
            <text:p>-1.62E+11</text:p>
          </table:table-cell>
          <table:table-cell office:value-type="float" office:value="56330900000" calcext:value-type="float">
            <text:p>5.63E+10</text:p>
          </table:table-cell>
        </table:table-row>
        <table:table-row table:style-name="ro1">
          <table:table-cell office:value-type="float" office:value="284444000000" calcext:value-type="float">
            <text:p>2.84E+11</text:p>
          </table:table-cell>
          <table:table-cell office:value-type="float" office:value="-161278000000" calcext:value-type="float">
            <text:p>-1.61E+11</text:p>
          </table:table-cell>
          <table:table-cell office:value-type="float" office:value="56374700000" calcext:value-type="float">
            <text:p>5.64E+10</text:p>
          </table:table-cell>
        </table:table-row>
        <table:table-row table:style-name="ro1">
          <table:table-cell office:value-type="float" office:value="285744000000" calcext:value-type="float">
            <text:p>2.86E+11</text:p>
          </table:table-cell>
          <table:table-cell office:value-type="float" office:value="-160860000000" calcext:value-type="float">
            <text:p>-1.61E+11</text:p>
          </table:table-cell>
          <table:table-cell office:value-type="float" office:value="56418000000" calcext:value-type="float">
            <text:p>5.64E+10</text:p>
          </table:table-cell>
        </table:table-row>
        <table:table-row table:style-name="ro1">
          <table:table-cell office:value-type="float" office:value="287035000000" calcext:value-type="float">
            <text:p>2.87E+11</text:p>
          </table:table-cell>
          <table:table-cell office:value-type="float" office:value="-160439000000" calcext:value-type="float">
            <text:p>-1.60E+11</text:p>
          </table:table-cell>
          <table:table-cell office:value-type="float" office:value="56460800000" calcext:value-type="float">
            <text:p>5.65E+10</text:p>
          </table:table-cell>
        </table:table-row>
        <table:table-row table:style-name="ro1">
          <table:table-cell office:value-type="float" office:value="288319000000" calcext:value-type="float">
            <text:p>2.88E+11</text:p>
          </table:table-cell>
          <table:table-cell office:value-type="float" office:value="-160012000000" calcext:value-type="float">
            <text:p>-1.60E+11</text:p>
          </table:table-cell>
          <table:table-cell office:value-type="float" office:value="56503100000" calcext:value-type="float">
            <text:p>5.65E+10</text:p>
          </table:table-cell>
        </table:table-row>
        <table:table-row table:style-name="ro1">
          <table:table-cell office:value-type="float" office:value="289595000000" calcext:value-type="float">
            <text:p>2.90E+11</text:p>
          </table:table-cell>
          <table:table-cell office:value-type="float" office:value="-159582000000" calcext:value-type="float">
            <text:p>-1.60E+11</text:p>
          </table:table-cell>
          <table:table-cell office:value-type="float" office:value="56544900000" calcext:value-type="float">
            <text:p>5.65E+10</text:p>
          </table:table-cell>
        </table:table-row>
        <table:table-row table:style-name="ro1">
          <table:table-cell office:value-type="float" office:value="290863000000" calcext:value-type="float">
            <text:p>2.91E+11</text:p>
          </table:table-cell>
          <table:table-cell office:value-type="float" office:value="-159146000000" calcext:value-type="float">
            <text:p>-1.59E+11</text:p>
          </table:table-cell>
          <table:table-cell office:value-type="float" office:value="56586200000" calcext:value-type="float">
            <text:p>5.66E+10</text:p>
          </table:table-cell>
        </table:table-row>
        <table:table-row table:style-name="ro1">
          <table:table-cell office:value-type="float" office:value="292123000000" calcext:value-type="float">
            <text:p>2.92E+11</text:p>
          </table:table-cell>
          <table:table-cell office:value-type="float" office:value="-158707000000" calcext:value-type="float">
            <text:p>-1.59E+11</text:p>
          </table:table-cell>
          <table:table-cell office:value-type="float" office:value="56627000000" calcext:value-type="float">
            <text:p>5.66E+10</text:p>
          </table:table-cell>
        </table:table-row>
        <table:table-row table:style-name="ro1">
          <table:table-cell office:value-type="float" office:value="293375000000" calcext:value-type="float">
            <text:p>2.93E+11</text:p>
          </table:table-cell>
          <table:table-cell office:value-type="float" office:value="-158264000000" calcext:value-type="float">
            <text:p>-1.58E+11</text:p>
          </table:table-cell>
          <table:table-cell office:value-type="float" office:value="56667300000" calcext:value-type="float">
            <text:p>5.67E+10</text:p>
          </table:table-cell>
        </table:table-row>
        <table:table-row table:style-name="ro1">
          <table:table-cell office:value-type="float" office:value="294619000000" calcext:value-type="float">
            <text:p>2.95E+11</text:p>
          </table:table-cell>
          <table:table-cell office:value-type="float" office:value="-157816000000" calcext:value-type="float">
            <text:p>-1.58E+11</text:p>
          </table:table-cell>
          <table:table-cell office:value-type="float" office:value="56707100000" calcext:value-type="float">
            <text:p>5.67E+10</text:p>
          </table:table-cell>
        </table:table-row>
        <table:table-row table:style-name="ro1">
          <table:table-cell office:value-type="float" office:value="295856000000" calcext:value-type="float">
            <text:p>2.96E+11</text:p>
          </table:table-cell>
          <table:table-cell office:value-type="float" office:value="-157364000000" calcext:value-type="float">
            <text:p>-1.57E+11</text:p>
          </table:table-cell>
          <table:table-cell office:value-type="float" office:value="56746500000" calcext:value-type="float">
            <text:p>5.67E+10</text:p>
          </table:table-cell>
        </table:table-row>
        <table:table-row table:style-name="ro1">
          <table:table-cell office:value-type="float" office:value="297085000000" calcext:value-type="float">
            <text:p>2.97E+11</text:p>
          </table:table-cell>
          <table:table-cell office:value-type="float" office:value="-156908000000" calcext:value-type="float">
            <text:p>-1.57E+11</text:p>
          </table:table-cell>
          <table:table-cell office:value-type="float" office:value="56785400000" calcext:value-type="float">
            <text:p>5.68E+10</text:p>
          </table:table-cell>
        </table:table-row>
        <table:table-row table:style-name="ro1">
          <table:table-cell office:value-type="float" office:value="298306000000" calcext:value-type="float">
            <text:p>2.98E+11</text:p>
          </table:table-cell>
          <table:table-cell office:value-type="float" office:value="-156448000000" calcext:value-type="float">
            <text:p>-1.56E+11</text:p>
          </table:table-cell>
          <table:table-cell office:value-type="float" office:value="56823800000" calcext:value-type="float">
            <text:p>5.68E+10</text:p>
          </table:table-cell>
        </table:table-row>
        <table:table-row table:style-name="ro1">
          <table:table-cell office:value-type="float" office:value="299520000000" calcext:value-type="float">
            <text:p>3.00E+11</text:p>
          </table:table-cell>
          <table:table-cell office:value-type="float" office:value="-155984000000" calcext:value-type="float">
            <text:p>-1.56E+11</text:p>
          </table:table-cell>
          <table:table-cell office:value-type="float" office:value="56861700000" calcext:value-type="float">
            <text:p>5.69E+10</text:p>
          </table:table-cell>
        </table:table-row>
        <table:table-row table:style-name="ro1">
          <table:table-cell office:value-type="float" office:value="300726000000" calcext:value-type="float">
            <text:p>3.01E+11</text:p>
          </table:table-cell>
          <table:table-cell office:value-type="float" office:value="-155515000000" calcext:value-type="float">
            <text:p>-1.56E+11</text:p>
          </table:table-cell>
          <table:table-cell office:value-type="float" office:value="56899200000" calcext:value-type="float">
            <text:p>5.69E+10</text:p>
          </table:table-cell>
        </table:table-row>
        <table:table-row table:style-name="ro1">
          <table:table-cell office:value-type="float" office:value="301924000000" calcext:value-type="float">
            <text:p>3.02E+11</text:p>
          </table:table-cell>
          <table:table-cell office:value-type="float" office:value="-155043000000" calcext:value-type="float">
            <text:p>-1.55E+11</text:p>
          </table:table-cell>
          <table:table-cell office:value-type="float" office:value="56936300000" calcext:value-type="float">
            <text:p>5.69E+10</text:p>
          </table:table-cell>
        </table:table-row>
        <table:table-row table:style-name="ro1">
          <table:table-cell office:value-type="float" office:value="303115000000" calcext:value-type="float">
            <text:p>3.03E+11</text:p>
          </table:table-cell>
          <table:table-cell office:value-type="float" office:value="-154567000000" calcext:value-type="float">
            <text:p>-1.55E+11</text:p>
          </table:table-cell>
          <table:table-cell office:value-type="float" office:value="56972900000" calcext:value-type="float">
            <text:p>5.70E+10</text:p>
          </table:table-cell>
        </table:table-row>
        <table:table-row table:style-name="ro1">
          <table:table-cell office:value-type="float" office:value="304298000000" calcext:value-type="float">
            <text:p>3.04E+11</text:p>
          </table:table-cell>
          <table:table-cell office:value-type="float" office:value="-154087000000" calcext:value-type="float">
            <text:p>-1.54E+11</text:p>
          </table:table-cell>
          <table:table-cell office:value-type="float" office:value="57009000000" calcext:value-type="float">
            <text:p>5.70E+10</text:p>
          </table:table-cell>
        </table:table-row>
        <table:table-row table:style-name="ro1">
          <table:table-cell office:value-type="float" office:value="305473000000" calcext:value-type="float">
            <text:p>3.05E+11</text:p>
          </table:table-cell>
          <table:table-cell office:value-type="float" office:value="-153604000000" calcext:value-type="float">
            <text:p>-1.54E+11</text:p>
          </table:table-cell>
          <table:table-cell office:value-type="float" office:value="57044700000" calcext:value-type="float">
            <text:p>5.70E+10</text:p>
          </table:table-cell>
        </table:table-row>
        <table:table-row table:style-name="ro1">
          <table:table-cell office:value-type="float" office:value="306641000000" calcext:value-type="float">
            <text:p>3.07E+11</text:p>
          </table:table-cell>
          <table:table-cell office:value-type="float" office:value="-153116000000" calcext:value-type="float">
            <text:p>-1.53E+11</text:p>
          </table:table-cell>
          <table:table-cell office:value-type="float" office:value="57079900000" calcext:value-type="float">
            <text:p>5.71E+10</text:p>
          </table:table-cell>
        </table:table-row>
        <table:table-row table:style-name="ro1">
          <table:table-cell office:value-type="float" office:value="307802000000" calcext:value-type="float">
            <text:p>3.08E+11</text:p>
          </table:table-cell>
          <table:table-cell office:value-type="float" office:value="-152625000000" calcext:value-type="float">
            <text:p>-1.53E+11</text:p>
          </table:table-cell>
          <table:table-cell office:value-type="float" office:value="57114800000" calcext:value-type="float">
            <text:p>5.71E+10</text:p>
          </table:table-cell>
        </table:table-row>
        <table:table-row table:style-name="ro1">
          <table:table-cell office:value-type="float" office:value="308955000000" calcext:value-type="float">
            <text:p>3.09E+11</text:p>
          </table:table-cell>
          <table:table-cell office:value-type="float" office:value="-152130000000" calcext:value-type="float">
            <text:p>-1.52E+11</text:p>
          </table:table-cell>
          <table:table-cell office:value-type="float" office:value="57149200000" calcext:value-type="float">
            <text:p>5.71E+10</text:p>
          </table:table-cell>
        </table:table-row>
        <table:table-row table:style-name="ro1">
          <table:table-cell office:value-type="float" office:value="310101000000" calcext:value-type="float">
            <text:p>3.10E+11</text:p>
          </table:table-cell>
          <table:table-cell office:value-type="float" office:value="-151632000000" calcext:value-type="float">
            <text:p>-1.52E+11</text:p>
          </table:table-cell>
          <table:table-cell office:value-type="float" office:value="57183100000" calcext:value-type="float">
            <text:p>5.72E+10</text:p>
          </table:table-cell>
        </table:table-row>
        <table:table-row table:style-name="ro1">
          <table:table-cell office:value-type="float" office:value="311239000000" calcext:value-type="float">
            <text:p>3.11E+11</text:p>
          </table:table-cell>
          <table:table-cell office:value-type="float" office:value="-151129000000" calcext:value-type="float">
            <text:p>-1.51E+11</text:p>
          </table:table-cell>
          <table:table-cell office:value-type="float" office:value="57216700000" calcext:value-type="float">
            <text:p>5.72E+10</text:p>
          </table:table-cell>
        </table:table-row>
        <table:table-row table:style-name="ro1">
          <table:table-cell office:value-type="float" office:value="312370000000" calcext:value-type="float">
            <text:p>3.12E+11</text:p>
          </table:table-cell>
          <table:table-cell office:value-type="float" office:value="-150624000000" calcext:value-type="float">
            <text:p>-1.51E+11</text:p>
          </table:table-cell>
          <table:table-cell office:value-type="float" office:value="57249800000" calcext:value-type="float">
            <text:p>5.72E+10</text:p>
          </table:table-cell>
        </table:table-row>
        <table:table-row table:style-name="ro1">
          <table:table-cell office:value-type="float" office:value="313493000000" calcext:value-type="float">
            <text:p>3.13E+11</text:p>
          </table:table-cell>
          <table:table-cell office:value-type="float" office:value="-150114000000" calcext:value-type="float">
            <text:p>-1.50E+11</text:p>
          </table:table-cell>
          <table:table-cell office:value-type="float" office:value="57282500000" calcext:value-type="float">
            <text:p>5.73E+10</text:p>
          </table:table-cell>
        </table:table-row>
        <table:table-row table:style-name="ro1">
          <table:table-cell office:value-type="float" office:value="314609000000" calcext:value-type="float">
            <text:p>3.15E+11</text:p>
          </table:table-cell>
          <table:table-cell office:value-type="float" office:value="-149601000000" calcext:value-type="float">
            <text:p>-1.50E+11</text:p>
          </table:table-cell>
          <table:table-cell office:value-type="float" office:value="57314800000" calcext:value-type="float">
            <text:p>5.73E+10</text:p>
          </table:table-cell>
        </table:table-row>
        <table:table-row table:style-name="ro1">
          <table:table-cell office:value-type="float" office:value="315718000000" calcext:value-type="float">
            <text:p>3.16E+11</text:p>
          </table:table-cell>
          <table:table-cell office:value-type="float" office:value="-149085000000" calcext:value-type="float">
            <text:p>-1.49E+11</text:p>
          </table:table-cell>
          <table:table-cell office:value-type="float" office:value="57346700000" calcext:value-type="float">
            <text:p>5.73E+10</text:p>
          </table:table-cell>
        </table:table-row>
        <table:table-row table:style-name="ro1">
          <table:table-cell office:value-type="float" office:value="316819000000" calcext:value-type="float">
            <text:p>3.17E+11</text:p>
          </table:table-cell>
          <table:table-cell office:value-type="float" office:value="-148565000000" calcext:value-type="float">
            <text:p>-1.49E+11</text:p>
          </table:table-cell>
          <table:table-cell office:value-type="float" office:value="57378100000" calcext:value-type="float">
            <text:p>5.74E+10</text:p>
          </table:table-cell>
        </table:table-row>
        <table:table-row table:style-name="ro1">
          <table:table-cell office:value-type="float" office:value="317913000000" calcext:value-type="float">
            <text:p>3.18E+11</text:p>
          </table:table-cell>
          <table:table-cell office:value-type="float" office:value="-148042000000" calcext:value-type="float">
            <text:p>-1.48E+11</text:p>
          </table:table-cell>
          <table:table-cell office:value-type="float" office:value="57409200000" calcext:value-type="float">
            <text:p>5.74E+10</text:p>
          </table:table-cell>
        </table:table-row>
        <table:table-row table:style-name="ro1">
          <table:table-cell office:value-type="float" office:value="319000000000" calcext:value-type="float">
            <text:p>3.19E+11</text:p>
          </table:table-cell>
          <table:table-cell office:value-type="float" office:value="-147516000000" calcext:value-type="float">
            <text:p>-1.48E+11</text:p>
          </table:table-cell>
          <table:table-cell office:value-type="float" office:value="57439900000" calcext:value-type="float">
            <text:p>5.74E+10</text:p>
          </table:table-cell>
        </table:table-row>
        <table:table-row table:style-name="ro1">
          <table:table-cell office:value-type="float" office:value="320080000000" calcext:value-type="float">
            <text:p>3.20E+11</text:p>
          </table:table-cell>
          <table:table-cell office:value-type="float" office:value="-146986000000" calcext:value-type="float">
            <text:p>-1.47E+11</text:p>
          </table:table-cell>
          <table:table-cell office:value-type="float" office:value="57470200000" calcext:value-type="float">
            <text:p>5.75E+10</text:p>
          </table:table-cell>
        </table:table-row>
        <table:table-row table:style-name="ro1">
          <table:table-cell office:value-type="float" office:value="321153000000" calcext:value-type="float">
            <text:p>3.21E+11</text:p>
          </table:table-cell>
          <table:table-cell office:value-type="float" office:value="-146452000000" calcext:value-type="float">
            <text:p>-1.46E+11</text:p>
          </table:table-cell>
          <table:table-cell office:value-type="float" office:value="57500100000" calcext:value-type="float">
            <text:p>5.75E+10</text:p>
          </table:table-cell>
        </table:table-row>
        <table:table-row table:style-name="ro1">
          <table:table-cell office:value-type="float" office:value="322218000000" calcext:value-type="float">
            <text:p>3.22E+11</text:p>
          </table:table-cell>
          <table:table-cell office:value-type="float" office:value="-145916000000" calcext:value-type="float">
            <text:p>-1.46E+11</text:p>
          </table:table-cell>
          <table:table-cell office:value-type="float" office:value="57529600000" calcext:value-type="float">
            <text:p>5.75E+10</text:p>
          </table:table-cell>
        </table:table-row>
        <table:table-row table:style-name="ro1">
          <table:table-cell office:value-type="float" office:value="323276000000" calcext:value-type="float">
            <text:p>3.23E+11</text:p>
          </table:table-cell>
          <table:table-cell office:value-type="float" office:value="-145376000000" calcext:value-type="float">
            <text:p>-1.45E+11</text:p>
          </table:table-cell>
          <table:table-cell office:value-type="float" office:value="57558800000" calcext:value-type="float">
            <text:p>5.76E+10</text:p>
          </table:table-cell>
        </table:table-row>
        <table:table-row table:style-name="ro1">
          <table:table-cell office:value-type="float" office:value="324327000000" calcext:value-type="float">
            <text:p>3.24E+11</text:p>
          </table:table-cell>
          <table:table-cell office:value-type="float" office:value="-144833000000" calcext:value-type="float">
            <text:p>-1.45E+11</text:p>
          </table:table-cell>
          <table:table-cell office:value-type="float" office:value="57587500000" calcext:value-type="float">
            <text:p>5.76E+10</text:p>
          </table:table-cell>
        </table:table-row>
        <table:table-row table:style-name="ro1">
          <table:table-cell office:value-type="float" office:value="325371000000" calcext:value-type="float">
            <text:p>3.25E+11</text:p>
          </table:table-cell>
          <table:table-cell office:value-type="float" office:value="-144287000000" calcext:value-type="float">
            <text:p>-1.44E+11</text:p>
          </table:table-cell>
          <table:table-cell office:value-type="float" office:value="57615900000" calcext:value-type="float">
            <text:p>5.76E+10</text:p>
          </table:table-cell>
        </table:table-row>
        <table:table-row table:style-name="ro1">
          <table:table-cell office:value-type="float" office:value="326407000000" calcext:value-type="float">
            <text:p>3.26E+11</text:p>
          </table:table-cell>
          <table:table-cell office:value-type="float" office:value="-143738000000" calcext:value-type="float">
            <text:p>-1.44E+11</text:p>
          </table:table-cell>
          <table:table-cell office:value-type="float" office:value="57643900000" calcext:value-type="float">
            <text:p>5.76E+10</text:p>
          </table:table-cell>
        </table:table-row>
        <table:table-row table:style-name="ro1">
          <table:table-cell office:value-type="float" office:value="327437000000" calcext:value-type="float">
            <text:p>3.27E+11</text:p>
          </table:table-cell>
          <table:table-cell office:value-type="float" office:value="-143185000000" calcext:value-type="float">
            <text:p>-1.43E+11</text:p>
          </table:table-cell>
          <table:table-cell office:value-type="float" office:value="57671500000" calcext:value-type="float">
            <text:p>5.77E+10</text:p>
          </table:table-cell>
        </table:table-row>
        <table:table-row table:style-name="ro1">
          <table:table-cell office:value-type="float" office:value="328460000000" calcext:value-type="float">
            <text:p>3.28E+11</text:p>
          </table:table-cell>
          <table:table-cell office:value-type="float" office:value="-142630000000" calcext:value-type="float">
            <text:p>-1.43E+11</text:p>
          </table:table-cell>
          <table:table-cell office:value-type="float" office:value="57698800000" calcext:value-type="float">
            <text:p>5.77E+10</text:p>
          </table:table-cell>
        </table:table-row>
        <table:table-row table:style-name="ro1">
          <table:table-cell office:value-type="float" office:value="329475000000" calcext:value-type="float">
            <text:p>3.29E+11</text:p>
          </table:table-cell>
          <table:table-cell office:value-type="float" office:value="-142071000000" calcext:value-type="float">
            <text:p>-1.42E+11</text:p>
          </table:table-cell>
          <table:table-cell office:value-type="float" office:value="57725700000" calcext:value-type="float">
            <text:p>5.77E+10</text:p>
          </table:table-cell>
        </table:table-row>
        <table:table-row table:style-name="ro1">
          <table:table-cell office:value-type="float" office:value="330484000000" calcext:value-type="float">
            <text:p>3.30E+11</text:p>
          </table:table-cell>
          <table:table-cell office:value-type="float" office:value="-141509000000" calcext:value-type="float">
            <text:p>-1.42E+11</text:p>
          </table:table-cell>
          <table:table-cell office:value-type="float" office:value="57752200000" calcext:value-type="float">
            <text:p>5.78E+10</text:p>
          </table:table-cell>
        </table:table-row>
        <table:table-row table:style-name="ro1">
          <table:table-cell office:value-type="float" office:value="331485000000" calcext:value-type="float">
            <text:p>3.31E+11</text:p>
          </table:table-cell>
          <table:table-cell office:value-type="float" office:value="-140945000000" calcext:value-type="float">
            <text:p>-1.41E+11</text:p>
          </table:table-cell>
          <table:table-cell office:value-type="float" office:value="57778400000" calcext:value-type="float">
            <text:p>5.78E+10</text:p>
          </table:table-cell>
        </table:table-row>
        <table:table-row table:style-name="ro1">
          <table:table-cell office:value-type="float" office:value="332480000000" calcext:value-type="float">
            <text:p>3.32E+11</text:p>
          </table:table-cell>
          <table:table-cell office:value-type="float" office:value="-140377000000" calcext:value-type="float">
            <text:p>-1.40E+11</text:p>
          </table:table-cell>
          <table:table-cell office:value-type="float" office:value="57804200000" calcext:value-type="float">
            <text:p>5.78E+10</text:p>
          </table:table-cell>
        </table:table-row>
        <table:table-row table:style-name="ro1">
          <table:table-cell office:value-type="float" office:value="333467000000" calcext:value-type="float">
            <text:p>3.33E+11</text:p>
          </table:table-cell>
          <table:table-cell office:value-type="float" office:value="-139807000000" calcext:value-type="float">
            <text:p>-1.40E+11</text:p>
          </table:table-cell>
          <table:table-cell office:value-type="float" office:value="57829700000" calcext:value-type="float">
            <text:p>5.78E+10</text:p>
          </table:table-cell>
        </table:table-row>
        <table:table-row table:style-name="ro1">
          <table:table-cell office:value-type="float" office:value="334448000000" calcext:value-type="float">
            <text:p>3.34E+11</text:p>
          </table:table-cell>
          <table:table-cell office:value-type="float" office:value="-139233000000" calcext:value-type="float">
            <text:p>-1.39E+11</text:p>
          </table:table-cell>
          <table:table-cell office:value-type="float" office:value="57854800000" calcext:value-type="float">
            <text:p>5.79E+10</text:p>
          </table:table-cell>
        </table:table-row>
        <table:table-row table:style-name="ro1">
          <table:table-cell office:value-type="float" office:value="335422000000" calcext:value-type="float">
            <text:p>3.35E+11</text:p>
          </table:table-cell>
          <table:table-cell office:value-type="float" office:value="-138657000000" calcext:value-type="float">
            <text:p>-1.39E+11</text:p>
          </table:table-cell>
          <table:table-cell office:value-type="float" office:value="57879600000" calcext:value-type="float">
            <text:p>5.79E+10</text:p>
          </table:table-cell>
        </table:table-row>
        <table:table-row table:style-name="ro1">
          <table:table-cell office:value-type="float" office:value="336388000000" calcext:value-type="float">
            <text:p>3.36E+11</text:p>
          </table:table-cell>
          <table:table-cell office:value-type="float" office:value="-138078000000" calcext:value-type="float">
            <text:p>-1.38E+11</text:p>
          </table:table-cell>
          <table:table-cell office:value-type="float" office:value="57904100000" calcext:value-type="float">
            <text:p>5.79E+10</text:p>
          </table:table-cell>
        </table:table-row>
        <table:table-row table:style-name="ro1">
          <table:table-cell office:value-type="float" office:value="337348000000" calcext:value-type="float">
            <text:p>3.37E+11</text:p>
          </table:table-cell>
          <table:table-cell office:value-type="float" office:value="-137496000000" calcext:value-type="float">
            <text:p>-1.37E+11</text:p>
          </table:table-cell>
          <table:table-cell office:value-type="float" office:value="57928200000" calcext:value-type="float">
            <text:p>5.79E+10</text:p>
          </table:table-cell>
        </table:table-row>
        <table:table-row table:style-name="ro1">
          <table:table-cell office:value-type="float" office:value="338301000000" calcext:value-type="float">
            <text:p>3.38E+11</text:p>
          </table:table-cell>
          <table:table-cell office:value-type="float" office:value="-136911000000" calcext:value-type="float">
            <text:p>-1.37E+11</text:p>
          </table:table-cell>
          <table:table-cell office:value-type="float" office:value="57951900000" calcext:value-type="float">
            <text:p>5.80E+10</text:p>
          </table:table-cell>
        </table:table-row>
        <table:table-row table:style-name="ro1">
          <table:table-cell office:value-type="float" office:value="339247000000" calcext:value-type="float">
            <text:p>3.39E+11</text:p>
          </table:table-cell>
          <table:table-cell office:value-type="float" office:value="-136323000000" calcext:value-type="float">
            <text:p>-1.36E+11</text:p>
          </table:table-cell>
          <table:table-cell office:value-type="float" office:value="57975300000" calcext:value-type="float">
            <text:p>5.80E+10</text:p>
          </table:table-cell>
        </table:table-row>
        <table:table-row table:style-name="ro1">
          <table:table-cell office:value-type="float" office:value="340187000000" calcext:value-type="float">
            <text:p>3.40E+11</text:p>
          </table:table-cell>
          <table:table-cell office:value-type="float" office:value="-135733000000" calcext:value-type="float">
            <text:p>-1.36E+11</text:p>
          </table:table-cell>
          <table:table-cell office:value-type="float" office:value="57998400000" calcext:value-type="float">
            <text:p>5.80E+10</text:p>
          </table:table-cell>
        </table:table-row>
        <table:table-row table:style-name="ro1">
          <table:table-cell office:value-type="float" office:value="341119000000" calcext:value-type="float">
            <text:p>3.41E+11</text:p>
          </table:table-cell>
          <table:table-cell office:value-type="float" office:value="-135140000000" calcext:value-type="float">
            <text:p>-1.35E+11</text:p>
          </table:table-cell>
          <table:table-cell office:value-type="float" office:value="58021200000" calcext:value-type="float">
            <text:p>5.80E+10</text:p>
          </table:table-cell>
        </table:table-row>
        <table:table-row table:style-name="ro1">
          <table:table-cell office:value-type="float" office:value="342045000000" calcext:value-type="float">
            <text:p>3.42E+11</text:p>
          </table:table-cell>
          <table:table-cell office:value-type="float" office:value="-134544000000" calcext:value-type="float">
            <text:p>-1.35E+11</text:p>
          </table:table-cell>
          <table:table-cell office:value-type="float" office:value="58043600000" calcext:value-type="float">
            <text:p>5.80E+10</text:p>
          </table:table-cell>
        </table:table-row>
        <table:table-row table:style-name="ro1">
          <table:table-cell office:value-type="float" office:value="342964000000" calcext:value-type="float">
            <text:p>3.43E+11</text:p>
          </table:table-cell>
          <table:table-cell office:value-type="float" office:value="-133946000000" calcext:value-type="float">
            <text:p>-1.34E+11</text:p>
          </table:table-cell>
          <table:table-cell office:value-type="float" office:value="58065800000" calcext:value-type="float">
            <text:p>5.81E+10</text:p>
          </table:table-cell>
        </table:table-row>
        <table:table-row table:style-name="ro1">
          <table:table-cell office:value-type="float" office:value="343876000000" calcext:value-type="float">
            <text:p>3.44E+11</text:p>
          </table:table-cell>
          <table:table-cell office:value-type="float" office:value="-133345000000" calcext:value-type="float">
            <text:p>-1.33E+11</text:p>
          </table:table-cell>
          <table:table-cell office:value-type="float" office:value="58087600000" calcext:value-type="float">
            <text:p>5.81E+10</text:p>
          </table:table-cell>
        </table:table-row>
        <table:table-row table:style-name="ro1">
          <table:table-cell office:value-type="float" office:value="344781000000" calcext:value-type="float">
            <text:p>3.45E+11</text:p>
          </table:table-cell>
          <table:table-cell office:value-type="float" office:value="-132741000000" calcext:value-type="float">
            <text:p>-1.33E+11</text:p>
          </table:table-cell>
          <table:table-cell office:value-type="float" office:value="58109000000" calcext:value-type="float">
            <text:p>5.81E+10</text:p>
          </table:table-cell>
        </table:table-row>
        <table:table-row table:style-name="ro1">
          <table:table-cell office:value-type="float" office:value="345680000000" calcext:value-type="float">
            <text:p>3.46E+11</text:p>
          </table:table-cell>
          <table:table-cell office:value-type="float" office:value="-132135000000" calcext:value-type="float">
            <text:p>-1.32E+11</text:p>
          </table:table-cell>
          <table:table-cell office:value-type="float" office:value="58130200000" calcext:value-type="float">
            <text:p>5.81E+10</text:p>
          </table:table-cell>
        </table:table-row>
        <table:table-row table:style-name="ro1">
          <table:table-cell office:value-type="float" office:value="346572000000" calcext:value-type="float">
            <text:p>3.47E+11</text:p>
          </table:table-cell>
          <table:table-cell office:value-type="float" office:value="-131526000000" calcext:value-type="float">
            <text:p>-1.32E+11</text:p>
          </table:table-cell>
          <table:table-cell office:value-type="float" office:value="58151100000" calcext:value-type="float">
            <text:p>5.82E+10</text:p>
          </table:table-cell>
        </table:table-row>
        <table:table-row table:style-name="ro1">
          <table:table-cell office:value-type="float" office:value="347457000000" calcext:value-type="float">
            <text:p>3.47E+11</text:p>
          </table:table-cell>
          <table:table-cell office:value-type="float" office:value="-130914000000" calcext:value-type="float">
            <text:p>-1.31E+11</text:p>
          </table:table-cell>
          <table:table-cell office:value-type="float" office:value="58171600000" calcext:value-type="float">
            <text:p>5.82E+10</text:p>
          </table:table-cell>
        </table:table-row>
        <table:table-row table:style-name="ro1">
          <table:table-cell office:value-type="float" office:value="348335000000" calcext:value-type="float">
            <text:p>3.48E+11</text:p>
          </table:table-cell>
          <table:table-cell office:value-type="float" office:value="-130301000000" calcext:value-type="float">
            <text:p>-1.30E+11</text:p>
          </table:table-cell>
          <table:table-cell office:value-type="float" office:value="58191800000" calcext:value-type="float">
            <text:p>5.82E+10</text:p>
          </table:table-cell>
        </table:table-row>
        <table:table-row table:style-name="ro1">
          <table:table-cell office:value-type="float" office:value="349207000000" calcext:value-type="float">
            <text:p>3.49E+11</text:p>
          </table:table-cell>
          <table:table-cell office:value-type="float" office:value="-129684000000" calcext:value-type="float">
            <text:p>-1.30E+11</text:p>
          </table:table-cell>
          <table:table-cell office:value-type="float" office:value="58211700000" calcext:value-type="float">
            <text:p>5.82E+10</text:p>
          </table:table-cell>
        </table:table-row>
        <table:table-row table:style-name="ro1">
          <table:table-cell office:value-type="float" office:value="350072000000" calcext:value-type="float">
            <text:p>3.50E+11</text:p>
          </table:table-cell>
          <table:table-cell office:value-type="float" office:value="-129065000000" calcext:value-type="float">
            <text:p>-1.29E+11</text:p>
          </table:table-cell>
          <table:table-cell office:value-type="float" office:value="58231400000" calcext:value-type="float">
            <text:p>5.82E+10</text:p>
          </table:table-cell>
        </table:table-row>
        <table:table-row table:style-name="ro1">
          <table:table-cell office:value-type="float" office:value="350931000000" calcext:value-type="float">
            <text:p>3.51E+11</text:p>
          </table:table-cell>
          <table:table-cell office:value-type="float" office:value="-128444000000" calcext:value-type="float">
            <text:p>-1.28E+11</text:p>
          </table:table-cell>
          <table:table-cell office:value-type="float" office:value="58250700000" calcext:value-type="float">
            <text:p>5.83E+10</text:p>
          </table:table-cell>
        </table:table-row>
        <table:table-row table:style-name="ro1">
          <table:table-cell office:value-type="float" office:value="351783000000" calcext:value-type="float">
            <text:p>3.52E+11</text:p>
          </table:table-cell>
          <table:table-cell office:value-type="float" office:value="-127820000000" calcext:value-type="float">
            <text:p>-1.28E+11</text:p>
          </table:table-cell>
          <table:table-cell office:value-type="float" office:value="58269700000" calcext:value-type="float">
            <text:p>5.83E+10</text:p>
          </table:table-cell>
        </table:table-row>
        <table:table-row table:style-name="ro1">
          <table:table-cell office:value-type="float" office:value="352628000000" calcext:value-type="float">
            <text:p>3.53E+11</text:p>
          </table:table-cell>
          <table:table-cell office:value-type="float" office:value="-127194000000" calcext:value-type="float">
            <text:p>-1.27E+11</text:p>
          </table:table-cell>
          <table:table-cell office:value-type="float" office:value="58288400000" calcext:value-type="float">
            <text:p>5.83E+10</text:p>
          </table:table-cell>
        </table:table-row>
        <table:table-row table:style-name="ro1">
          <table:table-cell office:value-type="float" office:value="353467000000" calcext:value-type="float">
            <text:p>3.53E+11</text:p>
          </table:table-cell>
          <table:table-cell office:value-type="float" office:value="-126565000000" calcext:value-type="float">
            <text:p>-1.27E+11</text:p>
          </table:table-cell>
          <table:table-cell office:value-type="float" office:value="58306900000" calcext:value-type="float">
            <text:p>5.83E+10</text:p>
          </table:table-cell>
        </table:table-row>
        <table:table-row table:style-name="ro1">
          <table:table-cell office:value-type="float" office:value="354299000000" calcext:value-type="float">
            <text:p>3.54E+11</text:p>
          </table:table-cell>
          <table:table-cell office:value-type="float" office:value="-125935000000" calcext:value-type="float">
            <text:p>-1.26E+11</text:p>
          </table:table-cell>
          <table:table-cell office:value-type="float" office:value="58325000000" calcext:value-type="float">
            <text:p>5.83E+10</text:p>
          </table:table-cell>
        </table:table-row>
        <table:table-row table:style-name="ro1">
          <table:table-cell office:value-type="float" office:value="355124000000" calcext:value-type="float">
            <text:p>3.55E+11</text:p>
          </table:table-cell>
          <table:table-cell office:value-type="float" office:value="-125301000000" calcext:value-type="float">
            <text:p>-1.25E+11</text:p>
          </table:table-cell>
          <table:table-cell office:value-type="float" office:value="58342900000" calcext:value-type="float">
            <text:p>5.83E+10</text:p>
          </table:table-cell>
        </table:table-row>
        <table:table-row table:style-name="ro1">
          <table:table-cell office:value-type="float" office:value="355943000000" calcext:value-type="float">
            <text:p>3.56E+11</text:p>
          </table:table-cell>
          <table:table-cell office:value-type="float" office:value="-124666000000" calcext:value-type="float">
            <text:p>-1.25E+11</text:p>
          </table:table-cell>
          <table:table-cell office:value-type="float" office:value="58360400000" calcext:value-type="float">
            <text:p>5.84E+10</text:p>
          </table:table-cell>
        </table:table-row>
        <table:table-row table:style-name="ro1">
          <table:table-cell office:value-type="float" office:value="356756000000" calcext:value-type="float">
            <text:p>3.57E+11</text:p>
          </table:table-cell>
          <table:table-cell office:value-type="float" office:value="-124028000000" calcext:value-type="float">
            <text:p>-1.24E+11</text:p>
          </table:table-cell>
          <table:table-cell office:value-type="float" office:value="58377700000" calcext:value-type="float">
            <text:p>5.84E+10</text:p>
          </table:table-cell>
        </table:table-row>
        <table:table-row table:style-name="ro1">
          <table:table-cell office:value-type="float" office:value="357562000000" calcext:value-type="float">
            <text:p>3.58E+11</text:p>
          </table:table-cell>
          <table:table-cell office:value-type="float" office:value="-123388000000" calcext:value-type="float">
            <text:p>-1.23E+11</text:p>
          </table:table-cell>
          <table:table-cell office:value-type="float" office:value="58394700000" calcext:value-type="float">
            <text:p>5.84E+10</text:p>
          </table:table-cell>
        </table:table-row>
        <table:table-row table:style-name="ro1">
          <table:table-cell office:value-type="float" office:value="358361000000" calcext:value-type="float">
            <text:p>3.58E+11</text:p>
          </table:table-cell>
          <table:table-cell office:value-type="float" office:value="-122745000000" calcext:value-type="float">
            <text:p>-1.23E+11</text:p>
          </table:table-cell>
          <table:table-cell office:value-type="float" office:value="58411400000" calcext:value-type="float">
            <text:p>5.84E+10</text:p>
          </table:table-cell>
        </table:table-row>
        <table:table-row table:style-name="ro1">
          <table:table-cell office:value-type="float" office:value="359154000000" calcext:value-type="float">
            <text:p>3.59E+11</text:p>
          </table:table-cell>
          <table:table-cell office:value-type="float" office:value="-122101000000" calcext:value-type="float">
            <text:p>-1.22E+11</text:p>
          </table:table-cell>
          <table:table-cell office:value-type="float" office:value="58427900000" calcext:value-type="float">
            <text:p>5.84E+10</text:p>
          </table:table-cell>
        </table:table-row>
        <table:table-row table:style-name="ro1">
          <table:table-cell office:value-type="float" office:value="359940000000" calcext:value-type="float">
            <text:p>3.60E+11</text:p>
          </table:table-cell>
          <table:table-cell office:value-type="float" office:value="-121454000000" calcext:value-type="float">
            <text:p>-1.21E+11</text:p>
          </table:table-cell>
          <table:table-cell office:value-type="float" office:value="58444000000" calcext:value-type="float">
            <text:p>5.84E+10</text:p>
          </table:table-cell>
        </table:table-row>
        <table:table-row table:style-name="ro1">
          <table:table-cell office:value-type="float" office:value="360720000000" calcext:value-type="float">
            <text:p>3.61E+11</text:p>
          </table:table-cell>
          <table:table-cell office:value-type="float" office:value="-120805000000" calcext:value-type="float">
            <text:p>-1.21E+11</text:p>
          </table:table-cell>
          <table:table-cell office:value-type="float" office:value="58459900000" calcext:value-type="float">
            <text:p>5.85E+10</text:p>
          </table:table-cell>
        </table:table-row>
        <table:table-row table:style-name="ro1">
          <table:table-cell office:value-type="float" office:value="361494000000" calcext:value-type="float">
            <text:p>3.61E+11</text:p>
          </table:table-cell>
          <table:table-cell office:value-type="float" office:value="-120154000000" calcext:value-type="float">
            <text:p>-1.20E+11</text:p>
          </table:table-cell>
          <table:table-cell office:value-type="float" office:value="58475600000" calcext:value-type="float">
            <text:p>5.85E+10</text:p>
          </table:table-cell>
        </table:table-row>
        <table:table-row table:style-name="ro1">
          <table:table-cell office:value-type="float" office:value="362261000000" calcext:value-type="float">
            <text:p>3.62E+11</text:p>
          </table:table-cell>
          <table:table-cell office:value-type="float" office:value="-119501000000" calcext:value-type="float">
            <text:p>-1.20E+11</text:p>
          </table:table-cell>
          <table:table-cell office:value-type="float" office:value="58490900000" calcext:value-type="float">
            <text:p>5.85E+10</text:p>
          </table:table-cell>
        </table:table-row>
        <table:table-row table:style-name="ro1">
          <table:table-cell office:value-type="float" office:value="363022000000" calcext:value-type="float">
            <text:p>3.63E+11</text:p>
          </table:table-cell>
          <table:table-cell office:value-type="float" office:value="-118845000000" calcext:value-type="float">
            <text:p>-1.19E+11</text:p>
          </table:table-cell>
          <table:table-cell office:value-type="float" office:value="58506000000" calcext:value-type="float">
            <text:p>5.85E+10</text:p>
          </table:table-cell>
        </table:table-row>
        <table:table-row table:style-name="ro1">
          <table:table-cell office:value-type="float" office:value="363776000000" calcext:value-type="float">
            <text:p>3.64E+11</text:p>
          </table:table-cell>
          <table:table-cell office:value-type="float" office:value="-118188000000" calcext:value-type="float">
            <text:p>-1.18E+11</text:p>
          </table:table-cell>
          <table:table-cell office:value-type="float" office:value="58520800000" calcext:value-type="float">
            <text:p>5.85E+10</text:p>
          </table:table-cell>
        </table:table-row>
        <table:table-row table:style-name="ro1">
          <table:table-cell office:value-type="float" office:value="364523000000" calcext:value-type="float">
            <text:p>3.65E+11</text:p>
          </table:table-cell>
          <table:table-cell office:value-type="float" office:value="-117528000000" calcext:value-type="float">
            <text:p>-1.18E+11</text:p>
          </table:table-cell>
          <table:table-cell office:value-type="float" office:value="58535400000" calcext:value-type="float">
            <text:p>5.85E+10</text:p>
          </table:table-cell>
        </table:table-row>
        <table:table-row table:style-name="ro1">
          <table:table-cell office:value-type="float" office:value="365265000000" calcext:value-type="float">
            <text:p>3.65E+11</text:p>
          </table:table-cell>
          <table:table-cell office:value-type="float" office:value="-116867000000" calcext:value-type="float">
            <text:p>-1.17E+11</text:p>
          </table:table-cell>
          <table:table-cell office:value-type="float" office:value="58549700000" calcext:value-type="float">
            <text:p>5.85E+10</text:p>
          </table:table-cell>
        </table:table-row>
        <table:table-row table:style-name="ro1">
          <table:table-cell office:value-type="float" office:value="366000000000" calcext:value-type="float">
            <text:p>3.66E+11</text:p>
          </table:table-cell>
          <table:table-cell office:value-type="float" office:value="-116203000000" calcext:value-type="float">
            <text:p>-1.16E+11</text:p>
          </table:table-cell>
          <table:table-cell office:value-type="float" office:value="58563700000" calcext:value-type="float">
            <text:p>5.86E+10</text:p>
          </table:table-cell>
        </table:table-row>
        <table:table-row table:style-name="ro1">
          <table:table-cell office:value-type="float" office:value="366728000000" calcext:value-type="float">
            <text:p>3.67E+11</text:p>
          </table:table-cell>
          <table:table-cell office:value-type="float" office:value="-115537000000" calcext:value-type="float">
            <text:p>-1.16E+11</text:p>
          </table:table-cell>
          <table:table-cell office:value-type="float" office:value="58577500000" calcext:value-type="float">
            <text:p>5.86E+10</text:p>
          </table:table-cell>
        </table:table-row>
        <table:table-row table:style-name="ro1">
          <table:table-cell office:value-type="float" office:value="367451000000" calcext:value-type="float">
            <text:p>3.67E+11</text:p>
          </table:table-cell>
          <table:table-cell office:value-type="float" office:value="-114869000000" calcext:value-type="float">
            <text:p>-1.15E+11</text:p>
          </table:table-cell>
          <table:table-cell office:value-type="float" office:value="58591000000" calcext:value-type="float">
            <text:p>5.86E+10</text:p>
          </table:table-cell>
        </table:table-row>
        <table:table-row table:style-name="ro1">
          <table:table-cell office:value-type="float" office:value="368167000000" calcext:value-type="float">
            <text:p>3.68E+11</text:p>
          </table:table-cell>
          <table:table-cell office:value-type="float" office:value="-114200000000" calcext:value-type="float">
            <text:p>-1.14E+11</text:p>
          </table:table-cell>
          <table:table-cell office:value-type="float" office:value="58604300000" calcext:value-type="float">
            <text:p>5.86E+10</text:p>
          </table:table-cell>
        </table:table-row>
        <table:table-row table:style-name="ro1">
          <table:table-cell office:value-type="float" office:value="368876000000" calcext:value-type="float">
            <text:p>3.69E+11</text:p>
          </table:table-cell>
          <table:table-cell office:value-type="float" office:value="-113528000000" calcext:value-type="float">
            <text:p>-1.14E+11</text:p>
          </table:table-cell>
          <table:table-cell office:value-type="float" office:value="58617300000" calcext:value-type="float">
            <text:p>5.86E+10</text:p>
          </table:table-cell>
        </table:table-row>
        <table:table-row table:style-name="ro1">
          <table:table-cell office:value-type="float" office:value="369579000000" calcext:value-type="float">
            <text:p>3.70E+11</text:p>
          </table:table-cell>
          <table:table-cell office:value-type="float" office:value="-112854000000" calcext:value-type="float">
            <text:p>-1.13E+11</text:p>
          </table:table-cell>
          <table:table-cell office:value-type="float" office:value="58630100000" calcext:value-type="float">
            <text:p>5.86E+10</text:p>
          </table:table-cell>
        </table:table-row>
        <table:table-row table:style-name="ro1">
          <table:table-cell office:value-type="float" office:value="370276000000" calcext:value-type="float">
            <text:p>3.70E+11</text:p>
          </table:table-cell>
          <table:table-cell office:value-type="float" office:value="-112179000000" calcext:value-type="float">
            <text:p>-1.12E+11</text:p>
          </table:table-cell>
          <table:table-cell office:value-type="float" office:value="58642600000" calcext:value-type="float">
            <text:p>5.86E+10</text:p>
          </table:table-cell>
        </table:table-row>
        <table:table-row table:style-name="ro1">
          <table:table-cell office:value-type="float" office:value="370967000000" calcext:value-type="float">
            <text:p>3.71E+11</text:p>
          </table:table-cell>
          <table:table-cell office:value-type="float" office:value="-111501000000" calcext:value-type="float">
            <text:p>-1.12E+11</text:p>
          </table:table-cell>
          <table:table-cell office:value-type="float" office:value="58654900000" calcext:value-type="float">
            <text:p>5.87E+10</text:p>
          </table:table-cell>
        </table:table-row>
        <table:table-row table:style-name="ro1">
          <table:table-cell office:value-type="float" office:value="371651000000" calcext:value-type="float">
            <text:p>3.72E+11</text:p>
          </table:table-cell>
          <table:table-cell office:value-type="float" office:value="-110822000000" calcext:value-type="float">
            <text:p>-1.11E+11</text:p>
          </table:table-cell>
          <table:table-cell office:value-type="float" office:value="58667000000" calcext:value-type="float">
            <text:p>5.87E+10</text:p>
          </table:table-cell>
        </table:table-row>
        <table:table-row table:style-name="ro1">
          <table:table-cell office:value-type="float" office:value="372329000000" calcext:value-type="float">
            <text:p>3.72E+11</text:p>
          </table:table-cell>
          <table:table-cell office:value-type="float" office:value="-110141000000" calcext:value-type="float">
            <text:p>-1.10E+11</text:p>
          </table:table-cell>
          <table:table-cell office:value-type="float" office:value="58678800000" calcext:value-type="float">
            <text:p>5.87E+10</text:p>
          </table:table-cell>
        </table:table-row>
        <table:table-row table:style-name="ro1">
          <table:table-cell office:value-type="float" office:value="373001000000" calcext:value-type="float">
            <text:p>3.73E+11</text:p>
          </table:table-cell>
          <table:table-cell office:value-type="float" office:value="-109458000000" calcext:value-type="float">
            <text:p>-1.09E+11</text:p>
          </table:table-cell>
          <table:table-cell office:value-type="float" office:value="58690300000" calcext:value-type="float">
            <text:p>5.87E+10</text:p>
          </table:table-cell>
        </table:table-row>
        <table:table-row table:style-name="ro1">
          <table:table-cell office:value-type="float" office:value="373667000000" calcext:value-type="float">
            <text:p>3.74E+11</text:p>
          </table:table-cell>
          <table:table-cell office:value-type="float" office:value="-108773000000" calcext:value-type="float">
            <text:p>-1.09E+11</text:p>
          </table:table-cell>
          <table:table-cell office:value-type="float" office:value="58701600000" calcext:value-type="float">
            <text:p>5.87E+10</text:p>
          </table:table-cell>
        </table:table-row>
        <table:table-row table:style-name="ro1">
          <table:table-cell office:value-type="float" office:value="374326000000" calcext:value-type="float">
            <text:p>3.74E+11</text:p>
          </table:table-cell>
          <table:table-cell office:value-type="float" office:value="-108086000000" calcext:value-type="float">
            <text:p>-1.08E+11</text:p>
          </table:table-cell>
          <table:table-cell office:value-type="float" office:value="58712700000" calcext:value-type="float">
            <text:p>5.87E+10</text:p>
          </table:table-cell>
        </table:table-row>
        <table:table-row table:style-name="ro1">
          <table:table-cell office:value-type="float" office:value="374979000000" calcext:value-type="float">
            <text:p>3.75E+11</text:p>
          </table:table-cell>
          <table:table-cell office:value-type="float" office:value="-107398000000" calcext:value-type="float">
            <text:p>-1.07E+11</text:p>
          </table:table-cell>
          <table:table-cell office:value-type="float" office:value="58723600000" calcext:value-type="float">
            <text:p>5.87E+10</text:p>
          </table:table-cell>
        </table:table-row>
        <table:table-row table:style-name="ro1">
          <table:table-cell office:value-type="float" office:value="375626000000" calcext:value-type="float">
            <text:p>3.76E+11</text:p>
          </table:table-cell>
          <table:table-cell office:value-type="float" office:value="-106707000000" calcext:value-type="float">
            <text:p>-1.07E+11</text:p>
          </table:table-cell>
          <table:table-cell office:value-type="float" office:value="58734200000" calcext:value-type="float">
            <text:p>5.87E+10</text:p>
          </table:table-cell>
        </table:table-row>
        <table:table-row table:style-name="ro1">
          <table:table-cell office:value-type="float" office:value="376266000000" calcext:value-type="float">
            <text:p>3.76E+11</text:p>
          </table:table-cell>
          <table:table-cell office:value-type="float" office:value="-106015000000" calcext:value-type="float">
            <text:p>-1.06E+11</text:p>
          </table:table-cell>
          <table:table-cell office:value-type="float" office:value="58744600000" calcext:value-type="float">
            <text:p>5.87E+10</text:p>
          </table:table-cell>
        </table:table-row>
        <table:table-row table:style-name="ro1">
          <table:table-cell office:value-type="float" office:value="376901000000" calcext:value-type="float">
            <text:p>3.77E+11</text:p>
          </table:table-cell>
          <table:table-cell office:value-type="float" office:value="-105321000000" calcext:value-type="float">
            <text:p>-1.05E+11</text:p>
          </table:table-cell>
          <table:table-cell office:value-type="float" office:value="58754800000" calcext:value-type="float">
            <text:p>5.88E+10</text:p>
          </table:table-cell>
        </table:table-row>
        <table:table-row table:style-name="ro1">
          <table:table-cell office:value-type="float" office:value="377529000000" calcext:value-type="float">
            <text:p>3.78E+11</text:p>
          </table:table-cell>
          <table:table-cell office:value-type="float" office:value="-104626000000" calcext:value-type="float">
            <text:p>-1.05E+11</text:p>
          </table:table-cell>
          <table:table-cell office:value-type="float" office:value="58764700000" calcext:value-type="float">
            <text:p>5.88E+10</text:p>
          </table:table-cell>
        </table:table-row>
        <table:table-row table:style-name="ro1">
          <table:table-cell office:value-type="float" office:value="378151000000" calcext:value-type="float">
            <text:p>3.78E+11</text:p>
          </table:table-cell>
          <table:table-cell office:value-type="float" office:value="-103928000000" calcext:value-type="float">
            <text:p>-1.04E+11</text:p>
          </table:table-cell>
          <table:table-cell office:value-type="float" office:value="58774400000" calcext:value-type="float">
            <text:p>5.88E+10</text:p>
          </table:table-cell>
        </table:table-row>
        <table:table-row table:style-name="ro1">
          <table:table-cell office:value-type="float" office:value="378766000000" calcext:value-type="float">
            <text:p>3.79E+11</text:p>
          </table:table-cell>
          <table:table-cell office:value-type="float" office:value="-103229000000" calcext:value-type="float">
            <text:p>-1.03E+11</text:p>
          </table:table-cell>
          <table:table-cell office:value-type="float" office:value="58783900000" calcext:value-type="float">
            <text:p>5.88E+10</text:p>
          </table:table-cell>
        </table:table-row>
        <table:table-row table:style-name="ro1">
          <table:table-cell office:value-type="float" office:value="379376000000" calcext:value-type="float">
            <text:p>3.79E+11</text:p>
          </table:table-cell>
          <table:table-cell office:value-type="float" office:value="-102529000000" calcext:value-type="float">
            <text:p>-1.03E+11</text:p>
          </table:table-cell>
          <table:table-cell office:value-type="float" office:value="58793100000" calcext:value-type="float">
            <text:p>5.88E+10</text:p>
          </table:table-cell>
        </table:table-row>
        <table:table-row table:style-name="ro1">
          <table:table-cell office:value-type="float" office:value="379979000000" calcext:value-type="float">
            <text:p>3.80E+11</text:p>
          </table:table-cell>
          <table:table-cell office:value-type="float" office:value="-101826000000" calcext:value-type="float">
            <text:p>-1.02E+11</text:p>
          </table:table-cell>
          <table:table-cell office:value-type="float" office:value="58802200000" calcext:value-type="float">
            <text:p>5.88E+10</text:p>
          </table:table-cell>
        </table:table-row>
        <table:table-row table:style-name="ro1">
          <table:table-cell office:value-type="float" office:value="380577000000" calcext:value-type="float">
            <text:p>3.81E+11</text:p>
          </table:table-cell>
          <table:table-cell office:value-type="float" office:value="-101122000000" calcext:value-type="float">
            <text:p>-1.01E+11</text:p>
          </table:table-cell>
          <table:table-cell office:value-type="float" office:value="58811000000" calcext:value-type="float">
            <text:p>5.88E+10</text:p>
          </table:table-cell>
        </table:table-row>
        <table:table-row table:style-name="ro1">
          <table:table-cell office:value-type="float" office:value="381168000000" calcext:value-type="float">
            <text:p>3.81E+11</text:p>
          </table:table-cell>
          <table:table-cell office:value-type="float" office:value="-100417000000" calcext:value-type="float">
            <text:p>-1.00E+11</text:p>
          </table:table-cell>
          <table:table-cell office:value-type="float" office:value="58819600000" calcext:value-type="float">
            <text:p>5.88E+10</text:p>
          </table:table-cell>
        </table:table-row>
        <table:table-row table:style-name="ro1">
          <table:table-cell office:value-type="float" office:value="381753000000" calcext:value-type="float">
            <text:p>3.82E+11</text:p>
          </table:table-cell>
          <table:table-cell office:value-type="float" office:value="-99709600000" calcext:value-type="float">
            <text:p>-9.97E+10</text:p>
          </table:table-cell>
          <table:table-cell office:value-type="float" office:value="58828000000" calcext:value-type="float">
            <text:p>5.88E+10</text:p>
          </table:table-cell>
        </table:table-row>
        <table:table-row table:style-name="ro1">
          <table:table-cell office:value-type="float" office:value="382332000000" calcext:value-type="float">
            <text:p>3.82E+11</text:p>
          </table:table-cell>
          <table:table-cell office:value-type="float" office:value="-99000800000" calcext:value-type="float">
            <text:p>-9.90E+10</text:p>
          </table:table-cell>
          <table:table-cell office:value-type="float" office:value="58836200000" calcext:value-type="float">
            <text:p>5.88E+10</text:p>
          </table:table-cell>
        </table:table-row>
        <table:table-row table:style-name="ro1">
          <table:table-cell office:value-type="float" office:value="382904000000" calcext:value-type="float">
            <text:p>3.83E+11</text:p>
          </table:table-cell>
          <table:table-cell office:value-type="float" office:value="-98290400000" calcext:value-type="float">
            <text:p>-9.83E+10</text:p>
          </table:table-cell>
          <table:table-cell office:value-type="float" office:value="58844200000" calcext:value-type="float">
            <text:p>5.88E+10</text:p>
          </table:table-cell>
        </table:table-row>
        <table:table-row table:style-name="ro1">
          <table:table-cell office:value-type="float" office:value="383471000000" calcext:value-type="float">
            <text:p>3.83E+11</text:p>
          </table:table-cell>
          <table:table-cell office:value-type="float" office:value="-97578400000" calcext:value-type="float">
            <text:p>-9.76E+10</text:p>
          </table:table-cell>
          <table:table-cell office:value-type="float" office:value="58851900000" calcext:value-type="float">
            <text:p>5.89E+10</text:p>
          </table:table-cell>
        </table:table-row>
        <table:table-row table:style-name="ro1">
          <table:table-cell office:value-type="float" office:value="384032000000" calcext:value-type="float">
            <text:p>3.84E+11</text:p>
          </table:table-cell>
          <table:table-cell office:value-type="float" office:value="-96864800000" calcext:value-type="float">
            <text:p>-9.69E+10</text:p>
          </table:table-cell>
          <table:table-cell office:value-type="float" office:value="58859500000" calcext:value-type="float">
            <text:p>5.89E+10</text:p>
          </table:table-cell>
        </table:table-row>
        <table:table-row table:style-name="ro1">
          <table:table-cell office:value-type="float" office:value="384586000000" calcext:value-type="float">
            <text:p>3.85E+11</text:p>
          </table:table-cell>
          <table:table-cell office:value-type="float" office:value="-96149700000" calcext:value-type="float">
            <text:p>-9.61E+10</text:p>
          </table:table-cell>
          <table:table-cell office:value-type="float" office:value="58866800000" calcext:value-type="float">
            <text:p>5.89E+10</text:p>
          </table:table-cell>
        </table:table-row>
        <table:table-row table:style-name="ro1">
          <table:table-cell office:value-type="float" office:value="385134000000" calcext:value-type="float">
            <text:p>3.85E+11</text:p>
          </table:table-cell>
          <table:table-cell office:value-type="float" office:value="-95433100000" calcext:value-type="float">
            <text:p>-9.54E+10</text:p>
          </table:table-cell>
          <table:table-cell office:value-type="float" office:value="58874000000" calcext:value-type="float">
            <text:p>5.89E+10</text:p>
          </table:table-cell>
        </table:table-row>
        <table:table-row table:style-name="ro1">
          <table:table-cell office:value-type="float" office:value="385677000000" calcext:value-type="float">
            <text:p>3.86E+11</text:p>
          </table:table-cell>
          <table:table-cell office:value-type="float" office:value="-94715000000" calcext:value-type="float">
            <text:p>-9.47E+10</text:p>
          </table:table-cell>
          <table:table-cell office:value-type="float" office:value="58880900000" calcext:value-type="float">
            <text:p>5.89E+10</text:p>
          </table:table-cell>
        </table:table-row>
        <table:table-row table:style-name="ro1">
          <table:table-cell office:value-type="float" office:value="386213000000" calcext:value-type="float">
            <text:p>3.86E+11</text:p>
          </table:table-cell>
          <table:table-cell office:value-type="float" office:value="-93995400000" calcext:value-type="float">
            <text:p>-9.40E+10</text:p>
          </table:table-cell>
          <table:table-cell office:value-type="float" office:value="58887600000" calcext:value-type="float">
            <text:p>5.89E+10</text:p>
          </table:table-cell>
        </table:table-row>
        <table:table-row table:style-name="ro1">
          <table:table-cell office:value-type="float" office:value="386743000000" calcext:value-type="float">
            <text:p>3.87E+11</text:p>
          </table:table-cell>
          <table:table-cell office:value-type="float" office:value="-93274300000" calcext:value-type="float">
            <text:p>-9.33E+10</text:p>
          </table:table-cell>
          <table:table-cell office:value-type="float" office:value="58894200000" calcext:value-type="float">
            <text:p>5.89E+10</text:p>
          </table:table-cell>
        </table:table-row>
        <table:table-row table:style-name="ro1">
          <table:table-cell office:value-type="float" office:value="387267000000" calcext:value-type="float">
            <text:p>3.87E+11</text:p>
          </table:table-cell>
          <table:table-cell office:value-type="float" office:value="-92551800000" calcext:value-type="float">
            <text:p>-9.26E+10</text:p>
          </table:table-cell>
          <table:table-cell office:value-type="float" office:value="58900500000" calcext:value-type="float">
            <text:p>5.89E+10</text:p>
          </table:table-cell>
        </table:table-row>
        <table:table-row table:style-name="ro1">
          <table:table-cell office:value-type="float" office:value="387785000000" calcext:value-type="float">
            <text:p>3.88E+11</text:p>
          </table:table-cell>
          <table:table-cell office:value-type="float" office:value="-91827800000" calcext:value-type="float">
            <text:p>-9.18E+10</text:p>
          </table:table-cell>
          <table:table-cell office:value-type="float" office:value="58906600000" calcext:value-type="float">
            <text:p>5.89E+10</text:p>
          </table:table-cell>
        </table:table-row>
        <table:table-row table:style-name="ro1">
          <table:table-cell office:value-type="float" office:value="388297000000" calcext:value-type="float">
            <text:p>3.88E+11</text:p>
          </table:table-cell>
          <table:table-cell office:value-type="float" office:value="-91102400000" calcext:value-type="float">
            <text:p>-9.11E+10</text:p>
          </table:table-cell>
          <table:table-cell office:value-type="float" office:value="58912600000" calcext:value-type="float">
            <text:p>5.89E+10</text:p>
          </table:table-cell>
        </table:table-row>
        <table:table-row table:style-name="ro1">
          <table:table-cell office:value-type="float" office:value="388803000000" calcext:value-type="float">
            <text:p>3.89E+11</text:p>
          </table:table-cell>
          <table:table-cell office:value-type="float" office:value="-90375500000" calcext:value-type="float">
            <text:p>-9.04E+10</text:p>
          </table:table-cell>
          <table:table-cell office:value-type="float" office:value="58918300000" calcext:value-type="float">
            <text:p>5.89E+10</text:p>
          </table:table-cell>
        </table:table-row>
        <table:table-row table:style-name="ro1">
          <table:table-cell office:value-type="float" office:value="389303000000" calcext:value-type="float">
            <text:p>3.89E+11</text:p>
          </table:table-cell>
          <table:table-cell office:value-type="float" office:value="-89647300000" calcext:value-type="float">
            <text:p>-8.96E+10</text:p>
          </table:table-cell>
          <table:table-cell office:value-type="float" office:value="58923900000" calcext:value-type="float">
            <text:p>5.89E+10</text:p>
          </table:table-cell>
        </table:table-row>
        <table:table-row table:style-name="ro1">
          <table:table-cell office:value-type="float" office:value="389796000000" calcext:value-type="float">
            <text:p>3.90E+11</text:p>
          </table:table-cell>
          <table:table-cell office:value-type="float" office:value="-88917600000" calcext:value-type="float">
            <text:p>-8.89E+10</text:p>
          </table:table-cell>
          <table:table-cell office:value-type="float" office:value="58929300000" calcext:value-type="float">
            <text:p>5.89E+10</text:p>
          </table:table-cell>
        </table:table-row>
        <table:table-row table:style-name="ro1">
          <table:table-cell office:value-type="float" office:value="390284000000" calcext:value-type="float">
            <text:p>3.90E+11</text:p>
          </table:table-cell>
          <table:table-cell office:value-type="float" office:value="-88186600000" calcext:value-type="float">
            <text:p>-8.82E+10</text:p>
          </table:table-cell>
          <table:table-cell office:value-type="float" office:value="58934400000" calcext:value-type="float">
            <text:p>5.89E+10</text:p>
          </table:table-cell>
        </table:table-row>
        <table:table-row table:style-name="ro1">
          <table:table-cell office:value-type="float" office:value="390766000000" calcext:value-type="float">
            <text:p>3.91E+11</text:p>
          </table:table-cell>
          <table:table-cell office:value-type="float" office:value="-87454300000" calcext:value-type="float">
            <text:p>-8.75E+10</text:p>
          </table:table-cell>
          <table:table-cell office:value-type="float" office:value="58939400000" calcext:value-type="float">
            <text:p>5.89E+10</text:p>
          </table:table-cell>
        </table:table-row>
        <table:table-row table:style-name="ro1">
          <table:table-cell office:value-type="float" office:value="391242000000" calcext:value-type="float">
            <text:p>3.91E+11</text:p>
          </table:table-cell>
          <table:table-cell office:value-type="float" office:value="-86720600000" calcext:value-type="float">
            <text:p>-8.67E+10</text:p>
          </table:table-cell>
          <table:table-cell office:value-type="float" office:value="58944200000" calcext:value-type="float">
            <text:p>5.89E+10</text:p>
          </table:table-cell>
        </table:table-row>
        <table:table-row table:style-name="ro1">
          <table:table-cell office:value-type="float" office:value="391712000000" calcext:value-type="float">
            <text:p>3.92E+11</text:p>
          </table:table-cell>
          <table:table-cell office:value-type="float" office:value="-85985500000" calcext:value-type="float">
            <text:p>-8.60E+10</text:p>
          </table:table-cell>
          <table:table-cell office:value-type="float" office:value="58948800000" calcext:value-type="float">
            <text:p>5.89E+10</text:p>
          </table:table-cell>
        </table:table-row>
        <table:table-row table:style-name="ro1">
          <table:table-cell office:value-type="float" office:value="392175000000" calcext:value-type="float">
            <text:p>3.92E+11</text:p>
          </table:table-cell>
          <table:table-cell office:value-type="float" office:value="-85249200000" calcext:value-type="float">
            <text:p>-8.52E+10</text:p>
          </table:table-cell>
          <table:table-cell office:value-type="float" office:value="58953200000" calcext:value-type="float">
            <text:p>5.90E+10</text:p>
          </table:table-cell>
        </table:table-row>
        <table:table-row table:style-name="ro1">
          <table:table-cell office:value-type="float" office:value="392633000000" calcext:value-type="float">
            <text:p>3.93E+11</text:p>
          </table:table-cell>
          <table:table-cell office:value-type="float" office:value="-84511500000" calcext:value-type="float">
            <text:p>-8.45E+10</text:p>
          </table:table-cell>
          <table:table-cell office:value-type="float" office:value="58957500000" calcext:value-type="float">
            <text:p>5.90E+10</text:p>
          </table:table-cell>
        </table:table-row>
        <table:table-row table:style-name="ro1">
          <table:table-cell office:value-type="float" office:value="393085000000" calcext:value-type="float">
            <text:p>3.93E+11</text:p>
          </table:table-cell>
          <table:table-cell office:value-type="float" office:value="-83772600000" calcext:value-type="float">
            <text:p>-8.38E+10</text:p>
          </table:table-cell>
          <table:table-cell office:value-type="float" office:value="58961600000" calcext:value-type="float">
            <text:p>5.90E+10</text:p>
          </table:table-cell>
        </table:table-row>
        <table:table-row table:style-name="ro1">
          <table:table-cell office:value-type="float" office:value="393531000000" calcext:value-type="float">
            <text:p>3.94E+11</text:p>
          </table:table-cell>
          <table:table-cell office:value-type="float" office:value="-83032400000" calcext:value-type="float">
            <text:p>-8.30E+10</text:p>
          </table:table-cell>
          <table:table-cell office:value-type="float" office:value="58965400000" calcext:value-type="float">
            <text:p>5.90E+10</text:p>
          </table:table-cell>
        </table:table-row>
        <table:table-row table:style-name="ro1">
          <table:table-cell office:value-type="float" office:value="393971000000" calcext:value-type="float">
            <text:p>3.94E+11</text:p>
          </table:table-cell>
          <table:table-cell office:value-type="float" office:value="-82290900000" calcext:value-type="float">
            <text:p>-8.23E+10</text:p>
          </table:table-cell>
          <table:table-cell office:value-type="float" office:value="58969100000" calcext:value-type="float">
            <text:p>5.90E+10</text:p>
          </table:table-cell>
        </table:table-row>
        <table:table-row table:style-name="ro1">
          <table:table-cell office:value-type="float" office:value="394405000000" calcext:value-type="float">
            <text:p>3.94E+11</text:p>
          </table:table-cell>
          <table:table-cell office:value-type="float" office:value="-81548200000" calcext:value-type="float">
            <text:p>-8.15E+10</text:p>
          </table:table-cell>
          <table:table-cell office:value-type="float" office:value="58972700000" calcext:value-type="float">
            <text:p>5.90E+10</text:p>
          </table:table-cell>
        </table:table-row>
        <table:table-row table:style-name="ro1">
          <table:table-cell office:value-type="float" office:value="394833000000" calcext:value-type="float">
            <text:p>3.95E+11</text:p>
          </table:table-cell>
          <table:table-cell office:value-type="float" office:value="-80804300000" calcext:value-type="float">
            <text:p>-8.08E+10</text:p>
          </table:table-cell>
          <table:table-cell office:value-type="float" office:value="58976000000" calcext:value-type="float">
            <text:p>5.90E+10</text:p>
          </table:table-cell>
        </table:table-row>
        <table:table-row table:style-name="ro1">
          <table:table-cell office:value-type="float" office:value="395255000000" calcext:value-type="float">
            <text:p>3.95E+11</text:p>
          </table:table-cell>
          <table:table-cell office:value-type="float" office:value="-80059100000" calcext:value-type="float">
            <text:p>-8.01E+10</text:p>
          </table:table-cell>
          <table:table-cell office:value-type="float" office:value="58979200000" calcext:value-type="float">
            <text:p>5.90E+10</text:p>
          </table:table-cell>
        </table:table-row>
        <table:table-row table:style-name="ro1">
          <table:table-cell office:value-type="float" office:value="395671000000" calcext:value-type="float">
            <text:p>3.96E+11</text:p>
          </table:table-cell>
          <table:table-cell office:value-type="float" office:value="-79312700000" calcext:value-type="float">
            <text:p>-7.93E+10</text:p>
          </table:table-cell>
          <table:table-cell office:value-type="float" office:value="58982200000" calcext:value-type="float">
            <text:p>5.90E+10</text:p>
          </table:table-cell>
        </table:table-row>
        <table:table-row table:style-name="ro1">
          <table:table-cell office:value-type="float" office:value="396081000000" calcext:value-type="float">
            <text:p>3.96E+11</text:p>
          </table:table-cell>
          <table:table-cell office:value-type="float" office:value="-78565200000" calcext:value-type="float">
            <text:p>-7.86E+10</text:p>
          </table:table-cell>
          <table:table-cell office:value-type="float" office:value="58985000000" calcext:value-type="float">
            <text:p>5.90E+10</text:p>
          </table:table-cell>
        </table:table-row>
        <table:table-row table:style-name="ro1">
          <table:table-cell office:value-type="float" office:value="396485000000" calcext:value-type="float">
            <text:p>3.96E+11</text:p>
          </table:table-cell>
          <table:table-cell office:value-type="float" office:value="-77816400000" calcext:value-type="float">
            <text:p>-7.78E+10</text:p>
          </table:table-cell>
          <table:table-cell office:value-type="float" office:value="58987700000" calcext:value-type="float">
            <text:p>5.90E+10</text:p>
          </table:table-cell>
        </table:table-row>
        <table:table-row table:style-name="ro1">
          <table:table-cell office:value-type="float" office:value="396884000000" calcext:value-type="float">
            <text:p>3.97E+11</text:p>
          </table:table-cell>
          <table:table-cell office:value-type="float" office:value="-77066500000" calcext:value-type="float">
            <text:p>-7.71E+10</text:p>
          </table:table-cell>
          <table:table-cell office:value-type="float" office:value="58990200000" calcext:value-type="float">
            <text:p>5.90E+10</text:p>
          </table:table-cell>
        </table:table-row>
        <table:table-row table:style-name="ro1">
          <table:table-cell office:value-type="float" office:value="397276000000" calcext:value-type="float">
            <text:p>3.97E+11</text:p>
          </table:table-cell>
          <table:table-cell office:value-type="float" office:value="-76315500000" calcext:value-type="float">
            <text:p>-7.63E+10</text:p>
          </table:table-cell>
          <table:table-cell office:value-type="float" office:value="58992500000" calcext:value-type="float">
            <text:p>5.90E+10</text:p>
          </table:table-cell>
        </table:table-row>
        <table:table-row table:style-name="ro1">
          <table:table-cell office:value-type="float" office:value="397663000000" calcext:value-type="float">
            <text:p>3.98E+11</text:p>
          </table:table-cell>
          <table:table-cell office:value-type="float" office:value="-75563300000" calcext:value-type="float">
            <text:p>-7.56E+10</text:p>
          </table:table-cell>
          <table:table-cell office:value-type="float" office:value="58994700000" calcext:value-type="float">
            <text:p>5.90E+10</text:p>
          </table:table-cell>
        </table:table-row>
        <table:table-row table:style-name="ro1">
          <table:table-cell office:value-type="float" office:value="398043000000" calcext:value-type="float">
            <text:p>3.98E+11</text:p>
          </table:table-cell>
          <table:table-cell office:value-type="float" office:value="-74810000000" calcext:value-type="float">
            <text:p>-7.48E+10</text:p>
          </table:table-cell>
          <table:table-cell office:value-type="float" office:value="58996700000" calcext:value-type="float">
            <text:p>5.90E+10</text:p>
          </table:table-cell>
        </table:table-row>
        <table:table-row table:style-name="ro1">
          <table:table-cell office:value-type="float" office:value="398418000000" calcext:value-type="float">
            <text:p>3.98E+11</text:p>
          </table:table-cell>
          <table:table-cell office:value-type="float" office:value="-74055500000" calcext:value-type="float">
            <text:p>-7.41E+10</text:p>
          </table:table-cell>
          <table:table-cell office:value-type="float" office:value="58998500000" calcext:value-type="float">
            <text:p>5.90E+10</text:p>
          </table:table-cell>
        </table:table-row>
        <table:table-row table:style-name="ro1">
          <table:table-cell office:value-type="float" office:value="398786000000" calcext:value-type="float">
            <text:p>3.99E+11</text:p>
          </table:table-cell>
          <table:table-cell office:value-type="float" office:value="-73300000000" calcext:value-type="float">
            <text:p>-7.33E+10</text:p>
          </table:table-cell>
          <table:table-cell office:value-type="float" office:value="59000200000" calcext:value-type="float">
            <text:p>5.90E+10</text:p>
          </table:table-cell>
        </table:table-row>
        <table:table-row table:style-name="ro1">
          <table:table-cell office:value-type="float" office:value="399149000000" calcext:value-type="float">
            <text:p>3.99E+11</text:p>
          </table:table-cell>
          <table:table-cell office:value-type="float" office:value="-72543400000" calcext:value-type="float">
            <text:p>-7.25E+10</text:p>
          </table:table-cell>
          <table:table-cell office:value-type="float" office:value="59001700000" calcext:value-type="float">
            <text:p>5.90E+10</text:p>
          </table:table-cell>
        </table:table-row>
        <table:table-row table:style-name="ro1">
          <table:table-cell office:value-type="float" office:value="399506000000" calcext:value-type="float">
            <text:p>4.00E+11</text:p>
          </table:table-cell>
          <table:table-cell office:value-type="float" office:value="-71785700000" calcext:value-type="float">
            <text:p>-7.18E+10</text:p>
          </table:table-cell>
          <table:table-cell office:value-type="float" office:value="59003100000" calcext:value-type="float">
            <text:p>5.90E+10</text:p>
          </table:table-cell>
        </table:table-row>
        <table:table-row table:style-name="ro1">
          <table:table-cell office:value-type="float" office:value="399857000000" calcext:value-type="float">
            <text:p>4.00E+11</text:p>
          </table:table-cell>
          <table:table-cell office:value-type="float" office:value="-71027000000" calcext:value-type="float">
            <text:p>-7.10E+10</text:p>
          </table:table-cell>
          <table:table-cell office:value-type="float" office:value="59004300000" calcext:value-type="float">
            <text:p>5.90E+10</text:p>
          </table:table-cell>
        </table:table-row>
        <table:table-row table:style-name="ro1">
          <table:table-cell office:value-type="float" office:value="400202000000" calcext:value-type="float">
            <text:p>4.00E+11</text:p>
          </table:table-cell>
          <table:table-cell office:value-type="float" office:value="-70267200000" calcext:value-type="float">
            <text:p>-7.03E+10</text:p>
          </table:table-cell>
          <table:table-cell office:value-type="float" office:value="59005300000" calcext:value-type="float">
            <text:p>5.90E+10</text:p>
          </table:table-cell>
        </table:table-row>
        <table:table-row table:style-name="ro1">
          <table:table-cell office:value-type="float" office:value="400541000000" calcext:value-type="float">
            <text:p>4.01E+11</text:p>
          </table:table-cell>
          <table:table-cell office:value-type="float" office:value="-69506400000" calcext:value-type="float">
            <text:p>-6.95E+10</text:p>
          </table:table-cell>
          <table:table-cell office:value-type="float" office:value="59006200000" calcext:value-type="float">
            <text:p>5.90E+10</text:p>
          </table:table-cell>
        </table:table-row>
        <table:table-row table:style-name="ro1">
          <table:table-cell office:value-type="float" office:value="400875000000" calcext:value-type="float">
            <text:p>4.01E+11</text:p>
          </table:table-cell>
          <table:table-cell office:value-type="float" office:value="-68744500000" calcext:value-type="float">
            <text:p>-6.87E+10</text:p>
          </table:table-cell>
          <table:table-cell office:value-type="float" office:value="59006900000" calcext:value-type="float">
            <text:p>5.90E+10</text:p>
          </table:table-cell>
        </table:table-row>
        <table:table-row table:style-name="ro1">
          <table:table-cell office:value-type="float" office:value="401202000000" calcext:value-type="float">
            <text:p>4.01E+11</text:p>
          </table:table-cell>
          <table:table-cell office:value-type="float" office:value="-67981700000" calcext:value-type="float">
            <text:p>-6.80E+10</text:p>
          </table:table-cell>
          <table:table-cell office:value-type="float" office:value="59007500000" calcext:value-type="float">
            <text:p>5.90E+10</text:p>
          </table:table-cell>
        </table:table-row>
        <table:table-row table:style-name="ro1">
          <table:table-cell office:value-type="float" office:value="401524000000" calcext:value-type="float">
            <text:p>4.02E+11</text:p>
          </table:table-cell>
          <table:table-cell office:value-type="float" office:value="-67217800000" calcext:value-type="float">
            <text:p>-6.72E+10</text:p>
          </table:table-cell>
          <table:table-cell office:value-type="float" office:value="59007900000" calcext:value-type="float">
            <text:p>5.90E+10</text:p>
          </table:table-cell>
        </table:table-row>
        <table:table-row table:style-name="ro1">
          <table:table-cell office:value-type="float" office:value="401840000000" calcext:value-type="float">
            <text:p>4.02E+11</text:p>
          </table:table-cell>
          <table:table-cell office:value-type="float" office:value="-66453000000" calcext:value-type="float">
            <text:p>-6.65E+10</text:p>
          </table:table-cell>
          <table:table-cell office:value-type="float" office:value="59008200000" calcext:value-type="float">
            <text:p>5.90E+10</text:p>
          </table:table-cell>
        </table:table-row>
        <table:table-row table:style-name="ro1">
          <table:table-cell office:value-type="float" office:value="402149000000" calcext:value-type="float">
            <text:p>4.02E+11</text:p>
          </table:table-cell>
          <table:table-cell office:value-type="float" office:value="-65687200000" calcext:value-type="float">
            <text:p>-6.57E+10</text:p>
          </table:table-cell>
          <table:table-cell office:value-type="float" office:value="59008300000" calcext:value-type="float">
            <text:p>5.90E+10</text:p>
          </table:table-cell>
        </table:table-row>
        <table:table-row table:style-name="ro1">
          <table:table-cell office:value-type="float" office:value="402453000000" calcext:value-type="float">
            <text:p>4.02E+11</text:p>
          </table:table-cell>
          <table:table-cell office:value-type="float" office:value="-64920400000" calcext:value-type="float">
            <text:p>-6.49E+10</text:p>
          </table:table-cell>
          <table:table-cell office:value-type="float" office:value="59008300000" calcext:value-type="float">
            <text:p>5.90E+10</text:p>
          </table:table-cell>
        </table:table-row>
        <table:table-row table:style-name="ro1">
          <table:table-cell office:value-type="float" office:value="402752000000" calcext:value-type="float">
            <text:p>4.03E+11</text:p>
          </table:table-cell>
          <table:table-cell office:value-type="float" office:value="-64152700000" calcext:value-type="float">
            <text:p>-6.42E+10</text:p>
          </table:table-cell>
          <table:table-cell office:value-type="float" office:value="59008100000" calcext:value-type="float">
            <text:p>5.90E+10</text:p>
          </table:table-cell>
        </table:table-row>
        <table:table-row table:style-name="ro1">
          <table:table-cell office:value-type="float" office:value="403044000000" calcext:value-type="float">
            <text:p>4.03E+11</text:p>
          </table:table-cell>
          <table:table-cell office:value-type="float" office:value="-63384100000" calcext:value-type="float">
            <text:p>-6.34E+10</text:p>
          </table:table-cell>
          <table:table-cell office:value-type="float" office:value="59007800000" calcext:value-type="float">
            <text:p>5.90E+10</text:p>
          </table:table-cell>
        </table:table-row>
        <table:table-row table:style-name="ro1">
          <table:table-cell office:value-type="float" office:value="403330000000" calcext:value-type="float">
            <text:p>4.03E+11</text:p>
          </table:table-cell>
          <table:table-cell office:value-type="float" office:value="-62614500000" calcext:value-type="float">
            <text:p>-6.26E+10</text:p>
          </table:table-cell>
          <table:table-cell office:value-type="float" office:value="59007300000" calcext:value-type="float">
            <text:p>5.90E+10</text:p>
          </table:table-cell>
        </table:table-row>
        <table:table-row table:style-name="ro1">
          <table:table-cell office:value-type="float" office:value="403611000000" calcext:value-type="float">
            <text:p>4.04E+11</text:p>
          </table:table-cell>
          <table:table-cell office:value-type="float" office:value="-61844100000" calcext:value-type="float">
            <text:p>-6.18E+10</text:p>
          </table:table-cell>
          <table:table-cell office:value-type="float" office:value="59006700000" calcext:value-type="float">
            <text:p>5.90E+10</text:p>
          </table:table-cell>
        </table:table-row>
        <table:table-row table:style-name="ro1">
          <table:table-cell office:value-type="float" office:value="403885000000" calcext:value-type="float">
            <text:p>4.04E+11</text:p>
          </table:table-cell>
          <table:table-cell office:value-type="float" office:value="-61072700000" calcext:value-type="float">
            <text:p>-6.11E+10</text:p>
          </table:table-cell>
          <table:table-cell office:value-type="float" office:value="59006000000" calcext:value-type="float">
            <text:p>5.90E+10</text:p>
          </table:table-cell>
        </table:table-row>
        <table:table-row table:style-name="ro1">
          <table:table-cell office:value-type="float" office:value="404154000000" calcext:value-type="float">
            <text:p>4.04E+11</text:p>
          </table:table-cell>
          <table:table-cell office:value-type="float" office:value="-60300500000" calcext:value-type="float">
            <text:p>-6.03E+10</text:p>
          </table:table-cell>
          <table:table-cell office:value-type="float" office:value="59005100000" calcext:value-type="float">
            <text:p>5.90E+10</text:p>
          </table:table-cell>
        </table:table-row>
        <table:table-row table:style-name="ro1">
          <table:table-cell office:value-type="float" office:value="404417000000" calcext:value-type="float">
            <text:p>4.04E+11</text:p>
          </table:table-cell>
          <table:table-cell office:value-type="float" office:value="-59527300000" calcext:value-type="float">
            <text:p>-5.95E+10</text:p>
          </table:table-cell>
          <table:table-cell office:value-type="float" office:value="59004000000" calcext:value-type="float">
            <text:p>5.90E+10</text:p>
          </table:table-cell>
        </table:table-row>
        <table:table-row table:style-name="ro1">
          <table:table-cell office:value-type="float" office:value="404674000000" calcext:value-type="float">
            <text:p>4.05E+11</text:p>
          </table:table-cell>
          <table:table-cell office:value-type="float" office:value="-58753400000" calcext:value-type="float">
            <text:p>-5.88E+10</text:p>
          </table:table-cell>
          <table:table-cell office:value-type="float" office:value="59002900000" calcext:value-type="float">
            <text:p>5.90E+10</text:p>
          </table:table-cell>
        </table:table-row>
        <table:table-row table:style-name="ro1">
          <table:table-cell office:value-type="float" office:value="404926000000" calcext:value-type="float">
            <text:p>4.05E+11</text:p>
          </table:table-cell>
          <table:table-cell office:value-type="float" office:value="-57978500000" calcext:value-type="float">
            <text:p>-5.80E+10</text:p>
          </table:table-cell>
          <table:table-cell office:value-type="float" office:value="59001600000" calcext:value-type="float">
            <text:p>5.90E+10</text:p>
          </table:table-cell>
        </table:table-row>
        <table:table-row table:style-name="ro1">
          <table:table-cell office:value-type="float" office:value="405171000000" calcext:value-type="float">
            <text:p>4.05E+11</text:p>
          </table:table-cell>
          <table:table-cell office:value-type="float" office:value="-57202900000" calcext:value-type="float">
            <text:p>-5.72E+10</text:p>
          </table:table-cell>
          <table:table-cell office:value-type="float" office:value="59000100000" calcext:value-type="float">
            <text:p>5.90E+10</text:p>
          </table:table-cell>
        </table:table-row>
        <table:table-row table:style-name="ro1">
          <table:table-cell office:value-type="float" office:value="405411000000" calcext:value-type="float">
            <text:p>4.05E+11</text:p>
          </table:table-cell>
          <table:table-cell office:value-type="float" office:value="-56426400000" calcext:value-type="float">
            <text:p>-5.64E+10</text:p>
          </table:table-cell>
          <table:table-cell office:value-type="float" office:value="58998600000" calcext:value-type="float">
            <text:p>5.90E+10</text:p>
          </table:table-cell>
        </table:table-row>
        <table:table-row table:style-name="ro1">
          <table:table-cell office:value-type="float" office:value="405645000000" calcext:value-type="float">
            <text:p>4.06E+11</text:p>
          </table:table-cell>
          <table:table-cell office:value-type="float" office:value="-55649100000" calcext:value-type="float">
            <text:p>-5.56E+10</text:p>
          </table:table-cell>
          <table:table-cell office:value-type="float" office:value="58996900000" calcext:value-type="float">
            <text:p>5.90E+10</text:p>
          </table:table-cell>
        </table:table-row>
        <table:table-row table:style-name="ro1">
          <table:table-cell office:value-type="float" office:value="405873000000" calcext:value-type="float">
            <text:p>4.06E+11</text:p>
          </table:table-cell>
          <table:table-cell office:value-type="float" office:value="-54871000000" calcext:value-type="float">
            <text:p>-5.49E+10</text:p>
          </table:table-cell>
          <table:table-cell office:value-type="float" office:value="58995000000" calcext:value-type="float">
            <text:p>5.90E+10</text:p>
          </table:table-cell>
        </table:table-row>
        <table:table-row table:style-name="ro1">
          <table:table-cell office:value-type="float" office:value="406095000000" calcext:value-type="float">
            <text:p>4.06E+11</text:p>
          </table:table-cell>
          <table:table-cell office:value-type="float" office:value="-54092100000" calcext:value-type="float">
            <text:p>-5.41E+10</text:p>
          </table:table-cell>
          <table:table-cell office:value-type="float" office:value="58993000000" calcext:value-type="float">
            <text:p>5.90E+10</text:p>
          </table:table-cell>
        </table:table-row>
        <table:table-row table:style-name="ro1">
          <table:table-cell office:value-type="float" office:value="406311000000" calcext:value-type="float">
            <text:p>4.06E+11</text:p>
          </table:table-cell>
          <table:table-cell office:value-type="float" office:value="-53312400000" calcext:value-type="float">
            <text:p>-5.33E+10</text:p>
          </table:table-cell>
          <table:table-cell office:value-type="float" office:value="58990900000" calcext:value-type="float">
            <text:p>5.90E+10</text:p>
          </table:table-cell>
        </table:table-row>
        <table:table-row table:style-name="ro1">
          <table:table-cell office:value-type="float" office:value="406522000000" calcext:value-type="float">
            <text:p>4.07E+11</text:p>
          </table:table-cell>
          <table:table-cell office:value-type="float" office:value="-52532000000" calcext:value-type="float">
            <text:p>-5.25E+10</text:p>
          </table:table-cell>
          <table:table-cell office:value-type="float" office:value="58988700000" calcext:value-type="float">
            <text:p>5.90E+10</text:p>
          </table:table-cell>
        </table:table-row>
        <table:table-row table:style-name="ro1">
          <table:table-cell office:value-type="float" office:value="406726000000" calcext:value-type="float">
            <text:p>4.07E+11</text:p>
          </table:table-cell>
          <table:table-cell office:value-type="float" office:value="-51750800000" calcext:value-type="float">
            <text:p>-5.18E+10</text:p>
          </table:table-cell>
          <table:table-cell office:value-type="float" office:value="58986400000" calcext:value-type="float">
            <text:p>5.90E+10</text:p>
          </table:table-cell>
        </table:table-row>
        <table:table-row table:style-name="ro1">
          <table:table-cell office:value-type="float" office:value="406925000000" calcext:value-type="float">
            <text:p>4.07E+11</text:p>
          </table:table-cell>
          <table:table-cell office:value-type="float" office:value="-50968900000" calcext:value-type="float">
            <text:p>-5.10E+10</text:p>
          </table:table-cell>
          <table:table-cell office:value-type="float" office:value="58983900000" calcext:value-type="float">
            <text:p>5.90E+10</text:p>
          </table:table-cell>
        </table:table-row>
        <table:table-row table:style-name="ro1">
          <table:table-cell office:value-type="float" office:value="407118000000" calcext:value-type="float">
            <text:p>4.07E+11</text:p>
          </table:table-cell>
          <table:table-cell office:value-type="float" office:value="-50186200000" calcext:value-type="float">
            <text:p>-5.02E+10</text:p>
          </table:table-cell>
          <table:table-cell office:value-type="float" office:value="58981300000" calcext:value-type="float">
            <text:p>5.90E+10</text:p>
          </table:table-cell>
        </table:table-row>
        <table:table-row table:style-name="ro1">
          <table:table-cell office:value-type="float" office:value="407305000000" calcext:value-type="float">
            <text:p>4.07E+11</text:p>
          </table:table-cell>
          <table:table-cell office:value-type="float" office:value="-49402900000" calcext:value-type="float">
            <text:p>-4.94E+10</text:p>
          </table:table-cell>
          <table:table-cell office:value-type="float" office:value="58978500000" calcext:value-type="float">
            <text:p>5.90E+10</text:p>
          </table:table-cell>
        </table:table-row>
        <table:table-row table:style-name="ro1">
          <table:table-cell office:value-type="float" office:value="407487000000" calcext:value-type="float">
            <text:p>4.07E+11</text:p>
          </table:table-cell>
          <table:table-cell office:value-type="float" office:value="-48618800000" calcext:value-type="float">
            <text:p>-4.86E+10</text:p>
          </table:table-cell>
          <table:table-cell office:value-type="float" office:value="58975700000" calcext:value-type="float">
            <text:p>5.90E+10</text:p>
          </table:table-cell>
        </table:table-row>
        <table:table-row table:style-name="ro1">
          <table:table-cell office:value-type="float" office:value="407662000000" calcext:value-type="float">
            <text:p>4.08E+11</text:p>
          </table:table-cell>
          <table:table-cell office:value-type="float" office:value="-47834000000" calcext:value-type="float">
            <text:p>-4.78E+10</text:p>
          </table:table-cell>
          <table:table-cell office:value-type="float" office:value="58972700000" calcext:value-type="float">
            <text:p>5.90E+10</text:p>
          </table:table-cell>
        </table:table-row>
        <table:table-row table:style-name="ro1">
          <table:table-cell office:value-type="float" office:value="407832000000" calcext:value-type="float">
            <text:p>4.08E+11</text:p>
          </table:table-cell>
          <table:table-cell office:value-type="float" office:value="-47048600000" calcext:value-type="float">
            <text:p>-4.70E+10</text:p>
          </table:table-cell>
          <table:table-cell office:value-type="float" office:value="58969600000" calcext:value-type="float">
            <text:p>5.90E+10</text:p>
          </table:table-cell>
        </table:table-row>
        <table:table-row table:style-name="ro1">
          <table:table-cell office:value-type="float" office:value="407996000000" calcext:value-type="float">
            <text:p>4.08E+11</text:p>
          </table:table-cell>
          <table:table-cell office:value-type="float" office:value="-46262400000" calcext:value-type="float">
            <text:p>-4.63E+10</text:p>
          </table:table-cell>
          <table:table-cell office:value-type="float" office:value="58966400000" calcext:value-type="float">
            <text:p>5.90E+10</text:p>
          </table:table-cell>
        </table:table-row>
        <table:table-row table:style-name="ro1">
          <table:table-cell office:value-type="float" office:value="408154000000" calcext:value-type="float">
            <text:p>4.08E+11</text:p>
          </table:table-cell>
          <table:table-cell office:value-type="float" office:value="-45475700000" calcext:value-type="float">
            <text:p>-4.55E+10</text:p>
          </table:table-cell>
          <table:table-cell office:value-type="float" office:value="58963100000" calcext:value-type="float">
            <text:p>5.90E+10</text:p>
          </table:table-cell>
        </table:table-row>
        <table:table-row table:style-name="ro1">
          <table:table-cell office:value-type="float" office:value="408306000000" calcext:value-type="float">
            <text:p>4.08E+11</text:p>
          </table:table-cell>
          <table:table-cell office:value-type="float" office:value="-44688200000" calcext:value-type="float">
            <text:p>-4.47E+10</text:p>
          </table:table-cell>
          <table:table-cell office:value-type="float" office:value="58959600000" calcext:value-type="float">
            <text:p>5.90E+10</text:p>
          </table:table-cell>
        </table:table-row>
        <table:table-row table:style-name="ro1">
          <table:table-cell office:value-type="float" office:value="408453000000" calcext:value-type="float">
            <text:p>4.08E+11</text:p>
          </table:table-cell>
          <table:table-cell office:value-type="float" office:value="-43900200000" calcext:value-type="float">
            <text:p>-4.39E+10</text:p>
          </table:table-cell>
          <table:table-cell office:value-type="float" office:value="58956000000" calcext:value-type="float">
            <text:p>5.90E+10</text:p>
          </table:table-cell>
        </table:table-row>
        <table:table-row table:style-name="ro1">
          <table:table-cell office:value-type="float" office:value="408593000000" calcext:value-type="float">
            <text:p>4.09E+11</text:p>
          </table:table-cell>
          <table:table-cell office:value-type="float" office:value="-43111500000" calcext:value-type="float">
            <text:p>-4.31E+10</text:p>
          </table:table-cell>
          <table:table-cell office:value-type="float" office:value="58952300000" calcext:value-type="float">
            <text:p>5.90E+10</text:p>
          </table:table-cell>
        </table:table-row>
        <table:table-row table:style-name="ro1">
          <table:table-cell office:value-type="float" office:value="408728000000" calcext:value-type="float">
            <text:p>4.09E+11</text:p>
          </table:table-cell>
          <table:table-cell office:value-type="float" office:value="-42322200000" calcext:value-type="float">
            <text:p>-4.23E+10</text:p>
          </table:table-cell>
          <table:table-cell office:value-type="float" office:value="58948600000" calcext:value-type="float">
            <text:p>5.89E+10</text:p>
          </table:table-cell>
        </table:table-row>
        <table:table-row table:style-name="ro1">
          <table:table-cell office:value-type="float" office:value="408857000000" calcext:value-type="float">
            <text:p>4.09E+11</text:p>
          </table:table-cell>
          <table:table-cell office:value-type="float" office:value="-41532300000" calcext:value-type="float">
            <text:p>-4.15E+10</text:p>
          </table:table-cell>
          <table:table-cell office:value-type="float" office:value="58944600000" calcext:value-type="float">
            <text:p>5.89E+10</text:p>
          </table:table-cell>
        </table:table-row>
        <table:table-row table:style-name="ro1">
          <table:table-cell office:value-type="float" office:value="408981000000" calcext:value-type="float">
            <text:p>4.09E+11</text:p>
          </table:table-cell>
          <table:table-cell office:value-type="float" office:value="-40741800000" calcext:value-type="float">
            <text:p>-4.07E+10</text:p>
          </table:table-cell>
          <table:table-cell office:value-type="float" office:value="58940600000" calcext:value-type="float">
            <text:p>5.89E+10</text:p>
          </table:table-cell>
        </table:table-row>
        <table:table-row table:style-name="ro1">
          <table:table-cell office:value-type="float" office:value="409098000000" calcext:value-type="float">
            <text:p>4.09E+11</text:p>
          </table:table-cell>
          <table:table-cell office:value-type="float" office:value="-39950700000" calcext:value-type="float">
            <text:p>-4.00E+10</text:p>
          </table:table-cell>
          <table:table-cell office:value-type="float" office:value="58936500000" calcext:value-type="float">
            <text:p>5.89E+10</text:p>
          </table:table-cell>
        </table:table-row>
        <table:table-row table:style-name="ro1">
          <table:table-cell office:value-type="float" office:value="409210000000" calcext:value-type="float">
            <text:p>4.09E+11</text:p>
          </table:table-cell>
          <table:table-cell office:value-type="float" office:value="-39159000000" calcext:value-type="float">
            <text:p>-3.92E+10</text:p>
          </table:table-cell>
          <table:table-cell office:value-type="float" office:value="58932200000" calcext:value-type="float">
            <text:p>5.89E+10</text:p>
          </table:table-cell>
        </table:table-row>
        <table:table-row table:style-name="ro1">
          <table:table-cell office:value-type="float" office:value="409315000000" calcext:value-type="float">
            <text:p>4.09E+11</text:p>
          </table:table-cell>
          <table:table-cell office:value-type="float" office:value="-38366800000" calcext:value-type="float">
            <text:p>-3.84E+10</text:p>
          </table:table-cell>
          <table:table-cell office:value-type="float" office:value="58927900000" calcext:value-type="float">
            <text:p>5.89E+10</text:p>
          </table:table-cell>
        </table:table-row>
        <table:table-row table:style-name="ro1">
          <table:table-cell office:value-type="float" office:value="409415000000" calcext:value-type="float">
            <text:p>4.09E+11</text:p>
          </table:table-cell>
          <table:table-cell office:value-type="float" office:value="-37574100000" calcext:value-type="float">
            <text:p>-3.76E+10</text:p>
          </table:table-cell>
          <table:table-cell office:value-type="float" office:value="58923400000" calcext:value-type="float">
            <text:p>5.89E+10</text:p>
          </table:table-cell>
        </table:table-row>
        <table:table-row table:style-name="ro1">
          <table:table-cell office:value-type="float" office:value="409509000000" calcext:value-type="float">
            <text:p>4.10E+11</text:p>
          </table:table-cell>
          <table:table-cell office:value-type="float" office:value="-36780800000" calcext:value-type="float">
            <text:p>-3.68E+10</text:p>
          </table:table-cell>
          <table:table-cell office:value-type="float" office:value="58918900000" calcext:value-type="float">
            <text:p>5.89E+10</text:p>
          </table:table-cell>
        </table:table-row>
        <table:table-row table:style-name="ro1">
          <table:table-cell office:value-type="float" office:value="409598000000" calcext:value-type="float">
            <text:p>4.10E+11</text:p>
          </table:table-cell>
          <table:table-cell office:value-type="float" office:value="-35987000000" calcext:value-type="float">
            <text:p>-3.60E+10</text:p>
          </table:table-cell>
          <table:table-cell office:value-type="float" office:value="58914200000" calcext:value-type="float">
            <text:p>5.89E+10</text:p>
          </table:table-cell>
        </table:table-row>
        <table:table-row table:style-name="ro1">
          <table:table-cell office:value-type="float" office:value="409680000000" calcext:value-type="float">
            <text:p>4.10E+11</text:p>
          </table:table-cell>
          <table:table-cell office:value-type="float" office:value="-35192700000" calcext:value-type="float">
            <text:p>-3.52E+10</text:p>
          </table:table-cell>
          <table:table-cell office:value-type="float" office:value="58909400000" calcext:value-type="float">
            <text:p>5.89E+10</text:p>
          </table:table-cell>
        </table:table-row>
        <table:table-row table:style-name="ro1">
          <table:table-cell office:value-type="float" office:value="409757000000" calcext:value-type="float">
            <text:p>4.10E+11</text:p>
          </table:table-cell>
          <table:table-cell office:value-type="float" office:value="-34397900000" calcext:value-type="float">
            <text:p>-3.44E+10</text:p>
          </table:table-cell>
          <table:table-cell office:value-type="float" office:value="58904600000" calcext:value-type="float">
            <text:p>5.89E+10</text:p>
          </table:table-cell>
        </table:table-row>
        <table:table-row table:style-name="ro1">
          <table:table-cell office:value-type="float" office:value="409828000000" calcext:value-type="float">
            <text:p>4.10E+11</text:p>
          </table:table-cell>
          <table:table-cell office:value-type="float" office:value="-33602600000" calcext:value-type="float">
            <text:p>-3.36E+10</text:p>
          </table:table-cell>
          <table:table-cell office:value-type="float" office:value="58899600000" calcext:value-type="float">
            <text:p>5.89E+10</text:p>
          </table:table-cell>
        </table:table-row>
        <table:table-row table:style-name="ro1">
          <table:table-cell office:value-type="float" office:value="409893000000" calcext:value-type="float">
            <text:p>4.10E+11</text:p>
          </table:table-cell>
          <table:table-cell office:value-type="float" office:value="-32806800000" calcext:value-type="float">
            <text:p>-3.28E+10</text:p>
          </table:table-cell>
          <table:table-cell office:value-type="float" office:value="58894500000" calcext:value-type="float">
            <text:p>5.89E+10</text:p>
          </table:table-cell>
        </table:table-row>
        <table:table-row table:style-name="ro1">
          <table:table-cell office:value-type="float" office:value="409952000000" calcext:value-type="float">
            <text:p>4.10E+11</text:p>
          </table:table-cell>
          <table:table-cell office:value-type="float" office:value="-32010500000" calcext:value-type="float">
            <text:p>-3.20E+10</text:p>
          </table:table-cell>
          <table:table-cell office:value-type="float" office:value="58889300000" calcext:value-type="float">
            <text:p>5.89E+10</text:p>
          </table:table-cell>
        </table:table-row>
        <table:table-row table:style-name="ro1">
          <table:table-cell office:value-type="float" office:value="410006000000" calcext:value-type="float">
            <text:p>4.10E+11</text:p>
          </table:table-cell>
          <table:table-cell office:value-type="float" office:value="-31213800000" calcext:value-type="float">
            <text:p>-3.12E+10</text:p>
          </table:table-cell>
          <table:table-cell office:value-type="float" office:value="58884100000" calcext:value-type="float">
            <text:p>5.89E+10</text:p>
          </table:table-cell>
        </table:table-row>
        <table:table-row table:style-name="ro1">
          <table:table-cell office:value-type="float" office:value="410053000000" calcext:value-type="float">
            <text:p>4.10E+11</text:p>
          </table:table-cell>
          <table:table-cell office:value-type="float" office:value="-30416700000" calcext:value-type="float">
            <text:p>-3.04E+10</text:p>
          </table:table-cell>
          <table:table-cell office:value-type="float" office:value="58878700000" calcext:value-type="float">
            <text:p>5.89E+10</text:p>
          </table:table-cell>
        </table:table-row>
        <table:table-row table:style-name="ro1">
          <table:table-cell office:value-type="float" office:value="410095000000" calcext:value-type="float">
            <text:p>4.10E+11</text:p>
          </table:table-cell>
          <table:table-cell office:value-type="float" office:value="-29619100000" calcext:value-type="float">
            <text:p>-2.96E+10</text:p>
          </table:table-cell>
          <table:table-cell office:value-type="float" office:value="58873200000" calcext:value-type="float">
            <text:p>5.89E+10</text:p>
          </table:table-cell>
        </table:table-row>
        <table:table-row table:style-name="ro1">
          <table:table-cell office:value-type="float" office:value="410131000000" calcext:value-type="float">
            <text:p>4.10E+11</text:p>
          </table:table-cell>
          <table:table-cell office:value-type="float" office:value="-28821100000" calcext:value-type="float">
            <text:p>-2.88E+10</text:p>
          </table:table-cell>
          <table:table-cell office:value-type="float" office:value="58867600000" calcext:value-type="float">
            <text:p>5.89E+10</text:p>
          </table:table-cell>
        </table:table-row>
        <table:table-row table:style-name="ro1">
          <table:table-cell office:value-type="float" office:value="410161000000" calcext:value-type="float">
            <text:p>4.10E+11</text:p>
          </table:table-cell>
          <table:table-cell office:value-type="float" office:value="-28022700000" calcext:value-type="float">
            <text:p>-2.80E+10</text:p>
          </table:table-cell>
          <table:table-cell office:value-type="float" office:value="58862000000" calcext:value-type="float">
            <text:p>5.89E+10</text:p>
          </table:table-cell>
        </table:table-row>
        <table:table-row table:style-name="ro1">
          <table:table-cell office:value-type="float" office:value="410185000000" calcext:value-type="float">
            <text:p>4.10E+11</text:p>
          </table:table-cell>
          <table:table-cell office:value-type="float" office:value="-27223900000" calcext:value-type="float">
            <text:p>-2.72E+10</text:p>
          </table:table-cell>
          <table:table-cell office:value-type="float" office:value="58856200000" calcext:value-type="float">
            <text:p>5.89E+10</text:p>
          </table:table-cell>
        </table:table-row>
        <table:table-row table:style-name="ro1">
          <table:table-cell office:value-type="float" office:value="410204000000" calcext:value-type="float">
            <text:p>4.10E+11</text:p>
          </table:table-cell>
          <table:table-cell office:value-type="float" office:value="-26424700000" calcext:value-type="float">
            <text:p>-2.64E+10</text:p>
          </table:table-cell>
          <table:table-cell office:value-type="float" office:value="58850400000" calcext:value-type="float">
            <text:p>5.89E+10</text:p>
          </table:table-cell>
        </table:table-row>
        <table:table-row table:style-name="ro1">
          <table:table-cell office:value-type="float" office:value="410217000000" calcext:value-type="float">
            <text:p>4.10E+11</text:p>
          </table:table-cell>
          <table:table-cell office:value-type="float" office:value="-25625200000" calcext:value-type="float">
            <text:p>-2.56E+10</text:p>
          </table:table-cell>
          <table:table-cell office:value-type="float" office:value="58844500000" calcext:value-type="float">
            <text:p>5.88E+10</text:p>
          </table:table-cell>
        </table:table-row>
        <table:table-row table:style-name="ro1">
          <table:table-cell office:value-type="float" office:value="410223000000" calcext:value-type="float">
            <text:p>4.10E+11</text:p>
          </table:table-cell>
          <table:table-cell office:value-type="float" office:value="-24825200000" calcext:value-type="float">
            <text:p>-2.48E+10</text:p>
          </table:table-cell>
          <table:table-cell office:value-type="float" office:value="58838400000" calcext:value-type="float">
            <text:p>5.88E+10</text:p>
          </table:table-cell>
        </table:table-row>
        <table:table-row table:style-name="ro1">
          <table:table-cell office:value-type="float" office:value="410224000000" calcext:value-type="float">
            <text:p>4.10E+11</text:p>
          </table:table-cell>
          <table:table-cell office:value-type="float" office:value="-24025000000" calcext:value-type="float">
            <text:p>-2.40E+10</text:p>
          </table:table-cell>
          <table:table-cell office:value-type="float" office:value="58832300000" calcext:value-type="float">
            <text:p>5.88E+10</text:p>
          </table:table-cell>
        </table:table-row>
        <table:table-row table:style-name="ro1">
          <table:table-cell office:value-type="float" office:value="410220000000" calcext:value-type="float">
            <text:p>4.10E+11</text:p>
          </table:table-cell>
          <table:table-cell office:value-type="float" office:value="-23224300000" calcext:value-type="float">
            <text:p>-2.32E+10</text:p>
          </table:table-cell>
          <table:table-cell office:value-type="float" office:value="58826100000" calcext:value-type="float">
            <text:p>5.88E+10</text:p>
          </table:table-cell>
        </table:table-row>
        <table:table-row table:style-name="ro1">
          <table:table-cell office:value-type="float" office:value="410209000000" calcext:value-type="float">
            <text:p>4.10E+11</text:p>
          </table:table-cell>
          <table:table-cell office:value-type="float" office:value="-22423400000" calcext:value-type="float">
            <text:p>-2.24E+10</text:p>
          </table:table-cell>
          <table:table-cell office:value-type="float" office:value="58819900000" calcext:value-type="float">
            <text:p>5.88E+10</text:p>
          </table:table-cell>
        </table:table-row>
        <table:table-row table:style-name="ro1">
          <table:table-cell office:value-type="float" office:value="410192000000" calcext:value-type="float">
            <text:p>4.10E+11</text:p>
          </table:table-cell>
          <table:table-cell office:value-type="float" office:value="-21622100000" calcext:value-type="float">
            <text:p>-2.16E+10</text:p>
          </table:table-cell>
          <table:table-cell office:value-type="float" office:value="58813500000" calcext:value-type="float">
            <text:p>5.88E+10</text:p>
          </table:table-cell>
        </table:table-row>
        <table:table-row table:style-name="ro1">
          <table:table-cell office:value-type="float" office:value="410170000000" calcext:value-type="float">
            <text:p>4.10E+11</text:p>
          </table:table-cell>
          <table:table-cell office:value-type="float" office:value="-20820500000" calcext:value-type="float">
            <text:p>-2.08E+10</text:p>
          </table:table-cell>
          <table:table-cell office:value-type="float" office:value="58807000000" calcext:value-type="float">
            <text:p>5.88E+10</text:p>
          </table:table-cell>
        </table:table-row>
        <table:table-row table:style-name="ro1">
          <table:table-cell office:value-type="float" office:value="410142000000" calcext:value-type="float">
            <text:p>4.10E+11</text:p>
          </table:table-cell>
          <table:table-cell office:value-type="float" office:value="-20018700000" calcext:value-type="float">
            <text:p>-2.00E+10</text:p>
          </table:table-cell>
          <table:table-cell office:value-type="float" office:value="58800500000" calcext:value-type="float">
            <text:p>5.88E+10</text:p>
          </table:table-cell>
        </table:table-row>
        <table:table-row table:style-name="ro1">
          <table:table-cell office:value-type="float" office:value="410108000000" calcext:value-type="float">
            <text:p>4.10E+11</text:p>
          </table:table-cell>
          <table:table-cell office:value-type="float" office:value="-19216500000" calcext:value-type="float">
            <text:p>-1.92E+10</text:p>
          </table:table-cell>
          <table:table-cell office:value-type="float" office:value="58793900000" calcext:value-type="float">
            <text:p>5.88E+10</text:p>
          </table:table-cell>
        </table:table-row>
        <table:table-row table:style-name="ro1">
          <table:table-cell office:value-type="float" office:value="410068000000" calcext:value-type="float">
            <text:p>4.10E+11</text:p>
          </table:table-cell>
          <table:table-cell office:value-type="float" office:value="-18414100000" calcext:value-type="float">
            <text:p>-1.84E+10</text:p>
          </table:table-cell>
          <table:table-cell office:value-type="float" office:value="58787200000" calcext:value-type="float">
            <text:p>5.88E+10</text:p>
          </table:table-cell>
        </table:table-row>
        <table:table-row table:style-name="ro1">
          <table:table-cell office:value-type="float" office:value="410022000000" calcext:value-type="float">
            <text:p>4.10E+11</text:p>
          </table:table-cell>
          <table:table-cell office:value-type="float" office:value="-17611400000" calcext:value-type="float">
            <text:p>-1.76E+10</text:p>
          </table:table-cell>
          <table:table-cell office:value-type="float" office:value="58780400000" calcext:value-type="float">
            <text:p>5.88E+10</text:p>
          </table:table-cell>
        </table:table-row>
        <table:table-row table:style-name="ro1">
          <table:table-cell office:value-type="float" office:value="409971000000" calcext:value-type="float">
            <text:p>4.10E+11</text:p>
          </table:table-cell>
          <table:table-cell office:value-type="float" office:value="-16808400000" calcext:value-type="float">
            <text:p>-1.68E+10</text:p>
          </table:table-cell>
          <table:table-cell office:value-type="float" office:value="58773500000" calcext:value-type="float">
            <text:p>5.88E+10</text:p>
          </table:table-cell>
        </table:table-row>
        <table:table-row table:style-name="ro1">
          <table:table-cell office:value-type="float" office:value="409913000000" calcext:value-type="float">
            <text:p>4.10E+11</text:p>
          </table:table-cell>
          <table:table-cell office:value-type="float" office:value="-16005200000" calcext:value-type="float">
            <text:p>-1.60E+10</text:p>
          </table:table-cell>
          <table:table-cell office:value-type="float" office:value="58766600000" calcext:value-type="float">
            <text:p>5.88E+10</text:p>
          </table:table-cell>
        </table:table-row>
        <table:table-row table:style-name="ro1">
          <table:table-cell office:value-type="float" office:value="409850000000" calcext:value-type="float">
            <text:p>4.10E+11</text:p>
          </table:table-cell>
          <table:table-cell office:value-type="float" office:value="-15201800000" calcext:value-type="float">
            <text:p>-1.52E+10</text:p>
          </table:table-cell>
          <table:table-cell office:value-type="float" office:value="58759600000" calcext:value-type="float">
            <text:p>5.88E+10</text:p>
          </table:table-cell>
        </table:table-row>
        <table:table-row table:style-name="ro1">
          <table:table-cell office:value-type="float" office:value="409781000000" calcext:value-type="float">
            <text:p>4.10E+11</text:p>
          </table:table-cell>
          <table:table-cell office:value-type="float" office:value="-14398200000" calcext:value-type="float">
            <text:p>-1.44E+10</text:p>
          </table:table-cell>
          <table:table-cell office:value-type="float" office:value="58752500000" calcext:value-type="float">
            <text:p>5.88E+10</text:p>
          </table:table-cell>
        </table:table-row>
        <table:table-row table:style-name="ro1">
          <table:table-cell office:value-type="float" office:value="409706000000" calcext:value-type="float">
            <text:p>4.10E+11</text:p>
          </table:table-cell>
          <table:table-cell office:value-type="float" office:value="-13594300000" calcext:value-type="float">
            <text:p>-1.36E+10</text:p>
          </table:table-cell>
          <table:table-cell office:value-type="float" office:value="58745300000" calcext:value-type="float">
            <text:p>5.87E+10</text:p>
          </table:table-cell>
        </table:table-row>
        <table:table-row table:style-name="ro1">
          <table:table-cell office:value-type="float" office:value="409625000000" calcext:value-type="float">
            <text:p>4.10E+11</text:p>
          </table:table-cell>
          <table:table-cell office:value-type="float" office:value="-12790300000" calcext:value-type="float">
            <text:p>-1.28E+10</text:p>
          </table:table-cell>
          <table:table-cell office:value-type="float" office:value="58738100000" calcext:value-type="float">
            <text:p>5.87E+10</text:p>
          </table:table-cell>
        </table:table-row>
        <table:table-row table:style-name="ro1">
          <table:table-cell office:value-type="float" office:value="409538000000" calcext:value-type="float">
            <text:p>4.10E+11</text:p>
          </table:table-cell>
          <table:table-cell office:value-type="float" office:value="-11986100000" calcext:value-type="float">
            <text:p>-1.20E+10</text:p>
          </table:table-cell>
          <table:table-cell office:value-type="float" office:value="58730800000" calcext:value-type="float">
            <text:p>5.87E+10</text:p>
          </table:table-cell>
        </table:table-row>
        <table:table-row table:style-name="ro1">
          <table:table-cell office:value-type="float" office:value="409445000000" calcext:value-type="float">
            <text:p>4.09E+11</text:p>
          </table:table-cell>
          <table:table-cell office:value-type="float" office:value="-11181700000" calcext:value-type="float">
            <text:p>-1.12E+10</text:p>
          </table:table-cell>
          <table:table-cell office:value-type="float" office:value="58723400000" calcext:value-type="float">
            <text:p>5.87E+10</text:p>
          </table:table-cell>
        </table:table-row>
        <table:table-row table:style-name="ro1">
          <table:table-cell office:value-type="float" office:value="409347000000" calcext:value-type="float">
            <text:p>4.09E+11</text:p>
          </table:table-cell>
          <table:table-cell office:value-type="float" office:value="-10377100000" calcext:value-type="float">
            <text:p>-1.04E+10</text:p>
          </table:table-cell>
          <table:table-cell office:value-type="float" office:value="58716000000" calcext:value-type="float">
            <text:p>5.87E+10</text:p>
          </table:table-cell>
        </table:table-row>
        <table:table-row table:style-name="ro1">
          <table:table-cell office:value-type="float" office:value="409242000000" calcext:value-type="float">
            <text:p>4.09E+11</text:p>
          </table:table-cell>
          <table:table-cell office:value-type="float" office:value="-9572410000" calcext:value-type="float">
            <text:p>-9.57E+09</text:p>
          </table:table-cell>
          <table:table-cell office:value-type="float" office:value="58708400000" calcext:value-type="float">
            <text:p>5.87E+10</text:p>
          </table:table-cell>
        </table:table-row>
        <table:table-row table:style-name="ro1">
          <table:table-cell office:value-type="float" office:value="409132000000" calcext:value-type="float">
            <text:p>4.09E+11</text:p>
          </table:table-cell>
          <table:table-cell office:value-type="float" office:value="-8767570000" calcext:value-type="float">
            <text:p>-8.77E+09</text:p>
          </table:table-cell>
          <table:table-cell office:value-type="float" office:value="58700800000" calcext:value-type="float">
            <text:p>5.87E+10</text:p>
          </table:table-cell>
        </table:table-row>
        <table:table-row table:style-name="ro1">
          <table:table-cell office:value-type="float" office:value="409016000000" calcext:value-type="float">
            <text:p>4.09E+11</text:p>
          </table:table-cell>
          <table:table-cell office:value-type="float" office:value="-7962610000" calcext:value-type="float">
            <text:p>-7.96E+09</text:p>
          </table:table-cell>
          <table:table-cell office:value-type="float" office:value="58693200000" calcext:value-type="float">
            <text:p>5.87E+10</text:p>
          </table:table-cell>
        </table:table-row>
        <table:table-row table:style-name="ro1">
          <table:table-cell office:value-type="float" office:value="408894000000" calcext:value-type="float">
            <text:p>4.09E+11</text:p>
          </table:table-cell>
          <table:table-cell office:value-type="float" office:value="-7157530000" calcext:value-type="float">
            <text:p>-7.16E+09</text:p>
          </table:table-cell>
          <table:table-cell office:value-type="float" office:value="58685500000" calcext:value-type="float">
            <text:p>5.87E+10</text:p>
          </table:table-cell>
        </table:table-row>
        <table:table-row table:style-name="ro1">
          <table:table-cell office:value-type="float" office:value="408766000000" calcext:value-type="float">
            <text:p>4.09E+11</text:p>
          </table:table-cell>
          <table:table-cell office:value-type="float" office:value="-6352340000" calcext:value-type="float">
            <text:p>-6.35E+09</text:p>
          </table:table-cell>
          <table:table-cell office:value-type="float" office:value="58677700000" calcext:value-type="float">
            <text:p>5.87E+10</text:p>
          </table:table-cell>
        </table:table-row>
        <table:table-row table:style-name="ro1">
          <table:table-cell office:value-type="float" office:value="408632000000" calcext:value-type="float">
            <text:p>4.09E+11</text:p>
          </table:table-cell>
          <table:table-cell office:value-type="float" office:value="-5547060000" calcext:value-type="float">
            <text:p>-5.55E+09</text:p>
          </table:table-cell>
          <table:table-cell office:value-type="float" office:value="58669800000" calcext:value-type="float">
            <text:p>5.87E+10</text:p>
          </table:table-cell>
        </table:table-row>
        <table:table-row table:style-name="ro1">
          <table:table-cell office:value-type="float" office:value="408492000000" calcext:value-type="float">
            <text:p>4.08E+11</text:p>
          </table:table-cell>
          <table:table-cell office:value-type="float" office:value="-4741710000" calcext:value-type="float">
            <text:p>-4.74E+09</text:p>
          </table:table-cell>
          <table:table-cell office:value-type="float" office:value="58661900000" calcext:value-type="float">
            <text:p>5.87E+10</text:p>
          </table:table-cell>
        </table:table-row>
        <table:table-row table:style-name="ro1">
          <table:table-cell office:value-type="float" office:value="408347000000" calcext:value-type="float">
            <text:p>4.08E+11</text:p>
          </table:table-cell>
          <table:table-cell office:value-type="float" office:value="-3936280000" calcext:value-type="float">
            <text:p>-3.94E+09</text:p>
          </table:table-cell>
          <table:table-cell office:value-type="float" office:value="58654000000" calcext:value-type="float">
            <text:p>5.87E+10</text:p>
          </table:table-cell>
        </table:table-row>
        <table:table-row table:style-name="ro1">
          <table:table-cell office:value-type="float" office:value="408195000000" calcext:value-type="float">
            <text:p>4.08E+11</text:p>
          </table:table-cell>
          <table:table-cell office:value-type="float" office:value="-3130800000" calcext:value-type="float">
            <text:p>-3.13E+09</text:p>
          </table:table-cell>
          <table:table-cell office:value-type="float" office:value="58645900000" calcext:value-type="float">
            <text:p>5.86E+10</text:p>
          </table:table-cell>
        </table:table-row>
        <table:table-row table:style-name="ro1">
          <table:table-cell office:value-type="float" office:value="408037000000" calcext:value-type="float">
            <text:p>4.08E+11</text:p>
          </table:table-cell>
          <table:table-cell office:value-type="float" office:value="-2325270000" calcext:value-type="float">
            <text:p>-2.33E+09</text:p>
          </table:table-cell>
          <table:table-cell office:value-type="float" office:value="58637800000" calcext:value-type="float">
            <text:p>5.86E+10</text:p>
          </table:table-cell>
        </table:table-row>
        <table:table-row table:style-name="ro1">
          <table:table-cell office:value-type="float" office:value="407874000000" calcext:value-type="float">
            <text:p>4.08E+11</text:p>
          </table:table-cell>
          <table:table-cell office:value-type="float" office:value="-1519710000" calcext:value-type="float">
            <text:p>-1.52E+09</text:p>
          </table:table-cell>
          <table:table-cell office:value-type="float" office:value="58629700000" calcext:value-type="float">
            <text:p>5.86E+10</text:p>
          </table:table-cell>
        </table:table-row>
        <table:table-row table:style-name="ro1">
          <table:table-cell office:value-type="float" office:value="407704000000" calcext:value-type="float">
            <text:p>4.08E+11</text:p>
          </table:table-cell>
          <table:table-cell office:value-type="float" office:value="-714129000" calcext:value-type="float">
            <text:p>-7.14E+08</text:p>
          </table:table-cell>
          <table:table-cell office:value-type="float" office:value="58621500000" calcext:value-type="float">
            <text:p>5.86E+10</text:p>
          </table:table-cell>
        </table:table-row>
        <table:table-row table:style-name="ro1">
          <table:table-cell office:value-type="float" office:value="407529000000" calcext:value-type="float">
            <text:p>4.08E+11</text:p>
          </table:table-cell>
          <table:table-cell office:value-type="float" office:value="91464500" calcext:value-type="float">
            <text:p>9.15E+07</text:p>
          </table:table-cell>
          <table:table-cell office:value-type="float" office:value="58613200000" calcext:value-type="float">
            <text:p>5.86E+10</text:p>
          </table:table-cell>
        </table:table-row>
        <table:table-row table:style-name="ro1">
          <table:table-cell office:value-type="float" office:value="407348000000" calcext:value-type="float">
            <text:p>4.07E+11</text:p>
          </table:table-cell>
          <table:table-cell office:value-type="float" office:value="897057000" calcext:value-type="float">
            <text:p>8.97E+08</text:p>
          </table:table-cell>
          <table:table-cell office:value-type="float" office:value="58604900000" calcext:value-type="float">
            <text:p>5.86E+10</text:p>
          </table:table-cell>
        </table:table-row>
        <table:table-row table:style-name="ro1">
          <table:table-cell office:value-type="float" office:value="407161000000" calcext:value-type="float">
            <text:p>4.07E+11</text:p>
          </table:table-cell>
          <table:table-cell office:value-type="float" office:value="1702640000" calcext:value-type="float">
            <text:p>1.70E+09</text:p>
          </table:table-cell>
          <table:table-cell office:value-type="float" office:value="58596500000" calcext:value-type="float">
            <text:p>5.86E+10</text:p>
          </table:table-cell>
        </table:table-row>
        <table:table-row table:style-name="ro1">
          <table:table-cell office:value-type="float" office:value="406967000000" calcext:value-type="float">
            <text:p>4.07E+11</text:p>
          </table:table-cell>
          <table:table-cell office:value-type="float" office:value="2508190000" calcext:value-type="float">
            <text:p>2.51E+09</text:p>
          </table:table-cell>
          <table:table-cell office:value-type="float" office:value="58588100000" calcext:value-type="float">
            <text:p>5.86E+10</text:p>
          </table:table-cell>
        </table:table-row>
        <table:table-row table:style-name="ro1">
          <table:table-cell office:value-type="float" office:value="406768000000" calcext:value-type="float">
            <text:p>4.07E+11</text:p>
          </table:table-cell>
          <table:table-cell office:value-type="float" office:value="3313710000" calcext:value-type="float">
            <text:p>3.31E+09</text:p>
          </table:table-cell>
          <table:table-cell office:value-type="float" office:value="58579600000" calcext:value-type="float">
            <text:p>5.86E+10</text:p>
          </table:table-cell>
        </table:table-row>
        <table:table-row table:style-name="ro1">
          <table:table-cell office:value-type="float" office:value="406563000000" calcext:value-type="float">
            <text:p>4.07E+11</text:p>
          </table:table-cell>
          <table:table-cell office:value-type="float" office:value="4119180000" calcext:value-type="float">
            <text:p>4.12E+09</text:p>
          </table:table-cell>
          <table:table-cell office:value-type="float" office:value="58571100000" calcext:value-type="float">
            <text:p>5.86E+10</text:p>
          </table:table-cell>
        </table:table-row>
        <table:table-row table:style-name="ro1">
          <table:table-cell office:value-type="float" office:value="406352000000" calcext:value-type="float">
            <text:p>4.06E+11</text:p>
          </table:table-cell>
          <table:table-cell office:value-type="float" office:value="4924590000" calcext:value-type="float">
            <text:p>4.92E+09</text:p>
          </table:table-cell>
          <table:table-cell office:value-type="float" office:value="58562500000" calcext:value-type="float">
            <text:p>5.86E+10</text:p>
          </table:table-cell>
        </table:table-row>
        <table:table-row table:style-name="ro1">
          <table:table-cell office:value-type="float" office:value="406135000000" calcext:value-type="float">
            <text:p>4.06E+11</text:p>
          </table:table-cell>
          <table:table-cell office:value-type="float" office:value="5729920000" calcext:value-type="float">
            <text:p>5.73E+09</text:p>
          </table:table-cell>
          <table:table-cell office:value-type="float" office:value="58553900000" calcext:value-type="float">
            <text:p>5.86E+10</text:p>
          </table:table-cell>
        </table:table-row>
        <table:table-row table:style-name="ro1">
          <table:table-cell office:value-type="float" office:value="405912000000" calcext:value-type="float">
            <text:p>4.06E+11</text:p>
          </table:table-cell>
          <table:table-cell office:value-type="float" office:value="6535170000" calcext:value-type="float">
            <text:p>6.54E+09</text:p>
          </table:table-cell>
          <table:table-cell office:value-type="float" office:value="58545200000" calcext:value-type="float">
            <text:p>5.85E+10</text:p>
          </table:table-cell>
        </table:table-row>
        <table:table-row table:style-name="ro1">
          <table:table-cell office:value-type="float" office:value="405683000000" calcext:value-type="float">
            <text:p>4.06E+11</text:p>
          </table:table-cell>
          <table:table-cell office:value-type="float" office:value="7340330000" calcext:value-type="float">
            <text:p>7.34E+09</text:p>
          </table:table-cell>
          <table:table-cell office:value-type="float" office:value="58536500000" calcext:value-type="float">
            <text:p>5.85E+10</text:p>
          </table:table-cell>
        </table:table-row>
        <table:table-row table:style-name="ro1">
          <table:table-cell office:value-type="float" office:value="405448000000" calcext:value-type="float">
            <text:p>4.05E+11</text:p>
          </table:table-cell>
          <table:table-cell office:value-type="float" office:value="8145380000" calcext:value-type="float">
            <text:p>8.15E+09</text:p>
          </table:table-cell>
          <table:table-cell office:value-type="float" office:value="58527800000" calcext:value-type="float">
            <text:p>5.85E+10</text:p>
          </table:table-cell>
        </table:table-row>
        <table:table-row table:style-name="ro1">
          <table:table-cell office:value-type="float" office:value="405207000000" calcext:value-type="float">
            <text:p>4.05E+11</text:p>
          </table:table-cell>
          <table:table-cell office:value-type="float" office:value="8950300000" calcext:value-type="float">
            <text:p>8.95E+09</text:p>
          </table:table-cell>
          <table:table-cell office:value-type="float" office:value="58519000000" calcext:value-type="float">
            <text:p>5.85E+10</text:p>
          </table:table-cell>
        </table:table-row>
        <table:table-row table:style-name="ro1">
          <table:table-cell office:value-type="float" office:value="404960000000" calcext:value-type="float">
            <text:p>4.05E+11</text:p>
          </table:table-cell>
          <table:table-cell office:value-type="float" office:value="9755100000" calcext:value-type="float">
            <text:p>9.76E+09</text:p>
          </table:table-cell>
          <table:table-cell office:value-type="float" office:value="58510100000" calcext:value-type="float">
            <text:p>5.85E+10</text:p>
          </table:table-cell>
        </table:table-row>
        <table:table-row table:style-name="ro1">
          <table:table-cell office:value-type="float" office:value="404707000000" calcext:value-type="float">
            <text:p>4.05E+11</text:p>
          </table:table-cell>
          <table:table-cell office:value-type="float" office:value="10559700000" calcext:value-type="float">
            <text:p>1.06E+10</text:p>
          </table:table-cell>
          <table:table-cell office:value-type="float" office:value="58501200000" calcext:value-type="float">
            <text:p>5.85E+10</text:p>
          </table:table-cell>
        </table:table-row>
        <table:table-row table:style-name="ro1">
          <table:table-cell office:value-type="float" office:value="404448000000" calcext:value-type="float">
            <text:p>4.04E+11</text:p>
          </table:table-cell>
          <table:table-cell office:value-type="float" office:value="11364200000" calcext:value-type="float">
            <text:p>1.14E+10</text:p>
          </table:table-cell>
          <table:table-cell office:value-type="float" office:value="58492300000" calcext:value-type="float">
            <text:p>5.85E+10</text:p>
          </table:table-cell>
        </table:table-row>
        <table:table-row table:style-name="ro1">
          <table:table-cell office:value-type="float" office:value="404183000000" calcext:value-type="float">
            <text:p>4.04E+11</text:p>
          </table:table-cell>
          <table:table-cell office:value-type="float" office:value="12168600000" calcext:value-type="float">
            <text:p>1.22E+10</text:p>
          </table:table-cell>
          <table:table-cell office:value-type="float" office:value="58483300000" calcext:value-type="float">
            <text:p>5.85E+10</text:p>
          </table:table-cell>
        </table:table-row>
        <table:table-row table:style-name="ro1">
          <table:table-cell office:value-type="float" office:value="403912000000" calcext:value-type="float">
            <text:p>4.04E+11</text:p>
          </table:table-cell>
          <table:table-cell office:value-type="float" office:value="12972700000" calcext:value-type="float">
            <text:p>1.30E+10</text:p>
          </table:table-cell>
          <table:table-cell office:value-type="float" office:value="58474300000" calcext:value-type="float">
            <text:p>5.85E+10</text:p>
          </table:table-cell>
        </table:table-row>
        <table:table-row table:style-name="ro1">
          <table:table-cell office:value-type="float" office:value="403635000000" calcext:value-type="float">
            <text:p>4.04E+11</text:p>
          </table:table-cell>
          <table:table-cell office:value-type="float" office:value="13776700000" calcext:value-type="float">
            <text:p>1.38E+10</text:p>
          </table:table-cell>
          <table:table-cell office:value-type="float" office:value="58465300000" calcext:value-type="float">
            <text:p>5.85E+10</text:p>
          </table:table-cell>
        </table:table-row>
        <table:table-row table:style-name="ro1">
          <table:table-cell office:value-type="float" office:value="403352000000" calcext:value-type="float">
            <text:p>4.03E+11</text:p>
          </table:table-cell>
          <table:table-cell office:value-type="float" office:value="14580400000" calcext:value-type="float">
            <text:p>1.46E+10</text:p>
          </table:table-cell>
          <table:table-cell office:value-type="float" office:value="58456200000" calcext:value-type="float">
            <text:p>5.85E+10</text:p>
          </table:table-cell>
        </table:table-row>
        <table:table-row table:style-name="ro1">
          <table:table-cell office:value-type="float" office:value="403063000000" calcext:value-type="float">
            <text:p>4.03E+11</text:p>
          </table:table-cell>
          <table:table-cell office:value-type="float" office:value="15383900000" calcext:value-type="float">
            <text:p>1.54E+10</text:p>
          </table:table-cell>
          <table:table-cell office:value-type="float" office:value="58447100000" calcext:value-type="float">
            <text:p>5.84E+10</text:p>
          </table:table-cell>
        </table:table-row>
        <table:table-row table:style-name="ro1">
          <table:table-cell office:value-type="float" office:value="402767000000" calcext:value-type="float">
            <text:p>4.03E+11</text:p>
          </table:table-cell>
          <table:table-cell office:value-type="float" office:value="16187200000" calcext:value-type="float">
            <text:p>1.62E+10</text:p>
          </table:table-cell>
          <table:table-cell office:value-type="float" office:value="58437900000" calcext:value-type="float">
            <text:p>5.84E+10</text:p>
          </table:table-cell>
        </table:table-row>
        <table:table-row table:style-name="ro1">
          <table:table-cell office:value-type="float" office:value="402466000000" calcext:value-type="float">
            <text:p>4.02E+11</text:p>
          </table:table-cell>
          <table:table-cell office:value-type="float" office:value="16990300000" calcext:value-type="float">
            <text:p>1.70E+10</text:p>
          </table:table-cell>
          <table:table-cell office:value-type="float" office:value="58428800000" calcext:value-type="float">
            <text:p>5.84E+10</text:p>
          </table:table-cell>
        </table:table-row>
        <table:table-row table:style-name="ro1">
          <table:table-cell office:value-type="float" office:value="402159000000" calcext:value-type="float">
            <text:p>4.02E+11</text:p>
          </table:table-cell>
          <table:table-cell office:value-type="float" office:value="17793000000" calcext:value-type="float">
            <text:p>1.78E+10</text:p>
          </table:table-cell>
          <table:table-cell office:value-type="float" office:value="58419500000" calcext:value-type="float">
            <text:p>5.84E+10</text:p>
          </table:table-cell>
        </table:table-row>
        <table:table-row table:style-name="ro1">
          <table:table-cell office:value-type="float" office:value="401845000000" calcext:value-type="float">
            <text:p>4.02E+11</text:p>
          </table:table-cell>
          <table:table-cell office:value-type="float" office:value="18595600000" calcext:value-type="float">
            <text:p>1.86E+10</text:p>
          </table:table-cell>
          <table:table-cell office:value-type="float" office:value="58410300000" calcext:value-type="float">
            <text:p>5.84E+10</text:p>
          </table:table-cell>
        </table:table-row>
        <table:table-row table:style-name="ro1">
          <table:table-cell office:value-type="float" office:value="401526000000" calcext:value-type="float">
            <text:p>4.02E+11</text:p>
          </table:table-cell>
          <table:table-cell office:value-type="float" office:value="19397800000" calcext:value-type="float">
            <text:p>1.94E+10</text:p>
          </table:table-cell>
          <table:table-cell office:value-type="float" office:value="58401000000" calcext:value-type="float">
            <text:p>5.84E+10</text:p>
          </table:table-cell>
        </table:table-row>
        <table:table-row table:style-name="ro1">
          <table:table-cell office:value-type="float" office:value="401200000000" calcext:value-type="float">
            <text:p>4.01E+11</text:p>
          </table:table-cell>
          <table:table-cell office:value-type="float" office:value="20199800000" calcext:value-type="float">
            <text:p>2.02E+10</text:p>
          </table:table-cell>
          <table:table-cell office:value-type="float" office:value="58391700000" calcext:value-type="float">
            <text:p>5.84E+10</text:p>
          </table:table-cell>
        </table:table-row>
        <table:table-row table:style-name="ro1">
          <table:table-cell office:value-type="float" office:value="400868000000" calcext:value-type="float">
            <text:p>4.01E+11</text:p>
          </table:table-cell>
          <table:table-cell office:value-type="float" office:value="21001400000" calcext:value-type="float">
            <text:p>2.10E+10</text:p>
          </table:table-cell>
          <table:table-cell office:value-type="float" office:value="58382400000" calcext:value-type="float">
            <text:p>5.84E+10</text:p>
          </table:table-cell>
        </table:table-row>
        <table:table-row table:style-name="ro1">
          <table:table-cell office:value-type="float" office:value="400530000000" calcext:value-type="float">
            <text:p>4.01E+11</text:p>
          </table:table-cell>
          <table:table-cell office:value-type="float" office:value="21802700000" calcext:value-type="float">
            <text:p>2.18E+10</text:p>
          </table:table-cell>
          <table:table-cell office:value-type="float" office:value="58373100000" calcext:value-type="float">
            <text:p>5.84E+10</text:p>
          </table:table-cell>
        </table:table-row>
        <table:table-row table:style-name="ro1">
          <table:table-cell office:value-type="float" office:value="400186000000" calcext:value-type="float">
            <text:p>4.00E+11</text:p>
          </table:table-cell>
          <table:table-cell office:value-type="float" office:value="22603700000" calcext:value-type="float">
            <text:p>2.26E+10</text:p>
          </table:table-cell>
          <table:table-cell office:value-type="float" office:value="58363700000" calcext:value-type="float">
            <text:p>5.84E+10</text:p>
          </table:table-cell>
        </table:table-row>
        <table:table-row table:style-name="ro1">
          <table:table-cell office:value-type="float" office:value="399836000000" calcext:value-type="float">
            <text:p>4.00E+11</text:p>
          </table:table-cell>
          <table:table-cell office:value-type="float" office:value="23404300000" calcext:value-type="float">
            <text:p>2.34E+10</text:p>
          </table:table-cell>
          <table:table-cell office:value-type="float" office:value="58354300000" calcext:value-type="float">
            <text:p>5.84E+10</text:p>
          </table:table-cell>
        </table:table-row>
        <table:table-row table:style-name="ro1">
          <table:table-cell office:value-type="float" office:value="399480000000" calcext:value-type="float">
            <text:p>3.99E+11</text:p>
          </table:table-cell>
          <table:table-cell office:value-type="float" office:value="24204600000" calcext:value-type="float">
            <text:p>2.42E+10</text:p>
          </table:table-cell>
          <table:table-cell office:value-type="float" office:value="58344900000" calcext:value-type="float">
            <text:p>5.83E+10</text:p>
          </table:table-cell>
        </table:table-row>
        <table:table-row table:style-name="ro1">
          <table:table-cell office:value-type="float" office:value="399118000000" calcext:value-type="float">
            <text:p>3.99E+11</text:p>
          </table:table-cell>
          <table:table-cell office:value-type="float" office:value="25004500000" calcext:value-type="float">
            <text:p>2.50E+10</text:p>
          </table:table-cell>
          <table:table-cell office:value-type="float" office:value="58335500000" calcext:value-type="float">
            <text:p>5.83E+10</text:p>
          </table:table-cell>
        </table:table-row>
        <table:table-row table:style-name="ro1">
          <table:table-cell office:value-type="float" office:value="398749000000" calcext:value-type="float">
            <text:p>3.99E+11</text:p>
          </table:table-cell>
          <table:table-cell office:value-type="float" office:value="25804000000" calcext:value-type="float">
            <text:p>2.58E+10</text:p>
          </table:table-cell>
          <table:table-cell office:value-type="float" office:value="58326000000" calcext:value-type="float">
            <text:p>5.83E+10</text:p>
          </table:table-cell>
        </table:table-row>
        <table:table-row table:style-name="ro1">
          <table:table-cell office:value-type="float" office:value="398374000000" calcext:value-type="float">
            <text:p>3.98E+11</text:p>
          </table:table-cell>
          <table:table-cell office:value-type="float" office:value="26603200000" calcext:value-type="float">
            <text:p>2.66E+10</text:p>
          </table:table-cell>
          <table:table-cell office:value-type="float" office:value="58316500000" calcext:value-type="float">
            <text:p>5.83E+10</text:p>
          </table:table-cell>
        </table:table-row>
        <table:table-row table:style-name="ro1">
          <table:table-cell office:value-type="float" office:value="397994000000" calcext:value-type="float">
            <text:p>3.98E+11</text:p>
          </table:table-cell>
          <table:table-cell office:value-type="float" office:value="27401900000" calcext:value-type="float">
            <text:p>2.74E+10</text:p>
          </table:table-cell>
          <table:table-cell office:value-type="float" office:value="58307000000" calcext:value-type="float">
            <text:p>5.83E+10</text:p>
          </table:table-cell>
        </table:table-row>
        <table:table-row table:style-name="ro1">
          <table:table-cell office:value-type="float" office:value="397606000000" calcext:value-type="float">
            <text:p>3.98E+11</text:p>
          </table:table-cell>
          <table:table-cell office:value-type="float" office:value="28200200000" calcext:value-type="float">
            <text:p>2.82E+10</text:p>
          </table:table-cell>
          <table:table-cell office:value-type="float" office:value="58297500000" calcext:value-type="float">
            <text:p>5.83E+10</text:p>
          </table:table-cell>
        </table:table-row>
        <table:table-row table:style-name="ro1">
          <table:table-cell office:value-type="float" office:value="397213000000" calcext:value-type="float">
            <text:p>3.97E+11</text:p>
          </table:table-cell>
          <table:table-cell office:value-type="float" office:value="28998000000" calcext:value-type="float">
            <text:p>2.90E+10</text:p>
          </table:table-cell>
          <table:table-cell office:value-type="float" office:value="58288000000" calcext:value-type="float">
            <text:p>5.83E+10</text:p>
          </table:table-cell>
        </table:table-row>
        <table:table-row table:style-name="ro1">
          <table:table-cell office:value-type="float" office:value="396814000000" calcext:value-type="float">
            <text:p>3.97E+11</text:p>
          </table:table-cell>
          <table:table-cell office:value-type="float" office:value="29795400000" calcext:value-type="float">
            <text:p>2.98E+10</text:p>
          </table:table-cell>
          <table:table-cell office:value-type="float" office:value="58278500000" calcext:value-type="float">
            <text:p>5.83E+10</text:p>
          </table:table-cell>
        </table:table-row>
        <table:table-row table:style-name="ro1">
          <table:table-cell office:value-type="float" office:value="396408000000" calcext:value-type="float">
            <text:p>3.96E+11</text:p>
          </table:table-cell>
          <table:table-cell office:value-type="float" office:value="30592300000" calcext:value-type="float">
            <text:p>3.06E+10</text:p>
          </table:table-cell>
          <table:table-cell office:value-type="float" office:value="58268900000" calcext:value-type="float">
            <text:p>5.83E+10</text:p>
          </table:table-cell>
        </table:table-row>
        <table:table-row table:style-name="ro1">
          <table:table-cell office:value-type="float" office:value="395996000000" calcext:value-type="float">
            <text:p>3.96E+11</text:p>
          </table:table-cell>
          <table:table-cell office:value-type="float" office:value="31388800000" calcext:value-type="float">
            <text:p>3.14E+10</text:p>
          </table:table-cell>
          <table:table-cell office:value-type="float" office:value="58259400000" calcext:value-type="float">
            <text:p>5.83E+10</text:p>
          </table:table-cell>
        </table:table-row>
        <table:table-row table:style-name="ro1">
          <table:table-cell office:value-type="float" office:value="395578000000" calcext:value-type="float">
            <text:p>3.96E+11</text:p>
          </table:table-cell>
          <table:table-cell office:value-type="float" office:value="32184700000" calcext:value-type="float">
            <text:p>3.22E+10</text:p>
          </table:table-cell>
          <table:table-cell office:value-type="float" office:value="58249800000" calcext:value-type="float">
            <text:p>5.82E+10</text:p>
          </table:table-cell>
        </table:table-row>
        <table:table-row table:style-name="ro1">
          <table:table-cell office:value-type="float" office:value="395154000000" calcext:value-type="float">
            <text:p>3.95E+11</text:p>
          </table:table-cell>
          <table:table-cell office:value-type="float" office:value="32980200000" calcext:value-type="float">
            <text:p>3.30E+10</text:p>
          </table:table-cell>
          <table:table-cell office:value-type="float" office:value="58240200000" calcext:value-type="float">
            <text:p>5.82E+10</text:p>
          </table:table-cell>
        </table:table-row>
        <table:table-row table:style-name="ro1">
          <table:table-cell office:value-type="float" office:value="394723000000" calcext:value-type="float">
            <text:p>3.95E+11</text:p>
          </table:table-cell>
          <table:table-cell office:value-type="float" office:value="33775100000" calcext:value-type="float">
            <text:p>3.38E+10</text:p>
          </table:table-cell>
          <table:table-cell office:value-type="float" office:value="58230700000" calcext:value-type="float">
            <text:p>5.82E+10</text:p>
          </table:table-cell>
        </table:table-row>
        <table:table-row table:style-name="ro1">
          <table:table-cell office:value-type="float" office:value="394286000000" calcext:value-type="float">
            <text:p>3.94E+11</text:p>
          </table:table-cell>
          <table:table-cell office:value-type="float" office:value="34569500000" calcext:value-type="float">
            <text:p>3.46E+10</text:p>
          </table:table-cell>
          <table:table-cell office:value-type="float" office:value="58221100000" calcext:value-type="float">
            <text:p>5.82E+10</text:p>
          </table:table-cell>
        </table:table-row>
        <table:table-row table:style-name="ro1">
          <table:table-cell office:value-type="float" office:value="393843000000" calcext:value-type="float">
            <text:p>3.94E+11</text:p>
          </table:table-cell>
          <table:table-cell office:value-type="float" office:value="35363300000" calcext:value-type="float">
            <text:p>3.54E+10</text:p>
          </table:table-cell>
          <table:table-cell office:value-type="float" office:value="58211500000" calcext:value-type="float">
            <text:p>5.82E+10</text:p>
          </table:table-cell>
        </table:table-row>
        <table:table-row table:style-name="ro1">
          <table:table-cell office:value-type="float" office:value="393394000000" calcext:value-type="float">
            <text:p>3.93E+11</text:p>
          </table:table-cell>
          <table:table-cell office:value-type="float" office:value="36156600000" calcext:value-type="float">
            <text:p>3.62E+10</text:p>
          </table:table-cell>
          <table:table-cell office:value-type="float" office:value="58201900000" calcext:value-type="float">
            <text:p>5.82E+10</text:p>
          </table:table-cell>
        </table:table-row>
        <table:table-row table:style-name="ro1">
          <table:table-cell office:value-type="float" office:value="392938000000" calcext:value-type="float">
            <text:p>3.93E+11</text:p>
          </table:table-cell>
          <table:table-cell office:value-type="float" office:value="36949300000" calcext:value-type="float">
            <text:p>3.69E+10</text:p>
          </table:table-cell>
          <table:table-cell office:value-type="float" office:value="58192300000" calcext:value-type="float">
            <text:p>5.82E+10</text:p>
          </table:table-cell>
        </table:table-row>
        <table:table-row table:style-name="ro1">
          <table:table-cell office:value-type="float" office:value="392476000000" calcext:value-type="float">
            <text:p>3.92E+11</text:p>
          </table:table-cell>
          <table:table-cell office:value-type="float" office:value="37741400000" calcext:value-type="float">
            <text:p>3.77E+10</text:p>
          </table:table-cell>
          <table:table-cell office:value-type="float" office:value="58182700000" calcext:value-type="float">
            <text:p>5.82E+10</text:p>
          </table:table-cell>
        </table:table-row>
        <table:table-row table:style-name="ro1">
          <table:table-cell office:value-type="float" office:value="392008000000" calcext:value-type="float">
            <text:p>3.92E+11</text:p>
          </table:table-cell>
          <table:table-cell office:value-type="float" office:value="38532900000" calcext:value-type="float">
            <text:p>3.85E+10</text:p>
          </table:table-cell>
          <table:table-cell office:value-type="float" office:value="58173100000" calcext:value-type="float">
            <text:p>5.82E+10</text:p>
          </table:table-cell>
        </table:table-row>
        <table:table-row table:style-name="ro1">
          <table:table-cell office:value-type="float" office:value="391533000000" calcext:value-type="float">
            <text:p>3.92E+11</text:p>
          </table:table-cell>
          <table:table-cell office:value-type="float" office:value="39323800000" calcext:value-type="float">
            <text:p>3.93E+10</text:p>
          </table:table-cell>
          <table:table-cell office:value-type="float" office:value="58163500000" calcext:value-type="float">
            <text:p>5.82E+10</text:p>
          </table:table-cell>
        </table:table-row>
        <table:table-row table:style-name="ro1">
          <table:table-cell office:value-type="float" office:value="391052000000" calcext:value-type="float">
            <text:p>3.91E+11</text:p>
          </table:table-cell>
          <table:table-cell office:value-type="float" office:value="40114000000" calcext:value-type="float">
            <text:p>4.01E+10</text:p>
          </table:table-cell>
          <table:table-cell office:value-type="float" office:value="58154000000" calcext:value-type="float">
            <text:p>5.82E+10</text:p>
          </table:table-cell>
        </table:table-row>
        <table:table-row table:style-name="ro1">
          <table:table-cell office:value-type="float" office:value="390565000000" calcext:value-type="float">
            <text:p>3.91E+11</text:p>
          </table:table-cell>
          <table:table-cell office:value-type="float" office:value="40903600000" calcext:value-type="float">
            <text:p>4.09E+10</text:p>
          </table:table-cell>
          <table:table-cell office:value-type="float" office:value="58144400000" calcext:value-type="float">
            <text:p>5.81E+10</text:p>
          </table:table-cell>
        </table:table-row>
        <table:table-row table:style-name="ro1">
          <table:table-cell office:value-type="float" office:value="390071000000" calcext:value-type="float">
            <text:p>3.90E+11</text:p>
          </table:table-cell>
          <table:table-cell office:value-type="float" office:value="41692600000" calcext:value-type="float">
            <text:p>4.17E+10</text:p>
          </table:table-cell>
          <table:table-cell office:value-type="float" office:value="58134800000" calcext:value-type="float">
            <text:p>5.81E+10</text:p>
          </table:table-cell>
        </table:table-row>
        <table:table-row table:style-name="ro1">
          <table:table-cell office:value-type="float" office:value="389571000000" calcext:value-type="float">
            <text:p>3.90E+11</text:p>
          </table:table-cell>
          <table:table-cell office:value-type="float" office:value="42480800000" calcext:value-type="float">
            <text:p>4.25E+10</text:p>
          </table:table-cell>
          <table:table-cell office:value-type="float" office:value="58125200000" calcext:value-type="float">
            <text:p>5.81E+10</text:p>
          </table:table-cell>
        </table:table-row>
        <table:table-row table:style-name="ro1">
          <table:table-cell office:value-type="float" office:value="389065000000" calcext:value-type="float">
            <text:p>3.89E+11</text:p>
          </table:table-cell>
          <table:table-cell office:value-type="float" office:value="43268400000" calcext:value-type="float">
            <text:p>4.33E+10</text:p>
          </table:table-cell>
          <table:table-cell office:value-type="float" office:value="58115700000" calcext:value-type="float">
            <text:p>5.81E+10</text:p>
          </table:table-cell>
        </table:table-row>
        <table:table-row table:style-name="ro1">
          <table:table-cell office:value-type="float" office:value="388552000000" calcext:value-type="float">
            <text:p>3.89E+11</text:p>
          </table:table-cell>
          <table:table-cell office:value-type="float" office:value="44055200000" calcext:value-type="float">
            <text:p>4.41E+10</text:p>
          </table:table-cell>
          <table:table-cell office:value-type="float" office:value="58106100000" calcext:value-type="float">
            <text:p>5.81E+10</text:p>
          </table:table-cell>
        </table:table-row>
        <table:table-row table:style-name="ro1">
          <table:table-cell office:value-type="float" office:value="388033000000" calcext:value-type="float">
            <text:p>3.88E+11</text:p>
          </table:table-cell>
          <table:table-cell office:value-type="float" office:value="44841300000" calcext:value-type="float">
            <text:p>4.48E+10</text:p>
          </table:table-cell>
          <table:table-cell office:value-type="float" office:value="58096600000" calcext:value-type="float">
            <text:p>5.81E+10</text:p>
          </table:table-cell>
        </table:table-row>
        <table:table-row table:style-name="ro1">
          <table:table-cell office:value-type="float" office:value="387507000000" calcext:value-type="float">
            <text:p>3.88E+11</text:p>
          </table:table-cell>
          <table:table-cell office:value-type="float" office:value="45626700000" calcext:value-type="float">
            <text:p>4.56E+10</text:p>
          </table:table-cell>
          <table:table-cell office:value-type="float" office:value="58087100000" calcext:value-type="float">
            <text:p>5.81E+10</text:p>
          </table:table-cell>
        </table:table-row>
        <table:table-row table:style-name="ro1">
          <table:table-cell office:value-type="float" office:value="386975000000" calcext:value-type="float">
            <text:p>3.87E+11</text:p>
          </table:table-cell>
          <table:table-cell office:value-type="float" office:value="46411300000" calcext:value-type="float">
            <text:p>4.64E+10</text:p>
          </table:table-cell>
          <table:table-cell office:value-type="float" office:value="58077600000" calcext:value-type="float">
            <text:p>5.81E+10</text:p>
          </table:table-cell>
        </table:table-row>
        <table:table-row table:style-name="ro1">
          <table:table-cell office:value-type="float" office:value="386437000000" calcext:value-type="float">
            <text:p>3.86E+11</text:p>
          </table:table-cell>
          <table:table-cell office:value-type="float" office:value="47195100000" calcext:value-type="float">
            <text:p>4.72E+10</text:p>
          </table:table-cell>
          <table:table-cell office:value-type="float" office:value="58068100000" calcext:value-type="float">
            <text:p>5.81E+10</text:p>
          </table:table-cell>
        </table:table-row>
        <table:table-row table:style-name="ro1">
          <table:table-cell office:value-type="float" office:value="385892000000" calcext:value-type="float">
            <text:p>3.86E+11</text:p>
          </table:table-cell>
          <table:table-cell office:value-type="float" office:value="47978200000" calcext:value-type="float">
            <text:p>4.80E+10</text:p>
          </table:table-cell>
          <table:table-cell office:value-type="float" office:value="58058600000" calcext:value-type="float">
            <text:p>5.81E+10</text:p>
          </table:table-cell>
        </table:table-row>
        <table:table-row table:style-name="ro1">
          <table:table-cell office:value-type="float" office:value="385340000000" calcext:value-type="float">
            <text:p>3.85E+11</text:p>
          </table:table-cell>
          <table:table-cell office:value-type="float" office:value="48760400000" calcext:value-type="float">
            <text:p>4.88E+10</text:p>
          </table:table-cell>
          <table:table-cell office:value-type="float" office:value="58049200000" calcext:value-type="float">
            <text:p>5.80E+10</text:p>
          </table:table-cell>
        </table:table-row>
        <table:table-row table:style-name="ro1">
          <table:table-cell office:value-type="float" office:value="384783000000" calcext:value-type="float">
            <text:p>3.85E+11</text:p>
          </table:table-cell>
          <table:table-cell office:value-type="float" office:value="49541900000" calcext:value-type="float">
            <text:p>4.95E+10</text:p>
          </table:table-cell>
          <table:table-cell office:value-type="float" office:value="58039700000" calcext:value-type="float">
            <text:p>5.80E+10</text:p>
          </table:table-cell>
        </table:table-row>
        <table:table-row table:style-name="ro1">
          <table:table-cell office:value-type="float" office:value="384218000000" calcext:value-type="float">
            <text:p>3.84E+11</text:p>
          </table:table-cell>
          <table:table-cell office:value-type="float" office:value="50322500000" calcext:value-type="float">
            <text:p>5.03E+10</text:p>
          </table:table-cell>
          <table:table-cell office:value-type="float" office:value="58030300000" calcext:value-type="float">
            <text:p>5.80E+10</text:p>
          </table:table-cell>
        </table:table-row>
        <table:table-row table:style-name="ro1">
          <table:table-cell office:value-type="float" office:value="383647000000" calcext:value-type="float">
            <text:p>3.84E+11</text:p>
          </table:table-cell>
          <table:table-cell office:value-type="float" office:value="51102200000" calcext:value-type="float">
            <text:p>5.11E+10</text:p>
          </table:table-cell>
          <table:table-cell office:value-type="float" office:value="58020900000" calcext:value-type="float">
            <text:p>5.80E+10</text:p>
          </table:table-cell>
        </table:table-row>
        <table:table-row table:style-name="ro1">
          <table:table-cell office:value-type="float" office:value="383070000000" calcext:value-type="float">
            <text:p>3.83E+11</text:p>
          </table:table-cell>
          <table:table-cell office:value-type="float" office:value="51881100000" calcext:value-type="float">
            <text:p>5.19E+10</text:p>
          </table:table-cell>
          <table:table-cell office:value-type="float" office:value="58011600000" calcext:value-type="float">
            <text:p>5.80E+10</text:p>
          </table:table-cell>
        </table:table-row>
        <table:table-row table:style-name="ro1">
          <table:table-cell office:value-type="float" office:value="382486000000" calcext:value-type="float">
            <text:p>3.82E+11</text:p>
          </table:table-cell>
          <table:table-cell office:value-type="float" office:value="52659100000" calcext:value-type="float">
            <text:p>5.27E+10</text:p>
          </table:table-cell>
          <table:table-cell office:value-type="float" office:value="58002300000" calcext:value-type="float">
            <text:p>5.80E+10</text:p>
          </table:table-cell>
        </table:table-row>
        <table:table-row table:style-name="ro1">
          <table:table-cell office:value-type="float" office:value="381895000000" calcext:value-type="float">
            <text:p>3.82E+11</text:p>
          </table:table-cell>
          <table:table-cell office:value-type="float" office:value="53436100000" calcext:value-type="float">
            <text:p>5.34E+10</text:p>
          </table:table-cell>
          <table:table-cell office:value-type="float" office:value="57992900000" calcext:value-type="float">
            <text:p>5.80E+10</text:p>
          </table:table-cell>
        </table:table-row>
        <table:table-row table:style-name="ro1">
          <table:table-cell office:value-type="float" office:value="381298000000" calcext:value-type="float">
            <text:p>3.81E+11</text:p>
          </table:table-cell>
          <table:table-cell office:value-type="float" office:value="54212300000" calcext:value-type="float">
            <text:p>5.42E+10</text:p>
          </table:table-cell>
          <table:table-cell office:value-type="float" office:value="57983700000" calcext:value-type="float">
            <text:p>5.80E+10</text:p>
          </table:table-cell>
        </table:table-row>
        <table:table-row table:style-name="ro1">
          <table:table-cell office:value-type="float" office:value="380695000000" calcext:value-type="float">
            <text:p>3.81E+11</text:p>
          </table:table-cell>
          <table:table-cell office:value-type="float" office:value="54987600000" calcext:value-type="float">
            <text:p>5.50E+10</text:p>
          </table:table-cell>
          <table:table-cell office:value-type="float" office:value="57974400000" calcext:value-type="float">
            <text:p>5.80E+10</text:p>
          </table:table-cell>
        </table:table-row>
        <table:table-row table:style-name="ro1">
          <table:table-cell office:value-type="float" office:value="380085000000" calcext:value-type="float">
            <text:p>3.80E+11</text:p>
          </table:table-cell>
          <table:table-cell office:value-type="float" office:value="55761800000" calcext:value-type="float">
            <text:p>5.58E+10</text:p>
          </table:table-cell>
          <table:table-cell office:value-type="float" office:value="57965200000" calcext:value-type="float">
            <text:p>5.80E+10</text:p>
          </table:table-cell>
        </table:table-row>
        <table:table-row table:style-name="ro1">
          <table:table-cell office:value-type="float" office:value="379468000000" calcext:value-type="float">
            <text:p>3.79E+11</text:p>
          </table:table-cell>
          <table:table-cell office:value-type="float" office:value="56535200000" calcext:value-type="float">
            <text:p>5.65E+10</text:p>
          </table:table-cell>
          <table:table-cell office:value-type="float" office:value="57956000000" calcext:value-type="float">
            <text:p>5.80E+10</text:p>
          </table:table-cell>
        </table:table-row>
        <table:table-row table:style-name="ro1">
          <table:table-cell office:value-type="float" office:value="378844000000" calcext:value-type="float">
            <text:p>3.79E+11</text:p>
          </table:table-cell>
          <table:table-cell office:value-type="float" office:value="57307500000" calcext:value-type="float">
            <text:p>5.73E+10</text:p>
          </table:table-cell>
          <table:table-cell office:value-type="float" office:value="57946900000" calcext:value-type="float">
            <text:p>5.79E+10</text:p>
          </table:table-cell>
        </table:table-row>
        <table:table-row table:style-name="ro1">
          <table:table-cell office:value-type="float" office:value="378214000000" calcext:value-type="float">
            <text:p>3.78E+11</text:p>
          </table:table-cell>
          <table:table-cell office:value-type="float" office:value="58078800000" calcext:value-type="float">
            <text:p>5.81E+10</text:p>
          </table:table-cell>
          <table:table-cell office:value-type="float" office:value="57937800000" calcext:value-type="float">
            <text:p>5.79E+10</text:p>
          </table:table-cell>
        </table:table-row>
        <table:table-row table:style-name="ro1">
          <table:table-cell office:value-type="float" office:value="377578000000" calcext:value-type="float">
            <text:p>3.78E+11</text:p>
          </table:table-cell>
          <table:table-cell office:value-type="float" office:value="58849100000" calcext:value-type="float">
            <text:p>5.88E+10</text:p>
          </table:table-cell>
          <table:table-cell office:value-type="float" office:value="57928700000" calcext:value-type="float">
            <text:p>5.79E+10</text:p>
          </table:table-cell>
        </table:table-row>
        <table:table-row table:style-name="ro1">
          <table:table-cell office:value-type="float" office:value="376934000000" calcext:value-type="float">
            <text:p>3.77E+11</text:p>
          </table:table-cell>
          <table:table-cell office:value-type="float" office:value="59618400000" calcext:value-type="float">
            <text:p>5.96E+10</text:p>
          </table:table-cell>
          <table:table-cell office:value-type="float" office:value="57919700000" calcext:value-type="float">
            <text:p>5.79E+10</text:p>
          </table:table-cell>
        </table:table-row>
        <table:table-row table:style-name="ro1">
          <table:table-cell office:value-type="float" office:value="376284000000" calcext:value-type="float">
            <text:p>3.76E+11</text:p>
          </table:table-cell>
          <table:table-cell office:value-type="float" office:value="60386600000" calcext:value-type="float">
            <text:p>6.04E+10</text:p>
          </table:table-cell>
          <table:table-cell office:value-type="float" office:value="57910700000" calcext:value-type="float">
            <text:p>5.79E+10</text:p>
          </table:table-cell>
        </table:table-row>
        <table:table-row table:style-name="ro1">
          <table:table-cell office:value-type="float" office:value="375628000000" calcext:value-type="float">
            <text:p>3.76E+11</text:p>
          </table:table-cell>
          <table:table-cell office:value-type="float" office:value="61153700000" calcext:value-type="float">
            <text:p>6.12E+10</text:p>
          </table:table-cell>
          <table:table-cell office:value-type="float" office:value="57901800000" calcext:value-type="float">
            <text:p>5.79E+10</text:p>
          </table:table-cell>
        </table:table-row>
        <table:table-row table:style-name="ro1">
          <table:table-cell office:value-type="float" office:value="374964000000" calcext:value-type="float">
            <text:p>3.75E+11</text:p>
          </table:table-cell>
          <table:table-cell office:value-type="float" office:value="61919800000" calcext:value-type="float">
            <text:p>6.19E+10</text:p>
          </table:table-cell>
          <table:table-cell office:value-type="float" office:value="57892900000" calcext:value-type="float">
            <text:p>5.79E+10</text:p>
          </table:table-cell>
        </table:table-row>
        <table:table-row table:style-name="ro1">
          <table:table-cell office:value-type="float" office:value="374294000000" calcext:value-type="float">
            <text:p>3.74E+11</text:p>
          </table:table-cell>
          <table:table-cell office:value-type="float" office:value="62684700000" calcext:value-type="float">
            <text:p>6.27E+10</text:p>
          </table:table-cell>
          <table:table-cell office:value-type="float" office:value="57884000000" calcext:value-type="float">
            <text:p>5.79E+10</text:p>
          </table:table-cell>
        </table:table-row>
        <table:table-row table:style-name="ro1">
          <table:table-cell office:value-type="float" office:value="373617000000" calcext:value-type="float">
            <text:p>3.74E+11</text:p>
          </table:table-cell>
          <table:table-cell office:value-type="float" office:value="63448500000" calcext:value-type="float">
            <text:p>6.34E+10</text:p>
          </table:table-cell>
          <table:table-cell office:value-type="float" office:value="57875200000" calcext:value-type="float">
            <text:p>5.79E+10</text:p>
          </table:table-cell>
        </table:table-row>
        <table:table-row table:style-name="ro1">
          <table:table-cell office:value-type="float" office:value="372933000000" calcext:value-type="float">
            <text:p>3.73E+11</text:p>
          </table:table-cell>
          <table:table-cell office:value-type="float" office:value="64211200000" calcext:value-type="float">
            <text:p>6.42E+10</text:p>
          </table:table-cell>
          <table:table-cell office:value-type="float" office:value="57866500000" calcext:value-type="float">
            <text:p>5.79E+10</text:p>
          </table:table-cell>
        </table:table-row>
        <table:table-row table:style-name="ro1">
          <table:table-cell office:value-type="float" office:value="372243000000" calcext:value-type="float">
            <text:p>3.72E+11</text:p>
          </table:table-cell>
          <table:table-cell office:value-type="float" office:value="64972600000" calcext:value-type="float">
            <text:p>6.50E+10</text:p>
          </table:table-cell>
          <table:table-cell office:value-type="float" office:value="57857800000" calcext:value-type="float">
            <text:p>5.79E+10</text:p>
          </table:table-cell>
        </table:table-row>
        <table:table-row table:style-name="ro1">
          <table:table-cell office:value-type="float" office:value="371546000000" calcext:value-type="float">
            <text:p>3.72E+11</text:p>
          </table:table-cell>
          <table:table-cell office:value-type="float" office:value="65732900000" calcext:value-type="float">
            <text:p>6.57E+10</text:p>
          </table:table-cell>
          <table:table-cell office:value-type="float" office:value="57849100000" calcext:value-type="float">
            <text:p>5.78E+10</text:p>
          </table:table-cell>
        </table:table-row>
        <table:table-row table:style-name="ro1">
          <table:table-cell office:value-type="float" office:value="370842000000" calcext:value-type="float">
            <text:p>3.71E+11</text:p>
          </table:table-cell>
          <table:table-cell office:value-type="float" office:value="66492000000" calcext:value-type="float">
            <text:p>6.65E+10</text:p>
          </table:table-cell>
          <table:table-cell office:value-type="float" office:value="57840500000" calcext:value-type="float">
            <text:p>5.78E+10</text:p>
          </table:table-cell>
        </table:table-row>
        <table:table-row table:style-name="ro1">
          <table:table-cell office:value-type="float" office:value="370131000000" calcext:value-type="float">
            <text:p>3.70E+11</text:p>
          </table:table-cell>
          <table:table-cell office:value-type="float" office:value="67249900000" calcext:value-type="float">
            <text:p>6.72E+10</text:p>
          </table:table-cell>
          <table:table-cell office:value-type="float" office:value="57832000000" calcext:value-type="float">
            <text:p>5.78E+10</text:p>
          </table:table-cell>
        </table:table-row>
        <table:table-row table:style-name="ro1">
          <table:table-cell office:value-type="float" office:value="369413000000" calcext:value-type="float">
            <text:p>3.69E+11</text:p>
          </table:table-cell>
          <table:table-cell office:value-type="float" office:value="68006500000" calcext:value-type="float">
            <text:p>6.80E+10</text:p>
          </table:table-cell>
          <table:table-cell office:value-type="float" office:value="57823500000" calcext:value-type="float">
            <text:p>5.78E+10</text:p>
          </table:table-cell>
        </table:table-row>
        <table:table-row table:style-name="ro1">
          <table:table-cell office:value-type="float" office:value="368688000000" calcext:value-type="float">
            <text:p>3.69E+11</text:p>
          </table:table-cell>
          <table:table-cell office:value-type="float" office:value="68761900000" calcext:value-type="float">
            <text:p>6.88E+10</text:p>
          </table:table-cell>
          <table:table-cell office:value-type="float" office:value="57815100000" calcext:value-type="float">
            <text:p>5.78E+10</text:p>
          </table:table-cell>
        </table:table-row>
        <table:table-row table:style-name="ro1">
          <table:table-cell office:value-type="float" office:value="367957000000" calcext:value-type="float">
            <text:p>3.68E+11</text:p>
          </table:table-cell>
          <table:table-cell office:value-type="float" office:value="69516000000" calcext:value-type="float">
            <text:p>6.95E+10</text:p>
          </table:table-cell>
          <table:table-cell office:value-type="float" office:value="57806800000" calcext:value-type="float">
            <text:p>5.78E+10</text:p>
          </table:table-cell>
        </table:table-row>
        <table:table-row table:style-name="ro1">
          <table:table-cell office:value-type="float" office:value="367219000000" calcext:value-type="float">
            <text:p>3.67E+11</text:p>
          </table:table-cell>
          <table:table-cell office:value-type="float" office:value="70268800000" calcext:value-type="float">
            <text:p>7.03E+10</text:p>
          </table:table-cell>
          <table:table-cell office:value-type="float" office:value="57798500000" calcext:value-type="float">
            <text:p>5.78E+10</text:p>
          </table:table-cell>
        </table:table-row>
        <table:table-row table:style-name="ro1">
          <table:table-cell office:value-type="float" office:value="366473000000" calcext:value-type="float">
            <text:p>3.66E+11</text:p>
          </table:table-cell>
          <table:table-cell office:value-type="float" office:value="71020200000" calcext:value-type="float">
            <text:p>7.10E+10</text:p>
          </table:table-cell>
          <table:table-cell office:value-type="float" office:value="57790300000" calcext:value-type="float">
            <text:p>5.78E+10</text:p>
          </table:table-cell>
        </table:table-row>
        <table:table-row table:style-name="ro1">
          <table:table-cell office:value-type="float" office:value="365721000000" calcext:value-type="float">
            <text:p>3.66E+11</text:p>
          </table:table-cell>
          <table:table-cell office:value-type="float" office:value="71770400000" calcext:value-type="float">
            <text:p>7.18E+10</text:p>
          </table:table-cell>
          <table:table-cell office:value-type="float" office:value="57782100000" calcext:value-type="float">
            <text:p>5.78E+10</text:p>
          </table:table-cell>
        </table:table-row>
        <table:table-row table:style-name="ro1">
          <table:table-cell office:value-type="float" office:value="364962000000" calcext:value-type="float">
            <text:p>3.65E+11</text:p>
          </table:table-cell>
          <table:table-cell office:value-type="float" office:value="72519100000" calcext:value-type="float">
            <text:p>7.25E+10</text:p>
          </table:table-cell>
          <table:table-cell office:value-type="float" office:value="57774000000" calcext:value-type="float">
            <text:p>5.78E+10</text:p>
          </table:table-cell>
        </table:table-row>
        <table:table-row table:style-name="ro1">
          <table:table-cell office:value-type="float" office:value="364196000000" calcext:value-type="float">
            <text:p>3.64E+11</text:p>
          </table:table-cell>
          <table:table-cell office:value-type="float" office:value="73266500000" calcext:value-type="float">
            <text:p>7.33E+10</text:p>
          </table:table-cell>
          <table:table-cell office:value-type="float" office:value="57766000000" calcext:value-type="float">
            <text:p>5.78E+10</text:p>
          </table:table-cell>
        </table:table-row>
        <table:table-row table:style-name="ro1">
          <table:table-cell office:value-type="float" office:value="363423000000" calcext:value-type="float">
            <text:p>3.63E+11</text:p>
          </table:table-cell>
          <table:table-cell office:value-type="float" office:value="74012400000" calcext:value-type="float">
            <text:p>7.40E+10</text:p>
          </table:table-cell>
          <table:table-cell office:value-type="float" office:value="57758100000" calcext:value-type="float">
            <text:p>5.78E+10</text:p>
          </table:table-cell>
        </table:table-row>
        <table:table-row table:style-name="ro1">
          <table:table-cell office:value-type="float" office:value="362643000000" calcext:value-type="float">
            <text:p>3.63E+11</text:p>
          </table:table-cell>
          <table:table-cell office:value-type="float" office:value="74757000000" calcext:value-type="float">
            <text:p>7.48E+10</text:p>
          </table:table-cell>
          <table:table-cell office:value-type="float" office:value="57750200000" calcext:value-type="float">
            <text:p>5.78E+10</text:p>
          </table:table-cell>
        </table:table-row>
        <table:table-row table:style-name="ro1">
          <table:table-cell office:value-type="float" office:value="361856000000" calcext:value-type="float">
            <text:p>3.62E+11</text:p>
          </table:table-cell>
          <table:table-cell office:value-type="float" office:value="75500100000" calcext:value-type="float">
            <text:p>7.55E+10</text:p>
          </table:table-cell>
          <table:table-cell office:value-type="float" office:value="57742400000" calcext:value-type="float">
            <text:p>5.77E+10</text:p>
          </table:table-cell>
        </table:table-row>
        <table:table-row table:style-name="ro1">
          <table:table-cell office:value-type="float" office:value="361061000000" calcext:value-type="float">
            <text:p>3.61E+11</text:p>
          </table:table-cell>
          <table:table-cell office:value-type="float" office:value="76241700000" calcext:value-type="float">
            <text:p>7.62E+10</text:p>
          </table:table-cell>
          <table:table-cell office:value-type="float" office:value="57734700000" calcext:value-type="float">
            <text:p>5.77E+10</text:p>
          </table:table-cell>
        </table:table-row>
        <table:table-row table:style-name="ro1">
          <table:table-cell office:value-type="float" office:value="360260000000" calcext:value-type="float">
            <text:p>3.60E+11</text:p>
          </table:table-cell>
          <table:table-cell office:value-type="float" office:value="76981800000" calcext:value-type="float">
            <text:p>7.70E+10</text:p>
          </table:table-cell>
          <table:table-cell office:value-type="float" office:value="57727100000" calcext:value-type="float">
            <text:p>5.77E+10</text:p>
          </table:table-cell>
        </table:table-row>
        <table:table-row table:style-name="ro1">
          <table:table-cell office:value-type="float" office:value="359452000000" calcext:value-type="float">
            <text:p>3.59E+11</text:p>
          </table:table-cell>
          <table:table-cell office:value-type="float" office:value="77720400000" calcext:value-type="float">
            <text:p>7.77E+10</text:p>
          </table:table-cell>
          <table:table-cell office:value-type="float" office:value="57719600000" calcext:value-type="float">
            <text:p>5.77E+10</text:p>
          </table:table-cell>
        </table:table-row>
        <table:table-row table:style-name="ro1">
          <table:table-cell office:value-type="float" office:value="358636000000" calcext:value-type="float">
            <text:p>3.59E+11</text:p>
          </table:table-cell>
          <table:table-cell office:value-type="float" office:value="78457500000" calcext:value-type="float">
            <text:p>7.85E+10</text:p>
          </table:table-cell>
          <table:table-cell office:value-type="float" office:value="57712100000" calcext:value-type="float">
            <text:p>5.77E+10</text:p>
          </table:table-cell>
        </table:table-row>
        <table:table-row table:style-name="ro1">
          <table:table-cell office:value-type="float" office:value="357814000000" calcext:value-type="float">
            <text:p>3.58E+11</text:p>
          </table:table-cell>
          <table:table-cell office:value-type="float" office:value="79193000000" calcext:value-type="float">
            <text:p>7.92E+10</text:p>
          </table:table-cell>
          <table:table-cell office:value-type="float" office:value="57704700000" calcext:value-type="float">
            <text:p>5.77E+10</text:p>
          </table:table-cell>
        </table:table-row>
        <table:table-row table:style-name="ro1">
          <table:table-cell office:value-type="float" office:value="356984000000" calcext:value-type="float">
            <text:p>3.57E+11</text:p>
          </table:table-cell>
          <table:table-cell office:value-type="float" office:value="79926900000" calcext:value-type="float">
            <text:p>7.99E+10</text:p>
          </table:table-cell>
          <table:table-cell office:value-type="float" office:value="57697500000" calcext:value-type="float">
            <text:p>5.77E+10</text:p>
          </table:table-cell>
        </table:table-row>
        <table:table-row table:style-name="ro1">
          <table:table-cell office:value-type="float" office:value="356147000000" calcext:value-type="float">
            <text:p>3.56E+11</text:p>
          </table:table-cell>
          <table:table-cell office:value-type="float" office:value="80659200000" calcext:value-type="float">
            <text:p>8.07E+10</text:p>
          </table:table-cell>
          <table:table-cell office:value-type="float" office:value="57690300000" calcext:value-type="float">
            <text:p>5.77E+10</text:p>
          </table:table-cell>
        </table:table-row>
        <table:table-row table:style-name="ro1">
          <table:table-cell office:value-type="float" office:value="355303000000" calcext:value-type="float">
            <text:p>3.55E+11</text:p>
          </table:table-cell>
          <table:table-cell office:value-type="float" office:value="81389900000" calcext:value-type="float">
            <text:p>8.14E+10</text:p>
          </table:table-cell>
          <table:table-cell office:value-type="float" office:value="57683200000" calcext:value-type="float">
            <text:p>5.77E+10</text:p>
          </table:table-cell>
        </table:table-row>
        <table:table-row table:style-name="ro1">
          <table:table-cell office:value-type="float" office:value="354452000000" calcext:value-type="float">
            <text:p>3.54E+11</text:p>
          </table:table-cell>
          <table:table-cell office:value-type="float" office:value="82119000000" calcext:value-type="float">
            <text:p>8.21E+10</text:p>
          </table:table-cell>
          <table:table-cell office:value-type="float" office:value="57676200000" calcext:value-type="float">
            <text:p>5.77E+10</text:p>
          </table:table-cell>
        </table:table-row>
        <table:table-row table:style-name="ro1">
          <table:table-cell office:value-type="float" office:value="353593000000" calcext:value-type="float">
            <text:p>3.54E+11</text:p>
          </table:table-cell>
          <table:table-cell office:value-type="float" office:value="82846300000" calcext:value-type="float">
            <text:p>8.28E+10</text:p>
          </table:table-cell>
          <table:table-cell office:value-type="float" office:value="57669300000" calcext:value-type="float">
            <text:p>5.77E+10</text:p>
          </table:table-cell>
        </table:table-row>
        <table:table-row table:style-name="ro1">
          <table:table-cell office:value-type="float" office:value="352727000000" calcext:value-type="float">
            <text:p>3.53E+11</text:p>
          </table:table-cell>
          <table:table-cell office:value-type="float" office:value="83572000000" calcext:value-type="float">
            <text:p>8.36E+10</text:p>
          </table:table-cell>
          <table:table-cell office:value-type="float" office:value="57662500000" calcext:value-type="float">
            <text:p>5.77E+10</text:p>
          </table:table-cell>
        </table:table-row>
        <table:table-row table:style-name="ro1">
          <table:table-cell office:value-type="float" office:value="351854000000" calcext:value-type="float">
            <text:p>3.52E+11</text:p>
          </table:table-cell>
          <table:table-cell office:value-type="float" office:value="84295900000" calcext:value-type="float">
            <text:p>8.43E+10</text:p>
          </table:table-cell>
          <table:table-cell office:value-type="float" office:value="57655800000" calcext:value-type="float">
            <text:p>5.77E+10</text:p>
          </table:table-cell>
        </table:table-row>
        <table:table-row table:style-name="ro1">
          <table:table-cell office:value-type="float" office:value="350974000000" calcext:value-type="float">
            <text:p>3.51E+11</text:p>
          </table:table-cell>
          <table:table-cell office:value-type="float" office:value="85018100000" calcext:value-type="float">
            <text:p>8.50E+10</text:p>
          </table:table-cell>
          <table:table-cell office:value-type="float" office:value="57649200000" calcext:value-type="float">
            <text:p>5.76E+10</text:p>
          </table:table-cell>
        </table:table-row>
        <table:table-row table:style-name="ro1">
          <table:table-cell office:value-type="float" office:value="350086000000" calcext:value-type="float">
            <text:p>3.50E+11</text:p>
          </table:table-cell>
          <table:table-cell office:value-type="float" office:value="85738600000" calcext:value-type="float">
            <text:p>8.57E+10</text:p>
          </table:table-cell>
          <table:table-cell office:value-type="float" office:value="57642700000" calcext:value-type="float">
            <text:p>5.76E+10</text:p>
          </table:table-cell>
        </table:table-row>
        <table:table-row table:style-name="ro1">
          <table:table-cell office:value-type="float" office:value="349191000000" calcext:value-type="float">
            <text:p>3.49E+11</text:p>
          </table:table-cell>
          <table:table-cell office:value-type="float" office:value="86457200000" calcext:value-type="float">
            <text:p>8.65E+10</text:p>
          </table:table-cell>
          <table:table-cell office:value-type="float" office:value="57636400000" calcext:value-type="float">
            <text:p>5.76E+10</text:p>
          </table:table-cell>
        </table:table-row>
        <table:table-row table:style-name="ro1">
          <table:table-cell office:value-type="float" office:value="348289000000" calcext:value-type="float">
            <text:p>3.48E+11</text:p>
          </table:table-cell>
          <table:table-cell office:value-type="float" office:value="87174000000" calcext:value-type="float">
            <text:p>8.72E+10</text:p>
          </table:table-cell>
          <table:table-cell office:value-type="float" office:value="57630100000" calcext:value-type="float">
            <text:p>5.76E+10</text:p>
          </table:table-cell>
        </table:table-row>
        <table:table-row table:style-name="ro1">
          <table:table-cell office:value-type="float" office:value="347379000000" calcext:value-type="float">
            <text:p>3.47E+11</text:p>
          </table:table-cell>
          <table:table-cell office:value-type="float" office:value="87888900000" calcext:value-type="float">
            <text:p>8.79E+10</text:p>
          </table:table-cell>
          <table:table-cell office:value-type="float" office:value="57623900000" calcext:value-type="float">
            <text:p>5.76E+10</text:p>
          </table:table-cell>
        </table:table-row>
        <table:table-row table:style-name="ro1">
          <table:table-cell office:value-type="float" office:value="346462000000" calcext:value-type="float">
            <text:p>3.46E+11</text:p>
          </table:table-cell>
          <table:table-cell office:value-type="float" office:value="88602000000" calcext:value-type="float">
            <text:p>8.86E+10</text:p>
          </table:table-cell>
          <table:table-cell office:value-type="float" office:value="57617900000" calcext:value-type="float">
            <text:p>5.76E+10</text:p>
          </table:table-cell>
        </table:table-row>
        <table:table-row table:style-name="ro1">
          <table:table-cell office:value-type="float" office:value="345537000000" calcext:value-type="float">
            <text:p>3.46E+11</text:p>
          </table:table-cell>
          <table:table-cell office:value-type="float" office:value="89313100000" calcext:value-type="float">
            <text:p>8.93E+10</text:p>
          </table:table-cell>
          <table:table-cell office:value-type="float" office:value="57612000000" calcext:value-type="float">
            <text:p>5.76E+10</text:p>
          </table:table-cell>
        </table:table-row>
        <table:table-row table:style-name="ro1">
          <table:table-cell office:value-type="float" office:value="344605000000" calcext:value-type="float">
            <text:p>3.45E+11</text:p>
          </table:table-cell>
          <table:table-cell office:value-type="float" office:value="90022300000" calcext:value-type="float">
            <text:p>9.00E+10</text:p>
          </table:table-cell>
          <table:table-cell office:value-type="float" office:value="57606200000" calcext:value-type="float">
            <text:p>5.76E+10</text:p>
          </table:table-cell>
        </table:table-row>
        <table:table-row table:style-name="ro1">
          <table:table-cell office:value-type="float" office:value="343665000000" calcext:value-type="float">
            <text:p>3.44E+11</text:p>
          </table:table-cell>
          <table:table-cell office:value-type="float" office:value="90729600000" calcext:value-type="float">
            <text:p>9.07E+10</text:p>
          </table:table-cell>
          <table:table-cell office:value-type="float" office:value="57600500000" calcext:value-type="float">
            <text:p>5.76E+10</text:p>
          </table:table-cell>
        </table:table-row>
        <table:table-row table:style-name="ro1">
          <table:table-cell office:value-type="float" office:value="342718000000" calcext:value-type="float">
            <text:p>3.43E+11</text:p>
          </table:table-cell>
          <table:table-cell office:value-type="float" office:value="91434900000" calcext:value-type="float">
            <text:p>9.14E+10</text:p>
          </table:table-cell>
          <table:table-cell office:value-type="float" office:value="57595000000" calcext:value-type="float">
            <text:p>5.76E+10</text:p>
          </table:table-cell>
        </table:table-row>
        <table:table-row table:style-name="ro1">
          <table:table-cell office:value-type="float" office:value="341763000000" calcext:value-type="float">
            <text:p>3.42E+11</text:p>
          </table:table-cell>
          <table:table-cell office:value-type="float" office:value="92138200000" calcext:value-type="float">
            <text:p>9.21E+10</text:p>
          </table:table-cell>
          <table:table-cell office:value-type="float" office:value="57589600000" calcext:value-type="float">
            <text:p>5.76E+10</text:p>
          </table:table-cell>
        </table:table-row>
        <table:table-row table:style-name="ro1">
          <table:table-cell office:value-type="float" office:value="340801000000" calcext:value-type="float">
            <text:p>3.41E+11</text:p>
          </table:table-cell>
          <table:table-cell office:value-type="float" office:value="92839400000" calcext:value-type="float">
            <text:p>9.28E+10</text:p>
          </table:table-cell>
          <table:table-cell office:value-type="float" office:value="57584300000" calcext:value-type="float">
            <text:p>5.76E+10</text:p>
          </table:table-cell>
        </table:table-row>
        <table:table-row table:style-name="ro1">
          <table:table-cell office:value-type="float" office:value="339831000000" calcext:value-type="float">
            <text:p>3.40E+11</text:p>
          </table:table-cell>
          <table:table-cell office:value-type="float" office:value="93538600000" calcext:value-type="float">
            <text:p>9.35E+10</text:p>
          </table:table-cell>
          <table:table-cell office:value-type="float" office:value="57579100000" calcext:value-type="float">
            <text:p>5.76E+10</text:p>
          </table:table-cell>
        </table:table-row>
        <table:table-row table:style-name="ro1">
          <table:table-cell office:value-type="float" office:value="338854000000" calcext:value-type="float">
            <text:p>3.39E+11</text:p>
          </table:table-cell>
          <table:table-cell office:value-type="float" office:value="94235600000" calcext:value-type="float">
            <text:p>9.42E+10</text:p>
          </table:table-cell>
          <table:table-cell office:value-type="float" office:value="57574100000" calcext:value-type="float">
            <text:p>5.76E+10</text:p>
          </table:table-cell>
        </table:table-row>
        <table:table-row table:style-name="ro1">
          <table:table-cell office:value-type="float" office:value="337868000000" calcext:value-type="float">
            <text:p>3.38E+11</text:p>
          </table:table-cell>
          <table:table-cell office:value-type="float" office:value="94930600000" calcext:value-type="float">
            <text:p>9.49E+10</text:p>
          </table:table-cell>
          <table:table-cell office:value-type="float" office:value="57569200000" calcext:value-type="float">
            <text:p>5.76E+10</text:p>
          </table:table-cell>
        </table:table-row>
        <table:table-row table:style-name="ro1">
          <table:table-cell office:value-type="float" office:value="336876000000" calcext:value-type="float">
            <text:p>3.37E+11</text:p>
          </table:table-cell>
          <table:table-cell office:value-type="float" office:value="95623400000" calcext:value-type="float">
            <text:p>9.56E+10</text:p>
          </table:table-cell>
          <table:table-cell office:value-type="float" office:value="57564500000" calcext:value-type="float">
            <text:p>5.76E+10</text:p>
          </table:table-cell>
        </table:table-row>
        <table:table-row table:style-name="ro1">
          <table:table-cell office:value-type="float" office:value="335875000000" calcext:value-type="float">
            <text:p>3.36E+11</text:p>
          </table:table-cell>
          <table:table-cell office:value-type="float" office:value="96313900000" calcext:value-type="float">
            <text:p>9.63E+10</text:p>
          </table:table-cell>
          <table:table-cell office:value-type="float" office:value="57559900000" calcext:value-type="float">
            <text:p>5.76E+10</text:p>
          </table:table-cell>
        </table:table-row>
        <table:table-row table:style-name="ro1">
          <table:table-cell office:value-type="float" office:value="334867000000" calcext:value-type="float">
            <text:p>3.35E+11</text:p>
          </table:table-cell>
          <table:table-cell office:value-type="float" office:value="97002300000" calcext:value-type="float">
            <text:p>9.70E+10</text:p>
          </table:table-cell>
          <table:table-cell office:value-type="float" office:value="57555500000" calcext:value-type="float">
            <text:p>5.76E+10</text:p>
          </table:table-cell>
        </table:table-row>
        <table:table-row table:style-name="ro1">
          <table:table-cell office:value-type="float" office:value="333851000000" calcext:value-type="float">
            <text:p>3.34E+11</text:p>
          </table:table-cell>
          <table:table-cell office:value-type="float" office:value="97688500000" calcext:value-type="float">
            <text:p>9.77E+10</text:p>
          </table:table-cell>
          <table:table-cell office:value-type="float" office:value="57551200000" calcext:value-type="float">
            <text:p>5.76E+10</text:p>
          </table:table-cell>
        </table:table-row>
        <table:table-row table:style-name="ro1">
          <table:table-cell office:value-type="float" office:value="332827000000" calcext:value-type="float">
            <text:p>3.33E+11</text:p>
          </table:table-cell>
          <table:table-cell office:value-type="float" office:value="98372300000" calcext:value-type="float">
            <text:p>9.84E+10</text:p>
          </table:table-cell>
          <table:table-cell office:value-type="float" office:value="57547000000" calcext:value-type="float">
            <text:p>5.75E+10</text:p>
          </table:table-cell>
        </table:table-row>
        <table:table-row table:style-name="ro1">
          <table:table-cell office:value-type="float" office:value="331795000000" calcext:value-type="float">
            <text:p>3.32E+11</text:p>
          </table:table-cell>
          <table:table-cell office:value-type="float" office:value="99053800000" calcext:value-type="float">
            <text:p>9.91E+10</text:p>
          </table:table-cell>
          <table:table-cell office:value-type="float" office:value="57543000000" calcext:value-type="float">
            <text:p>5.75E+10</text:p>
          </table:table-cell>
        </table:table-row>
        <table:table-row table:style-name="ro1">
          <table:table-cell office:value-type="float" office:value="330756000000" calcext:value-type="float">
            <text:p>3.31E+11</text:p>
          </table:table-cell>
          <table:table-cell office:value-type="float" office:value="99733000000" calcext:value-type="float">
            <text:p>9.97E+10</text:p>
          </table:table-cell>
          <table:table-cell office:value-type="float" office:value="57539200000" calcext:value-type="float">
            <text:p>5.75E+10</text:p>
          </table:table-cell>
        </table:table-row>
        <table:table-row table:style-name="ro1">
          <table:table-cell office:value-type="float" office:value="329709000000" calcext:value-type="float">
            <text:p>3.30E+11</text:p>
          </table:table-cell>
          <table:table-cell office:value-type="float" office:value="100410000000" calcext:value-type="float">
            <text:p>1.00E+11</text:p>
          </table:table-cell>
          <table:table-cell office:value-type="float" office:value="57535600000" calcext:value-type="float">
            <text:p>5.75E+10</text:p>
          </table:table-cell>
        </table:table-row>
        <table:table-row table:style-name="ro1">
          <table:table-cell office:value-type="float" office:value="328653000000" calcext:value-type="float">
            <text:p>3.29E+11</text:p>
          </table:table-cell>
          <table:table-cell office:value-type="float" office:value="101084000000" calcext:value-type="float">
            <text:p>1.01E+11</text:p>
          </table:table-cell>
          <table:table-cell office:value-type="float" office:value="57532000000" calcext:value-type="float">
            <text:p>5.75E+10</text:p>
          </table:table-cell>
        </table:table-row>
        <table:table-row table:style-name="ro1">
          <table:table-cell office:value-type="float" office:value="327590000000" calcext:value-type="float">
            <text:p>3.28E+11</text:p>
          </table:table-cell>
          <table:table-cell office:value-type="float" office:value="101756000000" calcext:value-type="float">
            <text:p>1.02E+11</text:p>
          </table:table-cell>
          <table:table-cell office:value-type="float" office:value="57528700000" calcext:value-type="float">
            <text:p>5.75E+10</text:p>
          </table:table-cell>
        </table:table-row>
        <table:table-row table:style-name="ro1">
          <table:table-cell office:value-type="float" office:value="326519000000" calcext:value-type="float">
            <text:p>3.27E+11</text:p>
          </table:table-cell>
          <table:table-cell office:value-type="float" office:value="102426000000" calcext:value-type="float">
            <text:p>1.02E+11</text:p>
          </table:table-cell>
          <table:table-cell office:value-type="float" office:value="57525500000" calcext:value-type="float">
            <text:p>5.75E+10</text:p>
          </table:table-cell>
        </table:table-row>
        <table:table-row table:style-name="ro1">
          <table:table-cell office:value-type="float" office:value="325440000000" calcext:value-type="float">
            <text:p>3.25E+11</text:p>
          </table:table-cell>
          <table:table-cell office:value-type="float" office:value="103093000000" calcext:value-type="float">
            <text:p>1.03E+11</text:p>
          </table:table-cell>
          <table:table-cell office:value-type="float" office:value="57522600000" calcext:value-type="float">
            <text:p>5.75E+10</text:p>
          </table:table-cell>
        </table:table-row>
        <table:table-row table:style-name="ro1">
          <table:table-cell office:value-type="float" office:value="324353000000" calcext:value-type="float">
            <text:p>3.24E+11</text:p>
          </table:table-cell>
          <table:table-cell office:value-type="float" office:value="103757000000" calcext:value-type="float">
            <text:p>1.04E+11</text:p>
          </table:table-cell>
          <table:table-cell office:value-type="float" office:value="57519700000" calcext:value-type="float">
            <text:p>5.75E+10</text:p>
          </table:table-cell>
        </table:table-row>
        <table:table-row table:style-name="ro1">
          <table:table-cell office:value-type="float" office:value="323257000000" calcext:value-type="float">
            <text:p>3.23E+11</text:p>
          </table:table-cell>
          <table:table-cell office:value-type="float" office:value="104419000000" calcext:value-type="float">
            <text:p>1.04E+11</text:p>
          </table:table-cell>
          <table:table-cell office:value-type="float" office:value="57517100000" calcext:value-type="float">
            <text:p>5.75E+10</text:p>
          </table:table-cell>
        </table:table-row>
        <table:table-row table:style-name="ro1">
          <table:table-cell office:value-type="float" office:value="322154000000" calcext:value-type="float">
            <text:p>3.22E+11</text:p>
          </table:table-cell>
          <table:table-cell office:value-type="float" office:value="105078000000" calcext:value-type="float">
            <text:p>1.05E+11</text:p>
          </table:table-cell>
          <table:table-cell office:value-type="float" office:value="57514700000" calcext:value-type="float">
            <text:p>5.75E+10</text:p>
          </table:table-cell>
        </table:table-row>
        <table:table-row table:style-name="ro1">
          <table:table-cell office:value-type="float" office:value="321043000000" calcext:value-type="float">
            <text:p>3.21E+11</text:p>
          </table:table-cell>
          <table:table-cell office:value-type="float" office:value="105735000000" calcext:value-type="float">
            <text:p>1.06E+11</text:p>
          </table:table-cell>
          <table:table-cell office:value-type="float" office:value="57512400000" calcext:value-type="float">
            <text:p>5.75E+10</text:p>
          </table:table-cell>
        </table:table-row>
        <table:table-row table:style-name="ro1">
          <table:table-cell office:value-type="float" office:value="319923000000" calcext:value-type="float">
            <text:p>3.20E+11</text:p>
          </table:table-cell>
          <table:table-cell office:value-type="float" office:value="106389000000" calcext:value-type="float">
            <text:p>1.06E+11</text:p>
          </table:table-cell>
          <table:table-cell office:value-type="float" office:value="57510300000" calcext:value-type="float">
            <text:p>5.75E+10</text:p>
          </table:table-cell>
        </table:table-row>
        <table:table-row table:style-name="ro1">
          <table:table-cell office:value-type="float" office:value="318795000000" calcext:value-type="float">
            <text:p>3.19E+11</text:p>
          </table:table-cell>
          <table:table-cell office:value-type="float" office:value="107040000000" calcext:value-type="float">
            <text:p>1.07E+11</text:p>
          </table:table-cell>
          <table:table-cell office:value-type="float" office:value="57508400000" calcext:value-type="float">
            <text:p>5.75E+10</text:p>
          </table:table-cell>
        </table:table-row>
        <table:table-row table:style-name="ro1">
          <table:table-cell office:value-type="float" office:value="317659000000" calcext:value-type="float">
            <text:p>3.18E+11</text:p>
          </table:table-cell>
          <table:table-cell office:value-type="float" office:value="107689000000" calcext:value-type="float">
            <text:p>1.08E+11</text:p>
          </table:table-cell>
          <table:table-cell office:value-type="float" office:value="57506700000" calcext:value-type="float">
            <text:p>5.75E+10</text:p>
          </table:table-cell>
        </table:table-row>
        <table:table-row table:style-name="ro1">
          <table:table-cell office:value-type="float" office:value="316515000000" calcext:value-type="float">
            <text:p>3.17E+11</text:p>
          </table:table-cell>
          <table:table-cell office:value-type="float" office:value="108334000000" calcext:value-type="float">
            <text:p>1.08E+11</text:p>
          </table:table-cell>
          <table:table-cell office:value-type="float" office:value="57505200000" calcext:value-type="float">
            <text:p>5.75E+10</text:p>
          </table:table-cell>
        </table:table-row>
        <table:table-row table:style-name="ro1">
          <table:table-cell office:value-type="float" office:value="315363000000" calcext:value-type="float">
            <text:p>3.15E+11</text:p>
          </table:table-cell>
          <table:table-cell office:value-type="float" office:value="108977000000" calcext:value-type="float">
            <text:p>1.09E+11</text:p>
          </table:table-cell>
          <table:table-cell office:value-type="float" office:value="57504000000" calcext:value-type="float">
            <text:p>5.75E+10</text:p>
          </table:table-cell>
        </table:table-row>
        <table:table-row table:style-name="ro1">
          <table:table-cell office:value-type="float" office:value="314202000000" calcext:value-type="float">
            <text:p>3.14E+11</text:p>
          </table:table-cell>
          <table:table-cell office:value-type="float" office:value="109617000000" calcext:value-type="float">
            <text:p>1.10E+11</text:p>
          </table:table-cell>
          <table:table-cell office:value-type="float" office:value="57502900000" calcext:value-type="float">
            <text:p>5.75E+10</text:p>
          </table:table-cell>
        </table:table-row>
        <table:table-row table:style-name="ro1">
          <table:table-cell office:value-type="float" office:value="313033000000" calcext:value-type="float">
            <text:p>3.13E+11</text:p>
          </table:table-cell>
          <table:table-cell office:value-type="float" office:value="110254000000" calcext:value-type="float">
            <text:p>1.10E+11</text:p>
          </table:table-cell>
          <table:table-cell office:value-type="float" office:value="57502000000" calcext:value-type="float">
            <text:p>5.75E+10</text:p>
          </table:table-cell>
        </table:table-row>
        <table:table-row table:style-name="ro1">
          <table:table-cell office:value-type="float" office:value="311855000000" calcext:value-type="float">
            <text:p>3.12E+11</text:p>
          </table:table-cell>
          <table:table-cell office:value-type="float" office:value="110888000000" calcext:value-type="float">
            <text:p>1.11E+11</text:p>
          </table:table-cell>
          <table:table-cell office:value-type="float" office:value="57501400000" calcext:value-type="float">
            <text:p>5.75E+10</text:p>
          </table:table-cell>
        </table:table-row>
        <table:table-row table:style-name="ro1">
          <table:table-cell office:value-type="float" office:value="310669000000" calcext:value-type="float">
            <text:p>3.11E+11</text:p>
          </table:table-cell>
          <table:table-cell office:value-type="float" office:value="111519000000" calcext:value-type="float">
            <text:p>1.12E+11</text:p>
          </table:table-cell>
          <table:table-cell office:value-type="float" office:value="57500900000" calcext:value-type="float">
            <text:p>5.75E+10</text:p>
          </table:table-cell>
        </table:table-row>
        <table:table-row table:style-name="ro1">
          <table:table-cell office:value-type="float" office:value="309475000000" calcext:value-type="float">
            <text:p>3.09E+11</text:p>
          </table:table-cell>
          <table:table-cell office:value-type="float" office:value="112147000000" calcext:value-type="float">
            <text:p>1.12E+11</text:p>
          </table:table-cell>
          <table:table-cell office:value-type="float" office:value="57500700000" calcext:value-type="float">
            <text:p>5.75E+10</text:p>
          </table:table-cell>
        </table:table-row>
        <table:table-row table:style-name="ro1">
          <table:table-cell office:value-type="float" office:value="308272000000" calcext:value-type="float">
            <text:p>3.08E+11</text:p>
          </table:table-cell>
          <table:table-cell office:value-type="float" office:value="112772000000" calcext:value-type="float">
            <text:p>1.13E+11</text:p>
          </table:table-cell>
          <table:table-cell office:value-type="float" office:value="57500700000" calcext:value-type="float">
            <text:p>5.75E+10</text:p>
          </table:table-cell>
        </table:table-row>
        <table:table-row table:style-name="ro1">
          <table:table-cell office:value-type="float" office:value="307060000000" calcext:value-type="float">
            <text:p>3.07E+11</text:p>
          </table:table-cell>
          <table:table-cell office:value-type="float" office:value="113394000000" calcext:value-type="float">
            <text:p>1.13E+11</text:p>
          </table:table-cell>
          <table:table-cell office:value-type="float" office:value="57501000000" calcext:value-type="float">
            <text:p>5.75E+10</text:p>
          </table:table-cell>
        </table:table-row>
        <table:table-row table:style-name="ro1">
          <table:table-cell office:value-type="float" office:value="305840000000" calcext:value-type="float">
            <text:p>3.06E+11</text:p>
          </table:table-cell>
          <table:table-cell office:value-type="float" office:value="114013000000" calcext:value-type="float">
            <text:p>1.14E+11</text:p>
          </table:table-cell>
          <table:table-cell office:value-type="float" office:value="57501400000" calcext:value-type="float">
            <text:p>5.75E+10</text:p>
          </table:table-cell>
        </table:table-row>
        <table:table-row table:style-name="ro1">
          <table:table-cell office:value-type="float" office:value="304611000000" calcext:value-type="float">
            <text:p>3.05E+11</text:p>
          </table:table-cell>
          <table:table-cell office:value-type="float" office:value="114628000000" calcext:value-type="float">
            <text:p>1.15E+11</text:p>
          </table:table-cell>
          <table:table-cell office:value-type="float" office:value="57502100000" calcext:value-type="float">
            <text:p>5.75E+10</text:p>
          </table:table-cell>
        </table:table-row>
        <table:table-row table:style-name="ro1">
          <table:table-cell office:value-type="float" office:value="303374000000" calcext:value-type="float">
            <text:p>3.03E+11</text:p>
          </table:table-cell>
          <table:table-cell office:value-type="float" office:value="115240000000" calcext:value-type="float">
            <text:p>1.15E+11</text:p>
          </table:table-cell>
          <table:table-cell office:value-type="float" office:value="57503100000" calcext:value-type="float">
            <text:p>5.75E+10</text:p>
          </table:table-cell>
        </table:table-row>
        <table:table-row table:style-name="ro1">
          <table:table-cell office:value-type="float" office:value="302128000000" calcext:value-type="float">
            <text:p>3.02E+11</text:p>
          </table:table-cell>
          <table:table-cell office:value-type="float" office:value="115849000000" calcext:value-type="float">
            <text:p>1.16E+11</text:p>
          </table:table-cell>
          <table:table-cell office:value-type="float" office:value="57504300000" calcext:value-type="float">
            <text:p>5.75E+10</text:p>
          </table:table-cell>
        </table:table-row>
        <table:table-row table:style-name="ro1">
          <table:table-cell office:value-type="float" office:value="300873000000" calcext:value-type="float">
            <text:p>3.01E+11</text:p>
          </table:table-cell>
          <table:table-cell office:value-type="float" office:value="116455000000" calcext:value-type="float">
            <text:p>1.16E+11</text:p>
          </table:table-cell>
          <table:table-cell office:value-type="float" office:value="57505800000" calcext:value-type="float">
            <text:p>5.75E+10</text:p>
          </table:table-cell>
        </table:table-row>
        <table:table-row table:style-name="ro1">
          <table:table-cell office:value-type="float" office:value="299609000000" calcext:value-type="float">
            <text:p>3.00E+11</text:p>
          </table:table-cell>
          <table:table-cell office:value-type="float" office:value="117057000000" calcext:value-type="float">
            <text:p>1.17E+11</text:p>
          </table:table-cell>
          <table:table-cell office:value-type="float" office:value="57507500000" calcext:value-type="float">
            <text:p>5.75E+10</text:p>
          </table:table-cell>
        </table:table-row>
        <table:table-row table:style-name="ro1">
          <table:table-cell office:value-type="float" office:value="298337000000" calcext:value-type="float">
            <text:p>2.98E+11</text:p>
          </table:table-cell>
          <table:table-cell office:value-type="float" office:value="117656000000" calcext:value-type="float">
            <text:p>1.18E+11</text:p>
          </table:table-cell>
          <table:table-cell office:value-type="float" office:value="57509400000" calcext:value-type="float">
            <text:p>5.75E+10</text:p>
          </table:table-cell>
        </table:table-row>
        <table:table-row table:style-name="ro1">
          <table:table-cell office:value-type="float" office:value="297056000000" calcext:value-type="float">
            <text:p>2.97E+11</text:p>
          </table:table-cell>
          <table:table-cell office:value-type="float" office:value="118251000000" calcext:value-type="float">
            <text:p>1.18E+11</text:p>
          </table:table-cell>
          <table:table-cell office:value-type="float" office:value="57511600000" calcext:value-type="float">
            <text:p>5.75E+10</text:p>
          </table:table-cell>
        </table:table-row>
        <table:table-row table:style-name="ro1">
          <table:table-cell office:value-type="float" office:value="295766000000" calcext:value-type="float">
            <text:p>2.96E+11</text:p>
          </table:table-cell>
          <table:table-cell office:value-type="float" office:value="118842000000" calcext:value-type="float">
            <text:p>1.19E+11</text:p>
          </table:table-cell>
          <table:table-cell office:value-type="float" office:value="57514100000" calcext:value-type="float">
            <text:p>5.75E+10</text:p>
          </table:table-cell>
        </table:table-row>
        <table:table-row table:style-name="ro1">
          <table:table-cell office:value-type="float" office:value="294467000000" calcext:value-type="float">
            <text:p>2.94E+11</text:p>
          </table:table-cell>
          <table:table-cell office:value-type="float" office:value="119431000000" calcext:value-type="float">
            <text:p>1.19E+11</text:p>
          </table:table-cell>
          <table:table-cell office:value-type="float" office:value="57516900000" calcext:value-type="float">
            <text:p>5.75E+10</text:p>
          </table:table-cell>
        </table:table-row>
        <table:table-row table:style-name="ro1">
          <table:table-cell office:value-type="float" office:value="293159000000" calcext:value-type="float">
            <text:p>2.93E+11</text:p>
          </table:table-cell>
          <table:table-cell office:value-type="float" office:value="120015000000" calcext:value-type="float">
            <text:p>1.20E+11</text:p>
          </table:table-cell>
          <table:table-cell office:value-type="float" office:value="57519900000" calcext:value-type="float">
            <text:p>5.75E+10</text:p>
          </table:table-cell>
        </table:table-row>
        <table:table-row table:style-name="ro1">
          <table:table-cell office:value-type="float" office:value="291842000000" calcext:value-type="float">
            <text:p>2.92E+11</text:p>
          </table:table-cell>
          <table:table-cell office:value-type="float" office:value="120596000000" calcext:value-type="float">
            <text:p>1.21E+11</text:p>
          </table:table-cell>
          <table:table-cell office:value-type="float" office:value="57523300000" calcext:value-type="float">
            <text:p>5.75E+10</text:p>
          </table:table-cell>
        </table:table-row>
        <table:table-row table:style-name="ro1">
          <table:table-cell office:value-type="float" office:value="290516000000" calcext:value-type="float">
            <text:p>2.91E+11</text:p>
          </table:table-cell>
          <table:table-cell office:value-type="float" office:value="121173000000" calcext:value-type="float">
            <text:p>1.21E+11</text:p>
          </table:table-cell>
          <table:table-cell office:value-type="float" office:value="57526900000" calcext:value-type="float">
            <text:p>5.75E+10</text:p>
          </table:table-cell>
        </table:table-row>
        <table:table-row table:style-name="ro1">
          <table:table-cell office:value-type="float" office:value="289180000000" calcext:value-type="float">
            <text:p>2.89E+11</text:p>
          </table:table-cell>
          <table:table-cell office:value-type="float" office:value="121746000000" calcext:value-type="float">
            <text:p>1.22E+11</text:p>
          </table:table-cell>
          <table:table-cell office:value-type="float" office:value="57530800000" calcext:value-type="float">
            <text:p>5.75E+10</text:p>
          </table:table-cell>
        </table:table-row>
        <table:table-row table:style-name="ro1">
          <table:table-cell office:value-type="float" office:value="287836000000" calcext:value-type="float">
            <text:p>2.88E+11</text:p>
          </table:table-cell>
          <table:table-cell office:value-type="float" office:value="122315000000" calcext:value-type="float">
            <text:p>1.22E+11</text:p>
          </table:table-cell>
          <table:table-cell office:value-type="float" office:value="57535000000" calcext:value-type="float">
            <text:p>5.75E+10</text:p>
          </table:table-cell>
        </table:table-row>
        <table:table-row table:style-name="ro1">
          <table:table-cell office:value-type="float" office:value="286482000000" calcext:value-type="float">
            <text:p>2.86E+11</text:p>
          </table:table-cell>
          <table:table-cell office:value-type="float" office:value="122881000000" calcext:value-type="float">
            <text:p>1.23E+11</text:p>
          </table:table-cell>
          <table:table-cell office:value-type="float" office:value="57539500000" calcext:value-type="float">
            <text:p>5.75E+10</text:p>
          </table:table-cell>
        </table:table-row>
        <table:table-row table:style-name="ro1">
          <table:table-cell office:value-type="float" office:value="285120000000" calcext:value-type="float">
            <text:p>2.85E+11</text:p>
          </table:table-cell>
          <table:table-cell office:value-type="float" office:value="123442000000" calcext:value-type="float">
            <text:p>1.23E+11</text:p>
          </table:table-cell>
          <table:table-cell office:value-type="float" office:value="57544300000" calcext:value-type="float">
            <text:p>5.75E+10</text:p>
          </table:table-cell>
        </table:table-row>
        <table:table-row table:style-name="ro1">
          <table:table-cell office:value-type="float" office:value="283748000000" calcext:value-type="float">
            <text:p>2.84E+11</text:p>
          </table:table-cell>
          <table:table-cell office:value-type="float" office:value="124000000000" calcext:value-type="float">
            <text:p>1.24E+11</text:p>
          </table:table-cell>
          <table:table-cell office:value-type="float" office:value="57549400000" calcext:value-type="float">
            <text:p>5.75E+10</text:p>
          </table:table-cell>
        </table:table-row>
        <table:table-row table:style-name="ro1">
          <table:table-cell office:value-type="float" office:value="282366000000" calcext:value-type="float">
            <text:p>2.82E+11</text:p>
          </table:table-cell>
          <table:table-cell office:value-type="float" office:value="124553000000" calcext:value-type="float">
            <text:p>1.25E+11</text:p>
          </table:table-cell>
          <table:table-cell office:value-type="float" office:value="57554900000" calcext:value-type="float">
            <text:p>5.76E+10</text:p>
          </table:table-cell>
        </table:table-row>
        <table:table-row table:style-name="ro1">
          <table:table-cell office:value-type="float" office:value="280975000000" calcext:value-type="float">
            <text:p>2.81E+11</text:p>
          </table:table-cell>
          <table:table-cell office:value-type="float" office:value="125102000000" calcext:value-type="float">
            <text:p>1.25E+11</text:p>
          </table:table-cell>
          <table:table-cell office:value-type="float" office:value="57560600000" calcext:value-type="float">
            <text:p>5.76E+10</text:p>
          </table:table-cell>
        </table:table-row>
        <table:table-row table:style-name="ro1">
          <table:table-cell office:value-type="float" office:value="279575000000" calcext:value-type="float">
            <text:p>2.80E+11</text:p>
          </table:table-cell>
          <table:table-cell office:value-type="float" office:value="125647000000" calcext:value-type="float">
            <text:p>1.26E+11</text:p>
          </table:table-cell>
          <table:table-cell office:value-type="float" office:value="57566700000" calcext:value-type="float">
            <text:p>5.76E+10</text:p>
          </table:table-cell>
        </table:table-row>
        <table:table-row table:style-name="ro1">
          <table:table-cell office:value-type="float" office:value="278165000000" calcext:value-type="float">
            <text:p>2.78E+11</text:p>
          </table:table-cell>
          <table:table-cell office:value-type="float" office:value="126188000000" calcext:value-type="float">
            <text:p>1.26E+11</text:p>
          </table:table-cell>
          <table:table-cell office:value-type="float" office:value="57573100000" calcext:value-type="float">
            <text:p>5.76E+10</text:p>
          </table:table-cell>
        </table:table-row>
        <table:table-row table:style-name="ro1">
          <table:table-cell office:value-type="float" office:value="276746000000" calcext:value-type="float">
            <text:p>2.77E+11</text:p>
          </table:table-cell>
          <table:table-cell office:value-type="float" office:value="126725000000" calcext:value-type="float">
            <text:p>1.27E+11</text:p>
          </table:table-cell>
          <table:table-cell office:value-type="float" office:value="57579900000" calcext:value-type="float">
            <text:p>5.76E+10</text:p>
          </table:table-cell>
        </table:table-row>
        <table:table-row table:style-name="ro1">
          <table:table-cell office:value-type="float" office:value="275317000000" calcext:value-type="float">
            <text:p>2.75E+11</text:p>
          </table:table-cell>
          <table:table-cell office:value-type="float" office:value="127257000000" calcext:value-type="float">
            <text:p>1.27E+11</text:p>
          </table:table-cell>
          <table:table-cell office:value-type="float" office:value="57587000000" calcext:value-type="float">
            <text:p>5.76E+10</text:p>
          </table:table-cell>
        </table:table-row>
        <table:table-row table:style-name="ro1">
          <table:table-cell office:value-type="float" office:value="273879000000" calcext:value-type="float">
            <text:p>2.74E+11</text:p>
          </table:table-cell>
          <table:table-cell office:value-type="float" office:value="127784000000" calcext:value-type="float">
            <text:p>1.28E+11</text:p>
          </table:table-cell>
          <table:table-cell office:value-type="float" office:value="57594500000" calcext:value-type="float">
            <text:p>5.76E+10</text:p>
          </table:table-cell>
        </table:table-row>
        <table:table-row table:style-name="ro1">
          <table:table-cell office:value-type="float" office:value="272430000000" calcext:value-type="float">
            <text:p>2.72E+11</text:p>
          </table:table-cell>
          <table:table-cell office:value-type="float" office:value="128307000000" calcext:value-type="float">
            <text:p>1.28E+11</text:p>
          </table:table-cell>
          <table:table-cell office:value-type="float" office:value="57602300000" calcext:value-type="float">
            <text:p>5.76E+10</text:p>
          </table:table-cell>
        </table:table-row>
        <table:table-row table:style-name="ro1">
          <table:table-cell office:value-type="float" office:value="270973000000" calcext:value-type="float">
            <text:p>2.71E+11</text:p>
          </table:table-cell>
          <table:table-cell office:value-type="float" office:value="128826000000" calcext:value-type="float">
            <text:p>1.29E+11</text:p>
          </table:table-cell>
          <table:table-cell office:value-type="float" office:value="57610500000" calcext:value-type="float">
            <text:p>5.76E+10</text:p>
          </table:table-cell>
        </table:table-row>
        <table:table-row table:style-name="ro1">
          <table:table-cell office:value-type="float" office:value="269505000000" calcext:value-type="float">
            <text:p>2.70E+11</text:p>
          </table:table-cell>
          <table:table-cell office:value-type="float" office:value="129340000000" calcext:value-type="float">
            <text:p>1.29E+11</text:p>
          </table:table-cell>
          <table:table-cell office:value-type="float" office:value="57619100000" calcext:value-type="float">
            <text:p>5.76E+10</text:p>
          </table:table-cell>
        </table:table-row>
        <table:table-row table:style-name="ro1">
          <table:table-cell office:value-type="float" office:value="268027000000" calcext:value-type="float">
            <text:p>2.68E+11</text:p>
          </table:table-cell>
          <table:table-cell office:value-type="float" office:value="129849000000" calcext:value-type="float">
            <text:p>1.30E+11</text:p>
          </table:table-cell>
          <table:table-cell office:value-type="float" office:value="57628000000" calcext:value-type="float">
            <text:p>5.76E+10</text:p>
          </table:table-cell>
        </table:table-row>
        <table:table-row table:style-name="ro1">
          <table:table-cell office:value-type="float" office:value="266540000000" calcext:value-type="float">
            <text:p>2.67E+11</text:p>
          </table:table-cell>
          <table:table-cell office:value-type="float" office:value="130353000000" calcext:value-type="float">
            <text:p>1.30E+11</text:p>
          </table:table-cell>
          <table:table-cell office:value-type="float" office:value="57637300000" calcext:value-type="float">
            <text:p>5.76E+10</text:p>
          </table:table-cell>
        </table:table-row>
        <table:table-row table:style-name="ro1">
          <table:table-cell office:value-type="float" office:value="265043000000" calcext:value-type="float">
            <text:p>2.65E+11</text:p>
          </table:table-cell>
          <table:table-cell office:value-type="float" office:value="130853000000" calcext:value-type="float">
            <text:p>1.31E+11</text:p>
          </table:table-cell>
          <table:table-cell office:value-type="float" office:value="57647000000" calcext:value-type="float">
            <text:p>5.76E+10</text:p>
          </table:table-cell>
        </table:table-row>
        <table:table-row table:style-name="ro1">
          <table:table-cell office:value-type="float" office:value="263535000000" calcext:value-type="float">
            <text:p>2.64E+11</text:p>
          </table:table-cell>
          <table:table-cell office:value-type="float" office:value="131347000000" calcext:value-type="float">
            <text:p>1.31E+11</text:p>
          </table:table-cell>
          <table:table-cell office:value-type="float" office:value="57657100000" calcext:value-type="float">
            <text:p>5.77E+10</text:p>
          </table:table-cell>
        </table:table-row>
        <table:table-row table:style-name="ro1">
          <table:table-cell office:value-type="float" office:value="262018000000" calcext:value-type="float">
            <text:p>2.62E+11</text:p>
          </table:table-cell>
          <table:table-cell office:value-type="float" office:value="131837000000" calcext:value-type="float">
            <text:p>1.32E+11</text:p>
          </table:table-cell>
          <table:table-cell office:value-type="float" office:value="57667600000" calcext:value-type="float">
            <text:p>5.77E+10</text:p>
          </table:table-cell>
        </table:table-row>
        <table:table-row table:style-name="ro1">
          <table:table-cell office:value-type="float" office:value="260490000000" calcext:value-type="float">
            <text:p>2.60E+11</text:p>
          </table:table-cell>
          <table:table-cell office:value-type="float" office:value="132321000000" calcext:value-type="float">
            <text:p>1.32E+11</text:p>
          </table:table-cell>
          <table:table-cell office:value-type="float" office:value="57678600000" calcext:value-type="float">
            <text:p>5.77E+10</text:p>
          </table:table-cell>
        </table:table-row>
        <table:table-row table:style-name="ro1">
          <table:table-cell office:value-type="float" office:value="258952000000" calcext:value-type="float">
            <text:p>2.59E+11</text:p>
          </table:table-cell>
          <table:table-cell office:value-type="float" office:value="132800000000" calcext:value-type="float">
            <text:p>1.33E+11</text:p>
          </table:table-cell>
          <table:table-cell office:value-type="float" office:value="57689900000" calcext:value-type="float">
            <text:p>5.77E+10</text:p>
          </table:table-cell>
        </table:table-row>
        <table:table-row table:style-name="ro1">
          <table:table-cell office:value-type="float" office:value="257404000000" calcext:value-type="float">
            <text:p>2.57E+11</text:p>
          </table:table-cell>
          <table:table-cell office:value-type="float" office:value="133274000000" calcext:value-type="float">
            <text:p>1.33E+11</text:p>
          </table:table-cell>
          <table:table-cell office:value-type="float" office:value="57701700000" calcext:value-type="float">
            <text:p>5.77E+10</text:p>
          </table:table-cell>
        </table:table-row>
        <table:table-row table:style-name="ro1">
          <table:table-cell office:value-type="float" office:value="255846000000" calcext:value-type="float">
            <text:p>2.56E+11</text:p>
          </table:table-cell>
          <table:table-cell office:value-type="float" office:value="133743000000" calcext:value-type="float">
            <text:p>1.34E+11</text:p>
          </table:table-cell>
          <table:table-cell office:value-type="float" office:value="57713900000" calcext:value-type="float">
            <text:p>5.77E+10</text:p>
          </table:table-cell>
        </table:table-row>
        <table:table-row table:style-name="ro1">
          <table:table-cell office:value-type="float" office:value="254277000000" calcext:value-type="float">
            <text:p>2.54E+11</text:p>
          </table:table-cell>
          <table:table-cell office:value-type="float" office:value="134206000000" calcext:value-type="float">
            <text:p>1.34E+11</text:p>
          </table:table-cell>
          <table:table-cell office:value-type="float" office:value="57726500000" calcext:value-type="float">
            <text:p>5.77E+10</text:p>
          </table:table-cell>
        </table:table-row>
        <table:table-row table:style-name="ro1">
          <table:table-cell office:value-type="float" office:value="252698000000" calcext:value-type="float">
            <text:p>2.53E+11</text:p>
          </table:table-cell>
          <table:table-cell office:value-type="float" office:value="134664000000" calcext:value-type="float">
            <text:p>1.35E+11</text:p>
          </table:table-cell>
          <table:table-cell office:value-type="float" office:value="57739600000" calcext:value-type="float">
            <text:p>5.77E+10</text:p>
          </table:table-cell>
        </table:table-row>
        <table:table-row table:style-name="ro1">
          <table:table-cell office:value-type="float" office:value="251109000000" calcext:value-type="float">
            <text:p>2.51E+11</text:p>
          </table:table-cell>
          <table:table-cell office:value-type="float" office:value="135116000000" calcext:value-type="float">
            <text:p>1.35E+11</text:p>
          </table:table-cell>
          <table:table-cell office:value-type="float" office:value="57753200000" calcext:value-type="float">
            <text:p>5.78E+10</text:p>
          </table:table-cell>
        </table:table-row>
        <table:table-row table:style-name="ro1">
          <table:table-cell office:value-type="float" office:value="249509000000" calcext:value-type="float">
            <text:p>2.50E+11</text:p>
          </table:table-cell>
          <table:table-cell office:value-type="float" office:value="135563000000" calcext:value-type="float">
            <text:p>1.36E+11</text:p>
          </table:table-cell>
          <table:table-cell office:value-type="float" office:value="57767200000" calcext:value-type="float">
            <text:p>5.78E+10</text:p>
          </table:table-cell>
        </table:table-row>
        <table:table-row table:style-name="ro1">
          <table:table-cell office:value-type="float" office:value="247898000000" calcext:value-type="float">
            <text:p>2.48E+11</text:p>
          </table:table-cell>
          <table:table-cell office:value-type="float" office:value="136004000000" calcext:value-type="float">
            <text:p>1.36E+11</text:p>
          </table:table-cell>
          <table:table-cell office:value-type="float" office:value="57781700000" calcext:value-type="float">
            <text:p>5.78E+10</text:p>
          </table:table-cell>
        </table:table-row>
        <table:table-row table:style-name="ro1">
          <table:table-cell office:value-type="float" office:value="246277000000" calcext:value-type="float">
            <text:p>2.46E+11</text:p>
          </table:table-cell>
          <table:table-cell office:value-type="float" office:value="136438000000" calcext:value-type="float">
            <text:p>1.36E+11</text:p>
          </table:table-cell>
          <table:table-cell office:value-type="float" office:value="57796700000" calcext:value-type="float">
            <text:p>5.78E+10</text:p>
          </table:table-cell>
        </table:table-row>
        <table:table-row table:style-name="ro1">
          <table:table-cell office:value-type="float" office:value="244645000000" calcext:value-type="float">
            <text:p>2.45E+11</text:p>
          </table:table-cell>
          <table:table-cell office:value-type="float" office:value="136867000000" calcext:value-type="float">
            <text:p>1.37E+11</text:p>
          </table:table-cell>
          <table:table-cell office:value-type="float" office:value="57812200000" calcext:value-type="float">
            <text:p>5.78E+10</text:p>
          </table:table-cell>
        </table:table-row>
        <table:table-row table:style-name="ro1">
          <table:table-cell office:value-type="float" office:value="243002000000" calcext:value-type="float">
            <text:p>2.43E+11</text:p>
          </table:table-cell>
          <table:table-cell office:value-type="float" office:value="137290000000" calcext:value-type="float">
            <text:p>1.37E+11</text:p>
          </table:table-cell>
          <table:table-cell office:value-type="float" office:value="57828200000" calcext:value-type="float">
            <text:p>5.78E+10</text:p>
          </table:table-cell>
        </table:table-row>
        <table:table-row table:style-name="ro1">
          <table:table-cell office:value-type="float" office:value="241348000000" calcext:value-type="float">
            <text:p>2.41E+11</text:p>
          </table:table-cell>
          <table:table-cell office:value-type="float" office:value="137707000000" calcext:value-type="float">
            <text:p>1.38E+11</text:p>
          </table:table-cell>
          <table:table-cell office:value-type="float" office:value="57844600000" calcext:value-type="float">
            <text:p>5.78E+10</text:p>
          </table:table-cell>
        </table:table-row>
        <table:table-row table:style-name="ro1">
          <table:table-cell office:value-type="float" office:value="239683000000" calcext:value-type="float">
            <text:p>2.40E+11</text:p>
          </table:table-cell>
          <table:table-cell office:value-type="float" office:value="138118000000" calcext:value-type="float">
            <text:p>1.38E+11</text:p>
          </table:table-cell>
          <table:table-cell office:value-type="float" office:value="57861600000" calcext:value-type="float">
            <text:p>5.79E+10</text:p>
          </table:table-cell>
        </table:table-row>
        <table:table-row table:style-name="ro1">
          <table:table-cell office:value-type="float" office:value="238008000000" calcext:value-type="float">
            <text:p>2.38E+11</text:p>
          </table:table-cell>
          <table:table-cell office:value-type="float" office:value="138522000000" calcext:value-type="float">
            <text:p>1.39E+11</text:p>
          </table:table-cell>
          <table:table-cell office:value-type="float" office:value="57879200000" calcext:value-type="float">
            <text:p>5.79E+10</text:p>
          </table:table-cell>
        </table:table-row>
        <table:table-row table:style-name="ro1">
          <table:table-cell office:value-type="float" office:value="236321000000" calcext:value-type="float">
            <text:p>2.36E+11</text:p>
          </table:table-cell>
          <table:table-cell office:value-type="float" office:value="138919000000" calcext:value-type="float">
            <text:p>1.39E+11</text:p>
          </table:table-cell>
          <table:table-cell office:value-type="float" office:value="57897300000" calcext:value-type="float">
            <text:p>5.79E+10</text:p>
          </table:table-cell>
        </table:table-row>
        <table:table-row table:style-name="ro1">
          <table:table-cell office:value-type="float" office:value="234623000000" calcext:value-type="float">
            <text:p>2.35E+11</text:p>
          </table:table-cell>
          <table:table-cell office:value-type="float" office:value="139311000000" calcext:value-type="float">
            <text:p>1.39E+11</text:p>
          </table:table-cell>
          <table:table-cell office:value-type="float" office:value="57915900000" calcext:value-type="float">
            <text:p>5.79E+10</text:p>
          </table:table-cell>
        </table:table-row>
        <table:table-row table:style-name="ro1">
          <table:table-cell office:value-type="float" office:value="232914000000" calcext:value-type="float">
            <text:p>2.33E+11</text:p>
          </table:table-cell>
          <table:table-cell office:value-type="float" office:value="139695000000" calcext:value-type="float">
            <text:p>1.40E+11</text:p>
          </table:table-cell>
          <table:table-cell office:value-type="float" office:value="57935100000" calcext:value-type="float">
            <text:p>5.79E+10</text:p>
          </table:table-cell>
        </table:table-row>
        <table:table-row table:style-name="ro1">
          <table:table-cell office:value-type="float" office:value="231193000000" calcext:value-type="float">
            <text:p>2.31E+11</text:p>
          </table:table-cell>
          <table:table-cell office:value-type="float" office:value="140073000000" calcext:value-type="float">
            <text:p>1.40E+11</text:p>
          </table:table-cell>
          <table:table-cell office:value-type="float" office:value="57954800000" calcext:value-type="float">
            <text:p>5.80E+10</text:p>
          </table:table-cell>
        </table:table-row>
        <table:table-row table:style-name="ro1">
          <table:table-cell office:value-type="float" office:value="229462000000" calcext:value-type="float">
            <text:p>2.29E+11</text:p>
          </table:table-cell>
          <table:table-cell office:value-type="float" office:value="140444000000" calcext:value-type="float">
            <text:p>1.40E+11</text:p>
          </table:table-cell>
          <table:table-cell office:value-type="float" office:value="57975200000" calcext:value-type="float">
            <text:p>5.80E+10</text:p>
          </table:table-cell>
        </table:table-row>
        <table:table-row table:style-name="ro1">
          <table:table-cell office:value-type="float" office:value="227718000000" calcext:value-type="float">
            <text:p>2.28E+11</text:p>
          </table:table-cell>
          <table:table-cell office:value-type="float" office:value="140808000000" calcext:value-type="float">
            <text:p>1.41E+11</text:p>
          </table:table-cell>
          <table:table-cell office:value-type="float" office:value="57996100000" calcext:value-type="float">
            <text:p>5.80E+10</text:p>
          </table:table-cell>
        </table:table-row>
        <table:table-row table:style-name="ro1">
          <table:table-cell office:value-type="float" office:value="225964000000" calcext:value-type="float">
            <text:p>2.26E+11</text:p>
          </table:table-cell>
          <table:table-cell office:value-type="float" office:value="141164000000" calcext:value-type="float">
            <text:p>1.41E+11</text:p>
          </table:table-cell>
          <table:table-cell office:value-type="float" office:value="58017700000" calcext:value-type="float">
            <text:p>5.80E+10</text:p>
          </table:table-cell>
        </table:table-row>
        <table:table-row table:style-name="ro1">
          <table:table-cell office:value-type="float" office:value="224197000000" calcext:value-type="float">
            <text:p>2.24E+11</text:p>
          </table:table-cell>
          <table:table-cell office:value-type="float" office:value="141514000000" calcext:value-type="float">
            <text:p>1.42E+11</text:p>
          </table:table-cell>
          <table:table-cell office:value-type="float" office:value="58039800000" calcext:value-type="float">
            <text:p>5.80E+10</text:p>
          </table:table-cell>
        </table:table-row>
        <table:table-row table:style-name="ro1">
          <table:table-cell office:value-type="float" office:value="222419000000" calcext:value-type="float">
            <text:p>2.22E+11</text:p>
          </table:table-cell>
          <table:table-cell office:value-type="float" office:value="141856000000" calcext:value-type="float">
            <text:p>1.42E+11</text:p>
          </table:table-cell>
          <table:table-cell office:value-type="float" office:value="58062600000" calcext:value-type="float">
            <text:p>5.81E+10</text:p>
          </table:table-cell>
        </table:table-row>
        <table:table-row table:style-name="ro1">
          <table:table-cell office:value-type="float" office:value="220630000000" calcext:value-type="float">
            <text:p>2.21E+11</text:p>
          </table:table-cell>
          <table:table-cell office:value-type="float" office:value="142191000000" calcext:value-type="float">
            <text:p>1.42E+11</text:p>
          </table:table-cell>
          <table:table-cell office:value-type="float" office:value="58086000000" calcext:value-type="float">
            <text:p>5.81E+10</text:p>
          </table:table-cell>
        </table:table-row>
        <table:table-row table:style-name="ro1">
          <table:table-cell office:value-type="float" office:value="218828000000" calcext:value-type="float">
            <text:p>2.19E+11</text:p>
          </table:table-cell>
          <table:table-cell office:value-type="float" office:value="142518000000" calcext:value-type="float">
            <text:p>1.43E+11</text:p>
          </table:table-cell>
          <table:table-cell office:value-type="float" office:value="58110100000" calcext:value-type="float">
            <text:p>5.81E+10</text:p>
          </table:table-cell>
        </table:table-row>
        <table:table-row table:style-name="ro1">
          <table:table-cell office:value-type="float" office:value="217015000000" calcext:value-type="float">
            <text:p>2.17E+11</text:p>
          </table:table-cell>
          <table:table-cell office:value-type="float" office:value="142837000000" calcext:value-type="float">
            <text:p>1.43E+11</text:p>
          </table:table-cell>
          <table:table-cell office:value-type="float" office:value="58134800000" calcext:value-type="float">
            <text:p>5.81E+10</text:p>
          </table:table-cell>
        </table:table-row>
        <table:table-row table:style-name="ro1">
          <table:table-cell office:value-type="float" office:value="215189000000" calcext:value-type="float">
            <text:p>2.15E+11</text:p>
          </table:table-cell>
          <table:table-cell office:value-type="float" office:value="143149000000" calcext:value-type="float">
            <text:p>1.43E+11</text:p>
          </table:table-cell>
          <table:table-cell office:value-type="float" office:value="58160200000" calcext:value-type="float">
            <text:p>5.82E+10</text:p>
          </table:table-cell>
        </table:table-row>
        <table:table-row table:style-name="ro1">
          <table:table-cell office:value-type="float" office:value="213352000000" calcext:value-type="float">
            <text:p>2.13E+11</text:p>
          </table:table-cell>
          <table:table-cell office:value-type="float" office:value="143452000000" calcext:value-type="float">
            <text:p>1.43E+11</text:p>
          </table:table-cell>
          <table:table-cell office:value-type="float" office:value="58186400000" calcext:value-type="float">
            <text:p>5.82E+10</text:p>
          </table:table-cell>
        </table:table-row>
        <table:table-row table:style-name="ro1">
          <table:table-cell office:value-type="float" office:value="211502000000" calcext:value-type="float">
            <text:p>2.12E+11</text:p>
          </table:table-cell>
          <table:table-cell office:value-type="float" office:value="143747000000" calcext:value-type="float">
            <text:p>1.44E+11</text:p>
          </table:table-cell>
          <table:table-cell office:value-type="float" office:value="58213200000" calcext:value-type="float">
            <text:p>5.82E+10</text:p>
          </table:table-cell>
        </table:table-row>
        <table:table-row table:style-name="ro1">
          <table:table-cell office:value-type="float" office:value="209641000000" calcext:value-type="float">
            <text:p>2.10E+11</text:p>
          </table:table-cell>
          <table:table-cell office:value-type="float" office:value="144034000000" calcext:value-type="float">
            <text:p>1.44E+11</text:p>
          </table:table-cell>
          <table:table-cell office:value-type="float" office:value="58240700000" calcext:value-type="float">
            <text:p>5.82E+10</text:p>
          </table:table-cell>
        </table:table-row>
        <table:table-row table:style-name="ro1">
          <table:table-cell office:value-type="float" office:value="207766000000" calcext:value-type="float">
            <text:p>2.08E+11</text:p>
          </table:table-cell>
          <table:table-cell office:value-type="float" office:value="144312000000" calcext:value-type="float">
            <text:p>1.44E+11</text:p>
          </table:table-cell>
          <table:table-cell office:value-type="float" office:value="58269000000" calcext:value-type="float">
            <text:p>5.83E+10</text:p>
          </table:table-cell>
        </table:table-row>
        <table:table-row table:style-name="ro1">
          <table:table-cell office:value-type="float" office:value="205880000000" calcext:value-type="float">
            <text:p>2.06E+11</text:p>
          </table:table-cell>
          <table:table-cell office:value-type="float" office:value="144582000000" calcext:value-type="float">
            <text:p>1.45E+11</text:p>
          </table:table-cell>
          <table:table-cell office:value-type="float" office:value="58298000000" calcext:value-type="float">
            <text:p>5.83E+10</text:p>
          </table:table-cell>
        </table:table-row>
        <table:table-row table:style-name="ro1">
          <table:table-cell office:value-type="float" office:value="203981000000" calcext:value-type="float">
            <text:p>2.04E+11</text:p>
          </table:table-cell>
          <table:table-cell office:value-type="float" office:value="144843000000" calcext:value-type="float">
            <text:p>1.45E+11</text:p>
          </table:table-cell>
          <table:table-cell office:value-type="float" office:value="58327800000" calcext:value-type="float">
            <text:p>5.83E+10</text:p>
          </table:table-cell>
        </table:table-row>
        <table:table-row table:style-name="ro1">
          <table:table-cell office:value-type="float" office:value="202069000000" calcext:value-type="float">
            <text:p>2.02E+11</text:p>
          </table:table-cell>
          <table:table-cell office:value-type="float" office:value="145095000000" calcext:value-type="float">
            <text:p>1.45E+11</text:p>
          </table:table-cell>
          <table:table-cell office:value-type="float" office:value="58358400000" calcext:value-type="float">
            <text:p>5.84E+10</text:p>
          </table:table-cell>
        </table:table-row>
        <table:table-row table:style-name="ro1">
          <table:table-cell office:value-type="float" office:value="200145000000" calcext:value-type="float">
            <text:p>2.00E+11</text:p>
          </table:table-cell>
          <table:table-cell office:value-type="float" office:value="145338000000" calcext:value-type="float">
            <text:p>1.45E+11</text:p>
          </table:table-cell>
          <table:table-cell office:value-type="float" office:value="58389700000" calcext:value-type="float">
            <text:p>5.84E+10</text:p>
          </table:table-cell>
        </table:table-row>
        <table:table-row table:style-name="ro1">
          <table:table-cell office:value-type="float" office:value="198208000000" calcext:value-type="float">
            <text:p>1.98E+11</text:p>
          </table:table-cell>
          <table:table-cell office:value-type="float" office:value="145572000000" calcext:value-type="float">
            <text:p>1.46E+11</text:p>
          </table:table-cell>
          <table:table-cell office:value-type="float" office:value="58421900000" calcext:value-type="float">
            <text:p>5.84E+10</text:p>
          </table:table-cell>
        </table:table-row>
        <table:table-row table:style-name="ro1">
          <table:table-cell office:value-type="float" office:value="196258000000" calcext:value-type="float">
            <text:p>1.96E+11</text:p>
          </table:table-cell>
          <table:table-cell office:value-type="float" office:value="145797000000" calcext:value-type="float">
            <text:p>1.46E+11</text:p>
          </table:table-cell>
          <table:table-cell office:value-type="float" office:value="58454900000" calcext:value-type="float">
            <text:p>5.85E+10</text:p>
          </table:table-cell>
        </table:table-row>
        <table:table-row table:style-name="ro1">
          <table:table-cell office:value-type="float" office:value="194295000000" calcext:value-type="float">
            <text:p>1.94E+11</text:p>
          </table:table-cell>
          <table:table-cell office:value-type="float" office:value="146011000000" calcext:value-type="float">
            <text:p>1.46E+11</text:p>
          </table:table-cell>
          <table:table-cell office:value-type="float" office:value="58488800000" calcext:value-type="float">
            <text:p>5.85E+10</text:p>
          </table:table-cell>
        </table:table-row>
        <table:table-row table:style-name="ro1">
          <table:table-cell office:value-type="float" office:value="192319000000" calcext:value-type="float">
            <text:p>1.92E+11</text:p>
          </table:table-cell>
          <table:table-cell office:value-type="float" office:value="146216000000" calcext:value-type="float">
            <text:p>1.46E+11</text:p>
          </table:table-cell>
          <table:table-cell office:value-type="float" office:value="58523500000" calcext:value-type="float">
            <text:p>5.85E+10</text:p>
          </table:table-cell>
        </table:table-row>
        <table:table-row table:style-name="ro1">
          <table:table-cell office:value-type="float" office:value="190330000000" calcext:value-type="float">
            <text:p>1.90E+11</text:p>
          </table:table-cell>
          <table:table-cell office:value-type="float" office:value="146411000000" calcext:value-type="float">
            <text:p>1.46E+11</text:p>
          </table:table-cell>
          <table:table-cell office:value-type="float" office:value="58559100000" calcext:value-type="float">
            <text:p>5.86E+10</text:p>
          </table:table-cell>
        </table:table-row>
        <table:table-row table:style-name="ro1">
          <table:table-cell office:value-type="float" office:value="188327000000" calcext:value-type="float">
            <text:p>1.88E+11</text:p>
          </table:table-cell>
          <table:table-cell office:value-type="float" office:value="146596000000" calcext:value-type="float">
            <text:p>1.47E+11</text:p>
          </table:table-cell>
          <table:table-cell office:value-type="float" office:value="58595600000" calcext:value-type="float">
            <text:p>5.86E+10</text:p>
          </table:table-cell>
        </table:table-row>
        <table:table-row table:style-name="ro1">
          <table:table-cell office:value-type="float" office:value="186312000000" calcext:value-type="float">
            <text:p>1.86E+11</text:p>
          </table:table-cell>
          <table:table-cell office:value-type="float" office:value="146770000000" calcext:value-type="float">
            <text:p>1.47E+11</text:p>
          </table:table-cell>
          <table:table-cell office:value-type="float" office:value="58633000000" calcext:value-type="float">
            <text:p>5.86E+10</text:p>
          </table:table-cell>
        </table:table-row>
        <table:table-row table:style-name="ro1">
          <table:table-cell office:value-type="float" office:value="184283000000" calcext:value-type="float">
            <text:p>1.84E+11</text:p>
          </table:table-cell>
          <table:table-cell office:value-type="float" office:value="146934000000" calcext:value-type="float">
            <text:p>1.47E+11</text:p>
          </table:table-cell>
          <table:table-cell office:value-type="float" office:value="58671400000" calcext:value-type="float">
            <text:p>5.87E+10</text:p>
          </table:table-cell>
        </table:table-row>
        <table:table-row table:style-name="ro1">
          <table:table-cell office:value-type="float" office:value="182240000000" calcext:value-type="float">
            <text:p>1.82E+11</text:p>
          </table:table-cell>
          <table:table-cell office:value-type="float" office:value="147087000000" calcext:value-type="float">
            <text:p>1.47E+11</text:p>
          </table:table-cell>
          <table:table-cell office:value-type="float" office:value="58710800000" calcext:value-type="float">
            <text:p>5.87E+10</text:p>
          </table:table-cell>
        </table:table-row>
        <table:table-row table:style-name="ro1">
          <table:table-cell office:value-type="float" office:value="180184000000" calcext:value-type="float">
            <text:p>1.80E+11</text:p>
          </table:table-cell>
          <table:table-cell office:value-type="float" office:value="147228000000" calcext:value-type="float">
            <text:p>1.47E+11</text:p>
          </table:table-cell>
          <table:table-cell office:value-type="float" office:value="58751100000" calcext:value-type="float">
            <text:p>5.88E+10</text:p>
          </table:table-cell>
        </table:table-row>
        <table:table-row table:style-name="ro1">
          <table:table-cell office:value-type="float" office:value="178113000000" calcext:value-type="float">
            <text:p>1.78E+11</text:p>
          </table:table-cell>
          <table:table-cell office:value-type="float" office:value="147359000000" calcext:value-type="float">
            <text:p>1.47E+11</text:p>
          </table:table-cell>
          <table:table-cell office:value-type="float" office:value="58792400000" calcext:value-type="float">
            <text:p>5.88E+10</text:p>
          </table:table-cell>
        </table:table-row>
        <table:table-row table:style-name="ro1">
          <table:table-cell office:value-type="float" office:value="176030000000" calcext:value-type="float">
            <text:p>1.76E+11</text:p>
          </table:table-cell>
          <table:table-cell office:value-type="float" office:value="147478000000" calcext:value-type="float">
            <text:p>1.47E+11</text:p>
          </table:table-cell>
          <table:table-cell office:value-type="float" office:value="58834800000" calcext:value-type="float">
            <text:p>5.88E+10</text:p>
          </table:table-cell>
        </table:table-row>
        <table:table-row table:style-name="ro1">
          <table:table-cell office:value-type="float" office:value="173932000000" calcext:value-type="float">
            <text:p>1.74E+11</text:p>
          </table:table-cell>
          <table:table-cell office:value-type="float" office:value="147586000000" calcext:value-type="float">
            <text:p>1.48E+11</text:p>
          </table:table-cell>
          <table:table-cell office:value-type="float" office:value="58878200000" calcext:value-type="float">
            <text:p>5.89E+10</text:p>
          </table:table-cell>
        </table:table-row>
        <table:table-row table:style-name="ro1">
          <table:table-cell office:value-type="float" office:value="171820000000" calcext:value-type="float">
            <text:p>1.72E+11</text:p>
          </table:table-cell>
          <table:table-cell office:value-type="float" office:value="147681000000" calcext:value-type="float">
            <text:p>1.48E+11</text:p>
          </table:table-cell>
          <table:table-cell office:value-type="float" office:value="58922700000" calcext:value-type="float">
            <text:p>5.89E+10</text:p>
          </table:table-cell>
        </table:table-row>
        <table:table-row table:style-name="ro1">
          <table:table-cell office:value-type="float" office:value="169694000000" calcext:value-type="float">
            <text:p>1.70E+11</text:p>
          </table:table-cell>
          <table:table-cell office:value-type="float" office:value="147765000000" calcext:value-type="float">
            <text:p>1.48E+11</text:p>
          </table:table-cell>
          <table:table-cell office:value-type="float" office:value="58968300000" calcext:value-type="float">
            <text:p>5.90E+10</text:p>
          </table:table-cell>
        </table:table-row>
        <table:table-row table:style-name="ro1">
          <table:table-cell office:value-type="float" office:value="167553000000" calcext:value-type="float">
            <text:p>1.68E+11</text:p>
          </table:table-cell>
          <table:table-cell office:value-type="float" office:value="147836000000" calcext:value-type="float">
            <text:p>1.48E+11</text:p>
          </table:table-cell>
          <table:table-cell office:value-type="float" office:value="59015100000" calcext:value-type="float">
            <text:p>5.90E+10</text:p>
          </table:table-cell>
        </table:table-row>
        <table:table-row table:style-name="ro1">
          <table:table-cell office:value-type="float" office:value="165398000000" calcext:value-type="float">
            <text:p>1.65E+11</text:p>
          </table:table-cell>
          <table:table-cell office:value-type="float" office:value="147894000000" calcext:value-type="float">
            <text:p>1.48E+11</text:p>
          </table:table-cell>
          <table:table-cell office:value-type="float" office:value="59063000000" calcext:value-type="float">
            <text:p>5.91E+10</text:p>
          </table:table-cell>
        </table:table-row>
        <table:table-row table:style-name="ro1">
          <table:table-cell office:value-type="float" office:value="163229000000" calcext:value-type="float">
            <text:p>1.63E+11</text:p>
          </table:table-cell>
          <table:table-cell office:value-type="float" office:value="147939000000" calcext:value-type="float">
            <text:p>1.48E+11</text:p>
          </table:table-cell>
          <table:table-cell office:value-type="float" office:value="59112000000" calcext:value-type="float">
            <text:p>5.91E+10</text:p>
          </table:table-cell>
        </table:table-row>
        <table:table-row table:style-name="ro1">
          <table:table-cell office:value-type="float" office:value="161045000000" calcext:value-type="float">
            <text:p>1.61E+11</text:p>
          </table:table-cell>
          <table:table-cell office:value-type="float" office:value="147971000000" calcext:value-type="float">
            <text:p>1.48E+11</text:p>
          </table:table-cell>
          <table:table-cell office:value-type="float" office:value="59162300000" calcext:value-type="float">
            <text:p>5.92E+10</text:p>
          </table:table-cell>
        </table:table-row>
        <table:table-row table:style-name="ro1">
          <table:table-cell office:value-type="float" office:value="158847000000" calcext:value-type="float">
            <text:p>1.59E+11</text:p>
          </table:table-cell>
          <table:table-cell office:value-type="float" office:value="147990000000" calcext:value-type="float">
            <text:p>1.48E+11</text:p>
          </table:table-cell>
          <table:table-cell office:value-type="float" office:value="59213900000" calcext:value-type="float">
            <text:p>5.92E+10</text:p>
          </table:table-cell>
        </table:table-row>
        <table:table-row table:style-name="ro1">
          <table:table-cell office:value-type="float" office:value="156633000000" calcext:value-type="float">
            <text:p>1.57E+11</text:p>
          </table:table-cell>
          <table:table-cell office:value-type="float" office:value="147994000000" calcext:value-type="float">
            <text:p>1.48E+11</text:p>
          </table:table-cell>
          <table:table-cell office:value-type="float" office:value="59266700000" calcext:value-type="float">
            <text:p>5.93E+10</text:p>
          </table:table-cell>
        </table:table-row>
        <table:table-row table:style-name="ro1">
          <table:table-cell office:value-type="float" office:value="154405000000" calcext:value-type="float">
            <text:p>1.54E+11</text:p>
          </table:table-cell>
          <table:table-cell office:value-type="float" office:value="147985000000" calcext:value-type="float">
            <text:p>1.48E+11</text:p>
          </table:table-cell>
          <table:table-cell office:value-type="float" office:value="59320800000" calcext:value-type="float">
            <text:p>5.93E+10</text:p>
          </table:table-cell>
        </table:table-row>
        <table:table-row table:style-name="ro1">
          <table:table-cell office:value-type="float" office:value="152161000000" calcext:value-type="float">
            <text:p>1.52E+11</text:p>
          </table:table-cell>
          <table:table-cell office:value-type="float" office:value="147961000000" calcext:value-type="float">
            <text:p>1.48E+11</text:p>
          </table:table-cell>
          <table:table-cell office:value-type="float" office:value="59376200000" calcext:value-type="float">
            <text:p>5.94E+10</text:p>
          </table:table-cell>
        </table:table-row>
        <table:table-row table:style-name="ro1">
          <table:table-cell office:value-type="float" office:value="149903000000" calcext:value-type="float">
            <text:p>1.50E+11</text:p>
          </table:table-cell>
          <table:table-cell office:value-type="float" office:value="147922000000" calcext:value-type="float">
            <text:p>1.48E+11</text:p>
          </table:table-cell>
          <table:table-cell office:value-type="float" office:value="59433000000" calcext:value-type="float">
            <text:p>5.94E+10</text:p>
          </table:table-cell>
        </table:table-row>
        <table:table-row table:style-name="ro1">
          <table:table-cell office:value-type="float" office:value="147629000000" calcext:value-type="float">
            <text:p>1.48E+11</text:p>
          </table:table-cell>
          <table:table-cell office:value-type="float" office:value="147869000000" calcext:value-type="float">
            <text:p>1.48E+11</text:p>
          </table:table-cell>
          <table:table-cell office:value-type="float" office:value="59491200000" calcext:value-type="float">
            <text:p>5.95E+10</text:p>
          </table:table-cell>
        </table:table-row>
        <table:table-row table:style-name="ro1">
          <table:table-cell office:value-type="float" office:value="145339000000" calcext:value-type="float">
            <text:p>1.45E+11</text:p>
          </table:table-cell>
          <table:table-cell office:value-type="float" office:value="147799000000" calcext:value-type="float">
            <text:p>1.48E+11</text:p>
          </table:table-cell>
          <table:table-cell office:value-type="float" office:value="59550900000" calcext:value-type="float">
            <text:p>5.96E+10</text:p>
          </table:table-cell>
        </table:table-row>
        <table:table-row table:style-name="ro1">
          <table:table-cell office:value-type="float" office:value="143034000000" calcext:value-type="float">
            <text:p>1.43E+11</text:p>
          </table:table-cell>
          <table:table-cell office:value-type="float" office:value="147714000000" calcext:value-type="float">
            <text:p>1.48E+11</text:p>
          </table:table-cell>
          <table:table-cell office:value-type="float" office:value="59612000000" calcext:value-type="float">
            <text:p>5.96E+10</text:p>
          </table:table-cell>
        </table:table-row>
        <table:table-row table:style-name="ro1">
          <table:table-cell office:value-type="float" office:value="140714000000" calcext:value-type="float">
            <text:p>1.41E+11</text:p>
          </table:table-cell>
          <table:table-cell office:value-type="float" office:value="147613000000" calcext:value-type="float">
            <text:p>1.48E+11</text:p>
          </table:table-cell>
          <table:table-cell office:value-type="float" office:value="59674700000" calcext:value-type="float">
            <text:p>5.97E+10</text:p>
          </table:table-cell>
        </table:table-row>
        <table:table-row table:style-name="ro1">
          <table:table-cell office:value-type="float" office:value="138377000000" calcext:value-type="float">
            <text:p>1.38E+11</text:p>
          </table:table-cell>
          <table:table-cell office:value-type="float" office:value="147496000000" calcext:value-type="float">
            <text:p>1.47E+11</text:p>
          </table:table-cell>
          <table:table-cell office:value-type="float" office:value="59738900000" calcext:value-type="float">
            <text:p>5.97E+10</text:p>
          </table:table-cell>
        </table:table-row>
        <table:table-row table:style-name="ro1">
          <table:table-cell office:value-type="float" office:value="136025000000" calcext:value-type="float">
            <text:p>1.36E+11</text:p>
          </table:table-cell>
          <table:table-cell office:value-type="float" office:value="147361000000" calcext:value-type="float">
            <text:p>1.47E+11</text:p>
          </table:table-cell>
          <table:table-cell office:value-type="float" office:value="59804700000" calcext:value-type="float">
            <text:p>5.98E+10</text:p>
          </table:table-cell>
        </table:table-row>
        <table:table-row table:style-name="ro1">
          <table:table-cell office:value-type="float" office:value="133657000000" calcext:value-type="float">
            <text:p>1.34E+11</text:p>
          </table:table-cell>
          <table:table-cell office:value-type="float" office:value="147209000000" calcext:value-type="float">
            <text:p>1.47E+11</text:p>
          </table:table-cell>
          <table:table-cell office:value-type="float" office:value="59872100000" calcext:value-type="float">
            <text:p>5.99E+10</text:p>
          </table:table-cell>
        </table:table-row>
        <table:table-row table:style-name="ro1">
          <table:table-cell office:value-type="float" office:value="131272000000" calcext:value-type="float">
            <text:p>1.31E+11</text:p>
          </table:table-cell>
          <table:table-cell office:value-type="float" office:value="147039000000" calcext:value-type="float">
            <text:p>1.47E+11</text:p>
          </table:table-cell>
          <table:table-cell office:value-type="float" office:value="59941200000" calcext:value-type="float">
            <text:p>5.99E+10</text:p>
          </table:table-cell>
        </table:table-row>
        <table:table-row table:style-name="ro1">
          <table:table-cell office:value-type="float" office:value="128872000000" calcext:value-type="float">
            <text:p>1.29E+11</text:p>
          </table:table-cell>
          <table:table-cell office:value-type="float" office:value="146851000000" calcext:value-type="float">
            <text:p>1.47E+11</text:p>
          </table:table-cell>
          <table:table-cell office:value-type="float" office:value="60012100000" calcext:value-type="float">
            <text:p>6.00E+10</text:p>
          </table:table-cell>
        </table:table-row>
        <table:table-row table:style-name="ro1">
          <table:table-cell office:value-type="float" office:value="126454000000" calcext:value-type="float">
            <text:p>1.26E+11</text:p>
          </table:table-cell>
          <table:table-cell office:value-type="float" office:value="146644000000" calcext:value-type="float">
            <text:p>1.47E+11</text:p>
          </table:table-cell>
          <table:table-cell office:value-type="float" office:value="60084700000" calcext:value-type="float">
            <text:p>6.01E+10</text:p>
          </table:table-cell>
        </table:table-row>
        <table:table-row table:style-name="ro1">
          <table:table-cell office:value-type="float" office:value="124021000000" calcext:value-type="float">
            <text:p>1.24E+11</text:p>
          </table:table-cell>
          <table:table-cell office:value-type="float" office:value="146419000000" calcext:value-type="float">
            <text:p>1.46E+11</text:p>
          </table:table-cell>
          <table:table-cell office:value-type="float" office:value="60159200000" calcext:value-type="float">
            <text:p>6.02E+10</text:p>
          </table:table-cell>
        </table:table-row>
        <table:table-row table:style-name="ro1">
          <table:table-cell office:value-type="float" office:value="121571000000" calcext:value-type="float">
            <text:p>1.22E+11</text:p>
          </table:table-cell>
          <table:table-cell office:value-type="float" office:value="146173000000" calcext:value-type="float">
            <text:p>1.46E+11</text:p>
          </table:table-cell>
          <table:table-cell office:value-type="float" office:value="60235500000" calcext:value-type="float">
            <text:p>6.02E+10</text:p>
          </table:table-cell>
        </table:table-row>
        <table:table-row table:style-name="ro1">
          <table:table-cell office:value-type="float" office:value="119104000000" calcext:value-type="float">
            <text:p>1.19E+11</text:p>
          </table:table-cell>
          <table:table-cell office:value-type="float" office:value="145908000000" calcext:value-type="float">
            <text:p>1.46E+11</text:p>
          </table:table-cell>
          <table:table-cell office:value-type="float" office:value="60313800000" calcext:value-type="float">
            <text:p>6.03E+10</text:p>
          </table:table-cell>
        </table:table-row>
        <table:table-row table:style-name="ro1">
          <table:table-cell office:value-type="float" office:value="116620000000" calcext:value-type="float">
            <text:p>1.17E+11</text:p>
          </table:table-cell>
          <table:table-cell office:value-type="float" office:value="145622000000" calcext:value-type="float">
            <text:p>1.46E+11</text:p>
          </table:table-cell>
          <table:table-cell office:value-type="float" office:value="60394100000" calcext:value-type="float">
            <text:p>6.04E+10</text:p>
          </table:table-cell>
        </table:table-row>
        <table:table-row table:style-name="ro1">
          <table:table-cell office:value-type="float" office:value="114120000000" calcext:value-type="float">
            <text:p>1.14E+11</text:p>
          </table:table-cell>
          <table:table-cell office:value-type="float" office:value="145314000000" calcext:value-type="float">
            <text:p>1.45E+11</text:p>
          </table:table-cell>
          <table:table-cell office:value-type="float" office:value="60476400000" calcext:value-type="float">
            <text:p>6.05E+10</text:p>
          </table:table-cell>
        </table:table-row>
        <table:table-row table:style-name="ro1">
          <table:table-cell office:value-type="float" office:value="111602000000" calcext:value-type="float">
            <text:p>1.12E+11</text:p>
          </table:table-cell>
          <table:table-cell office:value-type="float" office:value="144986000000" calcext:value-type="float">
            <text:p>1.45E+11</text:p>
          </table:table-cell>
          <table:table-cell office:value-type="float" office:value="60560800000" calcext:value-type="float">
            <text:p>6.06E+10</text:p>
          </table:table-cell>
        </table:table-row>
        <table:table-row table:style-name="ro1">
          <table:table-cell office:value-type="float" office:value="109067000000" calcext:value-type="float">
            <text:p>1.09E+11</text:p>
          </table:table-cell>
          <table:table-cell office:value-type="float" office:value="144634000000" calcext:value-type="float">
            <text:p>1.45E+11</text:p>
          </table:table-cell>
          <table:table-cell office:value-type="float" office:value="60647400000" calcext:value-type="float">
            <text:p>6.06E+10</text:p>
          </table:table-cell>
        </table:table-row>
        <table:table-row table:style-name="ro1">
          <table:table-cell office:value-type="float" office:value="106515000000" calcext:value-type="float">
            <text:p>1.07E+11</text:p>
          </table:table-cell>
          <table:table-cell office:value-type="float" office:value="144260000000" calcext:value-type="float">
            <text:p>1.44E+11</text:p>
          </table:table-cell>
          <table:table-cell office:value-type="float" office:value="60736300000" calcext:value-type="float">
            <text:p>6.07E+10</text:p>
          </table:table-cell>
        </table:table-row>
        <table:table-row table:style-name="ro1">
          <table:table-cell office:value-type="float" office:value="103946000000" calcext:value-type="float">
            <text:p>1.04E+11</text:p>
          </table:table-cell>
          <table:table-cell office:value-type="float" office:value="143863000000" calcext:value-type="float">
            <text:p>1.44E+11</text:p>
          </table:table-cell>
          <table:table-cell office:value-type="float" office:value="60827400000" calcext:value-type="float">
            <text:p>6.08E+10</text:p>
          </table:table-cell>
        </table:table-row>
        <table:table-row table:style-name="ro1">
          <table:table-cell office:value-type="float" office:value="101359000000" calcext:value-type="float">
            <text:p>1.01E+11</text:p>
          </table:table-cell>
          <table:table-cell office:value-type="float" office:value="143441000000" calcext:value-type="float">
            <text:p>1.43E+11</text:p>
          </table:table-cell>
          <table:table-cell office:value-type="float" office:value="60921000000" calcext:value-type="float">
            <text:p>6.09E+10</text:p>
          </table:table-cell>
        </table:table-row>
        <table:table-row table:style-name="ro1">
          <table:table-cell office:value-type="float" office:value="98755000000" calcext:value-type="float">
            <text:p>9.88E+10</text:p>
          </table:table-cell>
          <table:table-cell office:value-type="float" office:value="142995000000" calcext:value-type="float">
            <text:p>1.43E+11</text:p>
          </table:table-cell>
          <table:table-cell office:value-type="float" office:value="61017000000" calcext:value-type="float">
            <text:p>6.10E+10</text:p>
          </table:table-cell>
        </table:table-row>
        <table:table-row table:style-name="ro1">
          <table:table-cell office:value-type="float" office:value="96133100000" calcext:value-type="float">
            <text:p>9.61E+10</text:p>
          </table:table-cell>
          <table:table-cell office:value-type="float" office:value="142523000000" calcext:value-type="float">
            <text:p>1.43E+11</text:p>
          </table:table-cell>
          <table:table-cell office:value-type="float" office:value="61115500000" calcext:value-type="float">
            <text:p>6.11E+10</text:p>
          </table:table-cell>
        </table:table-row>
        <table:table-row table:style-name="ro1">
          <table:table-cell office:value-type="float" office:value="93493600000" calcext:value-type="float">
            <text:p>9.35E+10</text:p>
          </table:table-cell>
          <table:table-cell office:value-type="float" office:value="142025000000" calcext:value-type="float">
            <text:p>1.42E+11</text:p>
          </table:table-cell>
          <table:table-cell office:value-type="float" office:value="61216700000" calcext:value-type="float">
            <text:p>6.12E+10</text:p>
          </table:table-cell>
        </table:table-row>
        <table:table-row table:style-name="ro1">
          <table:table-cell office:value-type="float" office:value="90836300000" calcext:value-type="float">
            <text:p>9.08E+10</text:p>
          </table:table-cell>
          <table:table-cell office:value-type="float" office:value="141499000000" calcext:value-type="float">
            <text:p>1.41E+11</text:p>
          </table:table-cell>
          <table:table-cell office:value-type="float" office:value="61320500000" calcext:value-type="float">
            <text:p>6.13E+10</text:p>
          </table:table-cell>
        </table:table-row>
        <table:table-row table:style-name="ro1">
          <table:table-cell office:value-type="float" office:value="88161100000" calcext:value-type="float">
            <text:p>8.82E+10</text:p>
          </table:table-cell>
          <table:table-cell office:value-type="float" office:value="140947000000" calcext:value-type="float">
            <text:p>1.41E+11</text:p>
          </table:table-cell>
          <table:table-cell office:value-type="float" office:value="61427200000" calcext:value-type="float">
            <text:p>6.14E+10</text:p>
          </table:table-cell>
        </table:table-row>
        <table:table-row table:style-name="ro1">
          <table:table-cell office:value-type="float" office:value="85468200000" calcext:value-type="float">
            <text:p>8.55E+10</text:p>
          </table:table-cell>
          <table:table-cell office:value-type="float" office:value="140365000000" calcext:value-type="float">
            <text:p>1.40E+11</text:p>
          </table:table-cell>
          <table:table-cell office:value-type="float" office:value="61536700000" calcext:value-type="float">
            <text:p>6.15E+10</text:p>
          </table:table-cell>
        </table:table-row>
        <table:table-row table:style-name="ro1">
          <table:table-cell office:value-type="float" office:value="82757300000" calcext:value-type="float">
            <text:p>8.28E+10</text:p>
          </table:table-cell>
          <table:table-cell office:value-type="float" office:value="139754000000" calcext:value-type="float">
            <text:p>1.40E+11</text:p>
          </table:table-cell>
          <table:table-cell office:value-type="float" office:value="61649300000" calcext:value-type="float">
            <text:p>6.16E+10</text:p>
          </table:table-cell>
        </table:table-row>
        <table:table-row table:style-name="ro1">
          <table:table-cell office:value-type="float" office:value="80028600000" calcext:value-type="float">
            <text:p>8.00E+10</text:p>
          </table:table-cell>
          <table:table-cell office:value-type="float" office:value="139113000000" calcext:value-type="float">
            <text:p>1.39E+11</text:p>
          </table:table-cell>
          <table:table-cell office:value-type="float" office:value="61764900000" calcext:value-type="float">
            <text:p>6.18E+10</text:p>
          </table:table-cell>
        </table:table-row>
        <table:table-row table:style-name="ro1">
          <table:table-cell office:value-type="float" office:value="77281900000" calcext:value-type="float">
            <text:p>7.73E+10</text:p>
          </table:table-cell>
          <table:table-cell office:value-type="float" office:value="138441000000" calcext:value-type="float">
            <text:p>1.38E+11</text:p>
          </table:table-cell>
          <table:table-cell office:value-type="float" office:value="61883800000" calcext:value-type="float">
            <text:p>6.19E+10</text:p>
          </table:table-cell>
        </table:table-row>
        <table:table-row table:style-name="ro1">
          <table:table-cell office:value-type="float" office:value="74517200000" calcext:value-type="float">
            <text:p>7.45E+10</text:p>
          </table:table-cell>
          <table:table-cell office:value-type="float" office:value="137737000000" calcext:value-type="float">
            <text:p>1.38E+11</text:p>
          </table:table-cell>
          <table:table-cell office:value-type="float" office:value="62005900000" calcext:value-type="float">
            <text:p>6.20E+10</text:p>
          </table:table-cell>
        </table:table-row>
        <table:table-row table:style-name="ro1">
          <table:table-cell office:value-type="float" office:value="71734700000" calcext:value-type="float">
            <text:p>7.17E+10</text:p>
          </table:table-cell>
          <table:table-cell office:value-type="float" office:value="136999000000" calcext:value-type="float">
            <text:p>1.37E+11</text:p>
          </table:table-cell>
          <table:table-cell office:value-type="float" office:value="62131600000" calcext:value-type="float">
            <text:p>6.21E+10</text:p>
          </table:table-cell>
        </table:table-row>
        <table:table-row table:style-name="ro1">
          <table:table-cell office:value-type="float" office:value="68934300000" calcext:value-type="float">
            <text:p>6.89E+10</text:p>
          </table:table-cell>
          <table:table-cell office:value-type="float" office:value="136228000000" calcext:value-type="float">
            <text:p>1.36E+11</text:p>
          </table:table-cell>
          <table:table-cell office:value-type="float" office:value="62260700000" calcext:value-type="float">
            <text:p>6.23E+10</text:p>
          </table:table-cell>
        </table:table-row>
        <table:table-row table:style-name="ro1">
          <table:table-cell office:value-type="float" office:value="66116100000" calcext:value-type="float">
            <text:p>6.61E+10</text:p>
          </table:table-cell>
          <table:table-cell office:value-type="float" office:value="135421000000" calcext:value-type="float">
            <text:p>1.35E+11</text:p>
          </table:table-cell>
          <table:table-cell office:value-type="float" office:value="62393600000" calcext:value-type="float">
            <text:p>6.24E+10</text:p>
          </table:table-cell>
        </table:table-row>
        <table:table-row table:style-name="ro1">
          <table:table-cell office:value-type="float" office:value="63280100000" calcext:value-type="float">
            <text:p>6.33E+10</text:p>
          </table:table-cell>
          <table:table-cell office:value-type="float" office:value="134578000000" calcext:value-type="float">
            <text:p>1.35E+11</text:p>
          </table:table-cell>
          <table:table-cell office:value-type="float" office:value="62530400000" calcext:value-type="float">
            <text:p>6.25E+10</text:p>
          </table:table-cell>
        </table:table-row>
        <table:table-row table:style-name="ro1">
          <table:table-cell office:value-type="float" office:value="60426500000" calcext:value-type="float">
            <text:p>6.04E+10</text:p>
          </table:table-cell>
          <table:table-cell office:value-type="float" office:value="133697000000" calcext:value-type="float">
            <text:p>1.34E+11</text:p>
          </table:table-cell>
          <table:table-cell office:value-type="float" office:value="62671100000" calcext:value-type="float">
            <text:p>6.27E+10</text:p>
          </table:table-cell>
        </table:table-row>
        <table:table-row table:style-name="ro1">
          <table:table-cell office:value-type="float" office:value="57555400000" calcext:value-type="float">
            <text:p>5.76E+10</text:p>
          </table:table-cell>
          <table:table-cell office:value-type="float" office:value="132778000000" calcext:value-type="float">
            <text:p>1.33E+11</text:p>
          </table:table-cell>
          <table:table-cell office:value-type="float" office:value="62816000000" calcext:value-type="float">
            <text:p>6.28E+10</text:p>
          </table:table-cell>
        </table:table-row>
        <table:table-row table:style-name="ro1">
          <table:table-cell office:value-type="float" office:value="54667000000" calcext:value-type="float">
            <text:p>5.47E+10</text:p>
          </table:table-cell>
          <table:table-cell office:value-type="float" office:value="131819000000" calcext:value-type="float">
            <text:p>1.32E+11</text:p>
          </table:table-cell>
          <table:table-cell office:value-type="float" office:value="62965100000" calcext:value-type="float">
            <text:p>6.30E+10</text:p>
          </table:table-cell>
        </table:table-row>
        <table:table-row table:style-name="ro1">
          <table:table-cell office:value-type="float" office:value="51761400000" calcext:value-type="float">
            <text:p>5.18E+10</text:p>
          </table:table-cell>
          <table:table-cell office:value-type="float" office:value="130818000000" calcext:value-type="float">
            <text:p>1.31E+11</text:p>
          </table:table-cell>
          <table:table-cell office:value-type="float" office:value="63118800000" calcext:value-type="float">
            <text:p>6.31E+10</text:p>
          </table:table-cell>
        </table:table-row>
        <table:table-row table:style-name="ro1">
          <table:table-cell office:value-type="float" office:value="48838900000" calcext:value-type="float">
            <text:p>4.88E+10</text:p>
          </table:table-cell>
          <table:table-cell office:value-type="float" office:value="129774000000" calcext:value-type="float">
            <text:p>1.30E+11</text:p>
          </table:table-cell>
          <table:table-cell office:value-type="float" office:value="63277200000" calcext:value-type="float">
            <text:p>6.33E+10</text:p>
          </table:table-cell>
        </table:table-row>
        <table:table-row table:style-name="ro1">
          <table:table-cell office:value-type="float" office:value="45899900000" calcext:value-type="float">
            <text:p>4.59E+10</text:p>
          </table:table-cell>
          <table:table-cell office:value-type="float" office:value="128687000000" calcext:value-type="float">
            <text:p>1.29E+11</text:p>
          </table:table-cell>
          <table:table-cell office:value-type="float" office:value="63440400000" calcext:value-type="float">
            <text:p>6.34E+10</text:p>
          </table:table-cell>
        </table:table-row>
        <table:table-row table:style-name="ro1">
          <table:table-cell office:value-type="float" office:value="42944500000" calcext:value-type="float">
            <text:p>4.29E+10</text:p>
          </table:table-cell>
          <table:table-cell office:value-type="float" office:value="127554000000" calcext:value-type="float">
            <text:p>1.28E+11</text:p>
          </table:table-cell>
          <table:table-cell office:value-type="float" office:value="63608700000" calcext:value-type="float">
            <text:p>6.36E+10</text:p>
          </table:table-cell>
        </table:table-row>
        <table:table-row table:style-name="ro1">
          <table:table-cell office:value-type="float" office:value="39973300000" calcext:value-type="float">
            <text:p>4.00E+10</text:p>
          </table:table-cell>
          <table:table-cell office:value-type="float" office:value="126373000000" calcext:value-type="float">
            <text:p>1.26E+11</text:p>
          </table:table-cell>
          <table:table-cell office:value-type="float" office:value="63782300000" calcext:value-type="float">
            <text:p>6.38E+10</text:p>
          </table:table-cell>
        </table:table-row>
        <table:table-row table:style-name="ro1">
          <table:table-cell office:value-type="float" office:value="36986600000" calcext:value-type="float">
            <text:p>3.70E+10</text:p>
          </table:table-cell>
          <table:table-cell office:value-type="float" office:value="125144000000" calcext:value-type="float">
            <text:p>1.25E+11</text:p>
          </table:table-cell>
          <table:table-cell office:value-type="float" office:value="63961400000" calcext:value-type="float">
            <text:p>6.40E+10</text:p>
          </table:table-cell>
        </table:table-row>
        <table:table-row table:style-name="ro1">
          <table:table-cell office:value-type="float" office:value="33985000000" calcext:value-type="float">
            <text:p>3.40E+10</text:p>
          </table:table-cell>
          <table:table-cell office:value-type="float" office:value="123864000000" calcext:value-type="float">
            <text:p>1.24E+11</text:p>
          </table:table-cell>
          <table:table-cell office:value-type="float" office:value="64146300000" calcext:value-type="float">
            <text:p>6.41E+10</text:p>
          </table:table-cell>
        </table:table-row>
        <table:table-row table:style-name="ro1">
          <table:table-cell office:value-type="float" office:value="30969000000" calcext:value-type="float">
            <text:p>3.10E+10</text:p>
          </table:table-cell>
          <table:table-cell office:value-type="float" office:value="122532000000" calcext:value-type="float">
            <text:p>1.23E+11</text:p>
          </table:table-cell>
          <table:table-cell office:value-type="float" office:value="64337300000" calcext:value-type="float">
            <text:p>6.43E+10</text:p>
          </table:table-cell>
        </table:table-row>
        <table:table-row table:style-name="ro1">
          <table:table-cell office:value-type="float" office:value="27939400000" calcext:value-type="float">
            <text:p>2.79E+10</text:p>
          </table:table-cell>
          <table:table-cell office:value-type="float" office:value="121145000000" calcext:value-type="float">
            <text:p>1.21E+11</text:p>
          </table:table-cell>
          <table:table-cell office:value-type="float" office:value="64534500000" calcext:value-type="float">
            <text:p>6.45E+10</text:p>
          </table:table-cell>
        </table:table-row>
        <table:table-row table:style-name="ro1">
          <table:table-cell office:value-type="float" office:value="24896800000" calcext:value-type="float">
            <text:p>2.49E+10</text:p>
          </table:table-cell>
          <table:table-cell office:value-type="float" office:value="119703000000" calcext:value-type="float">
            <text:p>1.20E+11</text:p>
          </table:table-cell>
          <table:table-cell office:value-type="float" office:value="64738300000" calcext:value-type="float">
            <text:p>6.47E+10</text:p>
          </table:table-cell>
        </table:table-row>
        <table:table-row table:style-name="ro1">
          <table:table-cell office:value-type="float" office:value="21842100000" calcext:value-type="float">
            <text:p>2.18E+10</text:p>
          </table:table-cell>
          <table:table-cell office:value-type="float" office:value="118202000000" calcext:value-type="float">
            <text:p>1.18E+11</text:p>
          </table:table-cell>
          <table:table-cell office:value-type="float" office:value="64949100000" calcext:value-type="float">
            <text:p>6.49E+10</text:p>
          </table:table-cell>
        </table:table-row>
        <table:table-row table:style-name="ro1">
          <table:table-cell office:value-type="float" office:value="18776300000" calcext:value-type="float">
            <text:p>1.88E+10</text:p>
          </table:table-cell>
          <table:table-cell office:value-type="float" office:value="116641000000" calcext:value-type="float">
            <text:p>1.17E+11</text:p>
          </table:table-cell>
          <table:table-cell office:value-type="float" office:value="65167100000" calcext:value-type="float">
            <text:p>6.52E+10</text:p>
          </table:table-cell>
        </table:table-row>
        <table:table-row table:style-name="ro1">
          <table:table-cell office:value-type="float" office:value="15700500000" calcext:value-type="float">
            <text:p>1.57E+10</text:p>
          </table:table-cell>
          <table:table-cell office:value-type="float" office:value="115018000000" calcext:value-type="float">
            <text:p>1.15E+11</text:p>
          </table:table-cell>
          <table:table-cell office:value-type="float" office:value="65392800000" calcext:value-type="float">
            <text:p>6.54E+10</text:p>
          </table:table-cell>
        </table:table-row>
        <table:table-row table:style-name="ro1">
          <table:table-cell office:value-type="float" office:value="12615900000" calcext:value-type="float">
            <text:p>1.26E+10</text:p>
          </table:table-cell>
          <table:table-cell office:value-type="float" office:value="113330000000" calcext:value-type="float">
            <text:p>1.13E+11</text:p>
          </table:table-cell>
          <table:table-cell office:value-type="float" office:value="65626400000" calcext:value-type="float">
            <text:p>6.56E+10</text:p>
          </table:table-cell>
        </table:table-row>
        <table:table-row table:style-name="ro1">
          <table:table-cell office:value-type="float" office:value="9523840000" calcext:value-type="float">
            <text:p>9.52E+09</text:p>
          </table:table-cell>
          <table:table-cell office:value-type="float" office:value="111575000000" calcext:value-type="float">
            <text:p>1.12E+11</text:p>
          </table:table-cell>
          <table:table-cell office:value-type="float" office:value="65868300000" calcext:value-type="float">
            <text:p>6.59E+10</text:p>
          </table:table-cell>
        </table:table-row>
        <table:table-row table:style-name="ro1">
          <table:table-cell office:value-type="float" office:value="6425870000" calcext:value-type="float">
            <text:p>6.43E+09</text:p>
          </table:table-cell>
          <table:table-cell office:value-type="float" office:value="109751000000" calcext:value-type="float">
            <text:p>1.10E+11</text:p>
          </table:table-cell>
          <table:table-cell office:value-type="float" office:value="66119100000" calcext:value-type="float">
            <text:p>6.61E+10</text:p>
          </table:table-cell>
        </table:table-row>
        <table:table-row table:style-name="ro1">
          <table:table-cell office:value-type="float" office:value="3323720000" calcext:value-type="float">
            <text:p>3.32E+09</text:p>
          </table:table-cell>
          <table:table-cell office:value-type="float" office:value="107855000000" calcext:value-type="float">
            <text:p>1.08E+11</text:p>
          </table:table-cell>
          <table:table-cell office:value-type="float" office:value="66379200000" calcext:value-type="float">
            <text:p>6.64E+10</text:p>
          </table:table-cell>
        </table:table-row>
        <table:table-row table:style-name="ro1">
          <table:table-cell office:value-type="float" office:value="219294000" calcext:value-type="float">
            <text:p>2.19E+08</text:p>
          </table:table-cell>
          <table:table-cell office:value-type="float" office:value="105885000000" calcext:value-type="float">
            <text:p>1.06E+11</text:p>
          </table:table-cell>
          <table:table-cell office:value-type="float" office:value="66648900000" calcext:value-type="float">
            <text:p>6.66E+10</text:p>
          </table:table-cell>
        </table:table-row>
        <table:table-row table:style-name="ro1">
          <table:table-cell office:value-type="float" office:value="-2885270000" calcext:value-type="float">
            <text:p>-2.89E+09</text:p>
          </table:table-cell>
          <table:table-cell office:value-type="float" office:value="103837000000" calcext:value-type="float">
            <text:p>1.04E+11</text:p>
          </table:table-cell>
          <table:table-cell office:value-type="float" office:value="66928900000" calcext:value-type="float">
            <text:p>6.69E+10</text:p>
          </table:table-cell>
        </table:table-row>
        <table:table-row table:style-name="ro1">
          <table:table-cell office:value-type="float" office:value="-5987590000" calcext:value-type="float">
            <text:p>-5.99E+09</text:p>
          </table:table-cell>
          <table:table-cell office:value-type="float" office:value="101710000000" calcext:value-type="float">
            <text:p>1.02E+11</text:p>
          </table:table-cell>
          <table:table-cell office:value-type="float" office:value="67219700000" calcext:value-type="float">
            <text:p>6.72E+10</text:p>
          </table:table-cell>
        </table:table-row>
        <table:table-row table:style-name="ro1">
          <table:table-cell office:value-type="float" office:value="-9085040000" calcext:value-type="float">
            <text:p>-9.09E+09</text:p>
          </table:table-cell>
          <table:table-cell office:value-type="float" office:value="99500800000" calcext:value-type="float">
            <text:p>9.95E+10</text:p>
          </table:table-cell>
          <table:table-cell office:value-type="float" office:value="67521900000" calcext:value-type="float">
            <text:p>6.75E+10</text:p>
          </table:table-cell>
        </table:table-row>
        <table:table-row table:style-name="ro1">
          <table:table-cell office:value-type="float" office:value="-12174700000" calcext:value-type="float">
            <text:p>-1.22E+10</text:p>
          </table:table-cell>
          <table:table-cell office:value-type="float" office:value="97206300000" calcext:value-type="float">
            <text:p>9.72E+10</text:p>
          </table:table-cell>
          <table:table-cell office:value-type="float" office:value="67835900000" calcext:value-type="float">
            <text:p>6.78E+10</text:p>
          </table:table-cell>
        </table:table-row>
        <table:table-row table:style-name="ro1">
          <table:table-cell office:value-type="float" office:value="-15253300000" calcext:value-type="float">
            <text:p>-1.53E+10</text:p>
          </table:table-cell>
          <table:table-cell office:value-type="float" office:value="94824000000" calcext:value-type="float">
            <text:p>9.48E+10</text:p>
          </table:table-cell>
          <table:table-cell office:value-type="float" office:value="68162600000" calcext:value-type="float">
            <text:p>6.82E+10</text:p>
          </table:table-cell>
        </table:table-row>
        <table:table-row table:style-name="ro1">
          <table:table-cell office:value-type="float" office:value="-18317300000" calcext:value-type="float">
            <text:p>-1.83E+10</text:p>
          </table:table-cell>
          <table:table-cell office:value-type="float" office:value="92351200000" calcext:value-type="float">
            <text:p>9.24E+10</text:p>
          </table:table-cell>
          <table:table-cell office:value-type="float" office:value="68502600000" calcext:value-type="float">
            <text:p>6.85E+10</text:p>
          </table:table-cell>
        </table:table-row>
        <table:table-row table:style-name="ro1">
          <table:table-cell office:value-type="float" office:value="-21362800000" calcext:value-type="float">
            <text:p>-2.14E+10</text:p>
          </table:table-cell>
          <table:table-cell office:value-type="float" office:value="89785100000" calcext:value-type="float">
            <text:p>8.98E+10</text:p>
          </table:table-cell>
          <table:table-cell office:value-type="float" office:value="68856500000" calcext:value-type="float">
            <text:p>6.89E+10</text:p>
          </table:table-cell>
        </table:table-row>
        <table:table-row table:style-name="ro1">
          <table:table-cell office:value-type="float" office:value="-24385500000" calcext:value-type="float">
            <text:p>-2.44E+10</text:p>
          </table:table-cell>
          <table:table-cell office:value-type="float" office:value="87123300000" calcext:value-type="float">
            <text:p>8.71E+10</text:p>
          </table:table-cell>
          <table:table-cell office:value-type="float" office:value="69225000000" calcext:value-type="float">
            <text:p>6.92E+10</text:p>
          </table:table-cell>
        </table:table-row>
        <table:table-row table:style-name="ro1">
          <table:table-cell office:value-type="float" office:value="-27380600000" calcext:value-type="float">
            <text:p>-2.74E+10</text:p>
          </table:table-cell>
          <table:table-cell office:value-type="float" office:value="84363100000" calcext:value-type="float">
            <text:p>8.44E+10</text:p>
          </table:table-cell>
          <table:table-cell office:value-type="float" office:value="69609100000" calcext:value-type="float">
            <text:p>6.96E+10</text:p>
          </table:table-cell>
        </table:table-row>
        <table:table-row table:style-name="ro1">
          <table:table-cell office:value-type="float" office:value="-30343000000" calcext:value-type="float">
            <text:p>-3.03E+10</text:p>
          </table:table-cell>
          <table:table-cell office:value-type="float" office:value="81502400000" calcext:value-type="float">
            <text:p>8.15E+10</text:p>
          </table:table-cell>
          <table:table-cell office:value-type="float" office:value="70009400000" calcext:value-type="float">
            <text:p>7.00E+10</text:p>
          </table:table-cell>
        </table:table-row>
        <table:table-row table:style-name="ro1">
          <table:table-cell office:value-type="float" office:value="-33267100000" calcext:value-type="float">
            <text:p>-3.33E+10</text:p>
          </table:table-cell>
          <table:table-cell office:value-type="float" office:value="78538900000" calcext:value-type="float">
            <text:p>7.85E+10</text:p>
          </table:table-cell>
          <table:table-cell office:value-type="float" office:value="70426700000" calcext:value-type="float">
            <text:p>7.04E+10</text:p>
          </table:table-cell>
        </table:table-row>
        <table:table-row table:style-name="ro1">
          <table:table-cell office:value-type="float" office:value="-36146900000" calcext:value-type="float">
            <text:p>-3.61E+10</text:p>
          </table:table-cell>
          <table:table-cell office:value-type="float" office:value="75470800000" calcext:value-type="float">
            <text:p>7.55E+10</text:p>
          </table:table-cell>
          <table:table-cell office:value-type="float" office:value="70861800000" calcext:value-type="float">
            <text:p>7.09E+10</text:p>
          </table:table-cell>
        </table:table-row>
        <table:table-row table:style-name="ro1">
          <table:table-cell office:value-type="float" office:value="-38975800000" calcext:value-type="float">
            <text:p>-3.90E+10</text:p>
          </table:table-cell>
          <table:table-cell office:value-type="float" office:value="72296800000" calcext:value-type="float">
            <text:p>7.23E+10</text:p>
          </table:table-cell>
          <table:table-cell office:value-type="float" office:value="71315700000" calcext:value-type="float">
            <text:p>7.13E+10</text:p>
          </table:table-cell>
        </table:table-row>
        <table:table-row table:style-name="ro1">
          <table:table-cell office:value-type="float" office:value="-41746900000" calcext:value-type="float">
            <text:p>-4.17E+10</text:p>
          </table:table-cell>
          <table:table-cell office:value-type="float" office:value="69015600000" calcext:value-type="float">
            <text:p>6.90E+10</text:p>
          </table:table-cell>
          <table:table-cell office:value-type="float" office:value="71789000000" calcext:value-type="float">
            <text:p>7.18E+10</text:p>
          </table:table-cell>
        </table:table-row>
        <table:table-row table:style-name="ro1">
          <table:table-cell office:value-type="float" office:value="-44452900000" calcext:value-type="float">
            <text:p>-4.45E+10</text:p>
          </table:table-cell>
          <table:table-cell office:value-type="float" office:value="65626900000" calcext:value-type="float">
            <text:p>6.56E+10</text:p>
          </table:table-cell>
          <table:table-cell office:value-type="float" office:value="72282500000" calcext:value-type="float">
            <text:p>7.23E+10</text:p>
          </table:table-cell>
        </table:table-row>
        <table:table-row table:style-name="ro1">
          <table:table-cell office:value-type="float" office:value="-47085900000" calcext:value-type="float">
            <text:p>-4.71E+10</text:p>
          </table:table-cell>
          <table:table-cell office:value-type="float" office:value="62130600000" calcext:value-type="float">
            <text:p>6.21E+10</text:p>
          </table:table-cell>
          <table:table-cell office:value-type="float" office:value="72797100000" calcext:value-type="float">
            <text:p>7.28E+10</text:p>
          </table:table-cell>
        </table:table-row>
        <table:table-row table:style-name="ro1">
          <table:table-cell office:value-type="float" office:value="-49637900000" calcext:value-type="float">
            <text:p>-4.96E+10</text:p>
          </table:table-cell>
          <table:table-cell office:value-type="float" office:value="58527400000" calcext:value-type="float">
            <text:p>5.85E+10</text:p>
          </table:table-cell>
          <table:table-cell office:value-type="float" office:value="73333300000" calcext:value-type="float">
            <text:p>7.33E+10</text:p>
          </table:table-cell>
        </table:table-row>
        <table:table-row table:style-name="ro1">
          <table:table-cell office:value-type="float" office:value="-52100400000" calcext:value-type="float">
            <text:p>-5.21E+10</text:p>
          </table:table-cell>
          <table:table-cell office:value-type="float" office:value="54818900000" calcext:value-type="float">
            <text:p>5.48E+10</text:p>
          </table:table-cell>
          <table:table-cell office:value-type="float" office:value="73891800000" calcext:value-type="float">
            <text:p>7.39E+10</text:p>
          </table:table-cell>
        </table:table-row>
        <table:table-row table:style-name="ro1">
          <table:table-cell office:value-type="float" office:value="-54464900000" calcext:value-type="float">
            <text:p>-5.45E+10</text:p>
          </table:table-cell>
          <table:table-cell office:value-type="float" office:value="51007400000" calcext:value-type="float">
            <text:p>5.10E+10</text:p>
          </table:table-cell>
          <table:table-cell office:value-type="float" office:value="74473100000" calcext:value-type="float">
            <text:p>7.45E+10</text:p>
          </table:table-cell>
        </table:table-row>
        <table:table-row table:style-name="ro1">
          <table:table-cell office:value-type="float" office:value="-56722900000" calcext:value-type="float">
            <text:p>-5.67E+10</text:p>
          </table:table-cell>
          <table:table-cell office:value-type="float" office:value="47096100000" calcext:value-type="float">
            <text:p>4.71E+10</text:p>
          </table:table-cell>
          <table:table-cell office:value-type="float" office:value="75077500000" calcext:value-type="float">
            <text:p>7.51E+10</text:p>
          </table:table-cell>
        </table:table-row>
        <table:table-row table:style-name="ro1">
          <table:table-cell office:value-type="float" office:value="-58865700000" calcext:value-type="float">
            <text:p>-5.89E+10</text:p>
          </table:table-cell>
          <table:table-cell office:value-type="float" office:value="43089400000" calcext:value-type="float">
            <text:p>4.31E+10</text:p>
          </table:table-cell>
          <table:table-cell office:value-type="float" office:value="75705300000" calcext:value-type="float">
            <text:p>7.57E+10</text:p>
          </table:table-cell>
        </table:table-row>
        <table:table-row table:style-name="ro1">
          <table:table-cell office:value-type="float" office:value="-60885000000" calcext:value-type="float">
            <text:p>-6.09E+10</text:p>
          </table:table-cell>
          <table:table-cell office:value-type="float" office:value="38992300000" calcext:value-type="float">
            <text:p>3.90E+10</text:p>
          </table:table-cell>
          <table:table-cell office:value-type="float" office:value="76356500000" calcext:value-type="float">
            <text:p>7.64E+10</text:p>
          </table:table-cell>
        </table:table-row>
        <table:table-row table:style-name="ro1">
          <table:table-cell office:value-type="float" office:value="-62772900000" calcext:value-type="float">
            <text:p>-6.28E+10</text:p>
          </table:table-cell>
          <table:table-cell office:value-type="float" office:value="34811100000" calcext:value-type="float">
            <text:p>3.48E+10</text:p>
          </table:table-cell>
          <table:table-cell office:value-type="float" office:value="77030900000" calcext:value-type="float">
            <text:p>7.70E+10</text:p>
          </table:table-cell>
        </table:table-row>
        <table:table-row table:style-name="ro1">
          <table:table-cell office:value-type="float" office:value="-64522100000" calcext:value-type="float">
            <text:p>-6.45E+10</text:p>
          </table:table-cell>
          <table:table-cell office:value-type="float" office:value="30553000000" calcext:value-type="float">
            <text:p>3.06E+10</text:p>
          </table:table-cell>
          <table:table-cell office:value-type="float" office:value="77728100000" calcext:value-type="float">
            <text:p>7.77E+10</text:p>
          </table:table-cell>
        </table:table-row>
        <table:table-row table:style-name="ro1">
          <table:table-cell office:value-type="float" office:value="-66125900000" calcext:value-type="float">
            <text:p>-6.61E+10</text:p>
          </table:table-cell>
          <table:table-cell office:value-type="float" office:value="26226200000" calcext:value-type="float">
            <text:p>2.62E+10</text:p>
          </table:table-cell>
          <table:table-cell office:value-type="float" office:value="78447600000" calcext:value-type="float">
            <text:p>7.84E+10</text:p>
          </table:table-cell>
        </table:table-row>
        <table:table-row table:style-name="ro1">
          <table:table-cell office:value-type="float" office:value="-67578700000" calcext:value-type="float">
            <text:p>-6.76E+10</text:p>
          </table:table-cell>
          <table:table-cell office:value-type="float" office:value="21839400000" calcext:value-type="float">
            <text:p>2.18E+10</text:p>
          </table:table-cell>
          <table:table-cell office:value-type="float" office:value="79188500000" calcext:value-type="float">
            <text:p>7.92E+10</text:p>
          </table:table-cell>
        </table:table-row>
        <table:table-row table:style-name="ro1">
          <table:table-cell office:value-type="float" office:value="-68875700000" calcext:value-type="float">
            <text:p>-6.89E+10</text:p>
          </table:table-cell>
          <table:table-cell office:value-type="float" office:value="17402300000" calcext:value-type="float">
            <text:p>1.74E+10</text:p>
          </table:table-cell>
          <table:table-cell office:value-type="float" office:value="79949900000" calcext:value-type="float">
            <text:p>7.99E+10</text:p>
          </table:table-cell>
        </table:table-row>
        <table:table-row table:style-name="ro1">
          <table:table-cell office:value-type="float" office:value="-70013400000" calcext:value-type="float">
            <text:p>-7.00E+10</text:p>
          </table:table-cell>
          <table:table-cell office:value-type="float" office:value="12925000000" calcext:value-type="float">
            <text:p>1.29E+10</text:p>
          </table:table-cell>
          <table:table-cell office:value-type="float" office:value="80730400000" calcext:value-type="float">
            <text:p>8.07E+10</text:p>
          </table:table-cell>
        </table:table-row>
        <table:table-row table:style-name="ro1">
          <table:table-cell office:value-type="float" office:value="-70989500000" calcext:value-type="float">
            <text:p>-7.10E+10</text:p>
          </table:table-cell>
          <table:table-cell office:value-type="float" office:value="8417890000" calcext:value-type="float">
            <text:p>8.42E+09</text:p>
          </table:table-cell>
          <table:table-cell office:value-type="float" office:value="81528600000" calcext:value-type="float">
            <text:p>8.15E+10</text:p>
          </table:table-cell>
        </table:table-row>
        <table:table-row table:style-name="ro1">
          <table:table-cell office:value-type="float" office:value="-71803100000" calcext:value-type="float">
            <text:p>-7.18E+10</text:p>
          </table:table-cell>
          <table:table-cell office:value-type="float" office:value="3891450000" calcext:value-type="float">
            <text:p>3.89E+09</text:p>
          </table:table-cell>
          <table:table-cell office:value-type="float" office:value="82343000000" calcext:value-type="float">
            <text:p>8.23E+10</text:p>
          </table:table-cell>
        </table:table-row>
        <table:table-row table:style-name="ro1">
          <table:table-cell office:value-type="float" office:value="-72454300000" calcext:value-type="float">
            <text:p>-7.25E+10</text:p>
          </table:table-cell>
          <table:table-cell office:value-type="float" office:value="-643816000" calcext:value-type="float">
            <text:p>-6.44E+08</text:p>
          </table:table-cell>
          <table:table-cell office:value-type="float" office:value="83171700000" calcext:value-type="float">
            <text:p>8.32E+10</text:p>
          </table:table-cell>
        </table:table-row>
        <table:table-row table:style-name="ro1">
          <table:table-cell office:value-type="float" office:value="-72944600000" calcext:value-type="float">
            <text:p>-7.29E+10</text:p>
          </table:table-cell>
          <table:table-cell office:value-type="float" office:value="-5177690000" calcext:value-type="float">
            <text:p>-5.18E+09</text:p>
          </table:table-cell>
          <table:table-cell office:value-type="float" office:value="84013000000" calcext:value-type="float">
            <text:p>8.40E+10</text:p>
          </table:table-cell>
        </table:table-row>
        <table:table-row table:style-name="ro1">
          <table:table-cell office:value-type="float" office:value="-73276600000" calcext:value-type="float">
            <text:p>-7.33E+10</text:p>
          </table:table-cell>
          <table:table-cell office:value-type="float" office:value="-9700380000" calcext:value-type="float">
            <text:p>-9.70E+09</text:p>
          </table:table-cell>
          <table:table-cell office:value-type="float" office:value="84865100000" calcext:value-type="float">
            <text:p>8.49E+10</text:p>
          </table:table-cell>
        </table:table-row>
        <table:table-row table:style-name="ro1">
          <table:table-cell office:value-type="float" office:value="-73453800000" calcext:value-type="float">
            <text:p>-7.35E+10</text:p>
          </table:table-cell>
          <table:table-cell office:value-type="float" office:value="-14202600000" calcext:value-type="float">
            <text:p>-1.42E+10</text:p>
          </table:table-cell>
          <table:table-cell office:value-type="float" office:value="85726000000" calcext:value-type="float">
            <text:p>8.57E+10</text:p>
          </table:table-cell>
        </table:table-row>
        <table:table-row table:style-name="ro1">
          <table:table-cell office:value-type="float" office:value="-73480900000" calcext:value-type="float">
            <text:p>-7.35E+10</text:p>
          </table:table-cell>
          <table:table-cell office:value-type="float" office:value="-18675900000" calcext:value-type="float">
            <text:p>-1.87E+10</text:p>
          </table:table-cell>
          <table:table-cell office:value-type="float" office:value="86593900000" calcext:value-type="float">
            <text:p>8.66E+10</text:p>
          </table:table-cell>
        </table:table-row>
        <table:table-row table:style-name="ro1">
          <table:table-cell office:value-type="float" office:value="-73363100000" calcext:value-type="float">
            <text:p>-7.34E+10</text:p>
          </table:table-cell>
          <table:table-cell office:value-type="float" office:value="-23112400000" calcext:value-type="float">
            <text:p>-2.31E+10</text:p>
          </table:table-cell>
          <table:table-cell office:value-type="float" office:value="87467000000" calcext:value-type="float">
            <text:p>8.75E+10</text:p>
          </table:table-cell>
        </table:table-row>
        <table:table-row table:style-name="ro1">
          <table:table-cell office:value-type="float" office:value="-73106100000" calcext:value-type="float">
            <text:p>-7.31E+10</text:p>
          </table:table-cell>
          <table:table-cell office:value-type="float" office:value="-27505200000" calcext:value-type="float">
            <text:p>-2.75E+10</text:p>
          </table:table-cell>
          <table:table-cell office:value-type="float" office:value="88343500000" calcext:value-type="float">
            <text:p>8.83E+10</text:p>
          </table:table-cell>
        </table:table-row>
        <table:table-row table:style-name="ro1">
          <table:table-cell office:value-type="float" office:value="-72716300000" calcext:value-type="float">
            <text:p>-7.27E+10</text:p>
          </table:table-cell>
          <table:table-cell office:value-type="float" office:value="-31848000000" calcext:value-type="float">
            <text:p>-3.18E+10</text:p>
          </table:table-cell>
          <table:table-cell office:value-type="float" office:value="89221800000" calcext:value-type="float">
            <text:p>8.92E+10</text:p>
          </table:table-cell>
        </table:table-row>
        <table:table-row table:style-name="ro1">
          <table:table-cell office:value-type="float" office:value="-72200300000" calcext:value-type="float">
            <text:p>-7.22E+10</text:p>
          </table:table-cell>
          <table:table-cell office:value-type="float" office:value="-36135600000" calcext:value-type="float">
            <text:p>-3.61E+10</text:p>
          </table:table-cell>
          <table:table-cell office:value-type="float" office:value="90100400000" calcext:value-type="float">
            <text:p>9.01E+10</text:p>
          </table:table-cell>
        </table:table-row>
        <table:table-row table:style-name="ro1">
          <table:table-cell office:value-type="float" office:value="-71564800000" calcext:value-type="float">
            <text:p>-7.16E+10</text:p>
          </table:table-cell>
          <table:table-cell office:value-type="float" office:value="-40363500000" calcext:value-type="float">
            <text:p>-4.04E+10</text:p>
          </table:table-cell>
          <table:table-cell office:value-type="float" office:value="90977900000" calcext:value-type="float">
            <text:p>9.10E+10</text:p>
          </table:table-cell>
        </table:table-row>
        <table:table-row table:style-name="ro1">
          <table:table-cell office:value-type="float" office:value="-70816700000" calcext:value-type="float">
            <text:p>-7.08E+10</text:p>
          </table:table-cell>
          <table:table-cell office:value-type="float" office:value="-44528000000" calcext:value-type="float">
            <text:p>-4.45E+10</text:p>
          </table:table-cell>
          <table:table-cell office:value-type="float" office:value="91852800000" calcext:value-type="float">
            <text:p>9.19E+10</text:p>
          </table:table-cell>
        </table:table-row>
        <table:table-row table:style-name="ro1">
          <table:table-cell office:value-type="float" office:value="-69962800000" calcext:value-type="float">
            <text:p>-7.00E+10</text:p>
          </table:table-cell>
          <table:table-cell office:value-type="float" office:value="-48626000000" calcext:value-type="float">
            <text:p>-4.86E+10</text:p>
          </table:table-cell>
          <table:table-cell office:value-type="float" office:value="92724200000" calcext:value-type="float">
            <text:p>9.27E+10</text:p>
          </table:table-cell>
        </table:table-row>
        <table:table-row table:style-name="ro1">
          <table:table-cell office:value-type="float" office:value="-69009800000" calcext:value-type="float">
            <text:p>-6.90E+10</text:p>
          </table:table-cell>
          <table:table-cell office:value-type="float" office:value="-52655100000" calcext:value-type="float">
            <text:p>-5.27E+10</text:p>
          </table:table-cell>
          <table:table-cell office:value-type="float" office:value="93591000000" calcext:value-type="float">
            <text:p>9.36E+10</text:p>
          </table:table-cell>
        </table:table-row>
        <table:table-row table:style-name="ro1">
          <table:table-cell office:value-type="float" office:value="-67964100000" calcext:value-type="float">
            <text:p>-6.80E+10</text:p>
          </table:table-cell>
          <table:table-cell office:value-type="float" office:value="-56613700000" calcext:value-type="float">
            <text:p>-5.66E+10</text:p>
          </table:table-cell>
          <table:table-cell office:value-type="float" office:value="94452300000" calcext:value-type="float">
            <text:p>9.45E+10</text:p>
          </table:table-cell>
        </table:table-row>
        <table:table-row table:style-name="ro1">
          <table:table-cell office:value-type="float" office:value="-66832200000" calcext:value-type="float">
            <text:p>-6.68E+10</text:p>
          </table:table-cell>
          <table:table-cell office:value-type="float" office:value="-60500400000" calcext:value-type="float">
            <text:p>-6.05E+10</text:p>
          </table:table-cell>
          <table:table-cell office:value-type="float" office:value="95307200000" calcext:value-type="float">
            <text:p>9.53E+10</text:p>
          </table:table-cell>
        </table:table-row>
        <table:table-row table:style-name="ro1">
          <table:table-cell office:value-type="float" office:value="-65619900000" calcext:value-type="float">
            <text:p>-6.56E+10</text:p>
          </table:table-cell>
          <table:table-cell office:value-type="float" office:value="-64314600000" calcext:value-type="float">
            <text:p>-6.43E+10</text:p>
          </table:table-cell>
          <table:table-cell office:value-type="float" office:value="96155000000" calcext:value-type="float">
            <text:p>9.62E+10</text:p>
          </table:table-cell>
        </table:table-row>
        <table:table-row table:style-name="ro1">
          <table:table-cell office:value-type="float" office:value="-64333200000" calcext:value-type="float">
            <text:p>-6.43E+10</text:p>
          </table:table-cell>
          <table:table-cell office:value-type="float" office:value="-68055800000" calcext:value-type="float">
            <text:p>-6.81E+10</text:p>
          </table:table-cell>
          <table:table-cell office:value-type="float" office:value="96995300000" calcext:value-type="float">
            <text:p>9.70E+10</text:p>
          </table:table-cell>
        </table:table-row>
        <table:table-row table:style-name="ro1">
          <table:table-cell office:value-type="float" office:value="-62977500000" calcext:value-type="float">
            <text:p>-6.30E+10</text:p>
          </table:table-cell>
          <table:table-cell office:value-type="float" office:value="-71724000000" calcext:value-type="float">
            <text:p>-7.17E+10</text:p>
          </table:table-cell>
          <table:table-cell office:value-type="float" office:value="97827500000" calcext:value-type="float">
            <text:p>9.78E+10</text:p>
          </table:table-cell>
        </table:table-row>
        <table:table-row table:style-name="ro1">
          <table:table-cell office:value-type="float" office:value="-61557800000" calcext:value-type="float">
            <text:p>-6.16E+10</text:p>
          </table:table-cell>
          <table:table-cell office:value-type="float" office:value="-75319500000" calcext:value-type="float">
            <text:p>-7.53E+10</text:p>
          </table:table-cell>
          <table:table-cell office:value-type="float" office:value="98651100000" calcext:value-type="float">
            <text:p>9.87E+10</text:p>
          </table:table-cell>
        </table:table-row>
        <table:table-row table:style-name="ro1">
          <table:table-cell office:value-type="float" office:value="-60079200000" calcext:value-type="float">
            <text:p>-6.01E+10</text:p>
          </table:table-cell>
          <table:table-cell office:value-type="float" office:value="-78842900000" calcext:value-type="float">
            <text:p>-7.88E+10</text:p>
          </table:table-cell>
          <table:table-cell office:value-type="float" office:value="99465900000" calcext:value-type="float">
            <text:p>9.95E+10</text:p>
          </table:table-cell>
        </table:table-row>
        <table:table-row table:style-name="ro1">
          <table:table-cell office:value-type="float" office:value="-58546100000" calcext:value-type="float">
            <text:p>-5.85E+10</text:p>
          </table:table-cell>
          <table:table-cell office:value-type="float" office:value="-82294800000" calcext:value-type="float">
            <text:p>-8.23E+10</text:p>
          </table:table-cell>
          <table:table-cell office:value-type="float" office:value="100272000000" calcext:value-type="float">
            <text:p>1.00E+11</text:p>
          </table:table-cell>
        </table:table-row>
        <table:table-row table:style-name="ro1">
          <table:table-cell office:value-type="float" office:value="-56962800000" calcext:value-type="float">
            <text:p>-5.70E+10</text:p>
          </table:table-cell>
          <table:table-cell office:value-type="float" office:value="-85676300000" calcext:value-type="float">
            <text:p>-8.57E+10</text:p>
          </table:table-cell>
          <table:table-cell office:value-type="float" office:value="101068000000" calcext:value-type="float">
            <text:p>1.01E+11</text:p>
          </table:table-cell>
        </table:table-row>
        <table:table-row table:style-name="ro1">
          <table:table-cell office:value-type="float" office:value="-55333300000" calcext:value-type="float">
            <text:p>-5.53E+10</text:p>
          </table:table-cell>
          <table:table-cell office:value-type="float" office:value="-88988300000" calcext:value-type="float">
            <text:p>-8.90E+10</text:p>
          </table:table-cell>
          <table:table-cell office:value-type="float" office:value="101855000000" calcext:value-type="float">
            <text:p>1.02E+11</text:p>
          </table:table-cell>
        </table:table-row>
        <table:table-row table:style-name="ro1">
          <table:table-cell office:value-type="float" office:value="-53661300000" calcext:value-type="float">
            <text:p>-5.37E+10</text:p>
          </table:table-cell>
          <table:table-cell office:value-type="float" office:value="-92232100000" calcext:value-type="float">
            <text:p>-9.22E+10</text:p>
          </table:table-cell>
          <table:table-cell office:value-type="float" office:value="102632000000" calcext:value-type="float">
            <text:p>1.03E+11</text:p>
          </table:table-cell>
        </table:table-row>
        <table:table-row table:style-name="ro1">
          <table:table-cell office:value-type="float" office:value="-51950300000" calcext:value-type="float">
            <text:p>-5.20E+10</text:p>
          </table:table-cell>
          <table:table-cell office:value-type="float" office:value="-95408800000" calcext:value-type="float">
            <text:p>-9.54E+10</text:p>
          </table:table-cell>
          <table:table-cell office:value-type="float" office:value="103399000000" calcext:value-type="float">
            <text:p>1.03E+11</text:p>
          </table:table-cell>
        </table:table-row>
        <table:table-row table:style-name="ro1">
          <table:table-cell office:value-type="float" office:value="-50203500000" calcext:value-type="float">
            <text:p>-5.02E+10</text:p>
          </table:table-cell>
          <table:table-cell office:value-type="float" office:value="-98519800000" calcext:value-type="float">
            <text:p>-9.85E+10</text:p>
          </table:table-cell>
          <table:table-cell office:value-type="float" office:value="104157000000" calcext:value-type="float">
            <text:p>1.04E+11</text:p>
          </table:table-cell>
        </table:table-row>
        <table:table-row table:style-name="ro1">
          <table:table-cell office:value-type="float" office:value="-48423900000" calcext:value-type="float">
            <text:p>-4.84E+10</text:p>
          </table:table-cell>
          <table:table-cell office:value-type="float" office:value="-101566000000" calcext:value-type="float">
            <text:p>-1.02E+11</text:p>
          </table:table-cell>
          <table:table-cell office:value-type="float" office:value="104905000000" calcext:value-type="float">
            <text:p>1.05E+11</text:p>
          </table:table-cell>
        </table:table-row>
        <table:table-row table:style-name="ro1">
          <table:table-cell office:value-type="float" office:value="-46614100000" calcext:value-type="float">
            <text:p>-4.66E+10</text:p>
          </table:table-cell>
          <table:table-cell office:value-type="float" office:value="-104550000000" calcext:value-type="float">
            <text:p>-1.05E+11</text:p>
          </table:table-cell>
          <table:table-cell office:value-type="float" office:value="105644000000" calcext:value-type="float">
            <text:p>1.06E+11</text:p>
          </table:table-cell>
        </table:table-row>
        <table:table-row table:style-name="ro1">
          <table:table-cell office:value-type="float" office:value="-44777000000" calcext:value-type="float">
            <text:p>-4.48E+10</text:p>
          </table:table-cell>
          <table:table-cell office:value-type="float" office:value="-107472000000" calcext:value-type="float">
            <text:p>-1.07E+11</text:p>
          </table:table-cell>
          <table:table-cell office:value-type="float" office:value="106372000000" calcext:value-type="float">
            <text:p>1.06E+11</text:p>
          </table:table-cell>
        </table:table-row>
        <table:table-row table:style-name="ro1">
          <table:table-cell office:value-type="float" office:value="-42914700000" calcext:value-type="float">
            <text:p>-4.29E+10</text:p>
          </table:table-cell>
          <table:table-cell office:value-type="float" office:value="-110334000000" calcext:value-type="float">
            <text:p>-1.10E+11</text:p>
          </table:table-cell>
          <table:table-cell office:value-type="float" office:value="107091000000" calcext:value-type="float">
            <text:p>1.07E+11</text:p>
          </table:table-cell>
        </table:table-row>
        <table:table-row table:style-name="ro1">
          <table:table-cell office:value-type="float" office:value="-41029500000" calcext:value-type="float">
            <text:p>-4.10E+10</text:p>
          </table:table-cell>
          <table:table-cell office:value-type="float" office:value="-113137000000" calcext:value-type="float">
            <text:p>-1.13E+11</text:p>
          </table:table-cell>
          <table:table-cell office:value-type="float" office:value="107801000000" calcext:value-type="float">
            <text:p>1.08E+11</text:p>
          </table:table-cell>
        </table:table-row>
        <table:table-row table:style-name="ro1">
          <table:table-cell office:value-type="float" office:value="-39123600000" calcext:value-type="float">
            <text:p>-3.91E+10</text:p>
          </table:table-cell>
          <table:table-cell office:value-type="float" office:value="-115883000000" calcext:value-type="float">
            <text:p>-1.16E+11</text:p>
          </table:table-cell>
          <table:table-cell office:value-type="float" office:value="108501000000" calcext:value-type="float">
            <text:p>1.09E+11</text:p>
          </table:table-cell>
        </table:table-row>
        <table:table-row table:style-name="ro1">
          <table:table-cell office:value-type="float" office:value="-37198700000" calcext:value-type="float">
            <text:p>-3.72E+10</text:p>
          </table:table-cell>
          <table:table-cell office:value-type="float" office:value="-118572000000" calcext:value-type="float">
            <text:p>-1.19E+11</text:p>
          </table:table-cell>
          <table:table-cell office:value-type="float" office:value="109192000000" calcext:value-type="float">
            <text:p>1.09E+11</text:p>
          </table:table-cell>
        </table:table-row>
        <table:table-row table:style-name="ro1">
          <table:table-cell office:value-type="float" office:value="-35256700000" calcext:value-type="float">
            <text:p>-3.53E+10</text:p>
          </table:table-cell>
          <table:table-cell office:value-type="float" office:value="-121207000000" calcext:value-type="float">
            <text:p>-1.21E+11</text:p>
          </table:table-cell>
          <table:table-cell office:value-type="float" office:value="109873000000" calcext:value-type="float">
            <text:p>1.10E+11</text:p>
          </table:table-cell>
        </table:table-row>
        <table:table-row table:style-name="ro1">
          <table:table-cell office:value-type="float" office:value="-33299100000" calcext:value-type="float">
            <text:p>-3.33E+10</text:p>
          </table:table-cell>
          <table:table-cell office:value-type="float" office:value="-123789000000" calcext:value-type="float">
            <text:p>-1.24E+11</text:p>
          </table:table-cell>
          <table:table-cell office:value-type="float" office:value="110545000000" calcext:value-type="float">
            <text:p>1.11E+11</text:p>
          </table:table-cell>
        </table:table-row>
        <table:table-row table:style-name="ro1">
          <table:table-cell office:value-type="float" office:value="-31327600000" calcext:value-type="float">
            <text:p>-3.13E+10</text:p>
          </table:table-cell>
          <table:table-cell office:value-type="float" office:value="-126319000000" calcext:value-type="float">
            <text:p>-1.26E+11</text:p>
          </table:table-cell>
          <table:table-cell office:value-type="float" office:value="111209000000" calcext:value-type="float">
            <text:p>1.11E+11</text:p>
          </table:table-cell>
        </table:table-row>
        <table:table-row table:style-name="ro1">
          <table:table-cell office:value-type="float" office:value="-29343500000" calcext:value-type="float">
            <text:p>-2.93E+10</text:p>
          </table:table-cell>
          <table:table-cell office:value-type="float" office:value="-128798000000" calcext:value-type="float">
            <text:p>-1.29E+11</text:p>
          </table:table-cell>
          <table:table-cell office:value-type="float" office:value="111863000000" calcext:value-type="float">
            <text:p>1.12E+11</text:p>
          </table:table-cell>
        </table:table-row>
        <table:table-row table:style-name="ro1">
          <table:table-cell office:value-type="float" office:value="-27348100000" calcext:value-type="float">
            <text:p>-2.73E+10</text:p>
          </table:table-cell>
          <table:table-cell office:value-type="float" office:value="-131228000000" calcext:value-type="float">
            <text:p>-1.31E+11</text:p>
          </table:table-cell>
          <table:table-cell office:value-type="float" office:value="112509000000" calcext:value-type="float">
            <text:p>1.13E+11</text:p>
          </table:table-cell>
        </table:table-row>
        <table:table-row table:style-name="ro1">
          <table:table-cell office:value-type="float" office:value="-25342700000" calcext:value-type="float">
            <text:p>-2.53E+10</text:p>
          </table:table-cell>
          <table:table-cell office:value-type="float" office:value="-133609000000" calcext:value-type="float">
            <text:p>-1.34E+11</text:p>
          </table:table-cell>
          <table:table-cell office:value-type="float" office:value="113146000000" calcext:value-type="float">
            <text:p>1.13E+11</text:p>
          </table:table-cell>
        </table:table-row>
        <table:table-row table:style-name="ro1">
          <table:table-cell office:value-type="float" office:value="-23328300000" calcext:value-type="float">
            <text:p>-2.33E+10</text:p>
          </table:table-cell>
          <table:table-cell office:value-type="float" office:value="-135944000000" calcext:value-type="float">
            <text:p>-1.36E+11</text:p>
          </table:table-cell>
          <table:table-cell office:value-type="float" office:value="113775000000" calcext:value-type="float">
            <text:p>1.14E+11</text:p>
          </table:table-cell>
        </table:table-row>
        <table:table-row table:style-name="ro1">
          <table:table-cell office:value-type="float" office:value="-21306100000" calcext:value-type="float">
            <text:p>-2.13E+10</text:p>
          </table:table-cell>
          <table:table-cell office:value-type="float" office:value="-138232000000" calcext:value-type="float">
            <text:p>-1.38E+11</text:p>
          </table:table-cell>
          <table:table-cell office:value-type="float" office:value="114395000000" calcext:value-type="float">
            <text:p>1.14E+11</text:p>
          </table:table-cell>
        </table:table-row>
        <table:table-row table:style-name="ro1">
          <table:table-cell office:value-type="float" office:value="-19277000000" calcext:value-type="float">
            <text:p>-1.93E+10</text:p>
          </table:table-cell>
          <table:table-cell office:value-type="float" office:value="-140476000000" calcext:value-type="float">
            <text:p>-1.40E+11</text:p>
          </table:table-cell>
          <table:table-cell office:value-type="float" office:value="115007000000" calcext:value-type="float">
            <text:p>1.15E+11</text:p>
          </table:table-cell>
        </table:table-row>
        <table:table-row table:style-name="ro1">
          <table:table-cell office:value-type="float" office:value="-17241900000" calcext:value-type="float">
            <text:p>-1.72E+10</text:p>
          </table:table-cell>
          <table:table-cell office:value-type="float" office:value="-142677000000" calcext:value-type="float">
            <text:p>-1.43E+11</text:p>
          </table:table-cell>
          <table:table-cell office:value-type="float" office:value="115611000000" calcext:value-type="float">
            <text:p>1.16E+11</text:p>
          </table:table-cell>
        </table:table-row>
        <table:table-row table:style-name="ro1">
          <table:table-cell office:value-type="float" office:value="-15201600000" calcext:value-type="float">
            <text:p>-1.52E+10</text:p>
          </table:table-cell>
          <table:table-cell office:value-type="float" office:value="-144834000000" calcext:value-type="float">
            <text:p>-1.45E+11</text:p>
          </table:table-cell>
          <table:table-cell office:value-type="float" office:value="116207000000" calcext:value-type="float">
            <text:p>1.16E+11</text:p>
          </table:table-cell>
        </table:table-row>
        <table:table-row table:style-name="ro1">
          <table:table-cell office:value-type="float" office:value="-13157000000" calcext:value-type="float">
            <text:p>-1.32E+10</text:p>
          </table:table-cell>
          <table:table-cell office:value-type="float" office:value="-146951000000" calcext:value-type="float">
            <text:p>-1.47E+11</text:p>
          </table:table-cell>
          <table:table-cell office:value-type="float" office:value="116796000000" calcext:value-type="float">
            <text:p>1.17E+11</text:p>
          </table:table-cell>
        </table:table-row>
        <table:table-row table:style-name="ro1">
          <table:table-cell office:value-type="float" office:value="-11108700000" calcext:value-type="float">
            <text:p>-1.11E+10</text:p>
          </table:table-cell>
          <table:table-cell office:value-type="float" office:value="-149026000000" calcext:value-type="float">
            <text:p>-1.49E+11</text:p>
          </table:table-cell>
          <table:table-cell office:value-type="float" office:value="117376000000" calcext:value-type="float">
            <text:p>1.17E+11</text:p>
          </table:table-cell>
        </table:table-row>
        <table:table-row table:style-name="ro1">
          <table:table-cell office:value-type="float" office:value="-9057510000" calcext:value-type="float">
            <text:p>-9.06E+09</text:p>
          </table:table-cell>
          <table:table-cell office:value-type="float" office:value="-151062000000" calcext:value-type="float">
            <text:p>-1.51E+11</text:p>
          </table:table-cell>
          <table:table-cell office:value-type="float" office:value="117949000000" calcext:value-type="float">
            <text:p>1.18E+11</text:p>
          </table:table-cell>
        </table:table-row>
        <table:table-row table:style-name="ro1">
          <table:table-cell office:value-type="float" office:value="-7003980000" calcext:value-type="float">
            <text:p>-7.00E+09</text:p>
          </table:table-cell>
          <table:table-cell office:value-type="float" office:value="-153060000000" calcext:value-type="float">
            <text:p>-1.53E+11</text:p>
          </table:table-cell>
          <table:table-cell office:value-type="float" office:value="118515000000" calcext:value-type="float">
            <text:p>1.19E+11</text:p>
          </table:table-cell>
        </table:table-row>
        <table:table-row table:style-name="ro1">
          <table:table-cell office:value-type="float" office:value="-4948710000" calcext:value-type="float">
            <text:p>-4.95E+09</text:p>
          </table:table-cell>
          <table:table-cell office:value-type="float" office:value="-155020000000" calcext:value-type="float">
            <text:p>-1.55E+11</text:p>
          </table:table-cell>
          <table:table-cell office:value-type="float" office:value="119074000000" calcext:value-type="float">
            <text:p>1.19E+11</text:p>
          </table:table-cell>
        </table:table-row>
        <table:table-row table:style-name="ro1">
          <table:table-cell office:value-type="float" office:value="-2892270000" calcext:value-type="float">
            <text:p>-2.89E+09</text:p>
          </table:table-cell>
          <table:table-cell office:value-type="float" office:value="-156943000000" calcext:value-type="float">
            <text:p>-1.57E+11</text:p>
          </table:table-cell>
          <table:table-cell office:value-type="float" office:value="119625000000" calcext:value-type="float">
            <text:p>1.20E+11</text:p>
          </table:table-cell>
        </table:table-row>
        <table:table-row table:style-name="ro1">
          <table:table-cell office:value-type="float" office:value="-835154000" calcext:value-type="float">
            <text:p>-8.35E+08</text:p>
          </table:table-cell>
          <table:table-cell office:value-type="float" office:value="-158829000000" calcext:value-type="float">
            <text:p>-1.59E+11</text:p>
          </table:table-cell>
          <table:table-cell office:value-type="float" office:value="120169000000" calcext:value-type="float">
            <text:p>1.20E+11</text:p>
          </table:table-cell>
        </table:table-row>
        <table:table-row table:style-name="ro1">
          <table:table-cell office:value-type="float" office:value="1222150000" calcext:value-type="float">
            <text:p>1.22E+09</text:p>
          </table:table-cell>
          <table:table-cell office:value-type="float" office:value="-160681000000" calcext:value-type="float">
            <text:p>-1.61E+11</text:p>
          </table:table-cell>
          <table:table-cell office:value-type="float" office:value="120707000000" calcext:value-type="float">
            <text:p>1.21E+11</text:p>
          </table:table-cell>
        </table:table-row>
        <table:table-row table:style-name="ro1">
          <table:table-cell office:value-type="float" office:value="3279190000" calcext:value-type="float">
            <text:p>3.28E+09</text:p>
          </table:table-cell>
          <table:table-cell office:value-type="float" office:value="-162499000000" calcext:value-type="float">
            <text:p>-1.62E+11</text:p>
          </table:table-cell>
          <table:table-cell office:value-type="float" office:value="121237000000" calcext:value-type="float">
            <text:p>1.21E+11</text:p>
          </table:table-cell>
        </table:table-row>
        <table:table-row table:style-name="ro1">
          <table:table-cell office:value-type="float" office:value="5335550000" calcext:value-type="float">
            <text:p>5.34E+09</text:p>
          </table:table-cell>
          <table:table-cell office:value-type="float" office:value="-164282000000" calcext:value-type="float">
            <text:p>-1.64E+11</text:p>
          </table:table-cell>
          <table:table-cell office:value-type="float" office:value="121761000000" calcext:value-type="float">
            <text:p>1.22E+11</text:p>
          </table:table-cell>
        </table:table-row>
        <table:table-row table:style-name="ro1">
          <table:table-cell office:value-type="float" office:value="7390850000" calcext:value-type="float">
            <text:p>7.39E+09</text:p>
          </table:table-cell>
          <table:table-cell office:value-type="float" office:value="-166033000000" calcext:value-type="float">
            <text:p>-1.66E+11</text:p>
          </table:table-cell>
          <table:table-cell office:value-type="float" office:value="122279000000" calcext:value-type="float">
            <text:p>1.22E+11</text:p>
          </table:table-cell>
        </table:table-row>
        <table:table-row table:style-name="ro1">
          <table:table-cell office:value-type="float" office:value="9444720000" calcext:value-type="float">
            <text:p>9.44E+09</text:p>
          </table:table-cell>
          <table:table-cell office:value-type="float" office:value="-167752000000" calcext:value-type="float">
            <text:p>-1.68E+11</text:p>
          </table:table-cell>
          <table:table-cell office:value-type="float" office:value="122790000000" calcext:value-type="float">
            <text:p>1.23E+11</text:p>
          </table:table-cell>
        </table:table-row>
        <table:table-row table:style-name="ro1">
          <table:table-cell office:value-type="float" office:value="11496800000" calcext:value-type="float">
            <text:p>1.15E+10</text:p>
          </table:table-cell>
          <table:table-cell office:value-type="float" office:value="-169439000000" calcext:value-type="float">
            <text:p>-1.69E+11</text:p>
          </table:table-cell>
          <table:table-cell office:value-type="float" office:value="123294000000" calcext:value-type="float">
            <text:p>1.23E+11</text:p>
          </table:table-cell>
        </table:table-row>
        <table:table-row table:style-name="ro1">
          <table:table-cell office:value-type="float" office:value="13546900000" calcext:value-type="float">
            <text:p>1.35E+10</text:p>
          </table:table-cell>
          <table:table-cell office:value-type="float" office:value="-171096000000" calcext:value-type="float">
            <text:p>-1.71E+11</text:p>
          </table:table-cell>
          <table:table-cell office:value-type="float" office:value="123793000000" calcext:value-type="float">
            <text:p>1.24E+11</text:p>
          </table:table-cell>
        </table:table-row>
        <table:table-row table:style-name="ro1">
          <table:table-cell office:value-type="float" office:value="15594500000" calcext:value-type="float">
            <text:p>1.56E+10</text:p>
          </table:table-cell>
          <table:table-cell office:value-type="float" office:value="-172722000000" calcext:value-type="float">
            <text:p>-1.73E+11</text:p>
          </table:table-cell>
          <table:table-cell office:value-type="float" office:value="124285000000" calcext:value-type="float">
            <text:p>1.24E+11</text:p>
          </table:table-cell>
        </table:table-row>
        <table:table-row table:style-name="ro1">
          <table:table-cell office:value-type="float" office:value="17639500000" calcext:value-type="float">
            <text:p>1.76E+10</text:p>
          </table:table-cell>
          <table:table-cell office:value-type="float" office:value="-174319000000" calcext:value-type="float">
            <text:p>-1.74E+11</text:p>
          </table:table-cell>
          <table:table-cell office:value-type="float" office:value="124772000000" calcext:value-type="float">
            <text:p>1.25E+11</text:p>
          </table:table-cell>
        </table:table-row>
        <table:table-row table:style-name="ro1">
          <table:table-cell office:value-type="float" office:value="19681500000" calcext:value-type="float">
            <text:p>1.97E+10</text:p>
          </table:table-cell>
          <table:table-cell office:value-type="float" office:value="-175888000000" calcext:value-type="float">
            <text:p>-1.76E+11</text:p>
          </table:table-cell>
          <table:table-cell office:value-type="float" office:value="125252000000" calcext:value-type="float">
            <text:p>1.25E+11</text:p>
          </table:table-cell>
        </table:table-row>
        <table:table-row table:style-name="ro1">
          <table:table-cell office:value-type="float" office:value="21720400000" calcext:value-type="float">
            <text:p>2.17E+10</text:p>
          </table:table-cell>
          <table:table-cell office:value-type="float" office:value="-177428000000" calcext:value-type="float">
            <text:p>-1.77E+11</text:p>
          </table:table-cell>
          <table:table-cell office:value-type="float" office:value="125727000000" calcext:value-type="float">
            <text:p>1.26E+11</text:p>
          </table:table-cell>
        </table:table-row>
        <table:table-row table:style-name="ro1">
          <table:table-cell office:value-type="float" office:value="23756000000" calcext:value-type="float">
            <text:p>2.38E+10</text:p>
          </table:table-cell>
          <table:table-cell office:value-type="float" office:value="-178940000000" calcext:value-type="float">
            <text:p>-1.79E+11</text:p>
          </table:table-cell>
          <table:table-cell office:value-type="float" office:value="126196000000" calcext:value-type="float">
            <text:p>1.26E+11</text:p>
          </table:table-cell>
        </table:table-row>
        <table:table-row table:style-name="ro1">
          <table:table-cell office:value-type="float" office:value="25787900000" calcext:value-type="float">
            <text:p>2.58E+10</text:p>
          </table:table-cell>
          <table:table-cell office:value-type="float" office:value="-180425000000" calcext:value-type="float">
            <text:p>-1.80E+11</text:p>
          </table:table-cell>
          <table:table-cell office:value-type="float" office:value="126660000000" calcext:value-type="float">
            <text:p>1.27E+11</text:p>
          </table:table-cell>
        </table:table-row>
        <table:table-row table:style-name="ro1">
          <table:table-cell office:value-type="float" office:value="27816000000" calcext:value-type="float">
            <text:p>2.78E+10</text:p>
          </table:table-cell>
          <table:table-cell office:value-type="float" office:value="-181884000000" calcext:value-type="float">
            <text:p>-1.82E+11</text:p>
          </table:table-cell>
          <table:table-cell office:value-type="float" office:value="127118000000" calcext:value-type="float">
            <text:p>1.27E+11</text:p>
          </table:table-cell>
        </table:table-row>
        <table:table-row table:style-name="ro1">
          <table:table-cell office:value-type="float" office:value="29840200000" calcext:value-type="float">
            <text:p>2.98E+10</text:p>
          </table:table-cell>
          <table:table-cell office:value-type="float" office:value="-183316000000" calcext:value-type="float">
            <text:p>-1.83E+11</text:p>
          </table:table-cell>
          <table:table-cell office:value-type="float" office:value="127570000000" calcext:value-type="float">
            <text:p>1.28E+11</text:p>
          </table:table-cell>
        </table:table-row>
        <table:table-row table:style-name="ro1">
          <table:table-cell office:value-type="float" office:value="31860200000" calcext:value-type="float">
            <text:p>3.19E+10</text:p>
          </table:table-cell>
          <table:table-cell office:value-type="float" office:value="-184723000000" calcext:value-type="float">
            <text:p>-1.85E+11</text:p>
          </table:table-cell>
          <table:table-cell office:value-type="float" office:value="128017000000" calcext:value-type="float">
            <text:p>1.28E+11</text:p>
          </table:table-cell>
        </table:table-row>
        <table:table-row table:style-name="ro1">
          <table:table-cell office:value-type="float" office:value="33875900000" calcext:value-type="float">
            <text:p>3.39E+10</text:p>
          </table:table-cell>
          <table:table-cell office:value-type="float" office:value="-186106000000" calcext:value-type="float">
            <text:p>-1.86E+11</text:p>
          </table:table-cell>
          <table:table-cell office:value-type="float" office:value="128459000000" calcext:value-type="float">
            <text:p>1.28E+11</text:p>
          </table:table-cell>
        </table:table-row>
        <table:table-row table:style-name="ro1">
          <table:table-cell office:value-type="float" office:value="35887100000" calcext:value-type="float">
            <text:p>3.59E+10</text:p>
          </table:table-cell>
          <table:table-cell office:value-type="float" office:value="-187463000000" calcext:value-type="float">
            <text:p>-1.87E+11</text:p>
          </table:table-cell>
          <table:table-cell office:value-type="float" office:value="128896000000" calcext:value-type="float">
            <text:p>1.29E+11</text:p>
          </table:table-cell>
        </table:table-row>
        <table:table-row table:style-name="ro1">
          <table:table-cell office:value-type="float" office:value="37893700000" calcext:value-type="float">
            <text:p>3.79E+10</text:p>
          </table:table-cell>
          <table:table-cell office:value-type="float" office:value="-188797000000" calcext:value-type="float">
            <text:p>-1.89E+11</text:p>
          </table:table-cell>
          <table:table-cell office:value-type="float" office:value="129328000000" calcext:value-type="float">
            <text:p>1.29E+11</text:p>
          </table:table-cell>
        </table:table-row>
        <table:table-row table:style-name="ro1">
          <table:table-cell office:value-type="float" office:value="39895600000" calcext:value-type="float">
            <text:p>3.99E+10</text:p>
          </table:table-cell>
          <table:table-cell office:value-type="float" office:value="-190106000000" calcext:value-type="float">
            <text:p>-1.90E+11</text:p>
          </table:table-cell>
          <table:table-cell office:value-type="float" office:value="129755000000" calcext:value-type="float">
            <text:p>1.30E+11</text:p>
          </table:table-cell>
        </table:table-row>
        <table:table-row table:style-name="ro1">
          <table:table-cell office:value-type="float" office:value="41892600000" calcext:value-type="float">
            <text:p>4.19E+10</text:p>
          </table:table-cell>
          <table:table-cell office:value-type="float" office:value="-191393000000" calcext:value-type="float">
            <text:p>-1.91E+11</text:p>
          </table:table-cell>
          <table:table-cell office:value-type="float" office:value="130176000000" calcext:value-type="float">
            <text:p>1.30E+11</text:p>
          </table:table-cell>
        </table:table-row>
        <table:table-row table:style-name="ro1">
          <table:table-cell office:value-type="float" office:value="43884600000" calcext:value-type="float">
            <text:p>4.39E+10</text:p>
          </table:table-cell>
          <table:table-cell office:value-type="float" office:value="-192657000000" calcext:value-type="float">
            <text:p>-1.93E+11</text:p>
          </table:table-cell>
          <table:table-cell office:value-type="float" office:value="130593000000" calcext:value-type="float">
            <text:p>1.31E+11</text:p>
          </table:table-cell>
        </table:table-row>
        <table:table-row table:style-name="ro1">
          <table:table-cell office:value-type="float" office:value="45871600000" calcext:value-type="float">
            <text:p>4.59E+10</text:p>
          </table:table-cell>
          <table:table-cell office:value-type="float" office:value="-193899000000" calcext:value-type="float">
            <text:p>-1.94E+11</text:p>
          </table:table-cell>
          <table:table-cell office:value-type="float" office:value="131006000000" calcext:value-type="float">
            <text:p>1.31E+11</text:p>
          </table:table-cell>
        </table:table-row>
        <table:table-row table:style-name="ro1">
          <table:table-cell office:value-type="float" office:value="47853400000" calcext:value-type="float">
            <text:p>4.79E+10</text:p>
          </table:table-cell>
          <table:table-cell office:value-type="float" office:value="-195118000000" calcext:value-type="float">
            <text:p>-1.95E+11</text:p>
          </table:table-cell>
          <table:table-cell office:value-type="float" office:value="131413000000" calcext:value-type="float">
            <text:p>1.31E+11</text:p>
          </table:table-cell>
        </table:table-row>
        <table:table-row table:style-name="ro1">
          <table:table-cell office:value-type="float" office:value="49829900000" calcext:value-type="float">
            <text:p>4.98E+10</text:p>
          </table:table-cell>
          <table:table-cell office:value-type="float" office:value="-196317000000" calcext:value-type="float">
            <text:p>-1.96E+11</text:p>
          </table:table-cell>
          <table:table-cell office:value-type="float" office:value="131816000000" calcext:value-type="float">
            <text:p>1.32E+11</text:p>
          </table:table-cell>
        </table:table-row>
        <table:table-row table:style-name="ro1">
          <table:table-cell office:value-type="float" office:value="51801000000" calcext:value-type="float">
            <text:p>5.18E+10</text:p>
          </table:table-cell>
          <table:table-cell office:value-type="float" office:value="-197494000000" calcext:value-type="float">
            <text:p>-1.97E+11</text:p>
          </table:table-cell>
          <table:table-cell office:value-type="float" office:value="132214000000" calcext:value-type="float">
            <text:p>1.32E+11</text:p>
          </table:table-cell>
        </table:table-row>
        <table:table-row table:style-name="ro1">
          <table:table-cell office:value-type="float" office:value="53766700000" calcext:value-type="float">
            <text:p>5.38E+10</text:p>
          </table:table-cell>
          <table:table-cell office:value-type="float" office:value="-198650000000" calcext:value-type="float">
            <text:p>-1.99E+11</text:p>
          </table:table-cell>
          <table:table-cell office:value-type="float" office:value="132608000000" calcext:value-type="float">
            <text:p>1.33E+11</text:p>
          </table:table-cell>
        </table:table-row>
        <table:table-row table:style-name="ro1">
          <table:table-cell office:value-type="float" office:value="55726800000" calcext:value-type="float">
            <text:p>5.57E+10</text:p>
          </table:table-cell>
          <table:table-cell office:value-type="float" office:value="-199786000000" calcext:value-type="float">
            <text:p>-2.00E+11</text:p>
          </table:table-cell>
          <table:table-cell office:value-type="float" office:value="132998000000" calcext:value-type="float">
            <text:p>1.33E+11</text:p>
          </table:table-cell>
        </table:table-row>
        <table:table-row table:style-name="ro1">
          <table:table-cell office:value-type="float" office:value="57681400000" calcext:value-type="float">
            <text:p>5.77E+10</text:p>
          </table:table-cell>
          <table:table-cell office:value-type="float" office:value="-200902000000" calcext:value-type="float">
            <text:p>-2.01E+11</text:p>
          </table:table-cell>
          <table:table-cell office:value-type="float" office:value="133383000000" calcext:value-type="float">
            <text:p>1.33E+11</text:p>
          </table:table-cell>
        </table:table-row>
        <table:table-row table:style-name="ro1">
          <table:table-cell office:value-type="float" office:value="59630300000" calcext:value-type="float">
            <text:p>5.96E+10</text:p>
          </table:table-cell>
          <table:table-cell office:value-type="float" office:value="-201998000000" calcext:value-type="float">
            <text:p>-2.02E+11</text:p>
          </table:table-cell>
          <table:table-cell office:value-type="float" office:value="133764000000" calcext:value-type="float">
            <text:p>1.34E+11</text:p>
          </table:table-cell>
        </table:table-row>
        <table:table-row table:style-name="ro1">
          <table:table-cell office:value-type="float" office:value="61573400000" calcext:value-type="float">
            <text:p>6.16E+10</text:p>
          </table:table-cell>
          <table:table-cell office:value-type="float" office:value="-203074000000" calcext:value-type="float">
            <text:p>-2.03E+11</text:p>
          </table:table-cell>
          <table:table-cell office:value-type="float" office:value="134140000000" calcext:value-type="float">
            <text:p>1.34E+11</text:p>
          </table:table-cell>
        </table:table-row>
        <table:table-row table:style-name="ro1">
          <table:table-cell office:value-type="float" office:value="63510800000" calcext:value-type="float">
            <text:p>6.35E+10</text:p>
          </table:table-cell>
          <table:table-cell office:value-type="float" office:value="-204132000000" calcext:value-type="float">
            <text:p>-2.04E+11</text:p>
          </table:table-cell>
          <table:table-cell office:value-type="float" office:value="134513000000" calcext:value-type="float">
            <text:p>1.35E+11</text:p>
          </table:table-cell>
        </table:table-row>
        <table:table-row table:style-name="ro1">
          <table:table-cell office:value-type="float" office:value="65442400000" calcext:value-type="float">
            <text:p>6.54E+10</text:p>
          </table:table-cell>
          <table:table-cell office:value-type="float" office:value="-205171000000" calcext:value-type="float">
            <text:p>-2.05E+11</text:p>
          </table:table-cell>
          <table:table-cell office:value-type="float" office:value="134881000000" calcext:value-type="float">
            <text:p>1.35E+11</text:p>
          </table:table-cell>
        </table:table-row>
        <table:table-row table:style-name="ro1">
          <table:table-cell office:value-type="float" office:value="67368100000" calcext:value-type="float">
            <text:p>6.74E+10</text:p>
          </table:table-cell>
          <table:table-cell office:value-type="float" office:value="-206191000000" calcext:value-type="float">
            <text:p>-2.06E+11</text:p>
          </table:table-cell>
          <table:table-cell office:value-type="float" office:value="135245000000" calcext:value-type="float">
            <text:p>1.35E+11</text:p>
          </table:table-cell>
        </table:table-row>
        <table:table-row table:style-name="ro1">
          <table:table-cell office:value-type="float" office:value="69287800000" calcext:value-type="float">
            <text:p>6.93E+10</text:p>
          </table:table-cell>
          <table:table-cell office:value-type="float" office:value="-207194000000" calcext:value-type="float">
            <text:p>-2.07E+11</text:p>
          </table:table-cell>
          <table:table-cell office:value-type="float" office:value="135605000000" calcext:value-type="float">
            <text:p>1.36E+11</text:p>
          </table:table-cell>
        </table:table-row>
        <table:table-row table:style-name="ro1">
          <table:table-cell office:value-type="float" office:value="71201600000" calcext:value-type="float">
            <text:p>7.12E+10</text:p>
          </table:table-cell>
          <table:table-cell office:value-type="float" office:value="-208178000000" calcext:value-type="float">
            <text:p>-2.08E+11</text:p>
          </table:table-cell>
          <table:table-cell office:value-type="float" office:value="135962000000" calcext:value-type="float">
            <text:p>1.36E+11</text:p>
          </table:table-cell>
        </table:table-row>
        <table:table-row table:style-name="ro1">
          <table:table-cell office:value-type="float" office:value="73109400000" calcext:value-type="float">
            <text:p>7.31E+10</text:p>
          </table:table-cell>
          <table:table-cell office:value-type="float" office:value="-209145000000" calcext:value-type="float">
            <text:p>-2.09E+11</text:p>
          </table:table-cell>
          <table:table-cell office:value-type="float" office:value="136314000000" calcext:value-type="float">
            <text:p>1.36E+11</text:p>
          </table:table-cell>
        </table:table-row>
        <table:table-row table:style-name="ro1">
          <table:table-cell office:value-type="float" office:value="75011100000" calcext:value-type="float">
            <text:p>7.50E+10</text:p>
          </table:table-cell>
          <table:table-cell office:value-type="float" office:value="-210094000000" calcext:value-type="float">
            <text:p>-2.10E+11</text:p>
          </table:table-cell>
          <table:table-cell office:value-type="float" office:value="136663000000" calcext:value-type="float">
            <text:p>1.37E+11</text:p>
          </table:table-cell>
        </table:table-row>
        <table:table-row table:style-name="ro1">
          <table:table-cell office:value-type="float" office:value="76906800000" calcext:value-type="float">
            <text:p>7.69E+10</text:p>
          </table:table-cell>
          <table:table-cell office:value-type="float" office:value="-211027000000" calcext:value-type="float">
            <text:p>-2.11E+11</text:p>
          </table:table-cell>
          <table:table-cell office:value-type="float" office:value="137008000000" calcext:value-type="float">
            <text:p>1.37E+11</text:p>
          </table:table-cell>
        </table:table-row>
        <table:table-row table:style-name="ro1">
          <table:table-cell office:value-type="float" office:value="78796400000" calcext:value-type="float">
            <text:p>7.88E+10</text:p>
          </table:table-cell>
          <table:table-cell office:value-type="float" office:value="-211943000000" calcext:value-type="float">
            <text:p>-2.12E+11</text:p>
          </table:table-cell>
          <table:table-cell office:value-type="float" office:value="137349000000" calcext:value-type="float">
            <text:p>1.37E+11</text:p>
          </table:table-cell>
        </table:table-row>
        <table:table-row table:style-name="ro1">
          <table:table-cell office:value-type="float" office:value="80679800000" calcext:value-type="float">
            <text:p>8.07E+10</text:p>
          </table:table-cell>
          <table:table-cell office:value-type="float" office:value="-212842000000" calcext:value-type="float">
            <text:p>-2.13E+11</text:p>
          </table:table-cell>
          <table:table-cell office:value-type="float" office:value="137686000000" calcext:value-type="float">
            <text:p>1.38E+11</text:p>
          </table:table-cell>
        </table:table-row>
        <table:table-row table:style-name="ro1">
          <table:table-cell office:value-type="float" office:value="82557000000" calcext:value-type="float">
            <text:p>8.26E+10</text:p>
          </table:table-cell>
          <table:table-cell office:value-type="float" office:value="-213725000000" calcext:value-type="float">
            <text:p>-2.14E+11</text:p>
          </table:table-cell>
          <table:table-cell office:value-type="float" office:value="138020000000" calcext:value-type="float">
            <text:p>1.38E+11</text:p>
          </table:table-cell>
        </table:table-row>
        <table:table-row table:style-name="ro1">
          <table:table-cell office:value-type="float" office:value="84428100000" calcext:value-type="float">
            <text:p>8.44E+10</text:p>
          </table:table-cell>
          <table:table-cell office:value-type="float" office:value="-214592000000" calcext:value-type="float">
            <text:p>-2.15E+11</text:p>
          </table:table-cell>
          <table:table-cell office:value-type="float" office:value="138350000000" calcext:value-type="float">
            <text:p>1.38E+11</text:p>
          </table:table-cell>
        </table:table-row>
        <table:table-row table:style-name="ro1">
          <table:table-cell office:value-type="float" office:value="86293000000" calcext:value-type="float">
            <text:p>8.63E+10</text:p>
          </table:table-cell>
          <table:table-cell office:value-type="float" office:value="-215444000000" calcext:value-type="float">
            <text:p>-2.15E+11</text:p>
          </table:table-cell>
          <table:table-cell office:value-type="float" office:value="138677000000" calcext:value-type="float">
            <text:p>1.39E+11</text:p>
          </table:table-cell>
        </table:table-row>
        <table:table-row table:style-name="ro1">
          <table:table-cell office:value-type="float" office:value="88151700000" calcext:value-type="float">
            <text:p>8.82E+10</text:p>
          </table:table-cell>
          <table:table-cell office:value-type="float" office:value="-216279000000" calcext:value-type="float">
            <text:p>-2.16E+11</text:p>
          </table:table-cell>
          <table:table-cell office:value-type="float" office:value="139000000000" calcext:value-type="float">
            <text:p>1.39E+11</text:p>
          </table:table-cell>
        </table:table-row>
        <table:table-row table:style-name="ro1">
          <table:table-cell office:value-type="float" office:value="90004100000" calcext:value-type="float">
            <text:p>9.00E+10</text:p>
          </table:table-cell>
          <table:table-cell office:value-type="float" office:value="-217100000000" calcext:value-type="float">
            <text:p>-2.17E+11</text:p>
          </table:table-cell>
          <table:table-cell office:value-type="float" office:value="139320000000" calcext:value-type="float">
            <text:p>1.39E+11</text:p>
          </table:table-cell>
        </table:table-row>
        <table:table-row table:style-name="ro1">
          <table:table-cell office:value-type="float" office:value="91850300000" calcext:value-type="float">
            <text:p>9.19E+10</text:p>
          </table:table-cell>
          <table:table-cell office:value-type="float" office:value="-217905000000" calcext:value-type="float">
            <text:p>-2.18E+11</text:p>
          </table:table-cell>
          <table:table-cell office:value-type="float" office:value="139636000000" calcext:value-type="float">
            <text:p>1.40E+11</text:p>
          </table:table-cell>
        </table:table-row>
        <table:table-row table:style-name="ro1">
          <table:table-cell office:value-type="float" office:value="93690200000" calcext:value-type="float">
            <text:p>9.37E+10</text:p>
          </table:table-cell>
          <table:table-cell office:value-type="float" office:value="-218696000000" calcext:value-type="float">
            <text:p>-2.19E+11</text:p>
          </table:table-cell>
          <table:table-cell office:value-type="float" office:value="139949000000" calcext:value-type="float">
            <text:p>1.40E+11</text:p>
          </table:table-cell>
        </table:table-row>
        <table:table-row table:style-name="ro1">
          <table:table-cell office:value-type="float" office:value="95523800000" calcext:value-type="float">
            <text:p>9.55E+10</text:p>
          </table:table-cell>
          <table:table-cell office:value-type="float" office:value="-219472000000" calcext:value-type="float">
            <text:p>-2.19E+11</text:p>
          </table:table-cell>
          <table:table-cell office:value-type="float" office:value="140259000000" calcext:value-type="float">
            <text:p>1.40E+11</text:p>
          </table:table-cell>
        </table:table-row>
        <table:table-row table:style-name="ro1">
          <table:table-cell office:value-type="float" office:value="97351100000" calcext:value-type="float">
            <text:p>9.74E+10</text:p>
          </table:table-cell>
          <table:table-cell office:value-type="float" office:value="-220233000000" calcext:value-type="float">
            <text:p>-2.20E+11</text:p>
          </table:table-cell>
          <table:table-cell office:value-type="float" office:value="140565000000" calcext:value-type="float">
            <text:p>1.41E+11</text:p>
          </table:table-cell>
        </table:table-row>
        <table:table-row table:style-name="ro1">
          <table:table-cell office:value-type="float" office:value="99172200000" calcext:value-type="float">
            <text:p>9.92E+10</text:p>
          </table:table-cell>
          <table:table-cell office:value-type="float" office:value="-220980000000" calcext:value-type="float">
            <text:p>-2.21E+11</text:p>
          </table:table-cell>
          <table:table-cell office:value-type="float" office:value="140868000000" calcext:value-type="float">
            <text:p>1.41E+11</text:p>
          </table:table-cell>
        </table:table-row>
        <table:table-row table:style-name="ro1">
          <table:table-cell office:value-type="float" office:value="100987000000" calcext:value-type="float">
            <text:p>1.01E+11</text:p>
          </table:table-cell>
          <table:table-cell office:value-type="float" office:value="-221713000000" calcext:value-type="float">
            <text:p>-2.22E+11</text:p>
          </table:table-cell>
          <table:table-cell office:value-type="float" office:value="141168000000" calcext:value-type="float">
            <text:p>1.41E+11</text:p>
          </table:table-cell>
        </table:table-row>
        <table:table-row table:style-name="ro1">
          <table:table-cell office:value-type="float" office:value="102795000000" calcext:value-type="float">
            <text:p>1.03E+11</text:p>
          </table:table-cell>
          <table:table-cell office:value-type="float" office:value="-222433000000" calcext:value-type="float">
            <text:p>-2.22E+11</text:p>
          </table:table-cell>
          <table:table-cell office:value-type="float" office:value="141465000000" calcext:value-type="float">
            <text:p>1.41E+11</text:p>
          </table:table-cell>
        </table:table-row>
        <table:table-row table:style-name="ro1">
          <table:table-cell office:value-type="float" office:value="104597000000" calcext:value-type="float">
            <text:p>1.05E+11</text:p>
          </table:table-cell>
          <table:table-cell office:value-type="float" office:value="-223138000000" calcext:value-type="float">
            <text:p>-2.23E+11</text:p>
          </table:table-cell>
          <table:table-cell office:value-type="float" office:value="141759000000" calcext:value-type="float">
            <text:p>1.42E+11</text:p>
          </table:table-cell>
        </table:table-row>
        <table:table-row table:style-name="ro1">
          <table:table-cell office:value-type="float" office:value="106393000000" calcext:value-type="float">
            <text:p>1.06E+11</text:p>
          </table:table-cell>
          <table:table-cell office:value-type="float" office:value="-223830000000" calcext:value-type="float">
            <text:p>-2.24E+11</text:p>
          </table:table-cell>
          <table:table-cell office:value-type="float" office:value="142050000000" calcext:value-type="float">
            <text:p>1.42E+11</text:p>
          </table:table-cell>
        </table:table-row>
        <table:table-row table:style-name="ro1">
          <table:table-cell office:value-type="float" office:value="108183000000" calcext:value-type="float">
            <text:p>1.08E+11</text:p>
          </table:table-cell>
          <table:table-cell office:value-type="float" office:value="-224509000000" calcext:value-type="float">
            <text:p>-2.25E+11</text:p>
          </table:table-cell>
          <table:table-cell office:value-type="float" office:value="142337000000" calcext:value-type="float">
            <text:p>1.42E+11</text:p>
          </table:table-cell>
        </table:table-row>
        <table:table-row table:style-name="ro1">
          <table:table-cell office:value-type="float" office:value="109966000000" calcext:value-type="float">
            <text:p>1.10E+11</text:p>
          </table:table-cell>
          <table:table-cell office:value-type="float" office:value="-225175000000" calcext:value-type="float">
            <text:p>-2.25E+11</text:p>
          </table:table-cell>
          <table:table-cell office:value-type="float" office:value="142622000000" calcext:value-type="float">
            <text:p>1.43E+11</text:p>
          </table:table-cell>
        </table:table-row>
        <table:table-row table:style-name="ro1">
          <table:table-cell office:value-type="float" office:value="111743000000" calcext:value-type="float">
            <text:p>1.12E+11</text:p>
          </table:table-cell>
          <table:table-cell office:value-type="float" office:value="-225828000000" calcext:value-type="float">
            <text:p>-2.26E+11</text:p>
          </table:table-cell>
          <table:table-cell office:value-type="float" office:value="142903000000" calcext:value-type="float">
            <text:p>1.43E+11</text:p>
          </table:table-cell>
        </table:table-row>
        <table:table-row table:style-name="ro1">
          <table:table-cell office:value-type="float" office:value="113513000000" calcext:value-type="float">
            <text:p>1.14E+11</text:p>
          </table:table-cell>
          <table:table-cell office:value-type="float" office:value="-226468000000" calcext:value-type="float">
            <text:p>-2.26E+11</text:p>
          </table:table-cell>
          <table:table-cell office:value-type="float" office:value="143182000000" calcext:value-type="float">
            <text:p>1.43E+11</text:p>
          </table:table-cell>
        </table:table-row>
        <table:table-row table:style-name="ro1">
          <table:table-cell office:value-type="float" office:value="115277000000" calcext:value-type="float">
            <text:p>1.15E+11</text:p>
          </table:table-cell>
          <table:table-cell office:value-type="float" office:value="-227095000000" calcext:value-type="float">
            <text:p>-2.27E+11</text:p>
          </table:table-cell>
          <table:table-cell office:value-type="float" office:value="143458000000" calcext:value-type="float">
            <text:p>1.43E+11</text:p>
          </table:table-cell>
        </table:table-row>
        <table:table-row table:style-name="ro1">
          <table:table-cell office:value-type="float" office:value="117035000000" calcext:value-type="float">
            <text:p>1.17E+11</text:p>
          </table:table-cell>
          <table:table-cell office:value-type="float" office:value="-227710000000" calcext:value-type="float">
            <text:p>-2.28E+11</text:p>
          </table:table-cell>
          <table:table-cell office:value-type="float" office:value="143730000000" calcext:value-type="float">
            <text:p>1.44E+11</text:p>
          </table:table-cell>
        </table:table-row>
        <table:table-row table:style-name="ro1">
          <table:table-cell office:value-type="float" office:value="118787000000" calcext:value-type="float">
            <text:p>1.19E+11</text:p>
          </table:table-cell>
          <table:table-cell office:value-type="float" office:value="-228312000000" calcext:value-type="float">
            <text:p>-2.28E+11</text:p>
          </table:table-cell>
          <table:table-cell office:value-type="float" office:value="144000000000" calcext:value-type="float">
            <text:p>1.44E+11</text:p>
          </table:table-cell>
        </table:table-row>
        <table:table-row table:style-name="ro1">
          <table:table-cell office:value-type="float" office:value="120532000000" calcext:value-type="float">
            <text:p>1.21E+11</text:p>
          </table:table-cell>
          <table:table-cell office:value-type="float" office:value="-228903000000" calcext:value-type="float">
            <text:p>-2.29E+11</text:p>
          </table:table-cell>
          <table:table-cell office:value-type="float" office:value="144268000000" calcext:value-type="float">
            <text:p>1.44E+11</text:p>
          </table:table-cell>
        </table:table-row>
        <table:table-row table:style-name="ro1">
          <table:table-cell office:value-type="float" office:value="122271000000" calcext:value-type="float">
            <text:p>1.22E+11</text:p>
          </table:table-cell>
          <table:table-cell office:value-type="float" office:value="-229481000000" calcext:value-type="float">
            <text:p>-2.29E+11</text:p>
          </table:table-cell>
          <table:table-cell office:value-type="float" office:value="144532000000" calcext:value-type="float">
            <text:p>1.45E+11</text:p>
          </table:table-cell>
        </table:table-row>
        <table:table-row table:style-name="ro1">
          <table:table-cell office:value-type="float" office:value="124003000000" calcext:value-type="float">
            <text:p>1.24E+11</text:p>
          </table:table-cell>
          <table:table-cell office:value-type="float" office:value="-230048000000" calcext:value-type="float">
            <text:p>-2.30E+11</text:p>
          </table:table-cell>
          <table:table-cell office:value-type="float" office:value="144794000000" calcext:value-type="float">
            <text:p>1.45E+11</text:p>
          </table:table-cell>
        </table:table-row>
        <table:table-row table:style-name="ro1">
          <table:table-cell office:value-type="float" office:value="125730000000" calcext:value-type="float">
            <text:p>1.26E+11</text:p>
          </table:table-cell>
          <table:table-cell office:value-type="float" office:value="-230603000000" calcext:value-type="float">
            <text:p>-2.31E+11</text:p>
          </table:table-cell>
          <table:table-cell office:value-type="float" office:value="145053000000" calcext:value-type="float">
            <text:p>1.45E+11</text:p>
          </table:table-cell>
        </table:table-row>
        <table:table-row table:style-name="ro1">
          <table:table-cell office:value-type="float" office:value="127450000000" calcext:value-type="float">
            <text:p>1.27E+11</text:p>
          </table:table-cell>
          <table:table-cell office:value-type="float" office:value="-231146000000" calcext:value-type="float">
            <text:p>-2.31E+11</text:p>
          </table:table-cell>
          <table:table-cell office:value-type="float" office:value="145309000000" calcext:value-type="float">
            <text:p>1.45E+11</text:p>
          </table:table-cell>
        </table:table-row>
        <table:table-row table:style-name="ro1">
          <table:table-cell office:value-type="float" office:value="129163000000" calcext:value-type="float">
            <text:p>1.29E+11</text:p>
          </table:table-cell>
          <table:table-cell office:value-type="float" office:value="-231678000000" calcext:value-type="float">
            <text:p>-2.32E+11</text:p>
          </table:table-cell>
          <table:table-cell office:value-type="float" office:value="145562000000" calcext:value-type="float">
            <text:p>1.46E+11</text:p>
          </table:table-cell>
        </table:table-row>
        <table:table-row table:style-name="ro1">
          <table:table-cell office:value-type="float" office:value="130871000000" calcext:value-type="float">
            <text:p>1.31E+11</text:p>
          </table:table-cell>
          <table:table-cell office:value-type="float" office:value="-232198000000" calcext:value-type="float">
            <text:p>-2.32E+11</text:p>
          </table:table-cell>
          <table:table-cell office:value-type="float" office:value="145813000000" calcext:value-type="float">
            <text:p>1.46E+11</text:p>
          </table:table-cell>
        </table:table-row>
        <table:table-row table:style-name="ro1">
          <table:table-cell office:value-type="float" office:value="132572000000" calcext:value-type="float">
            <text:p>1.33E+11</text:p>
          </table:table-cell>
          <table:table-cell office:value-type="float" office:value="-232708000000" calcext:value-type="float">
            <text:p>-2.33E+11</text:p>
          </table:table-cell>
          <table:table-cell office:value-type="float" office:value="146062000000" calcext:value-type="float">
            <text:p>1.46E+11</text:p>
          </table:table-cell>
        </table:table-row>
        <table:table-row table:style-name="ro1">
          <table:table-cell office:value-type="float" office:value="134267000000" calcext:value-type="float">
            <text:p>1.34E+11</text:p>
          </table:table-cell>
          <table:table-cell office:value-type="float" office:value="-233206000000" calcext:value-type="float">
            <text:p>-2.33E+11</text:p>
          </table:table-cell>
          <table:table-cell office:value-type="float" office:value="146307000000" calcext:value-type="float">
            <text:p>1.46E+11</text:p>
          </table:table-cell>
        </table:table-row>
        <table:table-row table:style-name="ro1">
          <table:table-cell office:value-type="float" office:value="135955000000" calcext:value-type="float">
            <text:p>1.36E+11</text:p>
          </table:table-cell>
          <table:table-cell office:value-type="float" office:value="-233694000000" calcext:value-type="float">
            <text:p>-2.34E+11</text:p>
          </table:table-cell>
          <table:table-cell office:value-type="float" office:value="146550000000" calcext:value-type="float">
            <text:p>1.47E+11</text:p>
          </table:table-cell>
        </table:table-row>
        <table:table-row table:style-name="ro1">
          <table:table-cell office:value-type="float" office:value="137637000000" calcext:value-type="float">
            <text:p>1.38E+11</text:p>
          </table:table-cell>
          <table:table-cell office:value-type="float" office:value="-234171000000" calcext:value-type="float">
            <text:p>-2.34E+11</text:p>
          </table:table-cell>
          <table:table-cell office:value-type="float" office:value="146791000000" calcext:value-type="float">
            <text:p>1.47E+11</text:p>
          </table:table-cell>
        </table:table-row>
        <table:table-row table:style-name="ro1">
          <table:table-cell office:value-type="float" office:value="139313000000" calcext:value-type="float">
            <text:p>1.39E+11</text:p>
          </table:table-cell>
          <table:table-cell office:value-type="float" office:value="-234637000000" calcext:value-type="float">
            <text:p>-2.35E+11</text:p>
          </table:table-cell>
          <table:table-cell office:value-type="float" office:value="147029000000" calcext:value-type="float">
            <text:p>1.47E+11</text:p>
          </table:table-cell>
        </table:table-row>
        <table:table-row table:style-name="ro1">
          <table:table-cell office:value-type="float" office:value="140983000000" calcext:value-type="float">
            <text:p>1.41E+11</text:p>
          </table:table-cell>
          <table:table-cell office:value-type="float" office:value="-235093000000" calcext:value-type="float">
            <text:p>-2.35E+11</text:p>
          </table:table-cell>
          <table:table-cell office:value-type="float" office:value="147265000000" calcext:value-type="float">
            <text:p>1.47E+11</text:p>
          </table:table-cell>
        </table:table-row>
        <table:table-row table:style-name="ro1">
          <table:table-cell office:value-type="float" office:value="142647000000" calcext:value-type="float">
            <text:p>1.43E+11</text:p>
          </table:table-cell>
          <table:table-cell office:value-type="float" office:value="-235538000000" calcext:value-type="float">
            <text:p>-2.36E+11</text:p>
          </table:table-cell>
          <table:table-cell office:value-type="float" office:value="147498000000" calcext:value-type="float">
            <text:p>1.47E+11</text:p>
          </table:table-cell>
        </table:table-row>
        <table:table-row table:style-name="ro1">
          <table:table-cell office:value-type="float" office:value="144304000000" calcext:value-type="float">
            <text:p>1.44E+11</text:p>
          </table:table-cell>
          <table:table-cell office:value-type="float" office:value="-235973000000" calcext:value-type="float">
            <text:p>-2.36E+11</text:p>
          </table:table-cell>
          <table:table-cell office:value-type="float" office:value="147729000000" calcext:value-type="float">
            <text:p>1.48E+11</text:p>
          </table:table-cell>
        </table:table-row>
        <table:table-row table:style-name="ro1">
          <table:table-cell office:value-type="float" office:value="145955000000" calcext:value-type="float">
            <text:p>1.46E+11</text:p>
          </table:table-cell>
          <table:table-cell office:value-type="float" office:value="-236398000000" calcext:value-type="float">
            <text:p>-2.36E+11</text:p>
          </table:table-cell>
          <table:table-cell office:value-type="float" office:value="147957000000" calcext:value-type="float">
            <text:p>1.48E+11</text:p>
          </table:table-cell>
        </table:table-row>
        <table:table-row table:style-name="ro1">
          <table:table-cell office:value-type="float" office:value="147600000000" calcext:value-type="float">
            <text:p>1.48E+11</text:p>
          </table:table-cell>
          <table:table-cell office:value-type="float" office:value="-236813000000" calcext:value-type="float">
            <text:p>-2.37E+11</text:p>
          </table:table-cell>
          <table:table-cell office:value-type="float" office:value="148183000000" calcext:value-type="float">
            <text:p>1.48E+11</text:p>
          </table:table-cell>
        </table:table-row>
        <table:table-row table:style-name="ro1">
          <table:table-cell office:value-type="float" office:value="149239000000" calcext:value-type="float">
            <text:p>1.49E+11</text:p>
          </table:table-cell>
          <table:table-cell office:value-type="float" office:value="-237218000000" calcext:value-type="float">
            <text:p>-2.37E+11</text:p>
          </table:table-cell>
          <table:table-cell office:value-type="float" office:value="148407000000" calcext:value-type="float">
            <text:p>1.48E+11</text:p>
          </table:table-cell>
        </table:table-row>
        <table:table-row table:style-name="ro1">
          <table:table-cell office:value-type="float" office:value="150872000000" calcext:value-type="float">
            <text:p>1.51E+11</text:p>
          </table:table-cell>
          <table:table-cell office:value-type="float" office:value="-237613000000" calcext:value-type="float">
            <text:p>-2.38E+11</text:p>
          </table:table-cell>
          <table:table-cell office:value-type="float" office:value="148628000000" calcext:value-type="float">
            <text:p>1.49E+11</text:p>
          </table:table-cell>
        </table:table-row>
        <table:table-row table:style-name="ro1">
          <table:table-cell office:value-type="float" office:value="152498000000" calcext:value-type="float">
            <text:p>1.52E+11</text:p>
          </table:table-cell>
          <table:table-cell office:value-type="float" office:value="-237998000000" calcext:value-type="float">
            <text:p>-2.38E+11</text:p>
          </table:table-cell>
          <table:table-cell office:value-type="float" office:value="148847000000" calcext:value-type="float">
            <text:p>1.49E+11</text:p>
          </table:table-cell>
        </table:table-row>
        <table:table-row table:style-name="ro1">
          <table:table-cell office:value-type="float" office:value="154118000000" calcext:value-type="float">
            <text:p>1.54E+11</text:p>
          </table:table-cell>
          <table:table-cell office:value-type="float" office:value="-238374000000" calcext:value-type="float">
            <text:p>-2.38E+11</text:p>
          </table:table-cell>
          <table:table-cell office:value-type="float" office:value="149064000000" calcext:value-type="float">
            <text:p>1.49E+11</text:p>
          </table:table-cell>
        </table:table-row>
        <table:table-row table:style-name="ro1">
          <table:table-cell office:value-type="float" office:value="155732000000" calcext:value-type="float">
            <text:p>1.56E+11</text:p>
          </table:table-cell>
          <table:table-cell office:value-type="float" office:value="-238740000000" calcext:value-type="float">
            <text:p>-2.39E+11</text:p>
          </table:table-cell>
          <table:table-cell office:value-type="float" office:value="149279000000" calcext:value-type="float">
            <text:p>1.49E+11</text:p>
          </table:table-cell>
        </table:table-row>
        <table:table-row table:style-name="ro1">
          <table:table-cell office:value-type="float" office:value="157340000000" calcext:value-type="float">
            <text:p>1.57E+11</text:p>
          </table:table-cell>
          <table:table-cell office:value-type="float" office:value="-239097000000" calcext:value-type="float">
            <text:p>-2.39E+11</text:p>
          </table:table-cell>
          <table:table-cell office:value-type="float" office:value="149491000000" calcext:value-type="float">
            <text:p>1.49E+11</text:p>
          </table:table-cell>
        </table:table-row>
        <table:table-row table:style-name="ro1">
          <table:table-cell office:value-type="float" office:value="158942000000" calcext:value-type="float">
            <text:p>1.59E+11</text:p>
          </table:table-cell>
          <table:table-cell office:value-type="float" office:value="-239444000000" calcext:value-type="float">
            <text:p>-2.39E+11</text:p>
          </table:table-cell>
          <table:table-cell office:value-type="float" office:value="149701000000" calcext:value-type="float">
            <text:p>1.50E+11</text:p>
          </table:table-cell>
        </table:table-row>
        <table:table-row table:style-name="ro1">
          <table:table-cell office:value-type="float" office:value="160538000000" calcext:value-type="float">
            <text:p>1.61E+11</text:p>
          </table:table-cell>
          <table:table-cell office:value-type="float" office:value="-239782000000" calcext:value-type="float">
            <text:p>-2.40E+11</text:p>
          </table:table-cell>
          <table:table-cell office:value-type="float" office:value="149908000000" calcext:value-type="float">
            <text:p>1.50E+11</text:p>
          </table:table-cell>
        </table:table-row>
        <table:table-row table:style-name="ro1">
          <table:table-cell office:value-type="float" office:value="162127000000" calcext:value-type="float">
            <text:p>1.62E+11</text:p>
          </table:table-cell>
          <table:table-cell office:value-type="float" office:value="-240111000000" calcext:value-type="float">
            <text:p>-2.40E+11</text:p>
          </table:table-cell>
          <table:table-cell office:value-type="float" office:value="150114000000" calcext:value-type="float">
            <text:p>1.50E+11</text:p>
          </table:table-cell>
        </table:table-row>
        <table:table-row table:style-name="ro1">
          <table:table-cell office:value-type="float" office:value="163711000000" calcext:value-type="float">
            <text:p>1.64E+11</text:p>
          </table:table-cell>
          <table:table-cell office:value-type="float" office:value="-240432000000" calcext:value-type="float">
            <text:p>-2.40E+11</text:p>
          </table:table-cell>
          <table:table-cell office:value-type="float" office:value="150317000000" calcext:value-type="float">
            <text:p>1.50E+11</text:p>
          </table:table-cell>
        </table:table-row>
        <table:table-row table:style-name="ro1">
          <table:table-cell office:value-type="float" office:value="165288000000" calcext:value-type="float">
            <text:p>1.65E+11</text:p>
          </table:table-cell>
          <table:table-cell office:value-type="float" office:value="-240743000000" calcext:value-type="float">
            <text:p>-2.41E+11</text:p>
          </table:table-cell>
          <table:table-cell office:value-type="float" office:value="150519000000" calcext:value-type="float">
            <text:p>1.51E+11</text:p>
          </table:table-cell>
        </table:table-row>
        <table:table-row table:style-name="ro1">
          <table:table-cell office:value-type="float" office:value="166860000000" calcext:value-type="float">
            <text:p>1.67E+11</text:p>
          </table:table-cell>
          <table:table-cell office:value-type="float" office:value="-241045000000" calcext:value-type="float">
            <text:p>-2.41E+11</text:p>
          </table:table-cell>
          <table:table-cell office:value-type="float" office:value="150718000000" calcext:value-type="float">
            <text:p>1.51E+11</text:p>
          </table:table-cell>
        </table:table-row>
        <table:table-row table:style-name="ro1">
          <table:table-cell office:value-type="float" office:value="168425000000" calcext:value-type="float">
            <text:p>1.68E+11</text:p>
          </table:table-cell>
          <table:table-cell office:value-type="float" office:value="-241339000000" calcext:value-type="float">
            <text:p>-2.41E+11</text:p>
          </table:table-cell>
          <table:table-cell office:value-type="float" office:value="150915000000" calcext:value-type="float">
            <text:p>1.51E+11</text:p>
          </table:table-cell>
        </table:table-row>
        <table:table-row table:style-name="ro1">
          <table:table-cell office:value-type="float" office:value="169984000000" calcext:value-type="float">
            <text:p>1.70E+11</text:p>
          </table:table-cell>
          <table:table-cell office:value-type="float" office:value="-241623000000" calcext:value-type="float">
            <text:p>-2.42E+11</text:p>
          </table:table-cell>
          <table:table-cell office:value-type="float" office:value="151110000000" calcext:value-type="float">
            <text:p>1.51E+11</text:p>
          </table:table-cell>
        </table:table-row>
        <table:table-row table:style-name="ro1">
          <table:table-cell office:value-type="float" office:value="171537000000" calcext:value-type="float">
            <text:p>1.72E+11</text:p>
          </table:table-cell>
          <table:table-cell office:value-type="float" office:value="-241900000000" calcext:value-type="float">
            <text:p>-2.42E+11</text:p>
          </table:table-cell>
          <table:table-cell office:value-type="float" office:value="151303000000" calcext:value-type="float">
            <text:p>1.51E+11</text:p>
          </table:table-cell>
        </table:table-row>
        <table:table-row table:style-name="ro1">
          <table:table-cell office:value-type="float" office:value="173084000000" calcext:value-type="float">
            <text:p>1.73E+11</text:p>
          </table:table-cell>
          <table:table-cell office:value-type="float" office:value="-242168000000" calcext:value-type="float">
            <text:p>-2.42E+11</text:p>
          </table:table-cell>
          <table:table-cell office:value-type="float" office:value="151494000000" calcext:value-type="float">
            <text:p>1.51E+11</text:p>
          </table:table-cell>
        </table:table-row>
        <table:table-row table:style-name="ro1">
          <table:table-cell office:value-type="float" office:value="174626000000" calcext:value-type="float">
            <text:p>1.75E+11</text:p>
          </table:table-cell>
          <table:table-cell office:value-type="float" office:value="-242427000000" calcext:value-type="float">
            <text:p>-2.42E+11</text:p>
          </table:table-cell>
          <table:table-cell office:value-type="float" office:value="151682000000" calcext:value-type="float">
            <text:p>1.52E+11</text:p>
          </table:table-cell>
        </table:table-row>
        <table:table-row table:style-name="ro1">
          <table:table-cell office:value-type="float" office:value="176161000000" calcext:value-type="float">
            <text:p>1.76E+11</text:p>
          </table:table-cell>
          <table:table-cell office:value-type="float" office:value="-242678000000" calcext:value-type="float">
            <text:p>-2.43E+11</text:p>
          </table:table-cell>
          <table:table-cell office:value-type="float" office:value="151869000000" calcext:value-type="float">
            <text:p>1.52E+11</text:p>
          </table:table-cell>
        </table:table-row>
        <table:table-row table:style-name="ro1">
          <table:table-cell office:value-type="float" office:value="177690000000" calcext:value-type="float">
            <text:p>1.78E+11</text:p>
          </table:table-cell>
          <table:table-cell office:value-type="float" office:value="-242921000000" calcext:value-type="float">
            <text:p>-2.43E+11</text:p>
          </table:table-cell>
          <table:table-cell office:value-type="float" office:value="152054000000" calcext:value-type="float">
            <text:p>1.52E+11</text:p>
          </table:table-cell>
        </table:table-row>
        <table:table-row table:style-name="ro1">
          <table:table-cell office:value-type="float" office:value="179213000000" calcext:value-type="float">
            <text:p>1.79E+11</text:p>
          </table:table-cell>
          <table:table-cell office:value-type="float" office:value="-243156000000" calcext:value-type="float">
            <text:p>-2.43E+11</text:p>
          </table:table-cell>
          <table:table-cell office:value-type="float" office:value="152237000000" calcext:value-type="float">
            <text:p>1.52E+11</text:p>
          </table:table-cell>
        </table:table-row>
        <table:table-row table:style-name="ro1">
          <table:table-cell office:value-type="float" office:value="180730000000" calcext:value-type="float">
            <text:p>1.81E+11</text:p>
          </table:table-cell>
          <table:table-cell office:value-type="float" office:value="-243382000000" calcext:value-type="float">
            <text:p>-2.43E+11</text:p>
          </table:table-cell>
          <table:table-cell office:value-type="float" office:value="152418000000" calcext:value-type="float">
            <text:p>1.52E+11</text:p>
          </table:table-cell>
        </table:table-row>
        <table:table-row table:style-name="ro1">
          <table:table-cell office:value-type="float" office:value="182242000000" calcext:value-type="float">
            <text:p>1.82E+11</text:p>
          </table:table-cell>
          <table:table-cell office:value-type="float" office:value="-243601000000" calcext:value-type="float">
            <text:p>-2.44E+11</text:p>
          </table:table-cell>
          <table:table-cell office:value-type="float" office:value="152596000000" calcext:value-type="float">
            <text:p>1.53E+11</text:p>
          </table:table-cell>
        </table:table-row>
        <table:table-row table:style-name="ro1">
          <table:table-cell office:value-type="float" office:value="183747000000" calcext:value-type="float">
            <text:p>1.84E+11</text:p>
          </table:table-cell>
          <table:table-cell office:value-type="float" office:value="-243811000000" calcext:value-type="float">
            <text:p>-2.44E+11</text:p>
          </table:table-cell>
          <table:table-cell office:value-type="float" office:value="152773000000" calcext:value-type="float">
            <text:p>1.53E+11</text:p>
          </table:table-cell>
        </table:table-row>
        <table:table-row table:style-name="ro1">
          <table:table-cell office:value-type="float" office:value="185246000000" calcext:value-type="float">
            <text:p>1.85E+11</text:p>
          </table:table-cell>
          <table:table-cell office:value-type="float" office:value="-244014000000" calcext:value-type="float">
            <text:p>-2.44E+11</text:p>
          </table:table-cell>
          <table:table-cell office:value-type="float" office:value="152948000000" calcext:value-type="float">
            <text:p>1.53E+11</text:p>
          </table:table-cell>
        </table:table-row>
        <table:table-row table:style-name="ro1">
          <table:table-cell office:value-type="float" office:value="186740000000" calcext:value-type="float">
            <text:p>1.87E+11</text:p>
          </table:table-cell>
          <table:table-cell office:value-type="float" office:value="-244209000000" calcext:value-type="float">
            <text:p>-2.44E+11</text:p>
          </table:table-cell>
          <table:table-cell office:value-type="float" office:value="153122000000" calcext:value-type="float">
            <text:p>1.53E+11</text:p>
          </table:table-cell>
        </table:table-row>
        <table:table-row table:style-name="ro1">
          <table:table-cell office:value-type="float" office:value="188227000000" calcext:value-type="float">
            <text:p>1.88E+11</text:p>
          </table:table-cell>
          <table:table-cell office:value-type="float" office:value="-244396000000" calcext:value-type="float">
            <text:p>-2.44E+11</text:p>
          </table:table-cell>
          <table:table-cell office:value-type="float" office:value="153293000000" calcext:value-type="float">
            <text:p>1.53E+11</text:p>
          </table:table-cell>
        </table:table-row>
        <table:table-row table:style-name="ro1">
          <table:table-cell office:value-type="float" office:value="189709000000" calcext:value-type="float">
            <text:p>1.90E+11</text:p>
          </table:table-cell>
          <table:table-cell office:value-type="float" office:value="-244576000000" calcext:value-type="float">
            <text:p>-2.45E+11</text:p>
          </table:table-cell>
          <table:table-cell office:value-type="float" office:value="153462000000" calcext:value-type="float">
            <text:p>1.53E+11</text:p>
          </table:table-cell>
        </table:table-row>
        <table:table-row table:style-name="ro1">
          <table:table-cell office:value-type="float" office:value="191185000000" calcext:value-type="float">
            <text:p>1.91E+11</text:p>
          </table:table-cell>
          <table:table-cell office:value-type="float" office:value="-244748000000" calcext:value-type="float">
            <text:p>-2.45E+11</text:p>
          </table:table-cell>
          <table:table-cell office:value-type="float" office:value="153630000000" calcext:value-type="float">
            <text:p>1.54E+11</text:p>
          </table:table-cell>
        </table:table-row>
        <table:table-row table:style-name="ro1">
          <table:table-cell office:value-type="float" office:value="192655000000" calcext:value-type="float">
            <text:p>1.93E+11</text:p>
          </table:table-cell>
          <table:table-cell office:value-type="float" office:value="-244913000000" calcext:value-type="float">
            <text:p>-2.45E+11</text:p>
          </table:table-cell>
          <table:table-cell office:value-type="float" office:value="153795000000" calcext:value-type="float">
            <text:p>1.54E+11</text:p>
          </table:table-cell>
        </table:table-row>
        <table:table-row table:style-name="ro1">
          <table:table-cell office:value-type="float" office:value="194119000000" calcext:value-type="float">
            <text:p>1.94E+11</text:p>
          </table:table-cell>
          <table:table-cell office:value-type="float" office:value="-245070000000" calcext:value-type="float">
            <text:p>-2.45E+11</text:p>
          </table:table-cell>
          <table:table-cell office:value-type="float" office:value="153959000000" calcext:value-type="float">
            <text:p>1.54E+11</text:p>
          </table:table-cell>
        </table:table-row>
        <table:table-row table:style-name="ro1">
          <table:table-cell office:value-type="float" office:value="195577000000" calcext:value-type="float">
            <text:p>1.96E+11</text:p>
          </table:table-cell>
          <table:table-cell office:value-type="float" office:value="-245219000000" calcext:value-type="float">
            <text:p>-2.45E+11</text:p>
          </table:table-cell>
          <table:table-cell office:value-type="float" office:value="154121000000" calcext:value-type="float">
            <text:p>1.54E+11</text:p>
          </table:table-cell>
        </table:table-row>
        <table:table-row table:style-name="ro1">
          <table:table-cell office:value-type="float" office:value="197030000000" calcext:value-type="float">
            <text:p>1.97E+11</text:p>
          </table:table-cell>
          <table:table-cell office:value-type="float" office:value="-245362000000" calcext:value-type="float">
            <text:p>-2.45E+11</text:p>
          </table:table-cell>
          <table:table-cell office:value-type="float" office:value="154281000000" calcext:value-type="float">
            <text:p>1.54E+11</text:p>
          </table:table-cell>
        </table:table-row>
        <table:table-row table:style-name="ro1">
          <table:table-cell office:value-type="float" office:value="198476000000" calcext:value-type="float">
            <text:p>1.98E+11</text:p>
          </table:table-cell>
          <table:table-cell office:value-type="float" office:value="-245497000000" calcext:value-type="float">
            <text:p>-2.45E+11</text:p>
          </table:table-cell>
          <table:table-cell office:value-type="float" office:value="154440000000" calcext:value-type="float">
            <text:p>1.54E+11</text:p>
          </table:table-cell>
        </table:table-row>
        <table:table-row table:style-name="ro1">
          <table:table-cell office:value-type="float" office:value="199917000000" calcext:value-type="float">
            <text:p>2.00E+11</text:p>
          </table:table-cell>
          <table:table-cell office:value-type="float" office:value="-245625000000" calcext:value-type="float">
            <text:p>-2.46E+11</text:p>
          </table:table-cell>
          <table:table-cell office:value-type="float" office:value="154597000000" calcext:value-type="float">
            <text:p>1.55E+11</text:p>
          </table:table-cell>
        </table:table-row>
        <table:table-row table:style-name="ro1">
          <table:table-cell office:value-type="float" office:value="201352000000" calcext:value-type="float">
            <text:p>2.01E+11</text:p>
          </table:table-cell>
          <table:table-cell office:value-type="float" office:value="-245746000000" calcext:value-type="float">
            <text:p>-2.46E+11</text:p>
          </table:table-cell>
          <table:table-cell office:value-type="float" office:value="154751000000" calcext:value-type="float">
            <text:p>1.55E+11</text:p>
          </table:table-cell>
        </table:table-row>
        <table:table-row table:style-name="ro1">
          <table:table-cell office:value-type="float" office:value="202782000000" calcext:value-type="float">
            <text:p>2.03E+11</text:p>
          </table:table-cell>
          <table:table-cell office:value-type="float" office:value="-245860000000" calcext:value-type="float">
            <text:p>-2.46E+11</text:p>
          </table:table-cell>
          <table:table-cell office:value-type="float" office:value="154905000000" calcext:value-type="float">
            <text:p>1.55E+11</text:p>
          </table:table-cell>
        </table:table-row>
        <table:table-row table:style-name="ro1">
          <table:table-cell office:value-type="float" office:value="204205000000" calcext:value-type="float">
            <text:p>2.04E+11</text:p>
          </table:table-cell>
          <table:table-cell office:value-type="float" office:value="-245966000000" calcext:value-type="float">
            <text:p>-2.46E+11</text:p>
          </table:table-cell>
          <table:table-cell office:value-type="float" office:value="155056000000" calcext:value-type="float">
            <text:p>1.55E+11</text:p>
          </table:table-cell>
        </table:table-row>
        <table:table-row table:style-name="ro1">
          <table:table-cell office:value-type="float" office:value="205623000000" calcext:value-type="float">
            <text:p>2.06E+11</text:p>
          </table:table-cell>
          <table:table-cell office:value-type="float" office:value="-246066000000" calcext:value-type="float">
            <text:p>-2.46E+11</text:p>
          </table:table-cell>
          <table:table-cell office:value-type="float" office:value="155206000000" calcext:value-type="float">
            <text:p>1.55E+11</text:p>
          </table:table-cell>
        </table:table-row>
        <table:table-row table:style-name="ro1">
          <table:table-cell office:value-type="float" office:value="207035000000" calcext:value-type="float">
            <text:p>2.07E+11</text:p>
          </table:table-cell>
          <table:table-cell office:value-type="float" office:value="-246159000000" calcext:value-type="float">
            <text:p>-2.46E+11</text:p>
          </table:table-cell>
          <table:table-cell office:value-type="float" office:value="155354000000" calcext:value-type="float">
            <text:p>1.55E+11</text:p>
          </table:table-cell>
        </table:table-row>
        <table:table-row table:style-name="ro1">
          <table:table-cell office:value-type="float" office:value="208441000000" calcext:value-type="float">
            <text:p>2.08E+11</text:p>
          </table:table-cell>
          <table:table-cell office:value-type="float" office:value="-246245000000" calcext:value-type="float">
            <text:p>-2.46E+11</text:p>
          </table:table-cell>
          <table:table-cell office:value-type="float" office:value="155500000000" calcext:value-type="float">
            <text:p>1.56E+11</text:p>
          </table:table-cell>
        </table:table-row>
        <table:table-row table:style-name="ro1">
          <table:table-cell office:value-type="float" office:value="209842000000" calcext:value-type="float">
            <text:p>2.10E+11</text:p>
          </table:table-cell>
          <table:table-cell office:value-type="float" office:value="-246325000000" calcext:value-type="float">
            <text:p>-2.46E+11</text:p>
          </table:table-cell>
          <table:table-cell office:value-type="float" office:value="155645000000" calcext:value-type="float">
            <text:p>1.56E+11</text:p>
          </table:table-cell>
        </table:table-row>
        <table:table-row table:style-name="ro1">
          <table:table-cell office:value-type="float" office:value="211236000000" calcext:value-type="float">
            <text:p>2.11E+11</text:p>
          </table:table-cell>
          <table:table-cell office:value-type="float" office:value="-246398000000" calcext:value-type="float">
            <text:p>-2.46E+11</text:p>
          </table:table-cell>
          <table:table-cell office:value-type="float" office:value="155788000000" calcext:value-type="float">
            <text:p>1.56E+11</text:p>
          </table:table-cell>
        </table:table-row>
        <table:table-row table:style-name="ro1">
          <table:table-cell office:value-type="float" office:value="212625000000" calcext:value-type="float">
            <text:p>2.13E+11</text:p>
          </table:table-cell>
          <table:table-cell office:value-type="float" office:value="-246464000000" calcext:value-type="float">
            <text:p>-2.46E+11</text:p>
          </table:table-cell>
          <table:table-cell office:value-type="float" office:value="155929000000" calcext:value-type="float">
            <text:p>1.56E+11</text:p>
          </table:table-cell>
        </table:table-row>
        <table:table-row table:style-name="ro1">
          <table:table-cell office:value-type="float" office:value="214009000000" calcext:value-type="float">
            <text:p>2.14E+11</text:p>
          </table:table-cell>
          <table:table-cell office:value-type="float" office:value="-246523000000" calcext:value-type="float">
            <text:p>-2.47E+11</text:p>
          </table:table-cell>
          <table:table-cell office:value-type="float" office:value="156069000000" calcext:value-type="float">
            <text:p>1.56E+11</text:p>
          </table:table-cell>
        </table:table-row>
        <table:table-row table:style-name="ro1">
          <table:table-cell office:value-type="float" office:value="215387000000" calcext:value-type="float">
            <text:p>2.15E+11</text:p>
          </table:table-cell>
          <table:table-cell office:value-type="float" office:value="-246576000000" calcext:value-type="float">
            <text:p>-2.47E+11</text:p>
          </table:table-cell>
          <table:table-cell office:value-type="float" office:value="156207000000" calcext:value-type="float">
            <text:p>1.56E+11</text:p>
          </table:table-cell>
        </table:table-row>
        <table:table-row table:style-name="ro1">
          <table:table-cell office:value-type="float" office:value="216759000000" calcext:value-type="float">
            <text:p>2.17E+11</text:p>
          </table:table-cell>
          <table:table-cell office:value-type="float" office:value="-246623000000" calcext:value-type="float">
            <text:p>-2.47E+11</text:p>
          </table:table-cell>
          <table:table-cell office:value-type="float" office:value="156343000000" calcext:value-type="float">
            <text:p>1.56E+11</text:p>
          </table:table-cell>
        </table:table-row>
        <table:table-row table:style-name="ro1">
          <table:table-cell office:value-type="float" office:value="218125000000" calcext:value-type="float">
            <text:p>2.18E+11</text:p>
          </table:table-cell>
          <table:table-cell office:value-type="float" office:value="-246663000000" calcext:value-type="float">
            <text:p>-2.47E+11</text:p>
          </table:table-cell>
          <table:table-cell office:value-type="float" office:value="156478000000" calcext:value-type="float">
            <text:p>1.56E+11</text:p>
          </table:table-cell>
        </table:table-row>
        <table:table-row table:style-name="ro1">
          <table:table-cell office:value-type="float" office:value="219486000000" calcext:value-type="float">
            <text:p>2.19E+11</text:p>
          </table:table-cell>
          <table:table-cell office:value-type="float" office:value="-246696000000" calcext:value-type="float">
            <text:p>-2.47E+11</text:p>
          </table:table-cell>
          <table:table-cell office:value-type="float" office:value="156611000000" calcext:value-type="float">
            <text:p>1.57E+11</text:p>
          </table:table-cell>
        </table:table-row>
        <table:table-row table:style-name="ro1">
          <table:table-cell office:value-type="float" office:value="220841000000" calcext:value-type="float">
            <text:p>2.21E+11</text:p>
          </table:table-cell>
          <table:table-cell office:value-type="float" office:value="-246724000000" calcext:value-type="float">
            <text:p>-2.47E+11</text:p>
          </table:table-cell>
          <table:table-cell office:value-type="float" office:value="156743000000" calcext:value-type="float">
            <text:p>1.57E+11</text:p>
          </table:table-cell>
        </table:table-row>
        <table:table-row table:style-name="ro1">
          <table:table-cell office:value-type="float" office:value="222191000000" calcext:value-type="float">
            <text:p>2.22E+11</text:p>
          </table:table-cell>
          <table:table-cell office:value-type="float" office:value="-246745000000" calcext:value-type="float">
            <text:p>-2.47E+11</text:p>
          </table:table-cell>
          <table:table-cell office:value-type="float" office:value="156873000000" calcext:value-type="float">
            <text:p>1.57E+11</text:p>
          </table:table-cell>
        </table:table-row>
        <table:table-row table:style-name="ro1">
          <table:table-cell office:value-type="float" office:value="223535000000" calcext:value-type="float">
            <text:p>2.24E+11</text:p>
          </table:table-cell>
          <table:table-cell office:value-type="float" office:value="-246759000000" calcext:value-type="float">
            <text:p>-2.47E+11</text:p>
          </table:table-cell>
          <table:table-cell office:value-type="float" office:value="157002000000" calcext:value-type="float">
            <text:p>1.57E+11</text:p>
          </table:table-cell>
        </table:table-row>
        <table:table-row table:style-name="ro1">
          <table:table-cell office:value-type="float" office:value="224873000000" calcext:value-type="float">
            <text:p>2.25E+11</text:p>
          </table:table-cell>
          <table:table-cell office:value-type="float" office:value="-246768000000" calcext:value-type="float">
            <text:p>-2.47E+11</text:p>
          </table:table-cell>
          <table:table-cell office:value-type="float" office:value="157129000000" calcext:value-type="float">
            <text:p>1.57E+11</text:p>
          </table:table-cell>
        </table:table-row>
        <table:table-row table:style-name="ro1">
          <table:table-cell office:value-type="float" office:value="226206000000" calcext:value-type="float">
            <text:p>2.26E+11</text:p>
          </table:table-cell>
          <table:table-cell office:value-type="float" office:value="-246771000000" calcext:value-type="float">
            <text:p>-2.47E+11</text:p>
          </table:table-cell>
          <table:table-cell office:value-type="float" office:value="157254000000" calcext:value-type="float">
            <text:p>1.57E+11</text:p>
          </table:table-cell>
        </table:table-row>
        <table:table-row table:style-name="ro1">
          <table:table-cell office:value-type="float" office:value="227533000000" calcext:value-type="float">
            <text:p>2.28E+11</text:p>
          </table:table-cell>
          <table:table-cell office:value-type="float" office:value="-246767000000" calcext:value-type="float">
            <text:p>-2.47E+11</text:p>
          </table:table-cell>
          <table:table-cell office:value-type="float" office:value="157378000000" calcext:value-type="float">
            <text:p>1.57E+11</text:p>
          </table:table-cell>
        </table:table-row>
        <table:table-row table:style-name="ro1">
          <table:table-cell office:value-type="float" office:value="228854000000" calcext:value-type="float">
            <text:p>2.29E+11</text:p>
          </table:table-cell>
          <table:table-cell office:value-type="float" office:value="-246757000000" calcext:value-type="float">
            <text:p>-2.47E+11</text:p>
          </table:table-cell>
          <table:table-cell office:value-type="float" office:value="157500000000" calcext:value-type="float">
            <text:p>1.58E+11</text:p>
          </table:table-cell>
        </table:table-row>
        <table:table-row table:style-name="ro1">
          <table:table-cell office:value-type="float" office:value="230171000000" calcext:value-type="float">
            <text:p>2.30E+11</text:p>
          </table:table-cell>
          <table:table-cell office:value-type="float" office:value="-246742000000" calcext:value-type="float">
            <text:p>-2.47E+11</text:p>
          </table:table-cell>
          <table:table-cell office:value-type="float" office:value="157621000000" calcext:value-type="float">
            <text:p>1.58E+11</text:p>
          </table:table-cell>
        </table:table-row>
        <table:table-row table:style-name="ro1">
          <table:table-cell office:value-type="float" office:value="231481000000" calcext:value-type="float">
            <text:p>2.31E+11</text:p>
          </table:table-cell>
          <table:table-cell office:value-type="float" office:value="-246720000000" calcext:value-type="float">
            <text:p>-2.47E+11</text:p>
          </table:table-cell>
          <table:table-cell office:value-type="float" office:value="157741000000" calcext:value-type="float">
            <text:p>1.58E+11</text:p>
          </table:table-cell>
        </table:table-row>
        <table:table-row table:style-name="ro1">
          <table:table-cell office:value-type="float" office:value="232786000000" calcext:value-type="float">
            <text:p>2.33E+11</text:p>
          </table:table-cell>
          <table:table-cell office:value-type="float" office:value="-246693000000" calcext:value-type="float">
            <text:p>-2.47E+11</text:p>
          </table:table-cell>
          <table:table-cell office:value-type="float" office:value="157858000000" calcext:value-type="float">
            <text:p>1.58E+11</text:p>
          </table:table-cell>
        </table:table-row>
        <table:table-row table:style-name="ro1">
          <table:table-cell office:value-type="float" office:value="234085000000" calcext:value-type="float">
            <text:p>2.34E+11</text:p>
          </table:table-cell>
          <table:table-cell office:value-type="float" office:value="-246659000000" calcext:value-type="float">
            <text:p>-2.47E+11</text:p>
          </table:table-cell>
          <table:table-cell office:value-type="float" office:value="157975000000" calcext:value-type="float">
            <text:p>1.58E+11</text:p>
          </table:table-cell>
        </table:table-row>
        <table:table-row table:style-name="ro1">
          <table:table-cell office:value-type="float" office:value="235379000000" calcext:value-type="float">
            <text:p>2.35E+11</text:p>
          </table:table-cell>
          <table:table-cell office:value-type="float" office:value="-246620000000" calcext:value-type="float">
            <text:p>-2.47E+11</text:p>
          </table:table-cell>
          <table:table-cell office:value-type="float" office:value="158090000000" calcext:value-type="float">
            <text:p>1.58E+11</text:p>
          </table:table-cell>
        </table:table-row>
        <table:table-row table:style-name="ro1">
          <table:table-cell office:value-type="float" office:value="236668000000" calcext:value-type="float">
            <text:p>2.37E+11</text:p>
          </table:table-cell>
          <table:table-cell office:value-type="float" office:value="-246575000000" calcext:value-type="float">
            <text:p>-2.47E+11</text:p>
          </table:table-cell>
          <table:table-cell office:value-type="float" office:value="158203000000" calcext:value-type="float">
            <text:p>1.58E+11</text:p>
          </table:table-cell>
        </table:table-row>
        <table:table-row table:style-name="ro1">
          <table:table-cell office:value-type="float" office:value="237951000000" calcext:value-type="float">
            <text:p>2.38E+11</text:p>
          </table:table-cell>
          <table:table-cell office:value-type="float" office:value="-246525000000" calcext:value-type="float">
            <text:p>-2.47E+11</text:p>
          </table:table-cell>
          <table:table-cell office:value-type="float" office:value="158315000000" calcext:value-type="float">
            <text:p>1.58E+11</text:p>
          </table:table-cell>
        </table:table-row>
        <table:table-row table:style-name="ro1">
          <table:table-cell office:value-type="float" office:value="239228000000" calcext:value-type="float">
            <text:p>2.39E+11</text:p>
          </table:table-cell>
          <table:table-cell office:value-type="float" office:value="-246469000000" calcext:value-type="float">
            <text:p>-2.46E+11</text:p>
          </table:table-cell>
          <table:table-cell office:value-type="float" office:value="158426000000" calcext:value-type="float">
            <text:p>1.58E+11</text:p>
          </table:table-cell>
        </table:table-row>
        <table:table-row table:style-name="ro1">
          <table:table-cell office:value-type="float" office:value="240500000000" calcext:value-type="float">
            <text:p>2.41E+11</text:p>
          </table:table-cell>
          <table:table-cell office:value-type="float" office:value="-246407000000" calcext:value-type="float">
            <text:p>-2.46E+11</text:p>
          </table:table-cell>
          <table:table-cell office:value-type="float" office:value="158535000000" calcext:value-type="float">
            <text:p>1.59E+11</text:p>
          </table:table-cell>
        </table:table-row>
        <table:table-row table:style-name="ro1">
          <table:table-cell office:value-type="float" office:value="241767000000" calcext:value-type="float">
            <text:p>2.42E+11</text:p>
          </table:table-cell>
          <table:table-cell office:value-type="float" office:value="-246339000000" calcext:value-type="float">
            <text:p>-2.46E+11</text:p>
          </table:table-cell>
          <table:table-cell office:value-type="float" office:value="158643000000" calcext:value-type="float">
            <text:p>1.59E+11</text:p>
          </table:table-cell>
        </table:table-row>
        <table:table-row table:style-name="ro1">
          <table:table-cell office:value-type="float" office:value="243028000000" calcext:value-type="float">
            <text:p>2.43E+11</text:p>
          </table:table-cell>
          <table:table-cell office:value-type="float" office:value="-246266000000" calcext:value-type="float">
            <text:p>-2.46E+11</text:p>
          </table:table-cell>
          <table:table-cell office:value-type="float" office:value="158749000000" calcext:value-type="float">
            <text:p>1.59E+11</text:p>
          </table:table-cell>
        </table:table-row>
        <table:table-row table:style-name="ro1">
          <table:table-cell office:value-type="float" office:value="244284000000" calcext:value-type="float">
            <text:p>2.44E+11</text:p>
          </table:table-cell>
          <table:table-cell office:value-type="float" office:value="-246188000000" calcext:value-type="float">
            <text:p>-2.46E+11</text:p>
          </table:table-cell>
          <table:table-cell office:value-type="float" office:value="158854000000" calcext:value-type="float">
            <text:p>1.59E+11</text:p>
          </table:table-cell>
        </table:table-row>
        <table:table-row table:style-name="ro1">
          <table:table-cell office:value-type="float" office:value="245534000000" calcext:value-type="float">
            <text:p>2.46E+11</text:p>
          </table:table-cell>
          <table:table-cell office:value-type="float" office:value="-246103000000" calcext:value-type="float">
            <text:p>-2.46E+11</text:p>
          </table:table-cell>
          <table:table-cell office:value-type="float" office:value="158957000000" calcext:value-type="float">
            <text:p>1.59E+11</text:p>
          </table:table-cell>
        </table:table-row>
        <table:table-row table:style-name="ro1">
          <table:table-cell office:value-type="float" office:value="246779000000" calcext:value-type="float">
            <text:p>2.47E+11</text:p>
          </table:table-cell>
          <table:table-cell office:value-type="float" office:value="-246014000000" calcext:value-type="float">
            <text:p>-2.46E+11</text:p>
          </table:table-cell>
          <table:table-cell office:value-type="float" office:value="159060000000" calcext:value-type="float">
            <text:p>1.59E+11</text:p>
          </table:table-cell>
        </table:table-row>
        <table:table-row table:style-name="ro1">
          <table:table-cell office:value-type="float" office:value="248018000000" calcext:value-type="float">
            <text:p>2.48E+11</text:p>
          </table:table-cell>
          <table:table-cell office:value-type="float" office:value="-245919000000" calcext:value-type="float">
            <text:p>-2.46E+11</text:p>
          </table:table-cell>
          <table:table-cell office:value-type="float" office:value="159160000000" calcext:value-type="float">
            <text:p>1.59E+11</text:p>
          </table:table-cell>
        </table:table-row>
        <table:table-row table:style-name="ro1">
          <table:table-cell office:value-type="float" office:value="249252000000" calcext:value-type="float">
            <text:p>2.49E+11</text:p>
          </table:table-cell>
          <table:table-cell office:value-type="float" office:value="-245819000000" calcext:value-type="float">
            <text:p>-2.46E+11</text:p>
          </table:table-cell>
          <table:table-cell office:value-type="float" office:value="159260000000" calcext:value-type="float">
            <text:p>1.59E+11</text:p>
          </table:table-cell>
        </table:table-row>
        <table:table-row table:style-name="ro1">
          <table:table-cell office:value-type="float" office:value="250480000000" calcext:value-type="float">
            <text:p>2.50E+11</text:p>
          </table:table-cell>
          <table:table-cell office:value-type="float" office:value="-245713000000" calcext:value-type="float">
            <text:p>-2.46E+11</text:p>
          </table:table-cell>
          <table:table-cell office:value-type="float" office:value="159358000000" calcext:value-type="float">
            <text:p>1.59E+11</text:p>
          </table:table-cell>
        </table:table-row>
        <table:table-row table:style-name="ro1">
          <table:table-cell office:value-type="float" office:value="251704000000" calcext:value-type="float">
            <text:p>2.52E+11</text:p>
          </table:table-cell>
          <table:table-cell office:value-type="float" office:value="-245602000000" calcext:value-type="float">
            <text:p>-2.46E+11</text:p>
          </table:table-cell>
          <table:table-cell office:value-type="float" office:value="159454000000" calcext:value-type="float">
            <text:p>1.59E+11</text:p>
          </table:table-cell>
        </table:table-row>
        <table:table-row table:style-name="ro1">
          <table:table-cell office:value-type="float" office:value="252921000000" calcext:value-type="float">
            <text:p>2.53E+11</text:p>
          </table:table-cell>
          <table:table-cell office:value-type="float" office:value="-245486000000" calcext:value-type="float">
            <text:p>-2.45E+11</text:p>
          </table:table-cell>
          <table:table-cell office:value-type="float" office:value="159550000000" calcext:value-type="float">
            <text:p>1.60E+11</text:p>
          </table:table-cell>
        </table:table-row>
        <table:table-row table:style-name="ro1">
          <table:table-cell office:value-type="float" office:value="254134000000" calcext:value-type="float">
            <text:p>2.54E+11</text:p>
          </table:table-cell>
          <table:table-cell office:value-type="float" office:value="-245365000000" calcext:value-type="float">
            <text:p>-2.45E+11</text:p>
          </table:table-cell>
          <table:table-cell office:value-type="float" office:value="159644000000" calcext:value-type="float">
            <text:p>1.60E+11</text:p>
          </table:table-cell>
        </table:table-row>
        <table:table-row table:style-name="ro1">
          <table:table-cell office:value-type="float" office:value="255341000000" calcext:value-type="float">
            <text:p>2.55E+11</text:p>
          </table:table-cell>
          <table:table-cell office:value-type="float" office:value="-245239000000" calcext:value-type="float">
            <text:p>-2.45E+11</text:p>
          </table:table-cell>
          <table:table-cell office:value-type="float" office:value="159736000000" calcext:value-type="float">
            <text:p>1.60E+11</text:p>
          </table:table-cell>
        </table:table-row>
        <table:table-row table:style-name="ro1">
          <table:table-cell office:value-type="float" office:value="256543000000" calcext:value-type="float">
            <text:p>2.57E+11</text:p>
          </table:table-cell>
          <table:table-cell office:value-type="float" office:value="-245107000000" calcext:value-type="float">
            <text:p>-2.45E+11</text:p>
          </table:table-cell>
          <table:table-cell office:value-type="float" office:value="159828000000" calcext:value-type="float">
            <text:p>1.60E+11</text:p>
          </table:table-cell>
        </table:table-row>
        <table:table-row table:style-name="ro1">
          <table:table-cell office:value-type="float" office:value="257739000000" calcext:value-type="float">
            <text:p>2.58E+11</text:p>
          </table:table-cell>
          <table:table-cell office:value-type="float" office:value="-244970000000" calcext:value-type="float">
            <text:p>-2.45E+11</text:p>
          </table:table-cell>
          <table:table-cell office:value-type="float" office:value="159918000000" calcext:value-type="float">
            <text:p>1.60E+11</text:p>
          </table:table-cell>
        </table:table-row>
        <table:table-row table:style-name="ro1">
          <table:table-cell office:value-type="float" office:value="258930000000" calcext:value-type="float">
            <text:p>2.59E+11</text:p>
          </table:table-cell>
          <table:table-cell office:value-type="float" office:value="-244829000000" calcext:value-type="float">
            <text:p>-2.45E+11</text:p>
          </table:table-cell>
          <table:table-cell office:value-type="float" office:value="160006000000" calcext:value-type="float">
            <text:p>1.60E+11</text:p>
          </table:table-cell>
        </table:table-row>
        <table:table-row table:style-name="ro1">
          <table:table-cell office:value-type="float" office:value="260116000000" calcext:value-type="float">
            <text:p>2.60E+11</text:p>
          </table:table-cell>
          <table:table-cell office:value-type="float" office:value="-244682000000" calcext:value-type="float">
            <text:p>-2.45E+11</text:p>
          </table:table-cell>
          <table:table-cell office:value-type="float" office:value="160094000000" calcext:value-type="float">
            <text:p>1.60E+11</text:p>
          </table:table-cell>
        </table:table-row>
        <table:table-row table:style-name="ro1">
          <table:table-cell office:value-type="float" office:value="261296000000" calcext:value-type="float">
            <text:p>2.61E+11</text:p>
          </table:table-cell>
          <table:table-cell office:value-type="float" office:value="-244530000000" calcext:value-type="float">
            <text:p>-2.45E+11</text:p>
          </table:table-cell>
          <table:table-cell office:value-type="float" office:value="160180000000" calcext:value-type="float">
            <text:p>1.60E+11</text:p>
          </table:table-cell>
        </table:table-row>
        <table:table-row table:style-name="ro1">
          <table:table-cell office:value-type="float" office:value="262472000000" calcext:value-type="float">
            <text:p>2.62E+11</text:p>
          </table:table-cell>
          <table:table-cell office:value-type="float" office:value="-244373000000" calcext:value-type="float">
            <text:p>-2.44E+11</text:p>
          </table:table-cell>
          <table:table-cell office:value-type="float" office:value="160265000000" calcext:value-type="float">
            <text:p>1.60E+11</text:p>
          </table:table-cell>
        </table:table-row>
        <table:table-row table:style-name="ro1">
          <table:table-cell office:value-type="float" office:value="263641000000" calcext:value-type="float">
            <text:p>2.64E+11</text:p>
          </table:table-cell>
          <table:table-cell office:value-type="float" office:value="-244212000000" calcext:value-type="float">
            <text:p>-2.44E+11</text:p>
          </table:table-cell>
          <table:table-cell office:value-type="float" office:value="160348000000" calcext:value-type="float">
            <text:p>1.60E+11</text:p>
          </table:table-cell>
        </table:table-row>
        <table:table-row table:style-name="ro1">
          <table:table-cell office:value-type="float" office:value="264806000000" calcext:value-type="float">
            <text:p>2.65E+11</text:p>
          </table:table-cell>
          <table:table-cell office:value-type="float" office:value="-244045000000" calcext:value-type="float">
            <text:p>-2.44E+11</text:p>
          </table:table-cell>
          <table:table-cell office:value-type="float" office:value="160430000000" calcext:value-type="float">
            <text:p>1.60E+11</text:p>
          </table:table-cell>
        </table:table-row>
        <table:table-row table:style-name="ro1">
          <table:table-cell office:value-type="float" office:value="265965000000" calcext:value-type="float">
            <text:p>2.66E+11</text:p>
          </table:table-cell>
          <table:table-cell office:value-type="float" office:value="-243873000000" calcext:value-type="float">
            <text:p>-2.44E+11</text:p>
          </table:table-cell>
          <table:table-cell office:value-type="float" office:value="160511000000" calcext:value-type="float">
            <text:p>1.61E+11</text:p>
          </table:table-cell>
        </table:table-row>
        <table:table-row table:style-name="ro1">
          <table:table-cell office:value-type="float" office:value="267119000000" calcext:value-type="float">
            <text:p>2.67E+11</text:p>
          </table:table-cell>
          <table:table-cell office:value-type="float" office:value="-243697000000" calcext:value-type="float">
            <text:p>-2.44E+11</text:p>
          </table:table-cell>
          <table:table-cell office:value-type="float" office:value="160591000000" calcext:value-type="float">
            <text:p>1.61E+11</text:p>
          </table:table-cell>
        </table:table-row>
        <table:table-row table:style-name="ro1">
          <table:table-cell office:value-type="float" office:value="268268000000" calcext:value-type="float">
            <text:p>2.68E+11</text:p>
          </table:table-cell>
          <table:table-cell office:value-type="float" office:value="-243516000000" calcext:value-type="float">
            <text:p>-2.44E+11</text:p>
          </table:table-cell>
          <table:table-cell office:value-type="float" office:value="160670000000" calcext:value-type="float">
            <text:p>1.61E+11</text:p>
          </table:table-cell>
        </table:table-row>
        <table:table-row table:style-name="ro1">
          <table:table-cell office:value-type="float" office:value="269411000000" calcext:value-type="float">
            <text:p>2.69E+11</text:p>
          </table:table-cell>
          <table:table-cell office:value-type="float" office:value="-243330000000" calcext:value-type="float">
            <text:p>-2.43E+11</text:p>
          </table:table-cell>
          <table:table-cell office:value-type="float" office:value="160747000000" calcext:value-type="float">
            <text:p>1.61E+11</text:p>
          </table:table-cell>
        </table:table-row>
        <table:table-row table:style-name="ro1">
          <table:table-cell office:value-type="float" office:value="270550000000" calcext:value-type="float">
            <text:p>2.71E+11</text:p>
          </table:table-cell>
          <table:table-cell office:value-type="float" office:value="-243140000000" calcext:value-type="float">
            <text:p>-2.43E+11</text:p>
          </table:table-cell>
          <table:table-cell office:value-type="float" office:value="160823000000" calcext:value-type="float">
            <text:p>1.61E+11</text:p>
          </table:table-cell>
        </table:table-row>
        <table:table-row table:style-name="ro1">
          <table:table-cell office:value-type="float" office:value="271683000000" calcext:value-type="float">
            <text:p>2.72E+11</text:p>
          </table:table-cell>
          <table:table-cell office:value-type="float" office:value="-242944000000" calcext:value-type="float">
            <text:p>-2.43E+11</text:p>
          </table:table-cell>
          <table:table-cell office:value-type="float" office:value="160898000000" calcext:value-type="float">
            <text:p>1.61E+11</text:p>
          </table:table-cell>
        </table:table-row>
        <table:table-row table:style-name="ro1">
          <table:table-cell office:value-type="float" office:value="272811000000" calcext:value-type="float">
            <text:p>2.73E+11</text:p>
          </table:table-cell>
          <table:table-cell office:value-type="float" office:value="-242744000000" calcext:value-type="float">
            <text:p>-2.43E+11</text:p>
          </table:table-cell>
          <table:table-cell office:value-type="float" office:value="160971000000" calcext:value-type="float">
            <text:p>1.61E+11</text:p>
          </table:table-cell>
        </table:table-row>
        <table:table-row table:style-name="ro1">
          <table:table-cell office:value-type="float" office:value="273933000000" calcext:value-type="float">
            <text:p>2.74E+11</text:p>
          </table:table-cell>
          <table:table-cell office:value-type="float" office:value="-242540000000" calcext:value-type="float">
            <text:p>-2.43E+11</text:p>
          </table:table-cell>
          <table:table-cell office:value-type="float" office:value="161044000000" calcext:value-type="float">
            <text:p>1.61E+11</text:p>
          </table:table-cell>
        </table:table-row>
        <table:table-row table:style-name="ro1">
          <table:table-cell office:value-type="float" office:value="275050000000" calcext:value-type="float">
            <text:p>2.75E+11</text:p>
          </table:table-cell>
          <table:table-cell office:value-type="float" office:value="-242330000000" calcext:value-type="float">
            <text:p>-2.42E+11</text:p>
          </table:table-cell>
          <table:table-cell office:value-type="float" office:value="161115000000" calcext:value-type="float">
            <text:p>1.61E+11</text:p>
          </table:table-cell>
        </table:table-row>
        <table:table-row table:style-name="ro1">
          <table:table-cell office:value-type="float" office:value="276163000000" calcext:value-type="float">
            <text:p>2.76E+11</text:p>
          </table:table-cell>
          <table:table-cell office:value-type="float" office:value="-242117000000" calcext:value-type="float">
            <text:p>-2.42E+11</text:p>
          </table:table-cell>
          <table:table-cell office:value-type="float" office:value="161185000000" calcext:value-type="float">
            <text:p>1.61E+11</text:p>
          </table:table-cell>
        </table:table-row>
        <table:table-row table:style-name="ro1">
          <table:table-cell office:value-type="float" office:value="277269000000" calcext:value-type="float">
            <text:p>2.77E+11</text:p>
          </table:table-cell>
          <table:table-cell office:value-type="float" office:value="-241898000000" calcext:value-type="float">
            <text:p>-2.42E+11</text:p>
          </table:table-cell>
          <table:table-cell office:value-type="float" office:value="161254000000" calcext:value-type="float">
            <text:p>1.61E+11</text:p>
          </table:table-cell>
        </table:table-row>
        <table:table-row table:style-name="ro1">
          <table:table-cell office:value-type="float" office:value="278371000000" calcext:value-type="float">
            <text:p>2.78E+11</text:p>
          </table:table-cell>
          <table:table-cell office:value-type="float" office:value="-241675000000" calcext:value-type="float">
            <text:p>-2.42E+11</text:p>
          </table:table-cell>
          <table:table-cell office:value-type="float" office:value="161321000000" calcext:value-type="float">
            <text:p>1.61E+11</text:p>
          </table:table-cell>
        </table:table-row>
        <table:table-row table:style-name="ro1">
          <table:table-cell office:value-type="float" office:value="279468000000" calcext:value-type="float">
            <text:p>2.79E+11</text:p>
          </table:table-cell>
          <table:table-cell office:value-type="float" office:value="-241448000000" calcext:value-type="float">
            <text:p>-2.41E+11</text:p>
          </table:table-cell>
          <table:table-cell office:value-type="float" office:value="161388000000" calcext:value-type="float">
            <text:p>1.61E+11</text:p>
          </table:table-cell>
        </table:table-row>
        <table:table-row table:style-name="ro1">
          <table:table-cell office:value-type="float" office:value="280559000000" calcext:value-type="float">
            <text:p>2.81E+11</text:p>
          </table:table-cell>
          <table:table-cell office:value-type="float" office:value="-241216000000" calcext:value-type="float">
            <text:p>-2.41E+11</text:p>
          </table:table-cell>
          <table:table-cell office:value-type="float" office:value="161453000000" calcext:value-type="float">
            <text:p>1.61E+11</text:p>
          </table:table-cell>
        </table:table-row>
        <table:table-row table:style-name="ro1">
          <table:table-cell office:value-type="float" office:value="281645000000" calcext:value-type="float">
            <text:p>2.82E+11</text:p>
          </table:table-cell>
          <table:table-cell office:value-type="float" office:value="-240980000000" calcext:value-type="float">
            <text:p>-2.41E+11</text:p>
          </table:table-cell>
          <table:table-cell office:value-type="float" office:value="161517000000" calcext:value-type="float">
            <text:p>1.62E+11</text:p>
          </table:table-cell>
        </table:table-row>
        <table:table-row table:style-name="ro1">
          <table:table-cell office:value-type="float" office:value="282726000000" calcext:value-type="float">
            <text:p>2.83E+11</text:p>
          </table:table-cell>
          <table:table-cell office:value-type="float" office:value="-240739000000" calcext:value-type="float">
            <text:p>-2.41E+11</text:p>
          </table:table-cell>
          <table:table-cell office:value-type="float" office:value="161580000000" calcext:value-type="float">
            <text:p>1.62E+11</text:p>
          </table:table-cell>
        </table:table-row>
        <table:table-row table:style-name="ro1">
          <table:table-cell office:value-type="float" office:value="283802000000" calcext:value-type="float">
            <text:p>2.84E+11</text:p>
          </table:table-cell>
          <table:table-cell office:value-type="float" office:value="-240494000000" calcext:value-type="float">
            <text:p>-2.40E+11</text:p>
          </table:table-cell>
          <table:table-cell office:value-type="float" office:value="161642000000" calcext:value-type="float">
            <text:p>1.62E+11</text:p>
          </table:table-cell>
        </table:table-row>
        <table:table-row table:style-name="ro1">
          <table:table-cell office:value-type="float" office:value="284873000000" calcext:value-type="float">
            <text:p>2.85E+11</text:p>
          </table:table-cell>
          <table:table-cell office:value-type="float" office:value="-240244000000" calcext:value-type="float">
            <text:p>-2.40E+11</text:p>
          </table:table-cell>
          <table:table-cell office:value-type="float" office:value="161702000000" calcext:value-type="float">
            <text:p>1.62E+11</text:p>
          </table:table-cell>
        </table:table-row>
        <table:table-row table:style-name="ro1">
          <table:table-cell office:value-type="float" office:value="285939000000" calcext:value-type="float">
            <text:p>2.86E+11</text:p>
          </table:table-cell>
          <table:table-cell office:value-type="float" office:value="-239990000000" calcext:value-type="float">
            <text:p>-2.40E+11</text:p>
          </table:table-cell>
          <table:table-cell office:value-type="float" office:value="161762000000" calcext:value-type="float">
            <text:p>1.62E+11</text:p>
          </table:table-cell>
        </table:table-row>
        <table:table-row table:style-name="ro1">
          <table:table-cell office:value-type="float" office:value="286999000000" calcext:value-type="float">
            <text:p>2.87E+11</text:p>
          </table:table-cell>
          <table:table-cell office:value-type="float" office:value="-239732000000" calcext:value-type="float">
            <text:p>-2.40E+11</text:p>
          </table:table-cell>
          <table:table-cell office:value-type="float" office:value="161820000000" calcext:value-type="float">
            <text:p>1.62E+11</text:p>
          </table:table-cell>
        </table:table-row>
        <table:table-row table:style-name="ro1">
          <table:table-cell office:value-type="float" office:value="288054000000" calcext:value-type="float">
            <text:p>2.88E+11</text:p>
          </table:table-cell>
          <table:table-cell office:value-type="float" office:value="-239470000000" calcext:value-type="float">
            <text:p>-2.39E+11</text:p>
          </table:table-cell>
          <table:table-cell office:value-type="float" office:value="161877000000" calcext:value-type="float">
            <text:p>1.62E+11</text:p>
          </table:table-cell>
        </table:table-row>
        <table:table-row table:style-name="ro1">
          <table:table-cell office:value-type="float" office:value="289105000000" calcext:value-type="float">
            <text:p>2.89E+11</text:p>
          </table:table-cell>
          <table:table-cell office:value-type="float" office:value="-239203000000" calcext:value-type="float">
            <text:p>-2.39E+11</text:p>
          </table:table-cell>
          <table:table-cell office:value-type="float" office:value="161934000000" calcext:value-type="float">
            <text:p>1.62E+11</text:p>
          </table:table-cell>
        </table:table-row>
        <table:table-row table:style-name="ro1">
          <table:table-cell office:value-type="float" office:value="290150000000" calcext:value-type="float">
            <text:p>2.90E+11</text:p>
          </table:table-cell>
          <table:table-cell office:value-type="float" office:value="-238932000000" calcext:value-type="float">
            <text:p>-2.39E+11</text:p>
          </table:table-cell>
          <table:table-cell office:value-type="float" office:value="161988000000" calcext:value-type="float">
            <text:p>1.62E+11</text:p>
          </table:table-cell>
        </table:table-row>
        <table:table-row table:style-name="ro1">
          <table:table-cell office:value-type="float" office:value="291190000000" calcext:value-type="float">
            <text:p>2.91E+11</text:p>
          </table:table-cell>
          <table:table-cell office:value-type="float" office:value="-238657000000" calcext:value-type="float">
            <text:p>-2.39E+11</text:p>
          </table:table-cell>
          <table:table-cell office:value-type="float" office:value="162042000000" calcext:value-type="float">
            <text:p>1.62E+11</text:p>
          </table:table-cell>
        </table:table-row>
        <table:table-row table:style-name="ro1">
          <table:table-cell office:value-type="float" office:value="292225000000" calcext:value-type="float">
            <text:p>2.92E+11</text:p>
          </table:table-cell>
          <table:table-cell office:value-type="float" office:value="-238378000000" calcext:value-type="float">
            <text:p>-2.38E+11</text:p>
          </table:table-cell>
          <table:table-cell office:value-type="float" office:value="162095000000" calcext:value-type="float">
            <text:p>1.62E+11</text:p>
          </table:table-cell>
        </table:table-row>
        <table:table-row table:style-name="ro1">
          <table:table-cell office:value-type="float" office:value="293254000000" calcext:value-type="float">
            <text:p>2.93E+11</text:p>
          </table:table-cell>
          <table:table-cell office:value-type="float" office:value="-238094000000" calcext:value-type="float">
            <text:p>-2.38E+11</text:p>
          </table:table-cell>
          <table:table-cell office:value-type="float" office:value="162147000000" calcext:value-type="float">
            <text:p>1.62E+11</text:p>
          </table:table-cell>
        </table:table-row>
        <table:table-row table:style-name="ro1">
          <table:table-cell office:value-type="float" office:value="294279000000" calcext:value-type="float">
            <text:p>2.94E+11</text:p>
          </table:table-cell>
          <table:table-cell office:value-type="float" office:value="-237807000000" calcext:value-type="float">
            <text:p>-2.38E+11</text:p>
          </table:table-cell>
          <table:table-cell office:value-type="float" office:value="162197000000" calcext:value-type="float">
            <text:p>1.62E+11</text:p>
          </table:table-cell>
        </table:table-row>
        <table:table-row table:style-name="ro1">
          <table:table-cell office:value-type="float" office:value="295299000000" calcext:value-type="float">
            <text:p>2.95E+11</text:p>
          </table:table-cell>
          <table:table-cell office:value-type="float" office:value="-237515000000" calcext:value-type="float">
            <text:p>-2.38E+11</text:p>
          </table:table-cell>
          <table:table-cell office:value-type="float" office:value="162247000000" calcext:value-type="float">
            <text:p>1.62E+11</text:p>
          </table:table-cell>
        </table:table-row>
        <table:table-row table:style-name="ro1">
          <table:table-cell office:value-type="float" office:value="296313000000" calcext:value-type="float">
            <text:p>2.96E+11</text:p>
          </table:table-cell>
          <table:table-cell office:value-type="float" office:value="-237219000000" calcext:value-type="float">
            <text:p>-2.37E+11</text:p>
          </table:table-cell>
          <table:table-cell office:value-type="float" office:value="162295000000" calcext:value-type="float">
            <text:p>1.62E+11</text:p>
          </table:table-cell>
        </table:table-row>
        <table:table-row table:style-name="ro1">
          <table:table-cell office:value-type="float" office:value="297323000000" calcext:value-type="float">
            <text:p>2.97E+11</text:p>
          </table:table-cell>
          <table:table-cell office:value-type="float" office:value="-236919000000" calcext:value-type="float">
            <text:p>-2.37E+11</text:p>
          </table:table-cell>
          <table:table-cell office:value-type="float" office:value="162342000000" calcext:value-type="float">
            <text:p>1.62E+11</text:p>
          </table:table-cell>
        </table:table-row>
        <table:table-row table:style-name="ro1">
          <table:table-cell office:value-type="float" office:value="298327000000" calcext:value-type="float">
            <text:p>2.98E+11</text:p>
          </table:table-cell>
          <table:table-cell office:value-type="float" office:value="-236615000000" calcext:value-type="float">
            <text:p>-2.37E+11</text:p>
          </table:table-cell>
          <table:table-cell office:value-type="float" office:value="162389000000" calcext:value-type="float">
            <text:p>1.62E+11</text:p>
          </table:table-cell>
        </table:table-row>
        <table:table-row table:style-name="ro1">
          <table:table-cell office:value-type="float" office:value="299326000000" calcext:value-type="float">
            <text:p>2.99E+11</text:p>
          </table:table-cell>
          <table:table-cell office:value-type="float" office:value="-236307000000" calcext:value-type="float">
            <text:p>-2.36E+11</text:p>
          </table:table-cell>
          <table:table-cell office:value-type="float" office:value="162434000000" calcext:value-type="float">
            <text:p>1.62E+11</text:p>
          </table:table-cell>
        </table:table-row>
        <table:table-row table:style-name="ro1">
          <table:table-cell office:value-type="float" office:value="300321000000" calcext:value-type="float">
            <text:p>3.00E+11</text:p>
          </table:table-cell>
          <table:table-cell office:value-type="float" office:value="-235995000000" calcext:value-type="float">
            <text:p>-2.36E+11</text:p>
          </table:table-cell>
          <table:table-cell office:value-type="float" office:value="162478000000" calcext:value-type="float">
            <text:p>1.62E+11</text:p>
          </table:table-cell>
        </table:table-row>
        <table:table-row table:style-name="ro1">
          <table:table-cell office:value-type="float" office:value="301310000000" calcext:value-type="float">
            <text:p>3.01E+11</text:p>
          </table:table-cell>
          <table:table-cell office:value-type="float" office:value="-235680000000" calcext:value-type="float">
            <text:p>-2.36E+11</text:p>
          </table:table-cell>
          <table:table-cell office:value-type="float" office:value="162521000000" calcext:value-type="float">
            <text:p>1.63E+11</text:p>
          </table:table-cell>
        </table:table-row>
        <table:table-row table:style-name="ro1">
          <table:table-cell office:value-type="float" office:value="302294000000" calcext:value-type="float">
            <text:p>3.02E+11</text:p>
          </table:table-cell>
          <table:table-cell office:value-type="float" office:value="-235360000000" calcext:value-type="float">
            <text:p>-2.35E+11</text:p>
          </table:table-cell>
          <table:table-cell office:value-type="float" office:value="162563000000" calcext:value-type="float">
            <text:p>1.63E+11</text:p>
          </table:table-cell>
        </table:table-row>
        <table:table-row table:style-name="ro1">
          <table:table-cell office:value-type="float" office:value="303273000000" calcext:value-type="float">
            <text:p>3.03E+11</text:p>
          </table:table-cell>
          <table:table-cell office:value-type="float" office:value="-235036000000" calcext:value-type="float">
            <text:p>-2.35E+11</text:p>
          </table:table-cell>
          <table:table-cell office:value-type="float" office:value="162604000000" calcext:value-type="float">
            <text:p>1.63E+11</text:p>
          </table:table-cell>
        </table:table-row>
        <table:table-row table:style-name="ro1">
          <table:table-cell office:value-type="float" office:value="304247000000" calcext:value-type="float">
            <text:p>3.04E+11</text:p>
          </table:table-cell>
          <table:table-cell office:value-type="float" office:value="-234708000000" calcext:value-type="float">
            <text:p>-2.35E+11</text:p>
          </table:table-cell>
          <table:table-cell office:value-type="float" office:value="162643000000" calcext:value-type="float">
            <text:p>1.63E+11</text:p>
          </table:table-cell>
        </table:table-row>
        <table:table-row table:style-name="ro1">
          <table:table-cell office:value-type="float" office:value="305216000000" calcext:value-type="float">
            <text:p>3.05E+11</text:p>
          </table:table-cell>
          <table:table-cell office:value-type="float" office:value="-234377000000" calcext:value-type="float">
            <text:p>-2.34E+11</text:p>
          </table:table-cell>
          <table:table-cell office:value-type="float" office:value="162682000000" calcext:value-type="float">
            <text:p>1.63E+11</text:p>
          </table:table-cell>
        </table:table-row>
        <table:table-row table:style-name="ro1">
          <table:table-cell office:value-type="float" office:value="306180000000" calcext:value-type="float">
            <text:p>3.06E+11</text:p>
          </table:table-cell>
          <table:table-cell office:value-type="float" office:value="-234041000000" calcext:value-type="float">
            <text:p>-2.34E+11</text:p>
          </table:table-cell>
          <table:table-cell office:value-type="float" office:value="162720000000" calcext:value-type="float">
            <text:p>1.63E+11</text:p>
          </table:table-cell>
        </table:table-row>
        <table:table-row table:style-name="ro1">
          <table:table-cell office:value-type="float" office:value="307139000000" calcext:value-type="float">
            <text:p>3.07E+11</text:p>
          </table:table-cell>
          <table:table-cell office:value-type="float" office:value="-233702000000" calcext:value-type="float">
            <text:p>-2.34E+11</text:p>
          </table:table-cell>
          <table:table-cell office:value-type="float" office:value="162757000000" calcext:value-type="float">
            <text:p>1.63E+11</text:p>
          </table:table-cell>
        </table:table-row>
        <table:table-row table:style-name="ro1">
          <table:table-cell office:value-type="float" office:value="308093000000" calcext:value-type="float">
            <text:p>3.08E+11</text:p>
          </table:table-cell>
          <table:table-cell office:value-type="float" office:value="-233359000000" calcext:value-type="float">
            <text:p>-2.33E+11</text:p>
          </table:table-cell>
          <table:table-cell office:value-type="float" office:value="162792000000" calcext:value-type="float">
            <text:p>1.63E+11</text:p>
          </table:table-cell>
        </table:table-row>
        <table:table-row table:style-name="ro1">
          <table:table-cell office:value-type="float" office:value="309043000000" calcext:value-type="float">
            <text:p>3.09E+11</text:p>
          </table:table-cell>
          <table:table-cell office:value-type="float" office:value="-233012000000" calcext:value-type="float">
            <text:p>-2.33E+11</text:p>
          </table:table-cell>
          <table:table-cell office:value-type="float" office:value="162827000000" calcext:value-type="float">
            <text:p>1.63E+11</text:p>
          </table:table-cell>
        </table:table-row>
        <table:table-row table:style-name="ro1">
          <table:table-cell office:value-type="float" office:value="309987000000" calcext:value-type="float">
            <text:p>3.10E+11</text:p>
          </table:table-cell>
          <table:table-cell office:value-type="float" office:value="-232662000000" calcext:value-type="float">
            <text:p>-2.33E+11</text:p>
          </table:table-cell>
          <table:table-cell office:value-type="float" office:value="162861000000" calcext:value-type="float">
            <text:p>1.63E+11</text:p>
          </table:table-cell>
        </table:table-row>
        <table:table-row table:style-name="ro1">
          <table:table-cell office:value-type="float" office:value="310926000000" calcext:value-type="float">
            <text:p>3.11E+11</text:p>
          </table:table-cell>
          <table:table-cell office:value-type="float" office:value="-232307000000" calcext:value-type="float">
            <text:p>-2.32E+11</text:p>
          </table:table-cell>
          <table:table-cell office:value-type="float" office:value="162893000000" calcext:value-type="float">
            <text:p>1.63E+11</text:p>
          </table:table-cell>
        </table:table-row>
        <table:table-row table:style-name="ro1">
          <table:table-cell office:value-type="float" office:value="311860000000" calcext:value-type="float">
            <text:p>3.12E+11</text:p>
          </table:table-cell>
          <table:table-cell office:value-type="float" office:value="-231949000000" calcext:value-type="float">
            <text:p>-2.32E+11</text:p>
          </table:table-cell>
          <table:table-cell office:value-type="float" office:value="162925000000" calcext:value-type="float">
            <text:p>1.63E+11</text:p>
          </table:table-cell>
        </table:table-row>
        <table:table-row table:style-name="ro1">
          <table:table-cell office:value-type="float" office:value="312789000000" calcext:value-type="float">
            <text:p>3.13E+11</text:p>
          </table:table-cell>
          <table:table-cell office:value-type="float" office:value="-231588000000" calcext:value-type="float">
            <text:p>-2.32E+11</text:p>
          </table:table-cell>
          <table:table-cell office:value-type="float" office:value="162956000000" calcext:value-type="float">
            <text:p>1.63E+11</text:p>
          </table:table-cell>
        </table:table-row>
        <table:table-row table:style-name="ro1">
          <table:table-cell office:value-type="float" office:value="313713000000" calcext:value-type="float">
            <text:p>3.14E+11</text:p>
          </table:table-cell>
          <table:table-cell office:value-type="float" office:value="-231222000000" calcext:value-type="float">
            <text:p>-2.31E+11</text:p>
          </table:table-cell>
          <table:table-cell office:value-type="float" office:value="162985000000" calcext:value-type="float">
            <text:p>1.63E+11</text:p>
          </table:table-cell>
        </table:table-row>
        <table:table-row table:style-name="ro1">
          <table:table-cell office:value-type="float" office:value="314632000000" calcext:value-type="float">
            <text:p>3.15E+11</text:p>
          </table:table-cell>
          <table:table-cell office:value-type="float" office:value="-230853000000" calcext:value-type="float">
            <text:p>-2.31E+11</text:p>
          </table:table-cell>
          <table:table-cell office:value-type="float" office:value="163014000000" calcext:value-type="float">
            <text:p>1.63E+11</text:p>
          </table:table-cell>
        </table:table-row>
        <table:table-row table:style-name="ro1">
          <table:table-cell office:value-type="float" office:value="315546000000" calcext:value-type="float">
            <text:p>3.16E+11</text:p>
          </table:table-cell>
          <table:table-cell office:value-type="float" office:value="-230480000000" calcext:value-type="float">
            <text:p>-2.30E+11</text:p>
          </table:table-cell>
          <table:table-cell office:value-type="float" office:value="163042000000" calcext:value-type="float">
            <text:p>1.63E+11</text:p>
          </table:table-cell>
        </table:table-row>
        <table:table-row table:style-name="ro1">
          <table:table-cell office:value-type="float" office:value="316455000000" calcext:value-type="float">
            <text:p>3.16E+11</text:p>
          </table:table-cell>
          <table:table-cell office:value-type="float" office:value="-230104000000" calcext:value-type="float">
            <text:p>-2.30E+11</text:p>
          </table:table-cell>
          <table:table-cell office:value-type="float" office:value="163068000000" calcext:value-type="float">
            <text:p>1.63E+11</text:p>
          </table:table-cell>
        </table:table-row>
        <table:table-row table:style-name="ro1">
          <table:table-cell office:value-type="float" office:value="317359000000" calcext:value-type="float">
            <text:p>3.17E+11</text:p>
          </table:table-cell>
          <table:table-cell office:value-type="float" office:value="-229724000000" calcext:value-type="float">
            <text:p>-2.30E+11</text:p>
          </table:table-cell>
          <table:table-cell office:value-type="float" office:value="163094000000" calcext:value-type="float">
            <text:p>1.63E+11</text:p>
          </table:table-cell>
        </table:table-row>
        <table:table-row table:style-name="ro1">
          <table:table-cell office:value-type="float" office:value="318259000000" calcext:value-type="float">
            <text:p>3.18E+11</text:p>
          </table:table-cell>
          <table:table-cell office:value-type="float" office:value="-229340000000" calcext:value-type="float">
            <text:p>-2.29E+11</text:p>
          </table:table-cell>
          <table:table-cell office:value-type="float" office:value="163119000000" calcext:value-type="float">
            <text:p>1.63E+11</text:p>
          </table:table-cell>
        </table:table-row>
        <table:table-row table:style-name="ro1">
          <table:table-cell office:value-type="float" office:value="319153000000" calcext:value-type="float">
            <text:p>3.19E+11</text:p>
          </table:table-cell>
          <table:table-cell office:value-type="float" office:value="-228953000000" calcext:value-type="float">
            <text:p>-2.29E+11</text:p>
          </table:table-cell>
          <table:table-cell office:value-type="float" office:value="163143000000" calcext:value-type="float">
            <text:p>1.63E+11</text:p>
          </table:table-cell>
        </table:table-row>
        <table:table-row table:style-name="ro1">
          <table:table-cell office:value-type="float" office:value="320042000000" calcext:value-type="float">
            <text:p>3.20E+11</text:p>
          </table:table-cell>
          <table:table-cell office:value-type="float" office:value="-228562000000" calcext:value-type="float">
            <text:p>-2.29E+11</text:p>
          </table:table-cell>
          <table:table-cell office:value-type="float" office:value="163165000000" calcext:value-type="float">
            <text:p>1.63E+11</text:p>
          </table:table-cell>
        </table:table-row>
        <table:table-row table:style-name="ro1">
          <table:table-cell office:value-type="float" office:value="320927000000" calcext:value-type="float">
            <text:p>3.21E+11</text:p>
          </table:table-cell>
          <table:table-cell office:value-type="float" office:value="-228168000000" calcext:value-type="float">
            <text:p>-2.28E+11</text:p>
          </table:table-cell>
          <table:table-cell office:value-type="float" office:value="163187000000" calcext:value-type="float">
            <text:p>1.63E+11</text:p>
          </table:table-cell>
        </table:table-row>
        <table:table-row table:style-name="ro1">
          <table:table-cell office:value-type="float" office:value="321806000000" calcext:value-type="float">
            <text:p>3.22E+11</text:p>
          </table:table-cell>
          <table:table-cell office:value-type="float" office:value="-227770000000" calcext:value-type="float">
            <text:p>-2.28E+11</text:p>
          </table:table-cell>
          <table:table-cell office:value-type="float" office:value="163208000000" calcext:value-type="float">
            <text:p>1.63E+11</text:p>
          </table:table-cell>
        </table:table-row>
        <table:table-row table:style-name="ro1">
          <table:table-cell office:value-type="float" office:value="322681000000" calcext:value-type="float">
            <text:p>3.23E+11</text:p>
          </table:table-cell>
          <table:table-cell office:value-type="float" office:value="-227369000000" calcext:value-type="float">
            <text:p>-2.27E+11</text:p>
          </table:table-cell>
          <table:table-cell office:value-type="float" office:value="163228000000" calcext:value-type="float">
            <text:p>1.63E+11</text:p>
          </table:table-cell>
        </table:table-row>
        <table:table-row table:style-name="ro1">
          <table:table-cell office:value-type="float" office:value="323550000000" calcext:value-type="float">
            <text:p>3.24E+11</text:p>
          </table:table-cell>
          <table:table-cell office:value-type="float" office:value="-226964000000" calcext:value-type="float">
            <text:p>-2.27E+11</text:p>
          </table:table-cell>
          <table:table-cell office:value-type="float" office:value="163247000000" calcext:value-type="float">
            <text:p>1.63E+11</text:p>
          </table:table-cell>
        </table:table-row>
        <table:table-row table:style-name="ro1">
          <table:table-cell office:value-type="float" office:value="324415000000" calcext:value-type="float">
            <text:p>3.24E+11</text:p>
          </table:table-cell>
          <table:table-cell office:value-type="float" office:value="-226556000000" calcext:value-type="float">
            <text:p>-2.27E+11</text:p>
          </table:table-cell>
          <table:table-cell office:value-type="float" office:value="163265000000" calcext:value-type="float">
            <text:p>1.63E+11</text:p>
          </table:table-cell>
        </table:table-row>
        <table:table-row table:style-name="ro1">
          <table:table-cell office:value-type="float" office:value="325275000000" calcext:value-type="float">
            <text:p>3.25E+11</text:p>
          </table:table-cell>
          <table:table-cell office:value-type="float" office:value="-226144000000" calcext:value-type="float">
            <text:p>-2.26E+11</text:p>
          </table:table-cell>
          <table:table-cell office:value-type="float" office:value="163282000000" calcext:value-type="float">
            <text:p>1.63E+11</text:p>
          </table:table-cell>
        </table:table-row>
        <table:table-row table:style-name="ro1">
          <table:table-cell office:value-type="float" office:value="326129000000" calcext:value-type="float">
            <text:p>3.26E+11</text:p>
          </table:table-cell>
          <table:table-cell office:value-type="float" office:value="-225729000000" calcext:value-type="float">
            <text:p>-2.26E+11</text:p>
          </table:table-cell>
          <table:table-cell office:value-type="float" office:value="163298000000" calcext:value-type="float">
            <text:p>1.63E+11</text:p>
          </table:table-cell>
        </table:table-row>
        <table:table-row table:style-name="ro1">
          <table:table-cell office:value-type="float" office:value="326979000000" calcext:value-type="float">
            <text:p>3.27E+11</text:p>
          </table:table-cell>
          <table:table-cell office:value-type="float" office:value="-225311000000" calcext:value-type="float">
            <text:p>-2.25E+11</text:p>
          </table:table-cell>
          <table:table-cell office:value-type="float" office:value="163313000000" calcext:value-type="float">
            <text:p>1.63E+11</text:p>
          </table:table-cell>
        </table:table-row>
        <table:table-row table:style-name="ro1">
          <table:table-cell office:value-type="float" office:value="327824000000" calcext:value-type="float">
            <text:p>3.28E+11</text:p>
          </table:table-cell>
          <table:table-cell office:value-type="float" office:value="-224889000000" calcext:value-type="float">
            <text:p>-2.25E+11</text:p>
          </table:table-cell>
          <table:table-cell office:value-type="float" office:value="163328000000" calcext:value-type="float">
            <text:p>1.63E+11</text:p>
          </table:table-cell>
        </table:table-row>
        <table:table-row table:style-name="ro1">
          <table:table-cell office:value-type="float" office:value="328664000000" calcext:value-type="float">
            <text:p>3.29E+11</text:p>
          </table:table-cell>
          <table:table-cell office:value-type="float" office:value="-224464000000" calcext:value-type="float">
            <text:p>-2.24E+11</text:p>
          </table:table-cell>
          <table:table-cell office:value-type="float" office:value="163341000000" calcext:value-type="float">
            <text:p>1.63E+11</text:p>
          </table:table-cell>
        </table:table-row>
        <table:table-row table:style-name="ro1">
          <table:table-cell office:value-type="float" office:value="329499000000" calcext:value-type="float">
            <text:p>3.29E+11</text:p>
          </table:table-cell>
          <table:table-cell office:value-type="float" office:value="-224035000000" calcext:value-type="float">
            <text:p>-2.24E+11</text:p>
          </table:table-cell>
          <table:table-cell office:value-type="float" office:value="163353000000" calcext:value-type="float">
            <text:p>1.63E+11</text:p>
          </table:table-cell>
        </table:table-row>
        <table:table-row table:style-name="ro1">
          <table:table-cell office:value-type="float" office:value="330330000000" calcext:value-type="float">
            <text:p>3.30E+11</text:p>
          </table:table-cell>
          <table:table-cell office:value-type="float" office:value="-223603000000" calcext:value-type="float">
            <text:p>-2.24E+11</text:p>
          </table:table-cell>
          <table:table-cell office:value-type="float" office:value="163365000000" calcext:value-type="float">
            <text:p>1.63E+11</text:p>
          </table:table-cell>
        </table:table-row>
        <table:table-row table:style-name="ro1">
          <table:table-cell office:value-type="float" office:value="331155000000" calcext:value-type="float">
            <text:p>3.31E+11</text:p>
          </table:table-cell>
          <table:table-cell office:value-type="float" office:value="-223168000000" calcext:value-type="float">
            <text:p>-2.23E+11</text:p>
          </table:table-cell>
          <table:table-cell office:value-type="float" office:value="163375000000" calcext:value-type="float">
            <text:p>1.63E+11</text:p>
          </table:table-cell>
        </table:table-row>
        <table:table-row table:style-name="ro1">
          <table:table-cell office:value-type="float" office:value="331975000000" calcext:value-type="float">
            <text:p>3.32E+11</text:p>
          </table:table-cell>
          <table:table-cell office:value-type="float" office:value="-222729000000" calcext:value-type="float">
            <text:p>-2.23E+11</text:p>
          </table:table-cell>
          <table:table-cell office:value-type="float" office:value="163385000000" calcext:value-type="float">
            <text:p>1.63E+11</text:p>
          </table:table-cell>
        </table:table-row>
        <table:table-row table:style-name="ro1">
          <table:table-cell office:value-type="float" office:value="332791000000" calcext:value-type="float">
            <text:p>3.33E+11</text:p>
          </table:table-cell>
          <table:table-cell office:value-type="float" office:value="-222288000000" calcext:value-type="float">
            <text:p>-2.22E+11</text:p>
          </table:table-cell>
          <table:table-cell office:value-type="float" office:value="163394000000" calcext:value-type="float">
            <text:p>1.63E+11</text:p>
          </table:table-cell>
        </table:table-row>
        <table:table-row table:style-name="ro1">
          <table:table-cell office:value-type="float" office:value="333602000000" calcext:value-type="float">
            <text:p>3.34E+11</text:p>
          </table:table-cell>
          <table:table-cell office:value-type="float" office:value="-221843000000" calcext:value-type="float">
            <text:p>-2.22E+11</text:p>
          </table:table-cell>
          <table:table-cell office:value-type="float" office:value="163402000000" calcext:value-type="float">
            <text:p>1.63E+11</text:p>
          </table:table-cell>
        </table:table-row>
        <table:table-row table:style-name="ro1">
          <table:table-cell office:value-type="float" office:value="334407000000" calcext:value-type="float">
            <text:p>3.34E+11</text:p>
          </table:table-cell>
          <table:table-cell office:value-type="float" office:value="-221394000000" calcext:value-type="float">
            <text:p>-2.21E+11</text:p>
          </table:table-cell>
          <table:table-cell office:value-type="float" office:value="163409000000" calcext:value-type="float">
            <text:p>1.63E+11</text:p>
          </table:table-cell>
        </table:table-row>
        <table:table-row table:style-name="ro1">
          <table:table-cell office:value-type="float" office:value="335208000000" calcext:value-type="float">
            <text:p>3.35E+11</text:p>
          </table:table-cell>
          <table:table-cell office:value-type="float" office:value="-220943000000" calcext:value-type="float">
            <text:p>-2.21E+11</text:p>
          </table:table-cell>
          <table:table-cell office:value-type="float" office:value="163415000000" calcext:value-type="float">
            <text:p>1.63E+11</text:p>
          </table:table-cell>
        </table:table-row>
        <table:table-row table:style-name="ro1">
          <table:table-cell office:value-type="float" office:value="336004000000" calcext:value-type="float">
            <text:p>3.36E+11</text:p>
          </table:table-cell>
          <table:table-cell office:value-type="float" office:value="-220488000000" calcext:value-type="float">
            <text:p>-2.20E+11</text:p>
          </table:table-cell>
          <table:table-cell office:value-type="float" office:value="163420000000" calcext:value-type="float">
            <text:p>1.63E+11</text:p>
          </table:table-cell>
        </table:table-row>
        <table:table-row table:style-name="ro1">
          <table:table-cell office:value-type="float" office:value="336795000000" calcext:value-type="float">
            <text:p>3.37E+11</text:p>
          </table:table-cell>
          <table:table-cell office:value-type="float" office:value="-220030000000" calcext:value-type="float">
            <text:p>-2.20E+11</text:p>
          </table:table-cell>
          <table:table-cell office:value-type="float" office:value="163424000000" calcext:value-type="float">
            <text:p>1.63E+11</text:p>
          </table:table-cell>
        </table:table-row>
        <table:table-row table:style-name="ro1">
          <table:table-cell office:value-type="float" office:value="337582000000" calcext:value-type="float">
            <text:p>3.38E+11</text:p>
          </table:table-cell>
          <table:table-cell office:value-type="float" office:value="-219569000000" calcext:value-type="float">
            <text:p>-2.20E+11</text:p>
          </table:table-cell>
          <table:table-cell office:value-type="float" office:value="163428000000" calcext:value-type="float">
            <text:p>1.63E+11</text:p>
          </table:table-cell>
        </table:table-row>
        <table:table-row table:style-name="ro1">
          <table:table-cell office:value-type="float" office:value="338363000000" calcext:value-type="float">
            <text:p>3.38E+11</text:p>
          </table:table-cell>
          <table:table-cell office:value-type="float" office:value="-219104000000" calcext:value-type="float">
            <text:p>-2.19E+11</text:p>
          </table:table-cell>
          <table:table-cell office:value-type="float" office:value="163430000000" calcext:value-type="float">
            <text:p>1.63E+11</text:p>
          </table:table-cell>
        </table:table-row>
        <table:table-row table:style-name="ro1">
          <table:table-cell office:value-type="float" office:value="339139000000" calcext:value-type="float">
            <text:p>3.39E+11</text:p>
          </table:table-cell>
          <table:table-cell office:value-type="float" office:value="-218637000000" calcext:value-type="float">
            <text:p>-2.19E+11</text:p>
          </table:table-cell>
          <table:table-cell office:value-type="float" office:value="163432000000" calcext:value-type="float">
            <text:p>1.63E+11</text:p>
          </table:table-cell>
        </table:table-row>
        <table:table-row table:style-name="ro1">
          <table:table-cell office:value-type="float" office:value="339911000000" calcext:value-type="float">
            <text:p>3.40E+11</text:p>
          </table:table-cell>
          <table:table-cell office:value-type="float" office:value="-218166000000" calcext:value-type="float">
            <text:p>-2.18E+11</text:p>
          </table:table-cell>
          <table:table-cell office:value-type="float" office:value="163432000000" calcext:value-type="float">
            <text:p>1.63E+11</text:p>
          </table:table-cell>
        </table:table-row>
        <table:table-row table:style-name="ro1">
          <table:table-cell office:value-type="float" office:value="340678000000" calcext:value-type="float">
            <text:p>3.41E+11</text:p>
          </table:table-cell>
          <table:table-cell office:value-type="float" office:value="-217692000000" calcext:value-type="float">
            <text:p>-2.18E+11</text:p>
          </table:table-cell>
          <table:table-cell office:value-type="float" office:value="163432000000" calcext:value-type="float">
            <text:p>1.63E+11</text:p>
          </table:table-cell>
        </table:table-row>
        <table:table-row table:style-name="ro1">
          <table:table-cell office:value-type="float" office:value="341440000000" calcext:value-type="float">
            <text:p>3.41E+11</text:p>
          </table:table-cell>
          <table:table-cell office:value-type="float" office:value="-217216000000" calcext:value-type="float">
            <text:p>-2.17E+11</text:p>
          </table:table-cell>
          <table:table-cell office:value-type="float" office:value="163431000000" calcext:value-type="float">
            <text:p>1.63E+11</text:p>
          </table:table-cell>
        </table:table-row>
        <table:table-row table:style-name="ro1">
          <table:table-cell office:value-type="float" office:value="342197000000" calcext:value-type="float">
            <text:p>3.42E+11</text:p>
          </table:table-cell>
          <table:table-cell office:value-type="float" office:value="-216736000000" calcext:value-type="float">
            <text:p>-2.17E+11</text:p>
          </table:table-cell>
          <table:table-cell office:value-type="float" office:value="163429000000" calcext:value-type="float">
            <text:p>1.63E+11</text:p>
          </table:table-cell>
        </table:table-row>
        <table:table-row table:style-name="ro1">
          <table:table-cell office:value-type="float" office:value="342949000000" calcext:value-type="float">
            <text:p>3.43E+11</text:p>
          </table:table-cell>
          <table:table-cell office:value-type="float" office:value="-216252000000" calcext:value-type="float">
            <text:p>-2.16E+11</text:p>
          </table:table-cell>
          <table:table-cell office:value-type="float" office:value="163427000000" calcext:value-type="float">
            <text:p>1.63E+11</text:p>
          </table:table-cell>
        </table:table-row>
        <table:table-row table:style-name="ro1">
          <table:table-cell office:value-type="float" office:value="343696000000" calcext:value-type="float">
            <text:p>3.44E+11</text:p>
          </table:table-cell>
          <table:table-cell office:value-type="float" office:value="-215766000000" calcext:value-type="float">
            <text:p>-2.16E+11</text:p>
          </table:table-cell>
          <table:table-cell office:value-type="float" office:value="163423000000" calcext:value-type="float">
            <text:p>1.63E+11</text:p>
          </table:table-cell>
        </table:table-row>
        <table:table-row table:style-name="ro1">
          <table:table-cell office:value-type="float" office:value="344439000000" calcext:value-type="float">
            <text:p>3.44E+11</text:p>
          </table:table-cell>
          <table:table-cell office:value-type="float" office:value="-215277000000" calcext:value-type="float">
            <text:p>-2.15E+11</text:p>
          </table:table-cell>
          <table:table-cell office:value-type="float" office:value="163419000000" calcext:value-type="float">
            <text:p>1.63E+11</text:p>
          </table:table-cell>
        </table:table-row>
        <table:table-row table:style-name="ro1">
          <table:table-cell office:value-type="float" office:value="345176000000" calcext:value-type="float">
            <text:p>3.45E+11</text:p>
          </table:table-cell>
          <table:table-cell office:value-type="float" office:value="-214785000000" calcext:value-type="float">
            <text:p>-2.15E+11</text:p>
          </table:table-cell>
          <table:table-cell office:value-type="float" office:value="163413000000" calcext:value-type="float">
            <text:p>1.63E+11</text:p>
          </table:table-cell>
        </table:table-row>
        <table:table-row table:style-name="ro1">
          <table:table-cell office:value-type="float" office:value="345909000000" calcext:value-type="float">
            <text:p>3.46E+11</text:p>
          </table:table-cell>
          <table:table-cell office:value-type="float" office:value="-214290000000" calcext:value-type="float">
            <text:p>-2.14E+11</text:p>
          </table:table-cell>
          <table:table-cell office:value-type="float" office:value="163407000000" calcext:value-type="float">
            <text:p>1.63E+11</text:p>
          </table:table-cell>
        </table:table-row>
        <table:table-row table:style-name="ro1">
          <table:table-cell office:value-type="float" office:value="346637000000" calcext:value-type="float">
            <text:p>3.47E+11</text:p>
          </table:table-cell>
          <table:table-cell office:value-type="float" office:value="-213792000000" calcext:value-type="float">
            <text:p>-2.14E+11</text:p>
          </table:table-cell>
          <table:table-cell office:value-type="float" office:value="163400000000" calcext:value-type="float">
            <text:p>1.63E+11</text:p>
          </table:table-cell>
        </table:table-row>
        <table:table-row table:style-name="ro1">
          <table:table-cell office:value-type="float" office:value="347360000000" calcext:value-type="float">
            <text:p>3.47E+11</text:p>
          </table:table-cell>
          <table:table-cell office:value-type="float" office:value="-213290000000" calcext:value-type="float">
            <text:p>-2.13E+11</text:p>
          </table:table-cell>
          <table:table-cell office:value-type="float" office:value="163392000000" calcext:value-type="float">
            <text:p>1.63E+11</text:p>
          </table:table-cell>
        </table:table-row>
        <table:table-row table:style-name="ro1">
          <table:table-cell office:value-type="float" office:value="348078000000" calcext:value-type="float">
            <text:p>3.48E+11</text:p>
          </table:table-cell>
          <table:table-cell office:value-type="float" office:value="-212786000000" calcext:value-type="float">
            <text:p>-2.13E+11</text:p>
          </table:table-cell>
          <table:table-cell office:value-type="float" office:value="163384000000" calcext:value-type="float">
            <text:p>1.63E+11</text:p>
          </table:table-cell>
        </table:table-row>
        <table:table-row table:style-name="ro1">
          <table:table-cell office:value-type="float" office:value="348791000000" calcext:value-type="float">
            <text:p>3.49E+11</text:p>
          </table:table-cell>
          <table:table-cell office:value-type="float" office:value="-212279000000" calcext:value-type="float">
            <text:p>-2.12E+11</text:p>
          </table:table-cell>
          <table:table-cell office:value-type="float" office:value="163374000000" calcext:value-type="float">
            <text:p>1.63E+11</text:p>
          </table:table-cell>
        </table:table-row>
        <table:table-row table:style-name="ro1">
          <table:table-cell office:value-type="float" office:value="349500000000" calcext:value-type="float">
            <text:p>3.50E+11</text:p>
          </table:table-cell>
          <table:table-cell office:value-type="float" office:value="-211769000000" calcext:value-type="float">
            <text:p>-2.12E+11</text:p>
          </table:table-cell>
          <table:table-cell office:value-type="float" office:value="163364000000" calcext:value-type="float">
            <text:p>1.63E+11</text:p>
          </table:table-cell>
        </table:table-row>
        <table:table-row table:style-name="ro1">
          <table:table-cell office:value-type="float" office:value="350204000000" calcext:value-type="float">
            <text:p>3.50E+11</text:p>
          </table:table-cell>
          <table:table-cell office:value-type="float" office:value="-211256000000" calcext:value-type="float">
            <text:p>-2.11E+11</text:p>
          </table:table-cell>
          <table:table-cell office:value-type="float" office:value="163353000000" calcext:value-type="float">
            <text:p>1.63E+11</text:p>
          </table:table-cell>
        </table:table-row>
        <table:table-row table:style-name="ro1">
          <table:table-cell office:value-type="float" office:value="350902000000" calcext:value-type="float">
            <text:p>3.51E+11</text:p>
          </table:table-cell>
          <table:table-cell office:value-type="float" office:value="-210740000000" calcext:value-type="float">
            <text:p>-2.11E+11</text:p>
          </table:table-cell>
          <table:table-cell office:value-type="float" office:value="163341000000" calcext:value-type="float">
            <text:p>1.63E+11</text:p>
          </table:table-cell>
        </table:table-row>
        <table:table-row table:style-name="ro1">
          <table:table-cell office:value-type="float" office:value="351596000000" calcext:value-type="float">
            <text:p>3.52E+11</text:p>
          </table:table-cell>
          <table:table-cell office:value-type="float" office:value="-210221000000" calcext:value-type="float">
            <text:p>-2.10E+11</text:p>
          </table:table-cell>
          <table:table-cell office:value-type="float" office:value="163328000000" calcext:value-type="float">
            <text:p>1.63E+11</text:p>
          </table:table-cell>
        </table:table-row>
        <table:table-row table:style-name="ro1">
          <table:table-cell office:value-type="float" office:value="352286000000" calcext:value-type="float">
            <text:p>3.52E+11</text:p>
          </table:table-cell>
          <table:table-cell office:value-type="float" office:value="-209699000000" calcext:value-type="float">
            <text:p>-2.10E+11</text:p>
          </table:table-cell>
          <table:table-cell office:value-type="float" office:value="163314000000" calcext:value-type="float">
            <text:p>1.63E+11</text:p>
          </table:table-cell>
        </table:table-row>
        <table:table-row table:style-name="ro1">
          <table:table-cell office:value-type="float" office:value="352970000000" calcext:value-type="float">
            <text:p>3.53E+11</text:p>
          </table:table-cell>
          <table:table-cell office:value-type="float" office:value="-209175000000" calcext:value-type="float">
            <text:p>-2.09E+11</text:p>
          </table:table-cell>
          <table:table-cell office:value-type="float" office:value="163300000000" calcext:value-type="float">
            <text:p>1.63E+11</text:p>
          </table:table-cell>
        </table:table-row>
        <table:table-row table:style-name="ro1">
          <table:table-cell office:value-type="float" office:value="353649000000" calcext:value-type="float">
            <text:p>3.54E+11</text:p>
          </table:table-cell>
          <table:table-cell office:value-type="float" office:value="-208647000000" calcext:value-type="float">
            <text:p>-2.09E+11</text:p>
          </table:table-cell>
          <table:table-cell office:value-type="float" office:value="163284000000" calcext:value-type="float">
            <text:p>1.63E+11</text:p>
          </table:table-cell>
        </table:table-row>
        <table:table-row table:style-name="ro1">
          <table:table-cell office:value-type="float" office:value="354324000000" calcext:value-type="float">
            <text:p>3.54E+11</text:p>
          </table:table-cell>
          <table:table-cell office:value-type="float" office:value="-208117000000" calcext:value-type="float">
            <text:p>-2.08E+11</text:p>
          </table:table-cell>
          <table:table-cell office:value-type="float" office:value="163268000000" calcext:value-type="float">
            <text:p>1.63E+11</text:p>
          </table:table-cell>
        </table:table-row>
        <table:table-row table:style-name="ro1">
          <table:table-cell office:value-type="float" office:value="354994000000" calcext:value-type="float">
            <text:p>3.55E+11</text:p>
          </table:table-cell>
          <table:table-cell office:value-type="float" office:value="-207584000000" calcext:value-type="float">
            <text:p>-2.08E+11</text:p>
          </table:table-cell>
          <table:table-cell office:value-type="float" office:value="163251000000" calcext:value-type="float">
            <text:p>1.63E+11</text:p>
          </table:table-cell>
        </table:table-row>
        <table:table-row table:style-name="ro1">
          <table:table-cell office:value-type="float" office:value="355659000000" calcext:value-type="float">
            <text:p>3.56E+11</text:p>
          </table:table-cell>
          <table:table-cell office:value-type="float" office:value="-207048000000" calcext:value-type="float">
            <text:p>-2.07E+11</text:p>
          </table:table-cell>
          <table:table-cell office:value-type="float" office:value="163234000000" calcext:value-type="float">
            <text:p>1.63E+11</text:p>
          </table:table-cell>
        </table:table-row>
        <table:table-row table:style-name="ro1">
          <table:table-cell office:value-type="float" office:value="356319000000" calcext:value-type="float">
            <text:p>3.56E+11</text:p>
          </table:table-cell>
          <table:table-cell office:value-type="float" office:value="-206509000000" calcext:value-type="float">
            <text:p>-2.07E+11</text:p>
          </table:table-cell>
          <table:table-cell office:value-type="float" office:value="163215000000" calcext:value-type="float">
            <text:p>1.63E+11</text:p>
          </table:table-cell>
        </table:table-row>
        <table:table-row table:style-name="ro1">
          <table:table-cell office:value-type="float" office:value="356974000000" calcext:value-type="float">
            <text:p>3.57E+11</text:p>
          </table:table-cell>
          <table:table-cell office:value-type="float" office:value="-205967000000" calcext:value-type="float">
            <text:p>-2.06E+11</text:p>
          </table:table-cell>
          <table:table-cell office:value-type="float" office:value="163196000000" calcext:value-type="float">
            <text:p>1.63E+11</text:p>
          </table:table-cell>
        </table:table-row>
        <table:table-row table:style-name="ro1">
          <table:table-cell office:value-type="float" office:value="357625000000" calcext:value-type="float">
            <text:p>3.58E+11</text:p>
          </table:table-cell>
          <table:table-cell office:value-type="float" office:value="-205423000000" calcext:value-type="float">
            <text:p>-2.05E+11</text:p>
          </table:table-cell>
          <table:table-cell office:value-type="float" office:value="163176000000" calcext:value-type="float">
            <text:p>1.63E+11</text:p>
          </table:table-cell>
        </table:table-row>
        <table:table-row table:style-name="ro1">
          <table:table-cell office:value-type="float" office:value="358270000000" calcext:value-type="float">
            <text:p>3.58E+11</text:p>
          </table:table-cell>
          <table:table-cell office:value-type="float" office:value="-204876000000" calcext:value-type="float">
            <text:p>-2.05E+11</text:p>
          </table:table-cell>
          <table:table-cell office:value-type="float" office:value="163155000000" calcext:value-type="float">
            <text:p>1.63E+11</text:p>
          </table:table-cell>
        </table:table-row>
        <table:table-row table:style-name="ro1">
          <table:table-cell office:value-type="float" office:value="358911000000" calcext:value-type="float">
            <text:p>3.59E+11</text:p>
          </table:table-cell>
          <table:table-cell office:value-type="float" office:value="-204326000000" calcext:value-type="float">
            <text:p>-2.04E+11</text:p>
          </table:table-cell>
          <table:table-cell office:value-type="float" office:value="163133000000" calcext:value-type="float">
            <text:p>1.63E+11</text:p>
          </table:table-cell>
        </table:table-row>
        <table:table-row table:style-name="ro1">
          <table:table-cell office:value-type="float" office:value="359547000000" calcext:value-type="float">
            <text:p>3.60E+11</text:p>
          </table:table-cell>
          <table:table-cell office:value-type="float" office:value="-203773000000" calcext:value-type="float">
            <text:p>-2.04E+11</text:p>
          </table:table-cell>
          <table:table-cell office:value-type="float" office:value="163111000000" calcext:value-type="float">
            <text:p>1.63E+11</text:p>
          </table:table-cell>
        </table:table-row>
        <table:table-row table:style-name="ro1">
          <table:table-cell office:value-type="float" office:value="360179000000" calcext:value-type="float">
            <text:p>3.60E+11</text:p>
          </table:table-cell>
          <table:table-cell office:value-type="float" office:value="-203218000000" calcext:value-type="float">
            <text:p>-2.03E+11</text:p>
          </table:table-cell>
          <table:table-cell office:value-type="float" office:value="163087000000" calcext:value-type="float">
            <text:p>1.63E+11</text:p>
          </table:table-cell>
        </table:table-row>
        <table:table-row table:style-name="ro1">
          <table:table-cell office:value-type="float" office:value="360805000000" calcext:value-type="float">
            <text:p>3.61E+11</text:p>
          </table:table-cell>
          <table:table-cell office:value-type="float" office:value="-202660000000" calcext:value-type="float">
            <text:p>-2.03E+11</text:p>
          </table:table-cell>
          <table:table-cell office:value-type="float" office:value="163063000000" calcext:value-type="float">
            <text:p>1.63E+11</text:p>
          </table:table-cell>
        </table:table-row>
        <table:table-row table:style-name="ro1">
          <table:table-cell office:value-type="float" office:value="361427000000" calcext:value-type="float">
            <text:p>3.61E+11</text:p>
          </table:table-cell>
          <table:table-cell office:value-type="float" office:value="-202099000000" calcext:value-type="float">
            <text:p>-2.02E+11</text:p>
          </table:table-cell>
          <table:table-cell office:value-type="float" office:value="163038000000" calcext:value-type="float">
            <text:p>1.63E+11</text:p>
          </table:table-cell>
        </table:table-row>
        <table:table-row table:style-name="ro1">
          <table:table-cell office:value-type="float" office:value="362043000000" calcext:value-type="float">
            <text:p>3.62E+11</text:p>
          </table:table-cell>
          <table:table-cell office:value-type="float" office:value="-201535000000" calcext:value-type="float">
            <text:p>-2.02E+11</text:p>
          </table:table-cell>
          <table:table-cell office:value-type="float" office:value="163013000000" calcext:value-type="float">
            <text:p>1.63E+11</text:p>
          </table:table-cell>
        </table:table-row>
        <table:table-row table:style-name="ro1">
          <table:table-cell office:value-type="float" office:value="362655000000" calcext:value-type="float">
            <text:p>3.63E+11</text:p>
          </table:table-cell>
          <table:table-cell office:value-type="float" office:value="-200969000000" calcext:value-type="float">
            <text:p>-2.01E+11</text:p>
          </table:table-cell>
          <table:table-cell office:value-type="float" office:value="162986000000" calcext:value-type="float">
            <text:p>1.63E+11</text:p>
          </table:table-cell>
        </table:table-row>
        <table:table-row table:style-name="ro1">
          <table:table-cell office:value-type="float" office:value="363262000000" calcext:value-type="float">
            <text:p>3.63E+11</text:p>
          </table:table-cell>
          <table:table-cell office:value-type="float" office:value="-200400000000" calcext:value-type="float">
            <text:p>-2.00E+11</text:p>
          </table:table-cell>
          <table:table-cell office:value-type="float" office:value="162959000000" calcext:value-type="float">
            <text:p>1.63E+11</text:p>
          </table:table-cell>
        </table:table-row>
        <table:table-row table:style-name="ro1">
          <table:table-cell office:value-type="float" office:value="363865000000" calcext:value-type="float">
            <text:p>3.64E+11</text:p>
          </table:table-cell>
          <table:table-cell office:value-type="float" office:value="-199829000000" calcext:value-type="float">
            <text:p>-2.00E+11</text:p>
          </table:table-cell>
          <table:table-cell office:value-type="float" office:value="162931000000" calcext:value-type="float">
            <text:p>1.63E+11</text:p>
          </table:table-cell>
        </table:table-row>
        <table:table-row table:style-name="ro1">
          <table:table-cell office:value-type="float" office:value="364462000000" calcext:value-type="float">
            <text:p>3.64E+11</text:p>
          </table:table-cell>
          <table:table-cell office:value-type="float" office:value="-199254000000" calcext:value-type="float">
            <text:p>-1.99E+11</text:p>
          </table:table-cell>
          <table:table-cell office:value-type="float" office:value="162903000000" calcext:value-type="float">
            <text:p>1.63E+11</text:p>
          </table:table-cell>
        </table:table-row>
        <table:table-row table:style-name="ro1">
          <table:table-cell office:value-type="float" office:value="365055000000" calcext:value-type="float">
            <text:p>3.65E+11</text:p>
          </table:table-cell>
          <table:table-cell office:value-type="float" office:value="-198678000000" calcext:value-type="float">
            <text:p>-1.99E+11</text:p>
          </table:table-cell>
          <table:table-cell office:value-type="float" office:value="162873000000" calcext:value-type="float">
            <text:p>1.63E+11</text:p>
          </table:table-cell>
        </table:table-row>
        <table:table-row table:style-name="ro1">
          <table:table-cell office:value-type="float" office:value="365642000000" calcext:value-type="float">
            <text:p>3.66E+11</text:p>
          </table:table-cell>
          <table:table-cell office:value-type="float" office:value="-198098000000" calcext:value-type="float">
            <text:p>-1.98E+11</text:p>
          </table:table-cell>
          <table:table-cell office:value-type="float" office:value="162843000000" calcext:value-type="float">
            <text:p>1.63E+11</text:p>
          </table:table-cell>
        </table:table-row>
        <table:table-row table:style-name="ro1">
          <table:table-cell office:value-type="float" office:value="366225000000" calcext:value-type="float">
            <text:p>3.66E+11</text:p>
          </table:table-cell>
          <table:table-cell office:value-type="float" office:value="-197516000000" calcext:value-type="float">
            <text:p>-1.98E+11</text:p>
          </table:table-cell>
          <table:table-cell office:value-type="float" office:value="162812000000" calcext:value-type="float">
            <text:p>1.63E+11</text:p>
          </table:table-cell>
        </table:table-row>
        <table:table-row table:style-name="ro1">
          <table:table-cell office:value-type="float" office:value="366803000000" calcext:value-type="float">
            <text:p>3.67E+11</text:p>
          </table:table-cell>
          <table:table-cell office:value-type="float" office:value="-196931000000" calcext:value-type="float">
            <text:p>-1.97E+11</text:p>
          </table:table-cell>
          <table:table-cell office:value-type="float" office:value="162780000000" calcext:value-type="float">
            <text:p>1.63E+11</text:p>
          </table:table-cell>
        </table:table-row>
        <table:table-row table:style-name="ro1">
          <table:table-cell office:value-type="float" office:value="367377000000" calcext:value-type="float">
            <text:p>3.67E+11</text:p>
          </table:table-cell>
          <table:table-cell office:value-type="float" office:value="-196344000000" calcext:value-type="float">
            <text:p>-1.96E+11</text:p>
          </table:table-cell>
          <table:table-cell office:value-type="float" office:value="162748000000" calcext:value-type="float">
            <text:p>1.63E+11</text:p>
          </table:table-cell>
        </table:table-row>
        <table:table-row table:style-name="ro1">
          <table:table-cell office:value-type="float" office:value="367945000000" calcext:value-type="float">
            <text:p>3.68E+11</text:p>
          </table:table-cell>
          <table:table-cell office:value-type="float" office:value="-195754000000" calcext:value-type="float">
            <text:p>-1.96E+11</text:p>
          </table:table-cell>
          <table:table-cell office:value-type="float" office:value="162714000000" calcext:value-type="float">
            <text:p>1.63E+11</text:p>
          </table:table-cell>
        </table:table-row>
        <table:table-row table:style-name="ro1">
          <table:table-cell office:value-type="float" office:value="368509000000" calcext:value-type="float">
            <text:p>3.69E+11</text:p>
          </table:table-cell>
          <table:table-cell office:value-type="float" office:value="-195162000000" calcext:value-type="float">
            <text:p>-1.95E+11</text:p>
          </table:table-cell>
          <table:table-cell office:value-type="float" office:value="162680000000" calcext:value-type="float">
            <text:p>1.63E+11</text:p>
          </table:table-cell>
        </table:table-row>
        <table:table-row table:style-name="ro1">
          <table:table-cell office:value-type="float" office:value="369068000000" calcext:value-type="float">
            <text:p>3.69E+11</text:p>
          </table:table-cell>
          <table:table-cell office:value-type="float" office:value="-194567000000" calcext:value-type="float">
            <text:p>-1.95E+11</text:p>
          </table:table-cell>
          <table:table-cell office:value-type="float" office:value="162646000000" calcext:value-type="float">
            <text:p>1.63E+11</text:p>
          </table:table-cell>
        </table:table-row>
        <table:table-row table:style-name="ro1">
          <table:table-cell office:value-type="float" office:value="369622000000" calcext:value-type="float">
            <text:p>3.70E+11</text:p>
          </table:table-cell>
          <table:table-cell office:value-type="float" office:value="-193969000000" calcext:value-type="float">
            <text:p>-1.94E+11</text:p>
          </table:table-cell>
          <table:table-cell office:value-type="float" office:value="162610000000" calcext:value-type="float">
            <text:p>1.63E+11</text:p>
          </table:table-cell>
        </table:table-row>
        <table:table-row table:style-name="ro1">
          <table:table-cell office:value-type="float" office:value="370171000000" calcext:value-type="float">
            <text:p>3.70E+11</text:p>
          </table:table-cell>
          <table:table-cell office:value-type="float" office:value="-193369000000" calcext:value-type="float">
            <text:p>-1.93E+11</text:p>
          </table:table-cell>
          <table:table-cell office:value-type="float" office:value="162574000000" calcext:value-type="float">
            <text:p>1.63E+11</text:p>
          </table:table-cell>
        </table:table-row>
        <table:table-row table:style-name="ro1">
          <table:table-cell office:value-type="float" office:value="370716000000" calcext:value-type="float">
            <text:p>3.71E+11</text:p>
          </table:table-cell>
          <table:table-cell office:value-type="float" office:value="-192767000000" calcext:value-type="float">
            <text:p>-1.93E+11</text:p>
          </table:table-cell>
          <table:table-cell office:value-type="float" office:value="162537000000" calcext:value-type="float">
            <text:p>1.63E+11</text:p>
          </table:table-cell>
        </table:table-row>
        <table:table-row table:style-name="ro1">
          <table:table-cell office:value-type="float" office:value="371255000000" calcext:value-type="float">
            <text:p>3.71E+11</text:p>
          </table:table-cell>
          <table:table-cell office:value-type="float" office:value="-192162000000" calcext:value-type="float">
            <text:p>-1.92E+11</text:p>
          </table:table-cell>
          <table:table-cell office:value-type="float" office:value="162499000000" calcext:value-type="float">
            <text:p>1.62E+11</text:p>
          </table:table-cell>
        </table:table-row>
        <table:table-row table:style-name="ro1">
          <table:table-cell office:value-type="float" office:value="371790000000" calcext:value-type="float">
            <text:p>3.72E+11</text:p>
          </table:table-cell>
          <table:table-cell office:value-type="float" office:value="-191554000000" calcext:value-type="float">
            <text:p>-1.92E+11</text:p>
          </table:table-cell>
          <table:table-cell office:value-type="float" office:value="162461000000" calcext:value-type="float">
            <text:p>1.62E+11</text:p>
          </table:table-cell>
        </table:table-row>
        <table:table-row table:style-name="ro1">
          <table:table-cell office:value-type="float" office:value="372320000000" calcext:value-type="float">
            <text:p>3.72E+11</text:p>
          </table:table-cell>
          <table:table-cell office:value-type="float" office:value="-190944000000" calcext:value-type="float">
            <text:p>-1.91E+11</text:p>
          </table:table-cell>
          <table:table-cell office:value-type="float" office:value="162421000000" calcext:value-type="float">
            <text:p>1.62E+11</text:p>
          </table:table-cell>
        </table:table-row>
        <table:table-row table:style-name="ro1">
          <table:table-cell office:value-type="float" office:value="372845000000" calcext:value-type="float">
            <text:p>3.73E+11</text:p>
          </table:table-cell>
          <table:table-cell office:value-type="float" office:value="-190331000000" calcext:value-type="float">
            <text:p>-1.90E+11</text:p>
          </table:table-cell>
          <table:table-cell office:value-type="float" office:value="162381000000" calcext:value-type="float">
            <text:p>1.62E+11</text:p>
          </table:table-cell>
        </table:table-row>
        <table:table-row table:style-name="ro1">
          <table:table-cell office:value-type="float" office:value="373365000000" calcext:value-type="float">
            <text:p>3.73E+11</text:p>
          </table:table-cell>
          <table:table-cell office:value-type="float" office:value="-189716000000" calcext:value-type="float">
            <text:p>-1.90E+11</text:p>
          </table:table-cell>
          <table:table-cell office:value-type="float" office:value="162341000000" calcext:value-type="float">
            <text:p>1.62E+11</text:p>
          </table:table-cell>
        </table:table-row>
        <table:table-row table:style-name="ro1">
          <table:table-cell office:value-type="float" office:value="373881000000" calcext:value-type="float">
            <text:p>3.74E+11</text:p>
          </table:table-cell>
          <table:table-cell office:value-type="float" office:value="-189099000000" calcext:value-type="float">
            <text:p>-1.89E+11</text:p>
          </table:table-cell>
          <table:table-cell office:value-type="float" office:value="162299000000" calcext:value-type="float">
            <text:p>1.62E+11</text:p>
          </table:table-cell>
        </table:table-row>
        <table:table-row table:style-name="ro1">
          <table:table-cell office:value-type="float" office:value="374391000000" calcext:value-type="float">
            <text:p>3.74E+11</text:p>
          </table:table-cell>
          <table:table-cell office:value-type="float" office:value="-188479000000" calcext:value-type="float">
            <text:p>-1.88E+11</text:p>
          </table:table-cell>
          <table:table-cell office:value-type="float" office:value="162257000000" calcext:value-type="float">
            <text:p>1.62E+11</text:p>
          </table:table-cell>
        </table:table-row>
        <table:table-row table:style-name="ro1">
          <table:table-cell office:value-type="float" office:value="374897000000" calcext:value-type="float">
            <text:p>3.75E+11</text:p>
          </table:table-cell>
          <table:table-cell office:value-type="float" office:value="-187857000000" calcext:value-type="float">
            <text:p>-1.88E+11</text:p>
          </table:table-cell>
          <table:table-cell office:value-type="float" office:value="162214000000" calcext:value-type="float">
            <text:p>1.62E+11</text:p>
          </table:table-cell>
        </table:table-row>
        <table:table-row table:style-name="ro1">
          <table:table-cell office:value-type="float" office:value="375398000000" calcext:value-type="float">
            <text:p>3.75E+11</text:p>
          </table:table-cell>
          <table:table-cell office:value-type="float" office:value="-187232000000" calcext:value-type="float">
            <text:p>-1.87E+11</text:p>
          </table:table-cell>
          <table:table-cell office:value-type="float" office:value="162171000000" calcext:value-type="float">
            <text:p>1.62E+11</text:p>
          </table:table-cell>
        </table:table-row>
        <table:table-row table:style-name="ro1">
          <table:table-cell office:value-type="float" office:value="375894000000" calcext:value-type="float">
            <text:p>3.76E+11</text:p>
          </table:table-cell>
          <table:table-cell office:value-type="float" office:value="-186605000000" calcext:value-type="float">
            <text:p>-1.87E+11</text:p>
          </table:table-cell>
          <table:table-cell office:value-type="float" office:value="162127000000" calcext:value-type="float">
            <text:p>1.62E+11</text:p>
          </table:table-cell>
        </table:table-row>
        <table:table-row table:style-name="ro1">
          <table:table-cell office:value-type="float" office:value="376385000000" calcext:value-type="float">
            <text:p>3.76E+11</text:p>
          </table:table-cell>
          <table:table-cell office:value-type="float" office:value="-185975000000" calcext:value-type="float">
            <text:p>-1.86E+11</text:p>
          </table:table-cell>
          <table:table-cell office:value-type="float" office:value="162082000000" calcext:value-type="float">
            <text:p>1.62E+11</text:p>
          </table:table-cell>
        </table:table-row>
        <table:table-row table:style-name="ro1">
          <table:table-cell office:value-type="float" office:value="376872000000" calcext:value-type="float">
            <text:p>3.77E+11</text:p>
          </table:table-cell>
          <table:table-cell office:value-type="float" office:value="-185343000000" calcext:value-type="float">
            <text:p>-1.85E+11</text:p>
          </table:table-cell>
          <table:table-cell office:value-type="float" office:value="162036000000" calcext:value-type="float">
            <text:p>1.62E+11</text:p>
          </table:table-cell>
        </table:table-row>
        <table:table-row table:style-name="ro1">
          <table:table-cell office:value-type="float" office:value="377353000000" calcext:value-type="float">
            <text:p>3.77E+11</text:p>
          </table:table-cell>
          <table:table-cell office:value-type="float" office:value="-184709000000" calcext:value-type="float">
            <text:p>-1.85E+11</text:p>
          </table:table-cell>
          <table:table-cell office:value-type="float" office:value="161989000000" calcext:value-type="float">
            <text:p>1.62E+11</text:p>
          </table:table-cell>
        </table:table-row>
        <table:table-row table:style-name="ro1">
          <table:table-cell office:value-type="float" office:value="377830000000" calcext:value-type="float">
            <text:p>3.78E+11</text:p>
          </table:table-cell>
          <table:table-cell office:value-type="float" office:value="-184072000000" calcext:value-type="float">
            <text:p>-1.84E+11</text:p>
          </table:table-cell>
          <table:table-cell office:value-type="float" office:value="161942000000" calcext:value-type="float">
            <text:p>1.62E+11</text:p>
          </table:table-cell>
        </table:table-row>
        <table:table-row table:style-name="ro1">
          <table:table-cell office:value-type="float" office:value="378302000000" calcext:value-type="float">
            <text:p>3.78E+11</text:p>
          </table:table-cell>
          <table:table-cell office:value-type="float" office:value="-183433000000" calcext:value-type="float">
            <text:p>-1.83E+11</text:p>
          </table:table-cell>
          <table:table-cell office:value-type="float" office:value="161894000000" calcext:value-type="float">
            <text:p>1.62E+11</text:p>
          </table:table-cell>
        </table:table-row>
        <table:table-row table:style-name="ro1">
          <table:table-cell office:value-type="float" office:value="378769000000" calcext:value-type="float">
            <text:p>3.79E+11</text:p>
          </table:table-cell>
          <table:table-cell office:value-type="float" office:value="-182792000000" calcext:value-type="float">
            <text:p>-1.83E+11</text:p>
          </table:table-cell>
          <table:table-cell office:value-type="float" office:value="161846000000" calcext:value-type="float">
            <text:p>1.62E+11</text:p>
          </table:table-cell>
        </table:table-row>
        <table:table-row table:style-name="ro1">
          <table:table-cell office:value-type="float" office:value="379231000000" calcext:value-type="float">
            <text:p>3.79E+11</text:p>
          </table:table-cell>
          <table:table-cell office:value-type="float" office:value="-182148000000" calcext:value-type="float">
            <text:p>-1.82E+11</text:p>
          </table:table-cell>
          <table:table-cell office:value-type="float" office:value="161797000000" calcext:value-type="float">
            <text:p>1.62E+11</text:p>
          </table:table-cell>
        </table:table-row>
        <table:table-row table:style-name="ro1">
          <table:table-cell office:value-type="float" office:value="379689000000" calcext:value-type="float">
            <text:p>3.80E+11</text:p>
          </table:table-cell>
          <table:table-cell office:value-type="float" office:value="-181502000000" calcext:value-type="float">
            <text:p>-1.82E+11</text:p>
          </table:table-cell>
          <table:table-cell office:value-type="float" office:value="161747000000" calcext:value-type="float">
            <text:p>1.62E+11</text:p>
          </table:table-cell>
        </table:table-row>
        <table:table-row table:style-name="ro1">
          <table:table-cell office:value-type="float" office:value="380141000000" calcext:value-type="float">
            <text:p>3.80E+11</text:p>
          </table:table-cell>
          <table:table-cell office:value-type="float" office:value="-180854000000" calcext:value-type="float">
            <text:p>-1.81E+11</text:p>
          </table:table-cell>
          <table:table-cell office:value-type="float" office:value="161696000000" calcext:value-type="float">
            <text:p>1.62E+11</text:p>
          </table:table-cell>
        </table:table-row>
        <table:table-row table:style-name="ro1">
          <table:table-cell office:value-type="float" office:value="380589000000" calcext:value-type="float">
            <text:p>3.81E+11</text:p>
          </table:table-cell>
          <table:table-cell office:value-type="float" office:value="-180203000000" calcext:value-type="float">
            <text:p>-1.80E+11</text:p>
          </table:table-cell>
          <table:table-cell office:value-type="float" office:value="161645000000" calcext:value-type="float">
            <text:p>1.62E+11</text:p>
          </table:table-cell>
        </table:table-row>
        <table:table-row table:style-name="ro1">
          <table:table-cell office:value-type="float" office:value="381032000000" calcext:value-type="float">
            <text:p>3.81E+11</text:p>
          </table:table-cell>
          <table:table-cell office:value-type="float" office:value="-179550000000" calcext:value-type="float">
            <text:p>-1.80E+11</text:p>
          </table:table-cell>
          <table:table-cell office:value-type="float" office:value="161593000000" calcext:value-type="float">
            <text:p>1.62E+11</text:p>
          </table:table-cell>
        </table:table-row>
        <table:table-row table:style-name="ro1">
          <table:table-cell office:value-type="float" office:value="381470000000" calcext:value-type="float">
            <text:p>3.81E+11</text:p>
          </table:table-cell>
          <table:table-cell office:value-type="float" office:value="-178895000000" calcext:value-type="float">
            <text:p>-1.79E+11</text:p>
          </table:table-cell>
          <table:table-cell office:value-type="float" office:value="161540000000" calcext:value-type="float">
            <text:p>1.62E+11</text:p>
          </table:table-cell>
        </table:table-row>
        <table:table-row table:style-name="ro1">
          <table:table-cell office:value-type="float" office:value="381903000000" calcext:value-type="float">
            <text:p>3.82E+11</text:p>
          </table:table-cell>
          <table:table-cell office:value-type="float" office:value="-178237000000" calcext:value-type="float">
            <text:p>-1.78E+11</text:p>
          </table:table-cell>
          <table:table-cell office:value-type="float" office:value="161487000000" calcext:value-type="float">
            <text:p>1.61E+11</text:p>
          </table:table-cell>
        </table:table-row>
        <table:table-row table:style-name="ro1">
          <table:table-cell office:value-type="float" office:value="382331000000" calcext:value-type="float">
            <text:p>3.82E+11</text:p>
          </table:table-cell>
          <table:table-cell office:value-type="float" office:value="-177578000000" calcext:value-type="float">
            <text:p>-1.78E+11</text:p>
          </table:table-cell>
          <table:table-cell office:value-type="float" office:value="161433000000" calcext:value-type="float">
            <text:p>1.61E+11</text:p>
          </table:table-cell>
        </table:table-row>
        <table:table-row table:style-name="ro1">
          <table:table-cell office:value-type="float" office:value="382755000000" calcext:value-type="float">
            <text:p>3.83E+11</text:p>
          </table:table-cell>
          <table:table-cell office:value-type="float" office:value="-176915000000" calcext:value-type="float">
            <text:p>-1.77E+11</text:p>
          </table:table-cell>
          <table:table-cell office:value-type="float" office:value="161378000000" calcext:value-type="float">
            <text:p>1.61E+11</text:p>
          </table:table-cell>
        </table:table-row>
        <table:table-row table:style-name="ro1">
          <table:table-cell office:value-type="float" office:value="383173000000" calcext:value-type="float">
            <text:p>3.83E+11</text:p>
          </table:table-cell>
          <table:table-cell office:value-type="float" office:value="-176251000000" calcext:value-type="float">
            <text:p>-1.76E+11</text:p>
          </table:table-cell>
          <table:table-cell office:value-type="float" office:value="161322000000" calcext:value-type="float">
            <text:p>1.61E+11</text:p>
          </table:table-cell>
        </table:table-row>
        <table:table-row table:style-name="ro1">
          <table:table-cell office:value-type="float" office:value="383587000000" calcext:value-type="float">
            <text:p>3.84E+11</text:p>
          </table:table-cell>
          <table:table-cell office:value-type="float" office:value="-175585000000" calcext:value-type="float">
            <text:p>-1.76E+11</text:p>
          </table:table-cell>
          <table:table-cell office:value-type="float" office:value="161266000000" calcext:value-type="float">
            <text:p>1.61E+11</text:p>
          </table:table-cell>
        </table:table-row>
        <table:table-row table:style-name="ro1">
          <table:table-cell office:value-type="float" office:value="383996000000" calcext:value-type="float">
            <text:p>3.84E+11</text:p>
          </table:table-cell>
          <table:table-cell office:value-type="float" office:value="-174916000000" calcext:value-type="float">
            <text:p>-1.75E+11</text:p>
          </table:table-cell>
          <table:table-cell office:value-type="float" office:value="161209000000" calcext:value-type="float">
            <text:p>1.61E+11</text:p>
          </table:table-cell>
        </table:table-row>
        <table:table-row table:style-name="ro1">
          <table:table-cell office:value-type="float" office:value="384400000000" calcext:value-type="float">
            <text:p>3.84E+11</text:p>
          </table:table-cell>
          <table:table-cell office:value-type="float" office:value="-174245000000" calcext:value-type="float">
            <text:p>-1.74E+11</text:p>
          </table:table-cell>
          <table:table-cell office:value-type="float" office:value="161152000000" calcext:value-type="float">
            <text:p>1.61E+11</text:p>
          </table:table-cell>
        </table:table-row>
        <table:table-row table:style-name="ro1">
          <table:table-cell office:value-type="float" office:value="384799000000" calcext:value-type="float">
            <text:p>3.85E+11</text:p>
          </table:table-cell>
          <table:table-cell office:value-type="float" office:value="-173572000000" calcext:value-type="float">
            <text:p>-1.74E+11</text:p>
          </table:table-cell>
          <table:table-cell office:value-type="float" office:value="161094000000" calcext:value-type="float">
            <text:p>1.61E+11</text:p>
          </table:table-cell>
        </table:table-row>
        <table:table-row table:style-name="ro1">
          <table:table-cell office:value-type="float" office:value="385193000000" calcext:value-type="float">
            <text:p>3.85E+11</text:p>
          </table:table-cell>
          <table:table-cell office:value-type="float" office:value="-172896000000" calcext:value-type="float">
            <text:p>-1.73E+11</text:p>
          </table:table-cell>
          <table:table-cell office:value-type="float" office:value="161035000000" calcext:value-type="float">
            <text:p>1.61E+11</text:p>
          </table:table-cell>
        </table:table-row>
        <table:table-row table:style-name="ro1">
          <table:table-cell office:value-type="float" office:value="385582000000" calcext:value-type="float">
            <text:p>3.86E+11</text:p>
          </table:table-cell>
          <table:table-cell office:value-type="float" office:value="-172219000000" calcext:value-type="float">
            <text:p>-1.72E+11</text:p>
          </table:table-cell>
          <table:table-cell office:value-type="float" office:value="160975000000" calcext:value-type="float">
            <text:p>1.61E+11</text:p>
          </table:table-cell>
        </table:table-row>
        <table:table-row table:style-name="ro1">
          <table:table-cell office:value-type="float" office:value="385967000000" calcext:value-type="float">
            <text:p>3.86E+11</text:p>
          </table:table-cell>
          <table:table-cell office:value-type="float" office:value="-171539000000" calcext:value-type="float">
            <text:p>-1.72E+11</text:p>
          </table:table-cell>
          <table:table-cell office:value-type="float" office:value="160915000000" calcext:value-type="float">
            <text:p>1.61E+11</text:p>
          </table:table-cell>
        </table:table-row>
        <table:table-row table:style-name="ro1">
          <table:table-cell office:value-type="float" office:value="386346000000" calcext:value-type="float">
            <text:p>3.86E+11</text:p>
          </table:table-cell>
          <table:table-cell office:value-type="float" office:value="-170857000000" calcext:value-type="float">
            <text:p>-1.71E+11</text:p>
          </table:table-cell>
          <table:table-cell office:value-type="float" office:value="160854000000" calcext:value-type="float">
            <text:p>1.61E+11</text:p>
          </table:table-cell>
        </table:table-row>
        <table:table-row table:style-name="ro1">
          <table:table-cell office:value-type="float" office:value="386721000000" calcext:value-type="float">
            <text:p>3.87E+11</text:p>
          </table:table-cell>
          <table:table-cell office:value-type="float" office:value="-170173000000" calcext:value-type="float">
            <text:p>-1.70E+11</text:p>
          </table:table-cell>
          <table:table-cell office:value-type="float" office:value="160793000000" calcext:value-type="float">
            <text:p>1.61E+11</text:p>
          </table:table-cell>
        </table:table-row>
        <table:table-row table:style-name="ro1">
          <table:table-cell office:value-type="float" office:value="387091000000" calcext:value-type="float">
            <text:p>3.87E+11</text:p>
          </table:table-cell>
          <table:table-cell office:value-type="float" office:value="-169487000000" calcext:value-type="float">
            <text:p>-1.69E+11</text:p>
          </table:table-cell>
          <table:table-cell office:value-type="float" office:value="160731000000" calcext:value-type="float">
            <text:p>1.61E+11</text:p>
          </table:table-cell>
        </table:table-row>
        <table:table-row table:style-name="ro1">
          <table:table-cell office:value-type="float" office:value="387456000000" calcext:value-type="float">
            <text:p>3.87E+11</text:p>
          </table:table-cell>
          <table:table-cell office:value-type="float" office:value="-168798000000" calcext:value-type="float">
            <text:p>-1.69E+11</text:p>
          </table:table-cell>
          <table:table-cell office:value-type="float" office:value="160668000000" calcext:value-type="float">
            <text:p>1.61E+11</text:p>
          </table:table-cell>
        </table:table-row>
        <table:table-row table:style-name="ro1">
          <table:table-cell office:value-type="float" office:value="387816000000" calcext:value-type="float">
            <text:p>3.88E+11</text:p>
          </table:table-cell>
          <table:table-cell office:value-type="float" office:value="-168108000000" calcext:value-type="float">
            <text:p>-1.68E+11</text:p>
          </table:table-cell>
          <table:table-cell office:value-type="float" office:value="160604000000" calcext:value-type="float">
            <text:p>1.61E+11</text:p>
          </table:table-cell>
        </table:table-row>
        <table:table-row table:style-name="ro1">
          <table:table-cell office:value-type="float" office:value="388171000000" calcext:value-type="float">
            <text:p>3.88E+11</text:p>
          </table:table-cell>
          <table:table-cell office:value-type="float" office:value="-167415000000" calcext:value-type="float">
            <text:p>-1.67E+11</text:p>
          </table:table-cell>
          <table:table-cell office:value-type="float" office:value="160540000000" calcext:value-type="float">
            <text:p>1.61E+11</text:p>
          </table:table-cell>
        </table:table-row>
        <table:table-row table:style-name="ro1">
          <table:table-cell office:value-type="float" office:value="388521000000" calcext:value-type="float">
            <text:p>3.89E+11</text:p>
          </table:table-cell>
          <table:table-cell office:value-type="float" office:value="-166720000000" calcext:value-type="float">
            <text:p>-1.67E+11</text:p>
          </table:table-cell>
          <table:table-cell office:value-type="float" office:value="160475000000" calcext:value-type="float">
            <text:p>1.60E+11</text:p>
          </table:table-cell>
        </table:table-row>
        <table:table-row table:style-name="ro1">
          <table:table-cell office:value-type="float" office:value="388866000000" calcext:value-type="float">
            <text:p>3.89E+11</text:p>
          </table:table-cell>
          <table:table-cell office:value-type="float" office:value="-166023000000" calcext:value-type="float">
            <text:p>-1.66E+11</text:p>
          </table:table-cell>
          <table:table-cell office:value-type="float" office:value="160410000000" calcext:value-type="float">
            <text:p>1.60E+11</text:p>
          </table:table-cell>
        </table:table-row>
        <table:table-row table:style-name="ro1">
          <table:table-cell office:value-type="float" office:value="389207000000" calcext:value-type="float">
            <text:p>3.89E+11</text:p>
          </table:table-cell>
          <table:table-cell office:value-type="float" office:value="-165324000000" calcext:value-type="float">
            <text:p>-1.65E+11</text:p>
          </table:table-cell>
          <table:table-cell office:value-type="float" office:value="160344000000" calcext:value-type="float">
            <text:p>1.60E+11</text:p>
          </table:table-cell>
        </table:table-row>
        <table:table-row table:style-name="ro1">
          <table:table-cell office:value-type="float" office:value="389542000000" calcext:value-type="float">
            <text:p>3.90E+11</text:p>
          </table:table-cell>
          <table:table-cell office:value-type="float" office:value="-164623000000" calcext:value-type="float">
            <text:p>-1.65E+11</text:p>
          </table:table-cell>
          <table:table-cell office:value-type="float" office:value="160277000000" calcext:value-type="float">
            <text:p>1.60E+11</text:p>
          </table:table-cell>
        </table:table-row>
        <table:table-row table:style-name="ro1">
          <table:table-cell office:value-type="float" office:value="389873000000" calcext:value-type="float">
            <text:p>3.90E+11</text:p>
          </table:table-cell>
          <table:table-cell office:value-type="float" office:value="-163920000000" calcext:value-type="float">
            <text:p>-1.64E+11</text:p>
          </table:table-cell>
          <table:table-cell office:value-type="float" office:value="160209000000" calcext:value-type="float">
            <text:p>1.60E+11</text:p>
          </table:table-cell>
        </table:table-row>
        <table:table-row table:style-name="ro1">
          <table:table-cell office:value-type="float" office:value="390198000000" calcext:value-type="float">
            <text:p>3.90E+11</text:p>
          </table:table-cell>
          <table:table-cell office:value-type="float" office:value="-163215000000" calcext:value-type="float">
            <text:p>-1.63E+11</text:p>
          </table:table-cell>
          <table:table-cell office:value-type="float" office:value="160141000000" calcext:value-type="float">
            <text:p>1.60E+11</text:p>
          </table:table-cell>
        </table:table-row>
        <table:table-row table:style-name="ro1">
          <table:table-cell office:value-type="float" office:value="390519000000" calcext:value-type="float">
            <text:p>3.91E+11</text:p>
          </table:table-cell>
          <table:table-cell office:value-type="float" office:value="-162508000000" calcext:value-type="float">
            <text:p>-1.63E+11</text:p>
          </table:table-cell>
          <table:table-cell office:value-type="float" office:value="160073000000" calcext:value-type="float">
            <text:p>1.60E+11</text:p>
          </table:table-cell>
        </table:table-row>
        <table:table-row table:style-name="ro1">
          <table:table-cell office:value-type="float" office:value="390835000000" calcext:value-type="float">
            <text:p>3.91E+11</text:p>
          </table:table-cell>
          <table:table-cell office:value-type="float" office:value="-161798000000" calcext:value-type="float">
            <text:p>-1.62E+11</text:p>
          </table:table-cell>
          <table:table-cell office:value-type="float" office:value="160003000000" calcext:value-type="float">
            <text:p>1.60E+11</text:p>
          </table:table-cell>
        </table:table-row>
        <table:table-row table:style-name="ro1">
          <table:table-cell office:value-type="float" office:value="391146000000" calcext:value-type="float">
            <text:p>3.91E+11</text:p>
          </table:table-cell>
          <table:table-cell office:value-type="float" office:value="-161087000000" calcext:value-type="float">
            <text:p>-1.61E+11</text:p>
          </table:table-cell>
          <table:table-cell office:value-type="float" office:value="159933000000" calcext:value-type="float">
            <text:p>1.60E+11</text:p>
          </table:table-cell>
        </table:table-row>
        <table:table-row table:style-name="ro1">
          <table:table-cell office:value-type="float" office:value="391452000000" calcext:value-type="float">
            <text:p>3.91E+11</text:p>
          </table:table-cell>
          <table:table-cell office:value-type="float" office:value="-160374000000" calcext:value-type="float">
            <text:p>-1.60E+11</text:p>
          </table:table-cell>
          <table:table-cell office:value-type="float" office:value="159863000000" calcext:value-type="float">
            <text:p>1.60E+11</text:p>
          </table:table-cell>
        </table:table-row>
        <table:table-row table:style-name="ro1">
          <table:table-cell office:value-type="float" office:value="391753000000" calcext:value-type="float">
            <text:p>3.92E+11</text:p>
          </table:table-cell>
          <table:table-cell office:value-type="float" office:value="-159658000000" calcext:value-type="float">
            <text:p>-1.60E+11</text:p>
          </table:table-cell>
          <table:table-cell office:value-type="float" office:value="159791000000" calcext:value-type="float">
            <text:p>1.60E+11</text:p>
          </table:table-cell>
        </table:table-row>
        <table:table-row table:style-name="ro1">
          <table:table-cell office:value-type="float" office:value="392049000000" calcext:value-type="float">
            <text:p>3.92E+11</text:p>
          </table:table-cell>
          <table:table-cell office:value-type="float" office:value="-158941000000" calcext:value-type="float">
            <text:p>-1.59E+11</text:p>
          </table:table-cell>
          <table:table-cell office:value-type="float" office:value="159719000000" calcext:value-type="float">
            <text:p>1.60E+11</text:p>
          </table:table-cell>
        </table:table-row>
        <table:table-row table:style-name="ro1">
          <table:table-cell office:value-type="float" office:value="392340000000" calcext:value-type="float">
            <text:p>3.92E+11</text:p>
          </table:table-cell>
          <table:table-cell office:value-type="float" office:value="-158222000000" calcext:value-type="float">
            <text:p>-1.58E+11</text:p>
          </table:table-cell>
          <table:table-cell office:value-type="float" office:value="159647000000" calcext:value-type="float">
            <text:p>1.60E+11</text:p>
          </table:table-cell>
        </table:table-row>
        <table:table-row table:style-name="ro1">
          <table:table-cell office:value-type="float" office:value="392626000000" calcext:value-type="float">
            <text:p>3.93E+11</text:p>
          </table:table-cell>
          <table:table-cell office:value-type="float" office:value="-157500000000" calcext:value-type="float">
            <text:p>-1.58E+11</text:p>
          </table:table-cell>
          <table:table-cell office:value-type="float" office:value="159574000000" calcext:value-type="float">
            <text:p>1.60E+11</text:p>
          </table:table-cell>
        </table:table-row>
        <table:table-row table:style-name="ro1">
          <table:table-cell office:value-type="float" office:value="392908000000" calcext:value-type="float">
            <text:p>3.93E+11</text:p>
          </table:table-cell>
          <table:table-cell office:value-type="float" office:value="-156777000000" calcext:value-type="float">
            <text:p>-1.57E+11</text:p>
          </table:table-cell>
          <table:table-cell office:value-type="float" office:value="159500000000" calcext:value-type="float">
            <text:p>1.60E+11</text:p>
          </table:table-cell>
        </table:table-row>
        <table:table-row table:style-name="ro1">
          <table:table-cell office:value-type="float" office:value="393184000000" calcext:value-type="float">
            <text:p>3.93E+11</text:p>
          </table:table-cell>
          <table:table-cell office:value-type="float" office:value="-156051000000" calcext:value-type="float">
            <text:p>-1.56E+11</text:p>
          </table:table-cell>
          <table:table-cell office:value-type="float" office:value="159426000000" calcext:value-type="float">
            <text:p>1.59E+11</text:p>
          </table:table-cell>
        </table:table-row>
        <table:table-row table:style-name="ro1">
          <table:table-cell office:value-type="float" office:value="393455000000" calcext:value-type="float">
            <text:p>3.93E+11</text:p>
          </table:table-cell>
          <table:table-cell office:value-type="float" office:value="-155324000000" calcext:value-type="float">
            <text:p>-1.55E+11</text:p>
          </table:table-cell>
          <table:table-cell office:value-type="float" office:value="159350000000" calcext:value-type="float">
            <text:p>1.59E+11</text:p>
          </table:table-cell>
        </table:table-row>
        <table:table-row table:style-name="ro1">
          <table:table-cell office:value-type="float" office:value="393722000000" calcext:value-type="float">
            <text:p>3.94E+11</text:p>
          </table:table-cell>
          <table:table-cell office:value-type="float" office:value="-154595000000" calcext:value-type="float">
            <text:p>-1.55E+11</text:p>
          </table:table-cell>
          <table:table-cell office:value-type="float" office:value="159275000000" calcext:value-type="float">
            <text:p>1.59E+11</text:p>
          </table:table-cell>
        </table:table-row>
        <table:table-row table:style-name="ro1">
          <table:table-cell office:value-type="float" office:value="393983000000" calcext:value-type="float">
            <text:p>3.94E+11</text:p>
          </table:table-cell>
          <table:table-cell office:value-type="float" office:value="-153864000000" calcext:value-type="float">
            <text:p>-1.54E+11</text:p>
          </table:table-cell>
          <table:table-cell office:value-type="float" office:value="159198000000" calcext:value-type="float">
            <text:p>1.59E+11</text:p>
          </table:table-cell>
        </table:table-row>
        <table:table-row table:style-name="ro1">
          <table:table-cell office:value-type="float" office:value="394239000000" calcext:value-type="float">
            <text:p>3.94E+11</text:p>
          </table:table-cell>
          <table:table-cell office:value-type="float" office:value="-153130000000" calcext:value-type="float">
            <text:p>-1.53E+11</text:p>
          </table:table-cell>
          <table:table-cell office:value-type="float" office:value="159122000000" calcext:value-type="float">
            <text:p>1.59E+11</text:p>
          </table:table-cell>
        </table:table-row>
        <table:table-row table:style-name="ro1">
          <table:table-cell office:value-type="float" office:value="394491000000" calcext:value-type="float">
            <text:p>3.94E+11</text:p>
          </table:table-cell>
          <table:table-cell office:value-type="float" office:value="-152395000000" calcext:value-type="float">
            <text:p>-1.52E+11</text:p>
          </table:table-cell>
          <table:table-cell office:value-type="float" office:value="159044000000" calcext:value-type="float">
            <text:p>1.59E+11</text:p>
          </table:table-cell>
        </table:table-row>
        <table:table-row table:style-name="ro1">
          <table:table-cell office:value-type="float" office:value="394737000000" calcext:value-type="float">
            <text:p>3.95E+11</text:p>
          </table:table-cell>
          <table:table-cell office:value-type="float" office:value="-151658000000" calcext:value-type="float">
            <text:p>-1.52E+11</text:p>
          </table:table-cell>
          <table:table-cell office:value-type="float" office:value="158966000000" calcext:value-type="float">
            <text:p>1.59E+11</text:p>
          </table:table-cell>
        </table:table-row>
        <table:table-row table:style-name="ro1">
          <table:table-cell office:value-type="float" office:value="394979000000" calcext:value-type="float">
            <text:p>3.95E+11</text:p>
          </table:table-cell>
          <table:table-cell office:value-type="float" office:value="-150919000000" calcext:value-type="float">
            <text:p>-1.51E+11</text:p>
          </table:table-cell>
          <table:table-cell office:value-type="float" office:value="158887000000" calcext:value-type="float">
            <text:p>1.59E+11</text:p>
          </table:table-cell>
        </table:table-row>
        <table:table-row table:style-name="ro1">
          <table:table-cell office:value-type="float" office:value="395215000000" calcext:value-type="float">
            <text:p>3.95E+11</text:p>
          </table:table-cell>
          <table:table-cell office:value-type="float" office:value="-150178000000" calcext:value-type="float">
            <text:p>-1.50E+11</text:p>
          </table:table-cell>
          <table:table-cell office:value-type="float" office:value="158808000000" calcext:value-type="float">
            <text:p>1.59E+11</text:p>
          </table:table-cell>
        </table:table-row>
        <table:table-row table:style-name="ro1">
          <table:table-cell office:value-type="float" office:value="395447000000" calcext:value-type="float">
            <text:p>3.95E+11</text:p>
          </table:table-cell>
          <table:table-cell office:value-type="float" office:value="-149436000000" calcext:value-type="float">
            <text:p>-1.49E+11</text:p>
          </table:table-cell>
          <table:table-cell office:value-type="float" office:value="158728000000" calcext:value-type="float">
            <text:p>1.59E+11</text:p>
          </table:table-cell>
        </table:table-row>
        <table:table-row table:style-name="ro1">
          <table:table-cell office:value-type="float" office:value="395673000000" calcext:value-type="float">
            <text:p>3.96E+11</text:p>
          </table:table-cell>
          <table:table-cell office:value-type="float" office:value="-148691000000" calcext:value-type="float">
            <text:p>-1.49E+11</text:p>
          </table:table-cell>
          <table:table-cell office:value-type="float" office:value="158647000000" calcext:value-type="float">
            <text:p>1.59E+11</text:p>
          </table:table-cell>
        </table:table-row>
        <table:table-row table:style-name="ro1">
          <table:table-cell office:value-type="float" office:value="395895000000" calcext:value-type="float">
            <text:p>3.96E+11</text:p>
          </table:table-cell>
          <table:table-cell office:value-type="float" office:value="-147944000000" calcext:value-type="float">
            <text:p>-1.48E+11</text:p>
          </table:table-cell>
          <table:table-cell office:value-type="float" office:value="158566000000" calcext:value-type="float">
            <text:p>1.59E+11</text:p>
          </table:table-cell>
        </table:table-row>
        <table:table-row table:style-name="ro1">
          <table:table-cell office:value-type="float" office:value="396111000000" calcext:value-type="float">
            <text:p>3.96E+11</text:p>
          </table:table-cell>
          <table:table-cell office:value-type="float" office:value="-147196000000" calcext:value-type="float">
            <text:p>-1.47E+11</text:p>
          </table:table-cell>
          <table:table-cell office:value-type="float" office:value="158484000000" calcext:value-type="float">
            <text:p>1.58E+11</text:p>
          </table:table-cell>
        </table:table-row>
        <table:table-row table:style-name="ro1">
          <table:table-cell office:value-type="float" office:value="396322000000" calcext:value-type="float">
            <text:p>3.96E+11</text:p>
          </table:table-cell>
          <table:table-cell office:value-type="float" office:value="-146446000000" calcext:value-type="float">
            <text:p>-1.46E+11</text:p>
          </table:table-cell>
          <table:table-cell office:value-type="float" office:value="158402000000" calcext:value-type="float">
            <text:p>1.58E+11</text:p>
          </table:table-cell>
        </table:table-row>
        <table:table-row table:style-name="ro1">
          <table:table-cell office:value-type="float" office:value="396529000000" calcext:value-type="float">
            <text:p>3.97E+11</text:p>
          </table:table-cell>
          <table:table-cell office:value-type="float" office:value="-145693000000" calcext:value-type="float">
            <text:p>-1.46E+11</text:p>
          </table:table-cell>
          <table:table-cell office:value-type="float" office:value="158318000000" calcext:value-type="float">
            <text:p>1.58E+11</text:p>
          </table:table-cell>
        </table:table-row>
        <table:table-row table:style-name="ro1">
          <table:table-cell office:value-type="float" office:value="396730000000" calcext:value-type="float">
            <text:p>3.97E+11</text:p>
          </table:table-cell>
          <table:table-cell office:value-type="float" office:value="-144939000000" calcext:value-type="float">
            <text:p>-1.45E+11</text:p>
          </table:table-cell>
          <table:table-cell office:value-type="float" office:value="158235000000" calcext:value-type="float">
            <text:p>1.58E+11</text:p>
          </table:table-cell>
        </table:table-row>
        <table:table-row table:style-name="ro1">
          <table:table-cell office:value-type="float" office:value="396926000000" calcext:value-type="float">
            <text:p>3.97E+11</text:p>
          </table:table-cell>
          <table:table-cell office:value-type="float" office:value="-144184000000" calcext:value-type="float">
            <text:p>-1.44E+11</text:p>
          </table:table-cell>
          <table:table-cell office:value-type="float" office:value="158151000000" calcext:value-type="float">
            <text:p>1.58E+11</text:p>
          </table:table-cell>
        </table:table-row>
        <table:table-row table:style-name="ro1">
          <table:table-cell office:value-type="float" office:value="397118000000" calcext:value-type="float">
            <text:p>3.97E+11</text:p>
          </table:table-cell>
          <table:table-cell office:value-type="float" office:value="-143426000000" calcext:value-type="float">
            <text:p>-1.43E+11</text:p>
          </table:table-cell>
          <table:table-cell office:value-type="float" office:value="158066000000" calcext:value-type="float">
            <text:p>1.58E+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2:30:30.166567764</meta:creation-date>
    <dc:date>2024-04-25T12:32:55.419205543</dc:date>
    <meta:editing-duration>PT2M25S</meta:editing-duration>
    <meta:editing-cycles>1</meta:editing-cycles>
    <meta:document-statistic meta:table-count="1" meta:cell-count="4500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8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B1500" svg:x="0.32cm" svg:y="0.18cm" svg:width="12.508cm" svg:height="8.64cm">
          <chart:coordinate-region svg:x="1.114cm" svg:y="0.379cm" svg:width="10.972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500" chart:class="chart:scatter">
            <chart:domain table:cell-range-address="Sheet1.A1:Sheet1.A1500"/>
            <chart:data-point chart:repeated="1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00000000">
                <text:p>400000000000</text:p>
                <draw:g>
                  <svg:desc>Sheet1.A1:Sheet1.A1500</svg:desc>
                </draw:g>
              </table:table-cell>
              <table:table-cell office:value-type="float" office:value="0">
                <text:p>0</text:p>
                <draw:g>
                  <svg:desc>Sheet1.B1:Sheet1.B1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9997000000">
                <text:p>399997000000</text:p>
              </table:table-cell>
              <table:table-cell office:value-type="float" office:value="820798000">
                <text:p>820798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9988000000">
                <text:p>399988000000</text:p>
              </table:table-cell>
              <table:table-cell office:value-type="float" office:value="1641580000">
                <text:p>164158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9972000000">
                <text:p>399972000000</text:p>
              </table:table-cell>
              <table:table-cell office:value-type="float" office:value="2462340000">
                <text:p>246234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9950000000">
                <text:p>399950000000</text:p>
              </table:table-cell>
              <table:table-cell office:value-type="float" office:value="3283060000">
                <text:p>328306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9922000000">
                <text:p>399922000000</text:p>
              </table:table-cell>
              <table:table-cell office:value-type="float" office:value="4103730000">
                <text:p>410373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9888000000">
                <text:p>399888000000</text:p>
              </table:table-cell>
              <table:table-cell office:value-type="float" office:value="4924340000">
                <text:p>492434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9848000000">
                <text:p>399848000000</text:p>
              </table:table-cell>
              <table:table-cell office:value-type="float" office:value="5744870000">
                <text:p>574487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9802000000">
                <text:p>399802000000</text:p>
              </table:table-cell>
              <table:table-cell office:value-type="float" office:value="6565310000">
                <text:p>656531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9749000000">
                <text:p>399749000000</text:p>
              </table:table-cell>
              <table:table-cell office:value-type="float" office:value="7385650000">
                <text:p>738565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9690000000">
                <text:p>399690000000</text:p>
              </table:table-cell>
              <table:table-cell office:value-type="float" office:value="8205880000">
                <text:p>820588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9625000000">
                <text:p>399625000000</text:p>
              </table:table-cell>
              <table:table-cell office:value-type="float" office:value="9025980000">
                <text:p>902598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9554000000">
                <text:p>399554000000</text:p>
              </table:table-cell>
              <table:table-cell office:value-type="float" office:value="9845930000">
                <text:p>984593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9476000000">
                <text:p>399476000000</text:p>
              </table:table-cell>
              <table:table-cell office:value-type="float" office:value="10665700000">
                <text:p>1066570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9392000000">
                <text:p>399392000000</text:p>
              </table:table-cell>
              <table:table-cell office:value-type="float" office:value="11485400000">
                <text:p>1148540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9302000000">
                <text:p>399302000000</text:p>
              </table:table-cell>
              <table:table-cell office:value-type="float" office:value="12304800000">
                <text:p>1230480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9206000000">
                <text:p>399206000000</text:p>
              </table:table-cell>
              <table:table-cell office:value-type="float" office:value="13124100000">
                <text:p>1312410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9104000000">
                <text:p>399104000000</text:p>
              </table:table-cell>
              <table:table-cell office:value-type="float" office:value="13943200000">
                <text:p>1394320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8995000000">
                <text:p>398995000000</text:p>
              </table:table-cell>
              <table:table-cell office:value-type="float" office:value="14762000000">
                <text:p>1476200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8880000000">
                <text:p>398880000000</text:p>
              </table:table-cell>
              <table:table-cell office:value-type="float" office:value="15580600000">
                <text:p>1558060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8759000000">
                <text:p>398759000000</text:p>
              </table:table-cell>
              <table:table-cell office:value-type="float" office:value="16399000000">
                <text:p>16399000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8632000000">
                <text:p>398632000000</text:p>
              </table:table-cell>
              <table:table-cell office:value-type="float" office:value="17217100000">
                <text:p>17217100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8499000000">
                <text:p>398499000000</text:p>
              </table:table-cell>
              <table:table-cell office:value-type="float" office:value="18035000000">
                <text:p>18035000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8359000000">
                <text:p>398359000000</text:p>
              </table:table-cell>
              <table:table-cell office:value-type="float" office:value="18852500000">
                <text:p>18852500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8213000000">
                <text:p>398213000000</text:p>
              </table:table-cell>
              <table:table-cell office:value-type="float" office:value="19669800000">
                <text:p>19669800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8061000000">
                <text:p>398061000000</text:p>
              </table:table-cell>
              <table:table-cell office:value-type="float" office:value="20486800000">
                <text:p>20486800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7902000000">
                <text:p>397902000000</text:p>
              </table:table-cell>
              <table:table-cell office:value-type="float" office:value="21303400000">
                <text:p>21303400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7738000000">
                <text:p>397738000000</text:p>
              </table:table-cell>
              <table:table-cell office:value-type="float" office:value="22119700000">
                <text:p>22119700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7567000000">
                <text:p>397567000000</text:p>
              </table:table-cell>
              <table:table-cell office:value-type="float" office:value="22935700000">
                <text:p>22935700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7390000000">
                <text:p>397390000000</text:p>
              </table:table-cell>
              <table:table-cell office:value-type="float" office:value="23751300000">
                <text:p>23751300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7206000000">
                <text:p>397206000000</text:p>
              </table:table-cell>
              <table:table-cell office:value-type="float" office:value="24566500000">
                <text:p>24566500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7017000000">
                <text:p>397017000000</text:p>
              </table:table-cell>
              <table:table-cell office:value-type="float" office:value="25381400000">
                <text:p>25381400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6821000000">
                <text:p>396821000000</text:p>
              </table:table-cell>
              <table:table-cell office:value-type="float" office:value="26195800000">
                <text:p>26195800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6619000000">
                <text:p>396619000000</text:p>
              </table:table-cell>
              <table:table-cell office:value-type="float" office:value="27009800000">
                <text:p>27009800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6410000000">
                <text:p>396410000000</text:p>
              </table:table-cell>
              <table:table-cell office:value-type="float" office:value="27823400000">
                <text:p>27823400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6195000000">
                <text:p>396195000000</text:p>
              </table:table-cell>
              <table:table-cell office:value-type="float" office:value="28636600000">
                <text:p>28636600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5975000000">
                <text:p>395975000000</text:p>
              </table:table-cell>
              <table:table-cell office:value-type="float" office:value="29449300000">
                <text:p>29449300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5747000000">
                <text:p>395747000000</text:p>
              </table:table-cell>
              <table:table-cell office:value-type="float" office:value="30261600000">
                <text:p>30261600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5514000000">
                <text:p>395514000000</text:p>
              </table:table-cell>
              <table:table-cell office:value-type="float" office:value="31073300000">
                <text:p>31073300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5274000000">
                <text:p>395274000000</text:p>
              </table:table-cell>
              <table:table-cell office:value-type="float" office:value="31884600000">
                <text:p>31884600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5028000000">
                <text:p>395028000000</text:p>
              </table:table-cell>
              <table:table-cell office:value-type="float" office:value="32695400000">
                <text:p>32695400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4776000000">
                <text:p>394776000000</text:p>
              </table:table-cell>
              <table:table-cell office:value-type="float" office:value="33505600000">
                <text:p>33505600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4517000000">
                <text:p>394517000000</text:p>
              </table:table-cell>
              <table:table-cell office:value-type="float" office:value="34315300000">
                <text:p>34315300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4252000000">
                <text:p>394252000000</text:p>
              </table:table-cell>
              <table:table-cell office:value-type="float" office:value="35124500000">
                <text:p>35124500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3981000000">
                <text:p>393981000000</text:p>
              </table:table-cell>
              <table:table-cell office:value-type="float" office:value="35933100000">
                <text:p>35933100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3703000000">
                <text:p>393703000000</text:p>
              </table:table-cell>
              <table:table-cell office:value-type="float" office:value="36741100000">
                <text:p>36741100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3419000000">
                <text:p>393419000000</text:p>
              </table:table-cell>
              <table:table-cell office:value-type="float" office:value="37548500000">
                <text:p>37548500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3129000000">
                <text:p>393129000000</text:p>
              </table:table-cell>
              <table:table-cell office:value-type="float" office:value="38355300000">
                <text:p>38355300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2833000000">
                <text:p>392833000000</text:p>
              </table:table-cell>
              <table:table-cell office:value-type="float" office:value="39161600000">
                <text:p>39161600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2530000000">
                <text:p>392530000000</text:p>
              </table:table-cell>
              <table:table-cell office:value-type="float" office:value="39967100000">
                <text:p>39967100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2220000000">
                <text:p>392220000000</text:p>
              </table:table-cell>
              <table:table-cell office:value-type="float" office:value="40772100000">
                <text:p>40772100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1905000000">
                <text:p>391905000000</text:p>
              </table:table-cell>
              <table:table-cell office:value-type="float" office:value="41576400000">
                <text:p>41576400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91583000000">
                <text:p>391583000000</text:p>
              </table:table-cell>
              <table:table-cell office:value-type="float" office:value="42380000000">
                <text:p>42380000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1255000000">
                <text:p>391255000000</text:p>
              </table:table-cell>
              <table:table-cell office:value-type="float" office:value="43182900000">
                <text:p>43182900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0920000000">
                <text:p>390920000000</text:p>
              </table:table-cell>
              <table:table-cell office:value-type="float" office:value="43985100000">
                <text:p>43985100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0579000000">
                <text:p>390579000000</text:p>
              </table:table-cell>
              <table:table-cell office:value-type="float" office:value="44786600000">
                <text:p>44786600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0232000000">
                <text:p>390232000000</text:p>
              </table:table-cell>
              <table:table-cell office:value-type="float" office:value="45587300000">
                <text:p>45587300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9878000000">
                <text:p>389878000000</text:p>
              </table:table-cell>
              <table:table-cell office:value-type="float" office:value="46387400000">
                <text:p>463874000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9518000000">
                <text:p>389518000000</text:p>
              </table:table-cell>
              <table:table-cell office:value-type="float" office:value="47186600000">
                <text:p>47186600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9151000000">
                <text:p>389151000000</text:p>
              </table:table-cell>
              <table:table-cell office:value-type="float" office:value="47985100000">
                <text:p>47985100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8778000000">
                <text:p>388778000000</text:p>
              </table:table-cell>
              <table:table-cell office:value-type="float" office:value="48782800000">
                <text:p>48782800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88399000000">
                <text:p>388399000000</text:p>
              </table:table-cell>
              <table:table-cell office:value-type="float" office:value="49579700000">
                <text:p>495797000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8013000000">
                <text:p>388013000000</text:p>
              </table:table-cell>
              <table:table-cell office:value-type="float" office:value="50375800000">
                <text:p>50375800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7621000000">
                <text:p>387621000000</text:p>
              </table:table-cell>
              <table:table-cell office:value-type="float" office:value="51171000000">
                <text:p>51171000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7223000000">
                <text:p>387223000000</text:p>
              </table:table-cell>
              <table:table-cell office:value-type="float" office:value="51965400000">
                <text:p>51965400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6817000000">
                <text:p>386817000000</text:p>
              </table:table-cell>
              <table:table-cell office:value-type="float" office:value="52758900000">
                <text:p>52758900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6406000000">
                <text:p>386406000000</text:p>
              </table:table-cell>
              <table:table-cell office:value-type="float" office:value="53551500000">
                <text:p>53551500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5988000000">
                <text:p>385988000000</text:p>
              </table:table-cell>
              <table:table-cell office:value-type="float" office:value="54343300000">
                <text:p>54343300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5564000000">
                <text:p>385564000000</text:p>
              </table:table-cell>
              <table:table-cell office:value-type="float" office:value="55134100000">
                <text:p>55134100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5133000000">
                <text:p>385133000000</text:p>
              </table:table-cell>
              <table:table-cell office:value-type="float" office:value="55924100000">
                <text:p>55924100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4695000000">
                <text:p>384695000000</text:p>
              </table:table-cell>
              <table:table-cell office:value-type="float" office:value="56713000000">
                <text:p>56713000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4251000000">
                <text:p>384251000000</text:p>
              </table:table-cell>
              <table:table-cell office:value-type="float" office:value="57501000000">
                <text:p>57501000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3801000000">
                <text:p>383801000000</text:p>
              </table:table-cell>
              <table:table-cell office:value-type="float" office:value="58288100000">
                <text:p>58288100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3344000000">
                <text:p>383344000000</text:p>
              </table:table-cell>
              <table:table-cell office:value-type="float" office:value="59074100000">
                <text:p>59074100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2881000000">
                <text:p>382881000000</text:p>
              </table:table-cell>
              <table:table-cell office:value-type="float" office:value="59859200000">
                <text:p>598592000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2411000000">
                <text:p>382411000000</text:p>
              </table:table-cell>
              <table:table-cell office:value-type="float" office:value="60643200000">
                <text:p>60643200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1935000000">
                <text:p>381935000000</text:p>
              </table:table-cell>
              <table:table-cell office:value-type="float" office:value="61426200000">
                <text:p>614262000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1452000000">
                <text:p>381452000000</text:p>
              </table:table-cell>
              <table:table-cell office:value-type="float" office:value="62208200000">
                <text:p>622082000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0962000000">
                <text:p>380962000000</text:p>
              </table:table-cell>
              <table:table-cell office:value-type="float" office:value="62989000000">
                <text:p>62989000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0466000000">
                <text:p>380466000000</text:p>
              </table:table-cell>
              <table:table-cell office:value-type="float" office:value="63768800000">
                <text:p>63768800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9963000000">
                <text:p>379963000000</text:p>
              </table:table-cell>
              <table:table-cell office:value-type="float" office:value="64547500000">
                <text:p>64547500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9454000000">
                <text:p>379454000000</text:p>
              </table:table-cell>
              <table:table-cell office:value-type="float" office:value="65325100000">
                <text:p>65325100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8938000000">
                <text:p>378938000000</text:p>
              </table:table-cell>
              <table:table-cell office:value-type="float" office:value="66101500000">
                <text:p>66101500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8416000000">
                <text:p>378416000000</text:p>
              </table:table-cell>
              <table:table-cell office:value-type="float" office:value="66876800000">
                <text:p>668768000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7887000000">
                <text:p>377887000000</text:p>
              </table:table-cell>
              <table:table-cell office:value-type="float" office:value="67650900000">
                <text:p>67650900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77351000000">
                <text:p>377351000000</text:p>
              </table:table-cell>
              <table:table-cell office:value-type="float" office:value="68423900000">
                <text:p>68423900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76809000000">
                <text:p>376809000000</text:p>
              </table:table-cell>
              <table:table-cell office:value-type="float" office:value="69195600000">
                <text:p>691956000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6260000000">
                <text:p>376260000000</text:p>
              </table:table-cell>
              <table:table-cell office:value-type="float" office:value="69966100000">
                <text:p>69966100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75704000000">
                <text:p>375704000000</text:p>
              </table:table-cell>
              <table:table-cell office:value-type="float" office:value="70735400000">
                <text:p>70735400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5142000000">
                <text:p>375142000000</text:p>
              </table:table-cell>
              <table:table-cell office:value-type="float" office:value="71503400000">
                <text:p>71503400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4573000000">
                <text:p>374573000000</text:p>
              </table:table-cell>
              <table:table-cell office:value-type="float" office:value="72270100000">
                <text:p>72270100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3997000000">
                <text:p>373997000000</text:p>
              </table:table-cell>
              <table:table-cell office:value-type="float" office:value="73035600000">
                <text:p>730356000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3415000000">
                <text:p>373415000000</text:p>
              </table:table-cell>
              <table:table-cell office:value-type="float" office:value="73799700000">
                <text:p>73799700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2826000000">
                <text:p>372826000000</text:p>
              </table:table-cell>
              <table:table-cell office:value-type="float" office:value="74562500000">
                <text:p>74562500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72230000000">
                <text:p>372230000000</text:p>
              </table:table-cell>
              <table:table-cell office:value-type="float" office:value="75324000000">
                <text:p>75324000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71628000000">
                <text:p>371628000000</text:p>
              </table:table-cell>
              <table:table-cell office:value-type="float" office:value="76084100000">
                <text:p>76084100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71018000000">
                <text:p>371018000000</text:p>
              </table:table-cell>
              <table:table-cell office:value-type="float" office:value="76842800000">
                <text:p>76842800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70402000000">
                <text:p>370402000000</text:p>
              </table:table-cell>
              <table:table-cell office:value-type="float" office:value="77600200000">
                <text:p>77600200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9779000000">
                <text:p>369779000000</text:p>
              </table:table-cell>
              <table:table-cell office:value-type="float" office:value="78356100000">
                <text:p>783561000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69150000000">
                <text:p>369150000000</text:p>
              </table:table-cell>
              <table:table-cell office:value-type="float" office:value="79110500000">
                <text:p>791105000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8513000000">
                <text:p>368513000000</text:p>
              </table:table-cell>
              <table:table-cell office:value-type="float" office:value="79863600000">
                <text:p>798636000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67870000000">
                <text:p>367870000000</text:p>
              </table:table-cell>
              <table:table-cell office:value-type="float" office:value="80615100000">
                <text:p>806151000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67220000000">
                <text:p>367220000000</text:p>
              </table:table-cell>
              <table:table-cell office:value-type="float" office:value="81365100000">
                <text:p>813651000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66563000000">
                <text:p>366563000000</text:p>
              </table:table-cell>
              <table:table-cell office:value-type="float" office:value="82113600000">
                <text:p>821136000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65900000000">
                <text:p>365900000000</text:p>
              </table:table-cell>
              <table:table-cell office:value-type="float" office:value="82860600000">
                <text:p>828606000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5229000000">
                <text:p>365229000000</text:p>
              </table:table-cell>
              <table:table-cell office:value-type="float" office:value="83606100000">
                <text:p>836061000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64552000000">
                <text:p>364552000000</text:p>
              </table:table-cell>
              <table:table-cell office:value-type="float" office:value="84349900000">
                <text:p>843499000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3867000000">
                <text:p>363867000000</text:p>
              </table:table-cell>
              <table:table-cell office:value-type="float" office:value="85092200000">
                <text:p>850922000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63176000000">
                <text:p>363176000000</text:p>
              </table:table-cell>
              <table:table-cell office:value-type="float" office:value="85832800000">
                <text:p>858328000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62478000000">
                <text:p>362478000000</text:p>
              </table:table-cell>
              <table:table-cell office:value-type="float" office:value="86571800000">
                <text:p>865718000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61772000000">
                <text:p>361772000000</text:p>
              </table:table-cell>
              <table:table-cell office:value-type="float" office:value="87309200000">
                <text:p>873092000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61060000000">
                <text:p>361060000000</text:p>
              </table:table-cell>
              <table:table-cell office:value-type="float" office:value="88044800000">
                <text:p>880448000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60341000000">
                <text:p>360341000000</text:p>
              </table:table-cell>
              <table:table-cell office:value-type="float" office:value="88778800000">
                <text:p>887788000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9615000000">
                <text:p>359615000000</text:p>
              </table:table-cell>
              <table:table-cell office:value-type="float" office:value="89511000000">
                <text:p>895110000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8882000000">
                <text:p>358882000000</text:p>
              </table:table-cell>
              <table:table-cell office:value-type="float" office:value="90241500000">
                <text:p>902415000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8142000000">
                <text:p>358142000000</text:p>
              </table:table-cell>
              <table:table-cell office:value-type="float" office:value="90970300000">
                <text:p>909703000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7395000000">
                <text:p>357395000000</text:p>
              </table:table-cell>
              <table:table-cell office:value-type="float" office:value="91697200000">
                <text:p>916972000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6641000000">
                <text:p>356641000000</text:p>
              </table:table-cell>
              <table:table-cell office:value-type="float" office:value="92422400000">
                <text:p>924224000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5879000000">
                <text:p>355879000000</text:p>
              </table:table-cell>
              <table:table-cell office:value-type="float" office:value="93145700000">
                <text:p>931457000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5111000000">
                <text:p>355111000000</text:p>
              </table:table-cell>
              <table:table-cell office:value-type="float" office:value="93867100000">
                <text:p>938671000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54336000000">
                <text:p>354336000000</text:p>
              </table:table-cell>
              <table:table-cell office:value-type="float" office:value="94586700000">
                <text:p>945867000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53553000000">
                <text:p>353553000000</text:p>
              </table:table-cell>
              <table:table-cell office:value-type="float" office:value="95304400000">
                <text:p>953044000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52763000000">
                <text:p>352763000000</text:p>
              </table:table-cell>
              <table:table-cell office:value-type="float" office:value="96020100000">
                <text:p>960201000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1966000000">
                <text:p>351966000000</text:p>
              </table:table-cell>
              <table:table-cell office:value-type="float" office:value="96734000000">
                <text:p>967340000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51162000000">
                <text:p>351162000000</text:p>
              </table:table-cell>
              <table:table-cell office:value-type="float" office:value="97445800000">
                <text:p>974458000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50351000000">
                <text:p>350351000000</text:p>
              </table:table-cell>
              <table:table-cell office:value-type="float" office:value="98155600000">
                <text:p>981556000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9533000000">
                <text:p>349533000000</text:p>
              </table:table-cell>
              <table:table-cell office:value-type="float" office:value="98863400000">
                <text:p>988634000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8707000000">
                <text:p>348707000000</text:p>
              </table:table-cell>
              <table:table-cell office:value-type="float" office:value="99569200000">
                <text:p>995692000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47874000000">
                <text:p>347874000000</text:p>
              </table:table-cell>
              <table:table-cell office:value-type="float" office:value="100273000000">
                <text:p>1002730000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47034000000">
                <text:p>347034000000</text:p>
              </table:table-cell>
              <table:table-cell office:value-type="float" office:value="100975000000">
                <text:p>1009750000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6187000000">
                <text:p>346187000000</text:p>
              </table:table-cell>
              <table:table-cell office:value-type="float" office:value="101674000000">
                <text:p>1016740000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5332000000">
                <text:p>345332000000</text:p>
              </table:table-cell>
              <table:table-cell office:value-type="float" office:value="102371000000">
                <text:p>1023710000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4470000000">
                <text:p>344470000000</text:p>
              </table:table-cell>
              <table:table-cell office:value-type="float" office:value="103067000000">
                <text:p>1030670000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3600000000">
                <text:p>343600000000</text:p>
              </table:table-cell>
              <table:table-cell office:value-type="float" office:value="103760000000">
                <text:p>1037600000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2724000000">
                <text:p>342724000000</text:p>
              </table:table-cell>
              <table:table-cell office:value-type="float" office:value="104450000000">
                <text:p>1044500000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1839000000">
                <text:p>341839000000</text:p>
              </table:table-cell>
              <table:table-cell office:value-type="float" office:value="105139000000">
                <text:p>1051390000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0948000000">
                <text:p>340948000000</text:p>
              </table:table-cell>
              <table:table-cell office:value-type="float" office:value="105825000000">
                <text:p>1058250000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0049000000">
                <text:p>340049000000</text:p>
              </table:table-cell>
              <table:table-cell office:value-type="float" office:value="106509000000">
                <text:p>1065090000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9142000000">
                <text:p>339142000000</text:p>
              </table:table-cell>
              <table:table-cell office:value-type="float" office:value="107191000000">
                <text:p>1071910000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8229000000">
                <text:p>338229000000</text:p>
              </table:table-cell>
              <table:table-cell office:value-type="float" office:value="107870000000">
                <text:p>1078700000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37307000000">
                <text:p>337307000000</text:p>
              </table:table-cell>
              <table:table-cell office:value-type="float" office:value="108547000000">
                <text:p>1085470000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36378000000">
                <text:p>336378000000</text:p>
              </table:table-cell>
              <table:table-cell office:value-type="float" office:value="109221000000">
                <text:p>1092210000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35442000000">
                <text:p>335442000000</text:p>
              </table:table-cell>
              <table:table-cell office:value-type="float" office:value="109893000000">
                <text:p>1098930000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34498000000">
                <text:p>334498000000</text:p>
              </table:table-cell>
              <table:table-cell office:value-type="float" office:value="110563000000">
                <text:p>1105630000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33546000000">
                <text:p>333546000000</text:p>
              </table:table-cell>
              <table:table-cell office:value-type="float" office:value="111230000000">
                <text:p>1112300000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32587000000">
                <text:p>332587000000</text:p>
              </table:table-cell>
              <table:table-cell office:value-type="float" office:value="111894000000">
                <text:p>1118940000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31620000000">
                <text:p>331620000000</text:p>
              </table:table-cell>
              <table:table-cell office:value-type="float" office:value="112556000000">
                <text:p>1125560000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30646000000">
                <text:p>330646000000</text:p>
              </table:table-cell>
              <table:table-cell office:value-type="float" office:value="113215000000">
                <text:p>1132150000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29664000000">
                <text:p>329664000000</text:p>
              </table:table-cell>
              <table:table-cell office:value-type="float" office:value="113872000000">
                <text:p>1138720000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28674000000">
                <text:p>328674000000</text:p>
              </table:table-cell>
              <table:table-cell office:value-type="float" office:value="114526000000">
                <text:p>1145260000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27676000000">
                <text:p>327676000000</text:p>
              </table:table-cell>
              <table:table-cell office:value-type="float" office:value="115177000000">
                <text:p>1151770000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26671000000">
                <text:p>326671000000</text:p>
              </table:table-cell>
              <table:table-cell office:value-type="float" office:value="115826000000">
                <text:p>1158260000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25658000000">
                <text:p>325658000000</text:p>
              </table:table-cell>
              <table:table-cell office:value-type="float" office:value="116472000000">
                <text:p>1164720000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24637000000">
                <text:p>324637000000</text:p>
              </table:table-cell>
              <table:table-cell office:value-type="float" office:value="117115000000">
                <text:p>1171150000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23609000000">
                <text:p>323609000000</text:p>
              </table:table-cell>
              <table:table-cell office:value-type="float" office:value="117755000000">
                <text:p>1177550000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22572000000">
                <text:p>322572000000</text:p>
              </table:table-cell>
              <table:table-cell office:value-type="float" office:value="118392000000">
                <text:p>1183920000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21528000000">
                <text:p>321528000000</text:p>
              </table:table-cell>
              <table:table-cell office:value-type="float" office:value="119027000000">
                <text:p>1190270000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20475000000">
                <text:p>320475000000</text:p>
              </table:table-cell>
              <table:table-cell office:value-type="float" office:value="119658000000">
                <text:p>1196580000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9415000000">
                <text:p>319415000000</text:p>
              </table:table-cell>
              <table:table-cell office:value-type="float" office:value="120287000000">
                <text:p>1202870000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8347000000">
                <text:p>318347000000</text:p>
              </table:table-cell>
              <table:table-cell office:value-type="float" office:value="120913000000">
                <text:p>1209130000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17271000000">
                <text:p>317271000000</text:p>
              </table:table-cell>
              <table:table-cell office:value-type="float" office:value="121535000000">
                <text:p>1215350000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16187000000">
                <text:p>316187000000</text:p>
              </table:table-cell>
              <table:table-cell office:value-type="float" office:value="122155000000">
                <text:p>1221550000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15095000000">
                <text:p>315095000000</text:p>
              </table:table-cell>
              <table:table-cell office:value-type="float" office:value="122771000000">
                <text:p>1227710000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13994000000">
                <text:p>313994000000</text:p>
              </table:table-cell>
              <table:table-cell office:value-type="float" office:value="123385000000">
                <text:p>1233850000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12886000000">
                <text:p>312886000000</text:p>
              </table:table-cell>
              <table:table-cell office:value-type="float" office:value="123995000000">
                <text:p>1239950000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11769000000">
                <text:p>311769000000</text:p>
              </table:table-cell>
              <table:table-cell office:value-type="float" office:value="124601000000">
                <text:p>1246010000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10645000000">
                <text:p>310645000000</text:p>
              </table:table-cell>
              <table:table-cell office:value-type="float" office:value="125205000000">
                <text:p>1252050000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09512000000">
                <text:p>309512000000</text:p>
              </table:table-cell>
              <table:table-cell office:value-type="float" office:value="125805000000">
                <text:p>1258050000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08371000000">
                <text:p>308371000000</text:p>
              </table:table-cell>
              <table:table-cell office:value-type="float" office:value="126402000000">
                <text:p>1264020000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07222000000">
                <text:p>307222000000</text:p>
              </table:table-cell>
              <table:table-cell office:value-type="float" office:value="126996000000">
                <text:p>1269960000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06064000000">
                <text:p>306064000000</text:p>
              </table:table-cell>
              <table:table-cell office:value-type="float" office:value="127586000000">
                <text:p>1275860000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04898000000">
                <text:p>304898000000</text:p>
              </table:table-cell>
              <table:table-cell office:value-type="float" office:value="128173000000">
                <text:p>1281730000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03724000000">
                <text:p>303724000000</text:p>
              </table:table-cell>
              <table:table-cell office:value-type="float" office:value="128756000000">
                <text:p>1287560000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02541000000">
                <text:p>302541000000</text:p>
              </table:table-cell>
              <table:table-cell office:value-type="float" office:value="129336000000">
                <text:p>1293360000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01350000000">
                <text:p>301350000000</text:p>
              </table:table-cell>
              <table:table-cell office:value-type="float" office:value="129912000000">
                <text:p>1299120000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00151000000">
                <text:p>300151000000</text:p>
              </table:table-cell>
              <table:table-cell office:value-type="float" office:value="130484000000">
                <text:p>1304840000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98943000000">
                <text:p>298943000000</text:p>
              </table:table-cell>
              <table:table-cell office:value-type="float" office:value="131053000000">
                <text:p>1310530000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97726000000">
                <text:p>297726000000</text:p>
              </table:table-cell>
              <table:table-cell office:value-type="float" office:value="131618000000">
                <text:p>1316180000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96502000000">
                <text:p>296502000000</text:p>
              </table:table-cell>
              <table:table-cell office:value-type="float" office:value="132179000000">
                <text:p>1321790000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95268000000">
                <text:p>295268000000</text:p>
              </table:table-cell>
              <table:table-cell office:value-type="float" office:value="132736000000">
                <text:p>1327360000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94026000000">
                <text:p>294026000000</text:p>
              </table:table-cell>
              <table:table-cell office:value-type="float" office:value="133290000000">
                <text:p>1332900000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92775000000">
                <text:p>292775000000</text:p>
              </table:table-cell>
              <table:table-cell office:value-type="float" office:value="133840000000">
                <text:p>1338400000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91516000000">
                <text:p>291516000000</text:p>
              </table:table-cell>
              <table:table-cell office:value-type="float" office:value="134385000000">
                <text:p>1343850000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90247000000">
                <text:p>290247000000</text:p>
              </table:table-cell>
              <table:table-cell office:value-type="float" office:value="134927000000">
                <text:p>1349270000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88970000000">
                <text:p>288970000000</text:p>
              </table:table-cell>
              <table:table-cell office:value-type="float" office:value="135464000000">
                <text:p>1354640000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87685000000">
                <text:p>287685000000</text:p>
              </table:table-cell>
              <table:table-cell office:value-type="float" office:value="135998000000">
                <text:p>1359980000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86390000000">
                <text:p>286390000000</text:p>
              </table:table-cell>
              <table:table-cell office:value-type="float" office:value="136527000000">
                <text:p>1365270000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85086000000">
                <text:p>285086000000</text:p>
              </table:table-cell>
              <table:table-cell office:value-type="float" office:value="137052000000">
                <text:p>1370520000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83774000000">
                <text:p>283774000000</text:p>
              </table:table-cell>
              <table:table-cell office:value-type="float" office:value="137573000000">
                <text:p>1375730000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2453000000">
                <text:p>282453000000</text:p>
              </table:table-cell>
              <table:table-cell office:value-type="float" office:value="138089000000">
                <text:p>1380890000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81122000000">
                <text:p>281122000000</text:p>
              </table:table-cell>
              <table:table-cell office:value-type="float" office:value="138601000000">
                <text:p>1386010000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79783000000">
                <text:p>279783000000</text:p>
              </table:table-cell>
              <table:table-cell office:value-type="float" office:value="139109000000">
                <text:p>1391090000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78435000000">
                <text:p>278435000000</text:p>
              </table:table-cell>
              <table:table-cell office:value-type="float" office:value="139612000000">
                <text:p>1396120000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77077000000">
                <text:p>277077000000</text:p>
              </table:table-cell>
              <table:table-cell office:value-type="float" office:value="140110000000">
                <text:p>1401100000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75710000000">
                <text:p>275710000000</text:p>
              </table:table-cell>
              <table:table-cell office:value-type="float" office:value="140604000000">
                <text:p>1406040000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74335000000">
                <text:p>274335000000</text:p>
              </table:table-cell>
              <table:table-cell office:value-type="float" office:value="141093000000">
                <text:p>1410930000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72949000000">
                <text:p>272949000000</text:p>
              </table:table-cell>
              <table:table-cell office:value-type="float" office:value="141578000000">
                <text:p>1415780000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71555000000">
                <text:p>271555000000</text:p>
              </table:table-cell>
              <table:table-cell office:value-type="float" office:value="142057000000">
                <text:p>1420570000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70151000000">
                <text:p>270151000000</text:p>
              </table:table-cell>
              <table:table-cell office:value-type="float" office:value="142532000000">
                <text:p>1425320000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68738000000">
                <text:p>268738000000</text:p>
              </table:table-cell>
              <table:table-cell office:value-type="float" office:value="143002000000">
                <text:p>1430020000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67316000000">
                <text:p>267316000000</text:p>
              </table:table-cell>
              <table:table-cell office:value-type="float" office:value="143466000000">
                <text:p>1434660000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65884000000">
                <text:p>265884000000</text:p>
              </table:table-cell>
              <table:table-cell office:value-type="float" office:value="143926000000">
                <text:p>1439260000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64442000000">
                <text:p>264442000000</text:p>
              </table:table-cell>
              <table:table-cell office:value-type="float" office:value="144380000000">
                <text:p>1443800000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62991000000">
                <text:p>262991000000</text:p>
              </table:table-cell>
              <table:table-cell office:value-type="float" office:value="144830000000">
                <text:p>1448300000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61530000000">
                <text:p>261530000000</text:p>
              </table:table-cell>
              <table:table-cell office:value-type="float" office:value="145274000000">
                <text:p>1452740000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60060000000">
                <text:p>260060000000</text:p>
              </table:table-cell>
              <table:table-cell office:value-type="float" office:value="145712000000">
                <text:p>1457120000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58580000000">
                <text:p>258580000000</text:p>
              </table:table-cell>
              <table:table-cell office:value-type="float" office:value="146146000000">
                <text:p>1461460000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57090000000">
                <text:p>257090000000</text:p>
              </table:table-cell>
              <table:table-cell office:value-type="float" office:value="146573000000">
                <text:p>1465730000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55590000000">
                <text:p>255590000000</text:p>
              </table:table-cell>
              <table:table-cell office:value-type="float" office:value="146995000000">
                <text:p>1469950000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54081000000">
                <text:p>254081000000</text:p>
              </table:table-cell>
              <table:table-cell office:value-type="float" office:value="147412000000">
                <text:p>1474120000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52562000000">
                <text:p>252562000000</text:p>
              </table:table-cell>
              <table:table-cell office:value-type="float" office:value="147822000000">
                <text:p>1478220000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51032000000">
                <text:p>251032000000</text:p>
              </table:table-cell>
              <table:table-cell office:value-type="float" office:value="148227000000">
                <text:p>1482270000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49493000000">
                <text:p>249493000000</text:p>
              </table:table-cell>
              <table:table-cell office:value-type="float" office:value="148626000000">
                <text:p>1486260000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47944000000">
                <text:p>247944000000</text:p>
              </table:table-cell>
              <table:table-cell office:value-type="float" office:value="149019000000">
                <text:p>1490190000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46384000000">
                <text:p>246384000000</text:p>
              </table:table-cell>
              <table:table-cell office:value-type="float" office:value="149406000000">
                <text:p>1494060000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44814000000">
                <text:p>244814000000</text:p>
              </table:table-cell>
              <table:table-cell office:value-type="float" office:value="149787000000">
                <text:p>1497870000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43234000000">
                <text:p>243234000000</text:p>
              </table:table-cell>
              <table:table-cell office:value-type="float" office:value="150161000000">
                <text:p>1501610000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1644000000">
                <text:p>241644000000</text:p>
              </table:table-cell>
              <table:table-cell office:value-type="float" office:value="150529000000">
                <text:p>1505290000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0044000000">
                <text:p>240044000000</text:p>
              </table:table-cell>
              <table:table-cell office:value-type="float" office:value="150891000000">
                <text:p>1508910000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8433000000">
                <text:p>238433000000</text:p>
              </table:table-cell>
              <table:table-cell office:value-type="float" office:value="151246000000">
                <text:p>1512460000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6811000000">
                <text:p>236811000000</text:p>
              </table:table-cell>
              <table:table-cell office:value-type="float" office:value="151594000000">
                <text:p>1515940000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5179000000">
                <text:p>235179000000</text:p>
              </table:table-cell>
              <table:table-cell office:value-type="float" office:value="151936000000">
                <text:p>1519360000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3537000000">
                <text:p>233537000000</text:p>
              </table:table-cell>
              <table:table-cell office:value-type="float" office:value="152271000000">
                <text:p>1522710000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1883000000">
                <text:p>231883000000</text:p>
              </table:table-cell>
              <table:table-cell office:value-type="float" office:value="152599000000">
                <text:p>1525990000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0220000000">
                <text:p>230220000000</text:p>
              </table:table-cell>
              <table:table-cell office:value-type="float" office:value="152920000000">
                <text:p>1529200000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8545000000">
                <text:p>228545000000</text:p>
              </table:table-cell>
              <table:table-cell office:value-type="float" office:value="153234000000">
                <text:p>1532340000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859000000">
                <text:p>226859000000</text:p>
              </table:table-cell>
              <table:table-cell office:value-type="float" office:value="153540000000">
                <text:p>1535400000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5163000000">
                <text:p>225163000000</text:p>
              </table:table-cell>
              <table:table-cell office:value-type="float" office:value="153839000000">
                <text:p>1538390000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3456000000">
                <text:p>223456000000</text:p>
              </table:table-cell>
              <table:table-cell office:value-type="float" office:value="154131000000">
                <text:p>1541310000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1737000000">
                <text:p>221737000000</text:p>
              </table:table-cell>
              <table:table-cell office:value-type="float" office:value="154415000000">
                <text:p>1544150000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0008000000">
                <text:p>220008000000</text:p>
              </table:table-cell>
              <table:table-cell office:value-type="float" office:value="154691000000">
                <text:p>1546910000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8267000000">
                <text:p>218267000000</text:p>
              </table:table-cell>
              <table:table-cell office:value-type="float" office:value="154959000000">
                <text:p>1549590000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6515000000">
                <text:p>216515000000</text:p>
              </table:table-cell>
              <table:table-cell office:value-type="float" office:value="155220000000">
                <text:p>1552200000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4752000000">
                <text:p>214752000000</text:p>
              </table:table-cell>
              <table:table-cell office:value-type="float" office:value="155472000000">
                <text:p>1554720000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2978000000">
                <text:p>212978000000</text:p>
              </table:table-cell>
              <table:table-cell office:value-type="float" office:value="155716000000">
                <text:p>1557160000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1192000000">
                <text:p>211192000000</text:p>
              </table:table-cell>
              <table:table-cell office:value-type="float" office:value="155952000000">
                <text:p>1559520000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09394000000">
                <text:p>209394000000</text:p>
              </table:table-cell>
              <table:table-cell office:value-type="float" office:value="156179000000">
                <text:p>1561790000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07585000000">
                <text:p>207585000000</text:p>
              </table:table-cell>
              <table:table-cell office:value-type="float" office:value="156398000000">
                <text:p>1563980000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05764000000">
                <text:p>205764000000</text:p>
              </table:table-cell>
              <table:table-cell office:value-type="float" office:value="156608000000">
                <text:p>1566080000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3932000000">
                <text:p>203932000000</text:p>
              </table:table-cell>
              <table:table-cell office:value-type="float" office:value="156809000000">
                <text:p>1568090000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02087000000">
                <text:p>202087000000</text:p>
              </table:table-cell>
              <table:table-cell office:value-type="float" office:value="157000000000">
                <text:p>1570000000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00231000000">
                <text:p>200231000000</text:p>
              </table:table-cell>
              <table:table-cell office:value-type="float" office:value="157183000000">
                <text:p>1571830000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98363000000">
                <text:p>198363000000</text:p>
              </table:table-cell>
              <table:table-cell office:value-type="float" office:value="157356000000">
                <text:p>1573560000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96483000000">
                <text:p>196483000000</text:p>
              </table:table-cell>
              <table:table-cell office:value-type="float" office:value="157520000000">
                <text:p>1575200000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94590000000">
                <text:p>194590000000</text:p>
              </table:table-cell>
              <table:table-cell office:value-type="float" office:value="157674000000">
                <text:p>1576740000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92686000000">
                <text:p>192686000000</text:p>
              </table:table-cell>
              <table:table-cell office:value-type="float" office:value="157818000000">
                <text:p>1578180000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90769000000">
                <text:p>190769000000</text:p>
              </table:table-cell>
              <table:table-cell office:value-type="float" office:value="157951000000">
                <text:p>1579510000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88840000000">
                <text:p>188840000000</text:p>
              </table:table-cell>
              <table:table-cell office:value-type="float" office:value="158075000000">
                <text:p>1580750000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86898000000">
                <text:p>186898000000</text:p>
              </table:table-cell>
              <table:table-cell office:value-type="float" office:value="158188000000">
                <text:p>1581880000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84944000000">
                <text:p>184944000000</text:p>
              </table:table-cell>
              <table:table-cell office:value-type="float" office:value="158291000000">
                <text:p>1582910000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82977000000">
                <text:p>182977000000</text:p>
              </table:table-cell>
              <table:table-cell office:value-type="float" office:value="158383000000">
                <text:p>1583830000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80997000000">
                <text:p>180997000000</text:p>
              </table:table-cell>
              <table:table-cell office:value-type="float" office:value="158463000000">
                <text:p>1584630000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79005000000">
                <text:p>179005000000</text:p>
              </table:table-cell>
              <table:table-cell office:value-type="float" office:value="158533000000">
                <text:p>1585330000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6999000000">
                <text:p>176999000000</text:p>
              </table:table-cell>
              <table:table-cell office:value-type="float" office:value="158591000000">
                <text:p>1585910000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74981000000">
                <text:p>174981000000</text:p>
              </table:table-cell>
              <table:table-cell office:value-type="float" office:value="158638000000">
                <text:p>1586380000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2950000000">
                <text:p>172950000000</text:p>
              </table:table-cell>
              <table:table-cell office:value-type="float" office:value="158672000000">
                <text:p>15867200000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70905000000">
                <text:p>170905000000</text:p>
              </table:table-cell>
              <table:table-cell office:value-type="float" office:value="158695000000">
                <text:p>15869500000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8847000000">
                <text:p>168847000000</text:p>
              </table:table-cell>
              <table:table-cell office:value-type="float" office:value="158705000000">
                <text:p>15870500000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6776000000">
                <text:p>166776000000</text:p>
              </table:table-cell>
              <table:table-cell office:value-type="float" office:value="158703000000">
                <text:p>15870300000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4691000000">
                <text:p>164691000000</text:p>
              </table:table-cell>
              <table:table-cell office:value-type="float" office:value="158687000000">
                <text:p>15868700000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2593000000">
                <text:p>162593000000</text:p>
              </table:table-cell>
              <table:table-cell office:value-type="float" office:value="158659000000">
                <text:p>15865900000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0481000000">
                <text:p>160481000000</text:p>
              </table:table-cell>
              <table:table-cell office:value-type="float" office:value="158618000000">
                <text:p>15861800000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8356000000">
                <text:p>158356000000</text:p>
              </table:table-cell>
              <table:table-cell office:value-type="float" office:value="158562000000">
                <text:p>15856200000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6216000000">
                <text:p>156216000000</text:p>
              </table:table-cell>
              <table:table-cell office:value-type="float" office:value="158493000000">
                <text:p>1584930000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4063000000">
                <text:p>154063000000</text:p>
              </table:table-cell>
              <table:table-cell office:value-type="float" office:value="158410000000">
                <text:p>1584100000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1895000000">
                <text:p>151895000000</text:p>
              </table:table-cell>
              <table:table-cell office:value-type="float" office:value="158313000000">
                <text:p>15831300000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9713000000">
                <text:p>149713000000</text:p>
              </table:table-cell>
              <table:table-cell office:value-type="float" office:value="158200000000">
                <text:p>15820000000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47518000000">
                <text:p>147518000000</text:p>
              </table:table-cell>
              <table:table-cell office:value-type="float" office:value="158073000000">
                <text:p>15807300000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5307000000">
                <text:p>145307000000</text:p>
              </table:table-cell>
              <table:table-cell office:value-type="float" office:value="157930000000">
                <text:p>15793000000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3083000000">
                <text:p>143083000000</text:p>
              </table:table-cell>
              <table:table-cell office:value-type="float" office:value="157772000000">
                <text:p>1577720000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0843000000">
                <text:p>140843000000</text:p>
              </table:table-cell>
              <table:table-cell office:value-type="float" office:value="157597000000">
                <text:p>15759700000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8589000000">
                <text:p>138589000000</text:p>
              </table:table-cell>
              <table:table-cell office:value-type="float" office:value="157406000000">
                <text:p>15740600000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6321000000">
                <text:p>136321000000</text:p>
              </table:table-cell>
              <table:table-cell office:value-type="float" office:value="157198000000">
                <text:p>1571980000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4037000000">
                <text:p>134037000000</text:p>
              </table:table-cell>
              <table:table-cell office:value-type="float" office:value="156973000000">
                <text:p>15697300000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1739000000">
                <text:p>131739000000</text:p>
              </table:table-cell>
              <table:table-cell office:value-type="float" office:value="156731000000">
                <text:p>1567310000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9425000000">
                <text:p>129425000000</text:p>
              </table:table-cell>
              <table:table-cell office:value-type="float" office:value="156471000000">
                <text:p>15647100000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7096000000">
                <text:p>127096000000</text:p>
              </table:table-cell>
              <table:table-cell office:value-type="float" office:value="156192000000">
                <text:p>1561920000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4752000000">
                <text:p>124752000000</text:p>
              </table:table-cell>
              <table:table-cell office:value-type="float" office:value="155894000000">
                <text:p>15589400000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2393000000">
                <text:p>122393000000</text:p>
              </table:table-cell>
              <table:table-cell office:value-type="float" office:value="155578000000">
                <text:p>15557800000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0018000000">
                <text:p>120018000000</text:p>
              </table:table-cell>
              <table:table-cell office:value-type="float" office:value="155241000000">
                <text:p>15524100000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7627000000">
                <text:p>117627000000</text:p>
              </table:table-cell>
              <table:table-cell office:value-type="float" office:value="154884000000">
                <text:p>1548840000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5221000000">
                <text:p>115221000000</text:p>
              </table:table-cell>
              <table:table-cell office:value-type="float" office:value="154507000000">
                <text:p>1545070000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2799000000">
                <text:p>112799000000</text:p>
              </table:table-cell>
              <table:table-cell office:value-type="float" office:value="154109000000">
                <text:p>15410900000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0361000000">
                <text:p>110361000000</text:p>
              </table:table-cell>
              <table:table-cell office:value-type="float" office:value="153688000000">
                <text:p>15368800000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7907000000">
                <text:p>107907000000</text:p>
              </table:table-cell>
              <table:table-cell office:value-type="float" office:value="153246000000">
                <text:p>15324600000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5437000000">
                <text:p>105437000000</text:p>
              </table:table-cell>
              <table:table-cell office:value-type="float" office:value="152781000000">
                <text:p>15278100000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2951000000">
                <text:p>102951000000</text:p>
              </table:table-cell>
              <table:table-cell office:value-type="float" office:value="152292000000">
                <text:p>15229200000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0448000000">
                <text:p>100448000000</text:p>
              </table:table-cell>
              <table:table-cell office:value-type="float" office:value="151779000000">
                <text:p>15177900000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7929300000">
                <text:p>97929300000</text:p>
              </table:table-cell>
              <table:table-cell office:value-type="float" office:value="151242000000">
                <text:p>15124200000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5394100000">
                <text:p>95394100000</text:p>
              </table:table-cell>
              <table:table-cell office:value-type="float" office:value="150679000000">
                <text:p>1506790000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2842500000">
                <text:p>92842500000</text:p>
              </table:table-cell>
              <table:table-cell office:value-type="float" office:value="150090000000">
                <text:p>15009000000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0274200000">
                <text:p>90274200000</text:p>
              </table:table-cell>
              <table:table-cell office:value-type="float" office:value="149474000000">
                <text:p>1494740000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7689400000">
                <text:p>87689400000</text:p>
              </table:table-cell>
              <table:table-cell office:value-type="float" office:value="148831000000">
                <text:p>14883100000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5088000000">
                <text:p>85088000000</text:p>
              </table:table-cell>
              <table:table-cell office:value-type="float" office:value="148160000000">
                <text:p>1481600000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2469800000">
                <text:p>82469800000</text:p>
              </table:table-cell>
              <table:table-cell office:value-type="float" office:value="147460000000">
                <text:p>14746000000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9834900000">
                <text:p>79834900000</text:p>
              </table:table-cell>
              <table:table-cell office:value-type="float" office:value="146729000000">
                <text:p>14672900000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7183200000">
                <text:p>77183200000</text:p>
              </table:table-cell>
              <table:table-cell office:value-type="float" office:value="145968000000">
                <text:p>14596800000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4514800000">
                <text:p>74514800000</text:p>
              </table:table-cell>
              <table:table-cell office:value-type="float" office:value="145175000000">
                <text:p>14517500000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1829600000">
                <text:p>71829600000</text:p>
              </table:table-cell>
              <table:table-cell office:value-type="float" office:value="144349000000">
                <text:p>14434900000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9127600000">
                <text:p>69127600000</text:p>
              </table:table-cell>
              <table:table-cell office:value-type="float" office:value="143490000000">
                <text:p>14349000000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6408900000">
                <text:p>66408900000</text:p>
              </table:table-cell>
              <table:table-cell office:value-type="float" office:value="142596000000">
                <text:p>1425960000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3673600000">
                <text:p>63673600000</text:p>
              </table:table-cell>
              <table:table-cell office:value-type="float" office:value="141666000000">
                <text:p>14166600000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921600000">
                <text:p>60921600000</text:p>
              </table:table-cell>
              <table:table-cell office:value-type="float" office:value="140700000000">
                <text:p>14070000000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8153200000">
                <text:p>58153200000</text:p>
              </table:table-cell>
              <table:table-cell office:value-type="float" office:value="139695000000">
                <text:p>1396950000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5368300000">
                <text:p>55368300000</text:p>
              </table:table-cell>
              <table:table-cell office:value-type="float" office:value="138651000000">
                <text:p>1386510000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2567300000">
                <text:p>52567300000</text:p>
              </table:table-cell>
              <table:table-cell office:value-type="float" office:value="137566000000">
                <text:p>1375660000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9750100000">
                <text:p>49750100000</text:p>
              </table:table-cell>
              <table:table-cell office:value-type="float" office:value="136439000000">
                <text:p>13643900000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6917200000">
                <text:p>46917200000</text:p>
              </table:table-cell>
              <table:table-cell office:value-type="float" office:value="135269000000">
                <text:p>1352690000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4068600000">
                <text:p>44068600000</text:p>
              </table:table-cell>
              <table:table-cell office:value-type="float" office:value="134053000000">
                <text:p>13405300000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1204800000">
                <text:p>41204800000</text:p>
              </table:table-cell>
              <table:table-cell office:value-type="float" office:value="132792000000">
                <text:p>1327920000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8326000000">
                <text:p>38326000000</text:p>
              </table:table-cell>
              <table:table-cell office:value-type="float" office:value="131482000000">
                <text:p>1314820000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5432700000">
                <text:p>35432700000</text:p>
              </table:table-cell>
              <table:table-cell office:value-type="float" office:value="130122000000">
                <text:p>1301220000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2525400000">
                <text:p>32525400000</text:p>
              </table:table-cell>
              <table:table-cell office:value-type="float" office:value="128710000000">
                <text:p>12871000000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9604600000">
                <text:p>29604600000</text:p>
              </table:table-cell>
              <table:table-cell office:value-type="float" office:value="127246000000">
                <text:p>12724600000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6670800000">
                <text:p>26670800000</text:p>
              </table:table-cell>
              <table:table-cell office:value-type="float" office:value="125725000000">
                <text:p>12572500000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3724800000">
                <text:p>23724800000</text:p>
              </table:table-cell>
              <table:table-cell office:value-type="float" office:value="124147000000">
                <text:p>12414700000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767500000">
                <text:p>20767500000</text:p>
              </table:table-cell>
              <table:table-cell office:value-type="float" office:value="122509000000">
                <text:p>12250900000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7799600000">
                <text:p>17799600000</text:p>
              </table:table-cell>
              <table:table-cell office:value-type="float" office:value="120809000000">
                <text:p>12080900000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822200000">
                <text:p>14822200000</text:p>
              </table:table-cell>
              <table:table-cell office:value-type="float" office:value="119045000000">
                <text:p>11904500000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836500000">
                <text:p>11836500000</text:p>
              </table:table-cell>
              <table:table-cell office:value-type="float" office:value="117214000000">
                <text:p>1172140000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843870000">
                <text:p>8843870000</text:p>
              </table:table-cell>
              <table:table-cell office:value-type="float" office:value="115313000000">
                <text:p>1153130000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845670000">
                <text:p>5845670000</text:p>
              </table:table-cell>
              <table:table-cell office:value-type="float" office:value="113341000000">
                <text:p>11334100000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843610000">
                <text:p>2843610000</text:p>
              </table:table-cell>
              <table:table-cell office:value-type="float" office:value="111292000000">
                <text:p>11129200000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60423000">
                <text:p>-160423000</text:p>
              </table:table-cell>
              <table:table-cell office:value-type="float" office:value="109166000000">
                <text:p>10916600000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3164310000">
                <text:p>-3164310000</text:p>
              </table:table-cell>
              <table:table-cell office:value-type="float" office:value="106959000000">
                <text:p>10695900000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6165690000">
                <text:p>-6165690000</text:p>
              </table:table-cell>
              <table:table-cell office:value-type="float" office:value="104667000000">
                <text:p>10466700000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9161860000">
                <text:p>-9161860000</text:p>
              </table:table-cell>
              <table:table-cell office:value-type="float" office:value="102288000000">
                <text:p>10228800000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12149800000">
                <text:p>-12149800000</text:p>
              </table:table-cell>
              <table:table-cell office:value-type="float" office:value="99817200000">
                <text:p>9981720000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5126200000">
                <text:p>-15126200000</text:p>
              </table:table-cell>
              <table:table-cell office:value-type="float" office:value="97251800000">
                <text:p>9725180000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18087300000">
                <text:p>-18087300000</text:p>
              </table:table-cell>
              <table:table-cell office:value-type="float" office:value="94588000000">
                <text:p>9458800000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21028800000">
                <text:p>-21028800000</text:p>
              </table:table-cell>
              <table:table-cell office:value-type="float" office:value="91822200000">
                <text:p>918222000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23946100000">
                <text:p>-23946100000</text:p>
              </table:table-cell>
              <table:table-cell office:value-type="float" office:value="88950600000">
                <text:p>8895060000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26833800000">
                <text:p>-26833800000</text:p>
              </table:table-cell>
              <table:table-cell office:value-type="float" office:value="85969500000">
                <text:p>8596950000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29686200000">
                <text:p>-29686200000</text:p>
              </table:table-cell>
              <table:table-cell office:value-type="float" office:value="82875300000">
                <text:p>8287530000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32496700000">
                <text:p>-32496700000</text:p>
              </table:table-cell>
              <table:table-cell office:value-type="float" office:value="79664500000">
                <text:p>796645000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35258200000">
                <text:p>-35258200000</text:p>
              </table:table-cell>
              <table:table-cell office:value-type="float" office:value="76333600000">
                <text:p>7633360000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37962700000">
                <text:p>-37962700000</text:p>
              </table:table-cell>
              <table:table-cell office:value-type="float" office:value="72879600000">
                <text:p>728796000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40601600000">
                <text:p>-40601600000</text:p>
              </table:table-cell>
              <table:table-cell office:value-type="float" office:value="69299800000">
                <text:p>6929980000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43165400000">
                <text:p>-43165400000</text:p>
              </table:table-cell>
              <table:table-cell office:value-type="float" office:value="65592000000">
                <text:p>6559200000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45643800000">
                <text:p>-45643800000</text:p>
              </table:table-cell>
              <table:table-cell office:value-type="float" office:value="61754600000">
                <text:p>6175460000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48025900000">
                <text:p>-48025900000</text:p>
              </table:table-cell>
              <table:table-cell office:value-type="float" office:value="57787000000">
                <text:p>5778700000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50299700000">
                <text:p>-50299700000</text:p>
              </table:table-cell>
              <table:table-cell office:value-type="float" office:value="53689300000">
                <text:p>5368930000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52452900000">
                <text:p>-52452900000</text:p>
              </table:table-cell>
              <table:table-cell office:value-type="float" office:value="49463100000">
                <text:p>494631000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54472600000">
                <text:p>-54472600000</text:p>
              </table:table-cell>
              <table:table-cell office:value-type="float" office:value="45111100000">
                <text:p>451111000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56345500000">
                <text:p>-56345500000</text:p>
              </table:table-cell>
              <table:table-cell office:value-type="float" office:value="40637600000">
                <text:p>4063760000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58058200000">
                <text:p>-58058200000</text:p>
              </table:table-cell>
              <table:table-cell office:value-type="float" office:value="36048900000">
                <text:p>3604890000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59597800000">
                <text:p>-59597800000</text:p>
              </table:table-cell>
              <table:table-cell office:value-type="float" office:value="31352700000">
                <text:p>3135270000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60951600000">
                <text:p>-60951600000</text:p>
              </table:table-cell>
              <table:table-cell office:value-type="float" office:value="26559000000">
                <text:p>2655900000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62108100000">
                <text:p>-62108100000</text:p>
              </table:table-cell>
              <table:table-cell office:value-type="float" office:value="21679400000">
                <text:p>2167940000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63057200000">
                <text:p>-63057200000</text:p>
              </table:table-cell>
              <table:table-cell office:value-type="float" office:value="16727500000">
                <text:p>1672750000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63790200000">
                <text:p>-63790200000</text:p>
              </table:table-cell>
              <table:table-cell office:value-type="float" office:value="11718300000">
                <text:p>1171830000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64300900000">
                <text:p>-64300900000</text:p>
              </table:table-cell>
              <table:table-cell office:value-type="float" office:value="6668380000">
                <text:p>666838000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64585300000">
                <text:p>-64585300000</text:p>
              </table:table-cell>
              <table:table-cell office:value-type="float" office:value="1594970000">
                <text:p>159497000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64641800000">
                <text:p>-64641800000</text:p>
              </table:table-cell>
              <table:table-cell office:value-type="float" office:value="-3484060000">
                <text:p>-34840600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64471600000">
                <text:p>-64471600000</text:p>
              </table:table-cell>
              <table:table-cell office:value-type="float" office:value="-8550890000">
                <text:p>-85508900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64078300000">
                <text:p>-64078300000</text:p>
              </table:table-cell>
              <table:table-cell office:value-type="float" office:value="-13588200000">
                <text:p>-1358820000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63467900000">
                <text:p>-63467900000</text:p>
              </table:table-cell>
              <table:table-cell office:value-type="float" office:value="-18579500000">
                <text:p>-1857950000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62648300000">
                <text:p>-62648300000</text:p>
              </table:table-cell>
              <table:table-cell office:value-type="float" office:value="-23509700000">
                <text:p>-2350970000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61629400000">
                <text:p>-61629400000</text:p>
              </table:table-cell>
              <table:table-cell office:value-type="float" office:value="-28365200000">
                <text:p>-2836520000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60422200000">
                <text:p>-60422200000</text:p>
              </table:table-cell>
              <table:table-cell office:value-type="float" office:value="-33134200000">
                <text:p>-331342000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59038800000">
                <text:p>-59038800000</text:p>
              </table:table-cell>
              <table:table-cell office:value-type="float" office:value="-37806600000">
                <text:p>-378066000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57491800000">
                <text:p>-57491800000</text:p>
              </table:table-cell>
              <table:table-cell office:value-type="float" office:value="-42374400000">
                <text:p>-4237440000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55794000000">
                <text:p>-55794000000</text:p>
              </table:table-cell>
              <table:table-cell office:value-type="float" office:value="-46831200000">
                <text:p>-4683120000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53958100000">
                <text:p>-53958100000</text:p>
              </table:table-cell>
              <table:table-cell office:value-type="float" office:value="-51172400000">
                <text:p>-5117240000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51996800000">
                <text:p>-51996800000</text:p>
              </table:table-cell>
              <table:table-cell office:value-type="float" office:value="-55394600000">
                <text:p>-553946000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49921900000">
                <text:p>-49921900000</text:p>
              </table:table-cell>
              <table:table-cell office:value-type="float" office:value="-59496200000">
                <text:p>-5949620000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47745100000">
                <text:p>-47745100000</text:p>
              </table:table-cell>
              <table:table-cell office:value-type="float" office:value="-63476200000">
                <text:p>-6347620000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45476900000">
                <text:p>-45476900000</text:p>
              </table:table-cell>
              <table:table-cell office:value-type="float" office:value="-67335100000">
                <text:p>-6733510000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43127600000">
                <text:p>-43127600000</text:p>
              </table:table-cell>
              <table:table-cell office:value-type="float" office:value="-71073800000">
                <text:p>-7107380000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40706200000">
                <text:p>-40706200000</text:p>
              </table:table-cell>
              <table:table-cell office:value-type="float" office:value="-74694100000">
                <text:p>-7469410000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38221400000">
                <text:p>-38221400000</text:p>
              </table:table-cell>
              <table:table-cell office:value-type="float" office:value="-78198100000">
                <text:p>-7819810000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35680900000">
                <text:p>-35680900000</text:p>
              </table:table-cell>
              <table:table-cell office:value-type="float" office:value="-81588400000">
                <text:p>-8158840000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33092000000">
                <text:p>-33092000000</text:p>
              </table:table-cell>
              <table:table-cell office:value-type="float" office:value="-84867900000">
                <text:p>-8486790000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30461000000">
                <text:p>-30461000000</text:p>
              </table:table-cell>
              <table:table-cell office:value-type="float" office:value="-88039700000">
                <text:p>-8803970000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27793700000">
                <text:p>-27793700000</text:p>
              </table:table-cell>
              <table:table-cell office:value-type="float" office:value="-91107000000">
                <text:p>-9110700000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25095600000">
                <text:p>-25095600000</text:p>
              </table:table-cell>
              <table:table-cell office:value-type="float" office:value="-94073100000">
                <text:p>-940731000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22371300000">
                <text:p>-22371300000</text:p>
              </table:table-cell>
              <table:table-cell office:value-type="float" office:value="-96941300000">
                <text:p>-9694130000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9625100000">
                <text:p>-19625100000</text:p>
              </table:table-cell>
              <table:table-cell office:value-type="float" office:value="-99714800000">
                <text:p>-9971480000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16860900000">
                <text:p>-16860900000</text:p>
              </table:table-cell>
              <table:table-cell office:value-type="float" office:value="-102397000000">
                <text:p>-10239700000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4082200000">
                <text:p>-14082200000</text:p>
              </table:table-cell>
              <table:table-cell office:value-type="float" office:value="-104991000000">
                <text:p>-10499100000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1292000000">
                <text:p>-11292000000</text:p>
              </table:table-cell>
              <table:table-cell office:value-type="float" office:value="-107500000000">
                <text:p>-1075000000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8493210000">
                <text:p>-8493210000</text:p>
              </table:table-cell>
              <table:table-cell office:value-type="float" office:value="-109928000000">
                <text:p>-1099280000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5688310000">
                <text:p>-5688310000</text:p>
              </table:table-cell>
              <table:table-cell office:value-type="float" office:value="-112276000000">
                <text:p>-11227600000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2879520000">
                <text:p>-2879520000</text:p>
              </table:table-cell>
              <table:table-cell office:value-type="float" office:value="-114548000000">
                <text:p>-11454800000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68878500">
                <text:p>-68878500</text:p>
              </table:table-cell>
              <table:table-cell office:value-type="float" office:value="-116747000000">
                <text:p>-1167470000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741820000">
                <text:p>2741820000</text:p>
              </table:table-cell>
              <table:table-cell office:value-type="float" office:value="-118875000000">
                <text:p>-11887500000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550970000">
                <text:p>5550970000</text:p>
              </table:table-cell>
              <table:table-cell office:value-type="float" office:value="-120935000000">
                <text:p>-12093500000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357110000">
                <text:p>8357110000</text:p>
              </table:table-cell>
              <table:table-cell office:value-type="float" office:value="-122929000000">
                <text:p>-12292900000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1159000000">
                <text:p>11159000000</text:p>
              </table:table-cell>
              <table:table-cell office:value-type="float" office:value="-124859000000">
                <text:p>-12485900000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955300000">
                <text:p>13955300000</text:p>
              </table:table-cell>
              <table:table-cell office:value-type="float" office:value="-126729000000">
                <text:p>-12672900000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6745200000">
                <text:p>16745200000</text:p>
              </table:table-cell>
              <table:table-cell office:value-type="float" office:value="-128539000000">
                <text:p>-12853900000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527700000">
                <text:p>19527700000</text:p>
              </table:table-cell>
              <table:table-cell office:value-type="float" office:value="-130293000000">
                <text:p>-1302930000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2301900000">
                <text:p>22301900000</text:p>
              </table:table-cell>
              <table:table-cell office:value-type="float" office:value="-131991000000">
                <text:p>-13199100000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5067200000">
                <text:p>25067200000</text:p>
              </table:table-cell>
              <table:table-cell office:value-type="float" office:value="-133636000000">
                <text:p>-13363600000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7822800000">
                <text:p>27822800000</text:p>
              </table:table-cell>
              <table:table-cell office:value-type="float" office:value="-135230000000">
                <text:p>-13523000000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0568200000">
                <text:p>30568200000</text:p>
              </table:table-cell>
              <table:table-cell office:value-type="float" office:value="-136774000000">
                <text:p>-13677400000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3302900000">
                <text:p>33302900000</text:p>
              </table:table-cell>
              <table:table-cell office:value-type="float" office:value="-138270000000">
                <text:p>-13827000000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6026300000">
                <text:p>36026300000</text:p>
              </table:table-cell>
              <table:table-cell office:value-type="float" office:value="-139720000000">
                <text:p>-13972000000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8738200000">
                <text:p>38738200000</text:p>
              </table:table-cell>
              <table:table-cell office:value-type="float" office:value="-141124000000">
                <text:p>-14112400000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1438100000">
                <text:p>41438100000</text:p>
              </table:table-cell>
              <table:table-cell office:value-type="float" office:value="-142485000000">
                <text:p>-1424850000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4125700000">
                <text:p>44125700000</text:p>
              </table:table-cell>
              <table:table-cell office:value-type="float" office:value="-143804000000">
                <text:p>-1438040000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6800800000">
                <text:p>46800800000</text:p>
              </table:table-cell>
              <table:table-cell office:value-type="float" office:value="-145081000000">
                <text:p>-1450810000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9463100000">
                <text:p>49463100000</text:p>
              </table:table-cell>
              <table:table-cell office:value-type="float" office:value="-146319000000">
                <text:p>-14631900000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2112300000">
                <text:p>52112300000</text:p>
              </table:table-cell>
              <table:table-cell office:value-type="float" office:value="-147519000000">
                <text:p>-14751900000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4748400000">
                <text:p>54748400000</text:p>
              </table:table-cell>
              <table:table-cell office:value-type="float" office:value="-148681000000">
                <text:p>-14868100000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7371100000">
                <text:p>57371100000</text:p>
              </table:table-cell>
              <table:table-cell office:value-type="float" office:value="-149807000000">
                <text:p>-14980700000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9980300000">
                <text:p>59980300000</text:p>
              </table:table-cell>
              <table:table-cell office:value-type="float" office:value="-150898000000">
                <text:p>-15089800000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2576000000">
                <text:p>62576000000</text:p>
              </table:table-cell>
              <table:table-cell office:value-type="float" office:value="-151954000000">
                <text:p>-15195400000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5157900000">
                <text:p>65157900000</text:p>
              </table:table-cell>
              <table:table-cell office:value-type="float" office:value="-152978000000">
                <text:p>-15297800000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7726100000">
                <text:p>67726100000</text:p>
              </table:table-cell>
              <table:table-cell office:value-type="float" office:value="-153969000000">
                <text:p>-15396900000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0280500000">
                <text:p>70280500000</text:p>
              </table:table-cell>
              <table:table-cell office:value-type="float" office:value="-154928000000">
                <text:p>-15492800000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2821000000">
                <text:p>72821000000</text:p>
              </table:table-cell>
              <table:table-cell office:value-type="float" office:value="-155857000000">
                <text:p>-15585700000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5347700000">
                <text:p>75347700000</text:p>
              </table:table-cell>
              <table:table-cell office:value-type="float" office:value="-156756000000">
                <text:p>-15675600000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7860400000">
                <text:p>77860400000</text:p>
              </table:table-cell>
              <table:table-cell office:value-type="float" office:value="-157627000000">
                <text:p>-15762700000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0359200000">
                <text:p>80359200000</text:p>
              </table:table-cell>
              <table:table-cell office:value-type="float" office:value="-158469000000">
                <text:p>-15846900000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2844000000">
                <text:p>82844000000</text:p>
              </table:table-cell>
              <table:table-cell office:value-type="float" office:value="-159283000000">
                <text:p>-15928300000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5315000000">
                <text:p>85315000000</text:p>
              </table:table-cell>
              <table:table-cell office:value-type="float" office:value="-160071000000">
                <text:p>-16007100000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7772000000">
                <text:p>87772000000</text:p>
              </table:table-cell>
              <table:table-cell office:value-type="float" office:value="-160833000000">
                <text:p>-16083300000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0215200000">
                <text:p>90215200000</text:p>
              </table:table-cell>
              <table:table-cell office:value-type="float" office:value="-161569000000">
                <text:p>-16156900000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2644500000">
                <text:p>92644500000</text:p>
              </table:table-cell>
              <table:table-cell office:value-type="float" office:value="-162281000000">
                <text:p>-16228100000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5060000000">
                <text:p>95060000000</text:p>
              </table:table-cell>
              <table:table-cell office:value-type="float" office:value="-162968000000">
                <text:p>-16296800000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7461700000">
                <text:p>97461700000</text:p>
              </table:table-cell>
              <table:table-cell office:value-type="float" office:value="-163632000000">
                <text:p>-16363200000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9849700000">
                <text:p>99849700000</text:p>
              </table:table-cell>
              <table:table-cell office:value-type="float" office:value="-164272000000">
                <text:p>-16427200000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2224000000">
                <text:p>102224000000</text:p>
              </table:table-cell>
              <table:table-cell office:value-type="float" office:value="-164891000000">
                <text:p>-16489100000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4585000000">
                <text:p>104585000000</text:p>
              </table:table-cell>
              <table:table-cell office:value-type="float" office:value="-165487000000">
                <text:p>-16548700000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6932000000">
                <text:p>106932000000</text:p>
              </table:table-cell>
              <table:table-cell office:value-type="float" office:value="-166061000000">
                <text:p>-16606100000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9265000000">
                <text:p>109265000000</text:p>
              </table:table-cell>
              <table:table-cell office:value-type="float" office:value="-166615000000">
                <text:p>-16661500000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11585000000">
                <text:p>111585000000</text:p>
              </table:table-cell>
              <table:table-cell office:value-type="float" office:value="-167148000000">
                <text:p>-16714800000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3892000000">
                <text:p>113892000000</text:p>
              </table:table-cell>
              <table:table-cell office:value-type="float" office:value="-167661000000">
                <text:p>-16766100000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16185000000">
                <text:p>116185000000</text:p>
              </table:table-cell>
              <table:table-cell office:value-type="float" office:value="-168155000000">
                <text:p>-16815500000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18466000000">
                <text:p>118466000000</text:p>
              </table:table-cell>
              <table:table-cell office:value-type="float" office:value="-168629000000">
                <text:p>-16862900000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20732000000">
                <text:p>120732000000</text:p>
              </table:table-cell>
              <table:table-cell office:value-type="float" office:value="-169084000000">
                <text:p>-16908400000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22986000000">
                <text:p>122986000000</text:p>
              </table:table-cell>
              <table:table-cell office:value-type="float" office:value="-169521000000">
                <text:p>-16952100000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25227000000">
                <text:p>125227000000</text:p>
              </table:table-cell>
              <table:table-cell office:value-type="float" office:value="-169940000000">
                <text:p>-16994000000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27455000000">
                <text:p>127455000000</text:p>
              </table:table-cell>
              <table:table-cell office:value-type="float" office:value="-170342000000">
                <text:p>-17034200000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29670000000">
                <text:p>129670000000</text:p>
              </table:table-cell>
              <table:table-cell office:value-type="float" office:value="-170726000000">
                <text:p>-17072600000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31872000000">
                <text:p>131872000000</text:p>
              </table:table-cell>
              <table:table-cell office:value-type="float" office:value="-171093000000">
                <text:p>-17109300000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34061000000">
                <text:p>134061000000</text:p>
              </table:table-cell>
              <table:table-cell office:value-type="float" office:value="-171444000000">
                <text:p>-17144400000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36237000000">
                <text:p>136237000000</text:p>
              </table:table-cell>
              <table:table-cell office:value-type="float" office:value="-171778000000">
                <text:p>-17177800000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38401000000">
                <text:p>138401000000</text:p>
              </table:table-cell>
              <table:table-cell office:value-type="float" office:value="-172097000000">
                <text:p>-17209700000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0553000000">
                <text:p>140553000000</text:p>
              </table:table-cell>
              <table:table-cell office:value-type="float" office:value="-172400000000">
                <text:p>-17240000000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2691000000">
                <text:p>142691000000</text:p>
              </table:table-cell>
              <table:table-cell office:value-type="float" office:value="-172687000000">
                <text:p>-1726870000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4818000000">
                <text:p>144818000000</text:p>
              </table:table-cell>
              <table:table-cell office:value-type="float" office:value="-172960000000">
                <text:p>-17296000000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6932000000">
                <text:p>146932000000</text:p>
              </table:table-cell>
              <table:table-cell office:value-type="float" office:value="-173218000000">
                <text:p>-17321800000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9034000000">
                <text:p>149034000000</text:p>
              </table:table-cell>
              <table:table-cell office:value-type="float" office:value="-173461000000">
                <text:p>-17346100000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51124000000">
                <text:p>151124000000</text:p>
              </table:table-cell>
              <table:table-cell office:value-type="float" office:value="-173691000000">
                <text:p>-17369100000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53201000000">
                <text:p>153201000000</text:p>
              </table:table-cell>
              <table:table-cell office:value-type="float" office:value="-173906000000">
                <text:p>-17390600000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55267000000">
                <text:p>155267000000</text:p>
              </table:table-cell>
              <table:table-cell office:value-type="float" office:value="-174108000000">
                <text:p>-17410800000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57321000000">
                <text:p>157321000000</text:p>
              </table:table-cell>
              <table:table-cell office:value-type="float" office:value="-174296000000">
                <text:p>-17429600000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59362000000">
                <text:p>159362000000</text:p>
              </table:table-cell>
              <table:table-cell office:value-type="float" office:value="-174471000000">
                <text:p>-17447100000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61392000000">
                <text:p>161392000000</text:p>
              </table:table-cell>
              <table:table-cell office:value-type="float" office:value="-174634000000">
                <text:p>-17463400000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63411000000">
                <text:p>163411000000</text:p>
              </table:table-cell>
              <table:table-cell office:value-type="float" office:value="-174783000000">
                <text:p>-17478300000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65417000000">
                <text:p>165417000000</text:p>
              </table:table-cell>
              <table:table-cell office:value-type="float" office:value="-174920000000">
                <text:p>-17492000000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67412000000">
                <text:p>167412000000</text:p>
              </table:table-cell>
              <table:table-cell office:value-type="float" office:value="-175045000000">
                <text:p>-17504500000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69396000000">
                <text:p>169396000000</text:p>
              </table:table-cell>
              <table:table-cell office:value-type="float" office:value="-175158000000">
                <text:p>-17515800000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71368000000">
                <text:p>171368000000</text:p>
              </table:table-cell>
              <table:table-cell office:value-type="float" office:value="-175259000000">
                <text:p>-17525900000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73328000000">
                <text:p>173328000000</text:p>
              </table:table-cell>
              <table:table-cell office:value-type="float" office:value="-175348000000">
                <text:p>-17534800000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75278000000">
                <text:p>175278000000</text:p>
              </table:table-cell>
              <table:table-cell office:value-type="float" office:value="-175426000000">
                <text:p>-17542600000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77216000000">
                <text:p>177216000000</text:p>
              </table:table-cell>
              <table:table-cell office:value-type="float" office:value="-175492000000">
                <text:p>-17549200000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79142000000">
                <text:p>179142000000</text:p>
              </table:table-cell>
              <table:table-cell office:value-type="float" office:value="-175548000000">
                <text:p>-17554800000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81058000000">
                <text:p>181058000000</text:p>
              </table:table-cell>
              <table:table-cell office:value-type="float" office:value="-175592000000">
                <text:p>-17559200000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82963000000">
                <text:p>182963000000</text:p>
              </table:table-cell>
              <table:table-cell office:value-type="float" office:value="-175626000000">
                <text:p>-17562600000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84857000000">
                <text:p>184857000000</text:p>
              </table:table-cell>
              <table:table-cell office:value-type="float" office:value="-175650000000">
                <text:p>-17565000000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86740000000">
                <text:p>186740000000</text:p>
              </table:table-cell>
              <table:table-cell office:value-type="float" office:value="-175663000000">
                <text:p>-17566300000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88611000000">
                <text:p>188611000000</text:p>
              </table:table-cell>
              <table:table-cell office:value-type="float" office:value="-175665000000">
                <text:p>-17566500000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90473000000">
                <text:p>190473000000</text:p>
              </table:table-cell>
              <table:table-cell office:value-type="float" office:value="-175658000000">
                <text:p>-1756580000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92323000000">
                <text:p>192323000000</text:p>
              </table:table-cell>
              <table:table-cell office:value-type="float" office:value="-175641000000">
                <text:p>-17564100000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94163000000">
                <text:p>194163000000</text:p>
              </table:table-cell>
              <table:table-cell office:value-type="float" office:value="-175614000000">
                <text:p>-17561400000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95992000000">
                <text:p>195992000000</text:p>
              </table:table-cell>
              <table:table-cell office:value-type="float" office:value="-175578000000">
                <text:p>-17557800000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97811000000">
                <text:p>197811000000</text:p>
              </table:table-cell>
              <table:table-cell office:value-type="float" office:value="-175532000000">
                <text:p>-1755320000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99619000000">
                <text:p>199619000000</text:p>
              </table:table-cell>
              <table:table-cell office:value-type="float" office:value="-175476000000">
                <text:p>-17547600000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01417000000">
                <text:p>201417000000</text:p>
              </table:table-cell>
              <table:table-cell office:value-type="float" office:value="-175412000000">
                <text:p>-1754120000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03204000000">
                <text:p>203204000000</text:p>
              </table:table-cell>
              <table:table-cell office:value-type="float" office:value="-175339000000">
                <text:p>-17533900000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04981000000">
                <text:p>204981000000</text:p>
              </table:table-cell>
              <table:table-cell office:value-type="float" office:value="-175256000000">
                <text:p>-17525600000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06748000000">
                <text:p>206748000000</text:p>
              </table:table-cell>
              <table:table-cell office:value-type="float" office:value="-175165000000">
                <text:p>-17516500000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08505000000">
                <text:p>208505000000</text:p>
              </table:table-cell>
              <table:table-cell office:value-type="float" office:value="-175066000000">
                <text:p>-1750660000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10251000000">
                <text:p>210251000000</text:p>
              </table:table-cell>
              <table:table-cell office:value-type="float" office:value="-174957000000">
                <text:p>-17495700000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11988000000">
                <text:p>211988000000</text:p>
              </table:table-cell>
              <table:table-cell office:value-type="float" office:value="-174841000000">
                <text:p>-17484100000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13714000000">
                <text:p>213714000000</text:p>
              </table:table-cell>
              <table:table-cell office:value-type="float" office:value="-174716000000">
                <text:p>-17471600000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15431000000">
                <text:p>215431000000</text:p>
              </table:table-cell>
              <table:table-cell office:value-type="float" office:value="-174583000000">
                <text:p>-17458300000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17137000000">
                <text:p>217137000000</text:p>
              </table:table-cell>
              <table:table-cell office:value-type="float" office:value="-174442000000">
                <text:p>-1744420000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18834000000">
                <text:p>218834000000</text:p>
              </table:table-cell>
              <table:table-cell office:value-type="float" office:value="-174293000000">
                <text:p>-17429300000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20521000000">
                <text:p>220521000000</text:p>
              </table:table-cell>
              <table:table-cell office:value-type="float" office:value="-174136000000">
                <text:p>-17413600000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22198000000">
                <text:p>222198000000</text:p>
              </table:table-cell>
              <table:table-cell office:value-type="float" office:value="-173972000000">
                <text:p>-17397200000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23866000000">
                <text:p>223866000000</text:p>
              </table:table-cell>
              <table:table-cell office:value-type="float" office:value="-173800000000">
                <text:p>-17380000000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25523000000">
                <text:p>225523000000</text:p>
              </table:table-cell>
              <table:table-cell office:value-type="float" office:value="-173620000000">
                <text:p>-17362000000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27172000000">
                <text:p>227172000000</text:p>
              </table:table-cell>
              <table:table-cell office:value-type="float" office:value="-173434000000">
                <text:p>-17343400000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28810000000">
                <text:p>228810000000</text:p>
              </table:table-cell>
              <table:table-cell office:value-type="float" office:value="-173239000000">
                <text:p>-17323900000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30440000000">
                <text:p>230440000000</text:p>
              </table:table-cell>
              <table:table-cell office:value-type="float" office:value="-173038000000">
                <text:p>-17303800000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32059000000">
                <text:p>232059000000</text:p>
              </table:table-cell>
              <table:table-cell office:value-type="float" office:value="-172830000000">
                <text:p>-17283000000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33670000000">
                <text:p>233670000000</text:p>
              </table:table-cell>
              <table:table-cell office:value-type="float" office:value="-172614000000">
                <text:p>-17261400000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35271000000">
                <text:p>235271000000</text:p>
              </table:table-cell>
              <table:table-cell office:value-type="float" office:value="-172392000000">
                <text:p>-17239200000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36862000000">
                <text:p>236862000000</text:p>
              </table:table-cell>
              <table:table-cell office:value-type="float" office:value="-172162000000">
                <text:p>-17216200000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38445000000">
                <text:p>238445000000</text:p>
              </table:table-cell>
              <table:table-cell office:value-type="float" office:value="-171927000000">
                <text:p>-17192700000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40018000000">
                <text:p>240018000000</text:p>
              </table:table-cell>
              <table:table-cell office:value-type="float" office:value="-171684000000">
                <text:p>-17168400000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1582000000">
                <text:p>241582000000</text:p>
              </table:table-cell>
              <table:table-cell office:value-type="float" office:value="-171435000000">
                <text:p>-17143500000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43137000000">
                <text:p>243137000000</text:p>
              </table:table-cell>
              <table:table-cell office:value-type="float" office:value="-171179000000">
                <text:p>-17117900000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44683000000">
                <text:p>244683000000</text:p>
              </table:table-cell>
              <table:table-cell office:value-type="float" office:value="-170917000000">
                <text:p>-17091700000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46220000000">
                <text:p>246220000000</text:p>
              </table:table-cell>
              <table:table-cell office:value-type="float" office:value="-170649000000">
                <text:p>-1706490000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47747000000">
                <text:p>247747000000</text:p>
              </table:table-cell>
              <table:table-cell office:value-type="float" office:value="-170374000000">
                <text:p>-17037400000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49266000000">
                <text:p>249266000000</text:p>
              </table:table-cell>
              <table:table-cell office:value-type="float" office:value="-170094000000">
                <text:p>-1700940000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50776000000">
                <text:p>250776000000</text:p>
              </table:table-cell>
              <table:table-cell office:value-type="float" office:value="-169807000000">
                <text:p>-16980700000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52277000000">
                <text:p>252277000000</text:p>
              </table:table-cell>
              <table:table-cell office:value-type="float" office:value="-169514000000">
                <text:p>-16951400000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53770000000">
                <text:p>253770000000</text:p>
              </table:table-cell>
              <table:table-cell office:value-type="float" office:value="-169215000000">
                <text:p>-16921500000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55253000000">
                <text:p>255253000000</text:p>
              </table:table-cell>
              <table:table-cell office:value-type="float" office:value="-168911000000">
                <text:p>-16891100000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56728000000">
                <text:p>256728000000</text:p>
              </table:table-cell>
              <table:table-cell office:value-type="float" office:value="-168600000000">
                <text:p>-16860000000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58194000000">
                <text:p>258194000000</text:p>
              </table:table-cell>
              <table:table-cell office:value-type="float" office:value="-168284000000">
                <text:p>-16828400000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59651000000">
                <text:p>259651000000</text:p>
              </table:table-cell>
              <table:table-cell office:value-type="float" office:value="-167963000000">
                <text:p>-16796300000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61100000000">
                <text:p>261100000000</text:p>
              </table:table-cell>
              <table:table-cell office:value-type="float" office:value="-167635000000">
                <text:p>-16763500000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62540000000">
                <text:p>262540000000</text:p>
              </table:table-cell>
              <table:table-cell office:value-type="float" office:value="-167303000000">
                <text:p>-16730300000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63972000000">
                <text:p>263972000000</text:p>
              </table:table-cell>
              <table:table-cell office:value-type="float" office:value="-166964000000">
                <text:p>-16696400000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65395000000">
                <text:p>265395000000</text:p>
              </table:table-cell>
              <table:table-cell office:value-type="float" office:value="-166621000000">
                <text:p>-16662100000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66809000000">
                <text:p>266809000000</text:p>
              </table:table-cell>
              <table:table-cell office:value-type="float" office:value="-166272000000">
                <text:p>-16627200000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68215000000">
                <text:p>268215000000</text:p>
              </table:table-cell>
              <table:table-cell office:value-type="float" office:value="-165917000000">
                <text:p>-16591700000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69613000000">
                <text:p>269613000000</text:p>
              </table:table-cell>
              <table:table-cell office:value-type="float" office:value="-165558000000">
                <text:p>-16555800000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71003000000">
                <text:p>271003000000</text:p>
              </table:table-cell>
              <table:table-cell office:value-type="float" office:value="-165193000000">
                <text:p>-16519300000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72384000000">
                <text:p>272384000000</text:p>
              </table:table-cell>
              <table:table-cell office:value-type="float" office:value="-164824000000">
                <text:p>-16482400000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73757000000">
                <text:p>273757000000</text:p>
              </table:table-cell>
              <table:table-cell office:value-type="float" office:value="-164449000000">
                <text:p>-16444900000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75121000000">
                <text:p>275121000000</text:p>
              </table:table-cell>
              <table:table-cell office:value-type="float" office:value="-164070000000">
                <text:p>-16407000000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76477000000">
                <text:p>276477000000</text:p>
              </table:table-cell>
              <table:table-cell office:value-type="float" office:value="-163685000000">
                <text:p>-16368500000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77825000000">
                <text:p>277825000000</text:p>
              </table:table-cell>
              <table:table-cell office:value-type="float" office:value="-163296000000">
                <text:p>-16329600000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79165000000">
                <text:p>279165000000</text:p>
              </table:table-cell>
              <table:table-cell office:value-type="float" office:value="-162901000000">
                <text:p>-16290100000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80497000000">
                <text:p>280497000000</text:p>
              </table:table-cell>
              <table:table-cell office:value-type="float" office:value="-162502000000">
                <text:p>-16250200000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81821000000">
                <text:p>281821000000</text:p>
              </table:table-cell>
              <table:table-cell office:value-type="float" office:value="-162099000000">
                <text:p>-16209900000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83136000000">
                <text:p>283136000000</text:p>
              </table:table-cell>
              <table:table-cell office:value-type="float" office:value="-161691000000">
                <text:p>-16169100000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84444000000">
                <text:p>284444000000</text:p>
              </table:table-cell>
              <table:table-cell office:value-type="float" office:value="-161278000000">
                <text:p>-16127800000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85744000000">
                <text:p>285744000000</text:p>
              </table:table-cell>
              <table:table-cell office:value-type="float" office:value="-160860000000">
                <text:p>-16086000000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87035000000">
                <text:p>287035000000</text:p>
              </table:table-cell>
              <table:table-cell office:value-type="float" office:value="-160439000000">
                <text:p>-16043900000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88319000000">
                <text:p>288319000000</text:p>
              </table:table-cell>
              <table:table-cell office:value-type="float" office:value="-160012000000">
                <text:p>-16001200000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89595000000">
                <text:p>289595000000</text:p>
              </table:table-cell>
              <table:table-cell office:value-type="float" office:value="-159582000000">
                <text:p>-15958200000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90863000000">
                <text:p>290863000000</text:p>
              </table:table-cell>
              <table:table-cell office:value-type="float" office:value="-159146000000">
                <text:p>-15914600000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92123000000">
                <text:p>292123000000</text:p>
              </table:table-cell>
              <table:table-cell office:value-type="float" office:value="-158707000000">
                <text:p>-15870700000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93375000000">
                <text:p>293375000000</text:p>
              </table:table-cell>
              <table:table-cell office:value-type="float" office:value="-158264000000">
                <text:p>-15826400000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94619000000">
                <text:p>294619000000</text:p>
              </table:table-cell>
              <table:table-cell office:value-type="float" office:value="-157816000000">
                <text:p>-15781600000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95856000000">
                <text:p>295856000000</text:p>
              </table:table-cell>
              <table:table-cell office:value-type="float" office:value="-157364000000">
                <text:p>-15736400000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97085000000">
                <text:p>297085000000</text:p>
              </table:table-cell>
              <table:table-cell office:value-type="float" office:value="-156908000000">
                <text:p>-15690800000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98306000000">
                <text:p>298306000000</text:p>
              </table:table-cell>
              <table:table-cell office:value-type="float" office:value="-156448000000">
                <text:p>-15644800000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99520000000">
                <text:p>299520000000</text:p>
              </table:table-cell>
              <table:table-cell office:value-type="float" office:value="-155984000000">
                <text:p>-15598400000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00726000000">
                <text:p>300726000000</text:p>
              </table:table-cell>
              <table:table-cell office:value-type="float" office:value="-155515000000">
                <text:p>-15551500000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01924000000">
                <text:p>301924000000</text:p>
              </table:table-cell>
              <table:table-cell office:value-type="float" office:value="-155043000000">
                <text:p>-15504300000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03115000000">
                <text:p>303115000000</text:p>
              </table:table-cell>
              <table:table-cell office:value-type="float" office:value="-154567000000">
                <text:p>-15456700000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04298000000">
                <text:p>304298000000</text:p>
              </table:table-cell>
              <table:table-cell office:value-type="float" office:value="-154087000000">
                <text:p>-15408700000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05473000000">
                <text:p>305473000000</text:p>
              </table:table-cell>
              <table:table-cell office:value-type="float" office:value="-153604000000">
                <text:p>-15360400000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06641000000">
                <text:p>306641000000</text:p>
              </table:table-cell>
              <table:table-cell office:value-type="float" office:value="-153116000000">
                <text:p>-15311600000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07802000000">
                <text:p>307802000000</text:p>
              </table:table-cell>
              <table:table-cell office:value-type="float" office:value="-152625000000">
                <text:p>-15262500000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08955000000">
                <text:p>308955000000</text:p>
              </table:table-cell>
              <table:table-cell office:value-type="float" office:value="-152130000000">
                <text:p>-15213000000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10101000000">
                <text:p>310101000000</text:p>
              </table:table-cell>
              <table:table-cell office:value-type="float" office:value="-151632000000">
                <text:p>-15163200000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11239000000">
                <text:p>311239000000</text:p>
              </table:table-cell>
              <table:table-cell office:value-type="float" office:value="-151129000000">
                <text:p>-15112900000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12370000000">
                <text:p>312370000000</text:p>
              </table:table-cell>
              <table:table-cell office:value-type="float" office:value="-150624000000">
                <text:p>-15062400000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13493000000">
                <text:p>313493000000</text:p>
              </table:table-cell>
              <table:table-cell office:value-type="float" office:value="-150114000000">
                <text:p>-15011400000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14609000000">
                <text:p>314609000000</text:p>
              </table:table-cell>
              <table:table-cell office:value-type="float" office:value="-149601000000">
                <text:p>-14960100000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15718000000">
                <text:p>315718000000</text:p>
              </table:table-cell>
              <table:table-cell office:value-type="float" office:value="-149085000000">
                <text:p>-14908500000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16819000000">
                <text:p>316819000000</text:p>
              </table:table-cell>
              <table:table-cell office:value-type="float" office:value="-148565000000">
                <text:p>-14856500000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17913000000">
                <text:p>317913000000</text:p>
              </table:table-cell>
              <table:table-cell office:value-type="float" office:value="-148042000000">
                <text:p>-14804200000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19000000000">
                <text:p>319000000000</text:p>
              </table:table-cell>
              <table:table-cell office:value-type="float" office:value="-147516000000">
                <text:p>-14751600000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20080000000">
                <text:p>320080000000</text:p>
              </table:table-cell>
              <table:table-cell office:value-type="float" office:value="-146986000000">
                <text:p>-14698600000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21153000000">
                <text:p>321153000000</text:p>
              </table:table-cell>
              <table:table-cell office:value-type="float" office:value="-146452000000">
                <text:p>-14645200000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22218000000">
                <text:p>322218000000</text:p>
              </table:table-cell>
              <table:table-cell office:value-type="float" office:value="-145916000000">
                <text:p>-14591600000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23276000000">
                <text:p>323276000000</text:p>
              </table:table-cell>
              <table:table-cell office:value-type="float" office:value="-145376000000">
                <text:p>-14537600000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24327000000">
                <text:p>324327000000</text:p>
              </table:table-cell>
              <table:table-cell office:value-type="float" office:value="-144833000000">
                <text:p>-14483300000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25371000000">
                <text:p>325371000000</text:p>
              </table:table-cell>
              <table:table-cell office:value-type="float" office:value="-144287000000">
                <text:p>-14428700000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26407000000">
                <text:p>326407000000</text:p>
              </table:table-cell>
              <table:table-cell office:value-type="float" office:value="-143738000000">
                <text:p>-14373800000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27437000000">
                <text:p>327437000000</text:p>
              </table:table-cell>
              <table:table-cell office:value-type="float" office:value="-143185000000">
                <text:p>-14318500000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28460000000">
                <text:p>328460000000</text:p>
              </table:table-cell>
              <table:table-cell office:value-type="float" office:value="-142630000000">
                <text:p>-14263000000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29475000000">
                <text:p>329475000000</text:p>
              </table:table-cell>
              <table:table-cell office:value-type="float" office:value="-142071000000">
                <text:p>-14207100000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30484000000">
                <text:p>330484000000</text:p>
              </table:table-cell>
              <table:table-cell office:value-type="float" office:value="-141509000000">
                <text:p>-14150900000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31485000000">
                <text:p>331485000000</text:p>
              </table:table-cell>
              <table:table-cell office:value-type="float" office:value="-140945000000">
                <text:p>-14094500000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32480000000">
                <text:p>332480000000</text:p>
              </table:table-cell>
              <table:table-cell office:value-type="float" office:value="-140377000000">
                <text:p>-14037700000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33467000000">
                <text:p>333467000000</text:p>
              </table:table-cell>
              <table:table-cell office:value-type="float" office:value="-139807000000">
                <text:p>-13980700000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34448000000">
                <text:p>334448000000</text:p>
              </table:table-cell>
              <table:table-cell office:value-type="float" office:value="-139233000000">
                <text:p>-13923300000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35422000000">
                <text:p>335422000000</text:p>
              </table:table-cell>
              <table:table-cell office:value-type="float" office:value="-138657000000">
                <text:p>-13865700000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36388000000">
                <text:p>336388000000</text:p>
              </table:table-cell>
              <table:table-cell office:value-type="float" office:value="-138078000000">
                <text:p>-13807800000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37348000000">
                <text:p>337348000000</text:p>
              </table:table-cell>
              <table:table-cell office:value-type="float" office:value="-137496000000">
                <text:p>-13749600000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38301000000">
                <text:p>338301000000</text:p>
              </table:table-cell>
              <table:table-cell office:value-type="float" office:value="-136911000000">
                <text:p>-13691100000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39247000000">
                <text:p>339247000000</text:p>
              </table:table-cell>
              <table:table-cell office:value-type="float" office:value="-136323000000">
                <text:p>-13632300000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40187000000">
                <text:p>340187000000</text:p>
              </table:table-cell>
              <table:table-cell office:value-type="float" office:value="-135733000000">
                <text:p>-13573300000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41119000000">
                <text:p>341119000000</text:p>
              </table:table-cell>
              <table:table-cell office:value-type="float" office:value="-135140000000">
                <text:p>-13514000000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42045000000">
                <text:p>342045000000</text:p>
              </table:table-cell>
              <table:table-cell office:value-type="float" office:value="-134544000000">
                <text:p>-13454400000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42964000000">
                <text:p>342964000000</text:p>
              </table:table-cell>
              <table:table-cell office:value-type="float" office:value="-133946000000">
                <text:p>-13394600000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43876000000">
                <text:p>343876000000</text:p>
              </table:table-cell>
              <table:table-cell office:value-type="float" office:value="-133345000000">
                <text:p>-13334500000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44781000000">
                <text:p>344781000000</text:p>
              </table:table-cell>
              <table:table-cell office:value-type="float" office:value="-132741000000">
                <text:p>-13274100000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45680000000">
                <text:p>345680000000</text:p>
              </table:table-cell>
              <table:table-cell office:value-type="float" office:value="-132135000000">
                <text:p>-13213500000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46572000000">
                <text:p>346572000000</text:p>
              </table:table-cell>
              <table:table-cell office:value-type="float" office:value="-131526000000">
                <text:p>-13152600000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47457000000">
                <text:p>347457000000</text:p>
              </table:table-cell>
              <table:table-cell office:value-type="float" office:value="-130914000000">
                <text:p>-13091400000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48335000000">
                <text:p>348335000000</text:p>
              </table:table-cell>
              <table:table-cell office:value-type="float" office:value="-130301000000">
                <text:p>-13030100000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49207000000">
                <text:p>349207000000</text:p>
              </table:table-cell>
              <table:table-cell office:value-type="float" office:value="-129684000000">
                <text:p>-12968400000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50072000000">
                <text:p>350072000000</text:p>
              </table:table-cell>
              <table:table-cell office:value-type="float" office:value="-129065000000">
                <text:p>-12906500000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50931000000">
                <text:p>350931000000</text:p>
              </table:table-cell>
              <table:table-cell office:value-type="float" office:value="-128444000000">
                <text:p>-12844400000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51783000000">
                <text:p>351783000000</text:p>
              </table:table-cell>
              <table:table-cell office:value-type="float" office:value="-127820000000">
                <text:p>-12782000000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52628000000">
                <text:p>352628000000</text:p>
              </table:table-cell>
              <table:table-cell office:value-type="float" office:value="-127194000000">
                <text:p>-12719400000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53467000000">
                <text:p>353467000000</text:p>
              </table:table-cell>
              <table:table-cell office:value-type="float" office:value="-126565000000">
                <text:p>-12656500000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54299000000">
                <text:p>354299000000</text:p>
              </table:table-cell>
              <table:table-cell office:value-type="float" office:value="-125935000000">
                <text:p>-12593500000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55124000000">
                <text:p>355124000000</text:p>
              </table:table-cell>
              <table:table-cell office:value-type="float" office:value="-125301000000">
                <text:p>-12530100000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55943000000">
                <text:p>355943000000</text:p>
              </table:table-cell>
              <table:table-cell office:value-type="float" office:value="-124666000000">
                <text:p>-12466600000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56756000000">
                <text:p>356756000000</text:p>
              </table:table-cell>
              <table:table-cell office:value-type="float" office:value="-124028000000">
                <text:p>-12402800000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57562000000">
                <text:p>357562000000</text:p>
              </table:table-cell>
              <table:table-cell office:value-type="float" office:value="-123388000000">
                <text:p>-12338800000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58361000000">
                <text:p>358361000000</text:p>
              </table:table-cell>
              <table:table-cell office:value-type="float" office:value="-122745000000">
                <text:p>-12274500000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59154000000">
                <text:p>359154000000</text:p>
              </table:table-cell>
              <table:table-cell office:value-type="float" office:value="-122101000000">
                <text:p>-12210100000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59940000000">
                <text:p>359940000000</text:p>
              </table:table-cell>
              <table:table-cell office:value-type="float" office:value="-121454000000">
                <text:p>-12145400000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60720000000">
                <text:p>360720000000</text:p>
              </table:table-cell>
              <table:table-cell office:value-type="float" office:value="-120805000000">
                <text:p>-12080500000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61494000000">
                <text:p>361494000000</text:p>
              </table:table-cell>
              <table:table-cell office:value-type="float" office:value="-120154000000">
                <text:p>-12015400000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62261000000">
                <text:p>362261000000</text:p>
              </table:table-cell>
              <table:table-cell office:value-type="float" office:value="-119501000000">
                <text:p>-11950100000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63022000000">
                <text:p>363022000000</text:p>
              </table:table-cell>
              <table:table-cell office:value-type="float" office:value="-118845000000">
                <text:p>-11884500000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63776000000">
                <text:p>363776000000</text:p>
              </table:table-cell>
              <table:table-cell office:value-type="float" office:value="-118188000000">
                <text:p>-11818800000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64523000000">
                <text:p>364523000000</text:p>
              </table:table-cell>
              <table:table-cell office:value-type="float" office:value="-117528000000">
                <text:p>-11752800000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65265000000">
                <text:p>365265000000</text:p>
              </table:table-cell>
              <table:table-cell office:value-type="float" office:value="-116867000000">
                <text:p>-11686700000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66000000000">
                <text:p>366000000000</text:p>
              </table:table-cell>
              <table:table-cell office:value-type="float" office:value="-116203000000">
                <text:p>-11620300000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66728000000">
                <text:p>366728000000</text:p>
              </table:table-cell>
              <table:table-cell office:value-type="float" office:value="-115537000000">
                <text:p>-11553700000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67451000000">
                <text:p>367451000000</text:p>
              </table:table-cell>
              <table:table-cell office:value-type="float" office:value="-114869000000">
                <text:p>-11486900000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68167000000">
                <text:p>368167000000</text:p>
              </table:table-cell>
              <table:table-cell office:value-type="float" office:value="-114200000000">
                <text:p>-11420000000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68876000000">
                <text:p>368876000000</text:p>
              </table:table-cell>
              <table:table-cell office:value-type="float" office:value="-113528000000">
                <text:p>-11352800000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69579000000">
                <text:p>369579000000</text:p>
              </table:table-cell>
              <table:table-cell office:value-type="float" office:value="-112854000000">
                <text:p>-11285400000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70276000000">
                <text:p>370276000000</text:p>
              </table:table-cell>
              <table:table-cell office:value-type="float" office:value="-112179000000">
                <text:p>-11217900000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70967000000">
                <text:p>370967000000</text:p>
              </table:table-cell>
              <table:table-cell office:value-type="float" office:value="-111501000000">
                <text:p>-11150100000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71651000000">
                <text:p>371651000000</text:p>
              </table:table-cell>
              <table:table-cell office:value-type="float" office:value="-110822000000">
                <text:p>-11082200000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72329000000">
                <text:p>372329000000</text:p>
              </table:table-cell>
              <table:table-cell office:value-type="float" office:value="-110141000000">
                <text:p>-11014100000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73001000000">
                <text:p>373001000000</text:p>
              </table:table-cell>
              <table:table-cell office:value-type="float" office:value="-109458000000">
                <text:p>-10945800000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73667000000">
                <text:p>373667000000</text:p>
              </table:table-cell>
              <table:table-cell office:value-type="float" office:value="-108773000000">
                <text:p>-10877300000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74326000000">
                <text:p>374326000000</text:p>
              </table:table-cell>
              <table:table-cell office:value-type="float" office:value="-108086000000">
                <text:p>-10808600000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74979000000">
                <text:p>374979000000</text:p>
              </table:table-cell>
              <table:table-cell office:value-type="float" office:value="-107398000000">
                <text:p>-10739800000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75626000000">
                <text:p>375626000000</text:p>
              </table:table-cell>
              <table:table-cell office:value-type="float" office:value="-106707000000">
                <text:p>-10670700000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76266000000">
                <text:p>376266000000</text:p>
              </table:table-cell>
              <table:table-cell office:value-type="float" office:value="-106015000000">
                <text:p>-10601500000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76901000000">
                <text:p>376901000000</text:p>
              </table:table-cell>
              <table:table-cell office:value-type="float" office:value="-105321000000">
                <text:p>-10532100000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77529000000">
                <text:p>377529000000</text:p>
              </table:table-cell>
              <table:table-cell office:value-type="float" office:value="-104626000000">
                <text:p>-10462600000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78151000000">
                <text:p>378151000000</text:p>
              </table:table-cell>
              <table:table-cell office:value-type="float" office:value="-103928000000">
                <text:p>-10392800000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78766000000">
                <text:p>378766000000</text:p>
              </table:table-cell>
              <table:table-cell office:value-type="float" office:value="-103229000000">
                <text:p>-10322900000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79376000000">
                <text:p>379376000000</text:p>
              </table:table-cell>
              <table:table-cell office:value-type="float" office:value="-102529000000">
                <text:p>-10252900000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79979000000">
                <text:p>379979000000</text:p>
              </table:table-cell>
              <table:table-cell office:value-type="float" office:value="-101826000000">
                <text:p>-10182600000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80577000000">
                <text:p>380577000000</text:p>
              </table:table-cell>
              <table:table-cell office:value-type="float" office:value="-101122000000">
                <text:p>-10112200000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81168000000">
                <text:p>381168000000</text:p>
              </table:table-cell>
              <table:table-cell office:value-type="float" office:value="-100417000000">
                <text:p>-10041700000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81753000000">
                <text:p>381753000000</text:p>
              </table:table-cell>
              <table:table-cell office:value-type="float" office:value="-99709600000">
                <text:p>-9970960000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82332000000">
                <text:p>382332000000</text:p>
              </table:table-cell>
              <table:table-cell office:value-type="float" office:value="-99000800000">
                <text:p>-9900080000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82904000000">
                <text:p>382904000000</text:p>
              </table:table-cell>
              <table:table-cell office:value-type="float" office:value="-98290400000">
                <text:p>-9829040000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83471000000">
                <text:p>383471000000</text:p>
              </table:table-cell>
              <table:table-cell office:value-type="float" office:value="-97578400000">
                <text:p>-9757840000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84032000000">
                <text:p>384032000000</text:p>
              </table:table-cell>
              <table:table-cell office:value-type="float" office:value="-96864800000">
                <text:p>-9686480000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84586000000">
                <text:p>384586000000</text:p>
              </table:table-cell>
              <table:table-cell office:value-type="float" office:value="-96149700000">
                <text:p>-9614970000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85134000000">
                <text:p>385134000000</text:p>
              </table:table-cell>
              <table:table-cell office:value-type="float" office:value="-95433100000">
                <text:p>-9543310000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85677000000">
                <text:p>385677000000</text:p>
              </table:table-cell>
              <table:table-cell office:value-type="float" office:value="-94715000000">
                <text:p>-9471500000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86213000000">
                <text:p>386213000000</text:p>
              </table:table-cell>
              <table:table-cell office:value-type="float" office:value="-93995400000">
                <text:p>-9399540000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86743000000">
                <text:p>386743000000</text:p>
              </table:table-cell>
              <table:table-cell office:value-type="float" office:value="-93274300000">
                <text:p>-9327430000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87267000000">
                <text:p>387267000000</text:p>
              </table:table-cell>
              <table:table-cell office:value-type="float" office:value="-92551800000">
                <text:p>-9255180000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87785000000">
                <text:p>387785000000</text:p>
              </table:table-cell>
              <table:table-cell office:value-type="float" office:value="-91827800000">
                <text:p>-9182780000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88297000000">
                <text:p>388297000000</text:p>
              </table:table-cell>
              <table:table-cell office:value-type="float" office:value="-91102400000">
                <text:p>-9110240000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88803000000">
                <text:p>388803000000</text:p>
              </table:table-cell>
              <table:table-cell office:value-type="float" office:value="-90375500000">
                <text:p>-9037550000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89303000000">
                <text:p>389303000000</text:p>
              </table:table-cell>
              <table:table-cell office:value-type="float" office:value="-89647300000">
                <text:p>-8964730000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89796000000">
                <text:p>389796000000</text:p>
              </table:table-cell>
              <table:table-cell office:value-type="float" office:value="-88917600000">
                <text:p>-8891760000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90284000000">
                <text:p>390284000000</text:p>
              </table:table-cell>
              <table:table-cell office:value-type="float" office:value="-88186600000">
                <text:p>-8818660000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90766000000">
                <text:p>390766000000</text:p>
              </table:table-cell>
              <table:table-cell office:value-type="float" office:value="-87454300000">
                <text:p>-8745430000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91242000000">
                <text:p>391242000000</text:p>
              </table:table-cell>
              <table:table-cell office:value-type="float" office:value="-86720600000">
                <text:p>-8672060000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91712000000">
                <text:p>391712000000</text:p>
              </table:table-cell>
              <table:table-cell office:value-type="float" office:value="-85985500000">
                <text:p>-8598550000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92175000000">
                <text:p>392175000000</text:p>
              </table:table-cell>
              <table:table-cell office:value-type="float" office:value="-85249200000">
                <text:p>-8524920000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92633000000">
                <text:p>392633000000</text:p>
              </table:table-cell>
              <table:table-cell office:value-type="float" office:value="-84511500000">
                <text:p>-8451150000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93085000000">
                <text:p>393085000000</text:p>
              </table:table-cell>
              <table:table-cell office:value-type="float" office:value="-83772600000">
                <text:p>-8377260000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93531000000">
                <text:p>393531000000</text:p>
              </table:table-cell>
              <table:table-cell office:value-type="float" office:value="-83032400000">
                <text:p>-8303240000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93971000000">
                <text:p>393971000000</text:p>
              </table:table-cell>
              <table:table-cell office:value-type="float" office:value="-82290900000">
                <text:p>-8229090000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94405000000">
                <text:p>394405000000</text:p>
              </table:table-cell>
              <table:table-cell office:value-type="float" office:value="-81548200000">
                <text:p>-8154820000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94833000000">
                <text:p>394833000000</text:p>
              </table:table-cell>
              <table:table-cell office:value-type="float" office:value="-80804300000">
                <text:p>-8080430000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95255000000">
                <text:p>395255000000</text:p>
              </table:table-cell>
              <table:table-cell office:value-type="float" office:value="-80059100000">
                <text:p>-8005910000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95671000000">
                <text:p>395671000000</text:p>
              </table:table-cell>
              <table:table-cell office:value-type="float" office:value="-79312700000">
                <text:p>-7931270000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96081000000">
                <text:p>396081000000</text:p>
              </table:table-cell>
              <table:table-cell office:value-type="float" office:value="-78565200000">
                <text:p>-7856520000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96485000000">
                <text:p>396485000000</text:p>
              </table:table-cell>
              <table:table-cell office:value-type="float" office:value="-77816400000">
                <text:p>-7781640000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96884000000">
                <text:p>396884000000</text:p>
              </table:table-cell>
              <table:table-cell office:value-type="float" office:value="-77066500000">
                <text:p>-7706650000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97276000000">
                <text:p>397276000000</text:p>
              </table:table-cell>
              <table:table-cell office:value-type="float" office:value="-76315500000">
                <text:p>-7631550000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97663000000">
                <text:p>397663000000</text:p>
              </table:table-cell>
              <table:table-cell office:value-type="float" office:value="-75563300000">
                <text:p>-7556330000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98043000000">
                <text:p>398043000000</text:p>
              </table:table-cell>
              <table:table-cell office:value-type="float" office:value="-74810000000">
                <text:p>-7481000000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98418000000">
                <text:p>398418000000</text:p>
              </table:table-cell>
              <table:table-cell office:value-type="float" office:value="-74055500000">
                <text:p>-7405550000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98786000000">
                <text:p>398786000000</text:p>
              </table:table-cell>
              <table:table-cell office:value-type="float" office:value="-73300000000">
                <text:p>-7330000000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99149000000">
                <text:p>399149000000</text:p>
              </table:table-cell>
              <table:table-cell office:value-type="float" office:value="-72543400000">
                <text:p>-7254340000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99506000000">
                <text:p>399506000000</text:p>
              </table:table-cell>
              <table:table-cell office:value-type="float" office:value="-71785700000">
                <text:p>-7178570000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99857000000">
                <text:p>399857000000</text:p>
              </table:table-cell>
              <table:table-cell office:value-type="float" office:value="-71027000000">
                <text:p>-7102700000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00202000000">
                <text:p>400202000000</text:p>
              </table:table-cell>
              <table:table-cell office:value-type="float" office:value="-70267200000">
                <text:p>-7026720000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00541000000">
                <text:p>400541000000</text:p>
              </table:table-cell>
              <table:table-cell office:value-type="float" office:value="-69506400000">
                <text:p>-6950640000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00875000000">
                <text:p>400875000000</text:p>
              </table:table-cell>
              <table:table-cell office:value-type="float" office:value="-68744500000">
                <text:p>-6874450000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01202000000">
                <text:p>401202000000</text:p>
              </table:table-cell>
              <table:table-cell office:value-type="float" office:value="-67981700000">
                <text:p>-6798170000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01524000000">
                <text:p>401524000000</text:p>
              </table:table-cell>
              <table:table-cell office:value-type="float" office:value="-67217800000">
                <text:p>-6721780000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01840000000">
                <text:p>401840000000</text:p>
              </table:table-cell>
              <table:table-cell office:value-type="float" office:value="-66453000000">
                <text:p>-6645300000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02149000000">
                <text:p>402149000000</text:p>
              </table:table-cell>
              <table:table-cell office:value-type="float" office:value="-65687200000">
                <text:p>-6568720000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02453000000">
                <text:p>402453000000</text:p>
              </table:table-cell>
              <table:table-cell office:value-type="float" office:value="-64920400000">
                <text:p>-6492040000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02752000000">
                <text:p>402752000000</text:p>
              </table:table-cell>
              <table:table-cell office:value-type="float" office:value="-64152700000">
                <text:p>-6415270000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03044000000">
                <text:p>403044000000</text:p>
              </table:table-cell>
              <table:table-cell office:value-type="float" office:value="-63384100000">
                <text:p>-6338410000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03330000000">
                <text:p>403330000000</text:p>
              </table:table-cell>
              <table:table-cell office:value-type="float" office:value="-62614500000">
                <text:p>-6261450000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03611000000">
                <text:p>403611000000</text:p>
              </table:table-cell>
              <table:table-cell office:value-type="float" office:value="-61844100000">
                <text:p>-6184410000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03885000000">
                <text:p>403885000000</text:p>
              </table:table-cell>
              <table:table-cell office:value-type="float" office:value="-61072700000">
                <text:p>-6107270000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04154000000">
                <text:p>404154000000</text:p>
              </table:table-cell>
              <table:table-cell office:value-type="float" office:value="-60300500000">
                <text:p>-6030050000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04417000000">
                <text:p>404417000000</text:p>
              </table:table-cell>
              <table:table-cell office:value-type="float" office:value="-59527300000">
                <text:p>-5952730000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04674000000">
                <text:p>404674000000</text:p>
              </table:table-cell>
              <table:table-cell office:value-type="float" office:value="-58753400000">
                <text:p>-5875340000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04926000000">
                <text:p>404926000000</text:p>
              </table:table-cell>
              <table:table-cell office:value-type="float" office:value="-57978500000">
                <text:p>-5797850000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05171000000">
                <text:p>405171000000</text:p>
              </table:table-cell>
              <table:table-cell office:value-type="float" office:value="-57202900000">
                <text:p>-5720290000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05411000000">
                <text:p>405411000000</text:p>
              </table:table-cell>
              <table:table-cell office:value-type="float" office:value="-56426400000">
                <text:p>-5642640000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05645000000">
                <text:p>405645000000</text:p>
              </table:table-cell>
              <table:table-cell office:value-type="float" office:value="-55649100000">
                <text:p>-5564910000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05873000000">
                <text:p>405873000000</text:p>
              </table:table-cell>
              <table:table-cell office:value-type="float" office:value="-54871000000">
                <text:p>-5487100000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06095000000">
                <text:p>406095000000</text:p>
              </table:table-cell>
              <table:table-cell office:value-type="float" office:value="-54092100000">
                <text:p>-5409210000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06311000000">
                <text:p>406311000000</text:p>
              </table:table-cell>
              <table:table-cell office:value-type="float" office:value="-53312400000">
                <text:p>-5331240000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06522000000">
                <text:p>406522000000</text:p>
              </table:table-cell>
              <table:table-cell office:value-type="float" office:value="-52532000000">
                <text:p>-5253200000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06726000000">
                <text:p>406726000000</text:p>
              </table:table-cell>
              <table:table-cell office:value-type="float" office:value="-51750800000">
                <text:p>-5175080000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06925000000">
                <text:p>406925000000</text:p>
              </table:table-cell>
              <table:table-cell office:value-type="float" office:value="-50968900000">
                <text:p>-5096890000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07118000000">
                <text:p>407118000000</text:p>
              </table:table-cell>
              <table:table-cell office:value-type="float" office:value="-50186200000">
                <text:p>-5018620000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07305000000">
                <text:p>407305000000</text:p>
              </table:table-cell>
              <table:table-cell office:value-type="float" office:value="-49402900000">
                <text:p>-4940290000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07487000000">
                <text:p>407487000000</text:p>
              </table:table-cell>
              <table:table-cell office:value-type="float" office:value="-48618800000">
                <text:p>-4861880000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07662000000">
                <text:p>407662000000</text:p>
              </table:table-cell>
              <table:table-cell office:value-type="float" office:value="-47834000000">
                <text:p>-4783400000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07832000000">
                <text:p>407832000000</text:p>
              </table:table-cell>
              <table:table-cell office:value-type="float" office:value="-47048600000">
                <text:p>-4704860000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07996000000">
                <text:p>407996000000</text:p>
              </table:table-cell>
              <table:table-cell office:value-type="float" office:value="-46262400000">
                <text:p>-4626240000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08154000000">
                <text:p>408154000000</text:p>
              </table:table-cell>
              <table:table-cell office:value-type="float" office:value="-45475700000">
                <text:p>-4547570000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08306000000">
                <text:p>408306000000</text:p>
              </table:table-cell>
              <table:table-cell office:value-type="float" office:value="-44688200000">
                <text:p>-4468820000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08453000000">
                <text:p>408453000000</text:p>
              </table:table-cell>
              <table:table-cell office:value-type="float" office:value="-43900200000">
                <text:p>-4390020000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08593000000">
                <text:p>408593000000</text:p>
              </table:table-cell>
              <table:table-cell office:value-type="float" office:value="-43111500000">
                <text:p>-4311150000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08728000000">
                <text:p>408728000000</text:p>
              </table:table-cell>
              <table:table-cell office:value-type="float" office:value="-42322200000">
                <text:p>-4232220000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08857000000">
                <text:p>408857000000</text:p>
              </table:table-cell>
              <table:table-cell office:value-type="float" office:value="-41532300000">
                <text:p>-4153230000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08981000000">
                <text:p>408981000000</text:p>
              </table:table-cell>
              <table:table-cell office:value-type="float" office:value="-40741800000">
                <text:p>-4074180000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09098000000">
                <text:p>409098000000</text:p>
              </table:table-cell>
              <table:table-cell office:value-type="float" office:value="-39950700000">
                <text:p>-3995070000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09210000000">
                <text:p>409210000000</text:p>
              </table:table-cell>
              <table:table-cell office:value-type="float" office:value="-39159000000">
                <text:p>-3915900000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09315000000">
                <text:p>409315000000</text:p>
              </table:table-cell>
              <table:table-cell office:value-type="float" office:value="-38366800000">
                <text:p>-3836680000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09415000000">
                <text:p>409415000000</text:p>
              </table:table-cell>
              <table:table-cell office:value-type="float" office:value="-37574100000">
                <text:p>-3757410000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09509000000">
                <text:p>409509000000</text:p>
              </table:table-cell>
              <table:table-cell office:value-type="float" office:value="-36780800000">
                <text:p>-3678080000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09598000000">
                <text:p>409598000000</text:p>
              </table:table-cell>
              <table:table-cell office:value-type="float" office:value="-35987000000">
                <text:p>-3598700000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09680000000">
                <text:p>409680000000</text:p>
              </table:table-cell>
              <table:table-cell office:value-type="float" office:value="-35192700000">
                <text:p>-3519270000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09757000000">
                <text:p>409757000000</text:p>
              </table:table-cell>
              <table:table-cell office:value-type="float" office:value="-34397900000">
                <text:p>-3439790000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09828000000">
                <text:p>409828000000</text:p>
              </table:table-cell>
              <table:table-cell office:value-type="float" office:value="-33602600000">
                <text:p>-3360260000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09893000000">
                <text:p>409893000000</text:p>
              </table:table-cell>
              <table:table-cell office:value-type="float" office:value="-32806800000">
                <text:p>-3280680000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09952000000">
                <text:p>409952000000</text:p>
              </table:table-cell>
              <table:table-cell office:value-type="float" office:value="-32010500000">
                <text:p>-3201050000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10006000000">
                <text:p>410006000000</text:p>
              </table:table-cell>
              <table:table-cell office:value-type="float" office:value="-31213800000">
                <text:p>-3121380000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10053000000">
                <text:p>410053000000</text:p>
              </table:table-cell>
              <table:table-cell office:value-type="float" office:value="-30416700000">
                <text:p>-3041670000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10095000000">
                <text:p>410095000000</text:p>
              </table:table-cell>
              <table:table-cell office:value-type="float" office:value="-29619100000">
                <text:p>-2961910000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10131000000">
                <text:p>410131000000</text:p>
              </table:table-cell>
              <table:table-cell office:value-type="float" office:value="-28821100000">
                <text:p>-2882110000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10161000000">
                <text:p>410161000000</text:p>
              </table:table-cell>
              <table:table-cell office:value-type="float" office:value="-28022700000">
                <text:p>-2802270000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10185000000">
                <text:p>410185000000</text:p>
              </table:table-cell>
              <table:table-cell office:value-type="float" office:value="-27223900000">
                <text:p>-2722390000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10204000000">
                <text:p>410204000000</text:p>
              </table:table-cell>
              <table:table-cell office:value-type="float" office:value="-26424700000">
                <text:p>-2642470000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10217000000">
                <text:p>410217000000</text:p>
              </table:table-cell>
              <table:table-cell office:value-type="float" office:value="-25625200000">
                <text:p>-2562520000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10223000000">
                <text:p>410223000000</text:p>
              </table:table-cell>
              <table:table-cell office:value-type="float" office:value="-24825200000">
                <text:p>-2482520000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10224000000">
                <text:p>410224000000</text:p>
              </table:table-cell>
              <table:table-cell office:value-type="float" office:value="-24025000000">
                <text:p>-2402500000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10220000000">
                <text:p>410220000000</text:p>
              </table:table-cell>
              <table:table-cell office:value-type="float" office:value="-23224300000">
                <text:p>-2322430000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10209000000">
                <text:p>410209000000</text:p>
              </table:table-cell>
              <table:table-cell office:value-type="float" office:value="-22423400000">
                <text:p>-2242340000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10192000000">
                <text:p>410192000000</text:p>
              </table:table-cell>
              <table:table-cell office:value-type="float" office:value="-21622100000">
                <text:p>-2162210000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10170000000">
                <text:p>410170000000</text:p>
              </table:table-cell>
              <table:table-cell office:value-type="float" office:value="-20820500000">
                <text:p>-2082050000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10142000000">
                <text:p>410142000000</text:p>
              </table:table-cell>
              <table:table-cell office:value-type="float" office:value="-20018700000">
                <text:p>-2001870000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10108000000">
                <text:p>410108000000</text:p>
              </table:table-cell>
              <table:table-cell office:value-type="float" office:value="-19216500000">
                <text:p>-1921650000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10068000000">
                <text:p>410068000000</text:p>
              </table:table-cell>
              <table:table-cell office:value-type="float" office:value="-18414100000">
                <text:p>-1841410000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10022000000">
                <text:p>410022000000</text:p>
              </table:table-cell>
              <table:table-cell office:value-type="float" office:value="-17611400000">
                <text:p>-1761140000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09971000000">
                <text:p>409971000000</text:p>
              </table:table-cell>
              <table:table-cell office:value-type="float" office:value="-16808400000">
                <text:p>-1680840000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09913000000">
                <text:p>409913000000</text:p>
              </table:table-cell>
              <table:table-cell office:value-type="float" office:value="-16005200000">
                <text:p>-1600520000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09850000000">
                <text:p>409850000000</text:p>
              </table:table-cell>
              <table:table-cell office:value-type="float" office:value="-15201800000">
                <text:p>-1520180000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09781000000">
                <text:p>409781000000</text:p>
              </table:table-cell>
              <table:table-cell office:value-type="float" office:value="-14398200000">
                <text:p>-1439820000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09706000000">
                <text:p>409706000000</text:p>
              </table:table-cell>
              <table:table-cell office:value-type="float" office:value="-13594300000">
                <text:p>-1359430000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09625000000">
                <text:p>409625000000</text:p>
              </table:table-cell>
              <table:table-cell office:value-type="float" office:value="-12790300000">
                <text:p>-1279030000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09538000000">
                <text:p>409538000000</text:p>
              </table:table-cell>
              <table:table-cell office:value-type="float" office:value="-11986100000">
                <text:p>-1198610000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09445000000">
                <text:p>409445000000</text:p>
              </table:table-cell>
              <table:table-cell office:value-type="float" office:value="-11181700000">
                <text:p>-1118170000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09347000000">
                <text:p>409347000000</text:p>
              </table:table-cell>
              <table:table-cell office:value-type="float" office:value="-10377100000">
                <text:p>-1037710000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09242000000">
                <text:p>409242000000</text:p>
              </table:table-cell>
              <table:table-cell office:value-type="float" office:value="-9572410000">
                <text:p>-957241000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09132000000">
                <text:p>409132000000</text:p>
              </table:table-cell>
              <table:table-cell office:value-type="float" office:value="-8767570000">
                <text:p>-876757000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09016000000">
                <text:p>409016000000</text:p>
              </table:table-cell>
              <table:table-cell office:value-type="float" office:value="-7962610000">
                <text:p>-796261000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08894000000">
                <text:p>408894000000</text:p>
              </table:table-cell>
              <table:table-cell office:value-type="float" office:value="-7157530000">
                <text:p>-715753000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08766000000">
                <text:p>408766000000</text:p>
              </table:table-cell>
              <table:table-cell office:value-type="float" office:value="-6352340000">
                <text:p>-635234000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08632000000">
                <text:p>408632000000</text:p>
              </table:table-cell>
              <table:table-cell office:value-type="float" office:value="-5547060000">
                <text:p>-554706000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08492000000">
                <text:p>408492000000</text:p>
              </table:table-cell>
              <table:table-cell office:value-type="float" office:value="-4741710000">
                <text:p>-474171000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08347000000">
                <text:p>408347000000</text:p>
              </table:table-cell>
              <table:table-cell office:value-type="float" office:value="-3936280000">
                <text:p>-393628000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08195000000">
                <text:p>408195000000</text:p>
              </table:table-cell>
              <table:table-cell office:value-type="float" office:value="-3130800000">
                <text:p>-313080000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08037000000">
                <text:p>408037000000</text:p>
              </table:table-cell>
              <table:table-cell office:value-type="float" office:value="-2325270000">
                <text:p>-232527000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07874000000">
                <text:p>407874000000</text:p>
              </table:table-cell>
              <table:table-cell office:value-type="float" office:value="-1519710000">
                <text:p>-151971000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07704000000">
                <text:p>407704000000</text:p>
              </table:table-cell>
              <table:table-cell office:value-type="float" office:value="-714129000">
                <text:p>-71412900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07529000000">
                <text:p>407529000000</text:p>
              </table:table-cell>
              <table:table-cell office:value-type="float" office:value="91464500">
                <text:p>9146450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07348000000">
                <text:p>407348000000</text:p>
              </table:table-cell>
              <table:table-cell office:value-type="float" office:value="897057000">
                <text:p>89705700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07161000000">
                <text:p>407161000000</text:p>
              </table:table-cell>
              <table:table-cell office:value-type="float" office:value="1702640000">
                <text:p>170264000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06967000000">
                <text:p>406967000000</text:p>
              </table:table-cell>
              <table:table-cell office:value-type="float" office:value="2508190000">
                <text:p>250819000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06768000000">
                <text:p>406768000000</text:p>
              </table:table-cell>
              <table:table-cell office:value-type="float" office:value="3313710000">
                <text:p>331371000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06563000000">
                <text:p>406563000000</text:p>
              </table:table-cell>
              <table:table-cell office:value-type="float" office:value="4119180000">
                <text:p>411918000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06352000000">
                <text:p>406352000000</text:p>
              </table:table-cell>
              <table:table-cell office:value-type="float" office:value="4924590000">
                <text:p>492459000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06135000000">
                <text:p>406135000000</text:p>
              </table:table-cell>
              <table:table-cell office:value-type="float" office:value="5729920000">
                <text:p>572992000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05912000000">
                <text:p>405912000000</text:p>
              </table:table-cell>
              <table:table-cell office:value-type="float" office:value="6535170000">
                <text:p>653517000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05683000000">
                <text:p>405683000000</text:p>
              </table:table-cell>
              <table:table-cell office:value-type="float" office:value="7340330000">
                <text:p>734033000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05448000000">
                <text:p>405448000000</text:p>
              </table:table-cell>
              <table:table-cell office:value-type="float" office:value="8145380000">
                <text:p>814538000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05207000000">
                <text:p>405207000000</text:p>
              </table:table-cell>
              <table:table-cell office:value-type="float" office:value="8950300000">
                <text:p>895030000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04960000000">
                <text:p>404960000000</text:p>
              </table:table-cell>
              <table:table-cell office:value-type="float" office:value="9755100000">
                <text:p>975510000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04707000000">
                <text:p>404707000000</text:p>
              </table:table-cell>
              <table:table-cell office:value-type="float" office:value="10559700000">
                <text:p>1055970000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04448000000">
                <text:p>404448000000</text:p>
              </table:table-cell>
              <table:table-cell office:value-type="float" office:value="11364200000">
                <text:p>1136420000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04183000000">
                <text:p>404183000000</text:p>
              </table:table-cell>
              <table:table-cell office:value-type="float" office:value="12168600000">
                <text:p>1216860000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03912000000">
                <text:p>403912000000</text:p>
              </table:table-cell>
              <table:table-cell office:value-type="float" office:value="12972700000">
                <text:p>1297270000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03635000000">
                <text:p>403635000000</text:p>
              </table:table-cell>
              <table:table-cell office:value-type="float" office:value="13776700000">
                <text:p>1377670000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03352000000">
                <text:p>403352000000</text:p>
              </table:table-cell>
              <table:table-cell office:value-type="float" office:value="14580400000">
                <text:p>1458040000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03063000000">
                <text:p>403063000000</text:p>
              </table:table-cell>
              <table:table-cell office:value-type="float" office:value="15383900000">
                <text:p>1538390000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02767000000">
                <text:p>402767000000</text:p>
              </table:table-cell>
              <table:table-cell office:value-type="float" office:value="16187200000">
                <text:p>1618720000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02466000000">
                <text:p>402466000000</text:p>
              </table:table-cell>
              <table:table-cell office:value-type="float" office:value="16990300000">
                <text:p>1699030000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02159000000">
                <text:p>402159000000</text:p>
              </table:table-cell>
              <table:table-cell office:value-type="float" office:value="17793000000">
                <text:p>1779300000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01845000000">
                <text:p>401845000000</text:p>
              </table:table-cell>
              <table:table-cell office:value-type="float" office:value="18595600000">
                <text:p>1859560000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01526000000">
                <text:p>401526000000</text:p>
              </table:table-cell>
              <table:table-cell office:value-type="float" office:value="19397800000">
                <text:p>1939780000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01200000000">
                <text:p>401200000000</text:p>
              </table:table-cell>
              <table:table-cell office:value-type="float" office:value="20199800000">
                <text:p>2019980000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00868000000">
                <text:p>400868000000</text:p>
              </table:table-cell>
              <table:table-cell office:value-type="float" office:value="21001400000">
                <text:p>2100140000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00530000000">
                <text:p>400530000000</text:p>
              </table:table-cell>
              <table:table-cell office:value-type="float" office:value="21802700000">
                <text:p>2180270000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00186000000">
                <text:p>400186000000</text:p>
              </table:table-cell>
              <table:table-cell office:value-type="float" office:value="22603700000">
                <text:p>2260370000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99836000000">
                <text:p>399836000000</text:p>
              </table:table-cell>
              <table:table-cell office:value-type="float" office:value="23404300000">
                <text:p>2340430000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99480000000">
                <text:p>399480000000</text:p>
              </table:table-cell>
              <table:table-cell office:value-type="float" office:value="24204600000">
                <text:p>2420460000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99118000000">
                <text:p>399118000000</text:p>
              </table:table-cell>
              <table:table-cell office:value-type="float" office:value="25004500000">
                <text:p>2500450000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98749000000">
                <text:p>398749000000</text:p>
              </table:table-cell>
              <table:table-cell office:value-type="float" office:value="25804000000">
                <text:p>2580400000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98374000000">
                <text:p>398374000000</text:p>
              </table:table-cell>
              <table:table-cell office:value-type="float" office:value="26603200000">
                <text:p>2660320000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97994000000">
                <text:p>397994000000</text:p>
              </table:table-cell>
              <table:table-cell office:value-type="float" office:value="27401900000">
                <text:p>2740190000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97606000000">
                <text:p>397606000000</text:p>
              </table:table-cell>
              <table:table-cell office:value-type="float" office:value="28200200000">
                <text:p>2820020000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97213000000">
                <text:p>397213000000</text:p>
              </table:table-cell>
              <table:table-cell office:value-type="float" office:value="28998000000">
                <text:p>2899800000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96814000000">
                <text:p>396814000000</text:p>
              </table:table-cell>
              <table:table-cell office:value-type="float" office:value="29795400000">
                <text:p>2979540000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96408000000">
                <text:p>396408000000</text:p>
              </table:table-cell>
              <table:table-cell office:value-type="float" office:value="30592300000">
                <text:p>3059230000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95996000000">
                <text:p>395996000000</text:p>
              </table:table-cell>
              <table:table-cell office:value-type="float" office:value="31388800000">
                <text:p>3138880000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95578000000">
                <text:p>395578000000</text:p>
              </table:table-cell>
              <table:table-cell office:value-type="float" office:value="32184700000">
                <text:p>3218470000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95154000000">
                <text:p>395154000000</text:p>
              </table:table-cell>
              <table:table-cell office:value-type="float" office:value="32980200000">
                <text:p>3298020000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94723000000">
                <text:p>394723000000</text:p>
              </table:table-cell>
              <table:table-cell office:value-type="float" office:value="33775100000">
                <text:p>3377510000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94286000000">
                <text:p>394286000000</text:p>
              </table:table-cell>
              <table:table-cell office:value-type="float" office:value="34569500000">
                <text:p>3456950000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93843000000">
                <text:p>393843000000</text:p>
              </table:table-cell>
              <table:table-cell office:value-type="float" office:value="35363300000">
                <text:p>3536330000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93394000000">
                <text:p>393394000000</text:p>
              </table:table-cell>
              <table:table-cell office:value-type="float" office:value="36156600000">
                <text:p>3615660000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92938000000">
                <text:p>392938000000</text:p>
              </table:table-cell>
              <table:table-cell office:value-type="float" office:value="36949300000">
                <text:p>3694930000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92476000000">
                <text:p>392476000000</text:p>
              </table:table-cell>
              <table:table-cell office:value-type="float" office:value="37741400000">
                <text:p>3774140000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92008000000">
                <text:p>392008000000</text:p>
              </table:table-cell>
              <table:table-cell office:value-type="float" office:value="38532900000">
                <text:p>3853290000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91533000000">
                <text:p>391533000000</text:p>
              </table:table-cell>
              <table:table-cell office:value-type="float" office:value="39323800000">
                <text:p>3932380000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91052000000">
                <text:p>391052000000</text:p>
              </table:table-cell>
              <table:table-cell office:value-type="float" office:value="40114000000">
                <text:p>4011400000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90565000000">
                <text:p>390565000000</text:p>
              </table:table-cell>
              <table:table-cell office:value-type="float" office:value="40903600000">
                <text:p>4090360000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90071000000">
                <text:p>390071000000</text:p>
              </table:table-cell>
              <table:table-cell office:value-type="float" office:value="41692600000">
                <text:p>4169260000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89571000000">
                <text:p>389571000000</text:p>
              </table:table-cell>
              <table:table-cell office:value-type="float" office:value="42480800000">
                <text:p>4248080000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89065000000">
                <text:p>389065000000</text:p>
              </table:table-cell>
              <table:table-cell office:value-type="float" office:value="43268400000">
                <text:p>4326840000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88552000000">
                <text:p>388552000000</text:p>
              </table:table-cell>
              <table:table-cell office:value-type="float" office:value="44055200000">
                <text:p>4405520000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88033000000">
                <text:p>388033000000</text:p>
              </table:table-cell>
              <table:table-cell office:value-type="float" office:value="44841300000">
                <text:p>4484130000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87507000000">
                <text:p>387507000000</text:p>
              </table:table-cell>
              <table:table-cell office:value-type="float" office:value="45626700000">
                <text:p>4562670000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86975000000">
                <text:p>386975000000</text:p>
              </table:table-cell>
              <table:table-cell office:value-type="float" office:value="46411300000">
                <text:p>4641130000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86437000000">
                <text:p>386437000000</text:p>
              </table:table-cell>
              <table:table-cell office:value-type="float" office:value="47195100000">
                <text:p>4719510000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85892000000">
                <text:p>385892000000</text:p>
              </table:table-cell>
              <table:table-cell office:value-type="float" office:value="47978200000">
                <text:p>4797820000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85340000000">
                <text:p>385340000000</text:p>
              </table:table-cell>
              <table:table-cell office:value-type="float" office:value="48760400000">
                <text:p>4876040000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84783000000">
                <text:p>384783000000</text:p>
              </table:table-cell>
              <table:table-cell office:value-type="float" office:value="49541900000">
                <text:p>4954190000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84218000000">
                <text:p>384218000000</text:p>
              </table:table-cell>
              <table:table-cell office:value-type="float" office:value="50322500000">
                <text:p>5032250000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83647000000">
                <text:p>383647000000</text:p>
              </table:table-cell>
              <table:table-cell office:value-type="float" office:value="51102200000">
                <text:p>5110220000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83070000000">
                <text:p>383070000000</text:p>
              </table:table-cell>
              <table:table-cell office:value-type="float" office:value="51881100000">
                <text:p>5188110000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82486000000">
                <text:p>382486000000</text:p>
              </table:table-cell>
              <table:table-cell office:value-type="float" office:value="52659100000">
                <text:p>5265910000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81895000000">
                <text:p>381895000000</text:p>
              </table:table-cell>
              <table:table-cell office:value-type="float" office:value="53436100000">
                <text:p>5343610000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81298000000">
                <text:p>381298000000</text:p>
              </table:table-cell>
              <table:table-cell office:value-type="float" office:value="54212300000">
                <text:p>5421230000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80695000000">
                <text:p>380695000000</text:p>
              </table:table-cell>
              <table:table-cell office:value-type="float" office:value="54987600000">
                <text:p>5498760000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80085000000">
                <text:p>380085000000</text:p>
              </table:table-cell>
              <table:table-cell office:value-type="float" office:value="55761800000">
                <text:p>5576180000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79468000000">
                <text:p>379468000000</text:p>
              </table:table-cell>
              <table:table-cell office:value-type="float" office:value="56535200000">
                <text:p>5653520000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78844000000">
                <text:p>378844000000</text:p>
              </table:table-cell>
              <table:table-cell office:value-type="float" office:value="57307500000">
                <text:p>5730750000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78214000000">
                <text:p>378214000000</text:p>
              </table:table-cell>
              <table:table-cell office:value-type="float" office:value="58078800000">
                <text:p>5807880000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77578000000">
                <text:p>377578000000</text:p>
              </table:table-cell>
              <table:table-cell office:value-type="float" office:value="58849100000">
                <text:p>5884910000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76934000000">
                <text:p>376934000000</text:p>
              </table:table-cell>
              <table:table-cell office:value-type="float" office:value="59618400000">
                <text:p>5961840000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76284000000">
                <text:p>376284000000</text:p>
              </table:table-cell>
              <table:table-cell office:value-type="float" office:value="60386600000">
                <text:p>6038660000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75628000000">
                <text:p>375628000000</text:p>
              </table:table-cell>
              <table:table-cell office:value-type="float" office:value="61153700000">
                <text:p>6115370000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74964000000">
                <text:p>374964000000</text:p>
              </table:table-cell>
              <table:table-cell office:value-type="float" office:value="61919800000">
                <text:p>6191980000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74294000000">
                <text:p>374294000000</text:p>
              </table:table-cell>
              <table:table-cell office:value-type="float" office:value="62684700000">
                <text:p>6268470000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73617000000">
                <text:p>373617000000</text:p>
              </table:table-cell>
              <table:table-cell office:value-type="float" office:value="63448500000">
                <text:p>6344850000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72933000000">
                <text:p>372933000000</text:p>
              </table:table-cell>
              <table:table-cell office:value-type="float" office:value="64211200000">
                <text:p>6421120000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72243000000">
                <text:p>372243000000</text:p>
              </table:table-cell>
              <table:table-cell office:value-type="float" office:value="64972600000">
                <text:p>6497260000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71546000000">
                <text:p>371546000000</text:p>
              </table:table-cell>
              <table:table-cell office:value-type="float" office:value="65732900000">
                <text:p>6573290000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70842000000">
                <text:p>370842000000</text:p>
              </table:table-cell>
              <table:table-cell office:value-type="float" office:value="66492000000">
                <text:p>6649200000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70131000000">
                <text:p>370131000000</text:p>
              </table:table-cell>
              <table:table-cell office:value-type="float" office:value="67249900000">
                <text:p>6724990000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69413000000">
                <text:p>369413000000</text:p>
              </table:table-cell>
              <table:table-cell office:value-type="float" office:value="68006500000">
                <text:p>6800650000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68688000000">
                <text:p>368688000000</text:p>
              </table:table-cell>
              <table:table-cell office:value-type="float" office:value="68761900000">
                <text:p>6876190000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67957000000">
                <text:p>367957000000</text:p>
              </table:table-cell>
              <table:table-cell office:value-type="float" office:value="69516000000">
                <text:p>6951600000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67219000000">
                <text:p>367219000000</text:p>
              </table:table-cell>
              <table:table-cell office:value-type="float" office:value="70268800000">
                <text:p>7026880000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66473000000">
                <text:p>366473000000</text:p>
              </table:table-cell>
              <table:table-cell office:value-type="float" office:value="71020200000">
                <text:p>7102020000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65721000000">
                <text:p>365721000000</text:p>
              </table:table-cell>
              <table:table-cell office:value-type="float" office:value="71770400000">
                <text:p>7177040000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64962000000">
                <text:p>364962000000</text:p>
              </table:table-cell>
              <table:table-cell office:value-type="float" office:value="72519100000">
                <text:p>7251910000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64196000000">
                <text:p>364196000000</text:p>
              </table:table-cell>
              <table:table-cell office:value-type="float" office:value="73266500000">
                <text:p>7326650000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63423000000">
                <text:p>363423000000</text:p>
              </table:table-cell>
              <table:table-cell office:value-type="float" office:value="74012400000">
                <text:p>7401240000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62643000000">
                <text:p>362643000000</text:p>
              </table:table-cell>
              <table:table-cell office:value-type="float" office:value="74757000000">
                <text:p>7475700000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61856000000">
                <text:p>361856000000</text:p>
              </table:table-cell>
              <table:table-cell office:value-type="float" office:value="75500100000">
                <text:p>7550010000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61061000000">
                <text:p>361061000000</text:p>
              </table:table-cell>
              <table:table-cell office:value-type="float" office:value="76241700000">
                <text:p>7624170000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60260000000">
                <text:p>360260000000</text:p>
              </table:table-cell>
              <table:table-cell office:value-type="float" office:value="76981800000">
                <text:p>7698180000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59452000000">
                <text:p>359452000000</text:p>
              </table:table-cell>
              <table:table-cell office:value-type="float" office:value="77720400000">
                <text:p>7772040000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58636000000">
                <text:p>358636000000</text:p>
              </table:table-cell>
              <table:table-cell office:value-type="float" office:value="78457500000">
                <text:p>7845750000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57814000000">
                <text:p>357814000000</text:p>
              </table:table-cell>
              <table:table-cell office:value-type="float" office:value="79193000000">
                <text:p>7919300000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56984000000">
                <text:p>356984000000</text:p>
              </table:table-cell>
              <table:table-cell office:value-type="float" office:value="79926900000">
                <text:p>7992690000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56147000000">
                <text:p>356147000000</text:p>
              </table:table-cell>
              <table:table-cell office:value-type="float" office:value="80659200000">
                <text:p>8065920000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55303000000">
                <text:p>355303000000</text:p>
              </table:table-cell>
              <table:table-cell office:value-type="float" office:value="81389900000">
                <text:p>8138990000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54452000000">
                <text:p>354452000000</text:p>
              </table:table-cell>
              <table:table-cell office:value-type="float" office:value="82119000000">
                <text:p>8211900000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53593000000">
                <text:p>353593000000</text:p>
              </table:table-cell>
              <table:table-cell office:value-type="float" office:value="82846300000">
                <text:p>8284630000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52727000000">
                <text:p>352727000000</text:p>
              </table:table-cell>
              <table:table-cell office:value-type="float" office:value="83572000000">
                <text:p>8357200000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51854000000">
                <text:p>351854000000</text:p>
              </table:table-cell>
              <table:table-cell office:value-type="float" office:value="84295900000">
                <text:p>8429590000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50974000000">
                <text:p>350974000000</text:p>
              </table:table-cell>
              <table:table-cell office:value-type="float" office:value="85018100000">
                <text:p>8501810000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50086000000">
                <text:p>350086000000</text:p>
              </table:table-cell>
              <table:table-cell office:value-type="float" office:value="85738600000">
                <text:p>8573860000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49191000000">
                <text:p>349191000000</text:p>
              </table:table-cell>
              <table:table-cell office:value-type="float" office:value="86457200000">
                <text:p>8645720000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48289000000">
                <text:p>348289000000</text:p>
              </table:table-cell>
              <table:table-cell office:value-type="float" office:value="87174000000">
                <text:p>8717400000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47379000000">
                <text:p>347379000000</text:p>
              </table:table-cell>
              <table:table-cell office:value-type="float" office:value="87888900000">
                <text:p>8788890000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46462000000">
                <text:p>346462000000</text:p>
              </table:table-cell>
              <table:table-cell office:value-type="float" office:value="88602000000">
                <text:p>8860200000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45537000000">
                <text:p>345537000000</text:p>
              </table:table-cell>
              <table:table-cell office:value-type="float" office:value="89313100000">
                <text:p>8931310000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44605000000">
                <text:p>344605000000</text:p>
              </table:table-cell>
              <table:table-cell office:value-type="float" office:value="90022300000">
                <text:p>9002230000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43665000000">
                <text:p>343665000000</text:p>
              </table:table-cell>
              <table:table-cell office:value-type="float" office:value="90729600000">
                <text:p>9072960000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42718000000">
                <text:p>342718000000</text:p>
              </table:table-cell>
              <table:table-cell office:value-type="float" office:value="91434900000">
                <text:p>9143490000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41763000000">
                <text:p>341763000000</text:p>
              </table:table-cell>
              <table:table-cell office:value-type="float" office:value="92138200000">
                <text:p>9213820000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40801000000">
                <text:p>340801000000</text:p>
              </table:table-cell>
              <table:table-cell office:value-type="float" office:value="92839400000">
                <text:p>9283940000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39831000000">
                <text:p>339831000000</text:p>
              </table:table-cell>
              <table:table-cell office:value-type="float" office:value="93538600000">
                <text:p>9353860000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38854000000">
                <text:p>338854000000</text:p>
              </table:table-cell>
              <table:table-cell office:value-type="float" office:value="94235600000">
                <text:p>9423560000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37868000000">
                <text:p>337868000000</text:p>
              </table:table-cell>
              <table:table-cell office:value-type="float" office:value="94930600000">
                <text:p>9493060000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36876000000">
                <text:p>336876000000</text:p>
              </table:table-cell>
              <table:table-cell office:value-type="float" office:value="95623400000">
                <text:p>9562340000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35875000000">
                <text:p>335875000000</text:p>
              </table:table-cell>
              <table:table-cell office:value-type="float" office:value="96313900000">
                <text:p>9631390000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34867000000">
                <text:p>334867000000</text:p>
              </table:table-cell>
              <table:table-cell office:value-type="float" office:value="97002300000">
                <text:p>9700230000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33851000000">
                <text:p>333851000000</text:p>
              </table:table-cell>
              <table:table-cell office:value-type="float" office:value="97688500000">
                <text:p>9768850000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32827000000">
                <text:p>332827000000</text:p>
              </table:table-cell>
              <table:table-cell office:value-type="float" office:value="98372300000">
                <text:p>9837230000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31795000000">
                <text:p>331795000000</text:p>
              </table:table-cell>
              <table:table-cell office:value-type="float" office:value="99053800000">
                <text:p>9905380000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30756000000">
                <text:p>330756000000</text:p>
              </table:table-cell>
              <table:table-cell office:value-type="float" office:value="99733000000">
                <text:p>9973300000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29709000000">
                <text:p>329709000000</text:p>
              </table:table-cell>
              <table:table-cell office:value-type="float" office:value="100410000000">
                <text:p>10041000000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28653000000">
                <text:p>328653000000</text:p>
              </table:table-cell>
              <table:table-cell office:value-type="float" office:value="101084000000">
                <text:p>10108400000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27590000000">
                <text:p>327590000000</text:p>
              </table:table-cell>
              <table:table-cell office:value-type="float" office:value="101756000000">
                <text:p>10175600000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26519000000">
                <text:p>326519000000</text:p>
              </table:table-cell>
              <table:table-cell office:value-type="float" office:value="102426000000">
                <text:p>10242600000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25440000000">
                <text:p>325440000000</text:p>
              </table:table-cell>
              <table:table-cell office:value-type="float" office:value="103093000000">
                <text:p>10309300000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24353000000">
                <text:p>324353000000</text:p>
              </table:table-cell>
              <table:table-cell office:value-type="float" office:value="103757000000">
                <text:p>10375700000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23257000000">
                <text:p>323257000000</text:p>
              </table:table-cell>
              <table:table-cell office:value-type="float" office:value="104419000000">
                <text:p>10441900000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22154000000">
                <text:p>322154000000</text:p>
              </table:table-cell>
              <table:table-cell office:value-type="float" office:value="105078000000">
                <text:p>10507800000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21043000000">
                <text:p>321043000000</text:p>
              </table:table-cell>
              <table:table-cell office:value-type="float" office:value="105735000000">
                <text:p>10573500000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19923000000">
                <text:p>319923000000</text:p>
              </table:table-cell>
              <table:table-cell office:value-type="float" office:value="106389000000">
                <text:p>10638900000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18795000000">
                <text:p>318795000000</text:p>
              </table:table-cell>
              <table:table-cell office:value-type="float" office:value="107040000000">
                <text:p>10704000000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17659000000">
                <text:p>317659000000</text:p>
              </table:table-cell>
              <table:table-cell office:value-type="float" office:value="107689000000">
                <text:p>10768900000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16515000000">
                <text:p>316515000000</text:p>
              </table:table-cell>
              <table:table-cell office:value-type="float" office:value="108334000000">
                <text:p>10833400000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15363000000">
                <text:p>315363000000</text:p>
              </table:table-cell>
              <table:table-cell office:value-type="float" office:value="108977000000">
                <text:p>10897700000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14202000000">
                <text:p>314202000000</text:p>
              </table:table-cell>
              <table:table-cell office:value-type="float" office:value="109617000000">
                <text:p>10961700000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13033000000">
                <text:p>313033000000</text:p>
              </table:table-cell>
              <table:table-cell office:value-type="float" office:value="110254000000">
                <text:p>11025400000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11855000000">
                <text:p>311855000000</text:p>
              </table:table-cell>
              <table:table-cell office:value-type="float" office:value="110888000000">
                <text:p>11088800000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10669000000">
                <text:p>310669000000</text:p>
              </table:table-cell>
              <table:table-cell office:value-type="float" office:value="111519000000">
                <text:p>11151900000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09475000000">
                <text:p>309475000000</text:p>
              </table:table-cell>
              <table:table-cell office:value-type="float" office:value="112147000000">
                <text:p>11214700000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08272000000">
                <text:p>308272000000</text:p>
              </table:table-cell>
              <table:table-cell office:value-type="float" office:value="112772000000">
                <text:p>11277200000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07060000000">
                <text:p>307060000000</text:p>
              </table:table-cell>
              <table:table-cell office:value-type="float" office:value="113394000000">
                <text:p>11339400000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05840000000">
                <text:p>305840000000</text:p>
              </table:table-cell>
              <table:table-cell office:value-type="float" office:value="114013000000">
                <text:p>11401300000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04611000000">
                <text:p>304611000000</text:p>
              </table:table-cell>
              <table:table-cell office:value-type="float" office:value="114628000000">
                <text:p>11462800000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03374000000">
                <text:p>303374000000</text:p>
              </table:table-cell>
              <table:table-cell office:value-type="float" office:value="115240000000">
                <text:p>11524000000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02128000000">
                <text:p>302128000000</text:p>
              </table:table-cell>
              <table:table-cell office:value-type="float" office:value="115849000000">
                <text:p>11584900000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00873000000">
                <text:p>300873000000</text:p>
              </table:table-cell>
              <table:table-cell office:value-type="float" office:value="116455000000">
                <text:p>11645500000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99609000000">
                <text:p>299609000000</text:p>
              </table:table-cell>
              <table:table-cell office:value-type="float" office:value="117057000000">
                <text:p>11705700000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98337000000">
                <text:p>298337000000</text:p>
              </table:table-cell>
              <table:table-cell office:value-type="float" office:value="117656000000">
                <text:p>11765600000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97056000000">
                <text:p>297056000000</text:p>
              </table:table-cell>
              <table:table-cell office:value-type="float" office:value="118251000000">
                <text:p>11825100000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95766000000">
                <text:p>295766000000</text:p>
              </table:table-cell>
              <table:table-cell office:value-type="float" office:value="118842000000">
                <text:p>11884200000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94467000000">
                <text:p>294467000000</text:p>
              </table:table-cell>
              <table:table-cell office:value-type="float" office:value="119431000000">
                <text:p>11943100000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93159000000">
                <text:p>293159000000</text:p>
              </table:table-cell>
              <table:table-cell office:value-type="float" office:value="120015000000">
                <text:p>12001500000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91842000000">
                <text:p>291842000000</text:p>
              </table:table-cell>
              <table:table-cell office:value-type="float" office:value="120596000000">
                <text:p>12059600000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90516000000">
                <text:p>290516000000</text:p>
              </table:table-cell>
              <table:table-cell office:value-type="float" office:value="121173000000">
                <text:p>12117300000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89180000000">
                <text:p>289180000000</text:p>
              </table:table-cell>
              <table:table-cell office:value-type="float" office:value="121746000000">
                <text:p>12174600000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87836000000">
                <text:p>287836000000</text:p>
              </table:table-cell>
              <table:table-cell office:value-type="float" office:value="122315000000">
                <text:p>12231500000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86482000000">
                <text:p>286482000000</text:p>
              </table:table-cell>
              <table:table-cell office:value-type="float" office:value="122881000000">
                <text:p>12288100000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85120000000">
                <text:p>285120000000</text:p>
              </table:table-cell>
              <table:table-cell office:value-type="float" office:value="123442000000">
                <text:p>12344200000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83748000000">
                <text:p>283748000000</text:p>
              </table:table-cell>
              <table:table-cell office:value-type="float" office:value="124000000000">
                <text:p>12400000000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82366000000">
                <text:p>282366000000</text:p>
              </table:table-cell>
              <table:table-cell office:value-type="float" office:value="124553000000">
                <text:p>12455300000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80975000000">
                <text:p>280975000000</text:p>
              </table:table-cell>
              <table:table-cell office:value-type="float" office:value="125102000000">
                <text:p>12510200000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79575000000">
                <text:p>279575000000</text:p>
              </table:table-cell>
              <table:table-cell office:value-type="float" office:value="125647000000">
                <text:p>12564700000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78165000000">
                <text:p>278165000000</text:p>
              </table:table-cell>
              <table:table-cell office:value-type="float" office:value="126188000000">
                <text:p>12618800000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76746000000">
                <text:p>276746000000</text:p>
              </table:table-cell>
              <table:table-cell office:value-type="float" office:value="126725000000">
                <text:p>12672500000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75317000000">
                <text:p>275317000000</text:p>
              </table:table-cell>
              <table:table-cell office:value-type="float" office:value="127257000000">
                <text:p>12725700000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73879000000">
                <text:p>273879000000</text:p>
              </table:table-cell>
              <table:table-cell office:value-type="float" office:value="127784000000">
                <text:p>12778400000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72430000000">
                <text:p>272430000000</text:p>
              </table:table-cell>
              <table:table-cell office:value-type="float" office:value="128307000000">
                <text:p>12830700000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70973000000">
                <text:p>270973000000</text:p>
              </table:table-cell>
              <table:table-cell office:value-type="float" office:value="128826000000">
                <text:p>12882600000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69505000000">
                <text:p>269505000000</text:p>
              </table:table-cell>
              <table:table-cell office:value-type="float" office:value="129340000000">
                <text:p>12934000000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68027000000">
                <text:p>268027000000</text:p>
              </table:table-cell>
              <table:table-cell office:value-type="float" office:value="129849000000">
                <text:p>12984900000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66540000000">
                <text:p>266540000000</text:p>
              </table:table-cell>
              <table:table-cell office:value-type="float" office:value="130353000000">
                <text:p>13035300000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65043000000">
                <text:p>265043000000</text:p>
              </table:table-cell>
              <table:table-cell office:value-type="float" office:value="130853000000">
                <text:p>13085300000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63535000000">
                <text:p>263535000000</text:p>
              </table:table-cell>
              <table:table-cell office:value-type="float" office:value="131347000000">
                <text:p>13134700000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62018000000">
                <text:p>262018000000</text:p>
              </table:table-cell>
              <table:table-cell office:value-type="float" office:value="131837000000">
                <text:p>13183700000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60490000000">
                <text:p>260490000000</text:p>
              </table:table-cell>
              <table:table-cell office:value-type="float" office:value="132321000000">
                <text:p>13232100000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58952000000">
                <text:p>258952000000</text:p>
              </table:table-cell>
              <table:table-cell office:value-type="float" office:value="132800000000">
                <text:p>13280000000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57404000000">
                <text:p>257404000000</text:p>
              </table:table-cell>
              <table:table-cell office:value-type="float" office:value="133274000000">
                <text:p>13327400000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55846000000">
                <text:p>255846000000</text:p>
              </table:table-cell>
              <table:table-cell office:value-type="float" office:value="133743000000">
                <text:p>13374300000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54277000000">
                <text:p>254277000000</text:p>
              </table:table-cell>
              <table:table-cell office:value-type="float" office:value="134206000000">
                <text:p>13420600000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52698000000">
                <text:p>252698000000</text:p>
              </table:table-cell>
              <table:table-cell office:value-type="float" office:value="134664000000">
                <text:p>13466400000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51109000000">
                <text:p>251109000000</text:p>
              </table:table-cell>
              <table:table-cell office:value-type="float" office:value="135116000000">
                <text:p>13511600000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49509000000">
                <text:p>249509000000</text:p>
              </table:table-cell>
              <table:table-cell office:value-type="float" office:value="135563000000">
                <text:p>13556300000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47898000000">
                <text:p>247898000000</text:p>
              </table:table-cell>
              <table:table-cell office:value-type="float" office:value="136004000000">
                <text:p>13600400000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46277000000">
                <text:p>246277000000</text:p>
              </table:table-cell>
              <table:table-cell office:value-type="float" office:value="136438000000">
                <text:p>13643800000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44645000000">
                <text:p>244645000000</text:p>
              </table:table-cell>
              <table:table-cell office:value-type="float" office:value="136867000000">
                <text:p>13686700000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43002000000">
                <text:p>243002000000</text:p>
              </table:table-cell>
              <table:table-cell office:value-type="float" office:value="137290000000">
                <text:p>13729000000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41348000000">
                <text:p>241348000000</text:p>
              </table:table-cell>
              <table:table-cell office:value-type="float" office:value="137707000000">
                <text:p>13770700000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39683000000">
                <text:p>239683000000</text:p>
              </table:table-cell>
              <table:table-cell office:value-type="float" office:value="138118000000">
                <text:p>13811800000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38008000000">
                <text:p>238008000000</text:p>
              </table:table-cell>
              <table:table-cell office:value-type="float" office:value="138522000000">
                <text:p>13852200000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36321000000">
                <text:p>236321000000</text:p>
              </table:table-cell>
              <table:table-cell office:value-type="float" office:value="138919000000">
                <text:p>13891900000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34623000000">
                <text:p>234623000000</text:p>
              </table:table-cell>
              <table:table-cell office:value-type="float" office:value="139311000000">
                <text:p>13931100000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32914000000">
                <text:p>232914000000</text:p>
              </table:table-cell>
              <table:table-cell office:value-type="float" office:value="139695000000">
                <text:p>13969500000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31193000000">
                <text:p>231193000000</text:p>
              </table:table-cell>
              <table:table-cell office:value-type="float" office:value="140073000000">
                <text:p>14007300000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29462000000">
                <text:p>229462000000</text:p>
              </table:table-cell>
              <table:table-cell office:value-type="float" office:value="140444000000">
                <text:p>14044400000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27718000000">
                <text:p>227718000000</text:p>
              </table:table-cell>
              <table:table-cell office:value-type="float" office:value="140808000000">
                <text:p>14080800000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25964000000">
                <text:p>225964000000</text:p>
              </table:table-cell>
              <table:table-cell office:value-type="float" office:value="141164000000">
                <text:p>14116400000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24197000000">
                <text:p>224197000000</text:p>
              </table:table-cell>
              <table:table-cell office:value-type="float" office:value="141514000000">
                <text:p>14151400000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22419000000">
                <text:p>222419000000</text:p>
              </table:table-cell>
              <table:table-cell office:value-type="float" office:value="141856000000">
                <text:p>14185600000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20630000000">
                <text:p>220630000000</text:p>
              </table:table-cell>
              <table:table-cell office:value-type="float" office:value="142191000000">
                <text:p>14219100000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18828000000">
                <text:p>218828000000</text:p>
              </table:table-cell>
              <table:table-cell office:value-type="float" office:value="142518000000">
                <text:p>14251800000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17015000000">
                <text:p>217015000000</text:p>
              </table:table-cell>
              <table:table-cell office:value-type="float" office:value="142837000000">
                <text:p>14283700000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15189000000">
                <text:p>215189000000</text:p>
              </table:table-cell>
              <table:table-cell office:value-type="float" office:value="143149000000">
                <text:p>14314900000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13352000000">
                <text:p>213352000000</text:p>
              </table:table-cell>
              <table:table-cell office:value-type="float" office:value="143452000000">
                <text:p>14345200000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11502000000">
                <text:p>211502000000</text:p>
              </table:table-cell>
              <table:table-cell office:value-type="float" office:value="143747000000">
                <text:p>14374700000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09641000000">
                <text:p>209641000000</text:p>
              </table:table-cell>
              <table:table-cell office:value-type="float" office:value="144034000000">
                <text:p>14403400000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07766000000">
                <text:p>207766000000</text:p>
              </table:table-cell>
              <table:table-cell office:value-type="float" office:value="144312000000">
                <text:p>14431200000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05880000000">
                <text:p>205880000000</text:p>
              </table:table-cell>
              <table:table-cell office:value-type="float" office:value="144582000000">
                <text:p>14458200000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03981000000">
                <text:p>203981000000</text:p>
              </table:table-cell>
              <table:table-cell office:value-type="float" office:value="144843000000">
                <text:p>14484300000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02069000000">
                <text:p>202069000000</text:p>
              </table:table-cell>
              <table:table-cell office:value-type="float" office:value="145095000000">
                <text:p>14509500000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00145000000">
                <text:p>200145000000</text:p>
              </table:table-cell>
              <table:table-cell office:value-type="float" office:value="145338000000">
                <text:p>14533800000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8208000000">
                <text:p>198208000000</text:p>
              </table:table-cell>
              <table:table-cell office:value-type="float" office:value="145572000000">
                <text:p>14557200000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6258000000">
                <text:p>196258000000</text:p>
              </table:table-cell>
              <table:table-cell office:value-type="float" office:value="145797000000">
                <text:p>14579700000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4295000000">
                <text:p>194295000000</text:p>
              </table:table-cell>
              <table:table-cell office:value-type="float" office:value="146011000000">
                <text:p>14601100000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2319000000">
                <text:p>192319000000</text:p>
              </table:table-cell>
              <table:table-cell office:value-type="float" office:value="146216000000">
                <text:p>14621600000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90330000000">
                <text:p>190330000000</text:p>
              </table:table-cell>
              <table:table-cell office:value-type="float" office:value="146411000000">
                <text:p>14641100000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88327000000">
                <text:p>188327000000</text:p>
              </table:table-cell>
              <table:table-cell office:value-type="float" office:value="146596000000">
                <text:p>14659600000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86312000000">
                <text:p>186312000000</text:p>
              </table:table-cell>
              <table:table-cell office:value-type="float" office:value="146770000000">
                <text:p>14677000000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84283000000">
                <text:p>184283000000</text:p>
              </table:table-cell>
              <table:table-cell office:value-type="float" office:value="146934000000">
                <text:p>14693400000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82240000000">
                <text:p>182240000000</text:p>
              </table:table-cell>
              <table:table-cell office:value-type="float" office:value="147087000000">
                <text:p>14708700000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80184000000">
                <text:p>180184000000</text:p>
              </table:table-cell>
              <table:table-cell office:value-type="float" office:value="147228000000">
                <text:p>14722800000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78113000000">
                <text:p>178113000000</text:p>
              </table:table-cell>
              <table:table-cell office:value-type="float" office:value="147359000000">
                <text:p>14735900000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76030000000">
                <text:p>176030000000</text:p>
              </table:table-cell>
              <table:table-cell office:value-type="float" office:value="147478000000">
                <text:p>14747800000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73932000000">
                <text:p>173932000000</text:p>
              </table:table-cell>
              <table:table-cell office:value-type="float" office:value="147586000000">
                <text:p>14758600000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71820000000">
                <text:p>171820000000</text:p>
              </table:table-cell>
              <table:table-cell office:value-type="float" office:value="147681000000">
                <text:p>14768100000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69694000000">
                <text:p>169694000000</text:p>
              </table:table-cell>
              <table:table-cell office:value-type="float" office:value="147765000000">
                <text:p>14776500000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67553000000">
                <text:p>167553000000</text:p>
              </table:table-cell>
              <table:table-cell office:value-type="float" office:value="147836000000">
                <text:p>14783600000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65398000000">
                <text:p>165398000000</text:p>
              </table:table-cell>
              <table:table-cell office:value-type="float" office:value="147894000000">
                <text:p>14789400000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63229000000">
                <text:p>163229000000</text:p>
              </table:table-cell>
              <table:table-cell office:value-type="float" office:value="147939000000">
                <text:p>14793900000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61045000000">
                <text:p>161045000000</text:p>
              </table:table-cell>
              <table:table-cell office:value-type="float" office:value="147971000000">
                <text:p>14797100000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58847000000">
                <text:p>158847000000</text:p>
              </table:table-cell>
              <table:table-cell office:value-type="float" office:value="147990000000">
                <text:p>14799000000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56633000000">
                <text:p>156633000000</text:p>
              </table:table-cell>
              <table:table-cell office:value-type="float" office:value="147994000000">
                <text:p>14799400000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54405000000">
                <text:p>154405000000</text:p>
              </table:table-cell>
              <table:table-cell office:value-type="float" office:value="147985000000">
                <text:p>14798500000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52161000000">
                <text:p>152161000000</text:p>
              </table:table-cell>
              <table:table-cell office:value-type="float" office:value="147961000000">
                <text:p>14796100000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49903000000">
                <text:p>149903000000</text:p>
              </table:table-cell>
              <table:table-cell office:value-type="float" office:value="147922000000">
                <text:p>14792200000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47629000000">
                <text:p>147629000000</text:p>
              </table:table-cell>
              <table:table-cell office:value-type="float" office:value="147869000000">
                <text:p>14786900000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45339000000">
                <text:p>145339000000</text:p>
              </table:table-cell>
              <table:table-cell office:value-type="float" office:value="147799000000">
                <text:p>14779900000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43034000000">
                <text:p>143034000000</text:p>
              </table:table-cell>
              <table:table-cell office:value-type="float" office:value="147714000000">
                <text:p>14771400000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40714000000">
                <text:p>140714000000</text:p>
              </table:table-cell>
              <table:table-cell office:value-type="float" office:value="147613000000">
                <text:p>14761300000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38377000000">
                <text:p>138377000000</text:p>
              </table:table-cell>
              <table:table-cell office:value-type="float" office:value="147496000000">
                <text:p>14749600000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36025000000">
                <text:p>136025000000</text:p>
              </table:table-cell>
              <table:table-cell office:value-type="float" office:value="147361000000">
                <text:p>14736100000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33657000000">
                <text:p>133657000000</text:p>
              </table:table-cell>
              <table:table-cell office:value-type="float" office:value="147209000000">
                <text:p>14720900000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31272000000">
                <text:p>131272000000</text:p>
              </table:table-cell>
              <table:table-cell office:value-type="float" office:value="147039000000">
                <text:p>14703900000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28872000000">
                <text:p>128872000000</text:p>
              </table:table-cell>
              <table:table-cell office:value-type="float" office:value="146851000000">
                <text:p>14685100000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26454000000">
                <text:p>126454000000</text:p>
              </table:table-cell>
              <table:table-cell office:value-type="float" office:value="146644000000">
                <text:p>14664400000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24021000000">
                <text:p>124021000000</text:p>
              </table:table-cell>
              <table:table-cell office:value-type="float" office:value="146419000000">
                <text:p>14641900000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21571000000">
                <text:p>121571000000</text:p>
              </table:table-cell>
              <table:table-cell office:value-type="float" office:value="146173000000">
                <text:p>14617300000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19104000000">
                <text:p>119104000000</text:p>
              </table:table-cell>
              <table:table-cell office:value-type="float" office:value="145908000000">
                <text:p>14590800000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16620000000">
                <text:p>116620000000</text:p>
              </table:table-cell>
              <table:table-cell office:value-type="float" office:value="145622000000">
                <text:p>14562200000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14120000000">
                <text:p>114120000000</text:p>
              </table:table-cell>
              <table:table-cell office:value-type="float" office:value="145314000000">
                <text:p>14531400000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11602000000">
                <text:p>111602000000</text:p>
              </table:table-cell>
              <table:table-cell office:value-type="float" office:value="144986000000">
                <text:p>14498600000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9067000000">
                <text:p>109067000000</text:p>
              </table:table-cell>
              <table:table-cell office:value-type="float" office:value="144634000000">
                <text:p>14463400000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6515000000">
                <text:p>106515000000</text:p>
              </table:table-cell>
              <table:table-cell office:value-type="float" office:value="144260000000">
                <text:p>14426000000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3946000000">
                <text:p>103946000000</text:p>
              </table:table-cell>
              <table:table-cell office:value-type="float" office:value="143863000000">
                <text:p>14386300000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1359000000">
                <text:p>101359000000</text:p>
              </table:table-cell>
              <table:table-cell office:value-type="float" office:value="143441000000">
                <text:p>14344100000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98755000000">
                <text:p>98755000000</text:p>
              </table:table-cell>
              <table:table-cell office:value-type="float" office:value="142995000000">
                <text:p>14299500000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96133100000">
                <text:p>96133100000</text:p>
              </table:table-cell>
              <table:table-cell office:value-type="float" office:value="142523000000">
                <text:p>14252300000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93493600000">
                <text:p>93493600000</text:p>
              </table:table-cell>
              <table:table-cell office:value-type="float" office:value="142025000000">
                <text:p>14202500000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90836300000">
                <text:p>90836300000</text:p>
              </table:table-cell>
              <table:table-cell office:value-type="float" office:value="141499000000">
                <text:p>14149900000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88161100000">
                <text:p>88161100000</text:p>
              </table:table-cell>
              <table:table-cell office:value-type="float" office:value="140947000000">
                <text:p>14094700000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85468200000">
                <text:p>85468200000</text:p>
              </table:table-cell>
              <table:table-cell office:value-type="float" office:value="140365000000">
                <text:p>14036500000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82757300000">
                <text:p>82757300000</text:p>
              </table:table-cell>
              <table:table-cell office:value-type="float" office:value="139754000000">
                <text:p>13975400000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80028600000">
                <text:p>80028600000</text:p>
              </table:table-cell>
              <table:table-cell office:value-type="float" office:value="139113000000">
                <text:p>13911300000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77281900000">
                <text:p>77281900000</text:p>
              </table:table-cell>
              <table:table-cell office:value-type="float" office:value="138441000000">
                <text:p>13844100000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74517200000">
                <text:p>74517200000</text:p>
              </table:table-cell>
              <table:table-cell office:value-type="float" office:value="137737000000">
                <text:p>13773700000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71734700000">
                <text:p>71734700000</text:p>
              </table:table-cell>
              <table:table-cell office:value-type="float" office:value="136999000000">
                <text:p>13699900000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68934300000">
                <text:p>68934300000</text:p>
              </table:table-cell>
              <table:table-cell office:value-type="float" office:value="136228000000">
                <text:p>13622800000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66116100000">
                <text:p>66116100000</text:p>
              </table:table-cell>
              <table:table-cell office:value-type="float" office:value="135421000000">
                <text:p>13542100000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63280100000">
                <text:p>63280100000</text:p>
              </table:table-cell>
              <table:table-cell office:value-type="float" office:value="134578000000">
                <text:p>13457800000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60426500000">
                <text:p>60426500000</text:p>
              </table:table-cell>
              <table:table-cell office:value-type="float" office:value="133697000000">
                <text:p>13369700000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57555400000">
                <text:p>57555400000</text:p>
              </table:table-cell>
              <table:table-cell office:value-type="float" office:value="132778000000">
                <text:p>13277800000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54667000000">
                <text:p>54667000000</text:p>
              </table:table-cell>
              <table:table-cell office:value-type="float" office:value="131819000000">
                <text:p>13181900000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51761400000">
                <text:p>51761400000</text:p>
              </table:table-cell>
              <table:table-cell office:value-type="float" office:value="130818000000">
                <text:p>13081800000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48838900000">
                <text:p>48838900000</text:p>
              </table:table-cell>
              <table:table-cell office:value-type="float" office:value="129774000000">
                <text:p>12977400000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45899900000">
                <text:p>45899900000</text:p>
              </table:table-cell>
              <table:table-cell office:value-type="float" office:value="128687000000">
                <text:p>12868700000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42944500000">
                <text:p>42944500000</text:p>
              </table:table-cell>
              <table:table-cell office:value-type="float" office:value="127554000000">
                <text:p>12755400000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9973300000">
                <text:p>39973300000</text:p>
              </table:table-cell>
              <table:table-cell office:value-type="float" office:value="126373000000">
                <text:p>12637300000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6986600000">
                <text:p>36986600000</text:p>
              </table:table-cell>
              <table:table-cell office:value-type="float" office:value="125144000000">
                <text:p>12514400000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3985000000">
                <text:p>33985000000</text:p>
              </table:table-cell>
              <table:table-cell office:value-type="float" office:value="123864000000">
                <text:p>12386400000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0969000000">
                <text:p>30969000000</text:p>
              </table:table-cell>
              <table:table-cell office:value-type="float" office:value="122532000000">
                <text:p>12253200000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7939400000">
                <text:p>27939400000</text:p>
              </table:table-cell>
              <table:table-cell office:value-type="float" office:value="121145000000">
                <text:p>12114500000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4896800000">
                <text:p>24896800000</text:p>
              </table:table-cell>
              <table:table-cell office:value-type="float" office:value="119703000000">
                <text:p>11970300000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1842100000">
                <text:p>21842100000</text:p>
              </table:table-cell>
              <table:table-cell office:value-type="float" office:value="118202000000">
                <text:p>11820200000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8776300000">
                <text:p>18776300000</text:p>
              </table:table-cell>
              <table:table-cell office:value-type="float" office:value="116641000000">
                <text:p>11664100000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5700500000">
                <text:p>15700500000</text:p>
              </table:table-cell>
              <table:table-cell office:value-type="float" office:value="115018000000">
                <text:p>11501800000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2615900000">
                <text:p>12615900000</text:p>
              </table:table-cell>
              <table:table-cell office:value-type="float" office:value="113330000000">
                <text:p>11333000000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9523840000">
                <text:p>9523840000</text:p>
              </table:table-cell>
              <table:table-cell office:value-type="float" office:value="111575000000">
                <text:p>11157500000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6425870000">
                <text:p>6425870000</text:p>
              </table:table-cell>
              <table:table-cell office:value-type="float" office:value="109751000000">
                <text:p>10975100000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323720000">
                <text:p>3323720000</text:p>
              </table:table-cell>
              <table:table-cell office:value-type="float" office:value="107855000000">
                <text:p>10785500000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19294000">
                <text:p>219294000</text:p>
              </table:table-cell>
              <table:table-cell office:value-type="float" office:value="105885000000">
                <text:p>10588500000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-2885270000">
                <text:p>-2885270000</text:p>
              </table:table-cell>
              <table:table-cell office:value-type="float" office:value="103837000000">
                <text:p>10383700000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-5987590000">
                <text:p>-5987590000</text:p>
              </table:table-cell>
              <table:table-cell office:value-type="float" office:value="101710000000">
                <text:p>10171000000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-9085040000">
                <text:p>-9085040000</text:p>
              </table:table-cell>
              <table:table-cell office:value-type="float" office:value="99500800000">
                <text:p>9950080000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-12174700000">
                <text:p>-12174700000</text:p>
              </table:table-cell>
              <table:table-cell office:value-type="float" office:value="97206300000">
                <text:p>9720630000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-15253300000">
                <text:p>-15253300000</text:p>
              </table:table-cell>
              <table:table-cell office:value-type="float" office:value="94824000000">
                <text:p>9482400000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-18317300000">
                <text:p>-18317300000</text:p>
              </table:table-cell>
              <table:table-cell office:value-type="float" office:value="92351200000">
                <text:p>9235120000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-21362800000">
                <text:p>-21362800000</text:p>
              </table:table-cell>
              <table:table-cell office:value-type="float" office:value="89785100000">
                <text:p>8978510000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-24385500000">
                <text:p>-24385500000</text:p>
              </table:table-cell>
              <table:table-cell office:value-type="float" office:value="87123300000">
                <text:p>8712330000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-27380600000">
                <text:p>-27380600000</text:p>
              </table:table-cell>
              <table:table-cell office:value-type="float" office:value="84363100000">
                <text:p>8436310000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-30343000000">
                <text:p>-30343000000</text:p>
              </table:table-cell>
              <table:table-cell office:value-type="float" office:value="81502400000">
                <text:p>8150240000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-33267100000">
                <text:p>-33267100000</text:p>
              </table:table-cell>
              <table:table-cell office:value-type="float" office:value="78538900000">
                <text:p>7853890000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-36146900000">
                <text:p>-36146900000</text:p>
              </table:table-cell>
              <table:table-cell office:value-type="float" office:value="75470800000">
                <text:p>7547080000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-38975800000">
                <text:p>-38975800000</text:p>
              </table:table-cell>
              <table:table-cell office:value-type="float" office:value="72296800000">
                <text:p>7229680000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-41746900000">
                <text:p>-41746900000</text:p>
              </table:table-cell>
              <table:table-cell office:value-type="float" office:value="69015600000">
                <text:p>6901560000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-44452900000">
                <text:p>-44452900000</text:p>
              </table:table-cell>
              <table:table-cell office:value-type="float" office:value="65626900000">
                <text:p>6562690000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-47085900000">
                <text:p>-47085900000</text:p>
              </table:table-cell>
              <table:table-cell office:value-type="float" office:value="62130600000">
                <text:p>6213060000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-49637900000">
                <text:p>-49637900000</text:p>
              </table:table-cell>
              <table:table-cell office:value-type="float" office:value="58527400000">
                <text:p>5852740000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-52100400000">
                <text:p>-52100400000</text:p>
              </table:table-cell>
              <table:table-cell office:value-type="float" office:value="54818900000">
                <text:p>5481890000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-54464900000">
                <text:p>-54464900000</text:p>
              </table:table-cell>
              <table:table-cell office:value-type="float" office:value="51007400000">
                <text:p>5100740000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-56722900000">
                <text:p>-56722900000</text:p>
              </table:table-cell>
              <table:table-cell office:value-type="float" office:value="47096100000">
                <text:p>4709610000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-58865700000">
                <text:p>-58865700000</text:p>
              </table:table-cell>
              <table:table-cell office:value-type="float" office:value="43089400000">
                <text:p>4308940000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-60885000000">
                <text:p>-60885000000</text:p>
              </table:table-cell>
              <table:table-cell office:value-type="float" office:value="38992300000">
                <text:p>3899230000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-62772900000">
                <text:p>-62772900000</text:p>
              </table:table-cell>
              <table:table-cell office:value-type="float" office:value="34811100000">
                <text:p>3481110000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-64522100000">
                <text:p>-64522100000</text:p>
              </table:table-cell>
              <table:table-cell office:value-type="float" office:value="30553000000">
                <text:p>3055300000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-66125900000">
                <text:p>-66125900000</text:p>
              </table:table-cell>
              <table:table-cell office:value-type="float" office:value="26226200000">
                <text:p>2622620000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-67578700000">
                <text:p>-67578700000</text:p>
              </table:table-cell>
              <table:table-cell office:value-type="float" office:value="21839400000">
                <text:p>2183940000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-68875700000">
                <text:p>-68875700000</text:p>
              </table:table-cell>
              <table:table-cell office:value-type="float" office:value="17402300000">
                <text:p>1740230000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-70013400000">
                <text:p>-70013400000</text:p>
              </table:table-cell>
              <table:table-cell office:value-type="float" office:value="12925000000">
                <text:p>1292500000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-70989500000">
                <text:p>-70989500000</text:p>
              </table:table-cell>
              <table:table-cell office:value-type="float" office:value="8417890000">
                <text:p>841789000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-71803100000">
                <text:p>-71803100000</text:p>
              </table:table-cell>
              <table:table-cell office:value-type="float" office:value="3891450000">
                <text:p>389145000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-72454300000">
                <text:p>-72454300000</text:p>
              </table:table-cell>
              <table:table-cell office:value-type="float" office:value="-643816000">
                <text:p>-64381600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-72944600000">
                <text:p>-72944600000</text:p>
              </table:table-cell>
              <table:table-cell office:value-type="float" office:value="-5177690000">
                <text:p>-517769000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-73276600000">
                <text:p>-73276600000</text:p>
              </table:table-cell>
              <table:table-cell office:value-type="float" office:value="-9700380000">
                <text:p>-970038000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-73453800000">
                <text:p>-73453800000</text:p>
              </table:table-cell>
              <table:table-cell office:value-type="float" office:value="-14202600000">
                <text:p>-1420260000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-73480900000">
                <text:p>-73480900000</text:p>
              </table:table-cell>
              <table:table-cell office:value-type="float" office:value="-18675900000">
                <text:p>-1867590000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-73363100000">
                <text:p>-73363100000</text:p>
              </table:table-cell>
              <table:table-cell office:value-type="float" office:value="-23112400000">
                <text:p>-2311240000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-73106100000">
                <text:p>-73106100000</text:p>
              </table:table-cell>
              <table:table-cell office:value-type="float" office:value="-27505200000">
                <text:p>-2750520000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-72716300000">
                <text:p>-72716300000</text:p>
              </table:table-cell>
              <table:table-cell office:value-type="float" office:value="-31848000000">
                <text:p>-3184800000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-72200300000">
                <text:p>-72200300000</text:p>
              </table:table-cell>
              <table:table-cell office:value-type="float" office:value="-36135600000">
                <text:p>-3613560000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-71564800000">
                <text:p>-71564800000</text:p>
              </table:table-cell>
              <table:table-cell office:value-type="float" office:value="-40363500000">
                <text:p>-4036350000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-70816700000">
                <text:p>-70816700000</text:p>
              </table:table-cell>
              <table:table-cell office:value-type="float" office:value="-44528000000">
                <text:p>-4452800000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-69962800000">
                <text:p>-69962800000</text:p>
              </table:table-cell>
              <table:table-cell office:value-type="float" office:value="-48626000000">
                <text:p>-4862600000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-69009800000">
                <text:p>-69009800000</text:p>
              </table:table-cell>
              <table:table-cell office:value-type="float" office:value="-52655100000">
                <text:p>-5265510000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-67964100000">
                <text:p>-67964100000</text:p>
              </table:table-cell>
              <table:table-cell office:value-type="float" office:value="-56613700000">
                <text:p>-5661370000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-66832200000">
                <text:p>-66832200000</text:p>
              </table:table-cell>
              <table:table-cell office:value-type="float" office:value="-60500400000">
                <text:p>-6050040000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-65619900000">
                <text:p>-65619900000</text:p>
              </table:table-cell>
              <table:table-cell office:value-type="float" office:value="-64314600000">
                <text:p>-6431460000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-64333200000">
                <text:p>-64333200000</text:p>
              </table:table-cell>
              <table:table-cell office:value-type="float" office:value="-68055800000">
                <text:p>-6805580000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-62977500000">
                <text:p>-62977500000</text:p>
              </table:table-cell>
              <table:table-cell office:value-type="float" office:value="-71724000000">
                <text:p>-7172400000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-61557800000">
                <text:p>-61557800000</text:p>
              </table:table-cell>
              <table:table-cell office:value-type="float" office:value="-75319500000">
                <text:p>-7531950000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-60079200000">
                <text:p>-60079200000</text:p>
              </table:table-cell>
              <table:table-cell office:value-type="float" office:value="-78842900000">
                <text:p>-7884290000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-58546100000">
                <text:p>-58546100000</text:p>
              </table:table-cell>
              <table:table-cell office:value-type="float" office:value="-82294800000">
                <text:p>-8229480000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-56962800000">
                <text:p>-56962800000</text:p>
              </table:table-cell>
              <table:table-cell office:value-type="float" office:value="-85676300000">
                <text:p>-8567630000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-55333300000">
                <text:p>-55333300000</text:p>
              </table:table-cell>
              <table:table-cell office:value-type="float" office:value="-88988300000">
                <text:p>-8898830000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-53661300000">
                <text:p>-53661300000</text:p>
              </table:table-cell>
              <table:table-cell office:value-type="float" office:value="-92232100000">
                <text:p>-9223210000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-51950300000">
                <text:p>-51950300000</text:p>
              </table:table-cell>
              <table:table-cell office:value-type="float" office:value="-95408800000">
                <text:p>-9540880000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-50203500000">
                <text:p>-50203500000</text:p>
              </table:table-cell>
              <table:table-cell office:value-type="float" office:value="-98519800000">
                <text:p>-9851980000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-48423900000">
                <text:p>-48423900000</text:p>
              </table:table-cell>
              <table:table-cell office:value-type="float" office:value="-101566000000">
                <text:p>-10156600000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-46614100000">
                <text:p>-46614100000</text:p>
              </table:table-cell>
              <table:table-cell office:value-type="float" office:value="-104550000000">
                <text:p>-10455000000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-44777000000">
                <text:p>-44777000000</text:p>
              </table:table-cell>
              <table:table-cell office:value-type="float" office:value="-107472000000">
                <text:p>-10747200000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-42914700000">
                <text:p>-42914700000</text:p>
              </table:table-cell>
              <table:table-cell office:value-type="float" office:value="-110334000000">
                <text:p>-11033400000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-41029500000">
                <text:p>-41029500000</text:p>
              </table:table-cell>
              <table:table-cell office:value-type="float" office:value="-113137000000">
                <text:p>-11313700000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-39123600000">
                <text:p>-39123600000</text:p>
              </table:table-cell>
              <table:table-cell office:value-type="float" office:value="-115883000000">
                <text:p>-11588300000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-37198700000">
                <text:p>-37198700000</text:p>
              </table:table-cell>
              <table:table-cell office:value-type="float" office:value="-118572000000">
                <text:p>-11857200000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-35256700000">
                <text:p>-35256700000</text:p>
              </table:table-cell>
              <table:table-cell office:value-type="float" office:value="-121207000000">
                <text:p>-12120700000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-33299100000">
                <text:p>-33299100000</text:p>
              </table:table-cell>
              <table:table-cell office:value-type="float" office:value="-123789000000">
                <text:p>-12378900000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-31327600000">
                <text:p>-31327600000</text:p>
              </table:table-cell>
              <table:table-cell office:value-type="float" office:value="-126319000000">
                <text:p>-12631900000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-29343500000">
                <text:p>-29343500000</text:p>
              </table:table-cell>
              <table:table-cell office:value-type="float" office:value="-128798000000">
                <text:p>-12879800000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-27348100000">
                <text:p>-27348100000</text:p>
              </table:table-cell>
              <table:table-cell office:value-type="float" office:value="-131228000000">
                <text:p>-13122800000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-25342700000">
                <text:p>-25342700000</text:p>
              </table:table-cell>
              <table:table-cell office:value-type="float" office:value="-133609000000">
                <text:p>-13360900000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-23328300000">
                <text:p>-23328300000</text:p>
              </table:table-cell>
              <table:table-cell office:value-type="float" office:value="-135944000000">
                <text:p>-13594400000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-21306100000">
                <text:p>-21306100000</text:p>
              </table:table-cell>
              <table:table-cell office:value-type="float" office:value="-138232000000">
                <text:p>-13823200000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-19277000000">
                <text:p>-19277000000</text:p>
              </table:table-cell>
              <table:table-cell office:value-type="float" office:value="-140476000000">
                <text:p>-14047600000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-17241900000">
                <text:p>-17241900000</text:p>
              </table:table-cell>
              <table:table-cell office:value-type="float" office:value="-142677000000">
                <text:p>-14267700000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-15201600000">
                <text:p>-15201600000</text:p>
              </table:table-cell>
              <table:table-cell office:value-type="float" office:value="-144834000000">
                <text:p>-14483400000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-13157000000">
                <text:p>-13157000000</text:p>
              </table:table-cell>
              <table:table-cell office:value-type="float" office:value="-146951000000">
                <text:p>-14695100000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-11108700000">
                <text:p>-11108700000</text:p>
              </table:table-cell>
              <table:table-cell office:value-type="float" office:value="-149026000000">
                <text:p>-14902600000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-9057510000">
                <text:p>-9057510000</text:p>
              </table:table-cell>
              <table:table-cell office:value-type="float" office:value="-151062000000">
                <text:p>-15106200000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-7003980000">
                <text:p>-7003980000</text:p>
              </table:table-cell>
              <table:table-cell office:value-type="float" office:value="-153060000000">
                <text:p>-15306000000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-4948710000">
                <text:p>-4948710000</text:p>
              </table:table-cell>
              <table:table-cell office:value-type="float" office:value="-155020000000">
                <text:p>-15502000000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-2892270000">
                <text:p>-2892270000</text:p>
              </table:table-cell>
              <table:table-cell office:value-type="float" office:value="-156943000000">
                <text:p>-15694300000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-835154000">
                <text:p>-835154000</text:p>
              </table:table-cell>
              <table:table-cell office:value-type="float" office:value="-158829000000">
                <text:p>-15882900000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222150000">
                <text:p>1222150000</text:p>
              </table:table-cell>
              <table:table-cell office:value-type="float" office:value="-160681000000">
                <text:p>-16068100000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279190000">
                <text:p>3279190000</text:p>
              </table:table-cell>
              <table:table-cell office:value-type="float" office:value="-162499000000">
                <text:p>-16249900000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335550000">
                <text:p>5335550000</text:p>
              </table:table-cell>
              <table:table-cell office:value-type="float" office:value="-164282000000">
                <text:p>-16428200000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7390850000">
                <text:p>7390850000</text:p>
              </table:table-cell>
              <table:table-cell office:value-type="float" office:value="-166033000000">
                <text:p>-16603300000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9444720000">
                <text:p>9444720000</text:p>
              </table:table-cell>
              <table:table-cell office:value-type="float" office:value="-167752000000">
                <text:p>-16775200000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96800000">
                <text:p>11496800000</text:p>
              </table:table-cell>
              <table:table-cell office:value-type="float" office:value="-169439000000">
                <text:p>-16943900000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3546900000">
                <text:p>13546900000</text:p>
              </table:table-cell>
              <table:table-cell office:value-type="float" office:value="-171096000000">
                <text:p>-17109600000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5594500000">
                <text:p>15594500000</text:p>
              </table:table-cell>
              <table:table-cell office:value-type="float" office:value="-172722000000">
                <text:p>-17272200000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7639500000">
                <text:p>17639500000</text:p>
              </table:table-cell>
              <table:table-cell office:value-type="float" office:value="-174319000000">
                <text:p>-17431900000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9681500000">
                <text:p>19681500000</text:p>
              </table:table-cell>
              <table:table-cell office:value-type="float" office:value="-175888000000">
                <text:p>-17588800000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1720400000">
                <text:p>21720400000</text:p>
              </table:table-cell>
              <table:table-cell office:value-type="float" office:value="-177428000000">
                <text:p>-17742800000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3756000000">
                <text:p>23756000000</text:p>
              </table:table-cell>
              <table:table-cell office:value-type="float" office:value="-178940000000">
                <text:p>-17894000000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5787900000">
                <text:p>25787900000</text:p>
              </table:table-cell>
              <table:table-cell office:value-type="float" office:value="-180425000000">
                <text:p>-18042500000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7816000000">
                <text:p>27816000000</text:p>
              </table:table-cell>
              <table:table-cell office:value-type="float" office:value="-181884000000">
                <text:p>-18188400000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9840200000">
                <text:p>29840200000</text:p>
              </table:table-cell>
              <table:table-cell office:value-type="float" office:value="-183316000000">
                <text:p>-18331600000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1860200000">
                <text:p>31860200000</text:p>
              </table:table-cell>
              <table:table-cell office:value-type="float" office:value="-184723000000">
                <text:p>-18472300000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3875900000">
                <text:p>33875900000</text:p>
              </table:table-cell>
              <table:table-cell office:value-type="float" office:value="-186106000000">
                <text:p>-18610600000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5887100000">
                <text:p>35887100000</text:p>
              </table:table-cell>
              <table:table-cell office:value-type="float" office:value="-187463000000">
                <text:p>-18746300000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7893700000">
                <text:p>37893700000</text:p>
              </table:table-cell>
              <table:table-cell office:value-type="float" office:value="-188797000000">
                <text:p>-18879700000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9895600000">
                <text:p>39895600000</text:p>
              </table:table-cell>
              <table:table-cell office:value-type="float" office:value="-190106000000">
                <text:p>-19010600000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41892600000">
                <text:p>41892600000</text:p>
              </table:table-cell>
              <table:table-cell office:value-type="float" office:value="-191393000000">
                <text:p>-19139300000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43884600000">
                <text:p>43884600000</text:p>
              </table:table-cell>
              <table:table-cell office:value-type="float" office:value="-192657000000">
                <text:p>-19265700000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45871600000">
                <text:p>45871600000</text:p>
              </table:table-cell>
              <table:table-cell office:value-type="float" office:value="-193899000000">
                <text:p>-19389900000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47853400000">
                <text:p>47853400000</text:p>
              </table:table-cell>
              <table:table-cell office:value-type="float" office:value="-195118000000">
                <text:p>-19511800000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49829900000">
                <text:p>49829900000</text:p>
              </table:table-cell>
              <table:table-cell office:value-type="float" office:value="-196317000000">
                <text:p>-19631700000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51801000000">
                <text:p>51801000000</text:p>
              </table:table-cell>
              <table:table-cell office:value-type="float" office:value="-197494000000">
                <text:p>-19749400000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53766700000">
                <text:p>53766700000</text:p>
              </table:table-cell>
              <table:table-cell office:value-type="float" office:value="-198650000000">
                <text:p>-198650000000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55726800000">
                <text:p>55726800000</text:p>
              </table:table-cell>
              <table:table-cell office:value-type="float" office:value="-199786000000">
                <text:p>-19978600000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57681400000">
                <text:p>57681400000</text:p>
              </table:table-cell>
              <table:table-cell office:value-type="float" office:value="-200902000000">
                <text:p>-20090200000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59630300000">
                <text:p>59630300000</text:p>
              </table:table-cell>
              <table:table-cell office:value-type="float" office:value="-201998000000">
                <text:p>-20199800000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61573400000">
                <text:p>61573400000</text:p>
              </table:table-cell>
              <table:table-cell office:value-type="float" office:value="-203074000000">
                <text:p>-20307400000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63510800000">
                <text:p>63510800000</text:p>
              </table:table-cell>
              <table:table-cell office:value-type="float" office:value="-204132000000">
                <text:p>-20413200000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65442400000">
                <text:p>65442400000</text:p>
              </table:table-cell>
              <table:table-cell office:value-type="float" office:value="-205171000000">
                <text:p>-20517100000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67368100000">
                <text:p>67368100000</text:p>
              </table:table-cell>
              <table:table-cell office:value-type="float" office:value="-206191000000">
                <text:p>-20619100000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69287800000">
                <text:p>69287800000</text:p>
              </table:table-cell>
              <table:table-cell office:value-type="float" office:value="-207194000000">
                <text:p>-20719400000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71201600000">
                <text:p>71201600000</text:p>
              </table:table-cell>
              <table:table-cell office:value-type="float" office:value="-208178000000">
                <text:p>-208178000000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73109400000">
                <text:p>73109400000</text:p>
              </table:table-cell>
              <table:table-cell office:value-type="float" office:value="-209145000000">
                <text:p>-20914500000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75011100000">
                <text:p>75011100000</text:p>
              </table:table-cell>
              <table:table-cell office:value-type="float" office:value="-210094000000">
                <text:p>-21009400000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76906800000">
                <text:p>76906800000</text:p>
              </table:table-cell>
              <table:table-cell office:value-type="float" office:value="-211027000000">
                <text:p>-21102700000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78796400000">
                <text:p>78796400000</text:p>
              </table:table-cell>
              <table:table-cell office:value-type="float" office:value="-211943000000">
                <text:p>-21194300000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80679800000">
                <text:p>80679800000</text:p>
              </table:table-cell>
              <table:table-cell office:value-type="float" office:value="-212842000000">
                <text:p>-21284200000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82557000000">
                <text:p>82557000000</text:p>
              </table:table-cell>
              <table:table-cell office:value-type="float" office:value="-213725000000">
                <text:p>-21372500000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84428100000">
                <text:p>84428100000</text:p>
              </table:table-cell>
              <table:table-cell office:value-type="float" office:value="-214592000000">
                <text:p>-21459200000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86293000000">
                <text:p>86293000000</text:p>
              </table:table-cell>
              <table:table-cell office:value-type="float" office:value="-215444000000">
                <text:p>-21544400000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88151700000">
                <text:p>88151700000</text:p>
              </table:table-cell>
              <table:table-cell office:value-type="float" office:value="-216279000000">
                <text:p>-21627900000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90004100000">
                <text:p>90004100000</text:p>
              </table:table-cell>
              <table:table-cell office:value-type="float" office:value="-217100000000">
                <text:p>-217100000000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91850300000">
                <text:p>91850300000</text:p>
              </table:table-cell>
              <table:table-cell office:value-type="float" office:value="-217905000000">
                <text:p>-21790500000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93690200000">
                <text:p>93690200000</text:p>
              </table:table-cell>
              <table:table-cell office:value-type="float" office:value="-218696000000">
                <text:p>-21869600000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95523800000">
                <text:p>95523800000</text:p>
              </table:table-cell>
              <table:table-cell office:value-type="float" office:value="-219472000000">
                <text:p>-21947200000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97351100000">
                <text:p>97351100000</text:p>
              </table:table-cell>
              <table:table-cell office:value-type="float" office:value="-220233000000">
                <text:p>-22023300000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99172200000">
                <text:p>99172200000</text:p>
              </table:table-cell>
              <table:table-cell office:value-type="float" office:value="-220980000000">
                <text:p>-22098000000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00987000000">
                <text:p>100987000000</text:p>
              </table:table-cell>
              <table:table-cell office:value-type="float" office:value="-221713000000">
                <text:p>-22171300000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02795000000">
                <text:p>102795000000</text:p>
              </table:table-cell>
              <table:table-cell office:value-type="float" office:value="-222433000000">
                <text:p>-22243300000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04597000000">
                <text:p>104597000000</text:p>
              </table:table-cell>
              <table:table-cell office:value-type="float" office:value="-223138000000">
                <text:p>-22313800000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06393000000">
                <text:p>106393000000</text:p>
              </table:table-cell>
              <table:table-cell office:value-type="float" office:value="-223830000000">
                <text:p>-22383000000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08183000000">
                <text:p>108183000000</text:p>
              </table:table-cell>
              <table:table-cell office:value-type="float" office:value="-224509000000">
                <text:p>-22450900000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09966000000">
                <text:p>109966000000</text:p>
              </table:table-cell>
              <table:table-cell office:value-type="float" office:value="-225175000000">
                <text:p>-22517500000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1743000000">
                <text:p>111743000000</text:p>
              </table:table-cell>
              <table:table-cell office:value-type="float" office:value="-225828000000">
                <text:p>-22582800000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3513000000">
                <text:p>113513000000</text:p>
              </table:table-cell>
              <table:table-cell office:value-type="float" office:value="-226468000000">
                <text:p>-22646800000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15277000000">
                <text:p>115277000000</text:p>
              </table:table-cell>
              <table:table-cell office:value-type="float" office:value="-227095000000">
                <text:p>-227095000000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17035000000">
                <text:p>117035000000</text:p>
              </table:table-cell>
              <table:table-cell office:value-type="float" office:value="-227710000000">
                <text:p>-22771000000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18787000000">
                <text:p>118787000000</text:p>
              </table:table-cell>
              <table:table-cell office:value-type="float" office:value="-228312000000">
                <text:p>-22831200000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0532000000">
                <text:p>120532000000</text:p>
              </table:table-cell>
              <table:table-cell office:value-type="float" office:value="-228903000000">
                <text:p>-22890300000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2271000000">
                <text:p>122271000000</text:p>
              </table:table-cell>
              <table:table-cell office:value-type="float" office:value="-229481000000">
                <text:p>-22948100000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4003000000">
                <text:p>124003000000</text:p>
              </table:table-cell>
              <table:table-cell office:value-type="float" office:value="-230048000000">
                <text:p>-23004800000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5730000000">
                <text:p>125730000000</text:p>
              </table:table-cell>
              <table:table-cell office:value-type="float" office:value="-230603000000">
                <text:p>-230603000000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7450000000">
                <text:p>127450000000</text:p>
              </table:table-cell>
              <table:table-cell office:value-type="float" office:value="-231146000000">
                <text:p>-231146000000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9163000000">
                <text:p>129163000000</text:p>
              </table:table-cell>
              <table:table-cell office:value-type="float" office:value="-231678000000">
                <text:p>-231678000000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30871000000">
                <text:p>130871000000</text:p>
              </table:table-cell>
              <table:table-cell office:value-type="float" office:value="-232198000000">
                <text:p>-232198000000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32572000000">
                <text:p>132572000000</text:p>
              </table:table-cell>
              <table:table-cell office:value-type="float" office:value="-232708000000">
                <text:p>-23270800000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34267000000">
                <text:p>134267000000</text:p>
              </table:table-cell>
              <table:table-cell office:value-type="float" office:value="-233206000000">
                <text:p>-23320600000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35955000000">
                <text:p>135955000000</text:p>
              </table:table-cell>
              <table:table-cell office:value-type="float" office:value="-233694000000">
                <text:p>-233694000000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37637000000">
                <text:p>137637000000</text:p>
              </table:table-cell>
              <table:table-cell office:value-type="float" office:value="-234171000000">
                <text:p>-234171000000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39313000000">
                <text:p>139313000000</text:p>
              </table:table-cell>
              <table:table-cell office:value-type="float" office:value="-234637000000">
                <text:p>-23463700000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40983000000">
                <text:p>140983000000</text:p>
              </table:table-cell>
              <table:table-cell office:value-type="float" office:value="-235093000000">
                <text:p>-235093000000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42647000000">
                <text:p>142647000000</text:p>
              </table:table-cell>
              <table:table-cell office:value-type="float" office:value="-235538000000">
                <text:p>-235538000000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44304000000">
                <text:p>144304000000</text:p>
              </table:table-cell>
              <table:table-cell office:value-type="float" office:value="-235973000000">
                <text:p>-23597300000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45955000000">
                <text:p>145955000000</text:p>
              </table:table-cell>
              <table:table-cell office:value-type="float" office:value="-236398000000">
                <text:p>-23639800000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47600000000">
                <text:p>147600000000</text:p>
              </table:table-cell>
              <table:table-cell office:value-type="float" office:value="-236813000000">
                <text:p>-23681300000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49239000000">
                <text:p>149239000000</text:p>
              </table:table-cell>
              <table:table-cell office:value-type="float" office:value="-237218000000">
                <text:p>-23721800000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50872000000">
                <text:p>150872000000</text:p>
              </table:table-cell>
              <table:table-cell office:value-type="float" office:value="-237613000000">
                <text:p>-23761300000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52498000000">
                <text:p>152498000000</text:p>
              </table:table-cell>
              <table:table-cell office:value-type="float" office:value="-237998000000">
                <text:p>-23799800000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54118000000">
                <text:p>154118000000</text:p>
              </table:table-cell>
              <table:table-cell office:value-type="float" office:value="-238374000000">
                <text:p>-23837400000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55732000000">
                <text:p>155732000000</text:p>
              </table:table-cell>
              <table:table-cell office:value-type="float" office:value="-238740000000">
                <text:p>-238740000000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57340000000">
                <text:p>157340000000</text:p>
              </table:table-cell>
              <table:table-cell office:value-type="float" office:value="-239097000000">
                <text:p>-23909700000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58942000000">
                <text:p>158942000000</text:p>
              </table:table-cell>
              <table:table-cell office:value-type="float" office:value="-239444000000">
                <text:p>-23944400000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60538000000">
                <text:p>160538000000</text:p>
              </table:table-cell>
              <table:table-cell office:value-type="float" office:value="-239782000000">
                <text:p>-23978200000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62127000000">
                <text:p>162127000000</text:p>
              </table:table-cell>
              <table:table-cell office:value-type="float" office:value="-240111000000">
                <text:p>-24011100000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63711000000">
                <text:p>163711000000</text:p>
              </table:table-cell>
              <table:table-cell office:value-type="float" office:value="-240432000000">
                <text:p>-24043200000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65288000000">
                <text:p>165288000000</text:p>
              </table:table-cell>
              <table:table-cell office:value-type="float" office:value="-240743000000">
                <text:p>-24074300000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66860000000">
                <text:p>166860000000</text:p>
              </table:table-cell>
              <table:table-cell office:value-type="float" office:value="-241045000000">
                <text:p>-24104500000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68425000000">
                <text:p>168425000000</text:p>
              </table:table-cell>
              <table:table-cell office:value-type="float" office:value="-241339000000">
                <text:p>-24133900000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69984000000">
                <text:p>169984000000</text:p>
              </table:table-cell>
              <table:table-cell office:value-type="float" office:value="-241623000000">
                <text:p>-24162300000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71537000000">
                <text:p>171537000000</text:p>
              </table:table-cell>
              <table:table-cell office:value-type="float" office:value="-241900000000">
                <text:p>-241900000000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73084000000">
                <text:p>173084000000</text:p>
              </table:table-cell>
              <table:table-cell office:value-type="float" office:value="-242168000000">
                <text:p>-242168000000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74626000000">
                <text:p>174626000000</text:p>
              </table:table-cell>
              <table:table-cell office:value-type="float" office:value="-242427000000">
                <text:p>-24242700000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76161000000">
                <text:p>176161000000</text:p>
              </table:table-cell>
              <table:table-cell office:value-type="float" office:value="-242678000000">
                <text:p>-242678000000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77690000000">
                <text:p>177690000000</text:p>
              </table:table-cell>
              <table:table-cell office:value-type="float" office:value="-242921000000">
                <text:p>-242921000000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79213000000">
                <text:p>179213000000</text:p>
              </table:table-cell>
              <table:table-cell office:value-type="float" office:value="-243156000000">
                <text:p>-24315600000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80730000000">
                <text:p>180730000000</text:p>
              </table:table-cell>
              <table:table-cell office:value-type="float" office:value="-243382000000">
                <text:p>-24338200000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82242000000">
                <text:p>182242000000</text:p>
              </table:table-cell>
              <table:table-cell office:value-type="float" office:value="-243601000000">
                <text:p>-24360100000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83747000000">
                <text:p>183747000000</text:p>
              </table:table-cell>
              <table:table-cell office:value-type="float" office:value="-243811000000">
                <text:p>-24381100000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85246000000">
                <text:p>185246000000</text:p>
              </table:table-cell>
              <table:table-cell office:value-type="float" office:value="-244014000000">
                <text:p>-24401400000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86740000000">
                <text:p>186740000000</text:p>
              </table:table-cell>
              <table:table-cell office:value-type="float" office:value="-244209000000">
                <text:p>-24420900000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88227000000">
                <text:p>188227000000</text:p>
              </table:table-cell>
              <table:table-cell office:value-type="float" office:value="-244396000000">
                <text:p>-24439600000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89709000000">
                <text:p>189709000000</text:p>
              </table:table-cell>
              <table:table-cell office:value-type="float" office:value="-244576000000">
                <text:p>-24457600000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91185000000">
                <text:p>191185000000</text:p>
              </table:table-cell>
              <table:table-cell office:value-type="float" office:value="-244748000000">
                <text:p>-24474800000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92655000000">
                <text:p>192655000000</text:p>
              </table:table-cell>
              <table:table-cell office:value-type="float" office:value="-244913000000">
                <text:p>-24491300000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94119000000">
                <text:p>194119000000</text:p>
              </table:table-cell>
              <table:table-cell office:value-type="float" office:value="-245070000000">
                <text:p>-24507000000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95577000000">
                <text:p>195577000000</text:p>
              </table:table-cell>
              <table:table-cell office:value-type="float" office:value="-245219000000">
                <text:p>-24521900000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97030000000">
                <text:p>197030000000</text:p>
              </table:table-cell>
              <table:table-cell office:value-type="float" office:value="-245362000000">
                <text:p>-24536200000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98476000000">
                <text:p>198476000000</text:p>
              </table:table-cell>
              <table:table-cell office:value-type="float" office:value="-245497000000">
                <text:p>-24549700000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99917000000">
                <text:p>199917000000</text:p>
              </table:table-cell>
              <table:table-cell office:value-type="float" office:value="-245625000000">
                <text:p>-24562500000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01352000000">
                <text:p>201352000000</text:p>
              </table:table-cell>
              <table:table-cell office:value-type="float" office:value="-245746000000">
                <text:p>-24574600000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02782000000">
                <text:p>202782000000</text:p>
              </table:table-cell>
              <table:table-cell office:value-type="float" office:value="-245860000000">
                <text:p>-24586000000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04205000000">
                <text:p>204205000000</text:p>
              </table:table-cell>
              <table:table-cell office:value-type="float" office:value="-245966000000">
                <text:p>-245966000000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05623000000">
                <text:p>205623000000</text:p>
              </table:table-cell>
              <table:table-cell office:value-type="float" office:value="-246066000000">
                <text:p>-24606600000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07035000000">
                <text:p>207035000000</text:p>
              </table:table-cell>
              <table:table-cell office:value-type="float" office:value="-246159000000">
                <text:p>-24615900000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08441000000">
                <text:p>208441000000</text:p>
              </table:table-cell>
              <table:table-cell office:value-type="float" office:value="-246245000000">
                <text:p>-246245000000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09842000000">
                <text:p>209842000000</text:p>
              </table:table-cell>
              <table:table-cell office:value-type="float" office:value="-246325000000">
                <text:p>-24632500000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11236000000">
                <text:p>211236000000</text:p>
              </table:table-cell>
              <table:table-cell office:value-type="float" office:value="-246398000000">
                <text:p>-24639800000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12625000000">
                <text:p>212625000000</text:p>
              </table:table-cell>
              <table:table-cell office:value-type="float" office:value="-246464000000">
                <text:p>-246464000000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14009000000">
                <text:p>214009000000</text:p>
              </table:table-cell>
              <table:table-cell office:value-type="float" office:value="-246523000000">
                <text:p>-24652300000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15387000000">
                <text:p>215387000000</text:p>
              </table:table-cell>
              <table:table-cell office:value-type="float" office:value="-246576000000">
                <text:p>-24657600000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16759000000">
                <text:p>216759000000</text:p>
              </table:table-cell>
              <table:table-cell office:value-type="float" office:value="-246623000000">
                <text:p>-24662300000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18125000000">
                <text:p>218125000000</text:p>
              </table:table-cell>
              <table:table-cell office:value-type="float" office:value="-246663000000">
                <text:p>-246663000000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19486000000">
                <text:p>219486000000</text:p>
              </table:table-cell>
              <table:table-cell office:value-type="float" office:value="-246696000000">
                <text:p>-24669600000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20841000000">
                <text:p>220841000000</text:p>
              </table:table-cell>
              <table:table-cell office:value-type="float" office:value="-246724000000">
                <text:p>-24672400000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22191000000">
                <text:p>222191000000</text:p>
              </table:table-cell>
              <table:table-cell office:value-type="float" office:value="-246745000000">
                <text:p>-24674500000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23535000000">
                <text:p>223535000000</text:p>
              </table:table-cell>
              <table:table-cell office:value-type="float" office:value="-246759000000">
                <text:p>-24675900000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24873000000">
                <text:p>224873000000</text:p>
              </table:table-cell>
              <table:table-cell office:value-type="float" office:value="-246768000000">
                <text:p>-24676800000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26206000000">
                <text:p>226206000000</text:p>
              </table:table-cell>
              <table:table-cell office:value-type="float" office:value="-246771000000">
                <text:p>-246771000000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27533000000">
                <text:p>227533000000</text:p>
              </table:table-cell>
              <table:table-cell office:value-type="float" office:value="-246767000000">
                <text:p>-24676700000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28854000000">
                <text:p>228854000000</text:p>
              </table:table-cell>
              <table:table-cell office:value-type="float" office:value="-246757000000">
                <text:p>-246757000000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30171000000">
                <text:p>230171000000</text:p>
              </table:table-cell>
              <table:table-cell office:value-type="float" office:value="-246742000000">
                <text:p>-24674200000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31481000000">
                <text:p>231481000000</text:p>
              </table:table-cell>
              <table:table-cell office:value-type="float" office:value="-246720000000">
                <text:p>-24672000000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32786000000">
                <text:p>232786000000</text:p>
              </table:table-cell>
              <table:table-cell office:value-type="float" office:value="-246693000000">
                <text:p>-24669300000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34085000000">
                <text:p>234085000000</text:p>
              </table:table-cell>
              <table:table-cell office:value-type="float" office:value="-246659000000">
                <text:p>-246659000000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35379000000">
                <text:p>235379000000</text:p>
              </table:table-cell>
              <table:table-cell office:value-type="float" office:value="-246620000000">
                <text:p>-24662000000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36668000000">
                <text:p>236668000000</text:p>
              </table:table-cell>
              <table:table-cell office:value-type="float" office:value="-246575000000">
                <text:p>-24657500000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37951000000">
                <text:p>237951000000</text:p>
              </table:table-cell>
              <table:table-cell office:value-type="float" office:value="-246525000000">
                <text:p>-24652500000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39228000000">
                <text:p>239228000000</text:p>
              </table:table-cell>
              <table:table-cell office:value-type="float" office:value="-246469000000">
                <text:p>-246469000000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40500000000">
                <text:p>240500000000</text:p>
              </table:table-cell>
              <table:table-cell office:value-type="float" office:value="-246407000000">
                <text:p>-24640700000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41767000000">
                <text:p>241767000000</text:p>
              </table:table-cell>
              <table:table-cell office:value-type="float" office:value="-246339000000">
                <text:p>-24633900000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43028000000">
                <text:p>243028000000</text:p>
              </table:table-cell>
              <table:table-cell office:value-type="float" office:value="-246266000000">
                <text:p>-24626600000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44284000000">
                <text:p>244284000000</text:p>
              </table:table-cell>
              <table:table-cell office:value-type="float" office:value="-246188000000">
                <text:p>-24618800000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45534000000">
                <text:p>245534000000</text:p>
              </table:table-cell>
              <table:table-cell office:value-type="float" office:value="-246103000000">
                <text:p>-24610300000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46779000000">
                <text:p>246779000000</text:p>
              </table:table-cell>
              <table:table-cell office:value-type="float" office:value="-246014000000">
                <text:p>-24601400000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48018000000">
                <text:p>248018000000</text:p>
              </table:table-cell>
              <table:table-cell office:value-type="float" office:value="-245919000000">
                <text:p>-24591900000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49252000000">
                <text:p>249252000000</text:p>
              </table:table-cell>
              <table:table-cell office:value-type="float" office:value="-245819000000">
                <text:p>-24581900000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50480000000">
                <text:p>250480000000</text:p>
              </table:table-cell>
              <table:table-cell office:value-type="float" office:value="-245713000000">
                <text:p>-24571300000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51704000000">
                <text:p>251704000000</text:p>
              </table:table-cell>
              <table:table-cell office:value-type="float" office:value="-245602000000">
                <text:p>-24560200000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52921000000">
                <text:p>252921000000</text:p>
              </table:table-cell>
              <table:table-cell office:value-type="float" office:value="-245486000000">
                <text:p>-24548600000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54134000000">
                <text:p>254134000000</text:p>
              </table:table-cell>
              <table:table-cell office:value-type="float" office:value="-245365000000">
                <text:p>-24536500000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55341000000">
                <text:p>255341000000</text:p>
              </table:table-cell>
              <table:table-cell office:value-type="float" office:value="-245239000000">
                <text:p>-24523900000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56543000000">
                <text:p>256543000000</text:p>
              </table:table-cell>
              <table:table-cell office:value-type="float" office:value="-245107000000">
                <text:p>-24510700000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57739000000">
                <text:p>257739000000</text:p>
              </table:table-cell>
              <table:table-cell office:value-type="float" office:value="-244970000000">
                <text:p>-24497000000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58930000000">
                <text:p>258930000000</text:p>
              </table:table-cell>
              <table:table-cell office:value-type="float" office:value="-244829000000">
                <text:p>-244829000000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60116000000">
                <text:p>260116000000</text:p>
              </table:table-cell>
              <table:table-cell office:value-type="float" office:value="-244682000000">
                <text:p>-244682000000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61296000000">
                <text:p>261296000000</text:p>
              </table:table-cell>
              <table:table-cell office:value-type="float" office:value="-244530000000">
                <text:p>-24453000000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62472000000">
                <text:p>262472000000</text:p>
              </table:table-cell>
              <table:table-cell office:value-type="float" office:value="-244373000000">
                <text:p>-24437300000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63641000000">
                <text:p>263641000000</text:p>
              </table:table-cell>
              <table:table-cell office:value-type="float" office:value="-244212000000">
                <text:p>-24421200000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64806000000">
                <text:p>264806000000</text:p>
              </table:table-cell>
              <table:table-cell office:value-type="float" office:value="-244045000000">
                <text:p>-244045000000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65965000000">
                <text:p>265965000000</text:p>
              </table:table-cell>
              <table:table-cell office:value-type="float" office:value="-243873000000">
                <text:p>-24387300000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67119000000">
                <text:p>267119000000</text:p>
              </table:table-cell>
              <table:table-cell office:value-type="float" office:value="-243697000000">
                <text:p>-243697000000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68268000000">
                <text:p>268268000000</text:p>
              </table:table-cell>
              <table:table-cell office:value-type="float" office:value="-243516000000">
                <text:p>-243516000000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69411000000">
                <text:p>269411000000</text:p>
              </table:table-cell>
              <table:table-cell office:value-type="float" office:value="-243330000000">
                <text:p>-243330000000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70550000000">
                <text:p>270550000000</text:p>
              </table:table-cell>
              <table:table-cell office:value-type="float" office:value="-243140000000">
                <text:p>-243140000000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71683000000">
                <text:p>271683000000</text:p>
              </table:table-cell>
              <table:table-cell office:value-type="float" office:value="-242944000000">
                <text:p>-24294400000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72811000000">
                <text:p>272811000000</text:p>
              </table:table-cell>
              <table:table-cell office:value-type="float" office:value="-242744000000">
                <text:p>-24274400000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73933000000">
                <text:p>273933000000</text:p>
              </table:table-cell>
              <table:table-cell office:value-type="float" office:value="-242540000000">
                <text:p>-24254000000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75050000000">
                <text:p>275050000000</text:p>
              </table:table-cell>
              <table:table-cell office:value-type="float" office:value="-242330000000">
                <text:p>-24233000000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76163000000">
                <text:p>276163000000</text:p>
              </table:table-cell>
              <table:table-cell office:value-type="float" office:value="-242117000000">
                <text:p>-24211700000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77269000000">
                <text:p>277269000000</text:p>
              </table:table-cell>
              <table:table-cell office:value-type="float" office:value="-241898000000">
                <text:p>-24189800000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78371000000">
                <text:p>278371000000</text:p>
              </table:table-cell>
              <table:table-cell office:value-type="float" office:value="-241675000000">
                <text:p>-24167500000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79468000000">
                <text:p>279468000000</text:p>
              </table:table-cell>
              <table:table-cell office:value-type="float" office:value="-241448000000">
                <text:p>-24144800000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80559000000">
                <text:p>280559000000</text:p>
              </table:table-cell>
              <table:table-cell office:value-type="float" office:value="-241216000000">
                <text:p>-24121600000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81645000000">
                <text:p>281645000000</text:p>
              </table:table-cell>
              <table:table-cell office:value-type="float" office:value="-240980000000">
                <text:p>-24098000000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82726000000">
                <text:p>282726000000</text:p>
              </table:table-cell>
              <table:table-cell office:value-type="float" office:value="-240739000000">
                <text:p>-24073900000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83802000000">
                <text:p>283802000000</text:p>
              </table:table-cell>
              <table:table-cell office:value-type="float" office:value="-240494000000">
                <text:p>-24049400000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84873000000">
                <text:p>284873000000</text:p>
              </table:table-cell>
              <table:table-cell office:value-type="float" office:value="-240244000000">
                <text:p>-24024400000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85939000000">
                <text:p>285939000000</text:p>
              </table:table-cell>
              <table:table-cell office:value-type="float" office:value="-239990000000">
                <text:p>-23999000000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86999000000">
                <text:p>286999000000</text:p>
              </table:table-cell>
              <table:table-cell office:value-type="float" office:value="-239732000000">
                <text:p>-239732000000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288054000000">
                <text:p>288054000000</text:p>
              </table:table-cell>
              <table:table-cell office:value-type="float" office:value="-239470000000">
                <text:p>-23947000000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289105000000">
                <text:p>289105000000</text:p>
              </table:table-cell>
              <table:table-cell office:value-type="float" office:value="-239203000000">
                <text:p>-239203000000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90150000000">
                <text:p>290150000000</text:p>
              </table:table-cell>
              <table:table-cell office:value-type="float" office:value="-238932000000">
                <text:p>-23893200000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91190000000">
                <text:p>291190000000</text:p>
              </table:table-cell>
              <table:table-cell office:value-type="float" office:value="-238657000000">
                <text:p>-238657000000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92225000000">
                <text:p>292225000000</text:p>
              </table:table-cell>
              <table:table-cell office:value-type="float" office:value="-238378000000">
                <text:p>-23837800000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293254000000">
                <text:p>293254000000</text:p>
              </table:table-cell>
              <table:table-cell office:value-type="float" office:value="-238094000000">
                <text:p>-23809400000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94279000000">
                <text:p>294279000000</text:p>
              </table:table-cell>
              <table:table-cell office:value-type="float" office:value="-237807000000">
                <text:p>-23780700000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95299000000">
                <text:p>295299000000</text:p>
              </table:table-cell>
              <table:table-cell office:value-type="float" office:value="-237515000000">
                <text:p>-237515000000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296313000000">
                <text:p>296313000000</text:p>
              </table:table-cell>
              <table:table-cell office:value-type="float" office:value="-237219000000">
                <text:p>-237219000000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97323000000">
                <text:p>297323000000</text:p>
              </table:table-cell>
              <table:table-cell office:value-type="float" office:value="-236919000000">
                <text:p>-236919000000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98327000000">
                <text:p>298327000000</text:p>
              </table:table-cell>
              <table:table-cell office:value-type="float" office:value="-236615000000">
                <text:p>-23661500000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99326000000">
                <text:p>299326000000</text:p>
              </table:table-cell>
              <table:table-cell office:value-type="float" office:value="-236307000000">
                <text:p>-23630700000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00321000000">
                <text:p>300321000000</text:p>
              </table:table-cell>
              <table:table-cell office:value-type="float" office:value="-235995000000">
                <text:p>-235995000000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301310000000">
                <text:p>301310000000</text:p>
              </table:table-cell>
              <table:table-cell office:value-type="float" office:value="-235680000000">
                <text:p>-23568000000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302294000000">
                <text:p>302294000000</text:p>
              </table:table-cell>
              <table:table-cell office:value-type="float" office:value="-235360000000">
                <text:p>-23536000000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303273000000">
                <text:p>303273000000</text:p>
              </table:table-cell>
              <table:table-cell office:value-type="float" office:value="-235036000000">
                <text:p>-23503600000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304247000000">
                <text:p>304247000000</text:p>
              </table:table-cell>
              <table:table-cell office:value-type="float" office:value="-234708000000">
                <text:p>-23470800000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305216000000">
                <text:p>305216000000</text:p>
              </table:table-cell>
              <table:table-cell office:value-type="float" office:value="-234377000000">
                <text:p>-23437700000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306180000000">
                <text:p>306180000000</text:p>
              </table:table-cell>
              <table:table-cell office:value-type="float" office:value="-234041000000">
                <text:p>-23404100000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307139000000">
                <text:p>307139000000</text:p>
              </table:table-cell>
              <table:table-cell office:value-type="float" office:value="-233702000000">
                <text:p>-23370200000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308093000000">
                <text:p>308093000000</text:p>
              </table:table-cell>
              <table:table-cell office:value-type="float" office:value="-233359000000">
                <text:p>-233359000000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309043000000">
                <text:p>309043000000</text:p>
              </table:table-cell>
              <table:table-cell office:value-type="float" office:value="-233012000000">
                <text:p>-23301200000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09987000000">
                <text:p>309987000000</text:p>
              </table:table-cell>
              <table:table-cell office:value-type="float" office:value="-232662000000">
                <text:p>-232662000000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10926000000">
                <text:p>310926000000</text:p>
              </table:table-cell>
              <table:table-cell office:value-type="float" office:value="-232307000000">
                <text:p>-23230700000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311860000000">
                <text:p>311860000000</text:p>
              </table:table-cell>
              <table:table-cell office:value-type="float" office:value="-231949000000">
                <text:p>-231949000000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312789000000">
                <text:p>312789000000</text:p>
              </table:table-cell>
              <table:table-cell office:value-type="float" office:value="-231588000000">
                <text:p>-23158800000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13713000000">
                <text:p>313713000000</text:p>
              </table:table-cell>
              <table:table-cell office:value-type="float" office:value="-231222000000">
                <text:p>-23122200000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14632000000">
                <text:p>314632000000</text:p>
              </table:table-cell>
              <table:table-cell office:value-type="float" office:value="-230853000000">
                <text:p>-230853000000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15546000000">
                <text:p>315546000000</text:p>
              </table:table-cell>
              <table:table-cell office:value-type="float" office:value="-230480000000">
                <text:p>-230480000000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316455000000">
                <text:p>316455000000</text:p>
              </table:table-cell>
              <table:table-cell office:value-type="float" office:value="-230104000000">
                <text:p>-230104000000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317359000000">
                <text:p>317359000000</text:p>
              </table:table-cell>
              <table:table-cell office:value-type="float" office:value="-229724000000">
                <text:p>-22972400000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318259000000">
                <text:p>318259000000</text:p>
              </table:table-cell>
              <table:table-cell office:value-type="float" office:value="-229340000000">
                <text:p>-229340000000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319153000000">
                <text:p>319153000000</text:p>
              </table:table-cell>
              <table:table-cell office:value-type="float" office:value="-228953000000">
                <text:p>-228953000000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320042000000">
                <text:p>320042000000</text:p>
              </table:table-cell>
              <table:table-cell office:value-type="float" office:value="-228562000000">
                <text:p>-228562000000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20927000000">
                <text:p>320927000000</text:p>
              </table:table-cell>
              <table:table-cell office:value-type="float" office:value="-228168000000">
                <text:p>-228168000000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321806000000">
                <text:p>321806000000</text:p>
              </table:table-cell>
              <table:table-cell office:value-type="float" office:value="-227770000000">
                <text:p>-22777000000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22681000000">
                <text:p>322681000000</text:p>
              </table:table-cell>
              <table:table-cell office:value-type="float" office:value="-227369000000">
                <text:p>-22736900000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23550000000">
                <text:p>323550000000</text:p>
              </table:table-cell>
              <table:table-cell office:value-type="float" office:value="-226964000000">
                <text:p>-22696400000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24415000000">
                <text:p>324415000000</text:p>
              </table:table-cell>
              <table:table-cell office:value-type="float" office:value="-226556000000">
                <text:p>-22655600000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25275000000">
                <text:p>325275000000</text:p>
              </table:table-cell>
              <table:table-cell office:value-type="float" office:value="-226144000000">
                <text:p>-22614400000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26129000000">
                <text:p>326129000000</text:p>
              </table:table-cell>
              <table:table-cell office:value-type="float" office:value="-225729000000">
                <text:p>-22572900000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26979000000">
                <text:p>326979000000</text:p>
              </table:table-cell>
              <table:table-cell office:value-type="float" office:value="-225311000000">
                <text:p>-225311000000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27824000000">
                <text:p>327824000000</text:p>
              </table:table-cell>
              <table:table-cell office:value-type="float" office:value="-224889000000">
                <text:p>-224889000000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28664000000">
                <text:p>328664000000</text:p>
              </table:table-cell>
              <table:table-cell office:value-type="float" office:value="-224464000000">
                <text:p>-22446400000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29499000000">
                <text:p>329499000000</text:p>
              </table:table-cell>
              <table:table-cell office:value-type="float" office:value="-224035000000">
                <text:p>-224035000000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30330000000">
                <text:p>330330000000</text:p>
              </table:table-cell>
              <table:table-cell office:value-type="float" office:value="-223603000000">
                <text:p>-223603000000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31155000000">
                <text:p>331155000000</text:p>
              </table:table-cell>
              <table:table-cell office:value-type="float" office:value="-223168000000">
                <text:p>-22316800000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31975000000">
                <text:p>331975000000</text:p>
              </table:table-cell>
              <table:table-cell office:value-type="float" office:value="-222729000000">
                <text:p>-222729000000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32791000000">
                <text:p>332791000000</text:p>
              </table:table-cell>
              <table:table-cell office:value-type="float" office:value="-222288000000">
                <text:p>-22228800000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33602000000">
                <text:p>333602000000</text:p>
              </table:table-cell>
              <table:table-cell office:value-type="float" office:value="-221843000000">
                <text:p>-221843000000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334407000000">
                <text:p>334407000000</text:p>
              </table:table-cell>
              <table:table-cell office:value-type="float" office:value="-221394000000">
                <text:p>-22139400000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335208000000">
                <text:p>335208000000</text:p>
              </table:table-cell>
              <table:table-cell office:value-type="float" office:value="-220943000000">
                <text:p>-22094300000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36004000000">
                <text:p>336004000000</text:p>
              </table:table-cell>
              <table:table-cell office:value-type="float" office:value="-220488000000">
                <text:p>-22048800000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336795000000">
                <text:p>336795000000</text:p>
              </table:table-cell>
              <table:table-cell office:value-type="float" office:value="-220030000000">
                <text:p>-220030000000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37582000000">
                <text:p>337582000000</text:p>
              </table:table-cell>
              <table:table-cell office:value-type="float" office:value="-219569000000">
                <text:p>-219569000000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338363000000">
                <text:p>338363000000</text:p>
              </table:table-cell>
              <table:table-cell office:value-type="float" office:value="-219104000000">
                <text:p>-21910400000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339139000000">
                <text:p>339139000000</text:p>
              </table:table-cell>
              <table:table-cell office:value-type="float" office:value="-218637000000">
                <text:p>-21863700000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39911000000">
                <text:p>339911000000</text:p>
              </table:table-cell>
              <table:table-cell office:value-type="float" office:value="-218166000000">
                <text:p>-21816600000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340678000000">
                <text:p>340678000000</text:p>
              </table:table-cell>
              <table:table-cell office:value-type="float" office:value="-217692000000">
                <text:p>-21769200000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341440000000">
                <text:p>341440000000</text:p>
              </table:table-cell>
              <table:table-cell office:value-type="float" office:value="-217216000000">
                <text:p>-21721600000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42197000000">
                <text:p>342197000000</text:p>
              </table:table-cell>
              <table:table-cell office:value-type="float" office:value="-216736000000">
                <text:p>-21673600000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342949000000">
                <text:p>342949000000</text:p>
              </table:table-cell>
              <table:table-cell office:value-type="float" office:value="-216252000000">
                <text:p>-21625200000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343696000000">
                <text:p>343696000000</text:p>
              </table:table-cell>
              <table:table-cell office:value-type="float" office:value="-215766000000">
                <text:p>-21576600000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44439000000">
                <text:p>344439000000</text:p>
              </table:table-cell>
              <table:table-cell office:value-type="float" office:value="-215277000000">
                <text:p>-21527700000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45176000000">
                <text:p>345176000000</text:p>
              </table:table-cell>
              <table:table-cell office:value-type="float" office:value="-214785000000">
                <text:p>-214785000000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45909000000">
                <text:p>345909000000</text:p>
              </table:table-cell>
              <table:table-cell office:value-type="float" office:value="-214290000000">
                <text:p>-21429000000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346637000000">
                <text:p>346637000000</text:p>
              </table:table-cell>
              <table:table-cell office:value-type="float" office:value="-213792000000">
                <text:p>-213792000000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347360000000">
                <text:p>347360000000</text:p>
              </table:table-cell>
              <table:table-cell office:value-type="float" office:value="-213290000000">
                <text:p>-21329000000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348078000000">
                <text:p>348078000000</text:p>
              </table:table-cell>
              <table:table-cell office:value-type="float" office:value="-212786000000">
                <text:p>-21278600000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348791000000">
                <text:p>348791000000</text:p>
              </table:table-cell>
              <table:table-cell office:value-type="float" office:value="-212279000000">
                <text:p>-21227900000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49500000000">
                <text:p>349500000000</text:p>
              </table:table-cell>
              <table:table-cell office:value-type="float" office:value="-211769000000">
                <text:p>-211769000000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350204000000">
                <text:p>350204000000</text:p>
              </table:table-cell>
              <table:table-cell office:value-type="float" office:value="-211256000000">
                <text:p>-21125600000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350902000000">
                <text:p>350902000000</text:p>
              </table:table-cell>
              <table:table-cell office:value-type="float" office:value="-210740000000">
                <text:p>-210740000000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351596000000">
                <text:p>351596000000</text:p>
              </table:table-cell>
              <table:table-cell office:value-type="float" office:value="-210221000000">
                <text:p>-210221000000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352286000000">
                <text:p>352286000000</text:p>
              </table:table-cell>
              <table:table-cell office:value-type="float" office:value="-209699000000">
                <text:p>-209699000000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352970000000">
                <text:p>352970000000</text:p>
              </table:table-cell>
              <table:table-cell office:value-type="float" office:value="-209175000000">
                <text:p>-209175000000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353649000000">
                <text:p>353649000000</text:p>
              </table:table-cell>
              <table:table-cell office:value-type="float" office:value="-208647000000">
                <text:p>-208647000000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354324000000">
                <text:p>354324000000</text:p>
              </table:table-cell>
              <table:table-cell office:value-type="float" office:value="-208117000000">
                <text:p>-20811700000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54994000000">
                <text:p>354994000000</text:p>
              </table:table-cell>
              <table:table-cell office:value-type="float" office:value="-207584000000">
                <text:p>-207584000000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55659000000">
                <text:p>355659000000</text:p>
              </table:table-cell>
              <table:table-cell office:value-type="float" office:value="-207048000000">
                <text:p>-20704800000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56319000000">
                <text:p>356319000000</text:p>
              </table:table-cell>
              <table:table-cell office:value-type="float" office:value="-206509000000">
                <text:p>-206509000000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56974000000">
                <text:p>356974000000</text:p>
              </table:table-cell>
              <table:table-cell office:value-type="float" office:value="-205967000000">
                <text:p>-20596700000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57625000000">
                <text:p>357625000000</text:p>
              </table:table-cell>
              <table:table-cell office:value-type="float" office:value="-205423000000">
                <text:p>-205423000000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58270000000">
                <text:p>358270000000</text:p>
              </table:table-cell>
              <table:table-cell office:value-type="float" office:value="-204876000000">
                <text:p>-204876000000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58911000000">
                <text:p>358911000000</text:p>
              </table:table-cell>
              <table:table-cell office:value-type="float" office:value="-204326000000">
                <text:p>-204326000000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359547000000">
                <text:p>359547000000</text:p>
              </table:table-cell>
              <table:table-cell office:value-type="float" office:value="-203773000000">
                <text:p>-20377300000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60179000000">
                <text:p>360179000000</text:p>
              </table:table-cell>
              <table:table-cell office:value-type="float" office:value="-203218000000">
                <text:p>-203218000000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60805000000">
                <text:p>360805000000</text:p>
              </table:table-cell>
              <table:table-cell office:value-type="float" office:value="-202660000000">
                <text:p>-202660000000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61427000000">
                <text:p>361427000000</text:p>
              </table:table-cell>
              <table:table-cell office:value-type="float" office:value="-202099000000">
                <text:p>-202099000000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62043000000">
                <text:p>362043000000</text:p>
              </table:table-cell>
              <table:table-cell office:value-type="float" office:value="-201535000000">
                <text:p>-20153500000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62655000000">
                <text:p>362655000000</text:p>
              </table:table-cell>
              <table:table-cell office:value-type="float" office:value="-200969000000">
                <text:p>-200969000000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63262000000">
                <text:p>363262000000</text:p>
              </table:table-cell>
              <table:table-cell office:value-type="float" office:value="-200400000000">
                <text:p>-20040000000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63865000000">
                <text:p>363865000000</text:p>
              </table:table-cell>
              <table:table-cell office:value-type="float" office:value="-199829000000">
                <text:p>-19982900000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364462000000">
                <text:p>364462000000</text:p>
              </table:table-cell>
              <table:table-cell office:value-type="float" office:value="-199254000000">
                <text:p>-19925400000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365055000000">
                <text:p>365055000000</text:p>
              </table:table-cell>
              <table:table-cell office:value-type="float" office:value="-198678000000">
                <text:p>-19867800000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365642000000">
                <text:p>365642000000</text:p>
              </table:table-cell>
              <table:table-cell office:value-type="float" office:value="-198098000000">
                <text:p>-198098000000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366225000000">
                <text:p>366225000000</text:p>
              </table:table-cell>
              <table:table-cell office:value-type="float" office:value="-197516000000">
                <text:p>-19751600000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366803000000">
                <text:p>366803000000</text:p>
              </table:table-cell>
              <table:table-cell office:value-type="float" office:value="-196931000000">
                <text:p>-19693100000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367377000000">
                <text:p>367377000000</text:p>
              </table:table-cell>
              <table:table-cell office:value-type="float" office:value="-196344000000">
                <text:p>-19634400000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367945000000">
                <text:p>367945000000</text:p>
              </table:table-cell>
              <table:table-cell office:value-type="float" office:value="-195754000000">
                <text:p>-195754000000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368509000000">
                <text:p>368509000000</text:p>
              </table:table-cell>
              <table:table-cell office:value-type="float" office:value="-195162000000">
                <text:p>-195162000000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369068000000">
                <text:p>369068000000</text:p>
              </table:table-cell>
              <table:table-cell office:value-type="float" office:value="-194567000000">
                <text:p>-194567000000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369622000000">
                <text:p>369622000000</text:p>
              </table:table-cell>
              <table:table-cell office:value-type="float" office:value="-193969000000">
                <text:p>-19396900000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370171000000">
                <text:p>370171000000</text:p>
              </table:table-cell>
              <table:table-cell office:value-type="float" office:value="-193369000000">
                <text:p>-193369000000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370716000000">
                <text:p>370716000000</text:p>
              </table:table-cell>
              <table:table-cell office:value-type="float" office:value="-192767000000">
                <text:p>-192767000000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371255000000">
                <text:p>371255000000</text:p>
              </table:table-cell>
              <table:table-cell office:value-type="float" office:value="-192162000000">
                <text:p>-192162000000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371790000000">
                <text:p>371790000000</text:p>
              </table:table-cell>
              <table:table-cell office:value-type="float" office:value="-191554000000">
                <text:p>-191554000000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372320000000">
                <text:p>372320000000</text:p>
              </table:table-cell>
              <table:table-cell office:value-type="float" office:value="-190944000000">
                <text:p>-190944000000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372845000000">
                <text:p>372845000000</text:p>
              </table:table-cell>
              <table:table-cell office:value-type="float" office:value="-190331000000">
                <text:p>-190331000000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373365000000">
                <text:p>373365000000</text:p>
              </table:table-cell>
              <table:table-cell office:value-type="float" office:value="-189716000000">
                <text:p>-189716000000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373881000000">
                <text:p>373881000000</text:p>
              </table:table-cell>
              <table:table-cell office:value-type="float" office:value="-189099000000">
                <text:p>-189099000000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374391000000">
                <text:p>374391000000</text:p>
              </table:table-cell>
              <table:table-cell office:value-type="float" office:value="-188479000000">
                <text:p>-188479000000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374897000000">
                <text:p>374897000000</text:p>
              </table:table-cell>
              <table:table-cell office:value-type="float" office:value="-187857000000">
                <text:p>-187857000000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375398000000">
                <text:p>375398000000</text:p>
              </table:table-cell>
              <table:table-cell office:value-type="float" office:value="-187232000000">
                <text:p>-187232000000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375894000000">
                <text:p>375894000000</text:p>
              </table:table-cell>
              <table:table-cell office:value-type="float" office:value="-186605000000">
                <text:p>-186605000000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376385000000">
                <text:p>376385000000</text:p>
              </table:table-cell>
              <table:table-cell office:value-type="float" office:value="-185975000000">
                <text:p>-185975000000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376872000000">
                <text:p>376872000000</text:p>
              </table:table-cell>
              <table:table-cell office:value-type="float" office:value="-185343000000">
                <text:p>-18534300000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377353000000">
                <text:p>377353000000</text:p>
              </table:table-cell>
              <table:table-cell office:value-type="float" office:value="-184709000000">
                <text:p>-18470900000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377830000000">
                <text:p>377830000000</text:p>
              </table:table-cell>
              <table:table-cell office:value-type="float" office:value="-184072000000">
                <text:p>-184072000000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378302000000">
                <text:p>378302000000</text:p>
              </table:table-cell>
              <table:table-cell office:value-type="float" office:value="-183433000000">
                <text:p>-183433000000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378769000000">
                <text:p>378769000000</text:p>
              </table:table-cell>
              <table:table-cell office:value-type="float" office:value="-182792000000">
                <text:p>-182792000000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379231000000">
                <text:p>379231000000</text:p>
              </table:table-cell>
              <table:table-cell office:value-type="float" office:value="-182148000000">
                <text:p>-18214800000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379689000000">
                <text:p>379689000000</text:p>
              </table:table-cell>
              <table:table-cell office:value-type="float" office:value="-181502000000">
                <text:p>-181502000000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380141000000">
                <text:p>380141000000</text:p>
              </table:table-cell>
              <table:table-cell office:value-type="float" office:value="-180854000000">
                <text:p>-180854000000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80589000000">
                <text:p>380589000000</text:p>
              </table:table-cell>
              <table:table-cell office:value-type="float" office:value="-180203000000">
                <text:p>-180203000000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381032000000">
                <text:p>381032000000</text:p>
              </table:table-cell>
              <table:table-cell office:value-type="float" office:value="-179550000000">
                <text:p>-179550000000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81470000000">
                <text:p>381470000000</text:p>
              </table:table-cell>
              <table:table-cell office:value-type="float" office:value="-178895000000">
                <text:p>-178895000000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81903000000">
                <text:p>381903000000</text:p>
              </table:table-cell>
              <table:table-cell office:value-type="float" office:value="-178237000000">
                <text:p>-178237000000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382331000000">
                <text:p>382331000000</text:p>
              </table:table-cell>
              <table:table-cell office:value-type="float" office:value="-177578000000">
                <text:p>-177578000000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382755000000">
                <text:p>382755000000</text:p>
              </table:table-cell>
              <table:table-cell office:value-type="float" office:value="-176915000000">
                <text:p>-176915000000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383173000000">
                <text:p>383173000000</text:p>
              </table:table-cell>
              <table:table-cell office:value-type="float" office:value="-176251000000">
                <text:p>-176251000000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383587000000">
                <text:p>383587000000</text:p>
              </table:table-cell>
              <table:table-cell office:value-type="float" office:value="-175585000000">
                <text:p>-175585000000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383996000000">
                <text:p>383996000000</text:p>
              </table:table-cell>
              <table:table-cell office:value-type="float" office:value="-174916000000">
                <text:p>-174916000000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384400000000">
                <text:p>384400000000</text:p>
              </table:table-cell>
              <table:table-cell office:value-type="float" office:value="-174245000000">
                <text:p>-174245000000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384799000000">
                <text:p>384799000000</text:p>
              </table:table-cell>
              <table:table-cell office:value-type="float" office:value="-173572000000">
                <text:p>-17357200000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385193000000">
                <text:p>385193000000</text:p>
              </table:table-cell>
              <table:table-cell office:value-type="float" office:value="-172896000000">
                <text:p>-172896000000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385582000000">
                <text:p>385582000000</text:p>
              </table:table-cell>
              <table:table-cell office:value-type="float" office:value="-172219000000">
                <text:p>-17221900000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385967000000">
                <text:p>385967000000</text:p>
              </table:table-cell>
              <table:table-cell office:value-type="float" office:value="-171539000000">
                <text:p>-171539000000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386346000000">
                <text:p>386346000000</text:p>
              </table:table-cell>
              <table:table-cell office:value-type="float" office:value="-170857000000">
                <text:p>-170857000000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386721000000">
                <text:p>386721000000</text:p>
              </table:table-cell>
              <table:table-cell office:value-type="float" office:value="-170173000000">
                <text:p>-170173000000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87091000000">
                <text:p>387091000000</text:p>
              </table:table-cell>
              <table:table-cell office:value-type="float" office:value="-169487000000">
                <text:p>-169487000000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387456000000">
                <text:p>387456000000</text:p>
              </table:table-cell>
              <table:table-cell office:value-type="float" office:value="-168798000000">
                <text:p>-16879800000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387816000000">
                <text:p>387816000000</text:p>
              </table:table-cell>
              <table:table-cell office:value-type="float" office:value="-168108000000">
                <text:p>-168108000000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388171000000">
                <text:p>388171000000</text:p>
              </table:table-cell>
              <table:table-cell office:value-type="float" office:value="-167415000000">
                <text:p>-167415000000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388521000000">
                <text:p>388521000000</text:p>
              </table:table-cell>
              <table:table-cell office:value-type="float" office:value="-166720000000">
                <text:p>-16672000000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388866000000">
                <text:p>388866000000</text:p>
              </table:table-cell>
              <table:table-cell office:value-type="float" office:value="-166023000000">
                <text:p>-166023000000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389207000000">
                <text:p>389207000000</text:p>
              </table:table-cell>
              <table:table-cell office:value-type="float" office:value="-165324000000">
                <text:p>-165324000000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389542000000">
                <text:p>389542000000</text:p>
              </table:table-cell>
              <table:table-cell office:value-type="float" office:value="-164623000000">
                <text:p>-164623000000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389873000000">
                <text:p>389873000000</text:p>
              </table:table-cell>
              <table:table-cell office:value-type="float" office:value="-163920000000">
                <text:p>-163920000000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390198000000">
                <text:p>390198000000</text:p>
              </table:table-cell>
              <table:table-cell office:value-type="float" office:value="-163215000000">
                <text:p>-163215000000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390519000000">
                <text:p>390519000000</text:p>
              </table:table-cell>
              <table:table-cell office:value-type="float" office:value="-162508000000">
                <text:p>-162508000000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390835000000">
                <text:p>390835000000</text:p>
              </table:table-cell>
              <table:table-cell office:value-type="float" office:value="-161798000000">
                <text:p>-161798000000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391146000000">
                <text:p>391146000000</text:p>
              </table:table-cell>
              <table:table-cell office:value-type="float" office:value="-161087000000">
                <text:p>-161087000000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391452000000">
                <text:p>391452000000</text:p>
              </table:table-cell>
              <table:table-cell office:value-type="float" office:value="-160374000000">
                <text:p>-160374000000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391753000000">
                <text:p>391753000000</text:p>
              </table:table-cell>
              <table:table-cell office:value-type="float" office:value="-159658000000">
                <text:p>-159658000000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392049000000">
                <text:p>392049000000</text:p>
              </table:table-cell>
              <table:table-cell office:value-type="float" office:value="-158941000000">
                <text:p>-158941000000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392340000000">
                <text:p>392340000000</text:p>
              </table:table-cell>
              <table:table-cell office:value-type="float" office:value="-158222000000">
                <text:p>-158222000000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392626000000">
                <text:p>392626000000</text:p>
              </table:table-cell>
              <table:table-cell office:value-type="float" office:value="-157500000000">
                <text:p>-15750000000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392908000000">
                <text:p>392908000000</text:p>
              </table:table-cell>
              <table:table-cell office:value-type="float" office:value="-156777000000">
                <text:p>-156777000000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393184000000">
                <text:p>393184000000</text:p>
              </table:table-cell>
              <table:table-cell office:value-type="float" office:value="-156051000000">
                <text:p>-156051000000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393455000000">
                <text:p>393455000000</text:p>
              </table:table-cell>
              <table:table-cell office:value-type="float" office:value="-155324000000">
                <text:p>-155324000000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393722000000">
                <text:p>393722000000</text:p>
              </table:table-cell>
              <table:table-cell office:value-type="float" office:value="-154595000000">
                <text:p>-154595000000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393983000000">
                <text:p>393983000000</text:p>
              </table:table-cell>
              <table:table-cell office:value-type="float" office:value="-153864000000">
                <text:p>-153864000000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394239000000">
                <text:p>394239000000</text:p>
              </table:table-cell>
              <table:table-cell office:value-type="float" office:value="-153130000000">
                <text:p>-153130000000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394491000000">
                <text:p>394491000000</text:p>
              </table:table-cell>
              <table:table-cell office:value-type="float" office:value="-152395000000">
                <text:p>-152395000000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394737000000">
                <text:p>394737000000</text:p>
              </table:table-cell>
              <table:table-cell office:value-type="float" office:value="-151658000000">
                <text:p>-151658000000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394979000000">
                <text:p>394979000000</text:p>
              </table:table-cell>
              <table:table-cell office:value-type="float" office:value="-150919000000">
                <text:p>-150919000000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395215000000">
                <text:p>395215000000</text:p>
              </table:table-cell>
              <table:table-cell office:value-type="float" office:value="-150178000000">
                <text:p>-150178000000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395447000000">
                <text:p>395447000000</text:p>
              </table:table-cell>
              <table:table-cell office:value-type="float" office:value="-149436000000">
                <text:p>-14943600000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395673000000">
                <text:p>395673000000</text:p>
              </table:table-cell>
              <table:table-cell office:value-type="float" office:value="-148691000000">
                <text:p>-148691000000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395895000000">
                <text:p>395895000000</text:p>
              </table:table-cell>
              <table:table-cell office:value-type="float" office:value="-147944000000">
                <text:p>-147944000000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396111000000">
                <text:p>396111000000</text:p>
              </table:table-cell>
              <table:table-cell office:value-type="float" office:value="-147196000000">
                <text:p>-147196000000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396322000000">
                <text:p>396322000000</text:p>
              </table:table-cell>
              <table:table-cell office:value-type="float" office:value="-146446000000">
                <text:p>-146446000000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396529000000">
                <text:p>396529000000</text:p>
              </table:table-cell>
              <table:table-cell office:value-type="float" office:value="-145693000000">
                <text:p>-145693000000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396730000000">
                <text:p>396730000000</text:p>
              </table:table-cell>
              <table:table-cell office:value-type="float" office:value="-144939000000">
                <text:p>-14493900000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396926000000">
                <text:p>396926000000</text:p>
              </table:table-cell>
              <table:table-cell office:value-type="float" office:value="-144184000000">
                <text:p>-144184000000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397118000000">
                <text:p>397118000000</text:p>
              </table:table-cell>
              <table:table-cell office:value-type="float" office:value="-143426000000">
                <text:p>-143426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